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2/styles.xml" manifest:media-type="text/xml"/>
  <manifest:file-entry manifest:full-path="Object 32/content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3/styles.xml" manifest:media-type="text/xml"/>
  <manifest:file-entry manifest:full-path="Object 33/content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5/styles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Configurations2/" manifest:media-type="application/vnd.sun.xml.ui.configuration"/>
  <manifest:file-entry manifest:full-path="Pictures/1000000000000059000000111F709FA6EA1F1050.png" manifest:media-type="image/png"/>
  <manifest:file-entry manifest:full-path="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67cm"/>
    </style:style>
    <style:style style:name="co2" style:family="table-column">
      <style:table-column-properties fo:break-before="auto" style:column-width="4.927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China">
      <style:table-properties table:display="true" style:writing-mode="lr-tb"/>
    </style:style>
    <style:style style:name="ta2" style:family="table" style:master-page-name="PageStyle_5f_World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3" style:family="table-cell" style:parent-style-name="Default" style:data-style-name="N61">
      <style:table-cell-properties fo:background-color="#dee6ef" style:rotation-align="none"/>
    </style:style>
    <style:style style:name="ce14" style:family="table-cell" style:parent-style-name="Default" style:data-style-name="N115">
      <style:table-cell-properties fo:background-color="#dee6ef" style:rotation-align="none"/>
    </style:style>
    <style:style style:name="ce12" style:family="table-cell" style:parent-style-name="Default" style:data-style-name="N3">
      <style:table-cell-properties fo:background-color="#dee6ef" style:rotation-align="none"/>
    </style:style>
    <style:style style:name="ce15" style:family="table-cell" style:parent-style-name="Default" style:data-style-name="N3">
      <style:table-cell-properties fo:background-color="#dee6ef" style:rotation-align="none"/>
      <style:text-properties fo:font-size="18pt" style:font-size-asian="18pt" style:font-size-complex="18pt"/>
    </style:style>
    <style:style style:name="ce1" style:family="table-cell" style:parent-style-name="Default" style:data-style-name="N3">
      <style:table-cell-properties fo:background-color="#ff0000" style:rotation-align="none"/>
    </style:style>
    <style:style style:name="ce7" style:family="table-cell" style:parent-style-name="Default" style:data-style-name="N61">
      <style:table-cell-properties fo:background-color="#e8f2a1" style:rotation-align="none"/>
    </style:style>
    <style:style style:name="ce8" style:family="table-cell" style:parent-style-name="Default" style:data-style-name="N115">
      <style:table-cell-properties fo:background-color="#e8f2a1" style:rotation-align="none"/>
    </style:style>
    <style:style style:name="ce6" style:family="table-cell" style:parent-style-name="Default" style:data-style-name="N3">
      <style:table-cell-properties fo:background-color="#e8f2a1" style:rotation-align="none"/>
    </style:style>
    <style:style style:name="ce10" style:family="table-cell" style:parent-style-name="Default" style:data-style-name="N3">
      <style:table-cell-properties fo:background-color="#e8f2a1" style:rotation-align="none"/>
      <style:text-properties fo:font-size="18pt" style:font-size-asian="18pt" style:font-size-complex="18pt"/>
    </style:style>
    <style:style style:name="ce1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61">
      <style:table-cell-properties fo:background-color="#dee7e5" fo:wrap-option="wrap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61">
      <style:table-cell-properties fo:background-color="#dee7e5" style:rotation-align="none"/>
    </style:style>
    <style:style style:name="ce26" style:family="table-cell" style:parent-style-name="Default" style:data-style-name="N115">
      <style:table-cell-properties fo:background-color="#dee7e5" style:rotation-align="none"/>
    </style:style>
    <style:style style:name="ce28" style:family="table-cell" style:parent-style-name="Default" style:data-style-name="N3">
      <style:table-cell-properties fo:background-color="#dee7e5" style:rotation-align="none"/>
    </style:style>
    <style:style style:name="ce32" style:family="table-cell" style:parent-style-name="Default" style:data-style-name="N3">
      <style:table-cell-properties fo:background-color="#dee7e5" style:rotation-align="none"/>
      <style:text-properties fo:font-size="18pt" style:font-size-asian="18pt" style:font-size-complex="18pt"/>
    </style:style>
    <style:style style:name="ce97" style:family="table-cell" style:parent-style-name="Default" style:data-style-name="N61">
      <style:table-cell-properties fo:background-color="#e8f2a1" fo:wrap-option="wrap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dee7e5" fo:wrap-option="wrap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dee6e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dee6ef"/>
    </style:style>
    <style:style style:name="ce36" style:family="table-cell" style:parent-style-name="Default">
      <style:table-cell-properties fo:background-color="#e8f2a1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e8f2a1"/>
    </style:style>
    <style:style style:name="ce40" style:family="table-cell" style:parent-style-name="Default">
      <style:table-cell-properties fo:background-color="#dee7e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dee7e5"/>
    </style:style>
    <style:style style:name="ce48" style:family="table-cell" style:parent-style-name="Default" style:data-style-name="N3">
      <style:table-cell-properties style:rotation-align="none"/>
    </style:style>
    <style:style style:name="ce49" style:family="table-cell" style:parent-style-name="Default" style:data-style-name="N113">
      <style:table-cell-properties style:rotation-align="none"/>
    </style:style>
    <style:style style:name="ce96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4">
      <style:table-cell-properties style:rotation-align="none"/>
    </style:style>
    <style:style style:name="ce47" style:family="table-cell" style:parent-style-name="Default" style:data-style-name="N115">
      <style:table-cell-properties style:rotation-align="none"/>
    </style:style>
    <style:style style:name="ce64" style:family="table-cell" style:parent-style-name="Default" style:data-style-name="N4">
      <style:table-cell-properties fo:background-color="#dee6ef" style:rotation-align="none"/>
    </style:style>
    <style:style style:name="ce67" style:family="table-cell" style:parent-style-name="Default" style:data-style-name="N4">
      <style:table-cell-properties fo:background-color="#dee6e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4">
      <style:table-cell-properties fo:background-color="#e8f2a1" style:rotation-align="none"/>
    </style:style>
    <style:style style:name="ce63" style:family="table-cell" style:parent-style-name="Default" style:data-style-name="N4">
      <style:table-cell-properties fo:background-color="#e8f2a1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4">
      <style:table-cell-properties fo:background-color="#dee7e5" style:rotation-align="none"/>
    </style:style>
    <style:style style:name="ce69" style:family="table-cell" style:parent-style-name="Default" style:data-style-name="N4">
      <style:table-cell-properties fo:background-color="#dee7e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36">
      <style:table-cell-properties fo:background-color="#dee6ef" style:rotation-align="none"/>
    </style:style>
    <style:style style:name="ce106" style:family="table-cell" style:parent-style-name="Default" style:data-style-name="N36">
      <style:table-cell-properties fo:background-color="#ff0000" style:rotation-align="none"/>
    </style:style>
    <style:style style:name="ce73" style:family="table-cell" style:parent-style-name="Default" style:data-style-name="N36">
      <style:table-cell-properties fo:background-color="#e8f2a1" fo:wrap-option="wrap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36">
      <style:table-cell-properties fo:background-color="#e8f2a1" style:rotation-align="none"/>
    </style:style>
    <style:style style:name="ce74" style:family="table-cell" style:parent-style-name="Default" style:data-style-name="N36">
      <style:table-cell-properties fo:background-color="#dee7e5" style:rotation-align="none"/>
    </style:style>
    <style:style style:name="ce120" style:family="table-cell" style:parent-style-name="Default" style:data-style-name="N36">
      <style:table-cell-properties fo:background-color="#dee7e5" fo:wrap-option="wrap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36">
      <style:table-cell-properties fo:background-color="#dee6ef" fo:wrap-option="wrap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61">
      <style:table-cell-properties fo:background-color="#ff0000" style:rotation-align="none"/>
    </style:style>
    <style:style style:name="ce77" style:family="table-cell" style:parent-style-name="Default" style:data-style-name="N0">
      <style:table-cell-properties fo:background-color="#dee6ef" style:rotation-align="none"/>
    </style:style>
    <style:style style:name="ce76" style:family="table-cell" style:parent-style-name="Default" style:data-style-name="N0">
      <style:table-cell-properties fo:background-color="#e8f2a1" style:rotation-align="none"/>
    </style:style>
    <style:style style:name="ce78" style:family="table-cell" style:parent-style-name="Default" style:data-style-name="N0">
      <style:table-cell-properties fo:background-color="#dee7e5" style:rotation-align="none"/>
    </style:style>
    <style:style style:name="ce116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36">
      <style:table-cell-properties fo:background-color="#ff0000"/>
    </style:style>
    <style:style style:name="ce84" style:family="table-cell" style:parent-style-name="Default" style:data-style-name="N36">
      <style:table-cell-properties fo:background-color="#dee6ef"/>
    </style:style>
    <style:style style:name="ce83" style:family="table-cell" style:parent-style-name="Default" style:data-style-name="N36">
      <style:table-cell-properties fo:background-color="#e8f2a1"/>
    </style:style>
    <style:style style:name="ce85" style:family="table-cell" style:parent-style-name="Default" style:data-style-name="N36">
      <style:table-cell-properties fo:background-color="#dee7e5"/>
    </style:style>
    <style:style style:name="ce123" style:family="table-cell" style:parent-style-name="Default" style:data-style-name="N36">
      <style:table-cell-properties fo:background-color="#ff8000"/>
    </style:style>
    <style:style style:name="ce124" style:family="table-cell" style:parent-style-name="Default">
      <style:table-cell-properties fo:background-color="#ff8000"/>
    </style:style>
    <style:style style:name="ce18" style:family="table-cell" style:parent-style-name="Default">
      <style:table-cell-properties fo:background-color="transparent"/>
    </style:style>
    <style:style style:name="ce52" style:family="table-cell" style:parent-style-name="Default" style:data-style-name="N61">
      <style:table-cell-properties style:rotation-align="none"/>
    </style:style>
    <style:style style:name="ce53" style:family="table-cell" style:parent-style-name="Default" style:data-style-name="N115">
      <style:table-cell-properties fo:background-color="#ff0000" style:rotation-align="none"/>
    </style:style>
    <style:style style:name="ce11" style:family="table-cell" style:parent-style-name="Default" style:data-style-name="N3">
      <style:table-cell-properties style:rotation-align="none"/>
      <style:text-properties fo:font-size="18pt" style:font-size-asian="18pt" style:font-size-complex="18pt"/>
    </style:style>
    <style:style style:name="ce46" style:family="table-cell" style:parent-style-name="Default" style:data-style-name="N4">
      <style:table-cell-properties style:rotation-align="none"/>
    </style:style>
    <style:style style:name="ce60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36">
      <style:table-cell-properties style:rotation-align="none"/>
    </style:style>
    <style:style style:name="ce58" style:family="table-cell" style:parent-style-name="Default" style:data-style-name="N0">
      <style:table-cell-properties style:rotation-align="none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100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untries" table:style-name="ta1">
        <office:forms form:automatic-focus="false" form:apply-design-mode="false"/>
        <table:shapes>
          <draw:frame draw:z-index="0" draw:name="Image 1" draw:style-name="gr1" draw:text-style-name="P1" svg:width="2.407cm" svg:height="0.451cm" svg:x="28.741cm" svg:y="41.496cm">
            <draw:image xlink:href="Pictures/1000000000000059000000111F709FA6EA1F1050.png" xlink:type="simple" xlink:show="embed" xlink:actuate="onLoad" loext:mime-type="image/png">
              <text:p/>
            </draw:image>
          </draw:frame>
          <draw:frame draw:z-index="1" draw:name="Image 1" draw:style-name="gr1" draw:text-style-name="P1" svg:width="2.407cm" svg:height="0.451cm" svg:x="28.741cm" svg:y="41.496cm">
            <draw:image xlink:href="Pictures/1000000000000059000000111F709FA6EA1F1050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48"/>
        <table:table-column table:style-name="co3" table:default-cell-style-name="ce49"/>
        <table:table-column table:style-name="co3" table:default-cell-style-name="ce48"/>
        <table:table-column table:style-name="co4" table:default-cell-style-name="ce50"/>
        <table:table-column table:style-name="co4" table:default-cell-style-name="ce47"/>
        <table:table-column table:style-name="co4" table:number-columns-repeated="3" table:default-cell-style-name="ce48"/>
        <table:table-column table:style-name="co1" table:number-columns-repeated="55" table:default-cell-style-name="Default"/>
        <table:table-row table:style-name="ro1">
          <table:table-cell table:style-name="ce13" office:value-type="float" office:value="7594000000" calcext:value-type="float">
            <text:p>7.59E+09</text:p>
          </table:table-cell>
          <table:table-cell table:style-name="ce38" office:value-type="string" calcext:value-type="string">
            <text:p>Initial population</text:p>
          </table:table-cell>
          <table:table-cell table:style-name="ce39"/>
          <table:table-cell table:style-name="ce38" office:value-type="string" calcext:value-type="string">
            <text:p>E</text:p>
          </table:table-cell>
          <table:table-cell table:style-name="ce38" table:formula="of:=[.I1]/[.K1]" office:value-type="float" office:value="0.454545454545455" calcext:value-type="float">
            <text:p>0.454545454545455</text:p>
          </table:table-cell>
          <table:table-cell table:style-name="ce38" office:value-type="string" calcext:value-type="string">
            <text:p>Probability of contact</text:p>
          </table:table-cell>
          <table:table-cell table:style-name="ce39"/>
          <table:table-cell table:style-name="ce38" office:value-type="string" calcext:value-type="string">
            <text:p>Chances are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in</text:p>
          </table:table-cell>
          <table:table-cell table:style-name="ce64" office:value-type="float" office:value="2.2" calcext:value-type="float">
            <text:p>2.20</text:p>
          </table:table-cell>
          <table:table-cell table:style-name="ce38" office:value-type="string" calcext:value-type="string">
            <text:p>Change in Growth Rate</text:p>
          </table:table-cell>
          <table:table-cell table:style-name="ce39"/>
          <table:table-cell table:style-name="ce38" office:value-type="string" calcext:value-type="string">
            <text:p>dx</text:p>
          </table:table-cell>
          <table:table-cell table:style-name="ce38" table:formula="of:=[.M2]-[.M3]" office:value-type="float" office:value="4" calcext:value-type="float">
            <text:p>4</text:p>
          </table:table-cell>
          <table:table-cell table:style-name="ce38" office:value-type="string" calcext:value-type="string">
            <text:p>logs</text:p>
          </table:table-cell>
          <table:table-cell table:style-name="ce39" table:number-columns-repeated="4"/>
          <table:table-cell table:style-name="ce38"/>
          <table:table-cell table:style-name="ce39"/>
          <table:table-cell table:style-name="ce38" office:value-type="string" calcext:value-type="string">
            <text:p>deaths</text:p>
          </table:table-cell>
          <table:table-cell table:style-name="ce38" office:value-type="string" calcext:value-type="string">
            <text:p>recovered</text:p>
          </table:table-cell>
          <table:table-cell table:style-name="ce38" office:value-type="string" calcext:value-type="string">
            <text:p>resolved</text:p>
          </table:table-cell>
          <table:table-cell table:style-name="ce38" office:value-type="string" calcext:value-type="string">
            <text:p>death rate</text:p>
          </table:table-cell>
          <table:table-cell table:style-name="ce39" table:number-columns-repeated="38"/>
        </table:table-row>
        <table:table-row table:style-name="ro1">
          <table:table-cell table:style-name="ce13"/>
          <table:table-cell table:style-name="ce39" table:number-columns-repeated="2"/>
          <table:table-cell table:style-name="ce38" office:value-type="string" calcext:value-type="string">
            <text:p>p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string" calcext:value-type="string">
            <text:p>Probability of infection</text:p>
          </table:table-cell>
          <table:table-cell table:style-name="ce39" table:number-columns-repeated="2"/>
          <table:table-cell table:style-name="ce38" office:value-type="float" office:value="1" calcext:value-type="float">
            <text:p>1</text:p>
          </table:table-cell>
          <table:table-cell table:style-name="ce39"/>
          <table:table-cell table:style-name="ce38"/>
          <table:table-cell table:style-name="ce38" office:value-type="string" calcext:value-type="string">
            <text:p>day2</text:p>
          </table:table-cell>
          <table:table-cell table:style-name="ce72" office:value-type="date" office:date-value="2020-04-27" calcext:value-type="date">
            <text:p>2020-04-27</text:p>
          </table:table-cell>
          <table:table-cell table:style-name="ce38" office:value-type="string" calcext:value-type="string">
            <text:p>y2</text:p>
          </table:table-cell>
          <table:table-cell table:style-name="ce13" office:value-type="float" office:value="3059946" calcext:value-type="float">
            <text:p>3.06E+06</text:p>
          </table:table-cell>
          <table:table-cell table:style-name="ce38" table:formula="of:=LN([.O2])" office:value-type="float" office:value="14.933907826714" calcext:value-type="float">
            <text:p>14.933907826714</text:p>
          </table:table-cell>
          <table:table-cell table:style-name="ce39" table:number-columns-repeated="4"/>
          <table:table-cell table:style-name="ce38"/>
          <table:table-cell table:style-name="ce39"/>
          <table:table-cell table:style-name="ce80" office:value-type="float" office:value="225857" calcext:value-type="float">
            <text:p>225857</text:p>
          </table:table-cell>
          <table:table-cell table:style-name="ce80" office:value-type="float" office:value="986706" calcext:value-type="float">
            <text:p>986706</text:p>
          </table:table-cell>
          <table:table-cell table:style-name="ce80" table:formula="of:=[.W2]+[.X2]" office:value-type="float" office:value="1212563" calcext:value-type="float">
            <text:p>1212563</text:p>
          </table:table-cell>
          <table:table-cell table:style-name="ce38" table:formula="of:=[.W2]/[.Y2]" office:value-type="float" office:value="0.186264136378893" calcext:value-type="float">
            <text:p>0.186264136378893</text:p>
          </table:table-cell>
          <table:table-cell table:style-name="ce39" table:number-columns-repeated="38"/>
        </table:table-row>
        <table:table-row table:style-name="ro1">
          <table:table-cell table:style-name="ce14" table:formula="of:=[.V9]" office:value-type="float" office:value="-0.0235376153356105" calcext:value-type="float">
            <text:p>-0.02354</text:p>
          </table:table-cell>
          <table:table-cell table:style-name="ce38" office:value-type="string" calcext:value-type="string">
            <text:p>Education Rate</text:p>
          </table:table-cell>
          <table:table-cell table:style-name="ce39"/>
          <table:table-cell table:style-name="ce38" office:value-type="string" calcext:value-type="string">
            <text:p>k1</text:p>
          </table:table-cell>
          <table:table-cell table:style-name="ce38" table:formula="of:=[.E1]*[.E2]" office:value-type="float" office:value="0.409090909090909" calcext:value-type="float">
            <text:p>0.409090909090909</text:p>
          </table:table-cell>
          <table:table-cell table:style-name="ce38" office:value-type="string" calcext:value-type="string">
            <text:p>Total probability per day</text:p>
          </table:table-cell>
          <table:table-cell table:style-name="ce39" table:number-columns-repeated="2"/>
          <table:table-cell table:style-name="ce38" office:value-type="float" office:value="1" calcext:value-type="float">
            <text:p>1</text:p>
          </table:table-cell>
          <table:table-cell table:style-name="ce39"/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day1</text:p>
          </table:table-cell>
          <table:table-cell table:style-name="ce72" office:value-type="date" office:date-value="2020-04-23" calcext:value-type="date">
            <text:p>2020-04-23</text:p>
          </table:table-cell>
          <table:table-cell table:style-name="ce38" office:value-type="string" calcext:value-type="string">
            <text:p>y1</text:p>
          </table:table-cell>
          <table:table-cell table:style-name="ce13" office:value-type="float" office:value="2722857" calcext:value-type="float">
            <text:p>2.72E+06</text:p>
          </table:table-cell>
          <table:table-cell table:style-name="ce38" table:formula="of:=LN([.O3])" office:value-type="float" office:value="14.8171922546691" calcext:value-type="float">
            <text:p>14.8171922546691</text:p>
          </table:table-cell>
          <table:table-cell table:style-name="ce39" table:number-columns-repeated="48"/>
        </table:table-row>
        <table:table-row table:style-name="ro1">
          <table:table-cell table:style-name="ce14" table:formula="of:=[.A3]" office:value-type="float" office:value="-0.0235376153356105" calcext:value-type="float">
            <text:p>-0.02354</text:p>
          </table:table-cell>
          <table:table-cell table:style-name="ce39" table:number-columns-repeated="2"/>
          <table:table-cell table:style-name="ce38" table:number-columns-repeated="2"/>
          <table:table-cell table:style-name="ce39"/>
          <table:table-cell table:style-name="ce38" office:value-type="string" calcext:value-type="string">
            <text:p>growth rate</text:p>
          </table:table-cell>
          <table:table-cell table:style-name="ce64" table:formula="of:=[.E3]" office:value-type="float" office:value="0.409090909090909" calcext:value-type="float">
            <text:p>0.41</text:p>
          </table:table-cell>
          <table:table-cell table:style-name="ce39" table:number-columns-repeated="5"/>
          <table:table-cell table:style-name="ce38" office:value-type="string" calcext:value-type="string">
            <text:p>dy</text:p>
          </table:table-cell>
          <table:table-cell table:style-name="ce39"/>
          <table:table-cell table:style-name="ce38" table:formula="of:=[.P2]-[.P3]" office:value-type="float" office:value="0.11671557204491" calcext:value-type="float">
            <text:p>0.11671557204491</text:p>
          </table:table-cell>
          <table:table-cell table:style-name="ce38" office:value-type="string" calcext:value-type="string">
            <text:p>slope</text:p>
          </table:table-cell>
          <table:table-cell table:style-name="ce38" table:formula="of:=[.P4]/[.O1]" office:value-type="float" office:value="0.0291788930112276" calcext:value-type="float">
            <text:p>0.029178893011228</text:p>
          </table:table-cell>
          <table:table-cell table:style-name="ce39" table:number-columns-repeated="46"/>
        </table:table-row>
        <table:table-row table:style-name="ro1">
          <table:table-cell table:style-name="ce12"/>
          <table:table-cell table:style-name="ce39" table:number-columns-repeated="2"/>
          <table:table-cell table:style-name="ce38" table:number-columns-repeated="2"/>
          <table:table-cell table:style-name="ce39"/>
          <table:table-cell table:style-name="ce38" office:value-type="string" calcext:value-type="string">
            <text:p>death rate</text:p>
          </table:table-cell>
          <table:table-cell table:style-name="ce67" table:formula="of:=[.Z2]" office:value-type="float" office:value="0.186264136378893" calcext:value-type="float">
            <text:p>0.19</text:p>
          </table:table-cell>
          <table:table-cell table:style-name="ce39" table:number-columns-repeated="5"/>
          <table:table-cell table:style-name="ce38" office:value-type="string" calcext:value-type="string">
            <text:p>dx</text:p>
          </table:table-cell>
          <table:table-cell table:style-name="ce38" table:formula="of:=[.M6]-[.M7]" office:value-type="float" office:value="5" calcext:value-type="float">
            <text:p>5</text:p>
          </table:table-cell>
          <table:table-cell table:style-name="ce39" table:number-columns-repeated="8"/>
          <table:table-cell table:style-name="ce38" table:number-columns-repeated="2"/>
          <table:table-cell table:style-name="ce39" table:number-columns-repeated="39"/>
        </table:table-row>
        <table:table-row table:style-name="ro2">
          <table:table-cell table:style-name="ce15" office:value-type="string" calcext:value-type="string">
            <text:p>World</text:p>
          </table:table-cell>
          <table:table-cell table:style-name="ce39" table:number-columns-repeated="10"/>
          <table:table-cell table:style-name="ce38" office:value-type="string" calcext:value-type="string">
            <text:p>day2</text:p>
          </table:table-cell>
          <table:table-cell table:style-name="ce72" office:value-type="date" office:date-value="2020-03-17" calcext:value-type="date">
            <text:p>2020-03-17</text:p>
          </table:table-cell>
          <table:table-cell table:style-name="ce38" office:value-type="string" calcext:value-type="string">
            <text:p>y2</text:p>
          </table:table-cell>
          <table:table-cell table:style-name="ce38" office:value-type="float" office:value="198171" calcext:value-type="float">
            <text:p>198171</text:p>
          </table:table-cell>
          <table:table-cell table:style-name="ce38" table:formula="of:=LN([.O6])" office:value-type="float" office:value="12.196885573321" calcext:value-type="float">
            <text:p>12.196885573321</text:p>
          </table:table-cell>
          <table:table-cell table:style-name="ce39" table:number-columns-repeated="48"/>
        </table:table-row>
        <table:table-row table:style-name="ro1">
          <table:table-cell table:style-name="ce12"/>
          <table:table-cell table:style-name="ce39" table:number-columns-repeated="10"/>
          <table:table-cell table:style-name="ce38" office:value-type="string" calcext:value-type="string">
            <text:p>day1</text:p>
          </table:table-cell>
          <table:table-cell table:style-name="ce72" office:value-type="date" office:date-value="2020-03-12" calcext:value-type="date">
            <text:p>2020-03-12</text:p>
          </table:table-cell>
          <table:table-cell table:style-name="ce38" office:value-type="string" calcext:value-type="string">
            <text:p>y1</text:p>
          </table:table-cell>
          <table:table-cell table:style-name="ce38" office:value-type="float" office:value="134510" calcext:value-type="float">
            <text:p>134510</text:p>
          </table:table-cell>
          <table:table-cell table:style-name="ce38" table:formula="of:=LN([.O7])" office:value-type="float" office:value="11.8093938247026" calcext:value-type="float">
            <text:p>11.8093938247026</text:p>
          </table:table-cell>
          <table:table-cell table:style-name="ce39" table:number-columns-repeated="3"/>
          <table:table-cell table:style-name="ce38" office:value-type="string" calcext:value-type="string">
            <text:p>dy</text:p>
          </table:table-cell>
          <table:table-cell table:style-name="ce38" office:value-type="string" calcext:value-type="string">
            <text:p>dx</text:p>
          </table:table-cell>
          <table:table-cell table:style-name="ce38" office:value-type="string" calcext:value-type="string">
            <text:p>dy/dx</text:p>
          </table:table-cell>
          <table:table-cell table:style-name="ce38" table:number-columns-repeated="4"/>
          <table:table-cell table:style-name="ce39" table:number-columns-repeated="38"/>
        </table:table-row>
        <table:table-row table:style-name="ro1">
          <table:table-cell table:style-name="ce12"/>
          <table:table-cell table:style-name="ce39" table:number-columns-repeated="12"/>
          <table:table-cell table:style-name="ce38" office:value-type="string" calcext:value-type="string">
            <text:p>dy</text:p>
          </table:table-cell>
          <table:table-cell table:style-name="ce39"/>
          <table:table-cell table:style-name="ce38" table:formula="of:=[.P6]-[.P7]" office:value-type="float" office:value="0.387491748618377" calcext:value-type="float">
            <text:p>0.387491748618377</text:p>
          </table:table-cell>
          <table:table-cell table:style-name="ce38" office:value-type="string" calcext:value-type="string">
            <text:p>slope</text:p>
          </table:table-cell>
          <table:table-cell table:style-name="ce38" table:formula="of:=[.P8]/[.O5]" office:value-type="float" office:value="0.0774983497236754" calcext:value-type="float">
            <text:p>0.077498349723675</text:p>
          </table:table-cell>
          <table:table-cell table:style-name="ce38" office:value-type="string" calcext:value-type="string">
            <text:p>Inhibition Rate</text:p>
          </table:table-cell>
          <table:table-cell table:style-name="ce38" table:formula="of:=LN([.R4])-LN([.R8])" office:value-type="float" office:value="-0.976811036427836" calcext:value-type="float">
            <text:p>-0.976811036427836</text:p>
          </table:table-cell>
          <table:table-cell table:style-name="ce38" table:formula="of:=([.M2]+[.M3])/2-([.M6]+[.M7])/2" office:value-type="float" office:value="41.5" calcext:value-type="float">
            <text:p>41.5</text:p>
          </table:table-cell>
          <table:table-cell table:style-name="ce38" table:formula="of:=[.T8]/[.U8]" office:value-type="float" office:value="-0.0235376153356105" calcext:value-type="float">
            <text:p>-0.023537615335611</text:p>
          </table:table-cell>
          <table:table-cell table:style-name="ce72" table:number-columns-repeated="4"/>
          <table:table-cell table:style-name="ce39" table:number-columns-repeated="38"/>
        </table:table-row>
        <table:table-row table:style-name="ro1">
          <table:table-cell table:style-name="ce12"/>
          <table:table-cell table:style-name="ce39" table:number-columns-repeated="20"/>
          <table:table-cell table:style-name="ce77" table:formula="of:=[.V8]" office:value-type="float" office:value="-0.0235376153356105" calcext:value-type="float">
            <text:p>-0.023537615335611</text:p>
          </table:table-cell>
          <table:table-cell table:style-name="ce39" table:number-columns-repeated="42"/>
        </table:table-row>
        <table:table-row table:style-name="ro1">
          <table:table-cell table:style-name="ce1" office:value-type="float" office:value="60360000" calcext:value-type="float">
            <text:p>60,360,000</text:p>
          </table:table-cell>
          <table:table-cell table:style-name="ce36" office:value-type="string" calcext:value-type="string">
            <text:p>Initial population</text:p>
          </table:table-cell>
          <table:table-cell table:style-name="ce37"/>
          <table:table-cell table:style-name="ce36" office:value-type="string" calcext:value-type="string">
            <text:p>E</text:p>
          </table:table-cell>
          <table:table-cell table:style-name="ce36" table:formula="of:=[.I10]/[.K10]" office:value-type="float" office:value="1.132" calcext:value-type="float">
            <text:p>1.132</text:p>
          </table:table-cell>
          <table:table-cell table:style-name="ce36" office:value-type="string" calcext:value-type="string">
            <text:p>Probability of contact</text:p>
          </table:table-cell>
          <table:table-cell table:style-name="ce37"/>
          <table:table-cell table:style-name="ce36" office:value-type="string" calcext:value-type="string">
            <text:p>Chances are</text:p>
          </table:table-cell>
          <table:table-cell table:style-name="ce36" office:value-type="float" office:value="1.132" calcext:value-type="float">
            <text:p>1.132</text:p>
          </table:table-cell>
          <table:table-cell table:style-name="ce36" office:value-type="string" calcext:value-type="string">
            <text:p>in</text:p>
          </table:table-cell>
          <table:table-cell table:style-name="ce62" office:value-type="float" office:value="1" calcext:value-type="float">
            <text:p>1.00</text:p>
          </table:table-cell>
          <table:table-cell table:style-name="ce36" office:value-type="string" calcext:value-type="string">
            <text:p>Change in Growth Rate</text:p>
          </table:table-cell>
          <table:table-cell table:style-name="ce37"/>
          <table:table-cell table:style-name="ce36" office:value-type="string" calcext:value-type="string">
            <text:p>dx</text:p>
          </table:table-cell>
          <table:table-cell table:style-name="ce36" table:formula="of:=[.M11]-[.M12]" office:value-type="float" office:value="4" calcext:value-type="float">
            <text:p>4</text:p>
          </table:table-cell>
          <table:table-cell table:style-name="ce36" office:value-type="string" calcext:value-type="string">
            <text:p>logs</text:p>
          </table:table-cell>
          <table:table-cell table:style-name="ce37" table:number-columns-repeated="4"/>
          <table:table-cell table:style-name="ce36"/>
          <table:table-cell table:style-name="ce37"/>
          <table:table-cell table:style-name="ce36" office:value-type="string" calcext:value-type="string">
            <text:p>deaths</text:p>
          </table:table-cell>
          <table:table-cell table:style-name="ce36" office:value-type="string" calcext:value-type="string">
            <text:p>recovered</text:p>
          </table:table-cell>
          <table:table-cell table:style-name="ce36" office:value-type="string" calcext:value-type="string">
            <text:p>resolved</text:p>
          </table:table-cell>
          <table:table-cell table:style-name="ce36" office:value-type="string" calcext:value-type="string">
            <text:p>death rate</text:p>
          </table:table-cell>
          <table:table-cell table:style-name="ce37" table:number-columns-repeated="4"/>
          <table:table-cell table:style-name="ce37" office:value-type="string" calcext:value-type="string">
            <text:p>crossover</text:p>
          </table:table-cell>
          <table:table-cell table:style-name="ce37"/>
          <table:table-cell table:number-columns-repeated="32"/>
        </table:table-row>
        <table:table-row table:style-name="ro3">
          <table:table-cell table:style-name="ce7"/>
          <table:table-cell table:style-name="ce37" table:number-columns-repeated="2"/>
          <table:table-cell table:style-name="ce36" office:value-type="string" calcext:value-type="string">
            <text:p>p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string" calcext:value-type="string">
            <text:p>Probability of infection</text:p>
          </table:table-cell>
          <table:table-cell table:style-name="ce37" table:number-columns-repeated="2"/>
          <table:table-cell table:style-name="ce36"/>
          <table:table-cell table:style-name="ce37"/>
          <table:table-cell table:style-name="ce36"/>
          <table:table-cell table:style-name="ce36" office:value-type="string" calcext:value-type="string">
            <text:p>day2</text:p>
          </table:table-cell>
          <table:table-cell table:style-name="ce106" office:value-type="date" office:date-value="2020-04-27" calcext:value-type="date">
            <text:p>2020-04-27</text:p>
          </table:table-cell>
          <table:table-cell table:style-name="ce36" office:value-type="string" calcext:value-type="string">
            <text:p>y2</text:p>
          </table:table-cell>
          <table:table-cell table:style-name="ce112" office:value-type="float" office:value="199414" calcext:value-type="float">
            <text:p>1.99E+05</text:p>
          </table:table-cell>
          <table:table-cell table:style-name="ce36" table:formula="of:=LN([.O11])" office:value-type="float" office:value="12.2031383446771" calcext:value-type="float">
            <text:p>12.2031383446771</text:p>
          </table:table-cell>
          <table:table-cell table:style-name="ce37" table:number-columns-repeated="4"/>
          <table:table-cell table:style-name="ce36"/>
          <table:table-cell table:style-name="ce37"/>
          <table:table-cell table:style-name="ce116" office:value-type="float" office:value="27682" calcext:value-type="float">
            <text:p>27682</text:p>
          </table:table-cell>
          <table:table-cell table:style-name="ce116" office:value-type="float" office:value="71252" calcext:value-type="float">
            <text:p>71252</text:p>
          </table:table-cell>
          <table:table-cell table:style-name="ce16" table:formula="of:=[.X11]+[.W11]" office:value-type="float" office:value="98934" calcext:value-type="float">
            <text:p>98934</text:p>
          </table:table-cell>
          <table:table-cell table:style-name="ce36" table:formula="of:=[.W11]/[.Y11]" office:value-type="float" office:value="0.279802696747326" calcext:value-type="float">
            <text:p>0.279802696747326</text:p>
          </table:table-cell>
          <table:table-cell table:style-name="ce37"/>
          <table:table-cell table:style-name="ce37" office:value-type="string" calcext:value-type="string">
            <text:p>Initial date</text:p>
          </table:table-cell>
          <table:table-cell table:style-name="ce37" office:value-type="string" calcext:value-type="string">
            <text:p>1<text:span text:style-name="T1">st</text:span> inflection</text:p>
          </table:table-cell>
          <table:table-cell table:style-name="ce37" office:value-type="string" calcext:value-type="string">
            <text:p>Peak date</text:p>
          </table:table-cell>
          <table:table-cell table:style-name="ce37" office:value-type="string" calcext:value-type="string">
            <text:p>2<text:span text:style-name="T1">nd</text:span> inflection</text:p>
          </table:table-cell>
          <table:table-cell table:style-name="ce37" office:value-type="string" calcext:value-type="string">
            <text:p>final date</text:p>
          </table:table-cell>
          <table:table-cell table:number-columns-repeated="32"/>
        </table:table-row>
        <table:table-row table:style-name="ro1">
          <table:table-cell table:style-name="ce8" table:formula="of:=[.V18]" office:value-type="float" office:value="-0.0601114897769367" calcext:value-type="float">
            <text:p>-0.06011</text:p>
          </table:table-cell>
          <table:table-cell table:style-name="ce36" office:value-type="string" calcext:value-type="string">
            <text:p>Education Rate</text:p>
          </table:table-cell>
          <table:table-cell table:style-name="ce37"/>
          <table:table-cell table:style-name="ce36" office:value-type="string" calcext:value-type="string">
            <text:p>k1</text:p>
          </table:table-cell>
          <table:table-cell table:style-name="ce96" table:formula="of:=[.E10]*[.E11]" office:value-type="float" office:value="1.0188" calcext:value-type="float">
            <text:p>1.0188</text:p>
          </table:table-cell>
          <table:table-cell table:style-name="ce36" office:value-type="string" calcext:value-type="string">
            <text:p>Total probability per day</text:p>
          </table:table-cell>
          <table:table-cell table:style-name="ce37" table:number-columns-repeated="2"/>
          <table:table-cell table:style-name="ce36"/>
          <table:table-cell table:style-name="ce37"/>
          <table:table-cell table:style-name="ce36"/>
          <table:table-cell table:style-name="ce36" office:value-type="string" calcext:value-type="string">
            <text:p>day1</text:p>
          </table:table-cell>
          <table:table-cell table:style-name="ce106" office:value-type="date" office:date-value="2020-04-23" calcext:value-type="date">
            <text:p>2020-04-23</text:p>
          </table:table-cell>
          <table:table-cell table:style-name="ce36" office:value-type="string" calcext:value-type="string">
            <text:p>y1</text:p>
          </table:table-cell>
          <table:table-cell table:style-name="ce112" office:value-type="float" office:value="189973" calcext:value-type="float">
            <text:p>1.90E+05</text:p>
          </table:table-cell>
          <table:table-cell table:style-name="ce36" table:formula="of:=LN([.O12])" office:value-type="float" office:value="12.1546372357816" calcext:value-type="float">
            <text:p>12.1546372357816</text:p>
          </table:table-cell>
          <table:table-cell table:style-name="ce37" table:number-columns-repeated="11"/>
          <table:table-cell table:style-name="ce118" office:value-type="date" office:date-value="2020-02-21" calcext:value-type="date">
            <text:p>2020-02-21</text:p>
          </table:table-cell>
          <table:table-cell table:style-name="ce123" office:value-type="date" office:date-value="2020-03-28" calcext:value-type="date">
            <text:p>2020-03-28</text:p>
          </table:table-cell>
          <table:table-cell table:style-name="ce123" table:formula="of:=[.AC12]+[.AC13]" office:value-type="date" office:date-value="2020-05-03" calcext:value-type="date">
            <text:p>2020-05-03</text:p>
          </table:table-cell>
          <table:table-cell table:style-name="ce83" table:formula="of:=IF([.AD13]&lt;&gt;0;[.AD12]+[.AD13];[.AD12]+[.AC13])" office:value-type="date" office:date-value="2020-06-08" calcext:value-type="date">
            <text:p>2020-06-08</text:p>
          </table:table-cell>
          <table:table-cell table:style-name="ce83" table:formula="of:=[.AE12]+[.AC13]" office:value-type="date" office:date-value="2020-07-14" calcext:value-type="date">
            <text:p>2020-07-14</text:p>
          </table:table-cell>
          <table:table-cell table:number-columns-repeated="32"/>
        </table:table-row>
        <table:table-row table:style-name="ro1">
          <table:table-cell table:style-name="ce8" table:formula="of:=[.A12]" office:value-type="float" office:value="-0.0601114897769367" calcext:value-type="float">
            <text:p>-0.06011</text:p>
          </table:table-cell>
          <table:table-cell table:style-name="ce37" table:number-columns-repeated="2"/>
          <table:table-cell table:style-name="ce36" table:number-columns-repeated="2"/>
          <table:table-cell table:style-name="ce37"/>
          <table:table-cell table:style-name="ce36" office:value-type="string" calcext:value-type="string">
            <text:p>growth rate</text:p>
          </table:table-cell>
          <table:table-cell table:style-name="ce62" table:formula="of:=[.E12]" office:value-type="float" office:value="1.0188" calcext:value-type="float">
            <text:p>1.02</text:p>
          </table:table-cell>
          <table:table-cell table:style-name="ce37" table:number-columns-repeated="5"/>
          <table:table-cell table:style-name="ce36" office:value-type="string" calcext:value-type="string">
            <text:p>dy</text:p>
          </table:table-cell>
          <table:table-cell table:style-name="ce37"/>
          <table:table-cell table:style-name="ce36" table:formula="of:=[.P11]-[.P12]" office:value-type="float" office:value="0.0485011088955645" calcext:value-type="float">
            <text:p>0.048501108895565</text:p>
          </table:table-cell>
          <table:table-cell table:style-name="ce36" office:value-type="string" calcext:value-type="string">
            <text:p>slope</text:p>
          </table:table-cell>
          <table:table-cell table:style-name="ce36" table:formula="of:=[.P13]/[.O10]" office:value-type="float" office:value="0.0121252772238911" calcext:value-type="float">
            <text:p>0.012125277223891</text:p>
          </table:table-cell>
          <table:table-cell table:style-name="ce37" table:number-columns-repeated="8"/>
          <table:table-cell table:style-name="ce36"/>
          <table:table-cell table:style-name="ce37"/>
          <table:table-cell table:style-name="ce37" table:formula="of:=[.AC12]-[.AB12]" office:value-type="float" office:value="36" calcext:value-type="float">
            <text:p>36</text:p>
          </table:table-cell>
          <table:table-cell table:style-name="ce124"/>
          <table:table-cell table:style-name="ce37" table:number-columns-repeated="2"/>
          <table:table-cell table:number-columns-repeated="32"/>
        </table:table-row>
        <table:table-row table:style-name="ro1">
          <table:table-cell table:style-name="ce6"/>
          <table:table-cell table:style-name="ce37" table:number-columns-repeated="2"/>
          <table:table-cell table:style-name="ce36" table:number-columns-repeated="2"/>
          <table:table-cell table:style-name="ce37"/>
          <table:table-cell table:style-name="ce36" office:value-type="string" calcext:value-type="string">
            <text:p>death rate</text:p>
          </table:table-cell>
          <table:table-cell table:style-name="ce63" table:formula="of:=[.Z11]" office:value-type="float" office:value="0.279802696747326" calcext:value-type="float">
            <text:p>0.28</text:p>
          </table:table-cell>
          <table:table-cell table:style-name="ce37" table:number-columns-repeated="5"/>
          <table:table-cell table:style-name="ce36" office:value-type="string" calcext:value-type="string">
            <text:p>dx</text:p>
          </table:table-cell>
          <table:table-cell table:style-name="ce36" table:formula="of:=[.M15]-[.M16]" office:value-type="float" office:value="5" calcext:value-type="float">
            <text:p>5</text:p>
          </table:table-cell>
          <table:table-cell table:style-name="ce37" table:number-columns-repeated="8"/>
          <table:table-cell table:style-name="ce36" table:number-columns-repeated="2"/>
          <table:table-cell table:style-name="ce37" table:number-columns-repeated="7"/>
          <table:table-cell table:number-columns-repeated="32"/>
        </table:table-row>
        <table:table-row table:style-name="ro2">
          <table:table-cell table:style-name="ce10" office:value-type="string" calcext:value-type="string">
            <text:p>Italy</text:p>
          </table:table-cell>
          <table:table-cell table:style-name="ce37" table:number-columns-repeated="10"/>
          <table:table-cell table:style-name="ce36" office:value-type="string" calcext:value-type="string">
            <text:p>day2</text:p>
          </table:table-cell>
          <table:table-cell table:style-name="ce106" office:value-type="date" office:date-value="2020-03-17" calcext:value-type="date">
            <text:p>2020-03-17</text:p>
          </table:table-cell>
          <table:table-cell table:style-name="ce36" office:value-type="string" calcext:value-type="string">
            <text:p>y2</text:p>
          </table:table-cell>
          <table:table-cell table:style-name="ce96" office:value-type="float" office:value="31506" calcext:value-type="float">
            <text:p>31506</text:p>
          </table:table-cell>
          <table:table-cell table:style-name="ce36" table:formula="of:=LN([.O15])" office:value-type="float" office:value="10.3579332828659" calcext:value-type="float">
            <text:p>10.3579332828659</text:p>
          </table:table-cell>
          <table:table-cell table:style-name="ce37" table:number-columns-repeated="16"/>
          <table:table-cell table:number-columns-repeated="32"/>
        </table:table-row>
        <table:table-row table:style-name="ro1">
          <table:table-cell table:style-name="ce6"/>
          <table:table-cell table:style-name="ce37" table:number-columns-repeated="10"/>
          <table:table-cell table:style-name="ce36" office:value-type="string" calcext:value-type="string">
            <text:p>day1</text:p>
          </table:table-cell>
          <table:table-cell table:style-name="ce106" office:value-type="date" office:date-value="2020-03-12" calcext:value-type="date">
            <text:p>2020-03-12</text:p>
          </table:table-cell>
          <table:table-cell table:style-name="ce36" office:value-type="string" calcext:value-type="string">
            <text:p>y1</text:p>
          </table:table-cell>
          <table:table-cell table:style-name="ce96" office:value-type="float" office:value="15113" calcext:value-type="float">
            <text:p>15113</text:p>
          </table:table-cell>
          <table:table-cell table:style-name="ce36" table:formula="of:=LN([.O16])" office:value-type="float" office:value="9.62331057957012" calcext:value-type="float">
            <text:p>9.62331057957012</text:p>
          </table:table-cell>
          <table:table-cell table:style-name="ce37" table:number-columns-repeated="3"/>
          <table:table-cell table:style-name="ce36" office:value-type="string" calcext:value-type="string">
            <text:p>dy</text:p>
          </table:table-cell>
          <table:table-cell table:style-name="ce36" office:value-type="string" calcext:value-type="string">
            <text:p>dx</text:p>
          </table:table-cell>
          <table:table-cell table:style-name="ce36" office:value-type="string" calcext:value-type="string">
            <text:p>dy/dx</text:p>
          </table:table-cell>
          <table:table-cell table:style-name="ce36" table:number-columns-repeated="4"/>
          <table:table-cell table:style-name="ce37" table:number-columns-repeated="6"/>
          <table:table-cell table:number-columns-repeated="32"/>
        </table:table-row>
        <table:table-row table:style-name="ro1">
          <table:table-cell table:style-name="ce6"/>
          <table:table-cell table:style-name="ce37" table:number-columns-repeated="12"/>
          <table:table-cell table:style-name="ce36" office:value-type="string" calcext:value-type="string">
            <text:p>dy</text:p>
          </table:table-cell>
          <table:table-cell table:style-name="ce37"/>
          <table:table-cell table:style-name="ce36" table:formula="of:=[.P15]-[.P16]" office:value-type="float" office:value="0.734622703295795" calcext:value-type="float">
            <text:p>0.734622703295795</text:p>
          </table:table-cell>
          <table:table-cell table:style-name="ce36" office:value-type="string" calcext:value-type="string">
            <text:p>slope</text:p>
          </table:table-cell>
          <table:table-cell table:style-name="ce36" table:formula="of:=[.P17]/[.O14]" office:value-type="float" office:value="0.146924540659159" calcext:value-type="float">
            <text:p>0.146924540659159</text:p>
          </table:table-cell>
          <table:table-cell table:style-name="ce36" office:value-type="string" calcext:value-type="string">
            <text:p>Inhibition Rate</text:p>
          </table:table-cell>
          <table:table-cell table:style-name="ce36" table:formula="of:=LN([.R13])-LN([.R17])" office:value-type="float" office:value="-2.49462682574287" calcext:value-type="float">
            <text:p>-2.49462682574287</text:p>
          </table:table-cell>
          <table:table-cell table:style-name="ce36" table:formula="of:=([.M11]+[.M12])/2-([.M15]+[.M16])/2" office:value-type="float" office:value="41.5" calcext:value-type="float">
            <text:p>41.5</text:p>
          </table:table-cell>
          <table:table-cell table:style-name="ce36" table:formula="of:=[.T17]/[.U17]" office:value-type="float" office:value="-0.0601114897769367" calcext:value-type="float">
            <text:p>-0.060111489776937</text:p>
          </table:table-cell>
          <table:table-cell table:style-name="ce71" table:number-columns-repeated="4"/>
          <table:table-cell table:style-name="ce36"/>
          <table:table-cell table:style-name="ce37" table:number-columns-repeated="5"/>
          <table:table-cell table:number-columns-repeated="32"/>
        </table:table-row>
        <table:table-row table:style-name="ro1">
          <table:table-cell table:style-name="ce6"/>
          <table:table-cell table:style-name="ce37" table:number-columns-repeated="20"/>
          <table:table-cell table:style-name="ce76" table:formula="of:=[.V17]" office:value-type="float" office:value="-0.0601114897769367" calcext:value-type="float">
            <text:p>-0.060111489776937</text:p>
          </table:table-cell>
          <table:table-cell table:style-name="ce37" table:number-columns-repeated="10"/>
          <table:table-cell table:number-columns-repeated="32"/>
        </table:table-row>
        <table:table-row table:style-name="ro1">
          <table:table-cell table:style-name="ce12" office:value-type="float" office:value="4886000" calcext:value-type="float">
            <text:p>4,886,000</text:p>
          </table:table-cell>
          <table:table-cell table:style-name="ce38" office:value-type="string" calcext:value-type="string">
            <text:p>Initial population</text:p>
          </table:table-cell>
          <table:table-cell table:style-name="ce39"/>
          <table:table-cell table:style-name="ce38" office:value-type="string" calcext:value-type="string">
            <text:p>E</text:p>
          </table:table-cell>
          <table:table-cell table:style-name="ce38" table:formula="of:=[.I19]/[.K19]" office:value-type="float" office:value="1.55" calcext:value-type="float">
            <text:p>1.55</text:p>
          </table:table-cell>
          <table:table-cell table:style-name="ce38" office:value-type="string" calcext:value-type="string">
            <text:p>Probability of contact</text:p>
          </table:table-cell>
          <table:table-cell table:style-name="ce39"/>
          <table:table-cell table:style-name="ce38" office:value-type="string" calcext:value-type="string">
            <text:p>Chances are</text:p>
          </table:table-cell>
          <table:table-cell table:style-name="ce38" office:value-type="float" office:value="1.55" calcext:value-type="float">
            <text:p>1.55</text:p>
          </table:table-cell>
          <table:table-cell table:style-name="ce38" office:value-type="string" calcext:value-type="string">
            <text:p>in</text:p>
          </table:table-cell>
          <table:table-cell table:style-name="ce64" office:value-type="float" office:value="1" calcext:value-type="float">
            <text:p>1.00</text:p>
          </table:table-cell>
          <table:table-cell table:style-name="ce38" office:value-type="string" calcext:value-type="string">
            <text:p>Change in Growth Rate</text:p>
          </table:table-cell>
          <table:table-cell table:style-name="ce39"/>
          <table:table-cell table:style-name="ce38" office:value-type="string" calcext:value-type="string">
            <text:p>dx</text:p>
          </table:table-cell>
          <table:table-cell table:style-name="ce38" table:formula="of:=[.M20]-[.M21]" office:value-type="float" office:value="4" calcext:value-type="float">
            <text:p>4</text:p>
          </table:table-cell>
          <table:table-cell table:style-name="ce38" office:value-type="string" calcext:value-type="string">
            <text:p>logs</text:p>
          </table:table-cell>
          <table:table-cell table:style-name="ce39" table:number-columns-repeated="4"/>
          <table:table-cell table:style-name="ce38"/>
          <table:table-cell table:style-name="ce39"/>
          <table:table-cell table:style-name="ce38" office:value-type="string" calcext:value-type="string">
            <text:p>deaths</text:p>
          </table:table-cell>
          <table:table-cell table:style-name="ce38" office:value-type="string" calcext:value-type="string">
            <text:p>recovered</text:p>
          </table:table-cell>
          <table:table-cell table:style-name="ce38" office:value-type="string" calcext:value-type="string">
            <text:p>resolved</text:p>
          </table:table-cell>
          <table:table-cell table:style-name="ce38" office:value-type="string" calcext:value-type="string">
            <text:p>death rate</text:p>
          </table:table-cell>
          <table:table-cell table:style-name="ce39" table:number-columns-repeated="4"/>
          <table:table-cell table:style-name="ce39" office:value-type="string" calcext:value-type="string">
            <text:p>crossover</text:p>
          </table:table-cell>
          <table:table-cell table:style-name="ce39"/>
          <table:table-cell table:number-columns-repeated="32"/>
        </table:table-row>
        <table:table-row table:style-name="ro3">
          <table:table-cell table:style-name="ce13"/>
          <table:table-cell table:style-name="ce39" table:number-columns-repeated="2"/>
          <table:table-cell table:style-name="ce38" office:value-type="string" calcext:value-type="string">
            <text:p>p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string" calcext:value-type="string">
            <text:p>Probability of infection</text:p>
          </table:table-cell>
          <table:table-cell table:style-name="ce39" table:number-columns-repeated="2"/>
          <table:table-cell table:style-name="ce38" office:value-type="float" office:value="1" calcext:value-type="float">
            <text:p>1</text:p>
          </table:table-cell>
          <table:table-cell table:style-name="ce39"/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day2</text:p>
          </table:table-cell>
          <table:table-cell table:style-name="ce72" office:value-type="date" office:date-value="2020-04-27" calcext:value-type="date">
            <text:p>2020-04-27</text:p>
          </table:table-cell>
          <table:table-cell table:style-name="ce38" office:value-type="string" calcext:value-type="string">
            <text:p>y2</text:p>
          </table:table-cell>
          <table:table-cell table:style-name="ce13" office:value-type="float" office:value="1469" calcext:value-type="float">
            <text:p>1.47E+03</text:p>
          </table:table-cell>
          <table:table-cell table:style-name="ce38" table:formula="of:=LN([.O20])" office:value-type="float" office:value="7.29233717617388" calcext:value-type="float">
            <text:p>7.29233717617388</text:p>
          </table:table-cell>
          <table:table-cell table:style-name="ce39" table:number-columns-repeated="4"/>
          <table:table-cell table:style-name="ce38"/>
          <table:table-cell table:style-name="ce39"/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1229" calcext:value-type="float">
            <text:p>1229</text:p>
          </table:table-cell>
          <table:table-cell table:style-name="ce80" office:value-type="float" office:value="7747" calcext:value-type="float">
            <text:p>7747</text:p>
          </table:table-cell>
          <table:table-cell table:style-name="ce38" table:formula="of:=[.W20]/[.Y20]" office:value-type="float" office:value="0.00245256228217374" calcext:value-type="float">
            <text:p>0.002452562282174</text:p>
          </table:table-cell>
          <table:table-cell table:style-name="ce39"/>
          <table:table-cell table:style-name="ce39" office:value-type="string" calcext:value-type="string">
            <text:p>Initial date</text:p>
          </table:table-cell>
          <table:table-cell table:style-name="ce39" office:value-type="string" calcext:value-type="string">
            <text:p>1<text:span text:style-name="T1">st</text:span> inflection</text:p>
          </table:table-cell>
          <table:table-cell table:style-name="ce39" office:value-type="string" calcext:value-type="string">
            <text:p>Peak date</text:p>
          </table:table-cell>
          <table:table-cell table:style-name="ce39" office:value-type="string" calcext:value-type="string">
            <text:p>2<text:span text:style-name="T1">nd</text:span> inflection</text:p>
          </table:table-cell>
          <table:table-cell table:style-name="ce39" office:value-type="string" calcext:value-type="string">
            <text:p>final date</text:p>
          </table:table-cell>
          <table:table-cell table:style-name="ce18"/>
          <table:table-cell table:number-columns-repeated="31"/>
        </table:table-row>
        <table:table-row table:style-name="ro1">
          <table:table-cell table:style-name="ce14" table:formula="of:=[.V27]" office:value-type="float" office:value="-0.1236794886716" calcext:value-type="float">
            <text:p>-0.12368</text:p>
          </table:table-cell>
          <table:table-cell table:style-name="ce38" office:value-type="string" calcext:value-type="string">
            <text:p>Education Rate</text:p>
          </table:table-cell>
          <table:table-cell table:style-name="ce39"/>
          <table:table-cell table:style-name="ce38" office:value-type="string" calcext:value-type="string">
            <text:p>k1</text:p>
          </table:table-cell>
          <table:table-cell table:style-name="ce38" table:formula="of:=[.E19]*[.E20]" office:value-type="float" office:value="1.395" calcext:value-type="float">
            <text:p>1.395</text:p>
          </table:table-cell>
          <table:table-cell table:style-name="ce38" office:value-type="string" calcext:value-type="string">
            <text:p>Total probability per day</text:p>
          </table:table-cell>
          <table:table-cell table:style-name="ce39" table:number-columns-repeated="2"/>
          <table:table-cell table:style-name="ce38" office:value-type="float" office:value="1" calcext:value-type="float">
            <text:p>1</text:p>
          </table:table-cell>
          <table:table-cell table:style-name="ce39"/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day1</text:p>
          </table:table-cell>
          <table:table-cell table:style-name="ce72" office:value-type="date" office:date-value="2020-04-23" calcext:value-type="date">
            <text:p>2020-04-23</text:p>
          </table:table-cell>
          <table:table-cell table:style-name="ce38" office:value-type="string" calcext:value-type="string">
            <text:p>y1</text:p>
          </table:table-cell>
          <table:table-cell table:style-name="ce13" office:value-type="float" office:value="1451" calcext:value-type="float">
            <text:p>1.45E+03</text:p>
          </table:table-cell>
          <table:table-cell table:style-name="ce38" table:formula="of:=LN([.O21])" office:value-type="float" office:value="7.28000825288419" calcext:value-type="float">
            <text:p>7.28000825288419</text:p>
          </table:table-cell>
          <table:table-cell table:style-name="ce39" table:number-columns-repeated="11"/>
          <table:table-cell table:style-name="ce84" office:value-type="date" office:date-value="2020-02-27" calcext:value-type="date">
            <text:p>2020-02-27</text:p>
          </table:table-cell>
          <table:table-cell table:style-name="ce84" office:value-type="date" office:date-value="2020-04-02" calcext:value-type="date">
            <text:p>2020-04-02</text:p>
          </table:table-cell>
          <table:table-cell table:style-name="ce84" office:value-type="date" office:date-value="2020-04-07" calcext:value-type="date">
            <text:p>2020-04-07</text:p>
          </table:table-cell>
          <table:table-cell table:style-name="ce84" table:formula="of:=IF([.AD22]&lt;&gt;0;[.AD21]+[.AD22];[.AD21]+[.AC22])" office:value-type="date" office:date-value="2020-04-12" calcext:value-type="date">
            <text:p>2020-04-12</text:p>
          </table:table-cell>
          <table:table-cell table:style-name="ce84" table:formula="of:=[.AE21]+[.AC22]" office:value-type="date" office:date-value="2020-05-17" calcext:value-type="date">
            <text:p>2020-05-17</text:p>
          </table:table-cell>
          <table:table-cell table:style-name="ce18"/>
          <table:table-cell table:number-columns-repeated="31"/>
        </table:table-row>
        <table:table-row table:style-name="ro1">
          <table:table-cell table:style-name="ce14" table:formula="of:=[.A21]" office:value-type="float" office:value="-0.1236794886716" calcext:value-type="float">
            <text:p>-0.12368</text:p>
          </table:table-cell>
          <table:table-cell table:style-name="ce39" table:number-columns-repeated="2"/>
          <table:table-cell table:style-name="ce38" table:number-columns-repeated="2"/>
          <table:table-cell table:style-name="ce39"/>
          <table:table-cell table:style-name="ce38" office:value-type="string" calcext:value-type="string">
            <text:p>growth rate</text:p>
          </table:table-cell>
          <table:table-cell table:style-name="ce64" table:formula="of:=[.E21]" office:value-type="float" office:value="1.395" calcext:value-type="float">
            <text:p>1.40</text:p>
          </table:table-cell>
          <table:table-cell table:style-name="ce39" table:number-columns-repeated="5"/>
          <table:table-cell table:style-name="ce38" office:value-type="string" calcext:value-type="string">
            <text:p>dy</text:p>
          </table:table-cell>
          <table:table-cell table:style-name="ce39"/>
          <table:table-cell table:style-name="ce38" table:formula="of:=[.P20]-[.P21]" office:value-type="float" office:value="0.0123289232896893" calcext:value-type="float">
            <text:p>0.012328923289689</text:p>
          </table:table-cell>
          <table:table-cell table:style-name="ce38" office:value-type="string" calcext:value-type="string">
            <text:p>slope</text:p>
          </table:table-cell>
          <table:table-cell table:style-name="ce38" table:formula="of:=[.P22]/[.O19]" office:value-type="float" office:value="0.00308223082242232" calcext:value-type="float">
            <text:p>0.003082230822422</text:p>
          </table:table-cell>
          <table:table-cell table:style-name="ce39" table:number-columns-repeated="10"/>
          <table:table-cell table:style-name="ce39" table:formula="of:=[.AC21]-[.AB21]" office:value-type="float" office:value="35" calcext:value-type="float">
            <text:p>35</text:p>
          </table:table-cell>
          <table:table-cell table:style-name="ce124" table:formula="of:=[.AD21]-[.AC21]" office:value-type="float" office:value="5" calcext:value-type="float">
            <text:p>5</text:p>
          </table:table-cell>
          <table:table-cell table:style-name="ce39" table:number-columns-repeated="2"/>
          <table:table-cell table:style-name="ce18"/>
          <table:table-cell table:number-columns-repeated="31"/>
        </table:table-row>
        <table:table-row table:style-name="ro1">
          <table:table-cell table:style-name="ce12"/>
          <table:table-cell table:style-name="ce39" table:number-columns-repeated="2"/>
          <table:table-cell table:style-name="ce38" table:number-columns-repeated="2"/>
          <table:table-cell table:style-name="ce39"/>
          <table:table-cell table:style-name="ce38" office:value-type="string" calcext:value-type="string">
            <text:p>death rate</text:p>
          </table:table-cell>
          <table:table-cell table:style-name="ce67" table:formula="of:=[.Z20]" office:value-type="float" office:value="0.00245256228217374" calcext:value-type="float">
            <text:p>0.00</text:p>
          </table:table-cell>
          <table:table-cell table:style-name="ce39" table:number-columns-repeated="5"/>
          <table:table-cell table:style-name="ce38" office:value-type="string" calcext:value-type="string">
            <text:p>dx</text:p>
          </table:table-cell>
          <table:table-cell table:style-name="ce38" table:formula="of:=[.M24]-[.M25]" office:value-type="float" office:value="3" calcext:value-type="float">
            <text:p>3</text:p>
          </table:table-cell>
          <table:table-cell table:style-name="ce39" table:number-columns-repeated="8"/>
          <table:table-cell table:style-name="ce38" table:number-columns-repeated="2"/>
          <table:table-cell table:style-name="ce39" table:number-columns-repeated="7"/>
          <table:table-cell table:style-name="ce18"/>
          <table:table-cell table:number-columns-repeated="31"/>
        </table:table-row>
        <table:table-row table:style-name="ro2">
          <table:table-cell table:style-name="ce15" office:value-type="string" calcext:value-type="string">
            <text:p>New Zealand</text:p>
          </table:table-cell>
          <table:table-cell table:style-name="ce39" table:number-columns-repeated="10"/>
          <table:table-cell table:style-name="ce38" office:value-type="string" calcext:value-type="string">
            <text:p>day2</text:p>
          </table:table-cell>
          <table:table-cell table:style-name="ce72" office:value-type="date" office:date-value="2020-03-20" calcext:value-type="date">
            <text:p>2020-03-20</text:p>
          </table:table-cell>
          <table:table-cell table:style-name="ce38" office:value-type="string" calcext:value-type="string">
            <text:p>y2</text:p>
          </table:table-cell>
          <table:table-cell table:style-name="ce38" office:value-type="float" office:value="52" calcext:value-type="float">
            <text:p>52</text:p>
          </table:table-cell>
          <table:table-cell table:style-name="ce38" table:formula="of:=LN([.O24])" office:value-type="float" office:value="3.95124371858143" calcext:value-type="float">
            <text:p>3.95124371858143</text:p>
          </table:table-cell>
          <table:table-cell table:style-name="ce39" table:number-columns-repeated="16"/>
          <table:table-cell table:style-name="ce18"/>
          <table:table-cell table:number-columns-repeated="31"/>
        </table:table-row>
        <table:table-row table:style-name="ro1">
          <table:table-cell table:style-name="ce12"/>
          <table:table-cell table:style-name="ce39" table:number-columns-repeated="10"/>
          <table:table-cell table:style-name="ce38" office:value-type="string" calcext:value-type="string">
            <text:p>day1</text:p>
          </table:table-cell>
          <table:table-cell table:style-name="ce72" office:value-type="date" office:date-value="2020-03-17" calcext:value-type="date">
            <text:p>2020-03-17</text:p>
          </table:table-cell>
          <table:table-cell table:style-name="ce38" office:value-type="string" calcext:value-type="string">
            <text:p>y1</text:p>
          </table:table-cell>
          <table:table-cell table:style-name="ce38" office:value-type="float" office:value="20" calcext:value-type="float">
            <text:p>20</text:p>
          </table:table-cell>
          <table:table-cell table:style-name="ce38" table:formula="of:=LN([.O25])" office:value-type="float" office:value="2.99573227355399" calcext:value-type="float">
            <text:p>2.99573227355399</text:p>
          </table:table-cell>
          <table:table-cell table:style-name="ce39" table:number-columns-repeated="3"/>
          <table:table-cell table:style-name="ce38" office:value-type="string" calcext:value-type="string">
            <text:p>dy</text:p>
          </table:table-cell>
          <table:table-cell table:style-name="ce38" office:value-type="string" calcext:value-type="string">
            <text:p>dx</text:p>
          </table:table-cell>
          <table:table-cell table:style-name="ce38" office:value-type="string" calcext:value-type="string">
            <text:p>dy/dx</text:p>
          </table:table-cell>
          <table:table-cell table:style-name="ce38" table:number-columns-repeated="4"/>
          <table:table-cell table:style-name="ce39" table:number-columns-repeated="6"/>
          <table:table-cell table:style-name="ce18"/>
          <table:table-cell table:number-columns-repeated="31"/>
        </table:table-row>
        <table:table-row table:style-name="ro1">
          <table:table-cell table:style-name="ce12"/>
          <table:table-cell table:style-name="ce39" table:number-columns-repeated="12"/>
          <table:table-cell table:style-name="ce38" office:value-type="string" calcext:value-type="string">
            <text:p>dy</text:p>
          </table:table-cell>
          <table:table-cell table:style-name="ce39"/>
          <table:table-cell table:style-name="ce38" table:formula="of:=[.P24]-[.P25]" office:value-type="float" office:value="0.955511445027437" calcext:value-type="float">
            <text:p>0.955511445027437</text:p>
          </table:table-cell>
          <table:table-cell table:style-name="ce38" office:value-type="string" calcext:value-type="string">
            <text:p>slope</text:p>
          </table:table-cell>
          <table:table-cell table:style-name="ce38" table:formula="of:=[.P26]/[.O23]" office:value-type="float" office:value="0.318503815009146" calcext:value-type="float">
            <text:p>0.318503815009146</text:p>
          </table:table-cell>
          <table:table-cell table:style-name="ce38" office:value-type="string" calcext:value-type="string">
            <text:p>Inhibition Rate</text:p>
          </table:table-cell>
          <table:table-cell table:style-name="ce38" table:formula="of:=LN([.R22])-LN([.R26])" office:value-type="float" office:value="-4.63798082518502" calcext:value-type="float">
            <text:p>-4.63798082518502</text:p>
          </table:table-cell>
          <table:table-cell table:style-name="ce38" table:formula="of:=([.M20]+[.M21])/2-([.M24]+[.M25])/2" office:value-type="float" office:value="37.5" calcext:value-type="float">
            <text:p>37.5</text:p>
          </table:table-cell>
          <table:table-cell table:style-name="ce38" table:formula="of:=[.T26]/[.U26]" office:value-type="float" office:value="-0.1236794886716" calcext:value-type="float">
            <text:p>-0.1236794886716</text:p>
          </table:table-cell>
          <table:table-cell table:style-name="ce72" table:number-columns-repeated="4"/>
          <table:table-cell table:style-name="ce39" table:number-columns-repeated="6"/>
          <table:table-cell table:style-name="ce18"/>
          <table:table-cell table:number-columns-repeated="31"/>
        </table:table-row>
        <table:table-row table:style-name="ro1">
          <table:table-cell table:style-name="ce12"/>
          <table:table-cell table:style-name="ce39" table:number-columns-repeated="20"/>
          <table:table-cell table:style-name="ce77" table:formula="of:=[.V26]" office:value-type="float" office:value="-0.1236794886716" calcext:value-type="float">
            <text:p>-0.1236794886716</text:p>
          </table:table-cell>
          <table:table-cell table:style-name="ce39" table:number-columns-repeated="10"/>
          <table:table-cell table:style-name="ce18"/>
          <table:table-cell table:number-columns-repeated="31"/>
        </table:table-row>
        <table:table-row table:style-name="ro1">
          <table:table-cell table:style-name="ce16" office:value-type="float" office:value="10374822" calcext:value-type="float">
            <text:p>10374822</text:p>
          </table:table-cell>
          <table:table-cell table:style-name="ce36" office:value-type="string" calcext:value-type="string">
            <text:p>Initial population</text:p>
          </table:table-cell>
          <table:table-cell table:style-name="ce37"/>
          <table:table-cell table:style-name="ce36" office:value-type="string" calcext:value-type="string">
            <text:p>E</text:p>
          </table:table-cell>
          <table:table-cell table:style-name="ce36" table:formula="of:=[.I28]/[.K28]" office:value-type="float" office:value="1.32" calcext:value-type="float">
            <text:p>1.32</text:p>
          </table:table-cell>
          <table:table-cell table:style-name="ce36" office:value-type="string" calcext:value-type="string">
            <text:p>Probability of contact</text:p>
          </table:table-cell>
          <table:table-cell table:style-name="ce37"/>
          <table:table-cell table:style-name="ce36" office:value-type="string" calcext:value-type="string">
            <text:p>Chances are</text:p>
          </table:table-cell>
          <table:table-cell table:style-name="ce36" office:value-type="float" office:value="1.32" calcext:value-type="float">
            <text:p>1.32</text:p>
          </table:table-cell>
          <table:table-cell table:style-name="ce36" office:value-type="string" calcext:value-type="string">
            <text:p>in</text:p>
          </table:table-cell>
          <table:table-cell table:style-name="ce62" office:value-type="float" office:value="1" calcext:value-type="float">
            <text:p>1.00</text:p>
          </table:table-cell>
          <table:table-cell table:style-name="ce36" office:value-type="string" calcext:value-type="string">
            <text:p>Change in Growth Rate</text:p>
          </table:table-cell>
          <table:table-cell table:style-name="ce37"/>
          <table:table-cell table:style-name="ce36" office:value-type="string" calcext:value-type="string">
            <text:p>dx</text:p>
          </table:table-cell>
          <table:table-cell table:style-name="ce36" table:formula="of:=[.M29]-[.M30]" office:value-type="float" office:value="5" calcext:value-type="float">
            <text:p>5</text:p>
          </table:table-cell>
          <table:table-cell table:style-name="ce36" office:value-type="string" calcext:value-type="string">
            <text:p>logs</text:p>
          </table:table-cell>
          <table:table-cell table:style-name="ce37" table:number-columns-repeated="4"/>
          <table:table-cell table:style-name="ce36"/>
          <table:table-cell table:style-name="ce37"/>
          <table:table-cell table:style-name="ce36" office:value-type="string" calcext:value-type="string">
            <text:p>deaths</text:p>
          </table:table-cell>
          <table:table-cell table:style-name="ce36" office:value-type="string" calcext:value-type="string">
            <text:p>recovered</text:p>
          </table:table-cell>
          <table:table-cell table:style-name="ce36" office:value-type="string" calcext:value-type="string">
            <text:p>resolved</text:p>
          </table:table-cell>
          <table:table-cell table:style-name="ce36" office:value-type="string" calcext:value-type="string">
            <text:p>death rate</text:p>
          </table:table-cell>
          <table:table-cell table:style-name="ce37" table:number-columns-repeated="6"/>
          <table:table-cell table:style-name="ce18"/>
          <table:table-cell table:number-columns-repeated="31"/>
        </table:table-row>
        <table:table-row table:style-name="ro1">
          <table:table-cell table:style-name="ce7"/>
          <table:table-cell table:style-name="ce37" table:number-columns-repeated="2"/>
          <table:table-cell table:style-name="ce36" office:value-type="string" calcext:value-type="string">
            <text:p>p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string" calcext:value-type="string">
            <text:p>Probability of infection</text:p>
          </table:table-cell>
          <table:table-cell table:style-name="ce37" table:number-columns-repeated="2"/>
          <table:table-cell table:style-name="ce36" office:value-type="float" office:value="1" calcext:value-type="float">
            <text:p>1</text:p>
          </table:table-cell>
          <table:table-cell table:style-name="ce37"/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day2</text:p>
          </table:table-cell>
          <table:table-cell table:style-name="ce73" office:value-type="date" office:date-value="2020-04-30" calcext:value-type="date">
            <text:p>2020-04-30</text:p>
          </table:table-cell>
          <table:table-cell table:style-name="ce36" office:value-type="string" calcext:value-type="string">
            <text:p>y2</text:p>
          </table:table-cell>
          <table:table-cell table:style-name="ce7" office:value-type="float" office:value="25045" calcext:value-type="float">
            <text:p>2.50E+04</text:p>
          </table:table-cell>
          <table:table-cell table:style-name="ce36" table:formula="of:=LN([.O29])" office:value-type="float" office:value="10.1284294857917" calcext:value-type="float">
            <text:p>10.1284294857917</text:p>
          </table:table-cell>
          <table:table-cell table:style-name="ce37" table:number-columns-repeated="4"/>
          <table:table-cell table:style-name="ce36"/>
          <table:table-cell table:style-name="ce37"/>
          <table:table-cell table:style-name="ce16" office:value-type="float" office:value="1007" calcext:value-type="float">
            <text:p>1007</text:p>
          </table:table-cell>
          <table:table-cell table:style-name="ce16" office:value-type="float" office:value="1647" calcext:value-type="float">
            <text:p>1647</text:p>
          </table:table-cell>
          <table:table-cell table:style-name="ce16" table:formula="of:=[.X29]+[.W29]" office:value-type="float" office:value="2654" calcext:value-type="float">
            <text:p>2654</text:p>
          </table:table-cell>
          <table:table-cell table:style-name="ce36" table:formula="of:=[.W29]/[.Y29]" office:value-type="float" office:value="0.379427279577995" calcext:value-type="float">
            <text:p>0.379427279577995</text:p>
          </table:table-cell>
          <table:table-cell table:style-name="ce37" table:number-columns-repeated="4"/>
          <table:table-cell table:style-name="ce37" office:value-type="string" calcext:value-type="string">
            <text:p>crossover</text:p>
          </table:table-cell>
          <table:table-cell table:style-name="ce37"/>
          <table:table-cell table:style-name="ce18"/>
          <table:table-cell table:number-columns-repeated="31"/>
        </table:table-row>
        <table:table-row table:style-name="ro3">
          <table:table-cell table:style-name="ce8" table:formula="of:=[.V36]" office:value-type="float" office:value="-0.0777578325225722" calcext:value-type="float">
            <text:p>-0.07776</text:p>
          </table:table-cell>
          <table:table-cell table:style-name="ce36" office:value-type="string" calcext:value-type="string">
            <text:p>Education Rate</text:p>
          </table:table-cell>
          <table:table-cell table:style-name="ce37"/>
          <table:table-cell table:style-name="ce36" office:value-type="string" calcext:value-type="string">
            <text:p>k1</text:p>
          </table:table-cell>
          <table:table-cell table:style-name="ce36" table:formula="of:=[.E28]*[.E29]" office:value-type="float" office:value="1.188" calcext:value-type="float">
            <text:p>1.188</text:p>
          </table:table-cell>
          <table:table-cell table:style-name="ce36" office:value-type="string" calcext:value-type="string">
            <text:p>Total probability per day</text:p>
          </table:table-cell>
          <table:table-cell table:style-name="ce37" table:number-columns-repeated="2"/>
          <table:table-cell table:style-name="ce36" office:value-type="float" office:value="1" calcext:value-type="float">
            <text:p>1</text:p>
          </table:table-cell>
          <table:table-cell table:style-name="ce37"/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day1</text:p>
          </table:table-cell>
          <table:table-cell table:style-name="ce71" office:value-type="date" office:date-value="2020-04-25" calcext:value-type="date">
            <text:p>2020-04-25</text:p>
          </table:table-cell>
          <table:table-cell table:style-name="ce36" office:value-type="string" calcext:value-type="string">
            <text:p>y1</text:p>
          </table:table-cell>
          <table:table-cell table:style-name="ce7" office:value-type="float" office:value="23392" calcext:value-type="float">
            <text:p>2.34E+04</text:p>
          </table:table-cell>
          <table:table-cell table:style-name="ce36" table:formula="of:=LN([.O30])" office:value-type="float" office:value="10.0601493625495" calcext:value-type="float">
            <text:p>10.0601493625495</text:p>
          </table:table-cell>
          <table:table-cell table:style-name="ce37" table:number-columns-repeated="11"/>
          <table:table-cell table:style-name="ce37" office:value-type="string" calcext:value-type="string">
            <text:p>Initial date</text:p>
          </table:table-cell>
          <table:table-cell table:style-name="ce37" office:value-type="string" calcext:value-type="string">
            <text:p>1<text:span text:style-name="T1">st</text:span> inflection</text:p>
          </table:table-cell>
          <table:table-cell table:style-name="ce37" office:value-type="string" calcext:value-type="string">
            <text:p>Peak date</text:p>
          </table:table-cell>
          <table:table-cell table:style-name="ce37" office:value-type="string" calcext:value-type="string">
            <text:p>2<text:span text:style-name="T1">nd</text:span> inflection</text:p>
          </table:table-cell>
          <table:table-cell table:style-name="ce37" office:value-type="string" calcext:value-type="string">
            <text:p>final date</text:p>
          </table:table-cell>
          <table:table-cell table:number-columns-repeated="32"/>
        </table:table-row>
        <table:table-row table:style-name="ro1">
          <table:table-cell table:style-name="ce8" table:formula="of:=[.A30]" office:value-type="float" office:value="-0.0777578325225722" calcext:value-type="float">
            <text:p>-0.07776</text:p>
          </table:table-cell>
          <table:table-cell table:style-name="ce37" table:number-columns-repeated="2"/>
          <table:table-cell table:style-name="ce36" table:number-columns-repeated="2"/>
          <table:table-cell table:style-name="ce37"/>
          <table:table-cell table:style-name="ce36" office:value-type="string" calcext:value-type="string">
            <text:p>growth rate</text:p>
          </table:table-cell>
          <table:table-cell table:style-name="ce62" table:formula="of:=[.E30]" office:value-type="float" office:value="1.188" calcext:value-type="float">
            <text:p>1.19</text:p>
          </table:table-cell>
          <table:table-cell table:style-name="ce37" table:number-columns-repeated="5"/>
          <table:table-cell table:style-name="ce36" office:value-type="string" calcext:value-type="string">
            <text:p>dy</text:p>
          </table:table-cell>
          <table:table-cell table:style-name="ce37"/>
          <table:table-cell table:style-name="ce36" table:formula="of:=[.P29]-[.P30]" office:value-type="float" office:value="0.0682801232422126" calcext:value-type="float">
            <text:p>0.068280123242213</text:p>
          </table:table-cell>
          <table:table-cell table:style-name="ce36" office:value-type="string" calcext:value-type="string">
            <text:p>slope</text:p>
          </table:table-cell>
          <table:table-cell table:style-name="ce36" table:formula="of:=[.P31]/[.O28]" office:value-type="float" office:value="0.0136560246484425" calcext:value-type="float">
            <text:p>0.013656024648443</text:p>
          </table:table-cell>
          <table:table-cell table:style-name="ce37" table:number-columns-repeated="9"/>
          <table:table-cell table:style-name="ce83" office:value-type="date" office:date-value="2020-03-02" calcext:value-type="date">
            <text:p>2020-03-02</text:p>
          </table:table-cell>
          <table:table-cell table:style-name="ce83" office:value-type="date" office:date-value="2020-04-10" calcext:value-type="date">
            <text:p>2020-04-10</text:p>
          </table:table-cell>
          <table:table-cell table:style-name="ce83" table:formula="of:=[.AC31]+[.AC32]" office:value-type="date" office:date-value="2020-05-19" calcext:value-type="date">
            <text:p>2020-05-19</text:p>
          </table:table-cell>
          <table:table-cell table:style-name="ce83" table:formula="of:=IF([.AD32]&lt;&gt;0;[.AD31]+[.AD32];[.AD31]+[.AC32])" office:value-type="date" office:date-value="2020-06-27" calcext:value-type="date">
            <text:p>2020-06-27</text:p>
          </table:table-cell>
          <table:table-cell table:style-name="ce83" table:formula="of:=[.AE31]+[.AC32]" office:value-type="date" office:date-value="2020-08-05" calcext:value-type="date">
            <text:p>2020-08-05</text:p>
          </table:table-cell>
          <table:table-cell table:number-columns-repeated="32"/>
        </table:table-row>
        <table:table-row table:style-name="ro1">
          <table:table-cell table:style-name="ce6"/>
          <table:table-cell table:style-name="ce37" table:number-columns-repeated="2"/>
          <table:table-cell table:style-name="ce36" table:number-columns-repeated="2"/>
          <table:table-cell table:style-name="ce37"/>
          <table:table-cell table:style-name="ce36" office:value-type="string" calcext:value-type="string">
            <text:p>death rate</text:p>
          </table:table-cell>
          <table:table-cell table:style-name="ce63" table:formula="of:=[.Z29]" office:value-type="float" office:value="0.379427279577995" calcext:value-type="float">
            <text:p>0.38</text:p>
          </table:table-cell>
          <table:table-cell table:style-name="ce37" table:number-columns-repeated="5"/>
          <table:table-cell table:style-name="ce36" office:value-type="string" calcext:value-type="string">
            <text:p>dx</text:p>
          </table:table-cell>
          <table:table-cell table:style-name="ce36" table:formula="of:=[.M33]-[.M34]" office:value-type="float" office:value="5" calcext:value-type="float">
            <text:p>5</text:p>
          </table:table-cell>
          <table:table-cell table:style-name="ce37" table:number-columns-repeated="8"/>
          <table:table-cell table:style-name="ce36" table:number-columns-repeated="2"/>
          <table:table-cell table:style-name="ce37" table:number-columns-repeated="3"/>
          <table:table-cell table:style-name="ce37" table:formula="of:=[.AC31]-[.AB31]" office:value-type="float" office:value="39" calcext:value-type="float">
            <text:p>39</text:p>
          </table:table-cell>
          <table:table-cell table:style-name="ce37" table:number-columns-repeated="3"/>
          <table:table-cell table:number-columns-repeated="32"/>
        </table:table-row>
        <table:table-row table:style-name="ro2">
          <table:table-cell table:style-name="ce10" office:value-type="string" calcext:value-type="string">
            <text:p>Portugal</text:p>
          </table:table-cell>
          <table:table-cell table:style-name="ce37" table:number-columns-repeated="10"/>
          <table:table-cell table:style-name="ce36" office:value-type="string" calcext:value-type="string">
            <text:p>day2</text:p>
          </table:table-cell>
          <table:table-cell table:style-name="ce71" office:value-type="date" office:date-value="2020-03-30" calcext:value-type="date">
            <text:p>2020-03-30</text:p>
          </table:table-cell>
          <table:table-cell table:style-name="ce36" office:value-type="string" calcext:value-type="string">
            <text:p>y2</text:p>
          </table:table-cell>
          <table:table-cell table:style-name="ce36" office:value-type="float" office:value="6408" calcext:value-type="float">
            <text:p>6408</text:p>
          </table:table-cell>
          <table:table-cell table:style-name="ce36" table:formula="of:=LN([.O33])" office:value-type="float" office:value="8.7653024887482" calcext:value-type="float">
            <text:p>8.7653024887482</text:p>
          </table:table-cell>
          <table:table-cell table:style-name="ce37" table:number-columns-repeated="16"/>
          <table:table-cell table:number-columns-repeated="32"/>
        </table:table-row>
        <table:table-row table:style-name="ro1">
          <table:table-cell table:style-name="ce6"/>
          <table:table-cell table:style-name="ce37" table:number-columns-repeated="10"/>
          <table:table-cell table:style-name="ce36" office:value-type="string" calcext:value-type="string">
            <text:p>day1</text:p>
          </table:table-cell>
          <table:table-cell table:style-name="ce71" office:value-type="date" office:date-value="2020-03-25" calcext:value-type="date">
            <text:p>2020-03-25</text:p>
          </table:table-cell>
          <table:table-cell table:style-name="ce36" office:value-type="string" calcext:value-type="string">
            <text:p>y1</text:p>
          </table:table-cell>
          <table:table-cell table:style-name="ce36" office:value-type="float" office:value="2995" calcext:value-type="float">
            <text:p>2995</text:p>
          </table:table-cell>
          <table:table-cell table:style-name="ce36" table:formula="of:=LN([.O34])" office:value-type="float" office:value="8.00469951054955" calcext:value-type="float">
            <text:p>8.00469951054955</text:p>
          </table:table-cell>
          <table:table-cell table:style-name="ce37" table:number-columns-repeated="3"/>
          <table:table-cell table:style-name="ce36" office:value-type="string" calcext:value-type="string">
            <text:p>dy</text:p>
          </table:table-cell>
          <table:table-cell table:style-name="ce36" office:value-type="string" calcext:value-type="string">
            <text:p>dx</text:p>
          </table:table-cell>
          <table:table-cell table:style-name="ce36" office:value-type="string" calcext:value-type="string">
            <text:p>dy/dx</text:p>
          </table:table-cell>
          <table:table-cell table:style-name="ce36" table:number-columns-repeated="4"/>
          <table:table-cell table:style-name="ce37" table:number-columns-repeated="6"/>
          <table:table-cell table:number-columns-repeated="32"/>
        </table:table-row>
        <table:table-row table:style-name="ro1">
          <table:table-cell table:style-name="ce6"/>
          <table:table-cell table:style-name="ce37" table:number-columns-repeated="12"/>
          <table:table-cell table:style-name="ce36" office:value-type="string" calcext:value-type="string">
            <text:p>dy</text:p>
          </table:table-cell>
          <table:table-cell table:style-name="ce37"/>
          <table:table-cell table:style-name="ce36" table:formula="of:=[.P33]-[.P34]" office:value-type="float" office:value="0.760602978198646" calcext:value-type="float">
            <text:p>0.760602978198646</text:p>
          </table:table-cell>
          <table:table-cell table:style-name="ce36" office:value-type="string" calcext:value-type="string">
            <text:p>slope</text:p>
          </table:table-cell>
          <table:table-cell table:style-name="ce36" table:formula="of:=[.P35]/[.O32]" office:value-type="float" office:value="0.152120595639729" calcext:value-type="float">
            <text:p>0.152120595639729</text:p>
          </table:table-cell>
          <table:table-cell table:style-name="ce36" office:value-type="string" calcext:value-type="string">
            <text:p>Inhibition Rate</text:p>
          </table:table-cell>
          <table:table-cell table:style-name="ce36" table:formula="of:=LN([.R31])-LN([.R35])" office:value-type="float" office:value="-2.41049280819974" calcext:value-type="float">
            <text:p>-2.41049280819974</text:p>
          </table:table-cell>
          <table:table-cell table:style-name="ce36" table:formula="of:=([.M29]+[.M30])/2-([.M33]+[.M34])/2" office:value-type="float" office:value="31" calcext:value-type="float">
            <text:p>31</text:p>
          </table:table-cell>
          <table:table-cell table:style-name="ce36" table:formula="of:=[.T35]/[.U35]" office:value-type="float" office:value="-0.0777578325225722" calcext:value-type="float">
            <text:p>-0.077757832522572</text:p>
          </table:table-cell>
          <table:table-cell table:style-name="ce71" table:number-columns-repeated="4"/>
          <table:table-cell table:style-name="ce37" table:number-columns-repeated="6"/>
          <table:table-cell table:number-columns-repeated="32"/>
        </table:table-row>
        <table:table-row table:style-name="ro1">
          <table:table-cell table:style-name="ce6"/>
          <table:table-cell table:style-name="ce37" table:number-columns-repeated="20"/>
          <table:table-cell table:style-name="ce76" table:formula="of:=[.V35]" office:value-type="float" office:value="-0.0777578325225722" calcext:value-type="float">
            <text:p>-0.077757832522572</text:p>
          </table:table-cell>
          <table:table-cell table:style-name="ce37" table:number-columns-repeated="10"/>
          <table:table-cell table:number-columns-repeated="32"/>
        </table:table-row>
        <table:table-row table:style-name="ro1">
          <table:table-cell table:style-name="ce17" office:value-type="float" office:value="328200000" calcext:value-type="float">
            <text:p>3.28E+08</text:p>
          </table:table-cell>
          <table:table-cell table:style-name="ce40" office:value-type="string" calcext:value-type="string">
            <text:p>Initial population</text:p>
          </table:table-cell>
          <table:table-cell table:style-name="ce42"/>
          <table:table-cell table:style-name="ce40" office:value-type="string" calcext:value-type="string">
            <text:p>E</text:p>
          </table:table-cell>
          <table:table-cell table:style-name="ce40" table:formula="of:=[.I37]/[.K37]" office:value-type="float" office:value="1.2" calcext:value-type="float">
            <text:p>1.2</text:p>
          </table:table-cell>
          <table:table-cell table:style-name="ce40" office:value-type="string" calcext:value-type="string">
            <text:p>Probability of contact</text:p>
          </table:table-cell>
          <table:table-cell table:style-name="ce42"/>
          <table:table-cell table:style-name="ce40" office:value-type="string" calcext:value-type="string">
            <text:p>Chances are</text:p>
          </table:table-cell>
          <table:table-cell table:style-name="ce40" office:value-type="float" office:value="1.2" calcext:value-type="float">
            <text:p>1.2</text:p>
          </table:table-cell>
          <table:table-cell table:style-name="ce40" office:value-type="string" calcext:value-type="string">
            <text:p>in</text:p>
          </table:table-cell>
          <table:table-cell table:style-name="ce68" office:value-type="float" office:value="1" calcext:value-type="float">
            <text:p>1.00</text:p>
          </table:table-cell>
          <table:table-cell table:style-name="ce40" office:value-type="string" calcext:value-type="string">
            <text:p>Change in Growth Rate</text:p>
          </table:table-cell>
          <table:table-cell table:style-name="ce42"/>
          <table:table-cell table:style-name="ce40" office:value-type="string" calcext:value-type="string">
            <text:p>dx</text:p>
          </table:table-cell>
          <table:table-cell table:style-name="ce40" table:formula="of:=[.M38]-[.M39]" office:value-type="float" office:value="4" calcext:value-type="float">
            <text:p>4</text:p>
          </table:table-cell>
          <table:table-cell table:style-name="ce40" office:value-type="string" calcext:value-type="string">
            <text:p>logs</text:p>
          </table:table-cell>
          <table:table-cell table:style-name="ce42" table:number-columns-repeated="4"/>
          <table:table-cell table:style-name="ce40"/>
          <table:table-cell table:style-name="ce42"/>
          <table:table-cell table:style-name="ce40" office:value-type="string" calcext:value-type="string">
            <text:p>deaths</text:p>
          </table:table-cell>
          <table:table-cell table:style-name="ce40" office:value-type="string" calcext:value-type="string">
            <text:p>recovered</text:p>
          </table:table-cell>
          <table:table-cell table:style-name="ce40" office:value-type="string" calcext:value-type="string">
            <text:p>resolved</text:p>
          </table:table-cell>
          <table:table-cell table:style-name="ce40" office:value-type="string" calcext:value-type="string">
            <text:p>death rate</text:p>
          </table:table-cell>
          <table:table-cell table:style-name="ce42" table:number-columns-repeated="6"/>
          <table:table-cell table:number-columns-repeated="32"/>
        </table:table-row>
        <table:table-row table:style-name="ro1">
          <table:table-cell table:style-name="ce23"/>
          <table:table-cell table:style-name="ce42" table:number-columns-repeated="2"/>
          <table:table-cell table:style-name="ce40" office:value-type="string" calcext:value-type="string">
            <text:p>p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string" calcext:value-type="string">
            <text:p>Probability of infection</text:p>
          </table:table-cell>
          <table:table-cell table:style-name="ce42" table:number-columns-repeated="2"/>
          <table:table-cell table:style-name="ce40" office:value-type="float" office:value="1" calcext:value-type="float">
            <text:p>1</text:p>
          </table:table-cell>
          <table:table-cell table:style-name="ce42"/>
          <table:table-cell table:style-name="ce40" office:value-type="float" office:value="15" calcext:value-type="float">
            <text:p>15</text:p>
          </table:table-cell>
          <table:table-cell table:style-name="ce40" office:value-type="string" calcext:value-type="string">
            <text:p>day2</text:p>
          </table:table-cell>
          <table:table-cell table:style-name="ce74" office:value-type="date" office:date-value="2020-04-27" calcext:value-type="date">
            <text:p>2020-04-27</text:p>
          </table:table-cell>
          <table:table-cell table:style-name="ce40" office:value-type="string" calcext:value-type="string">
            <text:p>y2</text:p>
          </table:table-cell>
          <table:table-cell table:style-name="ce23" office:value-type="float" office:value="1010356" calcext:value-type="float">
            <text:p>1.01E+06</text:p>
          </table:table-cell>
          <table:table-cell table:style-name="ce40" table:formula="of:=LN([.O38])" office:value-type="float" office:value="13.8258133019602" calcext:value-type="float">
            <text:p>13.8258133019602</text:p>
          </table:table-cell>
          <table:table-cell table:style-name="ce42" table:number-columns-repeated="4"/>
          <table:table-cell table:style-name="ce40"/>
          <table:table-cell table:style-name="ce42"/>
          <table:table-cell table:style-name="ce81" office:value-type="float" office:value="59266" calcext:value-type="float">
            <text:p>59266</text:p>
          </table:table-cell>
          <table:table-cell table:style-name="ce81" office:value-type="float" office:value="142238" calcext:value-type="float">
            <text:p>142238</text:p>
          </table:table-cell>
          <table:table-cell table:style-name="ce81" table:formula="of:=[.X38]+[.W38]" office:value-type="float" office:value="201504" calcext:value-type="float">
            <text:p>201504</text:p>
          </table:table-cell>
          <table:table-cell table:style-name="ce40" table:formula="of:=[.W38]/[.Y38]" office:value-type="float" office:value="0.294118230903605" calcext:value-type="float">
            <text:p>0.294118230903605</text:p>
          </table:table-cell>
          <table:table-cell table:style-name="ce42" table:number-columns-repeated="4"/>
          <table:table-cell table:style-name="ce42" office:value-type="string" calcext:value-type="string">
            <text:p>crossover</text:p>
          </table:table-cell>
          <table:table-cell table:style-name="ce42"/>
          <table:table-cell table:number-columns-repeated="32"/>
        </table:table-row>
        <table:table-row table:style-name="ro3">
          <table:table-cell table:style-name="ce26" table:formula="of:=[.V45]" office:value-type="float" office:value="-0.0510210526464716" calcext:value-type="float">
            <text:p>-0.05102</text:p>
          </table:table-cell>
          <table:table-cell table:style-name="ce40" office:value-type="string" calcext:value-type="string">
            <text:p>Education Rate</text:p>
          </table:table-cell>
          <table:table-cell table:style-name="ce42"/>
          <table:table-cell table:style-name="ce40" office:value-type="string" calcext:value-type="string">
            <text:p>k1</text:p>
          </table:table-cell>
          <table:table-cell table:style-name="ce40" table:formula="of:=[.E37]*[.E38]" office:value-type="float" office:value="1.08" calcext:value-type="float">
            <text:p>1.08</text:p>
          </table:table-cell>
          <table:table-cell table:style-name="ce40" office:value-type="string" calcext:value-type="string">
            <text:p>Total probability per day</text:p>
          </table:table-cell>
          <table:table-cell table:style-name="ce42" table:number-columns-repeated="2"/>
          <table:table-cell table:style-name="ce40" office:value-type="float" office:value="1" calcext:value-type="float">
            <text:p>1</text:p>
          </table:table-cell>
          <table:table-cell table:style-name="ce42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day1</text:p>
          </table:table-cell>
          <table:table-cell table:style-name="ce74" office:value-type="date" office:date-value="2020-04-23" calcext:value-type="date">
            <text:p>2020-04-23</text:p>
          </table:table-cell>
          <table:table-cell table:style-name="ce40" office:value-type="string" calcext:value-type="string">
            <text:p>y1</text:p>
          </table:table-cell>
          <table:table-cell table:style-name="ce23" office:value-type="float" office:value="886274" calcext:value-type="float">
            <text:p>8.86E+05</text:p>
          </table:table-cell>
          <table:table-cell table:style-name="ce40" table:formula="of:=LN([.O39])" office:value-type="float" office:value="13.6947814368567" calcext:value-type="float">
            <text:p>13.6947814368567</text:p>
          </table:table-cell>
          <table:table-cell table:style-name="ce42" table:number-columns-repeated="11"/>
          <table:table-cell table:style-name="ce42" office:value-type="string" calcext:value-type="string">
            <text:p>Initial date</text:p>
          </table:table-cell>
          <table:table-cell table:style-name="ce42" office:value-type="string" calcext:value-type="string">
            <text:p>1<text:span text:style-name="T1">st</text:span> inflection</text:p>
          </table:table-cell>
          <table:table-cell table:style-name="ce42" office:value-type="string" calcext:value-type="string">
            <text:p>Peak date</text:p>
          </table:table-cell>
          <table:table-cell table:style-name="ce42" office:value-type="string" calcext:value-type="string">
            <text:p>2<text:span text:style-name="T1">nd</text:span> inflection</text:p>
          </table:table-cell>
          <table:table-cell table:style-name="ce42" office:value-type="string" calcext:value-type="string">
            <text:p>final date</text:p>
          </table:table-cell>
          <table:table-cell table:number-columns-repeated="32"/>
        </table:table-row>
        <table:table-row table:style-name="ro1">
          <table:table-cell table:style-name="ce26" table:formula="of:=[.A39]" office:value-type="float" office:value="-0.0510210526464716" calcext:value-type="float">
            <text:p>-0.05102</text:p>
          </table:table-cell>
          <table:table-cell table:style-name="ce42" table:number-columns-repeated="2"/>
          <table:table-cell table:style-name="ce40" table:number-columns-repeated="2"/>
          <table:table-cell table:style-name="ce42"/>
          <table:table-cell table:style-name="ce40" office:value-type="string" calcext:value-type="string">
            <text:p>growth rate</text:p>
          </table:table-cell>
          <table:table-cell table:style-name="ce68" table:formula="of:=[.E39]" office:value-type="float" office:value="1.08" calcext:value-type="float">
            <text:p>1.08</text:p>
          </table:table-cell>
          <table:table-cell table:style-name="ce42" table:number-columns-repeated="5"/>
          <table:table-cell table:style-name="ce40" office:value-type="string" calcext:value-type="string">
            <text:p>dy</text:p>
          </table:table-cell>
          <table:table-cell table:style-name="ce42"/>
          <table:table-cell table:style-name="ce40" table:formula="of:=[.P38]-[.P39]" office:value-type="float" office:value="0.131031865103431" calcext:value-type="float">
            <text:p>0.131031865103431</text:p>
          </table:table-cell>
          <table:table-cell table:style-name="ce40" office:value-type="string" calcext:value-type="string">
            <text:p>slope</text:p>
          </table:table-cell>
          <table:table-cell table:style-name="ce40" table:formula="of:=[.P40]/[.O37]" office:value-type="float" office:value="0.0327579662758577" calcext:value-type="float">
            <text:p>0.032757966275858</text:p>
          </table:table-cell>
          <table:table-cell table:style-name="ce42" table:number-columns-repeated="8"/>
          <table:table-cell table:style-name="ce40"/>
          <table:table-cell table:style-name="ce85" office:value-type="date" office:date-value="2020-01-15" calcext:value-type="date">
            <text:p>2020-01-15</text:p>
          </table:table-cell>
          <table:table-cell table:style-name="ce85" office:value-type="date" office:date-value="2020-04-24" calcext:value-type="date">
            <text:p>2020-04-24</text:p>
          </table:table-cell>
          <table:table-cell table:style-name="ce85" table:formula="of:=[.AC40]+[.AC41]" office:value-type="date" office:date-value="2020-08-02" calcext:value-type="date">
            <text:p>2020-08-02</text:p>
          </table:table-cell>
          <table:table-cell table:style-name="ce85" table:formula="of:=IF([.AD41]&lt;&gt;0;[.AD40]+[.AD41];[.AD40]+[.AC41])" office:value-type="date" office:date-value="2020-11-10" calcext:value-type="date">
            <text:p>2020-11-10</text:p>
          </table:table-cell>
          <table:table-cell table:style-name="ce85" table:formula="of:=[.AE40]+[.AC41]" office:value-type="date" office:date-value="2021-02-18" calcext:value-type="date">
            <text:p>2021-02-18</text:p>
          </table:table-cell>
          <table:table-cell table:number-columns-repeated="32"/>
        </table:table-row>
        <table:table-row table:style-name="ro1">
          <table:table-cell table:style-name="ce28"/>
          <table:table-cell table:style-name="ce42" table:number-columns-repeated="2"/>
          <table:table-cell table:style-name="ce40" table:number-columns-repeated="2"/>
          <table:table-cell table:style-name="ce42"/>
          <table:table-cell table:style-name="ce40" office:value-type="string" calcext:value-type="string">
            <text:p>death rate</text:p>
          </table:table-cell>
          <table:table-cell table:style-name="ce69" table:formula="of:=[.Z38]" office:value-type="float" office:value="0.294118230903605" calcext:value-type="float">
            <text:p>0.29</text:p>
          </table:table-cell>
          <table:table-cell table:style-name="ce42" table:number-columns-repeated="5"/>
          <table:table-cell table:style-name="ce40" office:value-type="string" calcext:value-type="string">
            <text:p>dx</text:p>
          </table:table-cell>
          <table:table-cell table:style-name="ce40" table:formula="of:=[.M42]-[.M43]" office:value-type="float" office:value="5" calcext:value-type="float">
            <text:p>5</text:p>
          </table:table-cell>
          <table:table-cell table:style-name="ce42" table:number-columns-repeated="8"/>
          <table:table-cell table:style-name="ce40" table:number-columns-repeated="2"/>
          <table:table-cell table:style-name="ce42" table:number-columns-repeated="3"/>
          <table:table-cell table:style-name="ce42" table:formula="of:=[.AC40]-[.AB40]" office:value-type="float" office:value="100" calcext:value-type="float">
            <text:p>100</text:p>
          </table:table-cell>
          <table:table-cell table:style-name="ce42" table:number-columns-repeated="3"/>
          <table:table-cell table:number-columns-repeated="32"/>
        </table:table-row>
        <table:table-row table:style-name="ro2">
          <table:table-cell table:style-name="ce32" office:value-type="string" calcext:value-type="string">
            <text:p>USA</text:p>
          </table:table-cell>
          <table:table-cell table:style-name="ce42" table:number-columns-repeated="10"/>
          <table:table-cell table:style-name="ce40" office:value-type="string" calcext:value-type="string">
            <text:p>day2</text:p>
          </table:table-cell>
          <table:table-cell table:style-name="ce74" office:value-type="date" office:date-value="2020-03-17" calcext:value-type="date">
            <text:p>2020-03-17</text:p>
          </table:table-cell>
          <table:table-cell table:style-name="ce40" office:value-type="string" calcext:value-type="string">
            <text:p>y2</text:p>
          </table:table-cell>
          <table:table-cell table:style-name="ce40" office:value-type="float" office:value="6357" calcext:value-type="float">
            <text:p>6357</text:p>
          </table:table-cell>
          <table:table-cell table:style-name="ce40" table:formula="of:=LN([.O42])" office:value-type="float" office:value="8.75731184693641" calcext:value-type="float">
            <text:p>8.75731184693641</text:p>
          </table:table-cell>
          <table:table-cell table:style-name="ce42" table:number-columns-repeated="16"/>
          <table:table-cell table:number-columns-repeated="32"/>
        </table:table-row>
        <table:table-row table:style-name="ro1">
          <table:table-cell table:style-name="ce28"/>
          <table:table-cell table:style-name="ce42" table:number-columns-repeated="10"/>
          <table:table-cell table:style-name="ce40" office:value-type="string" calcext:value-type="string">
            <text:p>day1</text:p>
          </table:table-cell>
          <table:table-cell table:style-name="ce74" office:value-type="date" office:date-value="2020-03-12" calcext:value-type="date">
            <text:p>2020-03-12</text:p>
          </table:table-cell>
          <table:table-cell table:style-name="ce40" office:value-type="string" calcext:value-type="string">
            <text:p>y1</text:p>
          </table:table-cell>
          <table:table-cell table:style-name="ce40" office:value-type="float" office:value="1630" calcext:value-type="float">
            <text:p>1630</text:p>
          </table:table-cell>
          <table:table-cell table:style-name="ce40" table:formula="of:=LN([.O43])" office:value-type="float" office:value="7.39633529380081" calcext:value-type="float">
            <text:p>7.39633529380081</text:p>
          </table:table-cell>
          <table:table-cell table:style-name="ce42" table:number-columns-repeated="3"/>
          <table:table-cell table:style-name="ce40" office:value-type="string" calcext:value-type="string">
            <text:p>dy</text:p>
          </table:table-cell>
          <table:table-cell table:style-name="ce40" office:value-type="string" calcext:value-type="string">
            <text:p>dx</text:p>
          </table:table-cell>
          <table:table-cell table:style-name="ce40" office:value-type="string" calcext:value-type="string">
            <text:p>dy/dx</text:p>
          </table:table-cell>
          <table:table-cell table:style-name="ce40" table:number-columns-repeated="4"/>
          <table:table-cell table:style-name="ce42" table:number-columns-repeated="6"/>
          <table:table-cell table:number-columns-repeated="32"/>
        </table:table-row>
        <table:table-row table:style-name="ro1">
          <table:table-cell table:style-name="ce28"/>
          <table:table-cell table:style-name="ce42" table:number-columns-repeated="12"/>
          <table:table-cell table:style-name="ce40" office:value-type="string" calcext:value-type="string">
            <text:p>dy</text:p>
          </table:table-cell>
          <table:table-cell table:style-name="ce42"/>
          <table:table-cell table:style-name="ce40" table:formula="of:=[.P42]-[.P43]" office:value-type="float" office:value="1.3609765531356" calcext:value-type="float">
            <text:p>1.3609765531356</text:p>
          </table:table-cell>
          <table:table-cell table:style-name="ce40" office:value-type="string" calcext:value-type="string">
            <text:p>slope</text:p>
          </table:table-cell>
          <table:table-cell table:style-name="ce40" table:formula="of:=[.P44]/[.O41]" office:value-type="float" office:value="0.27219531062712" calcext:value-type="float">
            <text:p>0.27219531062712</text:p>
          </table:table-cell>
          <table:table-cell table:style-name="ce40" office:value-type="string" calcext:value-type="string">
            <text:p>Inhibition Rate</text:p>
          </table:table-cell>
          <table:table-cell table:style-name="ce40" table:formula="of:=LN([.R40])-LN([.R44])" office:value-type="float" office:value="-2.11737368482857" calcext:value-type="float">
            <text:p>-2.11737368482857</text:p>
          </table:table-cell>
          <table:table-cell table:style-name="ce40" table:formula="of:=([.M38]+[.M39])/2-([.M42]+[.M43])/2" office:value-type="float" office:value="41.5" calcext:value-type="float">
            <text:p>41.5</text:p>
          </table:table-cell>
          <table:table-cell table:style-name="ce40" table:formula="of:=[.T44]/[.U44]" office:value-type="float" office:value="-0.0510210526464716" calcext:value-type="float">
            <text:p>-0.051021052646472</text:p>
          </table:table-cell>
          <table:table-cell table:style-name="ce74" table:number-columns-repeated="4"/>
          <table:table-cell table:style-name="ce40"/>
          <table:table-cell table:style-name="ce42" table:number-columns-repeated="5"/>
          <table:table-cell table:number-columns-repeated="32"/>
        </table:table-row>
        <table:table-row table:style-name="ro1">
          <table:table-cell table:style-name="ce28"/>
          <table:table-cell table:style-name="ce42" table:number-columns-repeated="20"/>
          <table:table-cell table:style-name="ce78" table:formula="of:=[.V44]" office:value-type="float" office:value="-0.0510210526464716" calcext:value-type="float">
            <text:p>-0.051021052646472</text:p>
          </table:table-cell>
          <table:table-cell table:style-name="ce42" table:number-columns-repeated="10"/>
          <table:table-cell table:number-columns-repeated="32"/>
        </table:table-row>
        <table:table-row table:style-name="ro1">
          <table:table-cell table:style-name="ce97" office:value-type="float" office:value="10230000" calcext:value-type="float">
            <text:p>1.02E+07</text:p>
          </table:table-cell>
          <table:table-cell table:style-name="ce36" office:value-type="string" calcext:value-type="string">
            <text:p>Initial population</text:p>
          </table:table-cell>
          <table:table-cell table:style-name="ce37"/>
          <table:table-cell table:style-name="ce36" office:value-type="string" calcext:value-type="string">
            <text:p>E</text:p>
          </table:table-cell>
          <table:table-cell table:style-name="ce36" table:formula="of:=[.I46]/[.K46]" office:value-type="float" office:value="1" calcext:value-type="float">
            <text:p>1</text:p>
          </table:table-cell>
          <table:table-cell table:style-name="ce36" office:value-type="string" calcext:value-type="string">
            <text:p>Probability of contact</text:p>
          </table:table-cell>
          <table:table-cell table:style-name="ce37"/>
          <table:table-cell table:style-name="ce36" office:value-type="string" calcext:value-type="string">
            <text:p>Chances a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in</text:p>
          </table:table-cell>
          <table:table-cell table:style-name="ce62" office:value-type="float" office:value="1" calcext:value-type="float">
            <text:p>1.00</text:p>
          </table:table-cell>
          <table:table-cell table:style-name="ce36" office:value-type="string" calcext:value-type="string">
            <text:p>Change in Growth Rate</text:p>
          </table:table-cell>
          <table:table-cell table:style-name="ce37"/>
          <table:table-cell table:style-name="ce36" office:value-type="string" calcext:value-type="string">
            <text:p>dx</text:p>
          </table:table-cell>
          <table:table-cell table:style-name="ce36" table:formula="of:=[.M47]-[.M48]" office:value-type="float" office:value="4" calcext:value-type="float">
            <text:p>4</text:p>
          </table:table-cell>
          <table:table-cell table:style-name="ce36" office:value-type="string" calcext:value-type="string">
            <text:p>logs</text:p>
          </table:table-cell>
          <table:table-cell table:style-name="ce37" table:number-columns-repeated="4"/>
          <table:table-cell table:style-name="ce36"/>
          <table:table-cell table:style-name="ce37"/>
          <table:table-cell table:style-name="ce36" office:value-type="string" calcext:value-type="string">
            <text:p>deaths</text:p>
          </table:table-cell>
          <table:table-cell table:style-name="ce36" office:value-type="string" calcext:value-type="string">
            <text:p>recovered</text:p>
          </table:table-cell>
          <table:table-cell table:style-name="ce36" office:value-type="string" calcext:value-type="string">
            <text:p>resolved</text:p>
          </table:table-cell>
          <table:table-cell table:style-name="ce36" office:value-type="string" calcext:value-type="string">
            <text:p>death rate</text:p>
          </table:table-cell>
          <table:table-cell table:style-name="ce37" table:number-columns-repeated="6"/>
          <table:table-cell table:number-columns-repeated="32"/>
        </table:table-row>
        <table:table-row table:style-name="ro1">
          <table:table-cell table:style-name="ce7"/>
          <table:table-cell table:style-name="ce37" table:number-columns-repeated="2"/>
          <table:table-cell table:style-name="ce36" office:value-type="string" calcext:value-type="string">
            <text:p>p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string" calcext:value-type="string">
            <text:p>Probability of infection</text:p>
          </table:table-cell>
          <table:table-cell table:style-name="ce37" table:number-columns-repeated="2"/>
          <table:table-cell table:style-name="ce36" office:value-type="float" office:value="1" calcext:value-type="float">
            <text:p>1</text:p>
          </table:table-cell>
          <table:table-cell table:style-name="ce37"/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day2</text:p>
          </table:table-cell>
          <table:table-cell table:style-name="ce71" office:value-type="date" office:date-value="2020-04-27" calcext:value-type="date">
            <text:p>2020-04-27</text:p>
          </table:table-cell>
          <table:table-cell table:style-name="ce36" office:value-type="string" calcext:value-type="string">
            <text:p>y2</text:p>
          </table:table-cell>
          <table:table-cell table:style-name="ce7" office:value-type="float" office:value="18926" calcext:value-type="float">
            <text:p>1.89E+04</text:p>
          </table:table-cell>
          <table:table-cell table:style-name="ce36" table:formula="of:=LN([.O47])" office:value-type="float" office:value="9.84829191706818" calcext:value-type="float">
            <text:p>9.84829191706818</text:p>
          </table:table-cell>
          <table:table-cell table:style-name="ce37" table:number-columns-repeated="4"/>
          <table:table-cell table:style-name="ce36"/>
          <table:table-cell table:style-name="ce37"/>
          <table:table-cell table:style-name="ce16" office:value-type="float" office:value="2462" calcext:value-type="float">
            <text:p>2462</text:p>
          </table:table-cell>
          <table:table-cell table:style-name="ce16" office:value-type="float" office:value="1005" calcext:value-type="float">
            <text:p>1005</text:p>
          </table:table-cell>
          <table:table-cell table:style-name="ce16" table:formula="of:=[.X47]+[.W47]" office:value-type="float" office:value="3467" calcext:value-type="float">
            <text:p>3467</text:p>
          </table:table-cell>
          <table:table-cell table:style-name="ce36" table:formula="of:=[.W47]/[.Y47]" office:value-type="float" office:value="0.71012402653591" calcext:value-type="float">
            <text:p>0.71012402653591</text:p>
          </table:table-cell>
          <table:table-cell table:style-name="ce37" table:number-columns-repeated="4"/>
          <table:table-cell table:style-name="ce37" office:value-type="string" calcext:value-type="string">
            <text:p>crossover</text:p>
          </table:table-cell>
          <table:table-cell table:style-name="ce37"/>
          <table:table-cell table:number-columns-repeated="32"/>
        </table:table-row>
        <table:table-row table:style-name="ro3">
          <table:table-cell table:style-name="ce8" table:formula="of:=[.V54]" office:value-type="float" office:value="-0.0175192779804086" calcext:value-type="float">
            <text:p>-0.01752</text:p>
          </table:table-cell>
          <table:table-cell table:style-name="ce36" office:value-type="string" calcext:value-type="string">
            <text:p>Education Rate</text:p>
          </table:table-cell>
          <table:table-cell table:style-name="ce37"/>
          <table:table-cell table:style-name="ce36" office:value-type="string" calcext:value-type="string">
            <text:p>k1</text:p>
          </table:table-cell>
          <table:table-cell table:style-name="ce36" table:formula="of:=[.E46]*[.E47]" office:value-type="float" office:value="0.9" calcext:value-type="float">
            <text:p>0.9</text:p>
          </table:table-cell>
          <table:table-cell table:style-name="ce36" office:value-type="string" calcext:value-type="string">
            <text:p>Total probability per day</text:p>
          </table:table-cell>
          <table:table-cell table:style-name="ce37" table:number-columns-repeated="2"/>
          <table:table-cell table:style-name="ce36" office:value-type="float" office:value="1" calcext:value-type="float">
            <text:p>1</text:p>
          </table:table-cell>
          <table:table-cell table:style-name="ce37"/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day1</text:p>
          </table:table-cell>
          <table:table-cell table:style-name="ce71" office:value-type="date" office:date-value="2020-04-23" calcext:value-type="date">
            <text:p>2020-04-23</text:p>
          </table:table-cell>
          <table:table-cell table:style-name="ce36" office:value-type="string" calcext:value-type="string">
            <text:p>y1</text:p>
          </table:table-cell>
          <table:table-cell table:style-name="ce7" office:value-type="float" office:value="16755" calcext:value-type="float">
            <text:p>1.68E+04</text:p>
          </table:table-cell>
          <table:table-cell table:style-name="ce36" table:formula="of:=LN([.O48])" office:value-type="float" office:value="9.72645200017141" calcext:value-type="float">
            <text:p>9.72645200017141</text:p>
          </table:table-cell>
          <table:table-cell table:style-name="ce37" table:number-columns-repeated="11"/>
          <table:table-cell table:style-name="ce37" office:value-type="string" calcext:value-type="string">
            <text:p>Initial date</text:p>
          </table:table-cell>
          <table:table-cell table:style-name="ce37" office:value-type="string" calcext:value-type="string">
            <text:p>1<text:span text:style-name="T1">st</text:span> inflection</text:p>
          </table:table-cell>
          <table:table-cell table:style-name="ce37" office:value-type="string" calcext:value-type="string">
            <text:p>Peak date</text:p>
          </table:table-cell>
          <table:table-cell table:style-name="ce37" office:value-type="string" calcext:value-type="string">
            <text:p>2<text:span text:style-name="T1">nd</text:span> inflection</text:p>
          </table:table-cell>
          <table:table-cell table:style-name="ce37" office:value-type="string" calcext:value-type="string">
            <text:p>final date</text:p>
          </table:table-cell>
          <table:table-cell table:number-columns-repeated="32"/>
        </table:table-row>
        <table:table-row table:style-name="ro1">
          <table:table-cell table:style-name="ce8" table:formula="of:=[.A48]" office:value-type="float" office:value="-0.0175192779804086" calcext:value-type="float">
            <text:p>-0.01752</text:p>
          </table:table-cell>
          <table:table-cell table:style-name="ce37" table:number-columns-repeated="2"/>
          <table:table-cell table:style-name="ce36" table:number-columns-repeated="2"/>
          <table:table-cell table:style-name="ce37"/>
          <table:table-cell table:style-name="ce36" office:value-type="string" calcext:value-type="string">
            <text:p>growth rate</text:p>
          </table:table-cell>
          <table:table-cell table:style-name="ce62" table:formula="of:=[.E48]" office:value-type="float" office:value="0.9" calcext:value-type="float">
            <text:p>0.90</text:p>
          </table:table-cell>
          <table:table-cell table:style-name="ce37" table:number-columns-repeated="5"/>
          <table:table-cell table:style-name="ce36" office:value-type="string" calcext:value-type="string">
            <text:p>dy</text:p>
          </table:table-cell>
          <table:table-cell table:style-name="ce37"/>
          <table:table-cell table:style-name="ce36" table:formula="of:=[.P47]-[.P48]" office:value-type="float" office:value="0.121839916896766" calcext:value-type="float">
            <text:p>0.121839916896766</text:p>
          </table:table-cell>
          <table:table-cell table:style-name="ce36" office:value-type="string" calcext:value-type="string">
            <text:p>slope</text:p>
          </table:table-cell>
          <table:table-cell table:style-name="ce36" table:formula="of:=[.P49]/[.O46]" office:value-type="float" office:value="0.0304599792241915" calcext:value-type="float">
            <text:p>0.030459979224192</text:p>
          </table:table-cell>
          <table:table-cell table:style-name="ce37" table:number-columns-repeated="9"/>
          <table:table-cell table:style-name="ce83" office:value-type="date" office:date-value="2020-01-15" calcext:value-type="date">
            <text:p>2020-01-15</text:p>
          </table:table-cell>
          <table:table-cell table:style-name="ce83" office:value-type="date" office:date-value="2020-04-24" calcext:value-type="date">
            <text:p>2020-04-24</text:p>
          </table:table-cell>
          <table:table-cell table:style-name="ce83" table:formula="of:=[.AC49]+[.AC50]" office:value-type="date" office:date-value="2020-08-02" calcext:value-type="date">
            <text:p>2020-08-02</text:p>
          </table:table-cell>
          <table:table-cell table:style-name="ce83" table:formula="of:=IF([.AD50]&lt;&gt;0;[.AD49]+[.AD50];[.AD49]+[.AC50])" office:value-type="date" office:date-value="2020-11-10" calcext:value-type="date">
            <text:p>2020-11-10</text:p>
          </table:table-cell>
          <table:table-cell table:style-name="ce83" table:formula="of:=[.AE49]+[.AC50]" office:value-type="date" office:date-value="2021-02-18" calcext:value-type="date">
            <text:p>2021-02-18</text:p>
          </table:table-cell>
          <table:table-cell table:number-columns-repeated="32"/>
        </table:table-row>
        <table:table-row table:style-name="ro1">
          <table:table-cell table:style-name="ce6"/>
          <table:table-cell table:style-name="ce37" table:number-columns-repeated="2"/>
          <table:table-cell table:style-name="ce36" table:number-columns-repeated="2"/>
          <table:table-cell table:style-name="ce37"/>
          <table:table-cell table:style-name="ce36" office:value-type="string" calcext:value-type="string">
            <text:p>death rate</text:p>
          </table:table-cell>
          <table:table-cell table:style-name="ce63" table:formula="of:=[.Z47]" office:value-type="float" office:value="0.71012402653591" calcext:value-type="float">
            <text:p>0.71</text:p>
          </table:table-cell>
          <table:table-cell table:style-name="ce37" table:number-columns-repeated="5"/>
          <table:table-cell table:style-name="ce36" office:value-type="string" calcext:value-type="string">
            <text:p>dx</text:p>
          </table:table-cell>
          <table:table-cell table:style-name="ce36" table:formula="of:=[.M51]-[.M52]" office:value-type="float" office:value="5" calcext:value-type="float">
            <text:p>5</text:p>
          </table:table-cell>
          <table:table-cell table:style-name="ce37" table:number-columns-repeated="8"/>
          <table:table-cell table:style-name="ce36" table:number-columns-repeated="2"/>
          <table:table-cell table:style-name="ce37" table:number-columns-repeated="3"/>
          <table:table-cell table:style-name="ce37" table:formula="of:=[.AC49]-[.AB49]" office:value-type="float" office:value="100" calcext:value-type="float">
            <text:p>100</text:p>
          </table:table-cell>
          <table:table-cell table:style-name="ce37" table:number-columns-repeated="3"/>
          <table:table-cell table:number-columns-repeated="32"/>
        </table:table-row>
        <table:table-row table:style-name="ro2">
          <table:table-cell table:style-name="ce10" office:value-type="string" calcext:value-type="string">
            <text:p>Sweden</text:p>
          </table:table-cell>
          <table:table-cell table:style-name="ce37" table:number-columns-repeated="10"/>
          <table:table-cell table:style-name="ce36" office:value-type="string" calcext:value-type="string">
            <text:p>day2</text:p>
          </table:table-cell>
          <table:table-cell table:style-name="ce71" office:value-type="date" office:date-value="2020-03-17" calcext:value-type="date">
            <text:p>2020-03-17</text:p>
          </table:table-cell>
          <table:table-cell table:style-name="ce36" office:value-type="string" calcext:value-type="string">
            <text:p>y2</text:p>
          </table:table-cell>
          <table:table-cell table:style-name="ce36" office:value-type="float" office:value="1639" calcext:value-type="float">
            <text:p>1639</text:p>
          </table:table-cell>
          <table:table-cell table:style-name="ce36" table:formula="of:=LN([.O51])" office:value-type="float" office:value="7.40184157874383" calcext:value-type="float">
            <text:p>7.40184157874383</text:p>
          </table:table-cell>
          <table:table-cell table:style-name="ce37" table:number-columns-repeated="16"/>
          <table:table-cell table:number-columns-repeated="32"/>
        </table:table-row>
        <table:table-row table:style-name="ro1">
          <table:table-cell table:style-name="ce6"/>
          <table:table-cell table:style-name="ce37" table:number-columns-repeated="10"/>
          <table:table-cell table:style-name="ce36" office:value-type="string" calcext:value-type="string">
            <text:p>day1</text:p>
          </table:table-cell>
          <table:table-cell table:style-name="ce71" office:value-type="date" office:date-value="2020-03-12" calcext:value-type="date">
            <text:p>2020-03-12</text:p>
          </table:table-cell>
          <table:table-cell table:style-name="ce36" office:value-type="string" calcext:value-type="string">
            <text:p>y1</text:p>
          </table:table-cell>
          <table:table-cell table:style-name="ce36" office:value-type="float" office:value="1196" calcext:value-type="float">
            <text:p>1196</text:p>
          </table:table-cell>
          <table:table-cell table:style-name="ce36" table:formula="of:=LN([.O52])" office:value-type="float" office:value="7.08673793451058" calcext:value-type="float">
            <text:p>7.08673793451058</text:p>
          </table:table-cell>
          <table:table-cell table:style-name="ce37" table:number-columns-repeated="3"/>
          <table:table-cell table:style-name="ce36" office:value-type="string" calcext:value-type="string">
            <text:p>dy</text:p>
          </table:table-cell>
          <table:table-cell table:style-name="ce36" office:value-type="string" calcext:value-type="string">
            <text:p>dx</text:p>
          </table:table-cell>
          <table:table-cell table:style-name="ce36" office:value-type="string" calcext:value-type="string">
            <text:p>dy/dx</text:p>
          </table:table-cell>
          <table:table-cell table:style-name="ce36" table:number-columns-repeated="4"/>
          <table:table-cell table:style-name="ce37" table:number-columns-repeated="6"/>
          <table:table-cell table:number-columns-repeated="32"/>
        </table:table-row>
        <table:table-row table:style-name="ro1">
          <table:table-cell table:style-name="ce6"/>
          <table:table-cell table:style-name="ce37" table:number-columns-repeated="12"/>
          <table:table-cell table:style-name="ce36" office:value-type="string" calcext:value-type="string">
            <text:p>dy</text:p>
          </table:table-cell>
          <table:table-cell table:style-name="ce37"/>
          <table:table-cell table:style-name="ce36" table:formula="of:=[.P51]-[.P52]" office:value-type="float" office:value="0.315103644233253" calcext:value-type="float">
            <text:p>0.315103644233253</text:p>
          </table:table-cell>
          <table:table-cell table:style-name="ce36" office:value-type="string" calcext:value-type="string">
            <text:p>slope</text:p>
          </table:table-cell>
          <table:table-cell table:style-name="ce36" table:formula="of:=[.P53]/[.O50]" office:value-type="float" office:value="0.0630207288466506" calcext:value-type="float">
            <text:p>0.063020728846651</text:p>
          </table:table-cell>
          <table:table-cell table:style-name="ce36" office:value-type="string" calcext:value-type="string">
            <text:p>Inhibition Rate</text:p>
          </table:table-cell>
          <table:table-cell table:style-name="ce36" table:formula="of:=LN([.R49])-LN([.R53])" office:value-type="float" office:value="-0.727050036186955" calcext:value-type="float">
            <text:p>-0.727050036186955</text:p>
          </table:table-cell>
          <table:table-cell table:style-name="ce36" table:formula="of:=([.M47]+[.M48])/2-([.M51]+[.M52])/2" office:value-type="float" office:value="41.5" calcext:value-type="float">
            <text:p>41.5</text:p>
          </table:table-cell>
          <table:table-cell table:style-name="ce36" table:formula="of:=[.T53]/[.U53]" office:value-type="float" office:value="-0.0175192779804086" calcext:value-type="float">
            <text:p>-0.017519277980409</text:p>
          </table:table-cell>
          <table:table-cell table:style-name="ce71" table:number-columns-repeated="4"/>
          <table:table-cell table:style-name="ce37" table:number-columns-repeated="6"/>
          <table:table-cell table:number-columns-repeated="32"/>
        </table:table-row>
        <table:table-row table:style-name="ro1">
          <table:table-cell table:style-name="ce6"/>
          <table:table-cell table:style-name="ce37" table:number-columns-repeated="20"/>
          <table:table-cell table:style-name="ce76" table:formula="of:=[.V53]" office:value-type="float" office:value="-0.0175192779804086" calcext:value-type="float">
            <text:p>-0.017519277980409</text:p>
          </table:table-cell>
          <table:table-cell table:style-name="ce37" table:number-columns-repeated="10"/>
          <table:table-cell table:number-columns-repeated="32"/>
        </table:table-row>
        <table:table-row table:style-name="ro1">
          <table:table-cell table:style-name="ce81" office:value-type="float" office:value="46438422" calcext:value-type="float">
            <text:p>46438422</text:p>
          </table:table-cell>
          <table:table-cell table:style-name="ce40" office:value-type="string" calcext:value-type="string">
            <text:p>Initial population</text:p>
          </table:table-cell>
          <table:table-cell table:style-name="ce42"/>
          <table:table-cell table:style-name="ce40" office:value-type="string" calcext:value-type="string">
            <text:p>E</text:p>
          </table:table-cell>
          <table:table-cell table:style-name="ce40" table:formula="of:=[.I55]/[.K55]" office:value-type="float" office:value="1.41" calcext:value-type="float">
            <text:p>1.41</text:p>
          </table:table-cell>
          <table:table-cell table:style-name="ce40" office:value-type="string" calcext:value-type="string">
            <text:p>Probability of contact</text:p>
          </table:table-cell>
          <table:table-cell table:style-name="ce42"/>
          <table:table-cell table:style-name="ce40" office:value-type="string" calcext:value-type="string">
            <text:p>Chances are</text:p>
          </table:table-cell>
          <table:table-cell table:style-name="ce40" office:value-type="float" office:value="1.41" calcext:value-type="float">
            <text:p>1.41</text:p>
          </table:table-cell>
          <table:table-cell table:style-name="ce40" office:value-type="string" calcext:value-type="string">
            <text:p>in</text:p>
          </table:table-cell>
          <table:table-cell table:style-name="ce68" office:value-type="float" office:value="1" calcext:value-type="float">
            <text:p>1.00</text:p>
          </table:table-cell>
          <table:table-cell table:style-name="ce40" office:value-type="string" calcext:value-type="string">
            <text:p>Change in Growth Rate</text:p>
          </table:table-cell>
          <table:table-cell table:style-name="ce42"/>
          <table:table-cell table:style-name="ce40" office:value-type="string" calcext:value-type="string">
            <text:p>dx</text:p>
          </table:table-cell>
          <table:table-cell table:style-name="ce40" table:formula="of:=[.M56]-[.M57]" office:value-type="float" office:value="5" calcext:value-type="float">
            <text:p>5</text:p>
          </table:table-cell>
          <table:table-cell table:style-name="ce40" office:value-type="string" calcext:value-type="string">
            <text:p>logs</text:p>
          </table:table-cell>
          <table:table-cell table:style-name="ce42" table:number-columns-repeated="4"/>
          <table:table-cell table:style-name="ce40"/>
          <table:table-cell table:style-name="ce42"/>
          <table:table-cell table:style-name="ce40" office:value-type="string" calcext:value-type="string">
            <text:p>deaths</text:p>
          </table:table-cell>
          <table:table-cell table:style-name="ce40" office:value-type="string" calcext:value-type="string">
            <text:p>recovered</text:p>
          </table:table-cell>
          <table:table-cell table:style-name="ce40" office:value-type="string" calcext:value-type="string">
            <text:p>resolved</text:p>
          </table:table-cell>
          <table:table-cell table:style-name="ce40" office:value-type="string" calcext:value-type="string">
            <text:p>death rate</text:p>
          </table:table-cell>
          <table:table-cell table:style-name="ce42" table:number-columns-repeated="6"/>
          <table:table-cell table:number-columns-repeated="32"/>
        </table:table-row>
        <table:table-row table:style-name="ro1">
          <table:table-cell table:style-name="ce23"/>
          <table:table-cell table:style-name="ce42" table:number-columns-repeated="2"/>
          <table:table-cell table:style-name="ce40" office:value-type="string" calcext:value-type="string">
            <text:p>p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string" calcext:value-type="string">
            <text:p>Probability of infection</text:p>
          </table:table-cell>
          <table:table-cell table:style-name="ce42" table:number-columns-repeated="2"/>
          <table:table-cell table:style-name="ce40" office:value-type="float" office:value="1" calcext:value-type="float">
            <text:p>1</text:p>
          </table:table-cell>
          <table:table-cell table:style-name="ce42"/>
          <table:table-cell table:style-name="ce40" office:value-type="float" office:value="15" calcext:value-type="float">
            <text:p>15</text:p>
          </table:table-cell>
          <table:table-cell table:style-name="ce40" office:value-type="string" calcext:value-type="string">
            <text:p>day2</text:p>
          </table:table-cell>
          <table:table-cell table:style-name="ce120" office:value-type="date" office:date-value="2020-04-30" calcext:value-type="date">
            <text:p>2020-04-30</text:p>
          </table:table-cell>
          <table:table-cell table:style-name="ce40" office:value-type="string" calcext:value-type="string">
            <text:p>y2</text:p>
          </table:table-cell>
          <table:table-cell table:style-name="ce23" office:value-type="float" office:value="236899" calcext:value-type="float">
            <text:p>2.37E+05</text:p>
          </table:table-cell>
          <table:table-cell table:style-name="ce40" table:formula="of:=LN([.O56])" office:value-type="float" office:value="12.3753891689476" calcext:value-type="float">
            <text:p>12.3753891689476</text:p>
          </table:table-cell>
          <table:table-cell table:style-name="ce42" table:number-columns-repeated="4"/>
          <table:table-cell table:style-name="ce40"/>
          <table:table-cell table:style-name="ce42"/>
          <table:table-cell table:style-name="ce81" office:value-type="float" office:value="24824" calcext:value-type="float">
            <text:p>24824</text:p>
          </table:table-cell>
          <table:table-cell table:style-name="ce81" office:value-type="float" office:value="142450" calcext:value-type="float">
            <text:p>142450</text:p>
          </table:table-cell>
          <table:table-cell table:style-name="ce81" table:formula="of:=[.W56]+[.X56]" office:value-type="float" office:value="167274" calcext:value-type="float">
            <text:p>167274</text:p>
          </table:table-cell>
          <table:table-cell table:style-name="ce40" table:formula="of:=[.W56]/[.Y56]" office:value-type="float" office:value="0.148403218671162" calcext:value-type="float">
            <text:p>0.148403218671162</text:p>
          </table:table-cell>
          <table:table-cell table:style-name="ce42" table:number-columns-repeated="4"/>
          <table:table-cell table:style-name="ce42" office:value-type="string" calcext:value-type="string">
            <text:p>crossover</text:p>
          </table:table-cell>
          <table:table-cell table:style-name="ce42"/>
          <table:table-cell table:number-columns-repeated="32"/>
        </table:table-row>
        <table:table-row table:style-name="ro3">
          <table:table-cell table:style-name="ce26" table:formula="of:=[.V63]" office:value-type="float" office:value="-0.0744976597572181" calcext:value-type="float">
            <text:p>-0.07450</text:p>
          </table:table-cell>
          <table:table-cell table:style-name="ce40" office:value-type="string" calcext:value-type="string">
            <text:p>Education Rate</text:p>
          </table:table-cell>
          <table:table-cell table:style-name="ce42"/>
          <table:table-cell table:style-name="ce40" office:value-type="string" calcext:value-type="string">
            <text:p>k1</text:p>
          </table:table-cell>
          <table:table-cell table:style-name="ce40" table:formula="of:=[.E55]*[.E56]" office:value-type="float" office:value="1.269" calcext:value-type="float">
            <text:p>1.269</text:p>
          </table:table-cell>
          <table:table-cell table:style-name="ce40" office:value-type="string" calcext:value-type="string">
            <text:p>Total probability per day</text:p>
          </table:table-cell>
          <table:table-cell table:style-name="ce42" table:number-columns-repeated="2"/>
          <table:table-cell table:style-name="ce40" office:value-type="float" office:value="1" calcext:value-type="float">
            <text:p>1</text:p>
          </table:table-cell>
          <table:table-cell table:style-name="ce42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day1</text:p>
          </table:table-cell>
          <table:table-cell table:style-name="ce74" office:value-type="date" office:date-value="2020-04-25" calcext:value-type="date">
            <text:p>2020-04-25</text:p>
          </table:table-cell>
          <table:table-cell table:style-name="ce40" office:value-type="string" calcext:value-type="string">
            <text:p>y1</text:p>
          </table:table-cell>
          <table:table-cell table:style-name="ce23" office:value-type="float" office:value="223759" calcext:value-type="float">
            <text:p>2.24E+05</text:p>
          </table:table-cell>
          <table:table-cell table:style-name="ce40" table:formula="of:=LN([.O57])" office:value-type="float" office:value="12.3183248587918" calcext:value-type="float">
            <text:p>12.3183248587918</text:p>
          </table:table-cell>
          <table:table-cell table:style-name="ce42" table:number-columns-repeated="11"/>
          <table:table-cell table:style-name="ce42" office:value-type="string" calcext:value-type="string">
            <text:p>Initial date</text:p>
          </table:table-cell>
          <table:table-cell table:style-name="ce42" office:value-type="string" calcext:value-type="string">
            <text:p>1<text:span text:style-name="T1">st</text:span> inflection</text:p>
          </table:table-cell>
          <table:table-cell table:style-name="ce42" office:value-type="string" calcext:value-type="string">
            <text:p>Peak date</text:p>
          </table:table-cell>
          <table:table-cell table:style-name="ce42" office:value-type="string" calcext:value-type="string">
            <text:p>2<text:span text:style-name="T1">nd</text:span> inflection</text:p>
          </table:table-cell>
          <table:table-cell table:style-name="ce42" office:value-type="string" calcext:value-type="string">
            <text:p>final date</text:p>
          </table:table-cell>
          <table:table-cell table:number-columns-repeated="32"/>
        </table:table-row>
        <table:table-row table:style-name="ro1">
          <table:table-cell table:style-name="ce26" table:formula="of:=[.A57]" office:value-type="float" office:value="-0.0744976597572181" calcext:value-type="float">
            <text:p>-0.07450</text:p>
          </table:table-cell>
          <table:table-cell table:style-name="ce42" table:number-columns-repeated="2"/>
          <table:table-cell table:style-name="ce40" table:number-columns-repeated="2"/>
          <table:table-cell table:style-name="ce42"/>
          <table:table-cell table:style-name="ce40" office:value-type="string" calcext:value-type="string">
            <text:p>growth rate</text:p>
          </table:table-cell>
          <table:table-cell table:style-name="ce68" table:formula="of:=[.E57]" office:value-type="float" office:value="1.269" calcext:value-type="float">
            <text:p>1.27</text:p>
          </table:table-cell>
          <table:table-cell table:style-name="ce42" table:number-columns-repeated="5"/>
          <table:table-cell table:style-name="ce40" office:value-type="string" calcext:value-type="string">
            <text:p>dy</text:p>
          </table:table-cell>
          <table:table-cell table:style-name="ce42"/>
          <table:table-cell table:style-name="ce40" table:formula="of:=[.P56]-[.P57]" office:value-type="float" office:value="0.0570643101557451" calcext:value-type="float">
            <text:p>0.057064310155745</text:p>
          </table:table-cell>
          <table:table-cell table:style-name="ce40" office:value-type="string" calcext:value-type="string">
            <text:p>slope</text:p>
          </table:table-cell>
          <table:table-cell table:style-name="ce40" table:formula="of:=[.P58]/[.O55]" office:value-type="float" office:value="0.011412862031149" calcext:value-type="float">
            <text:p>0.011412862031149</text:p>
          </table:table-cell>
          <table:table-cell table:style-name="ce42" table:number-columns-repeated="9"/>
          <table:table-cell table:style-name="ce85" office:value-type="date" office:date-value="2020-01-15" calcext:value-type="date">
            <text:p>2020-01-15</text:p>
          </table:table-cell>
          <table:table-cell table:style-name="ce85" office:value-type="date" office:date-value="2020-04-24" calcext:value-type="date">
            <text:p>2020-04-24</text:p>
          </table:table-cell>
          <table:table-cell table:style-name="ce85" table:formula="of:=[.AC58]+[.AC59]" office:value-type="date" office:date-value="2020-08-02" calcext:value-type="date">
            <text:p>2020-08-02</text:p>
          </table:table-cell>
          <table:table-cell table:style-name="ce85" table:formula="of:=IF([.AD59]&lt;&gt;0;[.AD58]+[.AD59];[.AD58]+[.AC59])" office:value-type="date" office:date-value="2020-11-10" calcext:value-type="date">
            <text:p>2020-11-10</text:p>
          </table:table-cell>
          <table:table-cell table:style-name="ce85" table:formula="of:=[.AE58]+[.AC59]" office:value-type="date" office:date-value="2021-02-18" calcext:value-type="date">
            <text:p>2021-02-18</text:p>
          </table:table-cell>
          <table:table-cell table:number-columns-repeated="32"/>
        </table:table-row>
        <table:table-row table:style-name="ro1">
          <table:table-cell table:style-name="ce28"/>
          <table:table-cell table:style-name="ce42" table:number-columns-repeated="2"/>
          <table:table-cell table:style-name="ce40" table:number-columns-repeated="2"/>
          <table:table-cell table:style-name="ce42"/>
          <table:table-cell table:style-name="ce40" office:value-type="string" calcext:value-type="string">
            <text:p>death rate</text:p>
          </table:table-cell>
          <table:table-cell table:style-name="ce69" table:formula="of:=[.Z56]" office:value-type="float" office:value="0.148403218671162" calcext:value-type="float">
            <text:p>0.15</text:p>
          </table:table-cell>
          <table:table-cell table:style-name="ce42" table:number-columns-repeated="5"/>
          <table:table-cell table:style-name="ce40" office:value-type="string" calcext:value-type="string">
            <text:p>dx</text:p>
          </table:table-cell>
          <table:table-cell table:style-name="ce40" table:formula="of:=[.M60]-[.M61]" office:value-type="float" office:value="5" calcext:value-type="float">
            <text:p>5</text:p>
          </table:table-cell>
          <table:table-cell table:style-name="ce42" table:number-columns-repeated="8"/>
          <table:table-cell table:style-name="ce40" table:number-columns-repeated="2"/>
          <table:table-cell table:style-name="ce42" table:number-columns-repeated="3"/>
          <table:table-cell table:style-name="ce42" table:formula="of:=[.AC58]-[.AB58]" office:value-type="float" office:value="100" calcext:value-type="float">
            <text:p>100</text:p>
          </table:table-cell>
          <table:table-cell table:style-name="ce42" table:number-columns-repeated="3"/>
          <table:table-cell table:number-columns-repeated="32"/>
        </table:table-row>
        <table:table-row table:style-name="ro2">
          <table:table-cell table:style-name="ce32" office:value-type="string" calcext:value-type="string">
            <text:p>Spain</text:p>
          </table:table-cell>
          <table:table-cell table:style-name="ce42" table:number-columns-repeated="10"/>
          <table:table-cell table:style-name="ce40" office:value-type="string" calcext:value-type="string">
            <text:p>day2</text:p>
          </table:table-cell>
          <table:table-cell table:style-name="ce74" office:value-type="date" office:date-value="2020-03-30" calcext:value-type="date">
            <text:p>2020-03-30</text:p>
          </table:table-cell>
          <table:table-cell table:style-name="ce40" office:value-type="string" calcext:value-type="string">
            <text:p>y2</text:p>
          </table:table-cell>
          <table:table-cell table:style-name="ce40" office:value-type="float" office:value="87956" calcext:value-type="float">
            <text:p>87956</text:p>
          </table:table-cell>
          <table:table-cell table:style-name="ce40" table:formula="of:=LN([.O60])" office:value-type="float" office:value="11.3845919684187" calcext:value-type="float">
            <text:p>11.3845919684187</text:p>
          </table:table-cell>
          <table:table-cell table:style-name="ce42" table:number-columns-repeated="16"/>
          <table:table-cell table:number-columns-repeated="32"/>
        </table:table-row>
        <table:table-row table:style-name="ro1">
          <table:table-cell table:style-name="ce28"/>
          <table:table-cell table:style-name="ce42" table:number-columns-repeated="10"/>
          <table:table-cell table:style-name="ce40" office:value-type="string" calcext:value-type="string">
            <text:p>day1</text:p>
          </table:table-cell>
          <table:table-cell table:style-name="ce74" office:value-type="date" office:date-value="2020-03-25" calcext:value-type="date">
            <text:p>2020-03-25</text:p>
          </table:table-cell>
          <table:table-cell table:style-name="ce40" office:value-type="string" calcext:value-type="string">
            <text:p>y1</text:p>
          </table:table-cell>
          <table:table-cell table:style-name="ce40" office:value-type="float" office:value="49515" calcext:value-type="float">
            <text:p>49515</text:p>
          </table:table-cell>
          <table:table-cell table:style-name="ce40" table:formula="of:=LN([.O61])" office:value-type="float" office:value="10.8100309329554" calcext:value-type="float">
            <text:p>10.8100309329554</text:p>
          </table:table-cell>
          <table:table-cell table:style-name="ce42" table:number-columns-repeated="3"/>
          <table:table-cell table:style-name="ce40" office:value-type="string" calcext:value-type="string">
            <text:p>dy</text:p>
          </table:table-cell>
          <table:table-cell table:style-name="ce40" office:value-type="string" calcext:value-type="string">
            <text:p>dx</text:p>
          </table:table-cell>
          <table:table-cell table:style-name="ce40" office:value-type="string" calcext:value-type="string">
            <text:p>dy/dx</text:p>
          </table:table-cell>
          <table:table-cell table:style-name="ce40" table:number-columns-repeated="4"/>
          <table:table-cell table:style-name="ce42" table:number-columns-repeated="6"/>
          <table:table-cell table:number-columns-repeated="32"/>
        </table:table-row>
        <table:table-row table:style-name="ro1">
          <table:table-cell table:style-name="ce28"/>
          <table:table-cell table:style-name="ce42" table:number-columns-repeated="12"/>
          <table:table-cell table:style-name="ce40" office:value-type="string" calcext:value-type="string">
            <text:p>dy</text:p>
          </table:table-cell>
          <table:table-cell table:style-name="ce42"/>
          <table:table-cell table:style-name="ce40" table:formula="of:=[.P60]-[.P61]" office:value-type="float" office:value="0.574561035463258" calcext:value-type="float">
            <text:p>0.574561035463258</text:p>
          </table:table-cell>
          <table:table-cell table:style-name="ce40" office:value-type="string" calcext:value-type="string">
            <text:p>slope</text:p>
          </table:table-cell>
          <table:table-cell table:style-name="ce40" table:formula="of:=[.P62]/[.O59]" office:value-type="float" office:value="0.114912207092652" calcext:value-type="float">
            <text:p>0.114912207092652</text:p>
          </table:table-cell>
          <table:table-cell table:style-name="ce40" office:value-type="string" calcext:value-type="string">
            <text:p>Inhibition Rate</text:p>
          </table:table-cell>
          <table:table-cell table:style-name="ce40" table:formula="of:=LN([.R58])-LN([.R62])" office:value-type="float" office:value="-2.30942745247376" calcext:value-type="float">
            <text:p>-2.30942745247376</text:p>
          </table:table-cell>
          <table:table-cell table:style-name="ce40" table:formula="of:=([.M56]+[.M57])/2-([.M60]+[.M61])/2" office:value-type="float" office:value="31" calcext:value-type="float">
            <text:p>31</text:p>
          </table:table-cell>
          <table:table-cell table:style-name="ce40" table:formula="of:=[.T62]/[.U62]" office:value-type="float" office:value="-0.0744976597572181" calcext:value-type="float">
            <text:p>-0.074497659757218</text:p>
          </table:table-cell>
          <table:table-cell table:style-name="ce74" table:number-columns-repeated="4"/>
          <table:table-cell table:style-name="ce42" table:number-columns-repeated="6"/>
          <table:table-cell table:number-columns-repeated="32"/>
        </table:table-row>
        <table:table-row table:style-name="ro1">
          <table:table-cell table:style-name="ce28"/>
          <table:table-cell table:style-name="ce42" table:number-columns-repeated="20"/>
          <table:table-cell table:style-name="ce78" table:formula="of:=[.V62]" office:value-type="float" office:value="-0.0744976597572181" calcext:value-type="float">
            <text:p>-0.074497659757218</text:p>
          </table:table-cell>
          <table:table-cell table:style-name="ce42" table:number-columns-repeated="10"/>
          <table:table-cell table:number-columns-repeated="32"/>
        </table:table-row>
        <table:table-row table:style-name="ro1">
          <table:table-cell table:style-name="ce6" office:value-type="float" office:value="37590000" calcext:value-type="float">
            <text:p>37,590,000</text:p>
          </table:table-cell>
          <table:table-cell table:style-name="ce36" office:value-type="string" calcext:value-type="string">
            <text:p>Initial population</text:p>
          </table:table-cell>
          <table:table-cell table:style-name="ce37"/>
          <table:table-cell table:style-name="ce36" office:value-type="string" calcext:value-type="string">
            <text:p>E</text:p>
          </table:table-cell>
          <table:table-cell table:style-name="ce36" table:formula="of:=[.I64]/[.K64]" office:value-type="float" office:value="0.892857142857143" calcext:value-type="float">
            <text:p>0.892857142857143</text:p>
          </table:table-cell>
          <table:table-cell table:style-name="ce36" office:value-type="string" calcext:value-type="string">
            <text:p>Probability of contact</text:p>
          </table:table-cell>
          <table:table-cell table:style-name="ce37"/>
          <table:table-cell table:style-name="ce36" office:value-type="string" calcext:value-type="string">
            <text:p>Chances a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in</text:p>
          </table:table-cell>
          <table:table-cell table:style-name="ce62" office:value-type="float" office:value="1.12" calcext:value-type="float">
            <text:p>1.12</text:p>
          </table:table-cell>
          <table:table-cell table:style-name="ce36" office:value-type="string" calcext:value-type="string">
            <text:p>Change in Growth Rate</text:p>
          </table:table-cell>
          <table:table-cell table:style-name="ce37"/>
          <table:table-cell table:style-name="ce36" office:value-type="string" calcext:value-type="string">
            <text:p>dx</text:p>
          </table:table-cell>
          <table:table-cell table:style-name="ce36" table:formula="of:=[.M65]-[.M66]" office:value-type="float" office:value="4" calcext:value-type="float">
            <text:p>4</text:p>
          </table:table-cell>
          <table:table-cell table:style-name="ce36" office:value-type="string" calcext:value-type="string">
            <text:p>logs</text:p>
          </table:table-cell>
          <table:table-cell table:style-name="ce37" table:number-columns-repeated="4"/>
          <table:table-cell table:style-name="ce36"/>
          <table:table-cell table:style-name="ce37"/>
          <table:table-cell table:style-name="ce36" office:value-type="string" calcext:value-type="string">
            <text:p>deaths</text:p>
          </table:table-cell>
          <table:table-cell table:style-name="ce36" office:value-type="string" calcext:value-type="string">
            <text:p>recovered</text:p>
          </table:table-cell>
          <table:table-cell table:style-name="ce36" office:value-type="string" calcext:value-type="string">
            <text:p>resolved</text:p>
          </table:table-cell>
          <table:table-cell table:style-name="ce36" office:value-type="string" calcext:value-type="string">
            <text:p>death rate</text:p>
          </table:table-cell>
          <table:table-cell table:style-name="ce37" table:number-columns-repeated="6"/>
          <table:table-cell table:number-columns-repeated="32"/>
        </table:table-row>
        <table:table-row table:style-name="ro1">
          <table:table-cell table:style-name="ce7"/>
          <table:table-cell table:style-name="ce37" table:number-columns-repeated="2"/>
          <table:table-cell table:style-name="ce36" office:value-type="string" calcext:value-type="string">
            <text:p>p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string" calcext:value-type="string">
            <text:p>Probability of infection</text:p>
          </table:table-cell>
          <table:table-cell table:style-name="ce37" table:number-columns-repeated="2"/>
          <table:table-cell table:style-name="ce36" office:value-type="float" office:value="1" calcext:value-type="float">
            <text:p>1</text:p>
          </table:table-cell>
          <table:table-cell table:style-name="ce37"/>
          <table:table-cell table:style-name="ce36"/>
          <table:table-cell table:style-name="ce36" office:value-type="string" calcext:value-type="string">
            <text:p>day2</text:p>
          </table:table-cell>
          <table:table-cell table:style-name="ce71" office:value-type="date" office:date-value="2020-04-27" calcext:value-type="date">
            <text:p>2020-04-27</text:p>
          </table:table-cell>
          <table:table-cell table:style-name="ce36" office:value-type="string" calcext:value-type="string">
            <text:p>y2</text:p>
          </table:table-cell>
          <table:table-cell table:style-name="ce7" office:value-type="float" office:value="48500" calcext:value-type="float">
            <text:p>4.85E+04</text:p>
          </table:table-cell>
          <table:table-cell table:style-name="ce36" table:formula="of:=LN([.O65])" office:value-type="float" office:value="10.7893190769256" calcext:value-type="float">
            <text:p>10.7893190769256</text:p>
          </table:table-cell>
          <table:table-cell table:style-name="ce37" table:number-columns-repeated="4"/>
          <table:table-cell table:style-name="ce36"/>
          <table:table-cell table:style-name="ce37"/>
          <table:table-cell table:style-name="ce16" office:value-type="float" office:value="2859" calcext:value-type="float">
            <text:p>2859</text:p>
          </table:table-cell>
          <table:table-cell table:style-name="ce16" office:value-type="float" office:value="19190" calcext:value-type="float">
            <text:p>19190</text:p>
          </table:table-cell>
          <table:table-cell table:style-name="ce16" table:formula="of:=[.X65]+[.W65]" office:value-type="float" office:value="22049" calcext:value-type="float">
            <text:p>22049</text:p>
          </table:table-cell>
          <table:table-cell table:style-name="ce36" table:formula="of:=[.W65]/[.Y65]" office:value-type="float" office:value="0.129665744478208" calcext:value-type="float">
            <text:p>0.129665744478208</text:p>
          </table:table-cell>
          <table:table-cell table:style-name="ce37" table:number-columns-repeated="4"/>
          <table:table-cell table:style-name="ce37" office:value-type="string" calcext:value-type="string">
            <text:p>crossover</text:p>
          </table:table-cell>
          <table:table-cell table:style-name="ce37"/>
          <table:table-cell table:number-columns-repeated="32"/>
        </table:table-row>
        <table:table-row table:style-name="ro3">
          <table:table-cell table:style-name="ce8" table:formula="of:=[.V72]" office:value-type="float" office:value="-0.0505293284611616" calcext:value-type="float">
            <text:p>-0.05053</text:p>
          </table:table-cell>
          <table:table-cell table:style-name="ce36" office:value-type="string" calcext:value-type="string">
            <text:p>Education Rate</text:p>
          </table:table-cell>
          <table:table-cell table:style-name="ce37"/>
          <table:table-cell table:style-name="ce36" office:value-type="string" calcext:value-type="string">
            <text:p>k1</text:p>
          </table:table-cell>
          <table:table-cell table:style-name="ce36" table:formula="of:=[.E64]*[.E65]" office:value-type="float" office:value="0.803571428571429" calcext:value-type="float">
            <text:p>0.803571428571429</text:p>
          </table:table-cell>
          <table:table-cell table:style-name="ce36" office:value-type="string" calcext:value-type="string">
            <text:p>Total probability per day</text:p>
          </table:table-cell>
          <table:table-cell table:style-name="ce37" table:number-columns-repeated="2"/>
          <table:table-cell table:style-name="ce36" office:value-type="float" office:value="1" calcext:value-type="float">
            <text:p>1</text:p>
          </table:table-cell>
          <table:table-cell table:style-name="ce37"/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day1</text:p>
          </table:table-cell>
          <table:table-cell table:style-name="ce71" office:value-type="date" office:date-value="2020-04-23" calcext:value-type="date">
            <text:p>2020-04-23</text:p>
          </table:table-cell>
          <table:table-cell table:style-name="ce36" office:value-type="string" calcext:value-type="string">
            <text:p>y1</text:p>
          </table:table-cell>
          <table:table-cell table:style-name="ce7" office:value-type="float" office:value="42110" calcext:value-type="float">
            <text:p>4.21E+04</text:p>
          </table:table-cell>
          <table:table-cell table:style-name="ce36" table:formula="of:=LN([.O66])" office:value-type="float" office:value="10.648040521156" calcext:value-type="float">
            <text:p>10.648040521156</text:p>
          </table:table-cell>
          <table:table-cell table:style-name="ce37" table:number-columns-repeated="11"/>
          <table:table-cell table:style-name="ce37" office:value-type="string" calcext:value-type="string">
            <text:p>Initial date</text:p>
          </table:table-cell>
          <table:table-cell table:style-name="ce37" office:value-type="string" calcext:value-type="string">
            <text:p>1<text:span text:style-name="T1">st</text:span> inflection</text:p>
          </table:table-cell>
          <table:table-cell table:style-name="ce37" office:value-type="string" calcext:value-type="string">
            <text:p>Peak date</text:p>
          </table:table-cell>
          <table:table-cell table:style-name="ce37" office:value-type="string" calcext:value-type="string">
            <text:p>2<text:span text:style-name="T1">nd</text:span> inflection</text:p>
          </table:table-cell>
          <table:table-cell table:style-name="ce37" office:value-type="string" calcext:value-type="string">
            <text:p>final date</text:p>
          </table:table-cell>
          <table:table-cell table:number-columns-repeated="32"/>
        </table:table-row>
        <table:table-row table:style-name="ro1">
          <table:table-cell table:style-name="ce8" table:formula="of:=[.A66]" office:value-type="float" office:value="-0.0505293284611616" calcext:value-type="float">
            <text:p>-0.05053</text:p>
          </table:table-cell>
          <table:table-cell table:style-name="ce37" table:number-columns-repeated="2"/>
          <table:table-cell table:style-name="ce36" table:number-columns-repeated="2"/>
          <table:table-cell table:style-name="ce37"/>
          <table:table-cell table:style-name="ce36" office:value-type="string" calcext:value-type="string">
            <text:p>growth rate</text:p>
          </table:table-cell>
          <table:table-cell table:style-name="ce62" table:formula="of:=[.E66]" office:value-type="float" office:value="0.803571428571429" calcext:value-type="float">
            <text:p>0.80</text:p>
          </table:table-cell>
          <table:table-cell table:style-name="ce37" table:number-columns-repeated="5"/>
          <table:table-cell table:style-name="ce36" office:value-type="string" calcext:value-type="string">
            <text:p>dy</text:p>
          </table:table-cell>
          <table:table-cell table:style-name="ce37"/>
          <table:table-cell table:style-name="ce36" table:formula="of:=[.P65]-[.P66]" office:value-type="float" office:value="0.141278555769601" calcext:value-type="float">
            <text:p>0.141278555769601</text:p>
          </table:table-cell>
          <table:table-cell table:style-name="ce36" office:value-type="string" calcext:value-type="string">
            <text:p>slope</text:p>
          </table:table-cell>
          <table:table-cell table:style-name="ce36" table:formula="of:=[.P67]/[.O64]" office:value-type="float" office:value="0.0353196389424002" calcext:value-type="float">
            <text:p>0.0353196389424</text:p>
          </table:table-cell>
          <table:table-cell table:style-name="ce37" table:number-columns-repeated="9"/>
          <table:table-cell table:style-name="ce83" office:value-type="date" office:date-value="2020-01-15" calcext:value-type="date">
            <text:p>2020-01-15</text:p>
          </table:table-cell>
          <table:table-cell table:style-name="ce83" office:value-type="date" office:date-value="2020-04-24" calcext:value-type="date">
            <text:p>2020-04-24</text:p>
          </table:table-cell>
          <table:table-cell table:style-name="ce83" table:formula="of:=[.AC67]+[.AC68]" office:value-type="date" office:date-value="2020-08-02" calcext:value-type="date">
            <text:p>2020-08-02</text:p>
          </table:table-cell>
          <table:table-cell table:style-name="ce83" table:formula="of:=IF([.AD68]&lt;&gt;0;[.AD67]+[.AD68];[.AD67]+[.AC68])" office:value-type="date" office:date-value="2020-11-10" calcext:value-type="date">
            <text:p>2020-11-10</text:p>
          </table:table-cell>
          <table:table-cell table:style-name="ce83" table:formula="of:=[.AE67]+[.AC68]" office:value-type="date" office:date-value="2021-02-18" calcext:value-type="date">
            <text:p>2021-02-18</text:p>
          </table:table-cell>
          <table:table-cell table:number-columns-repeated="32"/>
        </table:table-row>
        <table:table-row table:style-name="ro1">
          <table:table-cell table:style-name="ce6"/>
          <table:table-cell table:style-name="ce37" table:number-columns-repeated="2"/>
          <table:table-cell table:style-name="ce36" table:number-columns-repeated="2"/>
          <table:table-cell table:style-name="ce37"/>
          <table:table-cell table:style-name="ce36" office:value-type="string" calcext:value-type="string">
            <text:p>death rate</text:p>
          </table:table-cell>
          <table:table-cell table:style-name="ce63" table:formula="of:=[.Z65]" office:value-type="float" office:value="0.129665744478208" calcext:value-type="float">
            <text:p>0.13</text:p>
          </table:table-cell>
          <table:table-cell table:style-name="ce37" table:number-columns-repeated="5"/>
          <table:table-cell table:style-name="ce36" office:value-type="string" calcext:value-type="string">
            <text:p>dx</text:p>
          </table:table-cell>
          <table:table-cell table:style-name="ce36" table:formula="of:=[.M69]-[.M70]" office:value-type="float" office:value="5" calcext:value-type="float">
            <text:p>5</text:p>
          </table:table-cell>
          <table:table-cell table:style-name="ce37" table:number-columns-repeated="8"/>
          <table:table-cell table:style-name="ce36" table:number-columns-repeated="2"/>
          <table:table-cell table:style-name="ce37" table:number-columns-repeated="3"/>
          <table:table-cell table:style-name="ce37" table:formula="of:=[.AC67]-[.AB67]" office:value-type="float" office:value="100" calcext:value-type="float">
            <text:p>100</text:p>
          </table:table-cell>
          <table:table-cell table:style-name="ce37" table:number-columns-repeated="3"/>
          <table:table-cell table:number-columns-repeated="32"/>
        </table:table-row>
        <table:table-row table:style-name="ro2">
          <table:table-cell table:style-name="ce10" office:value-type="string" calcext:value-type="string">
            <text:p>Canada</text:p>
          </table:table-cell>
          <table:table-cell table:style-name="ce37" table:number-columns-repeated="10"/>
          <table:table-cell table:style-name="ce36" office:value-type="string" calcext:value-type="string">
            <text:p>day2</text:p>
          </table:table-cell>
          <table:table-cell table:style-name="ce71" office:value-type="date" office:date-value="2020-03-17" calcext:value-type="date">
            <text:p>2020-03-17</text:p>
          </table:table-cell>
          <table:table-cell table:style-name="ce36" office:value-type="string" calcext:value-type="string">
            <text:p>y2</text:p>
          </table:table-cell>
          <table:table-cell table:style-name="ce36" office:value-type="float" office:value="598" calcext:value-type="float">
            <text:p>598</text:p>
          </table:table-cell>
          <table:table-cell table:style-name="ce36" table:formula="of:=LN([.O69])" office:value-type="float" office:value="6.39359075395063" calcext:value-type="float">
            <text:p>6.39359075395063</text:p>
          </table:table-cell>
          <table:table-cell table:style-name="ce37" table:number-columns-repeated="16"/>
          <table:table-cell table:number-columns-repeated="32"/>
        </table:table-row>
        <table:table-row table:style-name="ro1">
          <table:table-cell table:style-name="ce6"/>
          <table:table-cell table:style-name="ce37" table:number-columns-repeated="10"/>
          <table:table-cell table:style-name="ce36" office:value-type="string" calcext:value-type="string">
            <text:p>day1</text:p>
          </table:table-cell>
          <table:table-cell table:style-name="ce71" office:value-type="date" office:date-value="2020-03-12" calcext:value-type="date">
            <text:p>2020-03-12</text:p>
          </table:table-cell>
          <table:table-cell table:style-name="ce36" office:value-type="string" calcext:value-type="string">
            <text:p>y1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table:formula="of:=LN([.O70])" office:value-type="float" office:value="4.95582705760126" calcext:value-type="float">
            <text:p>4.95582705760126</text:p>
          </table:table-cell>
          <table:table-cell table:style-name="ce37" table:number-columns-repeated="3"/>
          <table:table-cell table:style-name="ce36" office:value-type="string" calcext:value-type="string">
            <text:p>dy</text:p>
          </table:table-cell>
          <table:table-cell table:style-name="ce36" office:value-type="string" calcext:value-type="string">
            <text:p>dx</text:p>
          </table:table-cell>
          <table:table-cell table:style-name="ce36" office:value-type="string" calcext:value-type="string">
            <text:p>dy/dx</text:p>
          </table:table-cell>
          <table:table-cell table:style-name="ce36" table:number-columns-repeated="4"/>
          <table:table-cell table:style-name="ce37" table:number-columns-repeated="6"/>
          <table:table-cell table:number-columns-repeated="32"/>
        </table:table-row>
        <table:table-row table:style-name="ro1">
          <table:table-cell table:style-name="ce6"/>
          <table:table-cell table:style-name="ce37" table:number-columns-repeated="12"/>
          <table:table-cell table:style-name="ce36" office:value-type="string" calcext:value-type="string">
            <text:p>dy</text:p>
          </table:table-cell>
          <table:table-cell table:style-name="ce37"/>
          <table:table-cell table:style-name="ce36" table:formula="of:=[.P69]-[.P70]" office:value-type="float" office:value="1.43776369634937" calcext:value-type="float">
            <text:p>1.43776369634937</text:p>
          </table:table-cell>
          <table:table-cell table:style-name="ce36" office:value-type="string" calcext:value-type="string">
            <text:p>slope</text:p>
          </table:table-cell>
          <table:table-cell table:style-name="ce36" table:formula="of:=[.P71]/[.O68]" office:value-type="float" office:value="0.287552739269874" calcext:value-type="float">
            <text:p>0.287552739269874</text:p>
          </table:table-cell>
          <table:table-cell table:style-name="ce36" office:value-type="string" calcext:value-type="string">
            <text:p>Inhibition Rate</text:p>
          </table:table-cell>
          <table:table-cell table:style-name="ce36" table:formula="of:=LN([.R67])-LN([.R71])" office:value-type="float" office:value="-2.09696713113821" calcext:value-type="float">
            <text:p>-2.09696713113821</text:p>
          </table:table-cell>
          <table:table-cell table:style-name="ce36" table:formula="of:=([.M65]+[.M66])/2-([.M69]+[.M70])/2" office:value-type="float" office:value="41.5" calcext:value-type="float">
            <text:p>41.5</text:p>
          </table:table-cell>
          <table:table-cell table:style-name="ce36" table:formula="of:=[.T71]/[.U71]" office:value-type="float" office:value="-0.0505293284611616" calcext:value-type="float">
            <text:p>-0.050529328461162</text:p>
          </table:table-cell>
          <table:table-cell table:style-name="ce71" table:number-columns-repeated="4"/>
          <table:table-cell table:style-name="ce37" table:number-columns-repeated="6"/>
          <table:table-cell table:number-columns-repeated="32"/>
        </table:table-row>
        <table:table-row table:style-name="ro1">
          <table:table-cell table:style-name="ce6"/>
          <table:table-cell table:style-name="ce37" table:number-columns-repeated="20"/>
          <table:table-cell table:style-name="ce76" table:formula="of:=[.V71]" office:value-type="float" office:value="-0.0505293284611616" calcext:value-type="float">
            <text:p>-0.050529328461162</text:p>
          </table:table-cell>
          <table:table-cell table:style-name="ce37" table:number-columns-repeated="10"/>
          <table:table-cell table:number-columns-repeated="32"/>
        </table:table-row>
        <table:table-row table:style-name="ro1">
          <table:table-cell table:style-name="ce13" office:value-type="float" office:value="1353000000" calcext:value-type="float">
            <text:p>1.35E+09</text:p>
          </table:table-cell>
          <table:table-cell table:style-name="ce38" office:value-type="string" calcext:value-type="string">
            <text:p>Initial population</text:p>
          </table:table-cell>
          <table:table-cell table:style-name="ce39"/>
          <table:table-cell table:style-name="ce38" office:value-type="string" calcext:value-type="string">
            <text:p>E</text:p>
          </table:table-cell>
          <table:table-cell table:style-name="ce38" table:formula="of:=[.I73]/[.K73]" office:value-type="float" office:value="0.5" calcext:value-type="float">
            <text:p>0.5</text:p>
          </table:table-cell>
          <table:table-cell table:style-name="ce38" office:value-type="string" calcext:value-type="string">
            <text:p>Probability of contact</text:p>
          </table:table-cell>
          <table:table-cell table:style-name="ce39"/>
          <table:table-cell table:style-name="ce38" office:value-type="string" calcext:value-type="string">
            <text:p>Chances are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in</text:p>
          </table:table-cell>
          <table:table-cell table:style-name="ce64" office:value-type="float" office:value="2" calcext:value-type="float">
            <text:p>2.00</text:p>
          </table:table-cell>
          <table:table-cell table:style-name="ce38" office:value-type="string" calcext:value-type="string">
            <text:p>Change in Growth Rate</text:p>
          </table:table-cell>
          <table:table-cell table:style-name="ce39"/>
          <table:table-cell table:style-name="ce38" office:value-type="string" calcext:value-type="string">
            <text:p>dx</text:p>
          </table:table-cell>
          <table:table-cell table:style-name="ce38" table:formula="of:=[.M74]-[.M75]" office:value-type="float" office:value="4" calcext:value-type="float">
            <text:p>4</text:p>
          </table:table-cell>
          <table:table-cell table:style-name="ce38" office:value-type="string" calcext:value-type="string">
            <text:p>logs</text:p>
          </table:table-cell>
          <table:table-cell table:style-name="ce39" table:number-columns-repeated="4"/>
          <table:table-cell table:style-name="ce38"/>
          <table:table-cell table:style-name="ce39"/>
          <table:table-cell table:style-name="ce38" office:value-type="string" calcext:value-type="string">
            <text:p>deaths</text:p>
          </table:table-cell>
          <table:table-cell table:style-name="ce38" office:value-type="string" calcext:value-type="string">
            <text:p>recovered</text:p>
          </table:table-cell>
          <table:table-cell table:style-name="ce38" office:value-type="string" calcext:value-type="string">
            <text:p>resolved</text:p>
          </table:table-cell>
          <table:table-cell table:style-name="ce38" office:value-type="string" calcext:value-type="string">
            <text:p>death rate</text:p>
          </table:table-cell>
          <table:table-cell table:style-name="ce39" table:number-columns-repeated="6"/>
          <table:table-cell table:number-columns-repeated="32"/>
        </table:table-row>
        <table:table-row table:style-name="ro1">
          <table:table-cell table:style-name="ce13"/>
          <table:table-cell table:style-name="ce39" table:number-columns-repeated="2"/>
          <table:table-cell table:style-name="ce38" office:value-type="string" calcext:value-type="string">
            <text:p>p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string" calcext:value-type="string">
            <text:p>Probability of infection</text:p>
          </table:table-cell>
          <table:table-cell table:style-name="ce39" table:number-columns-repeated="2"/>
          <table:table-cell table:style-name="ce38" office:value-type="float" office:value="1" calcext:value-type="float">
            <text:p>1</text:p>
          </table:table-cell>
          <table:table-cell table:style-name="ce39"/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day2</text:p>
          </table:table-cell>
          <table:table-cell table:style-name="ce72" office:value-type="date" office:date-value="2020-04-27" calcext:value-type="date">
            <text:p>2020-04-27</text:p>
          </table:table-cell>
          <table:table-cell table:style-name="ce38" office:value-type="string" calcext:value-type="string">
            <text:p>y2</text:p>
          </table:table-cell>
          <table:table-cell table:style-name="ce13" office:value-type="float" office:value="29451" calcext:value-type="float">
            <text:p>2.95E+04</text:p>
          </table:table-cell>
          <table:table-cell table:style-name="ce38" table:formula="of:=LN([.O74])" office:value-type="float" office:value="10.2904831443606" calcext:value-type="float">
            <text:p>10.2904831443606</text:p>
          </table:table-cell>
          <table:table-cell table:style-name="ce39" table:number-columns-repeated="4"/>
          <table:table-cell table:style-name="ce38"/>
          <table:table-cell table:style-name="ce39"/>
          <table:table-cell table:style-name="ce80" office:value-type="float" office:value="1008" calcext:value-type="float">
            <text:p>1008</text:p>
          </table:table-cell>
          <table:table-cell table:style-name="ce80" office:value-type="float" office:value="7796" calcext:value-type="float">
            <text:p>7796</text:p>
          </table:table-cell>
          <table:table-cell table:style-name="ce80" table:formula="of:=[.W74]+[.X74]" office:value-type="float" office:value="8804" calcext:value-type="float">
            <text:p>8804</text:p>
          </table:table-cell>
          <table:table-cell table:style-name="ce38" table:formula="of:=[.W74]/[.Y74]" office:value-type="float" office:value="0.114493412085416" calcext:value-type="float">
            <text:p>0.114493412085416</text:p>
          </table:table-cell>
          <table:table-cell table:style-name="ce39"/>
          <table:table-cell table:style-name="ce42" table:number-columns-repeated="3"/>
          <table:table-cell table:style-name="ce42" office:value-type="string" calcext:value-type="string">
            <text:p>crossover</text:p>
          </table:table-cell>
          <table:table-cell table:style-name="ce42"/>
          <table:table-cell table:number-columns-repeated="32"/>
        </table:table-row>
        <table:table-row table:style-name="ro3">
          <table:table-cell table:style-name="ce14" table:formula="of:=[.V81]" office:value-type="float" office:value="-0.0142568898290513" calcext:value-type="float">
            <text:p>-0.01426</text:p>
          </table:table-cell>
          <table:table-cell table:style-name="ce38" office:value-type="string" calcext:value-type="string">
            <text:p>Education Rate</text:p>
          </table:table-cell>
          <table:table-cell table:style-name="ce39"/>
          <table:table-cell table:style-name="ce38" office:value-type="string" calcext:value-type="string">
            <text:p>k1</text:p>
          </table:table-cell>
          <table:table-cell table:style-name="ce38" table:formula="of:=[.E73]*[.E74]" office:value-type="float" office:value="0.45" calcext:value-type="float">
            <text:p>0.45</text:p>
          </table:table-cell>
          <table:table-cell table:style-name="ce38" office:value-type="string" calcext:value-type="string">
            <text:p>Total probability per day</text:p>
          </table:table-cell>
          <table:table-cell table:style-name="ce39" table:number-columns-repeated="2"/>
          <table:table-cell table:style-name="ce38" office:value-type="float" office:value="1" calcext:value-type="float">
            <text:p>1</text:p>
          </table:table-cell>
          <table:table-cell table:style-name="ce39"/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day1</text:p>
          </table:table-cell>
          <table:table-cell table:style-name="ce72" office:value-type="date" office:date-value="2020-04-23" calcext:value-type="date">
            <text:p>2020-04-23</text:p>
          </table:table-cell>
          <table:table-cell table:style-name="ce38" office:value-type="string" calcext:value-type="string">
            <text:p>y1</text:p>
          </table:table-cell>
          <table:table-cell table:style-name="ce13" office:value-type="float" office:value="23039" calcext:value-type="float">
            <text:p>2.30E+04</text:p>
          </table:table-cell>
          <table:table-cell table:style-name="ce38" table:formula="of:=LN([.O75])" office:value-type="float" office:value="10.0449437110901" calcext:value-type="float">
            <text:p>10.0449437110901</text:p>
          </table:table-cell>
          <table:table-cell table:style-name="ce39" table:number-columns-repeated="11"/>
          <table:table-cell table:style-name="ce42" office:value-type="string" calcext:value-type="string">
            <text:p>Initial date</text:p>
          </table:table-cell>
          <table:table-cell table:style-name="ce42" office:value-type="string" calcext:value-type="string">
            <text:p>1<text:span text:style-name="T1">st</text:span> inflection</text:p>
          </table:table-cell>
          <table:table-cell table:style-name="ce42" office:value-type="string" calcext:value-type="string">
            <text:p>Peak date</text:p>
          </table:table-cell>
          <table:table-cell table:style-name="ce42" office:value-type="string" calcext:value-type="string">
            <text:p>2<text:span text:style-name="T1">nd</text:span> inflection</text:p>
          </table:table-cell>
          <table:table-cell table:style-name="ce42" office:value-type="string" calcext:value-type="string">
            <text:p>final date</text:p>
          </table:table-cell>
          <table:table-cell table:number-columns-repeated="32"/>
        </table:table-row>
        <table:table-row table:style-name="ro1">
          <table:table-cell table:style-name="ce14" table:formula="of:=[.A75]" office:value-type="float" office:value="-0.0142568898290513" calcext:value-type="float">
            <text:p>-0.01426</text:p>
          </table:table-cell>
          <table:table-cell table:style-name="ce39" table:number-columns-repeated="2"/>
          <table:table-cell table:style-name="ce38" table:number-columns-repeated="2"/>
          <table:table-cell table:style-name="ce39"/>
          <table:table-cell table:style-name="ce38" office:value-type="string" calcext:value-type="string">
            <text:p>growth rate</text:p>
          </table:table-cell>
          <table:table-cell table:style-name="ce64" table:formula="of:=[.E75]" office:value-type="float" office:value="0.45" calcext:value-type="float">
            <text:p>0.45</text:p>
          </table:table-cell>
          <table:table-cell table:style-name="ce39" table:number-columns-repeated="5"/>
          <table:table-cell table:style-name="ce38" office:value-type="string" calcext:value-type="string">
            <text:p>dy</text:p>
          </table:table-cell>
          <table:table-cell table:style-name="ce39"/>
          <table:table-cell table:style-name="ce38" table:formula="of:=[.P74]-[.P75]" office:value-type="float" office:value="0.24553943327051" calcext:value-type="float">
            <text:p>0.24553943327051</text:p>
          </table:table-cell>
          <table:table-cell table:style-name="ce38" office:value-type="string" calcext:value-type="string">
            <text:p>slope</text:p>
          </table:table-cell>
          <table:table-cell table:style-name="ce38" table:formula="of:=[.P76]/[.O73]" office:value-type="float" office:value="0.0613848583176275" calcext:value-type="float">
            <text:p>0.061384858317628</text:p>
          </table:table-cell>
          <table:table-cell table:style-name="ce39" table:number-columns-repeated="9"/>
          <table:table-cell table:style-name="ce85" office:value-type="date" office:date-value="2020-01-15" calcext:value-type="date">
            <text:p>2020-01-15</text:p>
          </table:table-cell>
          <table:table-cell table:style-name="ce85" office:value-type="date" office:date-value="2020-04-24" calcext:value-type="date">
            <text:p>2020-04-24</text:p>
          </table:table-cell>
          <table:table-cell table:style-name="ce85" table:formula="of:=[.AC76]+[.AC77]" office:value-type="date" office:date-value="2020-08-02" calcext:value-type="date">
            <text:p>2020-08-02</text:p>
          </table:table-cell>
          <table:table-cell table:style-name="ce85" table:formula="of:=IF([.AD77]&lt;&gt;0;[.AD76]+[.AD77];[.AD76]+[.AC77])" office:value-type="date" office:date-value="2020-11-10" calcext:value-type="date">
            <text:p>2020-11-10</text:p>
          </table:table-cell>
          <table:table-cell table:style-name="ce85" table:formula="of:=[.AE76]+[.AC77]" office:value-type="date" office:date-value="2021-02-18" calcext:value-type="date">
            <text:p>2021-02-18</text:p>
          </table:table-cell>
          <table:table-cell table:number-columns-repeated="32"/>
        </table:table-row>
        <table:table-row table:style-name="ro1">
          <table:table-cell table:style-name="ce12"/>
          <table:table-cell table:style-name="ce39" table:number-columns-repeated="2"/>
          <table:table-cell table:style-name="ce38" table:number-columns-repeated="2"/>
          <table:table-cell table:style-name="ce39"/>
          <table:table-cell table:style-name="ce38" office:value-type="string" calcext:value-type="string">
            <text:p>death rate</text:p>
          </table:table-cell>
          <table:table-cell table:style-name="ce67" table:formula="of:=[.Z74]" office:value-type="float" office:value="0.114493412085416" calcext:value-type="float">
            <text:p>0.11</text:p>
          </table:table-cell>
          <table:table-cell table:style-name="ce39" table:number-columns-repeated="5"/>
          <table:table-cell table:style-name="ce38" office:value-type="string" calcext:value-type="string">
            <text:p>dx</text:p>
          </table:table-cell>
          <table:table-cell table:style-name="ce38" table:formula="of:=[.M78]-[.M79]" office:value-type="float" office:value="5" calcext:value-type="float">
            <text:p>5</text:p>
          </table:table-cell>
          <table:table-cell table:style-name="ce39" table:number-columns-repeated="8"/>
          <table:table-cell table:style-name="ce38" table:number-columns-repeated="2"/>
          <table:table-cell table:style-name="ce39" table:number-columns-repeated="2"/>
          <table:table-cell table:style-name="ce42"/>
          <table:table-cell table:style-name="ce42" table:formula="of:=[.AC76]-[.AB76]" office:value-type="float" office:value="100" calcext:value-type="float">
            <text:p>100</text:p>
          </table:table-cell>
          <table:table-cell table:style-name="ce42" table:number-columns-repeated="3"/>
          <table:table-cell table:number-columns-repeated="32"/>
        </table:table-row>
        <table:table-row table:style-name="ro2">
          <table:table-cell table:style-name="ce15" office:value-type="string" calcext:value-type="string">
            <text:p>India</text:p>
          </table:table-cell>
          <table:table-cell table:style-name="ce39" table:number-columns-repeated="10"/>
          <table:table-cell table:style-name="ce38" office:value-type="string" calcext:value-type="string">
            <text:p>day2</text:p>
          </table:table-cell>
          <table:table-cell table:style-name="ce72" office:value-type="date" office:date-value="2020-03-17" calcext:value-type="date">
            <text:p>2020-03-17</text:p>
          </table:table-cell>
          <table:table-cell table:style-name="ce38" office:value-type="string" calcext:value-type="string">
            <text:p>y2</text:p>
          </table:table-cell>
          <table:table-cell table:style-name="ce38" office:value-type="float" office:value="249" calcext:value-type="float">
            <text:p>249</text:p>
          </table:table-cell>
          <table:table-cell table:style-name="ce38" table:formula="of:=LN([.O78])" office:value-type="float" office:value="5.51745289646471" calcext:value-type="float">
            <text:p>5.51745289646471</text:p>
          </table:table-cell>
          <table:table-cell table:style-name="ce39" table:number-columns-repeated="11"/>
          <table:table-cell table:style-name="ce42" table:number-columns-repeated="5"/>
          <table:table-cell table:number-columns-repeated="32"/>
        </table:table-row>
        <table:table-row table:style-name="ro1">
          <table:table-cell table:style-name="ce12"/>
          <table:table-cell table:style-name="ce39" table:number-columns-repeated="10"/>
          <table:table-cell table:style-name="ce38" office:value-type="string" calcext:value-type="string">
            <text:p>day1</text:p>
          </table:table-cell>
          <table:table-cell table:style-name="ce72" office:value-type="date" office:date-value="2020-03-12" calcext:value-type="date">
            <text:p>2020-03-12</text:p>
          </table:table-cell>
          <table:table-cell table:style-name="ce38" office:value-type="string" calcext:value-type="string">
            <text:p>y1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table:formula="of:=LN([.O79])" office:value-type="float" office:value="4.96284463025991" calcext:value-type="float">
            <text:p>4.96284463025991</text:p>
          </table:table-cell>
          <table:table-cell table:style-name="ce39" table:number-columns-repeated="3"/>
          <table:table-cell table:style-name="ce38" office:value-type="string" calcext:value-type="string">
            <text:p>dy</text:p>
          </table:table-cell>
          <table:table-cell table:style-name="ce38" office:value-type="string" calcext:value-type="string">
            <text:p>dx</text:p>
          </table:table-cell>
          <table:table-cell table:style-name="ce38" office:value-type="string" calcext:value-type="string">
            <text:p>dy/dx</text:p>
          </table:table-cell>
          <table:table-cell table:style-name="ce38" table:number-columns-repeated="4"/>
          <table:table-cell table:style-name="ce39" table:number-columns-repeated="6"/>
          <table:table-cell table:number-columns-repeated="32"/>
        </table:table-row>
        <table:table-row table:style-name="ro1">
          <table:table-cell table:style-name="ce12"/>
          <table:table-cell table:style-name="ce39" table:number-columns-repeated="12"/>
          <table:table-cell table:style-name="ce38" office:value-type="string" calcext:value-type="string">
            <text:p>dy</text:p>
          </table:table-cell>
          <table:table-cell table:style-name="ce39"/>
          <table:table-cell table:style-name="ce38" table:formula="of:=[.P78]-[.P79]" office:value-type="float" office:value="0.5546082662048" calcext:value-type="float">
            <text:p>0.5546082662048</text:p>
          </table:table-cell>
          <table:table-cell table:style-name="ce38" office:value-type="string" calcext:value-type="string">
            <text:p>slope</text:p>
          </table:table-cell>
          <table:table-cell table:style-name="ce38" table:formula="of:=[.P80]/[.O77]" office:value-type="float" office:value="0.11092165324096" calcext:value-type="float">
            <text:p>0.11092165324096</text:p>
          </table:table-cell>
          <table:table-cell table:style-name="ce38" office:value-type="string" calcext:value-type="string">
            <text:p>Inhibition Rate</text:p>
          </table:table-cell>
          <table:table-cell table:style-name="ce38" table:formula="of:=LN([.R76])-LN([.R80])" office:value-type="float" office:value="-0.59166092790563" calcext:value-type="float">
            <text:p>-0.59166092790563</text:p>
          </table:table-cell>
          <table:table-cell table:style-name="ce38" table:formula="of:=([.M74]+[.M75])/2-([.M78]+[.M79])/2" office:value-type="float" office:value="41.5" calcext:value-type="float">
            <text:p>41.5</text:p>
          </table:table-cell>
          <table:table-cell table:style-name="ce38" table:formula="of:=[.T80]/[.U80]" office:value-type="float" office:value="-0.0142568898290513" calcext:value-type="float">
            <text:p>-0.014256889829051</text:p>
          </table:table-cell>
          <table:table-cell table:style-name="ce72" table:number-columns-repeated="4"/>
          <table:table-cell table:style-name="ce39" table:number-columns-repeated="6"/>
          <table:table-cell table:number-columns-repeated="32"/>
        </table:table-row>
        <table:table-row table:style-name="ro1">
          <table:table-cell table:style-name="ce12"/>
          <table:table-cell table:style-name="ce39" table:number-columns-repeated="20"/>
          <table:table-cell table:style-name="ce77" table:formula="of:=[.V80]" office:value-type="float" office:value="-0.0142568898290513" calcext:value-type="float">
            <text:p>-0.014256889829051</text:p>
          </table:table-cell>
          <table:table-cell table:style-name="ce39" table:number-columns-repeated="10"/>
          <table:table-cell table:number-columns-repeated="32"/>
        </table:table-row>
        <table:table-row table:style-name="ro1">
          <table:table-cell table:style-name="ce97" office:value-type="float" office:value="5368000" calcext:value-type="float">
            <text:p>5.37E+06</text:p>
          </table:table-cell>
          <table:table-cell table:style-name="ce36" office:value-type="string" calcext:value-type="string">
            <text:p>Initial population</text:p>
          </table:table-cell>
          <table:table-cell table:style-name="ce37"/>
          <table:table-cell table:style-name="ce36" office:value-type="string" calcext:value-type="string">
            <text:p>E</text:p>
          </table:table-cell>
          <table:table-cell table:style-name="ce36" table:formula="of:=[.I82]/[.K82]" office:value-type="float" office:value="1.1" calcext:value-type="float">
            <text:p>1.1</text:p>
          </table:table-cell>
          <table:table-cell table:style-name="ce36" office:value-type="string" calcext:value-type="string">
            <text:p>Probability of contact</text:p>
          </table:table-cell>
          <table:table-cell table:style-name="ce37"/>
          <table:table-cell table:style-name="ce36" office:value-type="string" calcext:value-type="string">
            <text:p>Chances are</text:p>
          </table:table-cell>
          <table:table-cell table:style-name="ce36" office:value-type="float" office:value="1.1" calcext:value-type="float">
            <text:p>1.1</text:p>
          </table:table-cell>
          <table:table-cell table:style-name="ce36" office:value-type="string" calcext:value-type="string">
            <text:p>in</text:p>
          </table:table-cell>
          <table:table-cell table:style-name="ce62" office:value-type="float" office:value="1" calcext:value-type="float">
            <text:p>1.00</text:p>
          </table:table-cell>
          <table:table-cell table:style-name="ce36" office:value-type="string" calcext:value-type="string">
            <text:p>Change in Growth Rate</text:p>
          </table:table-cell>
          <table:table-cell table:style-name="ce37"/>
          <table:table-cell table:style-name="ce36" office:value-type="string" calcext:value-type="string">
            <text:p>dx</text:p>
          </table:table-cell>
          <table:table-cell table:style-name="ce36" table:formula="of:=[.M83]-[.M84]" office:value-type="float" office:value="5" calcext:value-type="float">
            <text:p>5</text:p>
          </table:table-cell>
          <table:table-cell table:style-name="ce36" office:value-type="string" calcext:value-type="string">
            <text:p>logs</text:p>
          </table:table-cell>
          <table:table-cell table:style-name="ce37" table:number-columns-repeated="4"/>
          <table:table-cell table:style-name="ce36"/>
          <table:table-cell table:style-name="ce37"/>
          <table:table-cell table:style-name="ce36" office:value-type="string" calcext:value-type="string">
            <text:p>deaths</text:p>
          </table:table-cell>
          <table:table-cell table:style-name="ce36" office:value-type="string" calcext:value-type="string">
            <text:p>recovered</text:p>
          </table:table-cell>
          <table:table-cell table:style-name="ce36" office:value-type="string" calcext:value-type="string">
            <text:p>resolved</text:p>
          </table:table-cell>
          <table:table-cell table:style-name="ce36" office:value-type="string" calcext:value-type="string">
            <text:p>death rate</text:p>
          </table:table-cell>
          <table:table-cell table:style-name="ce37" table:number-columns-repeated="6"/>
          <table:table-cell table:number-columns-repeated="32"/>
        </table:table-row>
        <table:table-row table:style-name="ro1">
          <table:table-cell table:style-name="ce7"/>
          <table:table-cell table:style-name="ce37" table:number-columns-repeated="2"/>
          <table:table-cell table:style-name="ce36" office:value-type="string" calcext:value-type="string">
            <text:p>p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string" calcext:value-type="string">
            <text:p>Probability of infection</text:p>
          </table:table-cell>
          <table:table-cell table:style-name="ce37" table:number-columns-repeated="2"/>
          <table:table-cell table:style-name="ce36" office:value-type="float" office:value="1" calcext:value-type="float">
            <text:p>1</text:p>
          </table:table-cell>
          <table:table-cell table:style-name="ce37"/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day2</text:p>
          </table:table-cell>
          <table:table-cell table:style-name="ce73" office:value-type="date" office:date-value="2020-04-30" calcext:value-type="date">
            <text:p>2020-04-30</text:p>
          </table:table-cell>
          <table:table-cell table:style-name="ce36" office:value-type="string" calcext:value-type="string">
            <text:p>y2</text:p>
          </table:table-cell>
          <table:table-cell table:style-name="ce7" office:value-type="float" office:value="7738" calcext:value-type="float">
            <text:p>7.74E+03</text:p>
          </table:table-cell>
          <table:table-cell table:style-name="ce36" table:formula="of:=LN([.O83])" office:value-type="float" office:value="8.95389853526046" calcext:value-type="float">
            <text:p>8.95389853526046</text:p>
          </table:table-cell>
          <table:table-cell table:style-name="ce37" table:number-columns-repeated="4"/>
          <table:table-cell table:style-name="ce36"/>
          <table:table-cell table:style-name="ce37"/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32" calcext:value-type="float">
            <text:p>32</text:p>
          </table:table-cell>
          <table:table-cell table:style-name="ce16" table:formula="of:=[.X83]+[.W83]" office:value-type="float" office:value="242" calcext:value-type="float">
            <text:p>242</text:p>
          </table:table-cell>
          <table:table-cell table:style-name="ce36" table:formula="of:=[.W83]/[.Y83]" office:value-type="float" office:value="0.867768595041322" calcext:value-type="float">
            <text:p>0.867768595041322</text:p>
          </table:table-cell>
          <table:table-cell table:style-name="ce37" table:number-columns-repeated="4"/>
          <table:table-cell table:style-name="ce37" office:value-type="string" calcext:value-type="string">
            <text:p>crossover</text:p>
          </table:table-cell>
          <table:table-cell table:style-name="ce37"/>
          <table:table-cell table:number-columns-repeated="32"/>
        </table:table-row>
        <table:table-row table:style-name="ro3">
          <table:table-cell table:style-name="ce8" table:formula="of:=[.V90]" office:value-type="float" office:value="-0.0735269117268688" calcext:value-type="float">
            <text:p>-0.07353</text:p>
          </table:table-cell>
          <table:table-cell table:style-name="ce36" office:value-type="string" calcext:value-type="string">
            <text:p>Education Rate</text:p>
          </table:table-cell>
          <table:table-cell table:style-name="ce37"/>
          <table:table-cell table:style-name="ce36" office:value-type="string" calcext:value-type="string">
            <text:p>k1</text:p>
          </table:table-cell>
          <table:table-cell table:style-name="ce36" table:formula="of:=[.E82]*[.E83]" office:value-type="float" office:value="0.99" calcext:value-type="float">
            <text:p>0.99</text:p>
          </table:table-cell>
          <table:table-cell table:style-name="ce36" office:value-type="string" calcext:value-type="string">
            <text:p>Total probability per day</text:p>
          </table:table-cell>
          <table:table-cell table:style-name="ce37" table:number-columns-repeated="2"/>
          <table:table-cell table:style-name="ce36" office:value-type="float" office:value="1" calcext:value-type="float">
            <text:p>1</text:p>
          </table:table-cell>
          <table:table-cell table:style-name="ce37"/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day1</text:p>
          </table:table-cell>
          <table:table-cell table:style-name="ce71" office:value-type="date" office:date-value="2020-04-25" calcext:value-type="date">
            <text:p>2020-04-25</text:p>
          </table:table-cell>
          <table:table-cell table:style-name="ce36" office:value-type="string" calcext:value-type="string">
            <text:p>y1</text:p>
          </table:table-cell>
          <table:table-cell table:style-name="ce7" office:value-type="float" office:value="7493" calcext:value-type="float">
            <text:p>7.49E+03</text:p>
          </table:table-cell>
          <table:table-cell table:style-name="ce36" table:formula="of:=LN([.O84])" office:value-type="float" office:value="8.92172453036431" calcext:value-type="float">
            <text:p>8.92172453036431</text:p>
          </table:table-cell>
          <table:table-cell table:style-name="ce37" table:number-columns-repeated="11"/>
          <table:table-cell table:style-name="ce37" office:value-type="string" calcext:value-type="string">
            <text:p>Initial date</text:p>
          </table:table-cell>
          <table:table-cell table:style-name="ce37" office:value-type="string" calcext:value-type="string">
            <text:p>1<text:span text:style-name="T1">st</text:span> inflection</text:p>
          </table:table-cell>
          <table:table-cell table:style-name="ce37" office:value-type="string" calcext:value-type="string">
            <text:p>Peak date</text:p>
          </table:table-cell>
          <table:table-cell table:style-name="ce37" office:value-type="string" calcext:value-type="string">
            <text:p>2<text:span text:style-name="T1">nd</text:span> inflection</text:p>
          </table:table-cell>
          <table:table-cell table:style-name="ce37" office:value-type="string" calcext:value-type="string">
            <text:p>final date</text:p>
          </table:table-cell>
          <table:table-cell table:number-columns-repeated="32"/>
        </table:table-row>
        <table:table-row table:style-name="ro1">
          <table:table-cell table:style-name="ce8" table:formula="of:=[.A84]" office:value-type="float" office:value="-0.0735269117268688" calcext:value-type="float">
            <text:p>-0.07353</text:p>
          </table:table-cell>
          <table:table-cell table:style-name="ce37" table:number-columns-repeated="2"/>
          <table:table-cell table:style-name="ce36" table:number-columns-repeated="2"/>
          <table:table-cell table:style-name="ce37"/>
          <table:table-cell table:style-name="ce36" office:value-type="string" calcext:value-type="string">
            <text:p>growth rate</text:p>
          </table:table-cell>
          <table:table-cell table:style-name="ce62" table:formula="of:=[.E84]" office:value-type="float" office:value="0.99" calcext:value-type="float">
            <text:p>0.99</text:p>
          </table:table-cell>
          <table:table-cell table:style-name="ce37" table:number-columns-repeated="5"/>
          <table:table-cell table:style-name="ce36" office:value-type="string" calcext:value-type="string">
            <text:p>dy</text:p>
          </table:table-cell>
          <table:table-cell table:style-name="ce37"/>
          <table:table-cell table:style-name="ce36" table:formula="of:=[.P83]-[.P84]" office:value-type="float" office:value="0.0321740048961487" calcext:value-type="float">
            <text:p>0.032174004896149</text:p>
          </table:table-cell>
          <table:table-cell table:style-name="ce36" office:value-type="string" calcext:value-type="string">
            <text:p>slope</text:p>
          </table:table-cell>
          <table:table-cell table:style-name="ce36" table:formula="of:=[.P85]/[.O82]" office:value-type="float" office:value="0.00643480097922975" calcext:value-type="float">
            <text:p>0.00643480097923</text:p>
          </table:table-cell>
          <table:table-cell table:style-name="ce37" table:number-columns-repeated="9"/>
          <table:table-cell table:style-name="ce83" office:value-type="date" office:date-value="2020-01-15" calcext:value-type="date">
            <text:p>2020-01-15</text:p>
          </table:table-cell>
          <table:table-cell table:style-name="ce83" office:value-type="date" office:date-value="2020-04-24" calcext:value-type="date">
            <text:p>2020-04-24</text:p>
          </table:table-cell>
          <table:table-cell table:style-name="ce83" table:formula="of:=[.AC85]+[.AC86]" office:value-type="date" office:date-value="2020-08-02" calcext:value-type="date">
            <text:p>2020-08-02</text:p>
          </table:table-cell>
          <table:table-cell table:style-name="ce83" table:formula="of:=IF([.AD86]&lt;&gt;0;[.AD85]+[.AD86];[.AD85]+[.AC86])" office:value-type="date" office:date-value="2020-11-10" calcext:value-type="date">
            <text:p>2020-11-10</text:p>
          </table:table-cell>
          <table:table-cell table:style-name="ce83" table:formula="of:=[.AE85]+[.AC86]" office:value-type="date" office:date-value="2021-02-18" calcext:value-type="date">
            <text:p>2021-02-18</text:p>
          </table:table-cell>
          <table:table-cell table:number-columns-repeated="32"/>
        </table:table-row>
        <table:table-row table:style-name="ro1">
          <table:table-cell table:style-name="ce6"/>
          <table:table-cell table:style-name="ce37" table:number-columns-repeated="2"/>
          <table:table-cell table:style-name="ce36" table:number-columns-repeated="2"/>
          <table:table-cell table:style-name="ce37"/>
          <table:table-cell table:style-name="ce36" office:value-type="string" calcext:value-type="string">
            <text:p>death rate</text:p>
          </table:table-cell>
          <table:table-cell table:style-name="ce63" table:formula="of:=[.Z83]" office:value-type="float" office:value="0.867768595041322" calcext:value-type="float">
            <text:p>0.87</text:p>
          </table:table-cell>
          <table:table-cell table:style-name="ce37" table:number-columns-repeated="5"/>
          <table:table-cell table:style-name="ce36" office:value-type="string" calcext:value-type="string">
            <text:p>dx</text:p>
          </table:table-cell>
          <table:table-cell table:style-name="ce36" table:formula="of:=[.M87]-[.M88]" office:value-type="float" office:value="3" calcext:value-type="float">
            <text:p>3</text:p>
          </table:table-cell>
          <table:table-cell table:style-name="ce37" table:number-columns-repeated="8"/>
          <table:table-cell table:style-name="ce36" table:number-columns-repeated="2"/>
          <table:table-cell table:style-name="ce37" table:number-columns-repeated="3"/>
          <table:table-cell table:style-name="ce37" table:formula="of:=[.AC85]-[.AB85]" office:value-type="float" office:value="100" calcext:value-type="float">
            <text:p>100</text:p>
          </table:table-cell>
          <table:table-cell table:style-name="ce37" table:number-columns-repeated="3"/>
          <table:table-cell table:number-columns-repeated="32"/>
        </table:table-row>
        <table:table-row table:style-name="ro2">
          <table:table-cell table:style-name="ce10" office:value-type="string" calcext:value-type="string">
            <text:p>Norway</text:p>
          </table:table-cell>
          <table:table-cell table:style-name="ce37" table:number-columns-repeated="10"/>
          <table:table-cell table:style-name="ce36" office:value-type="string" calcext:value-type="string">
            <text:p>day2</text:p>
          </table:table-cell>
          <table:table-cell table:style-name="ce71" office:value-type="date" office:date-value="2020-03-20" calcext:value-type="date">
            <text:p>2020-03-20</text:p>
          </table:table-cell>
          <table:table-cell table:style-name="ce36" office:value-type="string" calcext:value-type="string">
            <text:p>y2</text:p>
          </table:table-cell>
          <table:table-cell table:style-name="ce36" office:value-type="float" office:value="4445" calcext:value-type="float">
            <text:p>4445</text:p>
          </table:table-cell>
          <table:table-cell table:style-name="ce36" table:formula="of:=LN([.O87])" office:value-type="float" office:value="8.399535147948" calcext:value-type="float">
            <text:p>8.399535147948</text:p>
          </table:table-cell>
          <table:table-cell table:style-name="ce37" table:number-columns-repeated="16"/>
          <table:table-cell table:number-columns-repeated="32"/>
        </table:table-row>
        <table:table-row table:style-name="ro1">
          <table:table-cell table:style-name="ce6"/>
          <table:table-cell table:style-name="ce37" table:number-columns-repeated="10"/>
          <table:table-cell table:style-name="ce36" office:value-type="string" calcext:value-type="string">
            <text:p>day1</text:p>
          </table:table-cell>
          <table:table-cell table:style-name="ce71" office:value-type="date" office:date-value="2020-03-17" calcext:value-type="date">
            <text:p>2020-03-17</text:p>
          </table:table-cell>
          <table:table-cell table:style-name="ce36" office:value-type="string" calcext:value-type="string">
            <text:p>y1</text:p>
          </table:table-cell>
          <table:table-cell table:style-name="ce36" office:value-type="float" office:value="3084" calcext:value-type="float">
            <text:p>3084</text:p>
          </table:table-cell>
          <table:table-cell table:style-name="ce36" table:formula="of:=LN([.O88])" office:value-type="float" office:value="8.03398273468322" calcext:value-type="float">
            <text:p>8.03398273468322</text:p>
          </table:table-cell>
          <table:table-cell table:style-name="ce37" table:number-columns-repeated="3"/>
          <table:table-cell table:style-name="ce36" office:value-type="string" calcext:value-type="string">
            <text:p>dy</text:p>
          </table:table-cell>
          <table:table-cell table:style-name="ce36" office:value-type="string" calcext:value-type="string">
            <text:p>dx</text:p>
          </table:table-cell>
          <table:table-cell table:style-name="ce36" office:value-type="string" calcext:value-type="string">
            <text:p>dy/dx</text:p>
          </table:table-cell>
          <table:table-cell table:style-name="ce36" table:number-columns-repeated="4"/>
          <table:table-cell table:style-name="ce37" table:number-columns-repeated="6"/>
          <table:table-cell table:number-columns-repeated="32"/>
        </table:table-row>
        <table:table-row table:style-name="ro1">
          <table:table-cell table:style-name="ce6"/>
          <table:table-cell table:style-name="ce37" table:number-columns-repeated="12"/>
          <table:table-cell table:style-name="ce36" office:value-type="string" calcext:value-type="string">
            <text:p>dy</text:p>
          </table:table-cell>
          <table:table-cell table:style-name="ce37"/>
          <table:table-cell table:style-name="ce36" table:formula="of:=[.P87]-[.P88]" office:value-type="float" office:value="0.365552413264783" calcext:value-type="float">
            <text:p>0.365552413264783</text:p>
          </table:table-cell>
          <table:table-cell table:style-name="ce36" office:value-type="string" calcext:value-type="string">
            <text:p>slope</text:p>
          </table:table-cell>
          <table:table-cell table:style-name="ce36" table:formula="of:=[.P89]/[.O86]" office:value-type="float" office:value="0.121850804421594" calcext:value-type="float">
            <text:p>0.121850804421594</text:p>
          </table:table-cell>
          <table:table-cell table:style-name="ce36" office:value-type="string" calcext:value-type="string">
            <text:p>Inhibition Rate</text:p>
          </table:table-cell>
          <table:table-cell table:style-name="ce36" table:formula="of:=LN([.R85])-LN([.R89])" office:value-type="float" office:value="-2.94107646907475" calcext:value-type="float">
            <text:p>-2.94107646907475</text:p>
          </table:table-cell>
          <table:table-cell table:style-name="ce36" table:formula="of:=([.M83]+[.M84])/2-([.M87]+[.M88])/2" office:value-type="float" office:value="40" calcext:value-type="float">
            <text:p>40</text:p>
          </table:table-cell>
          <table:table-cell table:style-name="ce36" table:formula="of:=[.T89]/[.U89]" office:value-type="float" office:value="-0.0735269117268688" calcext:value-type="float">
            <text:p>-0.073526911726869</text:p>
          </table:table-cell>
          <table:table-cell table:style-name="ce71" table:number-columns-repeated="4"/>
          <table:table-cell table:style-name="ce37" table:number-columns-repeated="6"/>
          <table:table-cell table:number-columns-repeated="32"/>
        </table:table-row>
        <table:table-row table:style-name="ro1">
          <table:table-cell table:style-name="ce6"/>
          <table:table-cell table:style-name="ce37" table:number-columns-repeated="20"/>
          <table:table-cell table:style-name="ce76" table:formula="of:=[.V89]" office:value-type="float" office:value="-0.0735269117268688" calcext:value-type="float">
            <text:p>-0.073526911726869</text:p>
          </table:table-cell>
          <table:table-cell table:style-name="ce37" table:number-columns-repeated="10"/>
          <table:table-cell table:number-columns-repeated="32"/>
        </table:table-row>
        <table:table-row table:style-name="ro1">
          <table:table-cell table:style-name="ce80" office:value-type="float" office:value="5535000" calcext:value-type="float">
            <text:p>5535000</text:p>
          </table:table-cell>
          <table:table-cell table:style-name="ce38" office:value-type="string" calcext:value-type="string">
            <text:p>Initial population</text:p>
          </table:table-cell>
          <table:table-cell table:style-name="ce39"/>
          <table:table-cell table:style-name="ce38" office:value-type="string" calcext:value-type="string">
            <text:p>E</text:p>
          </table:table-cell>
          <table:table-cell table:style-name="ce38" table:formula="of:=[.I91]/[.K91]" office:value-type="float" office:value="0.166666666666667" calcext:value-type="float">
            <text:p>0.166666666666667</text:p>
          </table:table-cell>
          <table:table-cell table:style-name="ce38" office:value-type="string" calcext:value-type="string">
            <text:p>Probability of contact</text:p>
          </table:table-cell>
          <table:table-cell table:style-name="ce39"/>
          <table:table-cell table:style-name="ce38" office:value-type="string" calcext:value-type="string">
            <text:p>Chances are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in</text:p>
          </table:table-cell>
          <table:table-cell table:style-name="ce64" office:value-type="float" office:value="6" calcext:value-type="float">
            <text:p>6.00</text:p>
          </table:table-cell>
          <table:table-cell table:style-name="ce38" office:value-type="string" calcext:value-type="string">
            <text:p>Change in Growth Rate</text:p>
          </table:table-cell>
          <table:table-cell table:style-name="ce39"/>
          <table:table-cell table:style-name="ce38" office:value-type="string" calcext:value-type="string">
            <text:p>dx</text:p>
          </table:table-cell>
          <table:table-cell table:style-name="ce38" table:formula="of:=[.M92]-[.M93]" office:value-type="float" office:value="5" calcext:value-type="float">
            <text:p>5</text:p>
          </table:table-cell>
          <table:table-cell table:style-name="ce38" office:value-type="string" calcext:value-type="string">
            <text:p>logs</text:p>
          </table:table-cell>
          <table:table-cell table:style-name="ce39" table:number-columns-repeated="4"/>
          <table:table-cell table:style-name="ce38"/>
          <table:table-cell table:style-name="ce39"/>
          <table:table-cell table:style-name="ce38" office:value-type="string" calcext:value-type="string">
            <text:p>deaths</text:p>
          </table:table-cell>
          <table:table-cell table:style-name="ce38" office:value-type="string" calcext:value-type="string">
            <text:p>recovered</text:p>
          </table:table-cell>
          <table:table-cell table:style-name="ce38" office:value-type="string" calcext:value-type="string">
            <text:p>resolved</text:p>
          </table:table-cell>
          <table:table-cell table:style-name="ce38" office:value-type="string" calcext:value-type="string">
            <text:p>death rate</text:p>
          </table:table-cell>
          <table:table-cell table:style-name="ce39" table:number-columns-repeated="6"/>
          <table:table-cell table:number-columns-repeated="32"/>
        </table:table-row>
        <table:table-row table:style-name="ro1">
          <table:table-cell table:style-name="ce13"/>
          <table:table-cell table:style-name="ce39" table:number-columns-repeated="2"/>
          <table:table-cell table:style-name="ce38" office:value-type="string" calcext:value-type="string">
            <text:p>p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string" calcext:value-type="string">
            <text:p>Probability of infection</text:p>
          </table:table-cell>
          <table:table-cell table:style-name="ce39" table:number-columns-repeated="2"/>
          <table:table-cell table:style-name="ce38" office:value-type="float" office:value="1" calcext:value-type="float">
            <text:p>1</text:p>
          </table:table-cell>
          <table:table-cell table:style-name="ce39"/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day2</text:p>
          </table:table-cell>
          <table:table-cell table:style-name="ce114" office:value-type="date" office:date-value="2020-04-30" calcext:value-type="date">
            <text:p>2020-04-30</text:p>
          </table:table-cell>
          <table:table-cell table:style-name="ce38" office:value-type="string" calcext:value-type="string">
            <text:p>y2</text:p>
          </table:table-cell>
          <table:table-cell table:style-name="ce13" office:value-type="float" office:value="16169" calcext:value-type="float">
            <text:p>1.62E+04</text:p>
          </table:table-cell>
          <table:table-cell table:style-name="ce38" table:formula="of:=LN([.O92])" office:value-type="float" office:value="9.69085110773981" calcext:value-type="float">
            <text:p>9.69085110773981</text:p>
          </table:table-cell>
          <table:table-cell table:style-name="ce39" table:number-columns-repeated="4"/>
          <table:table-cell table:style-name="ce38"/>
          <table:table-cell table:style-name="ce39"/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1268" calcext:value-type="float">
            <text:p>1268</text:p>
          </table:table-cell>
          <table:table-cell table:style-name="ce80" table:formula="of:=[.X92]+[.W92]" office:value-type="float" office:value="1284" calcext:value-type="float">
            <text:p>1284</text:p>
          </table:table-cell>
          <table:table-cell table:style-name="ce38" table:formula="of:=[.W92]/[.Y92]" office:value-type="float" office:value="0.0124610591900312" calcext:value-type="float">
            <text:p>0.012461059190031</text:p>
          </table:table-cell>
          <table:table-cell table:style-name="ce39" table:number-columns-repeated="4"/>
          <table:table-cell table:style-name="ce39" office:value-type="string" calcext:value-type="string">
            <text:p>crossover</text:p>
          </table:table-cell>
          <table:table-cell table:style-name="ce39"/>
          <table:table-cell table:number-columns-repeated="32"/>
        </table:table-row>
        <table:table-row table:style-name="ro3">
          <table:table-cell table:style-name="ce14" table:formula="of:=[.V99]" office:value-type="float" office:value="-0.0101432325936485" calcext:value-type="float">
            <text:p>-0.01014</text:p>
          </table:table-cell>
          <table:table-cell table:style-name="ce38" office:value-type="string" calcext:value-type="string">
            <text:p>Education Rate</text:p>
          </table:table-cell>
          <table:table-cell table:style-name="ce39"/>
          <table:table-cell table:style-name="ce38" office:value-type="string" calcext:value-type="string">
            <text:p>k1</text:p>
          </table:table-cell>
          <table:table-cell table:style-name="ce38" table:formula="of:=[.E91]*[.E92]" office:value-type="float" office:value="0.15" calcext:value-type="float">
            <text:p>0.15</text:p>
          </table:table-cell>
          <table:table-cell table:style-name="ce38" office:value-type="string" calcext:value-type="string">
            <text:p>Total probability per day</text:p>
          </table:table-cell>
          <table:table-cell table:style-name="ce39" table:number-columns-repeated="2"/>
          <table:table-cell table:style-name="ce38" office:value-type="float" office:value="1" calcext:value-type="float">
            <text:p>1</text:p>
          </table:table-cell>
          <table:table-cell table:style-name="ce39"/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day1</text:p>
          </table:table-cell>
          <table:table-cell table:style-name="ce72" office:value-type="date" office:date-value="2020-04-25" calcext:value-type="date">
            <text:p>2020-04-25</text:p>
          </table:table-cell>
          <table:table-cell table:style-name="ce38" office:value-type="string" calcext:value-type="string">
            <text:p>y1</text:p>
          </table:table-cell>
          <table:table-cell table:style-name="ce13" office:value-type="float" office:value="12693" calcext:value-type="float">
            <text:p>1.27E+04</text:p>
          </table:table-cell>
          <table:table-cell table:style-name="ce38" table:formula="of:=LN([.O93])" office:value-type="float" office:value="9.44880593938818" calcext:value-type="float">
            <text:p>9.44880593938818</text:p>
          </table:table-cell>
          <table:table-cell table:style-name="ce39" table:number-columns-repeated="11"/>
          <table:table-cell table:style-name="ce39" office:value-type="string" calcext:value-type="string">
            <text:p>Initial date</text:p>
          </table:table-cell>
          <table:table-cell table:style-name="ce39" office:value-type="string" calcext:value-type="string">
            <text:p>1<text:span text:style-name="T1">st</text:span> inflection</text:p>
          </table:table-cell>
          <table:table-cell table:style-name="ce39" office:value-type="string" calcext:value-type="string">
            <text:p>Peak date</text:p>
          </table:table-cell>
          <table:table-cell table:style-name="ce39" office:value-type="string" calcext:value-type="string">
            <text:p>2<text:span text:style-name="T1">nd</text:span> inflection</text:p>
          </table:table-cell>
          <table:table-cell table:style-name="ce39" office:value-type="string" calcext:value-type="string">
            <text:p>final date</text:p>
          </table:table-cell>
          <table:table-cell table:number-columns-repeated="32"/>
        </table:table-row>
        <table:table-row table:style-name="ro1">
          <table:table-cell table:style-name="ce14" table:formula="of:=[.A93]" office:value-type="float" office:value="-0.0101432325936485" calcext:value-type="float">
            <text:p>-0.01014</text:p>
          </table:table-cell>
          <table:table-cell table:style-name="ce39" table:number-columns-repeated="2"/>
          <table:table-cell table:style-name="ce38" table:number-columns-repeated="2"/>
          <table:table-cell table:style-name="ce39"/>
          <table:table-cell table:style-name="ce38" office:value-type="string" calcext:value-type="string">
            <text:p>growth rate</text:p>
          </table:table-cell>
          <table:table-cell table:style-name="ce64" table:formula="of:=[.E93]" office:value-type="float" office:value="0.15" calcext:value-type="float">
            <text:p>0.15</text:p>
          </table:table-cell>
          <table:table-cell table:style-name="ce39" table:number-columns-repeated="5"/>
          <table:table-cell table:style-name="ce38" office:value-type="string" calcext:value-type="string">
            <text:p>dy</text:p>
          </table:table-cell>
          <table:table-cell table:style-name="ce39"/>
          <table:table-cell table:style-name="ce38" table:formula="of:=[.P92]-[.P93]" office:value-type="float" office:value="0.242045168351636" calcext:value-type="float">
            <text:p>0.242045168351636</text:p>
          </table:table-cell>
          <table:table-cell table:style-name="ce38" office:value-type="string" calcext:value-type="string">
            <text:p>slope</text:p>
          </table:table-cell>
          <table:table-cell table:style-name="ce38" table:formula="of:=[.P94]/[.O91]" office:value-type="float" office:value="0.0484090336703272" calcext:value-type="float">
            <text:p>0.048409033670327</text:p>
          </table:table-cell>
          <table:table-cell table:style-name="ce39" table:number-columns-repeated="9"/>
          <table:table-cell table:style-name="ce84" office:value-type="date" office:date-value="2020-01-15" calcext:value-type="date">
            <text:p>2020-01-15</text:p>
          </table:table-cell>
          <table:table-cell table:style-name="ce84" office:value-type="date" office:date-value="2020-04-24" calcext:value-type="date">
            <text:p>2020-04-24</text:p>
          </table:table-cell>
          <table:table-cell table:style-name="ce84" table:formula="of:=[.AC94]+[.AC95]" office:value-type="date" office:date-value="2020-08-02" calcext:value-type="date">
            <text:p>2020-08-02</text:p>
          </table:table-cell>
          <table:table-cell table:style-name="ce84" table:formula="of:=IF([.AD95]&lt;&gt;0;[.AD94]+[.AD95];[.AD94]+[.AC95])" office:value-type="date" office:date-value="2020-11-10" calcext:value-type="date">
            <text:p>2020-11-10</text:p>
          </table:table-cell>
          <table:table-cell table:style-name="ce84" table:formula="of:=[.AE94]+[.AC95]" office:value-type="date" office:date-value="2021-02-18" calcext:value-type="date">
            <text:p>2021-02-18</text:p>
          </table:table-cell>
          <table:table-cell table:number-columns-repeated="32"/>
        </table:table-row>
        <table:table-row table:style-name="ro1">
          <table:table-cell table:style-name="ce12"/>
          <table:table-cell table:style-name="ce39" table:number-columns-repeated="2"/>
          <table:table-cell table:style-name="ce38" table:number-columns-repeated="2"/>
          <table:table-cell table:style-name="ce39"/>
          <table:table-cell table:style-name="ce38" office:value-type="string" calcext:value-type="string">
            <text:p>death rate</text:p>
          </table:table-cell>
          <table:table-cell table:style-name="ce67" table:formula="of:=[.Z92]" office:value-type="float" office:value="0.0124610591900312" calcext:value-type="float">
            <text:p>0.01</text:p>
          </table:table-cell>
          <table:table-cell table:style-name="ce39" table:number-columns-repeated="5"/>
          <table:table-cell table:style-name="ce38" office:value-type="string" calcext:value-type="string">
            <text:p>dx</text:p>
          </table:table-cell>
          <table:table-cell table:style-name="ce38" table:formula="of:=[.M96]-[.M97]" office:value-type="float" office:value="5" calcext:value-type="float">
            <text:p>5</text:p>
          </table:table-cell>
          <table:table-cell table:style-name="ce39" table:number-columns-repeated="8"/>
          <table:table-cell table:style-name="ce38" table:number-columns-repeated="2"/>
          <table:table-cell table:style-name="ce39" table:number-columns-repeated="3"/>
          <table:table-cell table:style-name="ce39" table:formula="of:=[.AC94]-[.AB94]" office:value-type="float" office:value="100" calcext:value-type="float">
            <text:p>100</text:p>
          </table:table-cell>
          <table:table-cell table:style-name="ce39" table:number-columns-repeated="3"/>
          <table:table-cell table:number-columns-repeated="32"/>
        </table:table-row>
        <table:table-row table:style-name="ro2">
          <table:table-cell table:style-name="ce15" office:value-type="string" calcext:value-type="string">
            <text:p>Singapore</text:p>
          </table:table-cell>
          <table:table-cell table:style-name="ce39" table:number-columns-repeated="10"/>
          <table:table-cell table:style-name="ce38" office:value-type="string" calcext:value-type="string">
            <text:p>day2</text:p>
          </table:table-cell>
          <table:table-cell table:style-name="ce72" office:value-type="date" office:date-value="2020-03-30" calcext:value-type="date">
            <text:p>2020-03-30</text:p>
          </table:table-cell>
          <table:table-cell table:style-name="ce38" office:value-type="string" calcext:value-type="string">
            <text:p>y2</text:p>
          </table:table-cell>
          <table:table-cell table:style-name="ce38" office:value-type="float" office:value="879" calcext:value-type="float">
            <text:p>879</text:p>
          </table:table-cell>
          <table:table-cell table:style-name="ce38" table:formula="of:=LN([.O96])" office:value-type="float" office:value="6.77878489768518" calcext:value-type="float">
            <text:p>6.77878489768518</text:p>
          </table:table-cell>
          <table:table-cell table:style-name="ce39" table:number-columns-repeated="16"/>
          <table:table-cell table:number-columns-repeated="32"/>
        </table:table-row>
        <table:table-row table:style-name="ro1">
          <table:table-cell table:style-name="ce12"/>
          <table:table-cell table:style-name="ce39" table:number-columns-repeated="10"/>
          <table:table-cell table:style-name="ce38" office:value-type="string" calcext:value-type="string">
            <text:p>day1</text:p>
          </table:table-cell>
          <table:table-cell table:style-name="ce72" office:value-type="date" office:date-value="2020-03-25" calcext:value-type="date">
            <text:p>2020-03-25</text:p>
          </table:table-cell>
          <table:table-cell table:style-name="ce38" office:value-type="string" calcext:value-type="string">
            <text:p>y1</text:p>
          </table:table-cell>
          <table:table-cell table:style-name="ce38" office:value-type="float" office:value="631" calcext:value-type="float">
            <text:p>631</text:p>
          </table:table-cell>
          <table:table-cell table:style-name="ce38" table:formula="of:=LN([.O97])" office:value-type="float" office:value="6.44730586254121" calcext:value-type="float">
            <text:p>6.44730586254121</text:p>
          </table:table-cell>
          <table:table-cell table:style-name="ce39" table:number-columns-repeated="3"/>
          <table:table-cell table:style-name="ce38" office:value-type="string" calcext:value-type="string">
            <text:p>dy</text:p>
          </table:table-cell>
          <table:table-cell table:style-name="ce38" office:value-type="string" calcext:value-type="string">
            <text:p>dx</text:p>
          </table:table-cell>
          <table:table-cell table:style-name="ce38" office:value-type="string" calcext:value-type="string">
            <text:p>dy/dx</text:p>
          </table:table-cell>
          <table:table-cell table:style-name="ce38" table:number-columns-repeated="4"/>
          <table:table-cell table:style-name="ce39" table:number-columns-repeated="6"/>
          <table:table-cell table:number-columns-repeated="32"/>
        </table:table-row>
        <table:table-row table:style-name="ro1">
          <table:table-cell table:style-name="ce12"/>
          <table:table-cell table:style-name="ce39" table:number-columns-repeated="12"/>
          <table:table-cell table:style-name="ce38" office:value-type="string" calcext:value-type="string">
            <text:p>dy</text:p>
          </table:table-cell>
          <table:table-cell table:style-name="ce39"/>
          <table:table-cell table:style-name="ce38" table:formula="of:=[.P96]-[.P97]" office:value-type="float" office:value="0.331479035143964" calcext:value-type="float">
            <text:p>0.331479035143964</text:p>
          </table:table-cell>
          <table:table-cell table:style-name="ce38" office:value-type="string" calcext:value-type="string">
            <text:p>slope</text:p>
          </table:table-cell>
          <table:table-cell table:style-name="ce38" table:formula="of:=[.P98]/[.O95]" office:value-type="float" office:value="0.0662958070287928" calcext:value-type="float">
            <text:p>0.066295807028793</text:p>
          </table:table-cell>
          <table:table-cell table:style-name="ce38" office:value-type="string" calcext:value-type="string">
            <text:p>Inhibition Rate</text:p>
          </table:table-cell>
          <table:table-cell table:style-name="ce38" table:formula="of:=LN([.R94])-LN([.R98])" office:value-type="float" office:value="-0.314440210403104" calcext:value-type="float">
            <text:p>-0.314440210403104</text:p>
          </table:table-cell>
          <table:table-cell table:style-name="ce38" table:formula="of:=([.M92]+[.M93])/2-([.M96]+[.M97])/2" office:value-type="float" office:value="31" calcext:value-type="float">
            <text:p>31</text:p>
          </table:table-cell>
          <table:table-cell table:style-name="ce38" table:formula="of:=[.T98]/[.U98]" office:value-type="float" office:value="-0.0101432325936485" calcext:value-type="float">
            <text:p>-0.010143232593649</text:p>
          </table:table-cell>
          <table:table-cell table:style-name="ce72" table:number-columns-repeated="4"/>
          <table:table-cell table:style-name="ce39" table:number-columns-repeated="6"/>
          <table:table-cell table:number-columns-repeated="32"/>
        </table:table-row>
        <table:table-row table:style-name="ro1">
          <table:table-cell table:style-name="ce12"/>
          <table:table-cell table:style-name="ce39" table:number-columns-repeated="20"/>
          <table:table-cell table:style-name="ce77" table:formula="of:=[.V98]" office:value-type="float" office:value="-0.0101432325936485" calcext:value-type="float">
            <text:p>-0.010143232593649</text:p>
          </table:table-cell>
          <table:table-cell table:style-name="ce39" table:number-columns-repeated="10"/>
          <table:table-cell table:number-columns-repeated="32"/>
        </table:table-row>
        <table:table-row table:style-name="ro1" table:number-rows-repeated="301">
          <table:table-cell table:style-name="ce45"/>
          <table:table-cell table:number-columns-repeated="63"/>
        </table:table-row>
        <table:table-row table:style-name="ro1" table:number-rows-repeated="10481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ld" table:style-name="ta2">
        <table:table-column table:style-name="co1" table:default-cell-style-name="Default"/>
        <table:table-column table:style-name="co2" table:default-cell-style-name="ce48"/>
        <table:table-column table:style-name="co3" table:default-cell-style-name="ce49"/>
        <table:table-column table:style-name="co3" table:default-cell-style-name="ce48"/>
        <table:table-column table:style-name="co4" table:default-cell-style-name="ce50"/>
        <table:table-column table:style-name="co4" table:default-cell-style-name="ce47"/>
        <table:table-column table:style-name="co4" table:number-columns-repeated="3" table:default-cell-style-name="ce48"/>
        <table:table-column table:style-name="co5" table:default-cell-style-name="ce48"/>
        <table:table-column table:style-name="co1" table:number-columns-repeated="54" table:default-cell-style-name="Default"/>
        <table:table-row table:style-name="ro1">
          <table:table-cell table:style-name="ce48" office:value-type="float" office:value="7594000000" calcext:value-type="float">
            <text:p>7,594,000,000</text:p>
          </table:table-cell>
          <table:table-cell table:style-name="ce45" office:value-type="string" calcext:value-type="string">
            <text:p>Initial population</text:p>
          </table:table-cell>
          <table:table-cell table:style-name="Default"/>
          <table:table-cell table:style-name="ce45" office:value-type="string" calcext:value-type="string">
            <text:p>E</text:p>
          </table:table-cell>
          <table:table-cell table:style-name="ce45" table:formula="of:=[.I1]/[.K1]" office:value-type="float" office:value="0.454545454545455" calcext:value-type="float">
            <text:p>0.454545454545455</text:p>
          </table:table-cell>
          <table:table-cell table:style-name="ce45" office:value-type="string" calcext:value-type="string">
            <text:p>Probability of contact</text:p>
          </table:table-cell>
          <table:table-cell table:style-name="Default"/>
          <table:table-cell table:style-name="ce45" office:value-type="string" calcext:value-type="string">
            <text:p>Chances ar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in</text:p>
          </table:table-cell>
          <table:table-cell table:style-name="ce46" office:value-type="float" office:value="2.2" calcext:value-type="float">
            <text:p>2.20</text:p>
          </table:table-cell>
          <table:table-cell table:style-name="ce45" office:value-type="string" calcext:value-type="string">
            <text:p>Change in Growth Rate</text:p>
          </table:table-cell>
          <table:table-cell/>
          <table:table-cell table:style-name="ce45" office:value-type="string" calcext:value-type="string">
            <text:p>dx</text:p>
          </table:table-cell>
          <table:table-cell table:style-name="ce45" table:formula="of:=[.M2]-[.M3]" office:value-type="float" office:value="4" calcext:value-type="float">
            <text:p>4</text:p>
          </table:table-cell>
          <table:table-cell table:style-name="ce45" office:value-type="string" calcext:value-type="string">
            <text:p>logs</text:p>
          </table:table-cell>
          <table:table-cell table:number-columns-repeated="4"/>
          <table:table-cell table:style-name="ce45" table:formula="of:=[.T1]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deaths</text:p>
          </table:table-cell>
          <table:table-cell table:style-name="ce45" office:value-type="string" calcext:value-type="string">
            <text:p>recovered</text:p>
          </table:table-cell>
          <table:table-cell table:style-name="ce45" office:value-type="string" calcext:value-type="string">
            <text:p>resolved</text:p>
          </table:table-cell>
          <table:table-cell table:style-name="ce45" office:value-type="string" calcext:value-type="string">
            <text:p>death rate</text:p>
          </table:table-cell>
          <table:table-cell table:number-columns-repeated="3"/>
          <table:table-cell table:style-name="ce45"/>
          <table:table-cell table:number-columns-repeated="34"/>
        </table:table-row>
        <table:table-row table:style-name="ro1">
          <table:table-cell table:style-name="ce52"/>
          <table:table-cell table:style-name="Default" table:number-columns-repeated="2"/>
          <table:table-cell table:style-name="ce45" office:value-type="string" calcext:value-type="string">
            <text:p>p</text:p>
          </table:table-cell>
          <table:table-cell table:style-name="ce45" office:value-type="float" office:value="0.9" calcext:value-type="float">
            <text:p>0.9</text:p>
          </table:table-cell>
          <table:table-cell table:style-name="ce45" office:value-type="string" calcext:value-type="string">
            <text:p>Probability of infection</text:p>
          </table:table-cell>
          <table:table-cell table:style-name="Default" table:number-columns-repeated="2"/>
          <table:table-cell table:style-name="ce45" office:value-type="float" office:value="1" calcext:value-type="float">
            <text:p>1</text:p>
          </table:table-cell>
          <table:table-cell table:style-name="Default"/>
          <table:table-cell table:style-name="ce45"/>
          <table:table-cell table:style-name="ce45" office:value-type="string" calcext:value-type="string">
            <text:p>day2</text:p>
          </table:table-cell>
          <table:table-cell table:style-name="ce51" office:value-type="date" office:date-value="2020-04-27" calcext:value-type="date">
            <text:p>2020-04-27</text:p>
          </table:table-cell>
          <table:table-cell table:style-name="ce45" office:value-type="string" calcext:value-type="string">
            <text:p>y2</text:p>
          </table:table-cell>
          <table:table-cell table:style-name="ce52" office:value-type="float" office:value="3059946" calcext:value-type="float">
            <text:p>3.06E+06</text:p>
          </table:table-cell>
          <table:table-cell table:style-name="ce45" table:formula="of:=LN([.O2])" office:value-type="float" office:value="14.933907826714" calcext:value-type="float">
            <text:p>14.933907826714</text:p>
          </table:table-cell>
          <table:table-cell table:number-columns-repeated="4"/>
          <table:table-cell table:style-name="ce45" table:formula="of:=[.T2]" office:value-type="float" office:value="0" calcext:value-type="float">
            <text:p>0</text:p>
          </table:table-cell>
          <table:table-cell/>
          <table:table-cell table:style-name="ce27" office:value-type="float" office:value="225857" calcext:value-type="float">
            <text:p>225857</text:p>
          </table:table-cell>
          <table:table-cell table:style-name="ce27" office:value-type="float" office:value="986706" calcext:value-type="float">
            <text:p>986706</text:p>
          </table:table-cell>
          <table:table-cell table:style-name="ce27" table:formula="of:=[.W2]+[.X2]" office:value-type="float" office:value="1212563" calcext:value-type="float">
            <text:p>1212563</text:p>
          </table:table-cell>
          <table:table-cell table:style-name="ce45" table:formula="of:=[.W2]/[.Y2]" office:value-type="float" office:value="0.186264136378893" calcext:value-type="float">
            <text:p>0.186264136378893</text:p>
          </table:table-cell>
          <table:table-cell table:number-columns-repeated="3"/>
          <table:table-cell table:style-name="ce45"/>
          <table:table-cell table:number-columns-repeated="34"/>
        </table:table-row>
        <table:table-row table:style-name="ro1">
          <table:table-cell table:style-name="ce47" table:formula="of:=[.V9]" office:value-type="float" office:value="-0.0235376153356105" calcext:value-type="float">
            <text:p>-0.02354</text:p>
          </table:table-cell>
          <table:table-cell table:style-name="ce45" office:value-type="string" calcext:value-type="string">
            <text:p>Education Rate</text:p>
          </table:table-cell>
          <table:table-cell table:style-name="Default"/>
          <table:table-cell table:style-name="ce45" office:value-type="string" calcext:value-type="string">
            <text:p>k1</text:p>
          </table:table-cell>
          <table:table-cell table:style-name="ce45" table:formula="of:=[.E1]*[.E2]" office:value-type="float" office:value="0.409090909090909" calcext:value-type="float">
            <text:p>0.409090909090909</text:p>
          </table:table-cell>
          <table:table-cell table:style-name="ce45" office:value-type="string" calcext:value-type="string">
            <text:p>Total probability per day</text:p>
          </table:table-cell>
          <table:table-cell table:style-name="Default" table:number-columns-repeated="2"/>
          <table:table-cell table:style-name="ce45" office:value-type="float" office:value="1" calcext:value-type="float">
            <text:p>1</text:p>
          </table:table-cell>
          <table:table-cell table:style-name="Default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ay1</text:p>
          </table:table-cell>
          <table:table-cell table:style-name="ce51" office:value-type="date" office:date-value="2020-04-23" calcext:value-type="date">
            <text:p>2020-04-23</text:p>
          </table:table-cell>
          <table:table-cell table:style-name="ce45" office:value-type="string" calcext:value-type="string">
            <text:p>y1</text:p>
          </table:table-cell>
          <table:table-cell table:style-name="ce52" office:value-type="float" office:value="2722857" calcext:value-type="float">
            <text:p>2.72E+06</text:p>
          </table:table-cell>
          <table:table-cell table:style-name="ce45" table:formula="of:=LN([.O3])" office:value-type="float" office:value="14.8171922546691" calcext:value-type="float">
            <text:p>14.8171922546691</text:p>
          </table:table-cell>
          <table:table-cell table:number-columns-repeated="48"/>
        </table:table-row>
        <table:table-row table:style-name="ro1">
          <table:table-cell table:style-name="ce53" table:formula="of:=[.A3]" office:value-type="float" office:value="-0.0235376153356105" calcext:value-type="float">
            <text:p>-0.02354</text:p>
          </table:table-cell>
          <table:table-cell table:style-name="Default" table:number-columns-repeated="2"/>
          <table:table-cell table:style-name="ce45" table:number-columns-repeated="2"/>
          <table:table-cell table:style-name="Default"/>
          <table:table-cell table:style-name="ce45" office:value-type="string" calcext:value-type="string">
            <text:p>growth rate</text:p>
          </table:table-cell>
          <table:table-cell table:style-name="ce46" table:formula="of:=[.E3]" office:value-type="float" office:value="0.409090909090909" calcext:value-type="float">
            <text:p>0.41</text:p>
          </table:table-cell>
          <table:table-cell table:style-name="Default" table:number-columns-repeated="2"/>
          <table:table-cell table:number-columns-repeated="3"/>
          <table:table-cell table:style-name="ce45" office:value-type="string" calcext:value-type="string">
            <text:p>dy</text:p>
          </table:table-cell>
          <table:table-cell/>
          <table:table-cell table:style-name="ce45" table:formula="of:=[.P2]-[.P3]" office:value-type="float" office:value="0.11671557204491" calcext:value-type="float">
            <text:p>0.11671557204491</text:p>
          </table:table-cell>
          <table:table-cell table:style-name="ce45" office:value-type="string" calcext:value-type="string">
            <text:p>slope</text:p>
          </table:table-cell>
          <table:table-cell table:style-name="ce45" table:formula="of:=[.P4]/[.O1]" office:value-type="float" office:value="0.0291788930112276" calcext:value-type="float">
            <text:p>0.029178893011228</text:p>
          </table:table-cell>
          <table:table-cell table:number-columns-repeated="8"/>
          <table:table-cell table:style-name="ce45"/>
          <table:table-cell table:number-columns-repeated="37"/>
        </table:table-row>
        <table:table-row table:style-name="ro1">
          <table:table-cell table:style-name="ce48"/>
          <table:table-cell table:style-name="Default" table:number-columns-repeated="2"/>
          <table:table-cell table:style-name="ce45" table:number-columns-repeated="2"/>
          <table:table-cell table:style-name="Default"/>
          <table:table-cell table:style-name="ce45" office:value-type="string" calcext:value-type="string">
            <text:p>death rate</text:p>
          </table:table-cell>
          <table:table-cell table:style-name="ce60" table:formula="of:=[.Z2]" office:value-type="float" office:value="0.186264136378893" calcext:value-type="float">
            <text:p>0.19</text:p>
          </table:table-cell>
          <table:table-cell table:style-name="Default" table:number-columns-repeated="2"/>
          <table:table-cell table:number-columns-repeated="3"/>
          <table:table-cell table:style-name="ce45" office:value-type="string" calcext:value-type="string">
            <text:p>dx</text:p>
          </table:table-cell>
          <table:table-cell table:style-name="ce45" table:formula="of:=[.M6]-[.M7]" office:value-type="float" office:value="5" calcext:value-type="float">
            <text:p>5</text:p>
          </table:table-cell>
          <table:table-cell table:number-columns-repeated="8"/>
          <table:table-cell table:style-name="ce45" office:value-type="string" calcext:value-type="string">
            <text:p>DELTA T</text:p>
          </table:table-cell>
          <table:table-cell table:style-name="ce45" table:formula="of:=[.X8]-[.W8]" office:value-type="float" office:value="100" calcext:value-type="float">
            <text:p>100</text:p>
          </table:table-cell>
          <table:table-cell table:number-columns-repeated="39"/>
        </table:table-row>
        <table:table-row table:style-name="ro2">
          <table:table-cell table:style-name="ce11" office:value-type="string" calcext:value-type="string">
            <text:p>World</text:p>
          </table:table-cell>
          <table:table-cell table:style-name="Default" table:number-columns-repeated="9"/>
          <table:table-cell/>
          <table:table-cell table:style-name="ce45" office:value-type="string" calcext:value-type="string">
            <text:p>day2</text:p>
          </table:table-cell>
          <table:table-cell table:style-name="ce51" office:value-type="date" office:date-value="2020-03-17" calcext:value-type="date">
            <text:p>2020-03-17</text:p>
          </table:table-cell>
          <table:table-cell table:style-name="ce45" office:value-type="string" calcext:value-type="string">
            <text:p>y2</text:p>
          </table:table-cell>
          <table:table-cell table:style-name="ce45" office:value-type="float" office:value="198171" calcext:value-type="float">
            <text:p>198171</text:p>
          </table:table-cell>
          <table:table-cell table:style-name="ce45" table:formula="of:=LN([.O6])" office:value-type="float" office:value="12.196885573321" calcext:value-type="float">
            <text:p>12.196885573321</text:p>
          </table:table-cell>
          <table:table-cell table:number-columns-repeated="48"/>
        </table:table-row>
        <table:table-row table:style-name="ro1">
          <table:table-cell table:style-name="ce48"/>
          <table:table-cell table:style-name="Default" table:number-columns-repeated="9"/>
          <table:table-cell/>
          <table:table-cell table:style-name="ce45" office:value-type="string" calcext:value-type="string">
            <text:p>day1</text:p>
          </table:table-cell>
          <table:table-cell table:style-name="ce51" office:value-type="date" office:date-value="2020-03-12" calcext:value-type="date">
            <text:p>2020-03-12</text:p>
          </table:table-cell>
          <table:table-cell table:style-name="ce45" office:value-type="string" calcext:value-type="string">
            <text:p>y1</text:p>
          </table:table-cell>
          <table:table-cell table:style-name="ce45" office:value-type="float" office:value="134510" calcext:value-type="float">
            <text:p>134510</text:p>
          </table:table-cell>
          <table:table-cell table:style-name="ce45" table:formula="of:=LN([.O7])" office:value-type="float" office:value="11.8093938247026" calcext:value-type="float">
            <text:p>11.8093938247026</text:p>
          </table:table-cell>
          <table:table-cell table:number-columns-repeated="3"/>
          <table:table-cell table:style-name="ce45" office:value-type="string" calcext:value-type="string">
            <text:p>dy</text:p>
          </table:table-cell>
          <table:table-cell table:style-name="ce45" office:value-type="string" calcext:value-type="string">
            <text:p>dx</text:p>
          </table:table-cell>
          <table:table-cell table:style-name="ce45" office:value-type="string" calcext:value-type="string">
            <text:p>dy/dx</text:p>
          </table:table-cell>
          <table:table-cell table:style-name="ce45" office:value-type="string" calcext:value-type="string">
            <text:p>START</text:p>
          </table:table-cell>
          <table:table-cell table:style-name="ce45" office:value-type="string" calcext:value-type="string">
            <text:p>INFLECTION</text:p>
          </table:table-cell>
          <table:table-cell table:style-name="ce45" office:value-type="string" calcext:value-type="string">
            <text:p>HALFWAY</text:p>
          </table:table-cell>
          <table:table-cell table:style-name="ce45" office:value-type="string" calcext:value-type="string">
            <text:p>END QUARANTINE</text:p>
          </table:table-cell>
          <table:table-cell table:number-columns-repeated="2"/>
          <table:table-cell table:style-name="ce45" table:number-columns-repeated="3"/>
          <table:table-cell table:number-columns-repeated="33"/>
        </table:table-row>
        <table:table-row table:style-name="ro1">
          <table:table-cell table:style-name="ce48"/>
          <table:table-cell table:style-name="Default" table:number-columns-repeated="9"/>
          <table:table-cell table:number-columns-repeated="3"/>
          <table:table-cell table:style-name="ce45" office:value-type="string" calcext:value-type="string">
            <text:p>dy</text:p>
          </table:table-cell>
          <table:table-cell/>
          <table:table-cell table:style-name="ce45" table:formula="of:=[.P6]-[.P7]" office:value-type="float" office:value="0.387491748618377" calcext:value-type="float">
            <text:p>0.387491748618377</text:p>
          </table:table-cell>
          <table:table-cell table:style-name="ce45" office:value-type="string" calcext:value-type="string">
            <text:p>slope</text:p>
          </table:table-cell>
          <table:table-cell table:style-name="ce45" table:formula="of:=[.P8]/[.O5]" office:value-type="float" office:value="0.0774983497236754" calcext:value-type="float">
            <text:p>0.077498349723675</text:p>
          </table:table-cell>
          <table:table-cell table:style-name="ce45" office:value-type="string" calcext:value-type="string">
            <text:p>Inhibition Rate</text:p>
          </table:table-cell>
          <table:table-cell table:style-name="ce45" table:formula="of:=LN([.R4])-LN([.R8])" office:value-type="float" office:value="-0.976811036427836" calcext:value-type="float">
            <text:p>-0.976811036427836</text:p>
          </table:table-cell>
          <table:table-cell table:style-name="ce45" table:formula="of:=([.M2]+[.M3])/2-([.M6]+[.M7])/2" office:value-type="float" office:value="41.5" calcext:value-type="float">
            <text:p>41.5</text:p>
          </table:table-cell>
          <table:table-cell table:style-name="ce45" table:formula="of:=[.T8]/[.U8]" office:value-type="float" office:value="-0.0235376153356105" calcext:value-type="float">
            <text:p>-0.023537615335611</text:p>
          </table:table-cell>
          <table:table-cell table:style-name="ce51" office:value-type="date" office:date-value="2020-01-01" calcext:value-type="date">
            <text:p>2020-01-01</text:p>
          </table:table-cell>
          <table:table-cell table:style-name="ce51" office:value-type="date" office:date-value="2020-04-10" calcext:value-type="date">
            <text:p>2020-04-10</text:p>
          </table:table-cell>
          <table:table-cell table:style-name="ce51" table:formula="of:=[.X8]+[.Y5]" office:value-type="date" office:date-value="2020-07-19" calcext:value-type="date">
            <text:p>2020-07-19</text:p>
          </table:table-cell>
          <table:table-cell table:style-name="ce51" table:formula="of:=[.Y8]+2*[.Y5]" office:value-type="date" office:date-value="2021-02-04" calcext:value-type="date">
            <text:p>2021-02-04</text:p>
          </table:table-cell>
          <table:table-cell table:style-name="ce45" table:number-columns-repeated="5"/>
          <table:table-cell table:number-columns-repeated="33"/>
        </table:table-row>
        <table:table-row table:style-name="ro1">
          <table:table-cell table:style-name="ce48"/>
          <table:table-cell table:style-name="Default" table:number-columns-repeated="9"/>
          <table:table-cell table:number-columns-repeated="11"/>
          <table:table-cell table:style-name="ce58" table:formula="of:=[.V8]" office:value-type="float" office:value="-0.0235376153356105" calcext:value-type="float">
            <text:p>-0.023537615335611</text:p>
          </table:table-cell>
          <table:table-cell table:number-columns-repeated="42"/>
        </table:table-row>
        <table:table-row table:style-name="ro1">
          <table:table-cell table:style-name="ce45"/>
          <table:table-cell table:number-columns-repeated="19"/>
          <table:table-cell table:style-name="ce45"/>
          <table:table-cell table:number-columns-repeated="43"/>
        </table:table-row>
        <table:table-row table:style-name="ro1">
          <table:table-cell table:style-name="ce45"/>
          <table:table-cell table:number-columns-repeated="21"/>
          <table:table-cell table:style-name="ce45" table:number-columns-repeated="3"/>
          <table:table-cell table:number-columns-repeated="4"/>
          <table:table-cell table:style-name="ce45"/>
          <table:table-cell table:number-columns-repeated="34"/>
        </table:table-row>
        <table:table-row table:style-name="ro1">
          <table:table-cell table:style-name="ce45"/>
          <table:table-cell table:number-columns-repeated="19"/>
          <table:table-cell table:style-name="ce45"/>
          <table:table-cell table:style-name="ce51"/>
          <table:table-cell table:style-name="ce45"/>
          <table:table-cell table:style-name="ce52"/>
          <table:table-cell table:style-name="ce45"/>
          <table:table-cell table:number-columns-repeated="4"/>
          <table:table-cell table:style-name="ce45"/>
          <table:table-cell table:number-columns-repeated="34"/>
        </table:table-row>
        <table:table-row table:style-name="ro1">
          <table:table-cell table:style-name="ce45"/>
          <table:table-cell table:number-columns-repeated="19"/>
          <table:table-cell table:style-name="ce45"/>
          <table:table-cell table:style-name="ce51"/>
          <table:table-cell table:style-name="ce45"/>
          <table:table-cell table:style-name="ce52"/>
          <table:table-cell table:style-name="ce45"/>
          <table:table-cell table:number-columns-repeated="39"/>
        </table:table-row>
        <table:table-row table:style-name="ro1">
          <table:table-cell table:style-name="ce45"/>
          <table:table-cell table:number-columns-repeated="21"/>
          <table:table-cell table:style-name="ce45"/>
          <table:table-cell/>
          <table:table-cell table:style-name="ce45" table:number-columns-repeated="3"/>
          <table:table-cell table:number-columns-repeated="37"/>
        </table:table-row>
        <table:table-row table:style-name="ro1">
          <table:table-cell table:style-name="ce45"/>
          <table:table-cell table:number-columns-repeated="21"/>
          <table:table-cell table:style-name="ce45" table:number-columns-repeated="2"/>
          <table:table-cell table:number-columns-repeated="40"/>
        </table:table-row>
        <table:table-row table:style-name="ro1">
          <table:table-cell table:style-name="ce45"/>
          <table:table-cell table:number-columns-repeated="19"/>
          <table:table-cell table:style-name="ce45"/>
          <table:table-cell table:style-name="ce51"/>
          <table:table-cell table:style-name="ce45" table:number-columns-repeated="3"/>
          <table:table-cell table:number-columns-repeated="39"/>
        </table:table-row>
        <table:table-row table:style-name="ro1">
          <table:table-cell table:style-name="ce45"/>
          <table:table-cell table:number-columns-repeated="19"/>
          <table:table-cell table:style-name="ce45"/>
          <table:table-cell table:style-name="ce51"/>
          <table:table-cell table:style-name="ce45" table:number-columns-repeated="3"/>
          <table:table-cell table:number-columns-repeated="3"/>
          <table:table-cell table:style-name="ce45" table:number-columns-repeated="3"/>
          <table:table-cell table:number-columns-repeated="33"/>
        </table:table-row>
        <table:table-row table:style-name="ro1">
          <table:table-cell table:style-name="ce45"/>
          <table:table-cell table:number-columns-repeated="21"/>
          <table:table-cell table:style-name="ce45"/>
          <table:table-cell/>
          <table:table-cell table:style-name="ce45" table:number-columns-repeated="7"/>
          <table:table-cell table:number-columns-repeated="33"/>
        </table:table-row>
        <table:table-row table:style-name="ro1">
          <table:table-cell table:style-name="ce45"/>
          <table:table-cell table:number-columns-repeated="29"/>
          <table:table-cell table:style-name="ce45"/>
          <table:table-cell table:number-columns-repeated="33"/>
        </table:table-row>
        <table:table-row table:style-name="ro1" table:number-rows-repeated="2">
          <table:table-cell table:style-name="ce45"/>
          <table:table-cell table:number-columns-repeated="63"/>
        </table:table-row>
        <table:table-row table:style-name="ro1">
          <table:table-cell table:style-name="ce45"/>
          <table:table-cell table:number-columns-repeated="21"/>
          <table:table-cell table:style-name="ce45" table:number-columns-repeated="4"/>
          <table:table-cell table:number-columns-repeated="38"/>
        </table:table-row>
        <table:table-row table:style-name="ro1">
          <table:table-cell table:style-name="ce45"/>
          <table:table-cell table:number-columns-repeated="21"/>
          <table:table-cell table:style-name="ce57" table:number-columns-repeated="3"/>
          <table:table-cell table:style-name="ce45"/>
          <table:table-cell table:number-columns-repeated="38"/>
        </table:table-row>
        <table:table-row table:style-name="ro1">
          <table:table-cell table:style-name="ce45"/>
          <table:table-cell table:number-columns-repeated="63"/>
        </table:table-row>
        <table:table-row table:style-name="ro1">
          <table:table-cell table:style-name="ce45"/>
          <table:table-cell table:number-columns-repeated="21"/>
          <table:table-cell table:style-name="ce45"/>
          <table:table-cell table:number-columns-repeated="2"/>
          <table:table-cell table:style-name="ce58"/>
          <table:table-cell table:number-columns-repeated="38"/>
        </table:table-row>
        <table:table-row table:style-name="ro1" table:number-rows-repeated="2">
          <table:table-cell table:style-name="ce45"/>
          <table:table-cell table:number-columns-repeated="21"/>
          <table:table-cell table:style-name="ce45"/>
          <table:table-cell table:style-name="ce51"/>
          <table:table-cell table:style-name="ce45" table:number-columns-repeated="3"/>
          <table:table-cell table:number-columns-repeated="37"/>
        </table:table-row>
        <table:table-row table:style-name="ro1">
          <table:table-cell table:style-name="ce45"/>
          <table:table-cell table:number-columns-repeated="23"/>
          <table:table-cell table:style-name="ce45"/>
          <table:table-cell/>
          <table:table-cell table:style-name="ce45" table:number-columns-repeated="3"/>
          <table:table-cell table:number-columns-repeated="35"/>
        </table:table-row>
        <table:table-row table:style-name="ro1" table:number-rows-repeated="372">
          <table:table-cell table:style-name="ce45"/>
          <table:table-cell table:number-columns-repeated="63"/>
        </table:table-row>
        <table:table-row table:style-name="ro1" table:number-rows-repeated="10481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eneric" table:style-name="ta3">
        <office:forms form:automatic-focus="false" form:apply-design-mode="false"/>
        <table:shapes>
          <draw:frame draw:z-index="5" draw:style-name="gr2" draw:text-style-name="P2" svg:width="15.999cm" svg:height="8.999cm" svg:x="43.352cm" svg:y="4.849cm">
            <draw:object draw:notify-on-update-of-ranges="'Statsfolio Data'.A2:'Statsfolio Data'.A104 'Statsfolio Data'.H2:'Statsfolio Data'.H10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6" draw:style-name="gr2" draw:text-style-name="P2" svg:width="15.999cm" svg:height="8.999cm" svg:x="44.416cm" svg:y="15.446cm">
            <draw:object draw:notify-on-update-of-ranges="'Statsfolio Data'.A2:'Statsfolio Data'.A104 'Statsfolio Data'.AR2:'Statsfolio Data'.AR10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7" draw:style-name="gr2" draw:text-style-name="P2" svg:width="15.999cm" svg:height="8.999cm" svg:x="45.203cm" svg:y="26.045cm">
            <draw:object draw:notify-on-update-of-ranges="'Statsfolio Data'.A2:'Statsfolio Data'.A104 'Statsfolio Data'.S2:'Statsfolio Data'.S10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8" draw:style-name="gr2" draw:text-style-name="P2" svg:width="15.999cm" svg:height="8.999cm" svg:x="83.544cm" svg:y="17.645cm">
            <draw:object draw:notify-on-update-of-ranges="'Statsfolio Data'.A2:'Statsfolio Data'.A104 'Statsfolio Data'.AS2:'Statsfolio Data'.AS10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8"/>
        <table:table-column table:style-name="co3" table:default-cell-style-name="ce49"/>
        <table:table-column table:style-name="co3" table:default-cell-style-name="ce48"/>
        <table:table-column table:style-name="co4" table:default-cell-style-name="ce50"/>
        <table:table-column table:style-name="co4" table:default-cell-style-name="ce47"/>
        <table:table-column table:style-name="co4" table:number-columns-repeated="3" table:default-cell-style-name="ce48"/>
        <table:table-column table:style-name="co5" table:default-cell-style-name="ce48"/>
        <table:table-column table:style-name="co1" table:number-columns-repeated="54" table:default-cell-style-name="Default"/>
        <table:table-row table:style-name="ro1">
          <table:table-cell table:style-name="ce45" office:value-type="string" calcext:value-type="string">
            <text:p>rate of growth</text:p>
          </table:table-cell>
          <table:table-cell table:style-name="ce46" table:formula="of:=[.N3]" office:value-type="float" office:value="0.945" calcext:value-type="float">
            <text:p>0.95</text:p>
          </table:table-cell>
          <table:table-cell/>
          <table:table-cell office:value-type="string" calcext:value-type="string">
            <text:p>per day</text:p>
          </table:table-cell>
          <table:table-cell table:number-columns-repeated="5"/>
          <table:table-cell table:style-name="ce1" office:value-type="float" office:value="60360000" calcext:value-type="float">
            <text:p>60,360,000</text:p>
          </table:table-cell>
          <table:table-cell table:style-name="ce36" office:value-type="string" calcext:value-type="string">
            <text:p>Initial population</text:p>
          </table:table-cell>
          <table:table-cell table:style-name="ce37"/>
          <table:table-cell table:style-name="ce36" office:value-type="string" calcext:value-type="string">
            <text:p>E</text:p>
          </table:table-cell>
          <table:table-cell table:style-name="ce36" table:formula="of:=[.R1]/[.T1]" office:value-type="float" office:value="1.05" calcext:value-type="float">
            <text:p>1.05</text:p>
          </table:table-cell>
          <table:table-cell table:style-name="ce36" office:value-type="string" calcext:value-type="string">
            <text:p>Probability of contact</text:p>
          </table:table-cell>
          <table:table-cell table:style-name="ce37"/>
          <table:table-cell table:style-name="ce36" office:value-type="string" calcext:value-type="string">
            <text:p>Chances are</text:p>
          </table:table-cell>
          <table:table-cell table:style-name="ce36" office:value-type="float" office:value="1.05" calcext:value-type="float">
            <text:p>1.05</text:p>
          </table:table-cell>
          <table:table-cell table:style-name="ce36" office:value-type="string" calcext:value-type="string">
            <text:p>in</text:p>
          </table:table-cell>
          <table:table-cell table:style-name="ce62" office:value-type="float" office:value="1" calcext:value-type="float">
            <text:p>1.00</text:p>
          </table:table-cell>
          <table:table-cell table:style-name="ce36" office:value-type="string" calcext:value-type="string">
            <text:p>Change in Growth Rate</text:p>
          </table:table-cell>
          <table:table-cell table:style-name="ce37"/>
          <table:table-cell table:style-name="ce36" office:value-type="string" calcext:value-type="string">
            <text:p>dx</text:p>
          </table:table-cell>
          <table:table-cell table:style-name="ce36" table:formula="of:=[.V2]-[.V3]" office:value-type="float" office:value="4" calcext:value-type="float">
            <text:p>4</text:p>
          </table:table-cell>
          <table:table-cell table:style-name="ce36" office:value-type="string" calcext:value-type="string">
            <text:p>logs</text:p>
          </table:table-cell>
          <table:table-cell table:style-name="ce37" table:number-columns-repeated="4"/>
          <table:table-cell table:style-name="ce36"/>
          <table:table-cell table:style-name="ce37"/>
          <table:table-cell table:style-name="ce36" office:value-type="string" calcext:value-type="string">
            <text:p>deaths</text:p>
          </table:table-cell>
          <table:table-cell table:style-name="ce36" office:value-type="string" calcext:value-type="string">
            <text:p>recovered</text:p>
          </table:table-cell>
          <table:table-cell table:style-name="ce36" office:value-type="string" calcext:value-type="string">
            <text:p>resolved</text:p>
          </table:table-cell>
          <table:table-cell table:style-name="ce36" office:value-type="string" calcext:value-type="string">
            <text:p>death rate</text:p>
          </table:table-cell>
          <table:table-cell table:style-name="ce37" table:number-columns-repeated="4"/>
          <table:table-cell table:style-name="ce37" office:value-type="string" calcext:value-type="string">
            <text:p>crossover</text:p>
          </table:table-cell>
          <table:table-cell table:style-name="ce37"/>
          <table:table-cell table:number-columns-repeated="23"/>
        </table:table-row>
        <table:table-row table:style-name="ro3">
          <table:table-cell table:style-name="ce45" office:value-type="string" calcext:value-type="string">
            <text:p>Death rate</text:p>
          </table:table-cell>
          <table:table-cell table:style-name="ce47" table:formula="of:=[.Q5]" office:value-type="float" office:value="0.2" calcext:value-type="float">
            <text:p>0.20000</text:p>
          </table:table-cell>
          <table:table-cell table:formula="of:=-[.J4]" office:value-type="float" office:value="0.06" calcext:value-type="float">
            <text:p>0.0600</text:p>
          </table:table-cell>
          <table:table-cell office:value-type="string" calcext:value-type="string">
            <text:p>m</text:p>
          </table:table-cell>
          <table:table-cell table:formula="of:=[.AE19]" office:value-type="float" office:value="0" calcext:value-type="float">
            <text:p>0.00000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7"/>
          <table:table-cell table:style-name="ce37" table:number-columns-repeated="2"/>
          <table:table-cell table:style-name="ce36" office:value-type="string" calcext:value-type="string">
            <text:p>p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string" calcext:value-type="string">
            <text:p>Probability of infection</text:p>
          </table:table-cell>
          <table:table-cell table:style-name="ce37" table:number-columns-repeated="2"/>
          <table:table-cell table:style-name="ce36"/>
          <table:table-cell table:style-name="ce37"/>
          <table:table-cell table:style-name="ce36"/>
          <table:table-cell table:style-name="ce36" office:value-type="string" calcext:value-type="string">
            <text:p>day2</text:p>
          </table:table-cell>
          <table:table-cell table:style-name="ce106" office:value-type="date" office:date-value="2020-04-27" calcext:value-type="date">
            <text:p>2020-04-27</text:p>
          </table:table-cell>
          <table:table-cell table:style-name="ce36" office:value-type="string" calcext:value-type="string">
            <text:p>y2</text:p>
          </table:table-cell>
          <table:table-cell table:style-name="ce112" office:value-type="float" office:value="199414" calcext:value-type="float">
            <text:p>1.99E+05</text:p>
          </table:table-cell>
          <table:table-cell table:style-name="ce36" table:formula="of:=LN([.X2])" office:value-type="float" office:value="12.2031383446771" calcext:value-type="float">
            <text:p>12.2031383446771</text:p>
          </table:table-cell>
          <table:table-cell table:style-name="ce37" table:number-columns-repeated="4"/>
          <table:table-cell table:style-name="ce36"/>
          <table:table-cell table:style-name="ce37"/>
          <table:table-cell table:style-name="ce116" office:value-type="float" office:value="25000" calcext:value-type="float">
            <text:p>25000</text:p>
          </table:table-cell>
          <table:table-cell table:style-name="ce116" office:value-type="float" office:value="85000" calcext:value-type="float">
            <text:p>85000</text:p>
          </table:table-cell>
          <table:table-cell table:style-name="ce16" table:formula="of:=[.AG2]+[.AF2]" office:value-type="float" office:value="110000" calcext:value-type="float">
            <text:p>110000</text:p>
          </table:table-cell>
          <table:table-cell table:style-name="ce36" office:value-type="float" office:value="0.2" calcext:value-type="float">
            <text:p>0.2</text:p>
          </table:table-cell>
          <table:table-cell table:style-name="ce37"/>
          <table:table-cell table:style-name="ce37" office:value-type="string" calcext:value-type="string">
            <text:p>Initial date</text:p>
          </table:table-cell>
          <table:table-cell table:style-name="ce37" office:value-type="string" calcext:value-type="string">
            <text:p>1<text:span text:style-name="T1">st</text:span> inflection</text:p>
          </table:table-cell>
          <table:table-cell table:style-name="ce37" office:value-type="string" calcext:value-type="string">
            <text:p>Peak date</text:p>
          </table:table-cell>
          <table:table-cell table:style-name="ce37" office:value-type="string" calcext:value-type="string">
            <text:p>2<text:span text:style-name="T1">nd</text:span> inflection</text:p>
          </table:table-cell>
          <table:table-cell table:style-name="ce37" office:value-type="string" calcext:value-type="string">
            <text:p>final date</text:p>
          </table:table-cell>
          <table:table-cell table:number-columns-repeated="23"/>
        </table:table-row>
        <table:table-row table:style-name="ro1">
          <table:table-cell table:style-name="ce45" office:value-type="string" calcext:value-type="string">
            <text:p>day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maining</text:p>
          </table:table-cell>
          <table:table-cell office:value-type="string" calcext:value-type="string">
            <text:p>Change in Death Rate</text:p>
          </table:table-cell>
          <table:table-cell office:value-type="string" calcext:value-type="string">
            <text:p>Death Rate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Sick-1</text:p>
          </table:table-cell>
          <table:table-cell table:style-name="ce8" table:formula="of:=[.AE9]" office:value-type="float" office:value="-0.0601114897769367" calcext:value-type="float">
            <text:p>-0.06011</text:p>
          </table:table-cell>
          <table:table-cell table:style-name="ce36" office:value-type="string" calcext:value-type="string">
            <text:p>Education Rate</text:p>
          </table:table-cell>
          <table:table-cell table:style-name="ce37"/>
          <table:table-cell table:style-name="ce36" office:value-type="string" calcext:value-type="string">
            <text:p>k1</text:p>
          </table:table-cell>
          <table:table-cell table:style-name="ce96" table:formula="of:=[.N1]*[.N2]" office:value-type="float" office:value="0.945" calcext:value-type="float">
            <text:p>0.945</text:p>
          </table:table-cell>
          <table:table-cell table:style-name="ce36" office:value-type="string" calcext:value-type="string">
            <text:p>Total probability per day</text:p>
          </table:table-cell>
          <table:table-cell table:style-name="ce37" table:number-columns-repeated="2"/>
          <table:table-cell table:style-name="ce36"/>
          <table:table-cell table:style-name="ce37"/>
          <table:table-cell table:style-name="ce36"/>
          <table:table-cell table:style-name="ce36" office:value-type="string" calcext:value-type="string">
            <text:p>day1</text:p>
          </table:table-cell>
          <table:table-cell table:style-name="ce106" office:value-type="date" office:date-value="2020-04-23" calcext:value-type="date">
            <text:p>2020-04-23</text:p>
          </table:table-cell>
          <table:table-cell table:style-name="ce36" office:value-type="string" calcext:value-type="string">
            <text:p>y1</text:p>
          </table:table-cell>
          <table:table-cell table:style-name="ce112" office:value-type="float" office:value="189973" calcext:value-type="float">
            <text:p>1.90E+05</text:p>
          </table:table-cell>
          <table:table-cell table:style-name="ce36" table:formula="of:=LN([.X3])" office:value-type="float" office:value="12.1546372357816" calcext:value-type="float">
            <text:p>12.1546372357816</text:p>
          </table:table-cell>
          <table:table-cell table:style-name="ce37" table:number-columns-repeated="11"/>
          <table:table-cell table:style-name="ce118" office:value-type="date" office:date-value="2020-02-21" calcext:value-type="date">
            <text:p>2020-02-21</text:p>
          </table:table-cell>
          <table:table-cell table:style-name="ce123" office:value-type="date" office:date-value="2020-03-28" calcext:value-type="date">
            <text:p>2020-03-28</text:p>
          </table:table-cell>
          <table:table-cell table:style-name="ce123" table:formula="of:=[.AL3]+[.AL4]" office:value-type="date" office:date-value="2020-05-03" calcext:value-type="date">
            <text:p>2020-05-03</text:p>
          </table:table-cell>
          <table:table-cell table:style-name="ce83" table:formula="of:=IF([.AM4]&lt;&gt;0;[.AM3]+[.AM4];[.AM3]+[.AL4])" office:value-type="date" office:date-value="2020-06-08" calcext:value-type="date">
            <text:p>2020-06-08</text:p>
          </table:table-cell>
          <table:table-cell table:style-name="ce83" table:formula="of:=[.AN3]+[.AL4]" office:value-type="date" office:date-value="2020-07-14" calcext:value-type="date">
            <text:p>2020-07-14</text:p>
          </table:table-cell>
          <table:table-cell table:number-columns-repeated="23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]" office:value-type="float" office:value="0.945" calcext:value-type="float">
            <text:p>0.9450</text:p>
          </table:table-cell>
          <table:table-cell table:formula="of:=[.J1]" office:value-type="float" office:value="60360000" calcext:value-type="float">
            <text:p>60,360,000</text:p>
          </table:table-cell>
          <table:table-cell table:formula="of:=[.AA14]" office:value-type="float" office:value="0" calcext:value-type="float">
            <text:p>0.00000</text:p>
          </table:table-cell>
          <table:table-cell table:formula="of:=[.B2]" office:value-type="float" office:value="0.2" calcext:value-type="float">
            <text:p>0.2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-[.G4]-[.H4]" office:value-type="float" office:value="1" calcext:value-type="float">
            <text:p>1</text:p>
          </table:table-cell>
          <table:table-cell table:style-name="ce8" office:value-type="float" office:value="-0.06" calcext:value-type="float">
            <text:p>-0.06000</text:p>
          </table:table-cell>
          <table:table-cell table:style-name="ce37" table:number-columns-repeated="2"/>
          <table:table-cell table:style-name="ce36" table:number-columns-repeated="2"/>
          <table:table-cell table:style-name="ce37"/>
          <table:table-cell table:style-name="ce36" office:value-type="string" calcext:value-type="string">
            <text:p>growth rate</text:p>
          </table:table-cell>
          <table:table-cell table:style-name="ce62" table:formula="of:=[.N3]" office:value-type="float" office:value="0.945" calcext:value-type="float">
            <text:p>0.95</text:p>
          </table:table-cell>
          <table:table-cell table:style-name="ce37" table:number-columns-repeated="5"/>
          <table:table-cell table:style-name="ce36" office:value-type="string" calcext:value-type="string">
            <text:p>dy</text:p>
          </table:table-cell>
          <table:table-cell table:style-name="ce37"/>
          <table:table-cell table:style-name="ce36" table:formula="of:=[.Y2]-[.Y3]" office:value-type="float" office:value="0.0485011088955645" calcext:value-type="float">
            <text:p>0.048501108895565</text:p>
          </table:table-cell>
          <table:table-cell table:style-name="ce36" office:value-type="string" calcext:value-type="string">
            <text:p>slope</text:p>
          </table:table-cell>
          <table:table-cell table:style-name="ce36" table:formula="of:=[.Y4]/[.X1]" office:value-type="float" office:value="0.0121252772238911" calcext:value-type="float">
            <text:p>0.012125277223891</text:p>
          </table:table-cell>
          <table:table-cell table:style-name="ce37" table:number-columns-repeated="8"/>
          <table:table-cell table:style-name="ce36"/>
          <table:table-cell table:style-name="ce37"/>
          <table:table-cell table:style-name="ce37" table:formula="of:=[.AL3]-[.AK3]" office:value-type="float" office:value="36" calcext:value-type="float">
            <text:p>36</text:p>
          </table:table-cell>
          <table:table-cell table:style-name="ce124"/>
          <table:table-cell table:style-name="ce37" table:number-columns-repeated="2"/>
          <table:table-cell table:number-columns-repeated="23"/>
        </table:table-row>
        <table:table-row table:style-name="ro1">
          <table:table-cell table:style-name="ce45" table:formula="of:=[.A4]+1" office:value-type="float" office:value="2" calcext:value-type="float">
            <text:p>2</text:p>
          </table:table-cell>
          <table:table-cell table:formula="of:=[.B4]+[.B4]*[.$C5]*(1-[.B4]/[.D4])" office:value-type="float" office:value="1.8882999852833" calcext:value-type="float">
            <text:p>2</text:p>
          </table:table-cell>
          <table:table-cell table:formula="of:=[.C4]-[.C4]*[.$C$2]" office:value-type="float" office:value="0.8883" calcext:value-type="float">
            <text:p>0.8883</text:p>
          </table:table-cell>
          <table:table-cell table:formula="of:=[.$D$4]-[.B5]" office:value-type="float" office:value="60359998.1117" calcext:value-type="float">
            <text:p>60,359,998</text:p>
          </table:table-cell>
          <table:table-cell table:formula="of:=[.E4]+[.$E$2]*[.E4]" office:value-type="float" office:value="0" calcext:value-type="float">
            <text:p>0.00000</text:p>
          </table:table-cell>
          <table:table-cell table:formula="of:=[.F4]+[.E4]*[.F4]" office:value-type="float" office:value="0.2" calcext:value-type="float">
            <text:p>0.2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-[.G5]-[.H5]" office:value-type="float" office:value="1.8882999852833" calcext:value-type="float">
            <text:p>2</text:p>
          </table:table-cell>
          <table:table-cell table:style-name="ce6"/>
          <table:table-cell table:style-name="ce37" table:number-columns-repeated="2"/>
          <table:table-cell table:style-name="ce36" table:number-columns-repeated="2"/>
          <table:table-cell table:style-name="ce37"/>
          <table:table-cell table:style-name="ce36" office:value-type="string" calcext:value-type="string">
            <text:p>death rate</text:p>
          </table:table-cell>
          <table:table-cell table:style-name="ce63" table:formula="of:=[.AI2]" office:value-type="float" office:value="0.2" calcext:value-type="float">
            <text:p>0.20</text:p>
          </table:table-cell>
          <table:table-cell table:style-name="ce37" table:number-columns-repeated="5"/>
          <table:table-cell table:style-name="ce36" office:value-type="string" calcext:value-type="string">
            <text:p>dx</text:p>
          </table:table-cell>
          <table:table-cell table:style-name="ce36" table:formula="of:=[.V6]-[.V7]" office:value-type="float" office:value="5" calcext:value-type="float">
            <text:p>5</text:p>
          </table:table-cell>
          <table:table-cell table:style-name="ce37" table:number-columns-repeated="8"/>
          <table:table-cell table:style-name="ce36" table:number-columns-repeated="2"/>
          <table:table-cell table:style-name="ce37" table:number-columns-repeated="7"/>
          <table:table-cell table:number-columns-repeated="23"/>
        </table:table-row>
        <table:table-row table:style-name="ro2">
          <table:table-cell table:style-name="ce45" table:formula="of:=[.A5]+1" office:value-type="float" office:value="3" calcext:value-type="float">
            <text:p>3</text:p>
          </table:table-cell>
          <table:table-cell table:formula="of:=[.B5]+[.B5]*[.$C6]*(1-[.B5]/[.D5])" office:value-type="float" office:value="3.46503420026833" calcext:value-type="float">
            <text:p>3</text:p>
          </table:table-cell>
          <table:table-cell table:formula="of:=[.C5]-[.C5]*[.$C$2]" office:value-type="float" office:value="0.835002" calcext:value-type="float">
            <text:p>0.8350</text:p>
          </table:table-cell>
          <table:table-cell table:formula="of:=[.$D$4]-[.B6]" office:value-type="float" office:value="60359996.5349658" calcext:value-type="float">
            <text:p>60,359,997</text:p>
          </table:table-cell>
          <table:table-cell table:formula="of:=[.E5]+[.$E$2]*[.E5]" office:value-type="float" office:value="0" calcext:value-type="float">
            <text:p>0.00000</text:p>
          </table:table-cell>
          <table:table-cell table:formula="of:=[.F5]+[.E5]*[.F5]" office:value-type="float" office:value="0.2" calcext:value-type="float">
            <text:p>0.2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-[.G6]-[.H6]" office:value-type="float" office:value="3.46503420026833" calcext:value-type="float">
            <text:p>3</text:p>
          </table:table-cell>
          <table:table-cell table:style-name="ce10" office:value-type="string" calcext:value-type="string">
            <text:p>Italy</text:p>
          </table:table-cell>
          <table:table-cell table:style-name="ce37" table:number-columns-repeated="10"/>
          <table:table-cell table:style-name="ce36" office:value-type="string" calcext:value-type="string">
            <text:p>day2</text:p>
          </table:table-cell>
          <table:table-cell table:style-name="ce106" office:value-type="date" office:date-value="2020-03-17" calcext:value-type="date">
            <text:p>2020-03-17</text:p>
          </table:table-cell>
          <table:table-cell table:style-name="ce36" office:value-type="string" calcext:value-type="string">
            <text:p>y2</text:p>
          </table:table-cell>
          <table:table-cell table:style-name="ce96" office:value-type="float" office:value="31506" calcext:value-type="float">
            <text:p>31506</text:p>
          </table:table-cell>
          <table:table-cell table:style-name="ce36" table:formula="of:=LN([.X6])" office:value-type="float" office:value="10.3579332828659" calcext:value-type="float">
            <text:p>10.3579332828659</text:p>
          </table:table-cell>
          <table:table-cell table:style-name="ce37" table:number-columns-repeated="16"/>
          <table:table-cell table:number-columns-repeated="23"/>
        </table:table-row>
        <table:table-row table:style-name="ro1">
          <table:table-cell table:style-name="ce45" table:formula="of:=[.A6]+1" office:value-type="float" office:value="4" calcext:value-type="float">
            <text:p>4</text:p>
          </table:table-cell>
          <table:table-cell table:formula="of:=[.B6]+[.B6]*[.$C7]*(1-[.B6]/[.D6])" office:value-type="float" office:value="6.18474590219509" calcext:value-type="float">
            <text:p>6</text:p>
          </table:table-cell>
          <table:table-cell table:formula="of:=[.C6]-[.C6]*[.$C$2]" office:value-type="float" office:value="0.78490188" calcext:value-type="float">
            <text:p>0.7849</text:p>
          </table:table-cell>
          <table:table-cell table:formula="of:=[.$D$4]-[.B7]" office:value-type="float" office:value="60359993.8152541" calcext:value-type="float">
            <text:p>60,359,994</text:p>
          </table:table-cell>
          <table:table-cell table:formula="of:=[.E6]+[.$E$2]*[.E6]" office:value-type="float" office:value="0" calcext:value-type="float">
            <text:p>0.00000</text:p>
          </table:table-cell>
          <table:table-cell table:formula="of:=[.F6]+[.E6]*[.F6]" office:value-type="float" office:value="0.2" calcext:value-type="float">
            <text:p>0.2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]-[.G7]-[.H7]" office:value-type="float" office:value="6.18474590219509" calcext:value-type="float">
            <text:p>6</text:p>
          </table:table-cell>
          <table:table-cell table:style-name="ce6"/>
          <table:table-cell table:style-name="ce37" table:number-columns-repeated="10"/>
          <table:table-cell table:style-name="ce36" office:value-type="string" calcext:value-type="string">
            <text:p>day1</text:p>
          </table:table-cell>
          <table:table-cell table:style-name="ce106" office:value-type="date" office:date-value="2020-03-12" calcext:value-type="date">
            <text:p>2020-03-12</text:p>
          </table:table-cell>
          <table:table-cell table:style-name="ce36" office:value-type="string" calcext:value-type="string">
            <text:p>y1</text:p>
          </table:table-cell>
          <table:table-cell table:style-name="ce96" office:value-type="float" office:value="15113" calcext:value-type="float">
            <text:p>15113</text:p>
          </table:table-cell>
          <table:table-cell table:style-name="ce36" table:formula="of:=LN([.X7])" office:value-type="float" office:value="9.62331057957012" calcext:value-type="float">
            <text:p>9.62331057957012</text:p>
          </table:table-cell>
          <table:table-cell table:style-name="ce37" table:number-columns-repeated="3"/>
          <table:table-cell table:style-name="ce36" office:value-type="string" calcext:value-type="string">
            <text:p>dy</text:p>
          </table:table-cell>
          <table:table-cell table:style-name="ce36" office:value-type="string" calcext:value-type="string">
            <text:p>dx</text:p>
          </table:table-cell>
          <table:table-cell table:style-name="ce36" office:value-type="string" calcext:value-type="string">
            <text:p>dy/dx</text:p>
          </table:table-cell>
          <table:table-cell table:style-name="ce36" table:number-columns-repeated="4"/>
          <table:table-cell table:style-name="ce37" table:number-columns-repeated="6"/>
          <table:table-cell table:number-columns-repeated="23"/>
        </table:table-row>
        <table:table-row table:style-name="ro1">
          <table:table-cell table:style-name="ce45" table:formula="of:=[.A7]+1" office:value-type="float" office:value="5" calcext:value-type="float">
            <text:p>5</text:p>
          </table:table-cell>
          <table:table-cell table:formula="of:=[.B7]+[.B7]*[.$C8]*(1-[.B7]/[.D7])" office:value-type="float" office:value="10.7478989994326" calcext:value-type="float">
            <text:p>11</text:p>
          </table:table-cell>
          <table:table-cell table:formula="of:=[.C7]-[.C7]*[.$C$2]" office:value-type="float" office:value="0.7378077672" calcext:value-type="float">
            <text:p>0.7378</text:p>
          </table:table-cell>
          <table:table-cell table:formula="of:=[.$D$4]-[.B8]" office:value-type="float" office:value="60359989.252101" calcext:value-type="float">
            <text:p>60,359,989</text:p>
          </table:table-cell>
          <table:table-cell table:formula="of:=[.E7]+[.$E$2]*[.E7]" office:value-type="float" office:value="0" calcext:value-type="float">
            <text:p>0.00000</text:p>
          </table:table-cell>
          <table:table-cell table:formula="of:=[.F7]+[.E7]*[.F7]" office:value-type="float" office:value="0.2" calcext:value-type="float">
            <text:p>0.2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8]-[.G8]-[.H8]" office:value-type="float" office:value="10.7478989994326" calcext:value-type="float">
            <text:p>11</text:p>
          </table:table-cell>
          <table:table-cell table:style-name="ce6"/>
          <table:table-cell table:style-name="ce37" table:number-columns-repeated="12"/>
          <table:table-cell table:style-name="ce36" office:value-type="string" calcext:value-type="string">
            <text:p>dy</text:p>
          </table:table-cell>
          <table:table-cell table:style-name="ce37"/>
          <table:table-cell table:style-name="ce36" table:formula="of:=[.Y6]-[.Y7]" office:value-type="float" office:value="0.734622703295795" calcext:value-type="float">
            <text:p>0.734622703295795</text:p>
          </table:table-cell>
          <table:table-cell table:style-name="ce36" office:value-type="string" calcext:value-type="string">
            <text:p>slope</text:p>
          </table:table-cell>
          <table:table-cell table:style-name="ce36" table:formula="of:=[.Y8]/[.X5]" office:value-type="float" office:value="0.146924540659159" calcext:value-type="float">
            <text:p>0.146924540659159</text:p>
          </table:table-cell>
          <table:table-cell table:style-name="ce36" office:value-type="string" calcext:value-type="string">
            <text:p>Inhibition Rate</text:p>
          </table:table-cell>
          <table:table-cell table:style-name="ce36" table:formula="of:=LN([.AA4])-LN([.AA8])" office:value-type="float" office:value="-2.49462682574287" calcext:value-type="float">
            <text:p>-2.49462682574287</text:p>
          </table:table-cell>
          <table:table-cell table:style-name="ce36" table:formula="of:=([.V2]+[.V3])/2-([.V6]+[.V7])/2" office:value-type="float" office:value="41.5" calcext:value-type="float">
            <text:p>41.5</text:p>
          </table:table-cell>
          <table:table-cell table:style-name="ce36" table:formula="of:=[.AC8]/[.AD8]" office:value-type="float" office:value="-0.0601114897769367" calcext:value-type="float">
            <text:p>-0.060111489776937</text:p>
          </table:table-cell>
          <table:table-cell table:style-name="ce71" table:number-columns-repeated="4"/>
          <table:table-cell table:style-name="ce36"/>
          <table:table-cell table:style-name="ce37" table:number-columns-repeated="5"/>
          <table:table-cell table:number-columns-repeated="23"/>
        </table:table-row>
        <table:table-row table:style-name="ro1">
          <table:table-cell table:style-name="ce45" table:formula="of:=[.A8]+1" office:value-type="float" office:value="6" calcext:value-type="float">
            <text:p>6</text:p>
          </table:table-cell>
          <table:table-cell table:formula="of:=[.B8]+[.B8]*[.$C9]*(1-[.B8]/[.D8])" office:value-type="float" office:value="18.2019880332233" calcext:value-type="float">
            <text:p>18</text:p>
          </table:table-cell>
          <table:table-cell table:formula="of:=[.C8]-[.C8]*[.$C$2]" office:value-type="float" office:value="0.693539301168" calcext:value-type="float">
            <text:p>0.6935</text:p>
          </table:table-cell>
          <table:table-cell table:formula="of:=[.$D$4]-[.B9]" office:value-type="float" office:value="60359981.798012" calcext:value-type="float">
            <text:p>60,359,982</text:p>
          </table:table-cell>
          <table:table-cell table:formula="of:=[.E8]+[.$E$2]*[.E8]" office:value-type="float" office:value="0" calcext:value-type="float">
            <text:p>0.00000</text:p>
          </table:table-cell>
          <table:table-cell table:formula="of:=[.F8]+[.E8]*[.F8]" office:value-type="float" office:value="0.2" calcext:value-type="float">
            <text:p>0.2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9]-[.G9]-[.H9]" office:value-type="float" office:value="18.2019880332233" calcext:value-type="float">
            <text:p>18</text:p>
          </table:table-cell>
          <table:table-cell table:style-name="ce6"/>
          <table:table-cell table:style-name="ce37" table:number-columns-repeated="20"/>
          <table:table-cell table:style-name="ce76" table:formula="of:=[.AE8]" office:value-type="float" office:value="-0.0601114897769367" calcext:value-type="float">
            <text:p>-0.060111489776937</text:p>
          </table:table-cell>
          <table:table-cell table:style-name="ce37" table:number-columns-repeated="10"/>
          <table:table-cell table:number-columns-repeated="23"/>
        </table:table-row>
        <table:table-row table:style-name="ro1">
          <table:table-cell table:style-name="ce45" table:formula="of:=[.A9]+1" office:value-type="float" office:value="7" calcext:value-type="float">
            <text:p>7</text:p>
          </table:table-cell>
          <table:table-cell table:formula="of:=[.B9]+[.B9]*[.$C10]*(1-[.B9]/[.D9])" office:value-type="float" office:value="30.0683508716391" calcext:value-type="float">
            <text:p>30</text:p>
          </table:table-cell>
          <table:table-cell table:formula="of:=[.C9]-[.C9]*[.$C$2]" office:value-type="float" office:value="0.65192694309792" calcext:value-type="float">
            <text:p>0.6519</text:p>
          </table:table-cell>
          <table:table-cell table:formula="of:=[.$D$4]-[.B10]" office:value-type="float" office:value="60359969.9316491" calcext:value-type="float">
            <text:p>60,359,970</text:p>
          </table:table-cell>
          <table:table-cell table:formula="of:=[.E9]+[.$E$2]*[.E9]" office:value-type="float" office:value="0" calcext:value-type="float">
            <text:p>0.00000</text:p>
          </table:table-cell>
          <table:table-cell table:formula="of:=[.F9]+[.E9]*[.F9]" office:value-type="float" office:value="0.2" calcext:value-type="float">
            <text:p>0.2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0]-[.G10]-[.H10]" office:value-type="float" office:value="30.0683508716391" calcext:value-type="float">
            <text:p>30</text:p>
          </table:table-cell>
          <table:table-cell table:number-columns-repeated="11"/>
          <table:table-cell table:style-name="ce45"/>
          <table:table-cell table:number-columns-repeated="43"/>
        </table:table-row>
        <table:table-row table:style-name="ro1">
          <table:table-cell table:style-name="ce45" table:formula="of:=[.A10]+1" office:value-type="float" office:value="8" calcext:value-type="float">
            <text:p>8</text:p>
          </table:table-cell>
          <table:table-cell table:formula="of:=[.B10]+[.B10]*[.$C11]*(1-[.B10]/[.D10])" office:value-type="float" office:value="48.4945676762837" calcext:value-type="float">
            <text:p>48</text:p>
          </table:table-cell>
          <table:table-cell table:formula="of:=[.C10]-[.C10]*[.$C$2]" office:value-type="float" office:value="0.612811326512045" calcext:value-type="float">
            <text:p>0.6128</text:p>
          </table:table-cell>
          <table:table-cell table:formula="of:=[.$D$4]-[.B11]" office:value-type="float" office:value="60359951.5054323" calcext:value-type="float">
            <text:p>60,359,952</text:p>
          </table:table-cell>
          <table:table-cell table:formula="of:=[.E10]+[.$E$2]*[.E10]" office:value-type="float" office:value="0" calcext:value-type="float">
            <text:p>0.00000</text:p>
          </table:table-cell>
          <table:table-cell table:formula="of:=[.F10]+[.E10]*[.F10]" office:value-type="float" office:value="0.2" calcext:value-type="float">
            <text:p>0.2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1]-[.G11]-[.H11]" office:value-type="float" office:value="48.4945676762837" calcext:value-type="float">
            <text:p>48</text:p>
          </table:table-cell>
          <table:table-cell>
            <draw:frame draw:z-index="4" draw:style-name="gr3" draw:text-style-name="P1" svg:width="16.04cm" svg:height="8.997cm" svg:x="1.266cm" svg:y="0.257cm">
              <draw:object draw:notify-on-update-of-ranges="Generic.A4:Generic.A103 Generic.B4:Generic.B103"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table:table-cell>
          <table:table-cell table:number-columns-repeated="12"/>
          <table:table-cell table:style-name="ce45" table:number-columns-repeated="3"/>
          <table:table-cell table:number-columns-repeated="4"/>
          <table:table-cell table:style-name="ce45"/>
          <table:table-cell table:number-columns-repeated="34"/>
        </table:table-row>
        <table:table-row table:style-name="ro1">
          <table:table-cell table:style-name="ce45" table:formula="of:=[.A11]+1" office:value-type="float" office:value="9" calcext:value-type="float">
            <text:p>9</text:p>
          </table:table-cell>
          <table:table-cell table:formula="of:=[.B11]+[.B11]*[.$C12]*(1-[.B11]/[.D11])" office:value-type="float" office:value="76.4294843582653" calcext:value-type="float">
            <text:p>76</text:p>
          </table:table-cell>
          <table:table-cell table:formula="of:=[.C11]-[.C11]*[.$C$2]" office:value-type="float" office:value="0.576042646921322" calcext:value-type="float">
            <text:p>0.5760</text:p>
          </table:table-cell>
          <table:table-cell table:formula="of:=[.$D$4]-[.B12]" office:value-type="float" office:value="60359923.5705156" calcext:value-type="float">
            <text:p>60,359,924</text:p>
          </table:table-cell>
          <table:table-cell table:formula="of:=[.E11]+[.$E$2]*[.E11]" office:value-type="float" office:value="0" calcext:value-type="float">
            <text:p>0.00000</text:p>
          </table:table-cell>
          <table:table-cell table:formula="of:=[.F11]+[.E11]*[.F11]" office:value-type="float" office:value="0.2" calcext:value-type="float">
            <text:p>0.2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2]-[.G12]-[.H12]" office:value-type="float" office:value="76.4294843582653" calcext:value-type="float">
            <text:p>76</text:p>
          </table:table-cell>
          <table:table-cell table:number-columns-repeated="11"/>
          <table:table-cell table:style-name="ce45"/>
          <table:table-cell table:style-name="ce51"/>
          <table:table-cell table:style-name="ce45"/>
          <table:table-cell table:style-name="ce52"/>
          <table:table-cell table:style-name="ce45"/>
          <table:table-cell table:number-columns-repeated="4"/>
          <table:table-cell table:style-name="ce45"/>
          <table:table-cell table:number-columns-repeated="34"/>
        </table:table-row>
        <table:table-row table:style-name="ro1">
          <table:table-cell table:style-name="ce45" table:formula="of:=[.A12]+1" office:value-type="float" office:value="10" calcext:value-type="float">
            <text:p>10</text:p>
          </table:table-cell>
          <table:table-cell table:formula="of:=[.B12]+[.B12]*[.$C13]*(1-[.B12]/[.D12])" office:value-type="float" office:value="117.814475879536" calcext:value-type="float">
            <text:p>118</text:p>
          </table:table-cell>
          <table:table-cell table:formula="of:=[.C12]-[.C12]*[.$C$2]" office:value-type="float" office:value="0.541480088106043" calcext:value-type="float">
            <text:p>0.5415</text:p>
          </table:table-cell>
          <table:table-cell table:formula="of:=[.$D$4]-[.B13]" office:value-type="float" office:value="60359882.1855241" calcext:value-type="float">
            <text:p>60,359,882</text:p>
          </table:table-cell>
          <table:table-cell table:formula="of:=[.E12]+[.$E$2]*[.E12]" office:value-type="float" office:value="0" calcext:value-type="float">
            <text:p>0.00000</text:p>
          </table:table-cell>
          <table:table-cell table:formula="of:=[.F12]+[.E12]*[.F12]" office:value-type="float" office:value="0.2" calcext:value-type="float">
            <text:p>0.2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3]-[.G13]-[.H13]" office:value-type="float" office:value="117.814475879536" calcext:value-type="float">
            <text:p>118</text:p>
          </table:table-cell>
          <table:table-cell table:number-columns-repeated="11"/>
          <table:table-cell table:style-name="ce45"/>
          <table:table-cell table:style-name="ce51"/>
          <table:table-cell table:style-name="ce45"/>
          <table:table-cell table:style-name="ce52"/>
          <table:table-cell table:style-name="ce45"/>
          <table:table-cell table:number-columns-repeated="39"/>
        </table:table-row>
        <table:table-row table:style-name="ro1">
          <table:table-cell table:style-name="ce45" table:formula="of:=[.A13]+1" office:value-type="float" office:value="11" calcext:value-type="float">
            <text:p>11</text:p>
          </table:table-cell>
          <table:table-cell table:formula="of:=[.B13]+[.B13]*[.$C14]*(1-[.B13]/[.D13])" office:value-type="float" office:value="177.780900045463" calcext:value-type="float">
            <text:p>178</text:p>
          </table:table-cell>
          <table:table-cell table:formula="of:=[.C13]-[.C13]*[.$C$2]" office:value-type="float" office:value="0.50899128281968" calcext:value-type="float">
            <text:p>0.5090</text:p>
          </table:table-cell>
          <table:table-cell table:formula="of:=[.$D$4]-[.B14]" office:value-type="float" office:value="60359822.2191" calcext:value-type="float">
            <text:p>60,359,822</text:p>
          </table:table-cell>
          <table:table-cell table:formula="of:=[.E13]+[.$E$2]*[.E13]" office:value-type="float" office:value="0" calcext:value-type="float">
            <text:p>0.00000</text:p>
          </table:table-cell>
          <table:table-cell table:formula="of:=[.F13]+[.E13]*[.F13]" office:value-type="float" office:value="0.2" calcext:value-type="float">
            <text:p>0.2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4]-[.G14]-[.H14]" office:value-type="float" office:value="177.780900045463" calcext:value-type="float">
            <text:p>178</text:p>
          </table:table-cell>
          <table:table-cell table:number-columns-repeated="13"/>
          <table:table-cell table:style-name="ce45"/>
          <table:table-cell/>
          <table:table-cell table:style-name="ce45" table:number-columns-repeated="3"/>
          <table:table-cell table:number-columns-repeated="37"/>
        </table:table-row>
        <table:table-row table:style-name="ro1">
          <table:table-cell table:style-name="ce45" table:formula="of:=[.A14]+1" office:value-type="float" office:value="12" calcext:value-type="float">
            <text:p>12</text:p>
          </table:table-cell>
          <table:table-cell table:formula="of:=[.B14]+[.B14]*[.$C15]*(1-[.B14]/[.D14])" office:value-type="float" office:value="262.840242187533" calcext:value-type="float">
            <text:p>263</text:p>
          </table:table-cell>
          <table:table-cell table:formula="of:=[.C14]-[.C14]*[.$C$2]" office:value-type="float" office:value="0.4784518058505" calcext:value-type="float">
            <text:p>0.4785</text:p>
          </table:table-cell>
          <table:table-cell table:formula="of:=[.$D$4]-[.B15]" office:value-type="float" office:value="60359737.1597578" calcext:value-type="float">
            <text:p>60,359,737</text:p>
          </table:table-cell>
          <table:table-cell table:formula="of:=[.E14]+[.$E$2]*[.E14]" office:value-type="float" office:value="0" calcext:value-type="float">
            <text:p>0.00000</text:p>
          </table:table-cell>
          <table:table-cell table:formula="of:=[.F14]+[.E14]*[.F14]" office:value-type="float" office:value="0.2" calcext:value-type="float">
            <text:p>0.2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5]-[.G15]-[.H15]" office:value-type="float" office:value="262.840242187533" calcext:value-type="float">
            <text:p>263</text:p>
          </table:table-cell>
          <table:table-cell table:number-columns-repeated="13"/>
          <table:table-cell table:style-name="ce45" table:number-columns-repeated="2"/>
          <table:table-cell table:number-columns-repeated="40"/>
        </table:table-row>
        <table:table-row table:style-name="ro1">
          <table:table-cell table:style-name="ce45" table:formula="of:=[.A15]+1" office:value-type="float" office:value="13" calcext:value-type="float">
            <text:p>13</text:p>
          </table:table-cell>
          <table:table-cell table:formula="of:=[.B15]+[.B15]*[.$C16]*(1-[.B15]/[.D15])" office:value-type="float" office:value="381.050732643654" calcext:value-type="float">
            <text:p>381</text:p>
          </table:table-cell>
          <table:table-cell table:formula="of:=[.C15]-[.C15]*[.$C$2]" office:value-type="float" office:value="0.44974469749947" calcext:value-type="float">
            <text:p>0.4497</text:p>
          </table:table-cell>
          <table:table-cell table:formula="of:=[.$D$4]-[.B16]" office:value-type="float" office:value="60359618.9492674" calcext:value-type="float">
            <text:p>60,359,619</text:p>
          </table:table-cell>
          <table:table-cell table:formula="of:=[.E15]+[.$E$2]*[.E15]" office:value-type="float" office:value="0" calcext:value-type="float">
            <text:p>0.00000</text:p>
          </table:table-cell>
          <table:table-cell table:formula="of:=[.F15]+[.E15]*[.F15]" office:value-type="float" office:value="0.2" calcext:value-type="float">
            <text:p>0.2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6]-[.G16]-[.H16]" office:value-type="float" office:value="381.050732643654" calcext:value-type="float">
            <text:p>381</text:p>
          </table:table-cell>
          <table:table-cell table:number-columns-repeated="11"/>
          <table:table-cell table:style-name="ce45"/>
          <table:table-cell table:style-name="ce51"/>
          <table:table-cell table:style-name="ce45" table:number-columns-repeated="3"/>
          <table:table-cell table:number-columns-repeated="39"/>
        </table:table-row>
        <table:table-row table:style-name="ro1">
          <table:table-cell table:style-name="ce45" table:formula="of:=[.A16]+1" office:value-type="float" office:value="14" calcext:value-type="float">
            <text:p>14</text:p>
          </table:table-cell>
          <table:table-cell table:formula="of:=[.B16]+[.B16]*[.$C17]*(1-[.B16]/[.D16])" office:value-type="float" office:value="542.142729357921" calcext:value-type="float">
            <text:p>542</text:p>
          </table:table-cell>
          <table:table-cell table:formula="of:=[.C16]-[.C16]*[.$C$2]" office:value-type="float" office:value="0.422760015649501" calcext:value-type="float">
            <text:p>0.4228</text:p>
          </table:table-cell>
          <table:table-cell table:formula="of:=[.$D$4]-[.B17]" office:value-type="float" office:value="60359457.8572706" calcext:value-type="float">
            <text:p>60,359,458</text:p>
          </table:table-cell>
          <table:table-cell table:formula="of:=[.E16]+[.$E$2]*[.E16]" office:value-type="float" office:value="0" calcext:value-type="float">
            <text:p>0.00000</text:p>
          </table:table-cell>
          <table:table-cell table:formula="of:=[.F16]+[.E16]*[.F16]" office:value-type="float" office:value="0.2" calcext:value-type="float">
            <text:p>0.20000</text:p>
          </table:table-cell>
          <table:table-cell table:formula="of:=[.B4]*[.F17]" office:value-type="float" office:value="0.2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7]-[.G17]-[.H17]" office:value-type="float" office:value="541.942729357921" calcext:value-type="float">
            <text:p>542</text:p>
          </table:table-cell>
          <table:table-cell table:number-columns-repeated="11"/>
          <table:table-cell table:style-name="ce45"/>
          <table:table-cell table:style-name="ce51"/>
          <table:table-cell table:style-name="ce45" table:number-columns-repeated="3"/>
          <table:table-cell table:number-columns-repeated="3"/>
          <table:table-cell table:style-name="ce45" table:number-columns-repeated="3"/>
          <table:table-cell table:number-columns-repeated="33"/>
        </table:table-row>
        <table:table-row table:style-name="ro1">
          <table:table-cell table:style-name="ce45" table:formula="of:=[.A17]+1" office:value-type="float" office:value="15" calcext:value-type="float">
            <text:p>15</text:p>
          </table:table-cell>
          <table:table-cell table:formula="of:=[.B17]+[.B17]*[.$C18]*(1-[.B17]/[.D17])" office:value-type="float" office:value="757.585286879383" calcext:value-type="float">
            <text:p>758</text:p>
          </table:table-cell>
          <table:table-cell table:formula="of:=[.C17]-[.C17]*[.$C$2]" office:value-type="float" office:value="0.397394414710531" calcext:value-type="float">
            <text:p>0.3974</text:p>
          </table:table-cell>
          <table:table-cell table:formula="of:=[.$D$4]-[.B18]" office:value-type="float" office:value="60359242.4147131" calcext:value-type="float">
            <text:p>60,359,242</text:p>
          </table:table-cell>
          <table:table-cell table:formula="of:=[.E17]+[.$E$2]*[.E17]" office:value-type="float" office:value="0" calcext:value-type="float">
            <text:p>0.00000</text:p>
          </table:table-cell>
          <table:table-cell table:formula="of:=[.F17]+[.E17]*[.F17]" office:value-type="float" office:value="0.2" calcext:value-type="float">
            <text:p>0.20000</text:p>
          </table:table-cell>
          <table:table-cell table:formula="of:=[.B5]*[.F18]" office:value-type="float" office:value="0.37765999705666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8]-[.G18]-[.H18]" office:value-type="float" office:value="757.207626882327" calcext:value-type="float">
            <text:p>757</text:p>
          </table:table-cell>
          <table:table-cell table:number-columns-repeated="13"/>
          <table:table-cell table:style-name="ce45"/>
          <table:table-cell/>
          <table:table-cell table:style-name="ce45" table:number-columns-repeated="7"/>
          <table:table-cell table:number-columns-repeated="33"/>
        </table:table-row>
        <table:table-row table:style-name="ro1">
          <table:table-cell table:style-name="ce45" table:formula="of:=[.A18]+1" office:value-type="float" office:value="16" calcext:value-type="float">
            <text:p>16</text:p>
          </table:table-cell>
          <table:table-cell table:formula="of:=[.B18]+[.B18]*[.$C19]*(1-[.B18]/[.D18])" office:value-type="float" office:value="1040.57828688498" calcext:value-type="float">
            <text:p>1,041</text:p>
          </table:table-cell>
          <table:table-cell table:formula="of:=[.C18]-[.C18]*[.$C$2]" office:value-type="float" office:value="0.373550749827899" calcext:value-type="float">
            <text:p>0.3736</text:p>
          </table:table-cell>
          <table:table-cell table:formula="of:=[.$D$4]-[.B19]" office:value-type="float" office:value="60358959.4217131" calcext:value-type="float">
            <text:p>60,358,959</text:p>
          </table:table-cell>
          <table:table-cell table:formula="of:=[.E18]+[.$E$2]*[.E18]" office:value-type="float" office:value="0" calcext:value-type="float">
            <text:p>0.00000</text:p>
          </table:table-cell>
          <table:table-cell table:formula="of:=[.F18]+[.E18]*[.F18]" office:value-type="float" office:value="0.2" calcext:value-type="float">
            <text:p>0.2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9]-[.G19]-[.H19]" office:value-type="float" office:value="1040.57828688498" calcext:value-type="float">
            <text:p>1,041</text:p>
          </table:table-cell>
          <table:table-cell table:number-columns-repeated="21"/>
          <table:table-cell table:style-name="ce45"/>
          <table:table-cell table:number-columns-repeated="33"/>
        </table:table-row>
        <table:table-row table:style-name="ro1">
          <table:table-cell table:style-name="ce45" table:formula="of:=[.A19]+1" office:value-type="float" office:value="17" calcext:value-type="float">
            <text:p>17</text:p>
          </table:table-cell>
          <table:table-cell table:formula="of:=[.B19]+[.B19]*[.$C20]*(1-[.B19]/[.D19])" office:value-type="float" office:value="1405.95825904853" calcext:value-type="float">
            <text:p>1,406</text:p>
          </table:table-cell>
          <table:table-cell table:formula="of:=[.C19]-[.C19]*[.$C$2]" office:value-type="float" office:value="0.351137704838225" calcext:value-type="float">
            <text:p>0.3511</text:p>
          </table:table-cell>
          <table:table-cell table:formula="of:=[.$D$4]-[.B20]" office:value-type="float" office:value="60358594.041741" calcext:value-type="float">
            <text:p>60,358,594</text:p>
          </table:table-cell>
          <table:table-cell table:formula="of:=[.E19]+[.$E$2]*[.E19]" office:value-type="float" office:value="0" calcext:value-type="float">
            <text:p>0.00000</text:p>
          </table:table-cell>
          <table:table-cell table:formula="of:=[.F19]+[.E19]*[.F19]" office:value-type="float" office:value="0.2" calcext:value-type="float">
            <text:p>0.2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0]-[.G20]-[.H20]" office:value-type="float" office:value="1405.95825904853" calcext:value-type="float">
            <text:p>1,406</text:p>
          </table:table-cell>
          <table:table-cell table:number-columns-repeated="55"/>
        </table:table-row>
        <table:table-row table:style-name="ro1">
          <table:table-cell table:style-name="ce45" table:formula="of:=[.A20]+1" office:value-type="float" office:value="18" calcext:value-type="float">
            <text:p>18</text:p>
          </table:table-cell>
          <table:table-cell table:formula="of:=[.B20]+[.B20]*[.$C21]*(1-[.B20]/[.D20])" office:value-type="float" office:value="1870.01130822261" calcext:value-type="float">
            <text:p>1,870</text:p>
          </table:table-cell>
          <table:table-cell table:formula="of:=[.C20]-[.C20]*[.$C$2]" office:value-type="float" office:value="0.330069442547932" calcext:value-type="float">
            <text:p>0.3301</text:p>
          </table:table-cell>
          <table:table-cell table:formula="of:=[.$D$4]-[.B21]" office:value-type="float" office:value="60358129.9886918" calcext:value-type="float">
            <text:p>60,358,130</text:p>
          </table:table-cell>
          <table:table-cell table:formula="of:=[.E20]+[.$E$2]*[.E20]" office:value-type="float" office:value="0" calcext:value-type="float">
            <text:p>0.00000</text:p>
          </table:table-cell>
          <table:table-cell table:formula="of:=[.F20]+[.E20]*[.F20]" office:value-type="float" office:value="0.2" calcext:value-type="float">
            <text:p>0.2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1]-[.G21]-[.H21]" office:value-type="float" office:value="1870.01130822261" calcext:value-type="float">
            <text:p>1,870</text:p>
          </table:table-cell>
          <table:table-cell table:number-columns-repeated="55"/>
        </table:table-row>
        <table:table-row table:style-name="ro1">
          <table:table-cell table:style-name="ce45" table:formula="of:=[.A21]+1" office:value-type="float" office:value="19" calcext:value-type="float">
            <text:p>19</text:p>
          </table:table-cell>
          <table:table-cell table:formula="of:=[.B21]+[.B21]*[.$C22]*(1-[.B21]/[.D21])" office:value-type="float" office:value="2450.19290718004" calcext:value-type="float">
            <text:p>2,450</text:p>
          </table:table-cell>
          <table:table-cell table:formula="of:=[.C21]-[.C21]*[.$C$2]" office:value-type="float" office:value="0.310265275995056" calcext:value-type="float">
            <text:p>0.3103</text:p>
          </table:table-cell>
          <table:table-cell table:formula="of:=[.$D$4]-[.B22]" office:value-type="float" office:value="60357549.8070928" calcext:value-type="float">
            <text:p>60,357,550</text:p>
          </table:table-cell>
          <table:table-cell table:formula="of:=[.E21]+[.$E$2]*[.E21]" office:value-type="float" office:value="0" calcext:value-type="float">
            <text:p>0.00000</text:p>
          </table:table-cell>
          <table:table-cell table:formula="of:=[.F21]+[.E21]*[.F21]" office:value-type="float" office:value="0.2" calcext:value-type="float">
            <text:p>0.2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2]-[.G22]-[.H22]" office:value-type="float" office:value="2450.19290718004" calcext:value-type="float">
            <text:p>2,450</text:p>
          </table:table-cell>
          <table:table-cell table:number-columns-repeated="55"/>
        </table:table-row>
        <table:table-row table:style-name="ro1">
          <table:table-cell table:style-name="ce45" table:formula="of:=[.A22]+1" office:value-type="float" office:value="20" calcext:value-type="float">
            <text:p>20</text:p>
          </table:table-cell>
          <table:table-cell table:formula="of:=[.B22]+[.B22]*[.$C23]*(1-[.B22]/[.D22])" office:value-type="float" office:value="3164.76109023756" calcext:value-type="float">
            <text:p>3,165</text:p>
          </table:table-cell>
          <table:table-cell table:formula="of:=[.C22]-[.C22]*[.$C$2]" office:value-type="float" office:value="0.291649359435353" calcext:value-type="float">
            <text:p>0.2916</text:p>
          </table:table-cell>
          <table:table-cell table:formula="of:=[.$D$4]-[.B23]" office:value-type="float" office:value="60356835.2389098" calcext:value-type="float">
            <text:p>60,356,835</text:p>
          </table:table-cell>
          <table:table-cell table:formula="of:=[.E22]+[.$E$2]*[.E22]" office:value-type="float" office:value="0" calcext:value-type="float">
            <text:p>0.00000</text:p>
          </table:table-cell>
          <table:table-cell table:formula="of:=[.F22]+[.E22]*[.F22]" office:value-type="float" office:value="0.2" calcext:value-type="float">
            <text:p>0.20000</text:p>
          </table:table-cell>
          <table:table-cell table:formula="of:=[.B4]*[.F23]" office:value-type="float" office:value="0.2" calcext:value-type="float">
            <text:p>0</text:p>
          </table:table-cell>
          <table:table-cell table:formula="of:=[.B4]*(1-[.F23])" office:value-type="float" office:value="0.8" calcext:value-type="float">
            <text:p>1</text:p>
          </table:table-cell>
          <table:table-cell table:formula="of:=[.B23]-[.G23]-[.H23]" office:value-type="float" office:value="3163.76109023756" calcext:value-type="float">
            <text:p>3,164</text:p>
          </table:table-cell>
          <table:table-cell table:number-columns-repeated="55"/>
        </table:table-row>
        <table:table-row table:style-name="ro1">
          <table:table-cell table:style-name="ce45" table:formula="of:=[.A23]+1" office:value-type="float" office:value="21" calcext:value-type="float">
            <text:p>21</text:p>
          </table:table-cell>
          <table:table-cell table:formula="of:=[.B23]+[.B23]*[.$C24]*(1-[.B23]/[.D23])" office:value-type="float" office:value="4032.3361093182" calcext:value-type="float">
            <text:p>4,032</text:p>
          </table:table-cell>
          <table:table-cell table:formula="of:=[.C23]-[.C23]*[.$C$2]" office:value-type="float" office:value="0.274150397869231" calcext:value-type="float">
            <text:p>0.2742</text:p>
          </table:table-cell>
          <table:table-cell table:formula="of:=[.$D$4]-[.B24]" office:value-type="float" office:value="60355967.6638907" calcext:value-type="float">
            <text:p>60,355,968</text:p>
          </table:table-cell>
          <table:table-cell table:formula="of:=[.E23]+[.$E$2]*[.E23]" office:value-type="float" office:value="0" calcext:value-type="float">
            <text:p>0.00000</text:p>
          </table:table-cell>
          <table:table-cell table:formula="of:=[.F23]+[.E23]*[.F23]" office:value-type="float" office:value="0.2" calcext:value-type="float">
            <text:p>0.20000</text:p>
          </table:table-cell>
          <table:table-cell table:formula="of:=[.B5]*[.F24]" office:value-type="float" office:value="0.37765999705666" calcext:value-type="float">
            <text:p>0</text:p>
          </table:table-cell>
          <table:table-cell table:formula="of:=[.B5]*(1-[.F24])" office:value-type="float" office:value="1.51063998822664" calcext:value-type="float">
            <text:p>2</text:p>
          </table:table-cell>
          <table:table-cell table:formula="of:=[.B24]-[.G24]-[.H24]" office:value-type="float" office:value="4030.44780933292" calcext:value-type="float">
            <text:p>4,030</text:p>
          </table:table-cell>
          <table:table-cell table:number-columns-repeated="11"/>
          <table:table-cell table:style-name="ce45"/>
          <table:table-cell table:number-columns-repeated="2"/>
          <table:table-cell table:style-name="ce58"/>
          <table:table-cell table:number-columns-repeated="40"/>
        </table:table-row>
        <table:table-row table:style-name="ro1">
          <table:table-cell table:style-name="ce45" table:formula="of:=[.A24]+1" office:value-type="float" office:value="22" calcext:value-type="float">
            <text:p>22</text:p>
          </table:table-cell>
          <table:table-cell table:formula="of:=[.B24]+[.B24]*[.$C25]*(1-[.B24]/[.D24])" office:value-type="float" office:value="5071.40524105415" calcext:value-type="float">
            <text:p>5,071</text:p>
          </table:table-cell>
          <table:table-cell table:formula="of:=[.C24]-[.C24]*[.$C$2]" office:value-type="float" office:value="0.257701373997078" calcext:value-type="float">
            <text:p>0.2577</text:p>
          </table:table-cell>
          <table:table-cell table:formula="of:=[.$D$4]-[.B25]" office:value-type="float" office:value="60354928.5947589" calcext:value-type="float">
            <text:p>60,354,929</text:p>
          </table:table-cell>
          <table:table-cell table:formula="of:=[.E24]+[.$E$2]*[.E24]" office:value-type="float" office:value="0" calcext:value-type="float">
            <text:p>0.00000</text:p>
          </table:table-cell>
          <table:table-cell table:formula="of:=[.F24]+[.E24]*[.F24]" office:value-type="float" office:value="0.2" calcext:value-type="float">
            <text:p>0.20000</text:p>
          </table:table-cell>
          <table:table-cell table:formula="of:=[.B6]*[.F25]" office:value-type="float" office:value="0.693006840053666" calcext:value-type="float">
            <text:p>1</text:p>
          </table:table-cell>
          <table:table-cell table:formula="of:=[.B6]*(1-[.F25])" office:value-type="float" office:value="2.77202736021466" calcext:value-type="float">
            <text:p>3</text:p>
          </table:table-cell>
          <table:table-cell table:formula="of:=[.B25]-[.G25]-[.H25]" office:value-type="float" office:value="5067.94020685388" calcext:value-type="float">
            <text:p>5,068</text:p>
          </table:table-cell>
          <table:table-cell table:number-columns-repeated="11"/>
          <table:table-cell table:style-name="ce45"/>
          <table:table-cell table:style-name="ce51"/>
          <table:table-cell table:style-name="ce45" table:number-columns-repeated="3"/>
          <table:table-cell table:number-columns-repeated="39"/>
        </table:table-row>
        <table:table-row table:style-name="ro1">
          <table:table-cell table:style-name="ce45" table:formula="of:=[.A25]+1" office:value-type="float" office:value="23" calcext:value-type="float">
            <text:p>23</text:p>
          </table:table-cell>
          <table:table-cell table:formula="of:=[.B25]+[.B25]*[.$C26]*(1-[.B25]/[.D25])" office:value-type="float" office:value="6299.79562799452" calcext:value-type="float">
            <text:p>6,300</text:p>
          </table:table-cell>
          <table:table-cell table:formula="of:=[.C25]-[.C25]*[.$C$2]" office:value-type="float" office:value="0.242239291557253" calcext:value-type="float">
            <text:p>0.2422</text:p>
          </table:table-cell>
          <table:table-cell table:formula="of:=[.$D$4]-[.B26]" office:value-type="float" office:value="60353700.204372" calcext:value-type="float">
            <text:p>60,353,700</text:p>
          </table:table-cell>
          <table:table-cell table:formula="of:=[.E25]+[.$E$2]*[.E25]" office:value-type="float" office:value="0" calcext:value-type="float">
            <text:p>0.00000</text:p>
          </table:table-cell>
          <table:table-cell table:formula="of:=[.F25]+[.E25]*[.F25]" office:value-type="float" office:value="0.2" calcext:value-type="float">
            <text:p>0.20000</text:p>
          </table:table-cell>
          <table:table-cell table:formula="of:=[.B7]*[.F26]" office:value-type="float" office:value="1.23694918043902" calcext:value-type="float">
            <text:p>1</text:p>
          </table:table-cell>
          <table:table-cell table:formula="of:=[.B7]*(1-[.F26])" office:value-type="float" office:value="4.94779672175607" calcext:value-type="float">
            <text:p>5</text:p>
          </table:table-cell>
          <table:table-cell table:formula="of:=[.B26]-[.G26]-[.H26]" office:value-type="float" office:value="6293.61088209232" calcext:value-type="float">
            <text:p>6,294</text:p>
          </table:table-cell>
          <table:table-cell table:number-columns-repeated="11"/>
          <table:table-cell table:style-name="ce45"/>
          <table:table-cell table:style-name="ce51"/>
          <table:table-cell table:style-name="ce45" table:number-columns-repeated="3"/>
          <table:table-cell table:number-columns-repeated="39"/>
        </table:table-row>
        <table:table-row table:style-name="ro1">
          <table:table-cell table:style-name="ce45" table:formula="of:=[.A26]+1" office:value-type="float" office:value="24" calcext:value-type="float">
            <text:p>24</text:p>
          </table:table-cell>
          <table:table-cell table:formula="of:=[.B26]+[.B26]*[.$C27]*(1-[.B26]/[.D26])" office:value-type="float" office:value="7734.14044172571" calcext:value-type="float">
            <text:p>7,734</text:p>
          </table:table-cell>
          <table:table-cell table:formula="of:=[.C26]-[.C26]*[.$C$2]" office:value-type="float" office:value="0.227704934063818" calcext:value-type="float">
            <text:p>0.2277</text:p>
          </table:table-cell>
          <table:table-cell table:formula="of:=[.$D$4]-[.B27]" office:value-type="float" office:value="60352265.8595583" calcext:value-type="float">
            <text:p>60,352,266</text:p>
          </table:table-cell>
          <table:table-cell table:formula="of:=[.E26]+[.$E$2]*[.E26]" office:value-type="float" office:value="0" calcext:value-type="float">
            <text:p>0.00000</text:p>
          </table:table-cell>
          <table:table-cell table:formula="of:=[.F26]+[.E26]*[.F26]" office:value-type="float" office:value="0.2" calcext:value-type="float">
            <text:p>0.20000</text:p>
          </table:table-cell>
          <table:table-cell table:formula="of:=[.B8]*[.F27]" office:value-type="float" office:value="2.14957979988651" calcext:value-type="float">
            <text:p>2</text:p>
          </table:table-cell>
          <table:table-cell table:formula="of:=[.B8]*(1-[.F27])" office:value-type="float" office:value="8.59831919954605" calcext:value-type="float">
            <text:p>9</text:p>
          </table:table-cell>
          <table:table-cell table:formula="of:=[.B27]-[.G27]-[.H27]" office:value-type="float" office:value="7723.39254272628" calcext:value-type="float">
            <text:p>7,723</text:p>
          </table:table-cell>
          <table:table-cell table:number-columns-repeated="13"/>
          <table:table-cell table:style-name="ce45"/>
          <table:table-cell/>
          <table:table-cell table:style-name="ce45" table:number-columns-repeated="3"/>
          <table:table-cell table:number-columns-repeated="37"/>
        </table:table-row>
        <table:table-row table:style-name="ro1">
          <table:table-cell table:style-name="ce45" table:formula="of:=[.A27]+1" office:value-type="float" office:value="25" calcext:value-type="float">
            <text:p>25</text:p>
          </table:table-cell>
          <table:table-cell table:formula="of:=[.B27]+[.B27]*[.$C28]*(1-[.B27]/[.D27])" office:value-type="float" office:value="9389.36412065565" calcext:value-type="float">
            <text:p>9,389</text:p>
          </table:table-cell>
          <table:table-cell table:formula="of:=[.C27]-[.C27]*[.$C$2]" office:value-type="float" office:value="0.214042638019989" calcext:value-type="float">
            <text:p>0.2140</text:p>
          </table:table-cell>
          <table:table-cell table:formula="of:=[.$D$4]-[.B28]" office:value-type="float" office:value="60350610.6358794" calcext:value-type="float">
            <text:p>60,350,611</text:p>
          </table:table-cell>
          <table:table-cell table:formula="of:=[.E27]+[.$E$2]*[.E27]" office:value-type="float" office:value="0" calcext:value-type="float">
            <text:p>0.00000</text:p>
          </table:table-cell>
          <table:table-cell table:formula="of:=[.F27]+[.E27]*[.F27]" office:value-type="float" office:value="0.2" calcext:value-type="float">
            <text:p>0.20000</text:p>
          </table:table-cell>
          <table:table-cell table:formula="of:=[.B9]*[.F28]" office:value-type="float" office:value="3.64039760664466" calcext:value-type="float">
            <text:p>4</text:p>
          </table:table-cell>
          <table:table-cell table:formula="of:=[.B9]*(1-[.F28])" office:value-type="float" office:value="14.5615904265787" calcext:value-type="float">
            <text:p>15</text:p>
          </table:table-cell>
          <table:table-cell table:formula="of:=[.B28]-[.G28]-[.H28]" office:value-type="float" office:value="9371.16213262243" calcext:value-type="float">
            <text:p>9,371</text:p>
          </table:table-cell>
          <table:table-cell table:number-columns-repeated="55"/>
        </table:table-row>
        <table:table-row table:style-name="ro1">
          <table:table-cell table:style-name="ce45" table:formula="of:=[.A28]+1" office:value-type="float" office:value="26" calcext:value-type="float">
            <text:p>26</text:p>
          </table:table-cell>
          <table:table-cell table:formula="of:=[.B28]+[.B28]*[.$C29]*(1-[.B28]/[.D28])" office:value-type="float" office:value="11278.2110173964" calcext:value-type="float">
            <text:p>11,278</text:p>
          </table:table-cell>
          <table:table-cell table:formula="of:=[.C28]-[.C28]*[.$C$2]" office:value-type="float" office:value="0.201200079738789" calcext:value-type="float">
            <text:p>0.2012</text:p>
          </table:table-cell>
          <table:table-cell table:formula="of:=[.$D$4]-[.B29]" office:value-type="float" office:value="60348721.7889826" calcext:value-type="float">
            <text:p>60,348,722</text:p>
          </table:table-cell>
          <table:table-cell table:formula="of:=[.E28]+[.$E$2]*[.E28]" office:value-type="float" office:value="0" calcext:value-type="float">
            <text:p>0.00000</text:p>
          </table:table-cell>
          <table:table-cell table:formula="of:=[.F28]+[.E28]*[.F28]" office:value-type="float" office:value="0.2" calcext:value-type="float">
            <text:p>0.20000</text:p>
          </table:table-cell>
          <table:table-cell table:formula="of:=[.B10]*[.F29]" office:value-type="float" office:value="6.01367017432782" calcext:value-type="float">
            <text:p>6</text:p>
          </table:table-cell>
          <table:table-cell table:formula="of:=[.B10]*(1-[.F29])" office:value-type="float" office:value="24.0546806973113" calcext:value-type="float">
            <text:p>24</text:p>
          </table:table-cell>
          <table:table-cell table:formula="of:=[.B29]-[.G29]-[.H29]" office:value-type="float" office:value="11248.1426665247" calcext:value-type="float">
            <text:p>11,248</text:p>
          </table:table-cell>
          <table:table-cell table:number-columns-repeated="55"/>
        </table:table-row>
        <table:table-row table:style-name="ro1">
          <table:table-cell table:style-name="ce45" table:formula="of:=[.A29]+1" office:value-type="float" office:value="27" calcext:value-type="float">
            <text:p>27</text:p>
          </table:table-cell>
          <table:table-cell table:formula="of:=[.B29]+[.B29]*[.$C30]*(1-[.B29]/[.D29])" office:value-type="float" office:value="13410.838727535" calcext:value-type="float">
            <text:p>13,411</text:p>
          </table:table-cell>
          <table:table-cell table:formula="of:=[.C29]-[.C29]*[.$C$2]" office:value-type="float" office:value="0.189128074954462" calcext:value-type="float">
            <text:p>0.1891</text:p>
          </table:table-cell>
          <table:table-cell table:formula="of:=[.$D$4]-[.B30]" office:value-type="float" office:value="60346589.1612725" calcext:value-type="float">
            <text:p>60,346,589</text:p>
          </table:table-cell>
          <table:table-cell table:formula="of:=[.E29]+[.$E$2]*[.E29]" office:value-type="float" office:value="0" calcext:value-type="float">
            <text:p>0.00000</text:p>
          </table:table-cell>
          <table:table-cell table:formula="of:=[.F29]+[.E29]*[.F29]" office:value-type="float" office:value="0.2" calcext:value-type="float">
            <text:p>0.20000</text:p>
          </table:table-cell>
          <table:table-cell table:formula="of:=[.B11]*[.F30]" office:value-type="float" office:value="9.69891353525673" calcext:value-type="float">
            <text:p>10</text:p>
          </table:table-cell>
          <table:table-cell table:formula="of:=[.B11]*(1-[.F30])" office:value-type="float" office:value="38.7956541410269" calcext:value-type="float">
            <text:p>39</text:p>
          </table:table-cell>
          <table:table-cell table:formula="of:=[.B30]-[.G30]-[.H30]" office:value-type="float" office:value="13362.3441598587" calcext:value-type="float">
            <text:p>13,362</text:p>
          </table:table-cell>
          <table:table-cell table:number-columns-repeated="55"/>
        </table:table-row>
        <table:table-row table:style-name="ro1">
          <table:table-cell table:style-name="ce45" table:formula="of:=[.A30]+1" office:value-type="float" office:value="28" calcext:value-type="float">
            <text:p>28</text:p>
          </table:table-cell>
          <table:table-cell table:formula="of:=[.B30]+[.B30]*[.$C31]*(1-[.B30]/[.D30])" office:value-type="float" office:value="15794.4930349913" calcext:value-type="float">
            <text:p>15,794</text:p>
          </table:table-cell>
          <table:table-cell table:formula="of:=[.C30]-[.C30]*[.$C$2]" office:value-type="float" office:value="0.177780390457194" calcext:value-type="float">
            <text:p>0.1778</text:p>
          </table:table-cell>
          <table:table-cell table:formula="of:=[.$D$4]-[.B31]" office:value-type="float" office:value="60344205.506965" calcext:value-type="float">
            <text:p>60,344,206</text:p>
          </table:table-cell>
          <table:table-cell table:formula="of:=[.E30]+[.$E$2]*[.E30]" office:value-type="float" office:value="0" calcext:value-type="float">
            <text:p>0.00000</text:p>
          </table:table-cell>
          <table:table-cell table:formula="of:=[.F30]+[.E30]*[.F30]" office:value-type="float" office:value="0.2" calcext:value-type="float">
            <text:p>0.20000</text:p>
          </table:table-cell>
          <table:table-cell table:formula="of:=[.B12]*[.F31]" office:value-type="float" office:value="15.2858968716531" calcext:value-type="float">
            <text:p>15</text:p>
          </table:table-cell>
          <table:table-cell table:formula="of:=[.B12]*(1-[.F31])" office:value-type="float" office:value="61.1435874866123" calcext:value-type="float">
            <text:p>61</text:p>
          </table:table-cell>
          <table:table-cell table:formula="of:=[.B31]-[.G31]-[.H31]" office:value-type="float" office:value="15718.063550633" calcext:value-type="float">
            <text:p>15,718</text:p>
          </table:table-cell>
          <table:table-cell table:number-columns-repeated="55"/>
        </table:table-row>
        <table:table-row table:style-name="ro1">
          <table:table-cell table:style-name="ce45" table:formula="of:=[.A31]+1" office:value-type="float" office:value="29" calcext:value-type="float">
            <text:p>29</text:p>
          </table:table-cell>
          <table:table-cell table:formula="of:=[.B31]+[.B31]*[.$C32]*(1-[.B31]/[.D31])" office:value-type="float" office:value="18433.2762495222" calcext:value-type="float">
            <text:p>18,433</text:p>
          </table:table-cell>
          <table:table-cell table:formula="of:=[.C31]-[.C31]*[.$C$2]" office:value-type="float" office:value="0.167113567029763" calcext:value-type="float">
            <text:p>0.1671</text:p>
          </table:table-cell>
          <table:table-cell table:formula="of:=[.$D$4]-[.B32]" office:value-type="float" office:value="60341566.7237505" calcext:value-type="float">
            <text:p>60,341,567</text:p>
          </table:table-cell>
          <table:table-cell table:formula="of:=[.E31]+[.$E$2]*[.E31]" office:value-type="float" office:value="0" calcext:value-type="float">
            <text:p>0.00000</text:p>
          </table:table-cell>
          <table:table-cell table:formula="of:=[.F31]+[.E31]*[.F31]" office:value-type="float" office:value="0.2" calcext:value-type="float">
            <text:p>0.20000</text:p>
          </table:table-cell>
          <table:table-cell table:formula="of:=[.B13]*[.F32]" office:value-type="float" office:value="23.5628951759073" calcext:value-type="float">
            <text:p>24</text:p>
          </table:table-cell>
          <table:table-cell table:formula="of:=[.B13]*(1-[.F32])" office:value-type="float" office:value="94.2515807036291" calcext:value-type="float">
            <text:p>94</text:p>
          </table:table-cell>
          <table:table-cell table:formula="of:=[.B32]-[.G32]-[.H32]" office:value-type="float" office:value="18315.4617736427" calcext:value-type="float">
            <text:p>18,315</text:p>
          </table:table-cell>
          <table:table-cell table:number-columns-repeated="55"/>
        </table:table-row>
        <table:table-row table:style-name="ro1">
          <table:table-cell table:style-name="ce45" table:formula="of:=[.A32]+1" office:value-type="float" office:value="30" calcext:value-type="float">
            <text:p>30</text:p>
          </table:table-cell>
          <table:table-cell table:formula="of:=[.B32]+[.B32]*[.$C33]*(1-[.B32]/[.D32])" office:value-type="float" office:value="21328.0152013361" calcext:value-type="float">
            <text:p>21,328</text:p>
          </table:table-cell>
          <table:table-cell table:formula="of:=[.C32]-[.C32]*[.$C$2]" office:value-type="float" office:value="0.157086753007977" calcext:value-type="float">
            <text:p>0.1571</text:p>
          </table:table-cell>
          <table:table-cell table:formula="of:=[.$D$4]-[.B33]" office:value-type="float" office:value="60338671.9847987" calcext:value-type="float">
            <text:p>60,338,672</text:p>
          </table:table-cell>
          <table:table-cell table:formula="of:=[.E32]+[.$E$2]*[.E32]" office:value-type="float" office:value="0" calcext:value-type="float">
            <text:p>0.00000</text:p>
          </table:table-cell>
          <table:table-cell table:formula="of:=[.F32]+[.E32]*[.F32]" office:value-type="float" office:value="0.2" calcext:value-type="float">
            <text:p>0.20000</text:p>
          </table:table-cell>
          <table:table-cell table:formula="of:=[.B14]*[.F33]" office:value-type="float" office:value="35.5561800090927" calcext:value-type="float">
            <text:p>36</text:p>
          </table:table-cell>
          <table:table-cell table:formula="of:=[.B14]*(1-[.F33])" office:value-type="float" office:value="142.224720036371" calcext:value-type="float">
            <text:p>142</text:p>
          </table:table-cell>
          <table:table-cell table:formula="of:=[.B33]-[.G33]-[.H33]" office:value-type="float" office:value="21150.2343012907" calcext:value-type="float">
            <text:p>21,150</text:p>
          </table:table-cell>
          <table:table-cell table:number-columns-repeated="55"/>
        </table:table-row>
        <table:table-row table:style-name="ro1">
          <table:table-cell table:style-name="ce45" table:formula="of:=[.A33]+1" office:value-type="float" office:value="31" calcext:value-type="float">
            <text:p>31</text:p>
          </table:table-cell>
          <table:table-cell table:formula="of:=[.B33]+[.B33]*[.$C34]*(1-[.B33]/[.D33])" office:value-type="float" office:value="24476.229739708" calcext:value-type="float">
            <text:p>24,476</text:p>
          </table:table-cell>
          <table:table-cell table:formula="of:=[.C33]-[.C33]*[.$C$2]" office:value-type="float" office:value="0.147661547827498" calcext:value-type="float">
            <text:p>0.1477</text:p>
          </table:table-cell>
          <table:table-cell table:formula="of:=[.$D$4]-[.B34]" office:value-type="float" office:value="60335523.7702603" calcext:value-type="float">
            <text:p>60,335,524</text:p>
          </table:table-cell>
          <table:table-cell table:formula="of:=[.E33]+[.$E$2]*[.E33]" office:value-type="float" office:value="0" calcext:value-type="float">
            <text:p>0.00000</text:p>
          </table:table-cell>
          <table:table-cell table:formula="of:=[.F33]+[.E33]*[.F33]" office:value-type="float" office:value="0.2" calcext:value-type="float">
            <text:p>0.20000</text:p>
          </table:table-cell>
          <table:table-cell table:formula="of:=[.B15]*[.F34]" office:value-type="float" office:value="52.5680484375067" calcext:value-type="float">
            <text:p>53</text:p>
          </table:table-cell>
          <table:table-cell table:formula="of:=[.B15]*(1-[.F34])" office:value-type="float" office:value="210.272193750027" calcext:value-type="float">
            <text:p>210</text:p>
          </table:table-cell>
          <table:table-cell table:formula="of:=[.B34]-[.G34]-[.H34]" office:value-type="float" office:value="24213.3894975205" calcext:value-type="float">
            <text:p>24,213</text:p>
          </table:table-cell>
          <table:table-cell>
            <draw:frame draw:z-index="0" draw:style-name="gr3" draw:text-style-name="P1" svg:width="16.04cm" svg:height="8.997cm" svg:x="1.598cm" svg:y="0.259cm">
              <draw:object draw:notify-on-update-of-ranges="Generic.A1:Generic.A103 Generic.I1:Generic.I103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  <table:table-cell table:number-columns-repeated="54"/>
        </table:table-row>
        <table:table-row table:style-name="ro1">
          <table:table-cell table:style-name="ce45" table:formula="of:=[.A34]+1" office:value-type="float" office:value="32" calcext:value-type="float">
            <text:p>32</text:p>
          </table:table-cell>
          <table:table-cell table:formula="of:=[.B34]+[.B34]*[.$C35]*(1-[.B34]/[.D34])" office:value-type="float" office:value="27872.1976331933" calcext:value-type="float">
            <text:p>27,872</text:p>
          </table:table-cell>
          <table:table-cell table:formula="of:=[.C34]-[.C34]*[.$C$2]" office:value-type="float" office:value="0.138801854957848" calcext:value-type="float">
            <text:p>0.1388</text:p>
          </table:table-cell>
          <table:table-cell table:formula="of:=[.$D$4]-[.B35]" office:value-type="float" office:value="60332127.8023668" calcext:value-type="float">
            <text:p>60,332,128</text:p>
          </table:table-cell>
          <table:table-cell table:formula="of:=[.E34]+[.$E$2]*[.E34]" office:value-type="float" office:value="0" calcext:value-type="float">
            <text:p>0.00000</text:p>
          </table:table-cell>
          <table:table-cell table:formula="of:=[.F34]+[.E34]*[.F34]" office:value-type="float" office:value="0.2" calcext:value-type="float">
            <text:p>0.20000</text:p>
          </table:table-cell>
          <table:table-cell table:formula="of:=[.B16]*[.F35]" office:value-type="float" office:value="76.2101465287308" calcext:value-type="float">
            <text:p>76</text:p>
          </table:table-cell>
          <table:table-cell table:formula="of:=[.B16]*(1-[.F35])" office:value-type="float" office:value="304.840586114923" calcext:value-type="float">
            <text:p>305</text:p>
          </table:table-cell>
          <table:table-cell table:formula="of:=[.B35]-[.G35]-[.H35]" office:value-type="float" office:value="27491.1469005496" calcext:value-type="float">
            <text:p>27,491</text:p>
          </table:table-cell>
          <table:table-cell table:number-columns-repeated="55"/>
        </table:table-row>
        <table:table-row table:style-name="ro1">
          <table:table-cell table:style-name="ce45" table:formula="of:=[.A35]+1" office:value-type="float" office:value="33" calcext:value-type="float">
            <text:p>33</text:p>
          </table:table-cell>
          <table:table-cell table:formula="of:=[.B35]+[.B35]*[.$C36]*(1-[.B35]/[.D35])" office:value-type="float" office:value="31507.1075729408" calcext:value-type="float">
            <text:p>31,507</text:p>
          </table:table-cell>
          <table:table-cell table:formula="of:=[.C35]-[.C35]*[.$C$2]" office:value-type="float" office:value="0.130473743660377" calcext:value-type="float">
            <text:p>0.1305</text:p>
          </table:table-cell>
          <table:table-cell table:formula="of:=[.$D$4]-[.B36]" office:value-type="float" office:value="60328492.8924271" calcext:value-type="float">
            <text:p>60,328,493</text:p>
          </table:table-cell>
          <table:table-cell table:formula="of:=[.E35]+[.$E$2]*[.E35]" office:value-type="float" office:value="0" calcext:value-type="float">
            <text:p>0.00000</text:p>
          </table:table-cell>
          <table:table-cell table:formula="of:=[.F35]+[.E35]*[.F35]" office:value-type="float" office:value="0.2" calcext:value-type="float">
            <text:p>0.20000</text:p>
          </table:table-cell>
          <table:table-cell table:formula="of:=[.B17]*[.F36]" office:value-type="float" office:value="108.428545871584" calcext:value-type="float">
            <text:p>108</text:p>
          </table:table-cell>
          <table:table-cell table:formula="of:=[.B17]*(1-[.F36])" office:value-type="float" office:value="433.714183486337" calcext:value-type="float">
            <text:p>434</text:p>
          </table:table-cell>
          <table:table-cell table:formula="of:=[.B36]-[.G36]-[.H36]" office:value-type="float" office:value="30964.9648435829" calcext:value-type="float">
            <text:p>30,965</text:p>
          </table:table-cell>
          <table:table-cell table:number-columns-repeated="55"/>
        </table:table-row>
        <table:table-row table:style-name="ro1">
          <table:table-cell table:style-name="ce45" table:formula="of:=[.A36]+1" office:value-type="float" office:value="34" calcext:value-type="float">
            <text:p>34</text:p>
          </table:table-cell>
          <table:table-cell table:formula="of:=[.B36]+[.B36]*[.$C37]*(1-[.B36]/[.D36])" office:value-type="float" office:value="35369.2887198445" calcext:value-type="float">
            <text:p>35,369</text:p>
          </table:table-cell>
          <table:table-cell table:formula="of:=[.C36]-[.C36]*[.$C$2]" office:value-type="float" office:value="0.122645319040755" calcext:value-type="float">
            <text:p>0.1226</text:p>
          </table:table-cell>
          <table:table-cell table:formula="of:=[.$D$4]-[.B37]" office:value-type="float" office:value="60324630.7112802" calcext:value-type="float">
            <text:p>60,324,631</text:p>
          </table:table-cell>
          <table:table-cell table:formula="of:=[.E36]+[.$E$2]*[.E36]" office:value-type="float" office:value="0" calcext:value-type="float">
            <text:p>0.00000</text:p>
          </table:table-cell>
          <table:table-cell table:formula="of:=[.F36]+[.E36]*[.F36]" office:value-type="float" office:value="0.2" calcext:value-type="float">
            <text:p>0.20000</text:p>
          </table:table-cell>
          <table:table-cell table:formula="of:=[.B18]*[.F37]" office:value-type="float" office:value="151.517057375877" calcext:value-type="float">
            <text:p>152</text:p>
          </table:table-cell>
          <table:table-cell table:formula="of:=[.B18]*(1-[.F37])" office:value-type="float" office:value="606.068229503507" calcext:value-type="float">
            <text:p>606</text:p>
          </table:table-cell>
          <table:table-cell table:formula="of:=[.B37]-[.G37]-[.H37]" office:value-type="float" office:value="34611.7034329651" calcext:value-type="float">
            <text:p>34,612</text:p>
          </table:table-cell>
          <table:table-cell table:number-columns-repeated="55"/>
        </table:table-row>
        <table:table-row table:style-name="ro1">
          <table:table-cell table:style-name="ce45" table:formula="of:=[.A37]+1" office:value-type="float" office:value="35" calcext:value-type="float">
            <text:p>35</text:p>
          </table:table-cell>
          <table:table-cell table:formula="of:=[.B37]+[.B37]*[.$C38]*(1-[.B37]/[.D37])" office:value-type="float" office:value="39444.5029926062" calcext:value-type="float">
            <text:p>39,445</text:p>
          </table:table-cell>
          <table:table-cell table:formula="of:=[.C37]-[.C37]*[.$C$2]" office:value-type="float" office:value="0.11528659989831" calcext:value-type="float">
            <text:p>0.1153</text:p>
          </table:table-cell>
          <table:table-cell table:formula="of:=[.$D$4]-[.B38]" office:value-type="float" office:value="60320555.4970074" calcext:value-type="float">
            <text:p>60,320,555</text:p>
          </table:table-cell>
          <table:table-cell table:formula="of:=[.E37]+[.$E$2]*[.E37]" office:value-type="float" office:value="0" calcext:value-type="float">
            <text:p>0.00000</text:p>
          </table:table-cell>
          <table:table-cell table:formula="of:=[.F37]+[.E37]*[.F37]" office:value-type="float" office:value="0.2" calcext:value-type="float">
            <text:p>0.20000</text:p>
          </table:table-cell>
          <table:table-cell table:formula="of:=[.B19]*[.F38]" office:value-type="float" office:value="208.115657376996" calcext:value-type="float">
            <text:p>208</text:p>
          </table:table-cell>
          <table:table-cell table:formula="of:=[.B19]*(1-[.F38])" office:value-type="float" office:value="832.462629507984" calcext:value-type="float">
            <text:p>832</text:p>
          </table:table-cell>
          <table:table-cell table:formula="of:=[.B38]-[.G38]-[.H38]" office:value-type="float" office:value="38403.9247057212" calcext:value-type="float">
            <text:p>38,404</text:p>
          </table:table-cell>
          <table:table-cell table:number-columns-repeated="16"/>
          <table:table-cell>
            <draw:frame draw:z-index="3" draw:style-name="gr3" draw:text-style-name="P1" svg:width="16.04cm" svg:height="8.997cm" svg:x="1.122cm" svg:y="0.081cm">
              <draw:object draw:notify-on-update-of-ranges="Generic.A4:Generic.A403 Generic.F4:Generic.F403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table-cell table:number-columns-repeated="38"/>
        </table:table-row>
        <table:table-row table:style-name="ro1">
          <table:table-cell table:style-name="ce45" table:formula="of:=[.A38]+1" office:value-type="float" office:value="36" calcext:value-type="float">
            <text:p>36</text:p>
          </table:table-cell>
          <table:table-cell table:formula="of:=[.B38]+[.B38]*[.$C39]*(1-[.B38]/[.D38])" office:value-type="float" office:value="43716.285059946" calcext:value-type="float">
            <text:p>43,716</text:p>
          </table:table-cell>
          <table:table-cell table:formula="of:=[.C38]-[.C38]*[.$C$2]" office:value-type="float" office:value="0.108369403904411" calcext:value-type="float">
            <text:p>0.1084</text:p>
          </table:table-cell>
          <table:table-cell table:formula="of:=[.$D$4]-[.B39]" office:value-type="float" office:value="60316283.7149401" calcext:value-type="float">
            <text:p>60,316,284</text:p>
          </table:table-cell>
          <table:table-cell table:formula="of:=[.E38]+[.$E$2]*[.E38]" office:value-type="float" office:value="0" calcext:value-type="float">
            <text:p>0.00000</text:p>
          </table:table-cell>
          <table:table-cell table:formula="of:=[.F38]+[.E38]*[.F38]" office:value-type="float" office:value="0.2" calcext:value-type="float">
            <text:p>0.20000</text:p>
          </table:table-cell>
          <table:table-cell table:formula="of:=[.B20]*[.F39]" office:value-type="float" office:value="281.191651809706" calcext:value-type="float">
            <text:p>281</text:p>
          </table:table-cell>
          <table:table-cell table:formula="of:=[.B20]*(1-[.F39])" office:value-type="float" office:value="1124.76660723883" calcext:value-type="float">
            <text:p>1,125</text:p>
          </table:table-cell>
          <table:table-cell table:formula="of:=[.B39]-[.G39]-[.H39]" office:value-type="float" office:value="42310.3268008975" calcext:value-type="float">
            <text:p>42,310</text:p>
          </table:table-cell>
          <table:table-cell table:number-columns-repeated="55"/>
        </table:table-row>
        <table:table-row table:style-name="ro1">
          <table:table-cell table:style-name="ce45" table:formula="of:=[.A39]+1" office:value-type="float" office:value="37" calcext:value-type="float">
            <text:p>37</text:p>
          </table:table-cell>
          <table:table-cell table:formula="of:=[.B39]+[.B39]*[.$C40]*(1-[.B39]/[.D39])" office:value-type="float" office:value="48166.3146974386" calcext:value-type="float">
            <text:p>48,166</text:p>
          </table:table-cell>
          <table:table-cell table:formula="of:=[.C39]-[.C39]*[.$C$2]" office:value-type="float" office:value="0.101867239670146" calcext:value-type="float">
            <text:p>0.1019</text:p>
          </table:table-cell>
          <table:table-cell table:formula="of:=[.$D$4]-[.B40]" office:value-type="float" office:value="60311833.6853026" calcext:value-type="float">
            <text:p>60,311,834</text:p>
          </table:table-cell>
          <table:table-cell table:formula="of:=[.E39]+[.$E$2]*[.E39]" office:value-type="float" office:value="0" calcext:value-type="float">
            <text:p>0.00000</text:p>
          </table:table-cell>
          <table:table-cell table:formula="of:=[.F39]+[.E39]*[.F39]" office:value-type="float" office:value="0.2" calcext:value-type="float">
            <text:p>0.20000</text:p>
          </table:table-cell>
          <table:table-cell table:formula="of:=[.B21]*[.F40]" office:value-type="float" office:value="374.002261644521" calcext:value-type="float">
            <text:p>374</text:p>
          </table:table-cell>
          <table:table-cell table:formula="of:=[.B21]*(1-[.F40])" office:value-type="float" office:value="1496.00904657809" calcext:value-type="float">
            <text:p>1,496</text:p>
          </table:table-cell>
          <table:table-cell table:formula="of:=[.B40]-[.G40]-[.H40]" office:value-type="float" office:value="46296.303389216" calcext:value-type="float">
            <text:p>46,296</text:p>
          </table:table-cell>
          <table:table-cell table:number-columns-repeated="55"/>
        </table:table-row>
        <table:table-row table:style-name="ro1">
          <table:table-cell table:style-name="ce45" table:formula="of:=[.A40]+1" office:value-type="float" office:value="38" calcext:value-type="float">
            <text:p>38</text:p>
          </table:table-cell>
          <table:table-cell table:formula="of:=[.B40]+[.B40]*[.$C41]*(1-[.B40]/[.D40])" office:value-type="float" office:value="52774.8066679011" calcext:value-type="float">
            <text:p>52,775</text:p>
          </table:table-cell>
          <table:table-cell table:formula="of:=[.C40]-[.C40]*[.$C$2]" office:value-type="float" office:value="0.0957552052899375" calcext:value-type="float">
            <text:p>0.0958</text:p>
          </table:table-cell>
          <table:table-cell table:formula="of:=[.$D$4]-[.B41]" office:value-type="float" office:value="60307225.1933321" calcext:value-type="float">
            <text:p>60,307,225</text:p>
          </table:table-cell>
          <table:table-cell table:formula="of:=[.E40]+[.$E$2]*[.E40]" office:value-type="float" office:value="0" calcext:value-type="float">
            <text:p>0.00000</text:p>
          </table:table-cell>
          <table:table-cell table:formula="of:=[.F40]+[.E40]*[.F40]" office:value-type="float" office:value="0.2" calcext:value-type="float">
            <text:p>0.20000</text:p>
          </table:table-cell>
          <table:table-cell table:formula="of:=[.B22]*[.F41]" office:value-type="float" office:value="490.038581436009" calcext:value-type="float">
            <text:p>490</text:p>
          </table:table-cell>
          <table:table-cell table:formula="of:=[.B22]*(1-[.F41])" office:value-type="float" office:value="1960.15432574403" calcext:value-type="float">
            <text:p>1,960</text:p>
          </table:table-cell>
          <table:table-cell table:formula="of:=[.B41]-[.G41]-[.H41]" office:value-type="float" office:value="50324.6137607211" calcext:value-type="float">
            <text:p>50,325</text:p>
          </table:table-cell>
          <table:table-cell table:number-columns-repeated="55"/>
        </table:table-row>
        <table:table-row table:style-name="ro1">
          <table:table-cell table:style-name="ce45" table:formula="of:=[.A41]+1" office:value-type="float" office:value="39" calcext:value-type="float">
            <text:p>39</text:p>
          </table:table-cell>
          <table:table-cell table:formula="of:=[.B41]+[.B41]*[.$C42]*(1-[.B41]/[.D41])" office:value-type="float" office:value="57520.9044234688" calcext:value-type="float">
            <text:p>57,521</text:p>
          </table:table-cell>
          <table:table-cell table:formula="of:=[.C41]-[.C41]*[.$C$2]" office:value-type="float" office:value="0.0900098929725412" calcext:value-type="float">
            <text:p>0.0900</text:p>
          </table:table-cell>
          <table:table-cell table:formula="of:=[.$D$4]-[.B42]" office:value-type="float" office:value="60302479.0955765" calcext:value-type="float">
            <text:p>60,302,479</text:p>
          </table:table-cell>
          <table:table-cell table:formula="of:=[.E41]+[.$E$2]*[.E41]" office:value-type="float" office:value="0" calcext:value-type="float">
            <text:p>0.00000</text:p>
          </table:table-cell>
          <table:table-cell table:formula="of:=[.F41]+[.E41]*[.F41]" office:value-type="float" office:value="0.2" calcext:value-type="float">
            <text:p>0.20000</text:p>
          </table:table-cell>
          <table:table-cell table:formula="of:=[.B23]*[.F42]" office:value-type="float" office:value="632.952218047513" calcext:value-type="float">
            <text:p>633</text:p>
          </table:table-cell>
          <table:table-cell table:formula="of:=[.B23]*(1-[.F42])" office:value-type="float" office:value="2531.80887219005" calcext:value-type="float">
            <text:p>2,532</text:p>
          </table:table-cell>
          <table:table-cell table:formula="of:=[.B42]-[.G42]-[.H42]" office:value-type="float" office:value="54356.1433332312" calcext:value-type="float">
            <text:p>54,356</text:p>
          </table:table-cell>
          <table:table-cell table:number-columns-repeated="55"/>
        </table:table-row>
        <table:table-row table:style-name="ro1">
          <table:table-cell table:style-name="ce45" table:formula="of:=[.A42]+1" office:value-type="float" office:value="40" calcext:value-type="float">
            <text:p>40</text:p>
          </table:table-cell>
          <table:table-cell table:formula="of:=[.B42]+[.B42]*[.$C43]*(1-[.B42]/[.D42])" office:value-type="float" office:value="62383.0655350554" calcext:value-type="float">
            <text:p>62,383</text:p>
          </table:table-cell>
          <table:table-cell table:formula="of:=[.C42]-[.C42]*[.$C$2]" office:value-type="float" office:value="0.0846092993941888" calcext:value-type="float">
            <text:p>0.0846</text:p>
          </table:table-cell>
          <table:table-cell table:formula="of:=[.$D$4]-[.B43]" office:value-type="float" office:value="60297616.9344649" calcext:value-type="float">
            <text:p>60,297,617</text:p>
          </table:table-cell>
          <table:table-cell table:formula="of:=[.E42]+[.$E$2]*[.E42]" office:value-type="float" office:value="0" calcext:value-type="float">
            <text:p>0.00000</text:p>
          </table:table-cell>
          <table:table-cell table:formula="of:=[.F42]+[.E42]*[.F42]" office:value-type="float" office:value="0.2" calcext:value-type="float">
            <text:p>0.20000</text:p>
          </table:table-cell>
          <table:table-cell table:formula="of:=[.B24]*[.F43]" office:value-type="float" office:value="806.467221863641" calcext:value-type="float">
            <text:p>806</text:p>
          </table:table-cell>
          <table:table-cell table:formula="of:=[.B24]*(1-[.F43])" office:value-type="float" office:value="3225.86888745456" calcext:value-type="float">
            <text:p>3,226</text:p>
          </table:table-cell>
          <table:table-cell table:formula="of:=[.B43]-[.G43]-[.H43]" office:value-type="float" office:value="58350.7294257372" calcext:value-type="float">
            <text:p>58,351</text:p>
          </table:table-cell>
          <table:table-cell table:number-columns-repeated="55"/>
        </table:table-row>
        <table:table-row table:style-name="ro1">
          <table:table-cell table:style-name="ce45" table:formula="of:=[.A43]+1" office:value-type="float" office:value="41" calcext:value-type="float">
            <text:p>41</text:p>
          </table:table-cell>
          <table:table-cell table:formula="of:=[.B43]+[.B43]*[.$C44]*(1-[.B43]/[.D43])" office:value-type="float" office:value="67339.4286617633" calcext:value-type="float">
            <text:p>67,339</text:p>
          </table:table-cell>
          <table:table-cell table:formula="of:=[.C43]-[.C43]*[.$C$2]" office:value-type="float" office:value="0.0795327414305375" calcext:value-type="float">
            <text:p>0.0795</text:p>
          </table:table-cell>
          <table:table-cell table:formula="of:=[.$D$4]-[.B44]" office:value-type="float" office:value="60292660.5713382" calcext:value-type="float">
            <text:p>60,292,661</text:p>
          </table:table-cell>
          <table:table-cell table:formula="of:=[.E43]+[.$E$2]*[.E43]" office:value-type="float" office:value="0" calcext:value-type="float">
            <text:p>0.00000</text:p>
          </table:table-cell>
          <table:table-cell table:formula="of:=[.F43]+[.E43]*[.F43]" office:value-type="float" office:value="0.2" calcext:value-type="float">
            <text:p>0.20000</text:p>
          </table:table-cell>
          <table:table-cell table:formula="of:=[.B25]*[.F44]" office:value-type="float" office:value="1014.28104821083" calcext:value-type="float">
            <text:p>1,014</text:p>
          </table:table-cell>
          <table:table-cell table:formula="of:=[.B25]*(1-[.F44])" office:value-type="float" office:value="4057.12419284332" calcext:value-type="float">
            <text:p>4,057</text:p>
          </table:table-cell>
          <table:table-cell table:formula="of:=[.B44]-[.G44]-[.H44]" office:value-type="float" office:value="62268.0234207091" calcext:value-type="float">
            <text:p>62,268</text:p>
          </table:table-cell>
          <table:table-cell table:number-columns-repeated="55"/>
        </table:table-row>
        <table:table-row table:style-name="ro1">
          <table:table-cell table:style-name="ce45" table:formula="of:=[.A44]+1" office:value-type="float" office:value="42" calcext:value-type="float">
            <text:p>42</text:p>
          </table:table-cell>
          <table:table-cell table:formula="of:=[.B44]+[.B44]*[.$C45]*(1-[.B44]/[.D44])" office:value-type="float" office:value="72368.1539248076" calcext:value-type="float">
            <text:p>72,368</text:p>
          </table:table-cell>
          <table:table-cell table:formula="of:=[.C44]-[.C44]*[.$C$2]" office:value-type="float" office:value="0.0747607769447052" calcext:value-type="float">
            <text:p>0.0748</text:p>
          </table:table-cell>
          <table:table-cell table:formula="of:=[.$D$4]-[.B45]" office:value-type="float" office:value="60287631.8460752" calcext:value-type="float">
            <text:p>60,287,632</text:p>
          </table:table-cell>
          <table:table-cell table:formula="of:=[.E44]+[.$E$2]*[.E44]" office:value-type="float" office:value="0" calcext:value-type="float">
            <text:p>0.00000</text:p>
          </table:table-cell>
          <table:table-cell table:formula="of:=[.F44]+[.E44]*[.F44]" office:value-type="float" office:value="0.2" calcext:value-type="float">
            <text:p>0.20000</text:p>
          </table:table-cell>
          <table:table-cell table:formula="of:=[.B26]*[.F45]" office:value-type="float" office:value="1259.9591255989" calcext:value-type="float">
            <text:p>1,260</text:p>
          </table:table-cell>
          <table:table-cell table:formula="of:=[.B26]*(1-[.F45])" office:value-type="float" office:value="5039.83650239562" calcext:value-type="float">
            <text:p>5,040</text:p>
          </table:table-cell>
          <table:table-cell table:formula="of:=[.B45]-[.G45]-[.H45]" office:value-type="float" office:value="66068.3582968131" calcext:value-type="float">
            <text:p>66,068</text:p>
          </table:table-cell>
          <table:table-cell table:number-columns-repeated="55"/>
        </table:table-row>
        <table:table-row table:style-name="ro1">
          <table:table-cell table:style-name="ce45" table:formula="of:=[.A45]+1" office:value-type="float" office:value="43" calcext:value-type="float">
            <text:p>43</text:p>
          </table:table-cell>
          <table:table-cell table:formula="of:=[.B45]+[.B45]*[.$C46]*(1-[.B45]/[.D45])" office:value-type="float" office:value="77447.7306158853" calcext:value-type="float">
            <text:p>77,448</text:p>
          </table:table-cell>
          <table:table-cell table:formula="of:=[.C45]-[.C45]*[.$C$2]" office:value-type="float" office:value="0.0702751303280229" calcext:value-type="float">
            <text:p>0.0703</text:p>
          </table:table-cell>
          <table:table-cell table:formula="of:=[.$D$4]-[.B46]" office:value-type="float" office:value="60282552.2693841" calcext:value-type="float">
            <text:p>60,282,552</text:p>
          </table:table-cell>
          <table:table-cell table:formula="of:=[.E45]+[.$E$2]*[.E45]" office:value-type="float" office:value="0" calcext:value-type="float">
            <text:p>0.00000</text:p>
          </table:table-cell>
          <table:table-cell table:formula="of:=[.F45]+[.E45]*[.F45]" office:value-type="float" office:value="0.2" calcext:value-type="float">
            <text:p>0.20000</text:p>
          </table:table-cell>
          <table:table-cell table:formula="of:=[.B27]*[.F46]" office:value-type="float" office:value="1546.82808834514" calcext:value-type="float">
            <text:p>1,547</text:p>
          </table:table-cell>
          <table:table-cell table:formula="of:=[.B27]*(1-[.F46])" office:value-type="float" office:value="6187.31235338057" calcext:value-type="float">
            <text:p>6,187</text:p>
          </table:table-cell>
          <table:table-cell table:formula="of:=[.B46]-[.G46]-[.H46]" office:value-type="float" office:value="69713.5901741596" calcext:value-type="float">
            <text:p>69,714</text:p>
          </table:table-cell>
          <table:table-cell table:number-columns-repeated="55"/>
        </table:table-row>
        <table:table-row table:style-name="ro1">
          <table:table-cell table:style-name="ce45" table:formula="of:=[.A46]+1" office:value-type="float" office:value="44" calcext:value-type="float">
            <text:p>44</text:p>
          </table:table-cell>
          <table:table-cell table:formula="of:=[.B46]+[.B46]*[.$C47]*(1-[.B46]/[.D46])" office:value-type="float" office:value="82557.2481432537" calcext:value-type="float">
            <text:p>82,557</text:p>
          </table:table-cell>
          <table:table-cell table:formula="of:=[.C46]-[.C46]*[.$C$2]" office:value-type="float" office:value="0.0660586225083415" calcext:value-type="float">
            <text:p>0.0661</text:p>
          </table:table-cell>
          <table:table-cell table:formula="of:=[.$D$4]-[.B47]" office:value-type="float" office:value="60277442.7518567" calcext:value-type="float">
            <text:p>60,277,443</text:p>
          </table:table-cell>
          <table:table-cell table:formula="of:=[.E46]+[.$E$2]*[.E46]" office:value-type="float" office:value="0" calcext:value-type="float">
            <text:p>0.00000</text:p>
          </table:table-cell>
          <table:table-cell table:formula="of:=[.F46]+[.E46]*[.F46]" office:value-type="float" office:value="0.2" calcext:value-type="float">
            <text:p>0.20000</text:p>
          </table:table-cell>
          <table:table-cell table:formula="of:=[.B28]*[.F47]" office:value-type="float" office:value="1877.87282413113" calcext:value-type="float">
            <text:p>1,878</text:p>
          </table:table-cell>
          <table:table-cell table:formula="of:=[.B28]*(1-[.F47])" office:value-type="float" office:value="7511.49129652452" calcext:value-type="float">
            <text:p>7,511</text:p>
          </table:table-cell>
          <table:table-cell table:formula="of:=[.B47]-[.G47]-[.H47]" office:value-type="float" office:value="73167.8840225981" calcext:value-type="float">
            <text:p>73,168</text:p>
          </table:table-cell>
          <table:table-cell table:number-columns-repeated="55"/>
        </table:table-row>
        <table:table-row table:style-name="ro1">
          <table:table-cell table:style-name="ce45" table:formula="of:=[.A47]+1" office:value-type="float" office:value="45" calcext:value-type="float">
            <text:p>45</text:p>
          </table:table-cell>
          <table:table-cell table:formula="of:=[.B47]+[.B47]*[.$C48]*(1-[.B47]/[.D47])" office:value-type="float" office:value="87676.6279220588" calcext:value-type="float">
            <text:p>87,677</text:p>
          </table:table-cell>
          <table:table-cell table:formula="of:=[.C47]-[.C47]*[.$C$2]" office:value-type="float" office:value="0.062095105157841" calcext:value-type="float">
            <text:p>0.0621</text:p>
          </table:table-cell>
          <table:table-cell table:formula="of:=[.$D$4]-[.B48]" office:value-type="float" office:value="60272323.3720779" calcext:value-type="float">
            <text:p>60,272,323</text:p>
          </table:table-cell>
          <table:table-cell table:formula="of:=[.E47]+[.$E$2]*[.E47]" office:value-type="float" office:value="0" calcext:value-type="float">
            <text:p>0.00000</text:p>
          </table:table-cell>
          <table:table-cell table:formula="of:=[.F47]+[.E47]*[.F47]" office:value-type="float" office:value="0.2" calcext:value-type="float">
            <text:p>0.20000</text:p>
          </table:table-cell>
          <table:table-cell table:formula="of:=[.B29]*[.F48]" office:value-type="float" office:value="2255.64220347928" calcext:value-type="float">
            <text:p>2,256</text:p>
          </table:table-cell>
          <table:table-cell table:formula="of:=[.B29]*(1-[.F48])" office:value-type="float" office:value="9022.5688139171" calcext:value-type="float">
            <text:p>9,023</text:p>
          </table:table-cell>
          <table:table-cell table:formula="of:=[.B48]-[.G48]-[.H48]" office:value-type="float" office:value="76398.4169046624" calcext:value-type="float">
            <text:p>76,398</text:p>
          </table:table-cell>
          <table:table-cell table:number-columns-repeated="55"/>
        </table:table-row>
        <table:table-row table:style-name="ro1">
          <table:table-cell table:style-name="ce45" table:formula="of:=[.A48]+1" office:value-type="float" office:value="46" calcext:value-type="float">
            <text:p>46</text:p>
          </table:table-cell>
          <table:table-cell table:formula="of:=[.B48]+[.B48]*[.$C49]*(1-[.B48]/[.D48])" office:value-type="float" office:value="92786.8154966931" calcext:value-type="float">
            <text:p>92,787</text:p>
          </table:table-cell>
          <table:table-cell table:formula="of:=[.C48]-[.C48]*[.$C$2]" office:value-type="float" office:value="0.0583693988483706" calcext:value-type="float">
            <text:p>0.0584</text:p>
          </table:table-cell>
          <table:table-cell table:formula="of:=[.$D$4]-[.B49]" office:value-type="float" office:value="60267213.1845033" calcext:value-type="float">
            <text:p>60,267,213</text:p>
          </table:table-cell>
          <table:table-cell table:formula="of:=[.E48]+[.$E$2]*[.E48]" office:value-type="float" office:value="0" calcext:value-type="float">
            <text:p>0.00000</text:p>
          </table:table-cell>
          <table:table-cell table:formula="of:=[.F48]+[.E48]*[.F48]" office:value-type="float" office:value="0.2" calcext:value-type="float">
            <text:p>0.20000</text:p>
          </table:table-cell>
          <table:table-cell table:formula="of:=[.B30]*[.F49]" office:value-type="float" office:value="2682.167745507" calcext:value-type="float">
            <text:p>2,682</text:p>
          </table:table-cell>
          <table:table-cell table:formula="of:=[.B30]*(1-[.F49])" office:value-type="float" office:value="10728.670982028" calcext:value-type="float">
            <text:p>10,729</text:p>
          </table:table-cell>
          <table:table-cell table:formula="of:=[.B49]-[.G49]-[.H49]" office:value-type="float" office:value="79375.9767691581" calcext:value-type="float">
            <text:p>79,376</text:p>
          </table:table-cell>
          <table:table-cell table:number-columns-repeated="55"/>
        </table:table-row>
        <table:table-row table:style-name="ro1">
          <table:table-cell table:style-name="ce45" table:formula="of:=[.A49]+1" office:value-type="float" office:value="47" calcext:value-type="float">
            <text:p>47</text:p>
          </table:table-cell>
          <table:table-cell table:formula="of:=[.B49]+[.B49]*[.$C50]*(1-[.B49]/[.D49])" office:value-type="float" office:value="97869.9335134262" calcext:value-type="float">
            <text:p>97,870</text:p>
          </table:table-cell>
          <table:table-cell table:formula="of:=[.C49]-[.C49]*[.$C$2]" office:value-type="float" office:value="0.0548672349174683" calcext:value-type="float">
            <text:p>0.0549</text:p>
          </table:table-cell>
          <table:table-cell table:formula="of:=[.$D$4]-[.B50]" office:value-type="float" office:value="60262130.0664866" calcext:value-type="float">
            <text:p>60,262,130</text:p>
          </table:table-cell>
          <table:table-cell table:formula="of:=[.E49]+[.$E$2]*[.E49]" office:value-type="float" office:value="0" calcext:value-type="float">
            <text:p>0.00000</text:p>
          </table:table-cell>
          <table:table-cell table:formula="of:=[.F49]+[.E49]*[.F49]" office:value-type="float" office:value="0.2" calcext:value-type="float">
            <text:p>0.20000</text:p>
          </table:table-cell>
          <table:table-cell table:formula="of:=[.B31]*[.F50]" office:value-type="float" office:value="3158.89860699825" calcext:value-type="float">
            <text:p>3,159</text:p>
          </table:table-cell>
          <table:table-cell table:formula="of:=[.B31]*(1-[.F50])" office:value-type="float" office:value="12635.594427993" calcext:value-type="float">
            <text:p>12,636</text:p>
          </table:table-cell>
          <table:table-cell table:formula="of:=[.B50]-[.G50]-[.H50]" office:value-type="float" office:value="82075.440478435" calcext:value-type="float">
            <text:p>82,075</text:p>
          </table:table-cell>
          <table:table-cell table:number-columns-repeated="55"/>
        </table:table-row>
        <table:table-row table:style-name="ro1">
          <table:table-cell table:style-name="ce45" table:formula="of:=[.A50]+1" office:value-type="float" office:value="48" calcext:value-type="float">
            <text:p>48</text:p>
          </table:table-cell>
          <table:table-cell table:formula="of:=[.B50]+[.B50]*[.$C51]*(1-[.B50]/[.D50])" office:value-type="float" office:value="102909.397231951" calcext:value-type="float">
            <text:p>102,909</text:p>
          </table:table-cell>
          <table:table-cell table:formula="of:=[.C50]-[.C50]*[.$C$2]" office:value-type="float" office:value="0.0515752008224202" calcext:value-type="float">
            <text:p>0.0516</text:p>
          </table:table-cell>
          <table:table-cell table:formula="of:=[.$D$4]-[.B51]" office:value-type="float" office:value="60257090.6027681" calcext:value-type="float">
            <text:p>60,257,091</text:p>
          </table:table-cell>
          <table:table-cell table:formula="of:=[.E50]+[.$E$2]*[.E50]" office:value-type="float" office:value="0" calcext:value-type="float">
            <text:p>0.00000</text:p>
          </table:table-cell>
          <table:table-cell table:formula="of:=[.F50]+[.E50]*[.F50]" office:value-type="float" office:value="0.2" calcext:value-type="float">
            <text:p>0.20000</text:p>
          </table:table-cell>
          <table:table-cell table:formula="of:=[.B32]*[.F51]" office:value-type="float" office:value="3686.65524990444" calcext:value-type="float">
            <text:p>3,687</text:p>
          </table:table-cell>
          <table:table-cell table:formula="of:=[.B32]*(1-[.F51])" office:value-type="float" office:value="14746.6209996178" calcext:value-type="float">
            <text:p>14,747</text:p>
          </table:table-cell>
          <table:table-cell table:formula="of:=[.B51]-[.G51]-[.H51]" office:value-type="float" office:value="84476.1209824287" calcext:value-type="float">
            <text:p>84,476</text:p>
          </table:table-cell>
          <table:table-cell table:number-columns-repeated="55"/>
        </table:table-row>
        <table:table-row table:style-name="ro1">
          <table:table-cell table:style-name="ce45" table:formula="of:=[.A51]+1" office:value-type="float" office:value="49" calcext:value-type="float">
            <text:p>49</text:p>
          </table:table-cell>
          <table:table-cell table:formula="of:=[.B51]+[.B51]*[.$C52]*(1-[.B51]/[.D51])" office:value-type="float" office:value="107889.995080902" calcext:value-type="float">
            <text:p>107,890</text:p>
          </table:table-cell>
          <table:table-cell table:formula="of:=[.C51]-[.C51]*[.$C$2]" office:value-type="float" office:value="0.048480688773075" calcext:value-type="float">
            <text:p>0.0485</text:p>
          </table:table-cell>
          <table:table-cell table:formula="of:=[.$D$4]-[.B52]" office:value-type="float" office:value="60252110.0049191" calcext:value-type="float">
            <text:p>60,252,110</text:p>
          </table:table-cell>
          <table:table-cell table:formula="of:=[.E51]+[.$E$2]*[.E51]" office:value-type="float" office:value="0" calcext:value-type="float">
            <text:p>0.00000</text:p>
          </table:table-cell>
          <table:table-cell table:formula="of:=[.F51]+[.E51]*[.F51]" office:value-type="float" office:value="0.2" calcext:value-type="float">
            <text:p>0.20000</text:p>
          </table:table-cell>
          <table:table-cell table:formula="of:=[.B33]*[.F52]" office:value-type="float" office:value="4265.60304026722" calcext:value-type="float">
            <text:p>4,266</text:p>
          </table:table-cell>
          <table:table-cell table:formula="of:=[.B33]*(1-[.F52])" office:value-type="float" office:value="17062.4121610689" calcext:value-type="float">
            <text:p>17,062</text:p>
          </table:table-cell>
          <table:table-cell table:formula="of:=[.B52]-[.G52]-[.H52]" office:value-type="float" office:value="86561.9798795658" calcext:value-type="float">
            <text:p>86,562</text:p>
          </table:table-cell>
          <table:table-cell table:number-columns-repeated="55"/>
        </table:table-row>
        <table:table-row table:style-name="ro1">
          <table:table-cell table:style-name="ce45" table:formula="of:=[.A52]+1" office:value-type="float" office:value="50" calcext:value-type="float">
            <text:p>50</text:p>
          </table:table-cell>
          <table:table-cell table:formula="of:=[.B52]+[.B52]*[.$C53]*(1-[.B52]/[.D52])" office:value-type="float" office:value="112797.937342188" calcext:value-type="float">
            <text:p>112,798</text:p>
          </table:table-cell>
          <table:table-cell table:formula="of:=[.C52]-[.C52]*[.$C$2]" office:value-type="float" office:value="0.0455718474466905" calcext:value-type="float">
            <text:p>0.0456</text:p>
          </table:table-cell>
          <table:table-cell table:formula="of:=[.$D$4]-[.B53]" office:value-type="float" office:value="60247202.0626578" calcext:value-type="float">
            <text:p>60,247,202</text:p>
          </table:table-cell>
          <table:table-cell table:formula="of:=[.E52]+[.$E$2]*[.E52]" office:value-type="float" office:value="0" calcext:value-type="float">
            <text:p>0.00000</text:p>
          </table:table-cell>
          <table:table-cell table:formula="of:=[.F52]+[.E52]*[.F52]" office:value-type="float" office:value="0.2" calcext:value-type="float">
            <text:p>0.20000</text:p>
          </table:table-cell>
          <table:table-cell table:formula="of:=[.B34]*[.F53]" office:value-type="float" office:value="4895.2459479416" calcext:value-type="float">
            <text:p>4,895</text:p>
          </table:table-cell>
          <table:table-cell table:formula="of:=[.B34]*(1-[.F53])" office:value-type="float" office:value="19580.9837917664" calcext:value-type="float">
            <text:p>19,581</text:p>
          </table:table-cell>
          <table:table-cell table:formula="of:=[.B53]-[.G53]-[.H53]" office:value-type="float" office:value="88321.7076024798" calcext:value-type="float">
            <text:p>88,322</text:p>
          </table:table-cell>
          <table:table-cell table:number-columns-repeated="55"/>
        </table:table-row>
        <table:table-row table:style-name="ro1">
          <table:table-cell table:style-name="ce45" table:formula="of:=[.A53]+1" office:value-type="float" office:value="51" calcext:value-type="float">
            <text:p>51</text:p>
          </table:table-cell>
          <table:table-cell table:formula="of:=[.B53]+[.B53]*[.$C54]*(1-[.B53]/[.D53])" office:value-type="float" office:value="117620.876417034" calcext:value-type="float">
            <text:p>117,621</text:p>
          </table:table-cell>
          <table:table-cell table:formula="of:=[.C53]-[.C53]*[.$C$2]" office:value-type="float" office:value="0.0428375365998891" calcext:value-type="float">
            <text:p>0.0428</text:p>
          </table:table-cell>
          <table:table-cell table:formula="of:=[.$D$4]-[.B54]" office:value-type="float" office:value="60242379.123583" calcext:value-type="float">
            <text:p>60,242,379</text:p>
          </table:table-cell>
          <table:table-cell table:formula="of:=[.E53]+[.$E$2]*[.E53]" office:value-type="float" office:value="0" calcext:value-type="float">
            <text:p>0.00000</text:p>
          </table:table-cell>
          <table:table-cell table:formula="of:=[.F53]+[.E53]*[.F53]" office:value-type="float" office:value="0.2" calcext:value-type="float">
            <text:p>0.20000</text:p>
          </table:table-cell>
          <table:table-cell table:formula="of:=[.B35]*[.F54]" office:value-type="float" office:value="5574.43952663866" calcext:value-type="float">
            <text:p>5,574</text:p>
          </table:table-cell>
          <table:table-cell table:formula="of:=[.B35]*(1-[.F54])" office:value-type="float" office:value="22297.7581065546" calcext:value-type="float">
            <text:p>22,298</text:p>
          </table:table-cell>
          <table:table-cell table:formula="of:=[.B54]-[.G54]-[.H54]" office:value-type="float" office:value="89748.6787838405" calcext:value-type="float">
            <text:p>89,749</text:p>
          </table:table-cell>
          <table:table-cell table:number-columns-repeated="55"/>
        </table:table-row>
        <table:table-row table:style-name="ro1">
          <table:table-cell table:style-name="ce45" table:formula="of:=[.A54]+1" office:value-type="float" office:value="52" calcext:value-type="float">
            <text:p>52</text:p>
          </table:table-cell>
          <table:table-cell table:formula="of:=[.B54]+[.B54]*[.$C55]*(1-[.B54]/[.D54])" office:value-type="float" office:value="122347.902312207" calcext:value-type="float">
            <text:p>122,348</text:p>
          </table:table-cell>
          <table:table-cell table:formula="of:=[.C54]-[.C54]*[.$C$2]" office:value-type="float" office:value="0.0402672844038957" calcext:value-type="float">
            <text:p>0.0403</text:p>
          </table:table-cell>
          <table:table-cell table:formula="of:=[.$D$4]-[.B55]" office:value-type="float" office:value="60237652.0976878" calcext:value-type="float">
            <text:p>60,237,652</text:p>
          </table:table-cell>
          <table:table-cell table:formula="of:=[.E54]+[.$E$2]*[.E54]" office:value-type="float" office:value="0" calcext:value-type="float">
            <text:p>0.00000</text:p>
          </table:table-cell>
          <table:table-cell table:formula="of:=[.F54]+[.E54]*[.F54]" office:value-type="float" office:value="0.2" calcext:value-type="float">
            <text:p>0.20000</text:p>
          </table:table-cell>
          <table:table-cell table:formula="of:=[.B36]*[.F55]" office:value-type="float" office:value="6301.42151458816" calcext:value-type="float">
            <text:p>6,301</text:p>
          </table:table-cell>
          <table:table-cell table:formula="of:=[.B36]*(1-[.F55])" office:value-type="float" office:value="25205.6860583526" calcext:value-type="float">
            <text:p>25,206</text:p>
          </table:table-cell>
          <table:table-cell table:formula="of:=[.B55]-[.G55]-[.H55]" office:value-type="float" office:value="90840.7947392665" calcext:value-type="float">
            <text:p>90,841</text:p>
          </table:table-cell>
          <table:table-cell table:number-columns-repeated="55"/>
        </table:table-row>
        <table:table-row table:style-name="ro1">
          <table:table-cell table:style-name="ce45" table:formula="of:=[.A55]+1" office:value-type="float" office:value="53" calcext:value-type="float">
            <text:p>53</text:p>
          </table:table-cell>
          <table:table-cell table:formula="of:=[.B55]+[.B55]*[.$C56]*(1-[.B55]/[.D55])" office:value-type="float" office:value="126969.517018902" calcext:value-type="float">
            <text:p>126,970</text:p>
          </table:table-cell>
          <table:table-cell table:formula="of:=[.C55]-[.C55]*[.$C$2]" office:value-type="float" office:value="0.037851247339662" calcext:value-type="float">
            <text:p>0.0379</text:p>
          </table:table-cell>
          <table:table-cell table:formula="of:=[.$D$4]-[.B56]" office:value-type="float" office:value="60233030.4829811" calcext:value-type="float">
            <text:p>60,233,030</text:p>
          </table:table-cell>
          <table:table-cell table:formula="of:=[.E55]+[.$E$2]*[.E55]" office:value-type="float" office:value="0" calcext:value-type="float">
            <text:p>0.00000</text:p>
          </table:table-cell>
          <table:table-cell table:formula="of:=[.F55]+[.E55]*[.F55]" office:value-type="float" office:value="0.2" calcext:value-type="float">
            <text:p>0.20000</text:p>
          </table:table-cell>
          <table:table-cell table:formula="of:=[.B37]*[.F56]" office:value-type="float" office:value="7073.8577439689" calcext:value-type="float">
            <text:p>7,074</text:p>
          </table:table-cell>
          <table:table-cell table:formula="of:=[.B37]*(1-[.F56])" office:value-type="float" office:value="28295.4309758756" calcext:value-type="float">
            <text:p>28,295</text:p>
          </table:table-cell>
          <table:table-cell table:formula="of:=[.B56]-[.G56]-[.H56]" office:value-type="float" office:value="91600.2282990577" calcext:value-type="float">
            <text:p>91,600</text:p>
          </table:table-cell>
          <table:table-cell table:number-columns-repeated="55"/>
        </table:table-row>
        <table:table-row table:style-name="ro1">
          <table:table-cell table:style-name="ce45" table:formula="of:=[.A56]+1" office:value-type="float" office:value="54" calcext:value-type="float">
            <text:p>54</text:p>
          </table:table-cell>
          <table:table-cell table:formula="of:=[.B56]+[.B56]*[.$C57]*(1-[.B56]/[.D56])" office:value-type="float" office:value="131477.591369786" calcext:value-type="float">
            <text:p>131,478</text:p>
          </table:table-cell>
          <table:table-cell table:formula="of:=[.C56]-[.C56]*[.$C$2]" office:value-type="float" office:value="0.0355801724992823" calcext:value-type="float">
            <text:p>0.0356</text:p>
          </table:table-cell>
          <table:table-cell table:formula="of:=[.$D$4]-[.B57]" office:value-type="float" office:value="60228522.4086302" calcext:value-type="float">
            <text:p>60,228,522</text:p>
          </table:table-cell>
          <table:table-cell table:formula="of:=[.E56]+[.$E$2]*[.E56]" office:value-type="float" office:value="0" calcext:value-type="float">
            <text:p>0.00000</text:p>
          </table:table-cell>
          <table:table-cell table:formula="of:=[.F56]+[.E56]*[.F56]" office:value-type="float" office:value="0.2" calcext:value-type="float">
            <text:p>0.20000</text:p>
          </table:table-cell>
          <table:table-cell table:formula="of:=[.B38]*[.F57]" office:value-type="float" office:value="7888.90059852124" calcext:value-type="float">
            <text:p>7,889</text:p>
          </table:table-cell>
          <table:table-cell table:formula="of:=[.B38]*(1-[.F57])" office:value-type="float" office:value="31555.602394085" calcext:value-type="float">
            <text:p>31,556</text:p>
          </table:table-cell>
          <table:table-cell table:formula="of:=[.B57]-[.G57]-[.H57]" office:value-type="float" office:value="92033.0883771798" calcext:value-type="float">
            <text:p>92,033</text:p>
          </table:table-cell>
          <table:table-cell>
            <draw:frame draw:z-index="1" draw:style-name="gr3" draw:text-style-name="P1" svg:width="16.046cm" svg:height="8.997cm" svg:x="1.654cm" svg:y="0.24cm">
              <draw:object draw:notify-on-update-of-ranges="Generic.A4:Generic.A103 Generic.G4:Generic.G103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number-columns-repeated="54"/>
        </table:table-row>
        <table:table-row table:style-name="ro1">
          <table:table-cell table:style-name="ce45" table:formula="of:=[.A57]+1" office:value-type="float" office:value="55" calcext:value-type="float">
            <text:p>55</text:p>
          </table:table-cell>
          <table:table-cell table:formula="of:=[.B57]+[.B57]*[.$C58]*(1-[.B57]/[.D57])" office:value-type="float" office:value="135865.307780534" calcext:value-type="float">
            <text:p>135,865</text:p>
          </table:table-cell>
          <table:table-cell table:formula="of:=[.C57]-[.C57]*[.$C$2]" office:value-type="float" office:value="0.0334453621493253" calcext:value-type="float">
            <text:p>0.0334</text:p>
          </table:table-cell>
          <table:table-cell table:formula="of:=[.$D$4]-[.B58]" office:value-type="float" office:value="60224134.6922195" calcext:value-type="float">
            <text:p>60,224,135</text:p>
          </table:table-cell>
          <table:table-cell table:formula="of:=[.E57]+[.$E$2]*[.E57]" office:value-type="float" office:value="0" calcext:value-type="float">
            <text:p>0.00000</text:p>
          </table:table-cell>
          <table:table-cell table:formula="of:=[.F57]+[.E57]*[.F57]" office:value-type="float" office:value="0.2" calcext:value-type="float">
            <text:p>0.20000</text:p>
          </table:table-cell>
          <table:table-cell table:formula="of:=[.B39]*[.F58]" office:value-type="float" office:value="8743.2570119892" calcext:value-type="float">
            <text:p>8,743</text:p>
          </table:table-cell>
          <table:table-cell table:formula="of:=[.B39]*(1-[.F58])" office:value-type="float" office:value="34973.0280479568" calcext:value-type="float">
            <text:p>34,973</text:p>
          </table:table-cell>
          <table:table-cell table:formula="of:=[.B58]-[.G58]-[.H58]" office:value-type="float" office:value="92149.0227205882" calcext:value-type="float">
            <text:p>92,149</text:p>
          </table:table-cell>
          <table:table-cell table:number-columns-repeated="55"/>
        </table:table-row>
        <table:table-row table:style-name="ro1">
          <table:table-cell table:style-name="ce45" table:formula="of:=[.A58]+1" office:value-type="float" office:value="56" calcext:value-type="float">
            <text:p>56</text:p>
          </table:table-cell>
          <table:table-cell table:formula="of:=[.B58]+[.B58]*[.$C59]*(1-[.B58]/[.D58])" office:value-type="float" office:value="140127.092036793" calcext:value-type="float">
            <text:p>140,127</text:p>
          </table:table-cell>
          <table:table-cell table:formula="of:=[.C58]-[.C58]*[.$C$2]" office:value-type="float" office:value="0.0314386404203658" calcext:value-type="float">
            <text:p>0.0314</text:p>
          </table:table-cell>
          <table:table-cell table:formula="of:=[.$D$4]-[.B59]" office:value-type="float" office:value="60219872.9079632" calcext:value-type="float">
            <text:p>60,219,873</text:p>
          </table:table-cell>
          <table:table-cell table:formula="of:=[.E58]+[.$E$2]*[.E58]" office:value-type="float" office:value="0" calcext:value-type="float">
            <text:p>0.00000</text:p>
          </table:table-cell>
          <table:table-cell table:formula="of:=[.F58]+[.E58]*[.F58]" office:value-type="float" office:value="0.2" calcext:value-type="float">
            <text:p>0.20000</text:p>
          </table:table-cell>
          <table:table-cell table:formula="of:=[.B40]*[.F59]" office:value-type="float" office:value="9633.26293948773" calcext:value-type="float">
            <text:p>9,633</text:p>
          </table:table-cell>
          <table:table-cell table:formula="of:=[.B40]*(1-[.F59])" office:value-type="float" office:value="38533.0517579509" calcext:value-type="float">
            <text:p>38,533</text:p>
          </table:table-cell>
          <table:table-cell table:formula="of:=[.B59]-[.G59]-[.H59]" office:value-type="float" office:value="91960.7773393544" calcext:value-type="float">
            <text:p>91,961</text:p>
          </table:table-cell>
          <table:table-cell table:number-columns-repeated="55"/>
        </table:table-row>
        <table:table-row table:style-name="ro1">
          <table:table-cell table:style-name="ce45" table:formula="of:=[.A59]+1" office:value-type="float" office:value="57" calcext:value-type="float">
            <text:p>57</text:p>
          </table:table-cell>
          <table:table-cell table:formula="of:=[.B59]+[.B59]*[.$C60]*(1-[.B59]/[.D59])" office:value-type="float" office:value="144258.536998589" calcext:value-type="float">
            <text:p>144,259</text:p>
          </table:table-cell>
          <table:table-cell table:formula="of:=[.C59]-[.C59]*[.$C$2]" office:value-type="float" office:value="0.0295523219951439" calcext:value-type="float">
            <text:p>0.0296</text:p>
          </table:table-cell>
          <table:table-cell table:formula="of:=[.$D$4]-[.B60]" office:value-type="float" office:value="60215741.4630014" calcext:value-type="float">
            <text:p>60,215,741</text:p>
          </table:table-cell>
          <table:table-cell table:formula="of:=[.E59]+[.$E$2]*[.E59]" office:value-type="float" office:value="0" calcext:value-type="float">
            <text:p>0.00000</text:p>
          </table:table-cell>
          <table:table-cell table:formula="of:=[.F59]+[.E59]*[.F59]" office:value-type="float" office:value="0.2" calcext:value-type="float">
            <text:p>0.20000</text:p>
          </table:table-cell>
          <table:table-cell table:formula="of:=[.B41]*[.F60]" office:value-type="float" office:value="10554.9613335802" calcext:value-type="float">
            <text:p>10,555</text:p>
          </table:table-cell>
          <table:table-cell table:formula="of:=[.B41]*(1-[.F60])" office:value-type="float" office:value="42219.8453343209" calcext:value-type="float">
            <text:p>42,220</text:p>
          </table:table-cell>
          <table:table-cell table:formula="of:=[.B60]-[.G60]-[.H60]" office:value-type="float" office:value="91483.7303306874" calcext:value-type="float">
            <text:p>91,484</text:p>
          </table:table-cell>
          <table:table-cell table:number-columns-repeated="16"/>
          <table:table-cell>
            <draw:frame draw:z-index="2" draw:style-name="gr3" draw:text-style-name="P1" svg:width="16.04cm" svg:height="8.997cm" svg:x="1.137cm" svg:y="0.323cm">
              <draw:object draw:notify-on-update-of-ranges="Generic.A4:Generic.A403 Generic.C4:Generic.C403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number-columns-repeated="38"/>
        </table:table-row>
        <table:table-row table:style-name="ro1">
          <table:table-cell table:style-name="ce45" table:formula="of:=[.A60]+1" office:value-type="float" office:value="58" calcext:value-type="float">
            <text:p>58</text:p>
          </table:table-cell>
          <table:table-cell table:formula="of:=[.B60]+[.B60]*[.$C61]*(1-[.B60]/[.D60])" office:value-type="float" office:value="148256.320780863" calcext:value-type="float">
            <text:p>148,256</text:p>
          </table:table-cell>
          <table:table-cell table:formula="of:=[.C60]-[.C60]*[.$C$2]" office:value-type="float" office:value="0.0277791826754352" calcext:value-type="float">
            <text:p>0.0278</text:p>
          </table:table-cell>
          <table:table-cell table:formula="of:=[.$D$4]-[.B61]" office:value-type="float" office:value="60211743.6792191" calcext:value-type="float">
            <text:p>60,211,744</text:p>
          </table:table-cell>
          <table:table-cell table:formula="of:=[.E60]+[.$E$2]*[.E60]" office:value-type="float" office:value="0" calcext:value-type="float">
            <text:p>0.00000</text:p>
          </table:table-cell>
          <table:table-cell table:formula="of:=[.F60]+[.E60]*[.F60]" office:value-type="float" office:value="0.2" calcext:value-type="float">
            <text:p>0.20000</text:p>
          </table:table-cell>
          <table:table-cell table:formula="of:=[.B42]*[.F61]" office:value-type="float" office:value="11504.1808846938" calcext:value-type="float">
            <text:p>11,504</text:p>
          </table:table-cell>
          <table:table-cell table:formula="of:=[.B42]*(1-[.F61])" office:value-type="float" office:value="46016.723538775" calcext:value-type="float">
            <text:p>46,017</text:p>
          </table:table-cell>
          <table:table-cell table:formula="of:=[.B61]-[.G61]-[.H61]" office:value-type="float" office:value="90735.4163573944" calcext:value-type="float">
            <text:p>90,735</text:p>
          </table:table-cell>
          <table:table-cell table:number-columns-repeated="55"/>
        </table:table-row>
        <table:table-row table:style-name="ro1">
          <table:table-cell table:style-name="ce45" table:formula="of:=[.A61]+1" office:value-type="float" office:value="59" calcext:value-type="float">
            <text:p>59</text:p>
          </table:table-cell>
          <table:table-cell table:formula="of:=[.B61]+[.B61]*[.$C62]*(1-[.B61]/[.D61])" office:value-type="float" office:value="152118.121646647" calcext:value-type="float">
            <text:p>152,118</text:p>
          </table:table-cell>
          <table:table-cell table:formula="of:=[.C61]-[.C61]*[.$C$2]" office:value-type="float" office:value="0.0261124317149091" calcext:value-type="float">
            <text:p>0.0261</text:p>
          </table:table-cell>
          <table:table-cell table:formula="of:=[.$D$4]-[.B62]" office:value-type="float" office:value="60207881.8783534" calcext:value-type="float">
            <text:p>60,207,882</text:p>
          </table:table-cell>
          <table:table-cell table:formula="of:=[.E61]+[.$E$2]*[.E61]" office:value-type="float" office:value="0" calcext:value-type="float">
            <text:p>0.00000</text:p>
          </table:table-cell>
          <table:table-cell table:formula="of:=[.F61]+[.E61]*[.F61]" office:value-type="float" office:value="0.2" calcext:value-type="float">
            <text:p>0.20000</text:p>
          </table:table-cell>
          <table:table-cell table:formula="of:=[.B43]*[.F62]" office:value-type="float" office:value="12476.6131070111" calcext:value-type="float">
            <text:p>12,477</text:p>
          </table:table-cell>
          <table:table-cell table:formula="of:=[.B43]*(1-[.F62])" office:value-type="float" office:value="49906.4524280443" calcext:value-type="float">
            <text:p>49,906</text:p>
          </table:table-cell>
          <table:table-cell table:formula="of:=[.B62]-[.G62]-[.H62]" office:value-type="float" office:value="89735.056111592" calcext:value-type="float">
            <text:p>89,735</text:p>
          </table:table-cell>
          <table:table-cell table:number-columns-repeated="55"/>
        </table:table-row>
        <table:table-row table:style-name="ro1">
          <table:table-cell table:style-name="ce45" table:formula="of:=[.A62]+1" office:value-type="float" office:value="60" calcext:value-type="float">
            <text:p>60</text:p>
          </table:table-cell>
          <table:table-cell table:formula="of:=[.B62]+[.B62]*[.$C63]*(1-[.B62]/[.D62])" office:value-type="float" office:value="155842.531530646" calcext:value-type="float">
            <text:p>155,843</text:p>
          </table:table-cell>
          <table:table-cell table:formula="of:=[.C62]-[.C62]*[.$C$2]" office:value-type="float" office:value="0.0245456858120146" calcext:value-type="float">
            <text:p>0.0245</text:p>
          </table:table-cell>
          <table:table-cell table:formula="of:=[.$D$4]-[.B63]" office:value-type="float" office:value="60204157.4684694" calcext:value-type="float">
            <text:p>60,204,157</text:p>
          </table:table-cell>
          <table:table-cell table:formula="of:=[.E62]+[.$E$2]*[.E62]" office:value-type="float" office:value="0" calcext:value-type="float">
            <text:p>0.00000</text:p>
          </table:table-cell>
          <table:table-cell table:formula="of:=[.F62]+[.E62]*[.F62]" office:value-type="float" office:value="0.2" calcext:value-type="float">
            <text:p>0.20000</text:p>
          </table:table-cell>
          <table:table-cell table:formula="of:=[.B44]*[.F63]" office:value-type="float" office:value="13467.8857323527" calcext:value-type="float">
            <text:p>13,468</text:p>
          </table:table-cell>
          <table:table-cell table:formula="of:=[.B44]*(1-[.F63])" office:value-type="float" office:value="53871.5429294106" calcext:value-type="float">
            <text:p>53,872</text:p>
          </table:table-cell>
          <table:table-cell table:formula="of:=[.B63]-[.G63]-[.H63]" office:value-type="float" office:value="88503.1028688828" calcext:value-type="float">
            <text:p>88,503</text:p>
          </table:table-cell>
          <table:table-cell table:number-columns-repeated="55"/>
        </table:table-row>
        <table:table-row table:style-name="ro1">
          <table:table-cell table:style-name="ce45" table:formula="of:=[.A63]+1" office:value-type="float" office:value="61" calcext:value-type="float">
            <text:p>61</text:p>
          </table:table-cell>
          <table:table-cell table:formula="of:=[.B63]+[.B63]*[.$C64]*(1-[.B63]/[.D63])" office:value-type="float" office:value="159428.969804965" calcext:value-type="float">
            <text:p>159,429</text:p>
          </table:table-cell>
          <table:table-cell table:formula="of:=[.C63]-[.C63]*[.$C$2]" office:value-type="float" office:value="0.0230729446632937" calcext:value-type="float">
            <text:p>0.0231</text:p>
          </table:table-cell>
          <table:table-cell table:formula="of:=[.$D$4]-[.B64]" office:value-type="float" office:value="60200571.030195" calcext:value-type="float">
            <text:p>60,200,571</text:p>
          </table:table-cell>
          <table:table-cell table:formula="of:=[.E63]+[.$E$2]*[.E63]" office:value-type="float" office:value="0" calcext:value-type="float">
            <text:p>0.00000</text:p>
          </table:table-cell>
          <table:table-cell table:formula="of:=[.F63]+[.E63]*[.F63]" office:value-type="float" office:value="0.2" calcext:value-type="float">
            <text:p>0.20000</text:p>
          </table:table-cell>
          <table:table-cell table:formula="of:=[.B45]*[.F64]" office:value-type="float" office:value="14473.6307849615" calcext:value-type="float">
            <text:p>14,474</text:p>
          </table:table-cell>
          <table:table-cell table:formula="of:=[.B45]*(1-[.F64])" office:value-type="float" office:value="57894.5231398461" calcext:value-type="float">
            <text:p>57,895</text:p>
          </table:table-cell>
          <table:table-cell table:formula="of:=[.B64]-[.G64]-[.H64]" office:value-type="float" office:value="87060.815880157" calcext:value-type="float">
            <text:p>87,061</text:p>
          </table:table-cell>
          <table:table-cell table:number-columns-repeated="55"/>
        </table:table-row>
        <table:table-row table:style-name="ro1">
          <table:table-cell table:style-name="ce45" table:formula="of:=[.A64]+1" office:value-type="float" office:value="62" calcext:value-type="float">
            <text:p>62</text:p>
          </table:table-cell>
          <table:table-cell table:formula="of:=[.B64]+[.B64]*[.$C65]*(1-[.B64]/[.D64])" office:value-type="float" office:value="162877.59861195" calcext:value-type="float">
            <text:p>162,878</text:p>
          </table:table-cell>
          <table:table-cell table:formula="of:=[.C64]-[.C64]*[.$C$2]" office:value-type="float" office:value="0.0216885679834961" calcext:value-type="float">
            <text:p>0.0217</text:p>
          </table:table-cell>
          <table:table-cell table:formula="of:=[.$D$4]-[.B65]" office:value-type="float" office:value="60197122.4013881" calcext:value-type="float">
            <text:p>60,197,122</text:p>
          </table:table-cell>
          <table:table-cell table:formula="of:=[.E64]+[.$E$2]*[.E64]" office:value-type="float" office:value="0" calcext:value-type="float">
            <text:p>0.00000</text:p>
          </table:table-cell>
          <table:table-cell table:formula="of:=[.F64]+[.E64]*[.F64]" office:value-type="float" office:value="0.2" calcext:value-type="float">
            <text:p>0.20000</text:p>
          </table:table-cell>
          <table:table-cell table:formula="of:=[.B46]*[.F65]" office:value-type="float" office:value="15489.5461231771" calcext:value-type="float">
            <text:p>15,490</text:p>
          </table:table-cell>
          <table:table-cell table:formula="of:=[.B46]*(1-[.F65])" office:value-type="float" office:value="61958.1844927083" calcext:value-type="float">
            <text:p>61,958</text:p>
          </table:table-cell>
          <table:table-cell table:formula="of:=[.B65]-[.G65]-[.H65]" office:value-type="float" office:value="85429.8679960649" calcext:value-type="float">
            <text:p>85,430</text:p>
          </table:table-cell>
          <table:table-cell table:number-columns-repeated="55"/>
        </table:table-row>
        <table:table-row table:style-name="ro1">
          <table:table-cell table:style-name="ce45" table:formula="of:=[.A65]+1" office:value-type="float" office:value="63" calcext:value-type="float">
            <text:p>63</text:p>
          </table:table-cell>
          <table:table-cell table:formula="of:=[.B65]+[.B65]*[.$C66]*(1-[.B65]/[.D65])" office:value-type="float" office:value="166189.24082603" calcext:value-type="float">
            <text:p>166,189</text:p>
          </table:table-cell>
          <table:table-cell table:formula="of:=[.C65]-[.C65]*[.$C$2]" office:value-type="float" office:value="0.0203872539044863" calcext:value-type="float">
            <text:p>0.0204</text:p>
          </table:table-cell>
          <table:table-cell table:formula="of:=[.$D$4]-[.B66]" office:value-type="float" office:value="60193810.759174" calcext:value-type="float">
            <text:p>60,193,811</text:p>
          </table:table-cell>
          <table:table-cell table:formula="of:=[.E65]+[.$E$2]*[.E65]" office:value-type="float" office:value="0" calcext:value-type="float">
            <text:p>0.00000</text:p>
          </table:table-cell>
          <table:table-cell table:formula="of:=[.F65]+[.E65]*[.F65]" office:value-type="float" office:value="0.2" calcext:value-type="float">
            <text:p>0.20000</text:p>
          </table:table-cell>
          <table:table-cell table:formula="of:=[.B47]*[.F66]" office:value-type="float" office:value="16511.4496286507" calcext:value-type="float">
            <text:p>16,511</text:p>
          </table:table-cell>
          <table:table-cell table:formula="of:=[.B47]*(1-[.F66])" office:value-type="float" office:value="66045.798514603" calcext:value-type="float">
            <text:p>66,046</text:p>
          </table:table-cell>
          <table:table-cell table:formula="of:=[.B66]-[.G66]-[.H66]" office:value-type="float" office:value="83631.9926827764" calcext:value-type="float">
            <text:p>83,632</text:p>
          </table:table-cell>
          <table:table-cell table:number-columns-repeated="55"/>
        </table:table-row>
        <table:table-row table:style-name="ro1">
          <table:table-cell table:style-name="ce45" table:formula="of:=[.A66]+1" office:value-type="float" office:value="64" calcext:value-type="float">
            <text:p>64</text:p>
          </table:table-cell>
          <table:table-cell table:formula="of:=[.B66]+[.B66]*[.$C67]*(1-[.B66]/[.D66])" office:value-type="float" office:value="169365.301469523" calcext:value-type="float">
            <text:p>169,365</text:p>
          </table:table-cell>
          <table:table-cell table:formula="of:=[.C66]-[.C66]*[.$C$2]" office:value-type="float" office:value="0.0191640186702171" calcext:value-type="float">
            <text:p>0.0192</text:p>
          </table:table-cell>
          <table:table-cell table:formula="of:=[.$D$4]-[.B67]" office:value-type="float" office:value="60190634.6985305" calcext:value-type="float">
            <text:p>60,190,635</text:p>
          </table:table-cell>
          <table:table-cell table:formula="of:=[.E66]+[.$E$2]*[.E66]" office:value-type="float" office:value="0" calcext:value-type="float">
            <text:p>0.00000</text:p>
          </table:table-cell>
          <table:table-cell table:formula="of:=[.F66]+[.E66]*[.F66]" office:value-type="float" office:value="0.2" calcext:value-type="float">
            <text:p>0.20000</text:p>
          </table:table-cell>
          <table:table-cell table:formula="of:=[.B48]*[.F67]" office:value-type="float" office:value="17535.3255844118" calcext:value-type="float">
            <text:p>17,535</text:p>
          </table:table-cell>
          <table:table-cell table:formula="of:=[.B48]*(1-[.F67])" office:value-type="float" office:value="70141.302337647" calcext:value-type="float">
            <text:p>70,141</text:p>
          </table:table-cell>
          <table:table-cell table:formula="of:=[.B67]-[.G67]-[.H67]" office:value-type="float" office:value="81688.6735474638" calcext:value-type="float">
            <text:p>81,689</text:p>
          </table:table-cell>
          <table:table-cell table:number-columns-repeated="55"/>
        </table:table-row>
        <table:table-row table:style-name="ro1">
          <table:table-cell table:style-name="ce45" table:formula="of:=[.A67]+1" office:value-type="float" office:value="65" calcext:value-type="float">
            <text:p>65</text:p>
          </table:table-cell>
          <table:table-cell table:formula="of:=[.B67]+[.B67]*[.$C68]*(1-[.B67]/[.D67])" office:value-type="float" office:value="172407.693197722" calcext:value-type="float">
            <text:p>172,408</text:p>
          </table:table-cell>
          <table:table-cell table:formula="of:=[.C67]-[.C67]*[.$C$2]" office:value-type="float" office:value="0.0180141775500041" calcext:value-type="float">
            <text:p>0.0180</text:p>
          </table:table-cell>
          <table:table-cell table:formula="of:=[.$D$4]-[.B68]" office:value-type="float" office:value="60187592.3068023" calcext:value-type="float">
            <text:p>60,187,592</text:p>
          </table:table-cell>
          <table:table-cell table:formula="of:=[.E67]+[.$E$2]*[.E67]" office:value-type="float" office:value="0" calcext:value-type="float">
            <text:p>0.00000</text:p>
          </table:table-cell>
          <table:table-cell table:formula="of:=[.F67]+[.E67]*[.F67]" office:value-type="float" office:value="0.2" calcext:value-type="float">
            <text:p>0.20000</text:p>
          </table:table-cell>
          <table:table-cell table:formula="of:=[.B49]*[.F68]" office:value-type="float" office:value="18557.3630993386" calcext:value-type="float">
            <text:p>18,557</text:p>
          </table:table-cell>
          <table:table-cell table:formula="of:=[.B49]*(1-[.F68])" office:value-type="float" office:value="74229.4523973545" calcext:value-type="float">
            <text:p>74,229</text:p>
          </table:table-cell>
          <table:table-cell table:formula="of:=[.B68]-[.G68]-[.H68]" office:value-type="float" office:value="79620.8777010291" calcext:value-type="float">
            <text:p>79,621</text:p>
          </table:table-cell>
          <table:table-cell table:number-columns-repeated="55"/>
        </table:table-row>
        <table:table-row table:style-name="ro1">
          <table:table-cell table:style-name="ce45" table:formula="of:=[.A68]+1" office:value-type="float" office:value="66" calcext:value-type="float">
            <text:p>66</text:p>
          </table:table-cell>
          <table:table-cell table:formula="of:=[.B68]+[.B68]*[.$C69]*(1-[.B68]/[.D68])" office:value-type="float" office:value="175318.766286016" calcext:value-type="float">
            <text:p>175,319</text:p>
          </table:table-cell>
          <table:table-cell table:formula="of:=[.C68]-[.C68]*[.$C$2]" office:value-type="float" office:value="0.0169333268970039" calcext:value-type="float">
            <text:p>0.0169</text:p>
          </table:table-cell>
          <table:table-cell table:formula="of:=[.$D$4]-[.B69]" office:value-type="float" office:value="60184681.233714" calcext:value-type="float">
            <text:p>60,184,681</text:p>
          </table:table-cell>
          <table:table-cell table:formula="of:=[.E68]+[.$E$2]*[.E68]" office:value-type="float" office:value="0" calcext:value-type="float">
            <text:p>0.00000</text:p>
          </table:table-cell>
          <table:table-cell table:formula="of:=[.F68]+[.E68]*[.F68]" office:value-type="float" office:value="0.2" calcext:value-type="float">
            <text:p>0.20000</text:p>
          </table:table-cell>
          <table:table-cell table:formula="of:=[.B50]*[.F69]" office:value-type="float" office:value="19573.9867026852" calcext:value-type="float">
            <text:p>19,574</text:p>
          </table:table-cell>
          <table:table-cell table:formula="of:=[.B50]*(1-[.F69])" office:value-type="float" office:value="78295.946810741" calcext:value-type="float">
            <text:p>78,296</text:p>
          </table:table-cell>
          <table:table-cell table:formula="of:=[.B69]-[.G69]-[.H69]" office:value-type="float" office:value="77448.8327725896" calcext:value-type="float">
            <text:p>77,449</text:p>
          </table:table-cell>
          <table:table-cell table:number-columns-repeated="55"/>
        </table:table-row>
        <table:table-row table:style-name="ro1">
          <table:table-cell table:style-name="ce45" table:formula="of:=[.A69]+1" office:value-type="float" office:value="67" calcext:value-type="float">
            <text:p>67</text:p>
          </table:table-cell>
          <table:table-cell table:formula="of:=[.B69]+[.B69]*[.$C70]*(1-[.B69]/[.D69])" office:value-type="float" office:value="178101.243395443" calcext:value-type="float">
            <text:p>178,101</text:p>
          </table:table-cell>
          <table:table-cell table:formula="of:=[.C69]-[.C69]*[.$C$2]" office:value-type="float" office:value="0.0159173272831836" calcext:value-type="float">
            <text:p>0.0159</text:p>
          </table:table-cell>
          <table:table-cell table:formula="of:=[.$D$4]-[.B70]" office:value-type="float" office:value="60181898.7566046" calcext:value-type="float">
            <text:p>60,181,899</text:p>
          </table:table-cell>
          <table:table-cell table:formula="of:=[.E69]+[.$E$2]*[.E69]" office:value-type="float" office:value="0" calcext:value-type="float">
            <text:p>0.00000</text:p>
          </table:table-cell>
          <table:table-cell table:formula="of:=[.F69]+[.E69]*[.F69]" office:value-type="float" office:value="0.2" calcext:value-type="float">
            <text:p>0.20000</text:p>
          </table:table-cell>
          <table:table-cell table:formula="of:=[.B51]*[.F70]" office:value-type="float" office:value="20581.8794463902" calcext:value-type="float">
            <text:p>20,582</text:p>
          </table:table-cell>
          <table:table-cell table:formula="of:=[.B51]*(1-[.F70])" office:value-type="float" office:value="82327.5177855607" calcext:value-type="float">
            <text:p>82,328</text:p>
          </table:table-cell>
          <table:table-cell table:formula="of:=[.B70]-[.G70]-[.H70]" office:value-type="float" office:value="75191.8461634923" calcext:value-type="float">
            <text:p>75,192</text:p>
          </table:table-cell>
          <table:table-cell table:number-columns-repeated="55"/>
        </table:table-row>
        <table:table-row table:style-name="ro1">
          <table:table-cell table:style-name="ce45" table:formula="of:=[.A70]+1" office:value-type="float" office:value="68" calcext:value-type="float">
            <text:p>68</text:p>
          </table:table-cell>
          <table:table-cell table:formula="of:=[.B70]+[.B70]*[.$C71]*(1-[.B70]/[.D70])" office:value-type="float" office:value="180758.159261412" calcext:value-type="float">
            <text:p>180,758</text:p>
          </table:table-cell>
          <table:table-cell table:formula="of:=[.C70]-[.C70]*[.$C$2]" office:value-type="float" office:value="0.0149622876461926" calcext:value-type="float">
            <text:p>0.0150</text:p>
          </table:table-cell>
          <table:table-cell table:formula="of:=[.$D$4]-[.B71]" office:value-type="float" office:value="60179241.8407386" calcext:value-type="float">
            <text:p>60,179,242</text:p>
          </table:table-cell>
          <table:table-cell table:formula="of:=[.E70]+[.$E$2]*[.E70]" office:value-type="float" office:value="0" calcext:value-type="float">
            <text:p>0.00000</text:p>
          </table:table-cell>
          <table:table-cell table:formula="of:=[.F70]+[.E70]*[.F70]" office:value-type="float" office:value="0.2" calcext:value-type="float">
            <text:p>0.20000</text:p>
          </table:table-cell>
          <table:table-cell table:formula="of:=[.B52]*[.F71]" office:value-type="float" office:value="21577.9990161804" calcext:value-type="float">
            <text:p>21,578</text:p>
          </table:table-cell>
          <table:table-cell table:formula="of:=[.B52]*(1-[.F71])" office:value-type="float" office:value="86311.9960647215" calcext:value-type="float">
            <text:p>86,312</text:p>
          </table:table-cell>
          <table:table-cell table:formula="of:=[.B71]-[.G71]-[.H71]" office:value-type="float" office:value="72868.1641805102" calcext:value-type="float">
            <text:p>72,868</text:p>
          </table:table-cell>
          <table:table-cell table:number-columns-repeated="55"/>
        </table:table-row>
        <table:table-row table:style-name="ro1">
          <table:table-cell table:style-name="ce45" table:formula="of:=[.A71]+1" office:value-type="float" office:value="69" calcext:value-type="float">
            <text:p>69</text:p>
          </table:table-cell>
          <table:table-cell table:formula="of:=[.B71]+[.B71]*[.$C72]*(1-[.B71]/[.D71])" office:value-type="float" office:value="183292.805341304" calcext:value-type="float">
            <text:p>183,293</text:p>
          </table:table-cell>
          <table:table-cell table:formula="of:=[.C71]-[.C71]*[.$C$2]" office:value-type="float" office:value="0.0140645503874211" calcext:value-type="float">
            <text:p>0.0141</text:p>
          </table:table-cell>
          <table:table-cell table:formula="of:=[.$D$4]-[.B72]" office:value-type="float" office:value="60176707.1946587" calcext:value-type="float">
            <text:p>60,176,707</text:p>
          </table:table-cell>
          <table:table-cell table:formula="of:=[.E71]+[.$E$2]*[.E71]" office:value-type="float" office:value="0" calcext:value-type="float">
            <text:p>0.00000</text:p>
          </table:table-cell>
          <table:table-cell table:formula="of:=[.F71]+[.E71]*[.F71]" office:value-type="float" office:value="0.2" calcext:value-type="float">
            <text:p>0.20000</text:p>
          </table:table-cell>
          <table:table-cell table:formula="of:=[.B53]*[.F72]" office:value-type="float" office:value="22559.5874684376" calcext:value-type="float">
            <text:p>22,560</text:p>
          </table:table-cell>
          <table:table-cell table:formula="of:=[.B53]*(1-[.F72])" office:value-type="float" office:value="90238.3498737502" calcext:value-type="float">
            <text:p>90,238</text:p>
          </table:table-cell>
          <table:table-cell table:formula="of:=[.B72]-[.G72]-[.H72]" office:value-type="float" office:value="70494.8679991167" calcext:value-type="float">
            <text:p>70,495</text:p>
          </table:table-cell>
          <table:table-cell table:number-columns-repeated="55"/>
        </table:table-row>
        <table:table-row table:style-name="ro1">
          <table:table-cell table:style-name="ce45" table:formula="of:=[.A72]+1" office:value-type="float" office:value="70" calcext:value-type="float">
            <text:p>70</text:p>
          </table:table-cell>
          <table:table-cell table:formula="of:=[.B72]+[.B72]*[.$C73]*(1-[.B72]/[.D72])" office:value-type="float" office:value="185708.679368292" calcext:value-type="float">
            <text:p>185,709</text:p>
          </table:table-cell>
          <table:table-cell table:formula="of:=[.C72]-[.C72]*[.$C$2]" office:value-type="float" office:value="0.0132206773641758" calcext:value-type="float">
            <text:p>0.0132</text:p>
          </table:table-cell>
          <table:table-cell table:formula="of:=[.$D$4]-[.B73]" office:value-type="float" office:value="60174291.3206317" calcext:value-type="float">
            <text:p>60,174,291</text:p>
          </table:table-cell>
          <table:table-cell table:formula="of:=[.E72]+[.$E$2]*[.E72]" office:value-type="float" office:value="0" calcext:value-type="float">
            <text:p>0.00000</text:p>
          </table:table-cell>
          <table:table-cell table:formula="of:=[.F72]+[.E72]*[.F72]" office:value-type="float" office:value="0.2" calcext:value-type="float">
            <text:p>0.20000</text:p>
          </table:table-cell>
          <table:table-cell table:formula="of:=[.B54]*[.F73]" office:value-type="float" office:value="23524.1752834068" calcext:value-type="float">
            <text:p>23,524</text:p>
          </table:table-cell>
          <table:table-cell table:formula="of:=[.B54]*(1-[.F73])" office:value-type="float" office:value="94096.701133627" calcext:value-type="float">
            <text:p>94,097</text:p>
          </table:table-cell>
          <table:table-cell table:formula="of:=[.B73]-[.G73]-[.H73]" office:value-type="float" office:value="68087.8029512586" calcext:value-type="float">
            <text:p>68,088</text:p>
          </table:table-cell>
          <table:table-cell table:number-columns-repeated="55"/>
        </table:table-row>
        <table:table-row table:style-name="ro1">
          <table:table-cell table:style-name="ce45" table:formula="of:=[.A73]+1" office:value-type="float" office:value="71" calcext:value-type="float">
            <text:p>71</text:p>
          </table:table-cell>
          <table:table-cell table:formula="of:=[.B73]+[.B73]*[.$C74]*(1-[.B73]/[.D73])" office:value-type="float" office:value="188009.439688574" calcext:value-type="float">
            <text:p>188,009</text:p>
          </table:table-cell>
          <table:table-cell table:formula="of:=[.C73]-[.C73]*[.$C$2]" office:value-type="float" office:value="0.0124274367223252" calcext:value-type="float">
            <text:p>0.0124</text:p>
          </table:table-cell>
          <table:table-cell table:formula="of:=[.$D$4]-[.B74]" office:value-type="float" office:value="60171990.5603114" calcext:value-type="float">
            <text:p>60,171,991</text:p>
          </table:table-cell>
          <table:table-cell table:formula="of:=[.E73]+[.$E$2]*[.E73]" office:value-type="float" office:value="0" calcext:value-type="float">
            <text:p>0.00000</text:p>
          </table:table-cell>
          <table:table-cell table:formula="of:=[.F73]+[.E73]*[.F73]" office:value-type="float" office:value="0.2" calcext:value-type="float">
            <text:p>0.20000</text:p>
          </table:table-cell>
          <table:table-cell table:formula="of:=[.B55]*[.F74]" office:value-type="float" office:value="24469.5804624415" calcext:value-type="float">
            <text:p>24,470</text:p>
          </table:table-cell>
          <table:table-cell table:formula="of:=[.B55]*(1-[.F74])" office:value-type="float" office:value="97878.3218497658" calcext:value-type="float">
            <text:p>97,878</text:p>
          </table:table-cell>
          <table:table-cell table:formula="of:=[.B74]-[.G74]-[.H74]" office:value-type="float" office:value="65661.5373763672" calcext:value-type="float">
            <text:p>65,662</text:p>
          </table:table-cell>
          <table:table-cell table:number-columns-repeated="55"/>
        </table:table-row>
        <table:table-row table:style-name="ro1">
          <table:table-cell table:style-name="ce45" table:formula="of:=[.A74]+1" office:value-type="float" office:value="72" calcext:value-type="float">
            <text:p>72</text:p>
          </table:table-cell>
          <table:table-cell table:formula="of:=[.B74]+[.B74]*[.$C75]*(1-[.B74]/[.D74])" office:value-type="float" office:value="190198.864205206" calcext:value-type="float">
            <text:p>190,199</text:p>
          </table:table-cell>
          <table:table-cell table:formula="of:=[.C74]-[.C74]*[.$C$2]" office:value-type="float" office:value="0.0116817905189857" calcext:value-type="float">
            <text:p>0.0117</text:p>
          </table:table-cell>
          <table:table-cell table:formula="of:=[.$D$4]-[.B75]" office:value-type="float" office:value="60169801.1357948" calcext:value-type="float">
            <text:p>60,169,801</text:p>
          </table:table-cell>
          <table:table-cell table:formula="of:=[.E74]+[.$E$2]*[.E74]" office:value-type="float" office:value="0" calcext:value-type="float">
            <text:p>0.00000</text:p>
          </table:table-cell>
          <table:table-cell table:formula="of:=[.F74]+[.E74]*[.F74]" office:value-type="float" office:value="0.2" calcext:value-type="float">
            <text:p>0.20000</text:p>
          </table:table-cell>
          <table:table-cell table:formula="of:=[.B56]*[.F75]" office:value-type="float" office:value="25393.9034037804" calcext:value-type="float">
            <text:p>25,394</text:p>
          </table:table-cell>
          <table:table-cell table:formula="of:=[.B56]*(1-[.F75])" office:value-type="float" office:value="101575.613615122" calcext:value-type="float">
            <text:p>101,576</text:p>
          </table:table-cell>
          <table:table-cell table:formula="of:=[.B75]-[.G75]-[.H75]" office:value-type="float" office:value="63229.3471863037" calcext:value-type="float">
            <text:p>63,229</text:p>
          </table:table-cell>
          <table:table-cell table:number-columns-repeated="55"/>
        </table:table-row>
        <table:table-row table:style-name="ro1">
          <table:table-cell table:style-name="ce45" table:formula="of:=[.A75]+1" office:value-type="float" office:value="73" calcext:value-type="float">
            <text:p>73</text:p>
          </table:table-cell>
          <table:table-cell table:formula="of:=[.B75]+[.B75]*[.$C76]*(1-[.B75]/[.D75])" office:value-type="float" office:value="192280.813711536" calcext:value-type="float">
            <text:p>192,281</text:p>
          </table:table-cell>
          <table:table-cell table:formula="of:=[.C75]-[.C75]*[.$C$2]" office:value-type="float" office:value="0.0109808830878466" calcext:value-type="float">
            <text:p>0.0110</text:p>
          </table:table-cell>
          <table:table-cell table:formula="of:=[.$D$4]-[.B76]" office:value-type="float" office:value="60167719.1862885" calcext:value-type="float">
            <text:p>60,167,719</text:p>
          </table:table-cell>
          <table:table-cell table:formula="of:=[.E75]+[.$E$2]*[.E75]" office:value-type="float" office:value="0" calcext:value-type="float">
            <text:p>0.00000</text:p>
          </table:table-cell>
          <table:table-cell table:formula="of:=[.F75]+[.E75]*[.F75]" office:value-type="float" office:value="0.2" calcext:value-type="float">
            <text:p>0.20000</text:p>
          </table:table-cell>
          <table:table-cell table:formula="of:=[.B57]*[.F76]" office:value-type="float" office:value="26295.5182739572" calcext:value-type="float">
            <text:p>26,296</text:p>
          </table:table-cell>
          <table:table-cell table:formula="of:=[.B57]*(1-[.F76])" office:value-type="float" office:value="105182.073095829" calcext:value-type="float">
            <text:p>105,182</text:p>
          </table:table-cell>
          <table:table-cell table:formula="of:=[.B76]-[.G76]-[.H76]" office:value-type="float" office:value="60803.2223417496" calcext:value-type="float">
            <text:p>60,803</text:p>
          </table:table-cell>
          <table:table-cell table:number-columns-repeated="55"/>
        </table:table-row>
        <table:table-row table:style-name="ro1">
          <table:table-cell table:style-name="ce45" table:formula="of:=[.A76]+1" office:value-type="float" office:value="74" calcext:value-type="float">
            <text:p>74</text:p>
          </table:table-cell>
          <table:table-cell table:formula="of:=[.B76]+[.B76]*[.$C77]*(1-[.B76]/[.D76])" office:value-type="float" office:value="194259.199368967" calcext:value-type="float">
            <text:p>194,259</text:p>
          </table:table-cell>
          <table:table-cell table:formula="of:=[.C76]-[.C76]*[.$C$2]" office:value-type="float" office:value="0.0103220301025758" calcext:value-type="float">
            <text:p>0.0103</text:p>
          </table:table-cell>
          <table:table-cell table:formula="of:=[.$D$4]-[.B77]" office:value-type="float" office:value="60165740.800631" calcext:value-type="float">
            <text:p>60,165,741</text:p>
          </table:table-cell>
          <table:table-cell table:formula="of:=[.E76]+[.$E$2]*[.E76]" office:value-type="float" office:value="0" calcext:value-type="float">
            <text:p>0.00000</text:p>
          </table:table-cell>
          <table:table-cell table:formula="of:=[.F76]+[.E76]*[.F76]" office:value-type="float" office:value="0.2" calcext:value-type="float">
            <text:p>0.20000</text:p>
          </table:table-cell>
          <table:table-cell table:formula="of:=[.B58]*[.F77]" office:value-type="float" office:value="27173.0615561068" calcext:value-type="float">
            <text:p>27,173</text:p>
          </table:table-cell>
          <table:table-cell table:formula="of:=[.B58]*(1-[.F77])" office:value-type="float" office:value="108692.246224427" calcext:value-type="float">
            <text:p>108,692</text:p>
          </table:table-cell>
          <table:table-cell table:formula="of:=[.B77]-[.G77]-[.H77]" office:value-type="float" office:value="58393.8915884325" calcext:value-type="float">
            <text:p>58,394</text:p>
          </table:table-cell>
          <table:table-cell table:number-columns-repeated="55"/>
        </table:table-row>
        <table:table-row table:style-name="ro1">
          <table:table-cell table:style-name="ce45" table:formula="of:=[.A77]+1" office:value-type="float" office:value="75" calcext:value-type="float">
            <text:p>75</text:p>
          </table:table-cell>
          <table:table-cell table:formula="of:=[.B77]+[.B77]*[.$C78]*(1-[.B77]/[.D77])" office:value-type="float" office:value="196137.954065405" calcext:value-type="float">
            <text:p>196,138</text:p>
          </table:table-cell>
          <table:table-cell table:formula="of:=[.C77]-[.C77]*[.$C$2]" office:value-type="float" office:value="0.00970270829642124" calcext:value-type="float">
            <text:p>0.0097</text:p>
          </table:table-cell>
          <table:table-cell table:formula="of:=[.$D$4]-[.B78]" office:value-type="float" office:value="60163862.0459346" calcext:value-type="float">
            <text:p>60,163,862</text:p>
          </table:table-cell>
          <table:table-cell table:formula="of:=[.E77]+[.$E$2]*[.E77]" office:value-type="float" office:value="0" calcext:value-type="float">
            <text:p>0.00000</text:p>
          </table:table-cell>
          <table:table-cell table:formula="of:=[.F77]+[.E77]*[.F77]" office:value-type="float" office:value="0.2" calcext:value-type="float">
            <text:p>0.20000</text:p>
          </table:table-cell>
          <table:table-cell table:formula="of:=[.B59]*[.F78]" office:value-type="float" office:value="28025.4184073586" calcext:value-type="float">
            <text:p>28,025</text:p>
          </table:table-cell>
          <table:table-cell table:formula="of:=[.B59]*(1-[.F78])" office:value-type="float" office:value="112101.673629434" calcext:value-type="float">
            <text:p>112,102</text:p>
          </table:table-cell>
          <table:table-cell table:formula="of:=[.B78]-[.G78]-[.H78]" office:value-type="float" office:value="56010.862028612" calcext:value-type="float">
            <text:p>56,011</text:p>
          </table:table-cell>
          <table:table-cell table:number-columns-repeated="55"/>
        </table:table-row>
        <table:table-row table:style-name="ro1">
          <table:table-cell table:style-name="ce45" table:formula="of:=[.A78]+1" office:value-type="float" office:value="76" calcext:value-type="float">
            <text:p>76</text:p>
          </table:table-cell>
          <table:table-cell table:formula="of:=[.B78]+[.B78]*[.$C79]*(1-[.B78]/[.D78])" office:value-type="float" office:value="197921.007380669" calcext:value-type="float">
            <text:p>197,921</text:p>
          </table:table-cell>
          <table:table-cell table:formula="of:=[.C78]-[.C78]*[.$C$2]" office:value-type="float" office:value="0.00912054579863596" calcext:value-type="float">
            <text:p>0.0091</text:p>
          </table:table-cell>
          <table:table-cell table:formula="of:=[.$D$4]-[.B79]" office:value-type="float" office:value="60162078.9926193" calcext:value-type="float">
            <text:p>60,162,079</text:p>
          </table:table-cell>
          <table:table-cell table:formula="of:=[.E78]+[.$E$2]*[.E78]" office:value-type="float" office:value="0" calcext:value-type="float">
            <text:p>0.00000</text:p>
          </table:table-cell>
          <table:table-cell table:formula="of:=[.F78]+[.E78]*[.F78]" office:value-type="float" office:value="0.2" calcext:value-type="float">
            <text:p>0.20000</text:p>
          </table:table-cell>
          <table:table-cell table:formula="of:=[.B60]*[.F79]" office:value-type="float" office:value="28851.7073997177" calcext:value-type="float">
            <text:p>28,852</text:p>
          </table:table-cell>
          <table:table-cell table:formula="of:=[.B60]*(1-[.F79])" office:value-type="float" office:value="115406.829598871" calcext:value-type="float">
            <text:p>115,407</text:p>
          </table:table-cell>
          <table:table-cell table:formula="of:=[.B79]-[.G79]-[.H79]" office:value-type="float" office:value="53662.4703820809" calcext:value-type="float">
            <text:p>53,662</text:p>
          </table:table-cell>
          <table:table-cell table:number-columns-repeated="55"/>
        </table:table-row>
        <table:table-row table:style-name="ro1">
          <table:table-cell table:style-name="ce45" table:formula="of:=[.A79]+1" office:value-type="float" office:value="77" calcext:value-type="float">
            <text:p>77</text:p>
          </table:table-cell>
          <table:table-cell table:formula="of:=[.B79]+[.B79]*[.$C80]*(1-[.B79]/[.D79])" office:value-type="float" office:value="199612.263881763" calcext:value-type="float">
            <text:p>199,612</text:p>
          </table:table-cell>
          <table:table-cell table:formula="of:=[.C79]-[.C79]*[.$C$2]" office:value-type="float" office:value="0.00857331305071781" calcext:value-type="float">
            <text:p>0.0086</text:p>
          </table:table-cell>
          <table:table-cell table:formula="of:=[.$D$4]-[.B80]" office:value-type="float" office:value="60160387.7361182" calcext:value-type="float">
            <text:p>60,160,388</text:p>
          </table:table-cell>
          <table:table-cell table:formula="of:=[.E79]+[.$E$2]*[.E79]" office:value-type="float" office:value="0" calcext:value-type="float">
            <text:p>0.00000</text:p>
          </table:table-cell>
          <table:table-cell table:formula="of:=[.F79]+[.E79]*[.F79]" office:value-type="float" office:value="0.2" calcext:value-type="float">
            <text:p>0.20000</text:p>
          </table:table-cell>
          <table:table-cell table:formula="of:=[.B61]*[.F80]" office:value-type="float" office:value="29651.2641561726" calcext:value-type="float">
            <text:p>29,651</text:p>
          </table:table-cell>
          <table:table-cell table:formula="of:=[.B61]*(1-[.F80])" office:value-type="float" office:value="118605.056624691" calcext:value-type="float">
            <text:p>118,605</text:p>
          </table:table-cell>
          <table:table-cell table:formula="of:=[.B80]-[.G80]-[.H80]" office:value-type="float" office:value="51355.9431008995" calcext:value-type="float">
            <text:p>51,356</text:p>
          </table:table-cell>
          <table:table-cell table:number-columns-repeated="55"/>
        </table:table-row>
        <table:table-row table:style-name="ro1">
          <table:table-cell table:style-name="ce45" table:formula="of:=[.A80]+1" office:value-type="float" office:value="78" calcext:value-type="float">
            <text:p>78</text:p>
          </table:table-cell>
          <table:table-cell table:formula="of:=[.B80]+[.B80]*[.$C81]*(1-[.B80]/[.D80])" office:value-type="float" office:value="201215.584472912" calcext:value-type="float">
            <text:p>201,216</text:p>
          </table:table-cell>
          <table:table-cell table:formula="of:=[.C80]-[.C80]*[.$C$2]" office:value-type="float" office:value="0.00805891426767474" calcext:value-type="float">
            <text:p>0.0081</text:p>
          </table:table-cell>
          <table:table-cell table:formula="of:=[.$D$4]-[.B81]" office:value-type="float" office:value="60158784.4155271" calcext:value-type="float">
            <text:p>60,158,784</text:p>
          </table:table-cell>
          <table:table-cell table:formula="of:=[.E80]+[.$E$2]*[.E80]" office:value-type="float" office:value="0" calcext:value-type="float">
            <text:p>0.00000</text:p>
          </table:table-cell>
          <table:table-cell table:formula="of:=[.F80]+[.E80]*[.F80]" office:value-type="float" office:value="0.2" calcext:value-type="float">
            <text:p>0.20000</text:p>
          </table:table-cell>
          <table:table-cell table:formula="of:=[.B62]*[.F81]" office:value-type="float" office:value="30423.6243293295" calcext:value-type="float">
            <text:p>30,424</text:p>
          </table:table-cell>
          <table:table-cell table:formula="of:=[.B62]*(1-[.F81])" office:value-type="float" office:value="121694.497317318" calcext:value-type="float">
            <text:p>121,694</text:p>
          </table:table-cell>
          <table:table-cell table:formula="of:=[.B81]-[.G81]-[.H81]" office:value-type="float" office:value="49097.4628262643" calcext:value-type="float">
            <text:p>49,097</text:p>
          </table:table-cell>
          <table:table-cell table:number-columns-repeated="55"/>
        </table:table-row>
        <table:table-row table:style-name="ro1">
          <table:table-cell table:style-name="ce45" table:formula="of:=[.A81]+1" office:value-type="float" office:value="79" calcext:value-type="float">
            <text:p>79</text:p>
          </table:table-cell>
          <table:table-cell table:formula="of:=[.B81]+[.B81]*[.$C82]*(1-[.B81]/[.D81])" office:value-type="float" office:value="202734.770531505" calcext:value-type="float">
            <text:p>202,735</text:p>
          </table:table-cell>
          <table:table-cell table:formula="of:=[.C81]-[.C81]*[.$C$2]" office:value-type="float" office:value="0.00757537941161425" calcext:value-type="float">
            <text:p>0.0076</text:p>
          </table:table-cell>
          <table:table-cell table:formula="of:=[.$D$4]-[.B82]" office:value-type="float" office:value="60157265.2294685" calcext:value-type="float">
            <text:p>60,157,265</text:p>
          </table:table-cell>
          <table:table-cell table:formula="of:=[.E81]+[.$E$2]*[.E81]" office:value-type="float" office:value="0" calcext:value-type="float">
            <text:p>0.00000</text:p>
          </table:table-cell>
          <table:table-cell table:formula="of:=[.F81]+[.E81]*[.F81]" office:value-type="float" office:value="0.2" calcext:value-type="float">
            <text:p>0.20000</text:p>
          </table:table-cell>
          <table:table-cell table:formula="of:=[.B63]*[.F82]" office:value-type="float" office:value="31168.5063061292" calcext:value-type="float">
            <text:p>31,169</text:p>
          </table:table-cell>
          <table:table-cell table:formula="of:=[.B63]*(1-[.F82])" office:value-type="float" office:value="124674.025224517" calcext:value-type="float">
            <text:p>124,674</text:p>
          </table:table-cell>
          <table:table-cell table:formula="of:=[.B82]-[.G82]-[.H82]" office:value-type="float" office:value="46892.239000859" calcext:value-type="float">
            <text:p>46,892</text:p>
          </table:table-cell>
          <table:table-cell table:number-columns-repeated="55"/>
        </table:table-row>
        <table:table-row table:style-name="ro1">
          <table:table-cell table:style-name="ce45" table:formula="of:=[.A82]+1" office:value-type="float" office:value="80" calcext:value-type="float">
            <text:p>80</text:p>
          </table:table-cell>
          <table:table-cell table:formula="of:=[.B82]+[.B82]*[.$C83]*(1-[.B82]/[.D82])" office:value-type="float" office:value="204173.550570482" calcext:value-type="float">
            <text:p>204,174</text:p>
          </table:table-cell>
          <table:table-cell table:formula="of:=[.C82]-[.C82]*[.$C$2]" office:value-type="float" office:value="0.0071208566469174" calcext:value-type="float">
            <text:p>0.0071</text:p>
          </table:table-cell>
          <table:table-cell table:formula="of:=[.$D$4]-[.B83]" office:value-type="float" office:value="60155826.4494295" calcext:value-type="float">
            <text:p>60,155,826</text:p>
          </table:table-cell>
          <table:table-cell table:formula="of:=[.E82]+[.$E$2]*[.E82]" office:value-type="float" office:value="0" calcext:value-type="float">
            <text:p>0.00000</text:p>
          </table:table-cell>
          <table:table-cell table:formula="of:=[.F82]+[.E82]*[.F82]" office:value-type="float" office:value="0.2" calcext:value-type="float">
            <text:p>0.20000</text:p>
          </table:table-cell>
          <table:table-cell table:formula="of:=[.B64]*[.F83]" office:value-type="float" office:value="31885.7939609929" calcext:value-type="float">
            <text:p>31,886</text:p>
          </table:table-cell>
          <table:table-cell table:formula="of:=[.B64]*(1-[.F83])" office:value-type="float" office:value="127543.175843972" calcext:value-type="float">
            <text:p>127,543</text:p>
          </table:table-cell>
          <table:table-cell table:formula="of:=[.B83]-[.G83]-[.H83]" office:value-type="float" office:value="44744.5807655173" calcext:value-type="float">
            <text:p>44,745</text:p>
          </table:table-cell>
          <table:table-cell table:number-columns-repeated="55"/>
        </table:table-row>
        <table:table-row table:style-name="ro1">
          <table:table-cell table:style-name="ce45" table:formula="of:=[.A83]+1" office:value-type="float" office:value="81" calcext:value-type="float">
            <text:p>81</text:p>
          </table:table-cell>
          <table:table-cell table:formula="of:=[.B83]+[.B83]*[.$C84]*(1-[.B83]/[.D83])" office:value-type="float" office:value="205535.569179515" calcext:value-type="float">
            <text:p>205,536</text:p>
          </table:table-cell>
          <table:table-cell table:formula="of:=[.C83]-[.C83]*[.$C$2]" office:value-type="float" office:value="0.00669360524810235" calcext:value-type="float">
            <text:p>0.0067</text:p>
          </table:table-cell>
          <table:table-cell table:formula="of:=[.$D$4]-[.B84]" office:value-type="float" office:value="60154464.4308205" calcext:value-type="float">
            <text:p>60,154,464</text:p>
          </table:table-cell>
          <table:table-cell table:formula="of:=[.E83]+[.$E$2]*[.E83]" office:value-type="float" office:value="0" calcext:value-type="float">
            <text:p>0.00000</text:p>
          </table:table-cell>
          <table:table-cell table:formula="of:=[.F83]+[.E83]*[.F83]" office:value-type="float" office:value="0.2" calcext:value-type="float">
            <text:p>0.20000</text:p>
          </table:table-cell>
          <table:table-cell table:formula="of:=[.B65]*[.F84]" office:value-type="float" office:value="32575.51972239" calcext:value-type="float">
            <text:p>32,576</text:p>
          </table:table-cell>
          <table:table-cell table:formula="of:=[.B65]*(1-[.F84])" office:value-type="float" office:value="130302.07888956" calcext:value-type="float">
            <text:p>130,302</text:p>
          </table:table-cell>
          <table:table-cell table:formula="of:=[.B84]-[.G84]-[.H84]" office:value-type="float" office:value="42657.9705675649" calcext:value-type="float">
            <text:p>42,658</text:p>
          </table:table-cell>
          <table:table-cell table:number-columns-repeated="55"/>
        </table:table-row>
        <table:table-row table:style-name="ro1">
          <table:table-cell table:style-name="ce45" table:formula="of:=[.A84]+1" office:value-type="float" office:value="82" calcext:value-type="float">
            <text:p>82</text:p>
          </table:table-cell>
          <table:table-cell table:formula="of:=[.B84]+[.B84]*[.$C85]*(1-[.B84]/[.D84])" office:value-type="float" office:value="206824.378010767" calcext:value-type="float">
            <text:p>206,824</text:p>
          </table:table-cell>
          <table:table-cell table:formula="of:=[.C84]-[.C84]*[.$C$2]" office:value-type="float" office:value="0.00629198893321621" calcext:value-type="float">
            <text:p>0.0063</text:p>
          </table:table-cell>
          <table:table-cell table:formula="of:=[.$D$4]-[.B85]" office:value-type="float" office:value="60153175.6219892" calcext:value-type="float">
            <text:p>60,153,176</text:p>
          </table:table-cell>
          <table:table-cell table:formula="of:=[.E84]+[.$E$2]*[.E84]" office:value-type="float" office:value="0" calcext:value-type="float">
            <text:p>0.00000</text:p>
          </table:table-cell>
          <table:table-cell table:formula="of:=[.F84]+[.E84]*[.F84]" office:value-type="float" office:value="0.2" calcext:value-type="float">
            <text:p>0.20000</text:p>
          </table:table-cell>
          <table:table-cell table:formula="of:=[.B66]*[.F85]" office:value-type="float" office:value="33237.848165206" calcext:value-type="float">
            <text:p>33,238</text:p>
          </table:table-cell>
          <table:table-cell table:formula="of:=[.B66]*(1-[.F85])" office:value-type="float" office:value="132951.392660824" calcext:value-type="float">
            <text:p>132,951</text:p>
          </table:table-cell>
          <table:table-cell table:formula="of:=[.B85]-[.G85]-[.H85]" office:value-type="float" office:value="40635.1371847365" calcext:value-type="float">
            <text:p>40,635</text:p>
          </table:table-cell>
          <table:table-cell table:number-columns-repeated="55"/>
        </table:table-row>
        <table:table-row table:style-name="ro1">
          <table:table-cell table:style-name="ce45" table:formula="of:=[.A85]+1" office:value-type="float" office:value="83" calcext:value-type="float">
            <text:p>83</text:p>
          </table:table-cell>
          <table:table-cell table:formula="of:=[.B85]+[.B85]*[.$C86]*(1-[.B85]/[.D85])" office:value-type="float" office:value="208043.428589477" calcext:value-type="float">
            <text:p>208,043</text:p>
          </table:table-cell>
          <table:table-cell table:formula="of:=[.C85]-[.C85]*[.$C$2]" office:value-type="float" office:value="0.00591446959722324" calcext:value-type="float">
            <text:p>0.0059</text:p>
          </table:table-cell>
          <table:table-cell table:formula="of:=[.$D$4]-[.B86]" office:value-type="float" office:value="60151956.5714105" calcext:value-type="float">
            <text:p>60,151,957</text:p>
          </table:table-cell>
          <table:table-cell table:formula="of:=[.E85]+[.$E$2]*[.E85]" office:value-type="float" office:value="0" calcext:value-type="float">
            <text:p>0.00000</text:p>
          </table:table-cell>
          <table:table-cell table:formula="of:=[.F85]+[.E85]*[.F85]" office:value-type="float" office:value="0.2" calcext:value-type="float">
            <text:p>0.20000</text:p>
          </table:table-cell>
          <table:table-cell table:formula="of:=[.B67]*[.F86]" office:value-type="float" office:value="33873.0602939045" calcext:value-type="float">
            <text:p>33,873</text:p>
          </table:table-cell>
          <table:table-cell table:formula="of:=[.B67]*(1-[.F86])" office:value-type="float" office:value="135492.241175618" calcext:value-type="float">
            <text:p>135,492</text:p>
          </table:table-cell>
          <table:table-cell table:formula="of:=[.B86]-[.G86]-[.H86]" office:value-type="float" office:value="38678.1271199546" calcext:value-type="float">
            <text:p>38,678</text:p>
          </table:table-cell>
          <table:table-cell table:number-columns-repeated="55"/>
        </table:table-row>
        <table:table-row table:style-name="ro1">
          <table:table-cell table:style-name="ce45" table:formula="of:=[.A86]+1" office:value-type="float" office:value="84" calcext:value-type="float">
            <text:p>84</text:p>
          </table:table-cell>
          <table:table-cell table:formula="of:=[.B86]+[.B86]*[.$C87]*(1-[.B86]/[.D86])" office:value-type="float" office:value="209196.066744727" calcext:value-type="float">
            <text:p>209,196</text:p>
          </table:table-cell>
          <table:table-cell table:formula="of:=[.C86]-[.C86]*[.$C$2]" office:value-type="float" office:value="0.00555960142138985" calcext:value-type="float">
            <text:p>0.0056</text:p>
          </table:table-cell>
          <table:table-cell table:formula="of:=[.$D$4]-[.B87]" office:value-type="float" office:value="60150803.9332553" calcext:value-type="float">
            <text:p>60,150,804</text:p>
          </table:table-cell>
          <table:table-cell table:formula="of:=[.E86]+[.$E$2]*[.E86]" office:value-type="float" office:value="0" calcext:value-type="float">
            <text:p>0.00000</text:p>
          </table:table-cell>
          <table:table-cell table:formula="of:=[.F86]+[.E86]*[.F86]" office:value-type="float" office:value="0.2" calcext:value-type="float">
            <text:p>0.20000</text:p>
          </table:table-cell>
          <table:table-cell table:formula="of:=[.B68]*[.F87]" office:value-type="float" office:value="34481.5386395444" calcext:value-type="float">
            <text:p>34,482</text:p>
          </table:table-cell>
          <table:table-cell table:formula="of:=[.B68]*(1-[.F87])" office:value-type="float" office:value="137926.154558178" calcext:value-type="float">
            <text:p>137,926</text:p>
          </table:table-cell>
          <table:table-cell table:formula="of:=[.B87]-[.G87]-[.H87]" office:value-type="float" office:value="36788.3735470049" calcext:value-type="float">
            <text:p>36,788</text:p>
          </table:table-cell>
          <table:table-cell table:number-columns-repeated="55"/>
        </table:table-row>
        <table:table-row table:style-name="ro1">
          <table:table-cell table:style-name="ce45" table:formula="of:=[.A87]+1" office:value-type="float" office:value="85" calcext:value-type="float">
            <text:p>85</text:p>
          </table:table-cell>
          <table:table-cell table:formula="of:=[.B87]+[.B87]*[.$C88]*(1-[.B87]/[.D87])" office:value-type="float" office:value="210285.528470954" calcext:value-type="float">
            <text:p>210,286</text:p>
          </table:table-cell>
          <table:table-cell table:formula="of:=[.C87]-[.C87]*[.$C$2]" office:value-type="float" office:value="0.00522602533610646" calcext:value-type="float">
            <text:p>0.0052</text:p>
          </table:table-cell>
          <table:table-cell table:formula="of:=[.$D$4]-[.B88]" office:value-type="float" office:value="60149714.471529" calcext:value-type="float">
            <text:p>60,149,714</text:p>
          </table:table-cell>
          <table:table-cell table:formula="of:=[.E87]+[.$E$2]*[.E87]" office:value-type="float" office:value="0" calcext:value-type="float">
            <text:p>0.00000</text:p>
          </table:table-cell>
          <table:table-cell table:formula="of:=[.F87]+[.E87]*[.F87]" office:value-type="float" office:value="0.2" calcext:value-type="float">
            <text:p>0.20000</text:p>
          </table:table-cell>
          <table:table-cell table:formula="of:=[.B69]*[.F88]" office:value-type="float" office:value="35063.7532572032" calcext:value-type="float">
            <text:p>35,064</text:p>
          </table:table-cell>
          <table:table-cell table:formula="of:=[.B69]*(1-[.F88])" office:value-type="float" office:value="140255.013028813" calcext:value-type="float">
            <text:p>140,255</text:p>
          </table:table-cell>
          <table:table-cell table:formula="of:=[.B88]-[.G88]-[.H88]" office:value-type="float" office:value="34966.7621849386" calcext:value-type="float">
            <text:p>34,967</text:p>
          </table:table-cell>
          <table:table-cell table:number-columns-repeated="55"/>
        </table:table-row>
        <table:table-row table:style-name="ro1">
          <table:table-cell table:style-name="ce45" table:formula="of:=[.A88]+1" office:value-type="float" office:value="86" calcext:value-type="float">
            <text:p>86</text:p>
          </table:table-cell>
          <table:table-cell table:formula="of:=[.B88]+[.B88]*[.$C89]*(1-[.B88]/[.D88])" office:value-type="float" office:value="211314.937045966" calcext:value-type="float">
            <text:p>211,315</text:p>
          </table:table-cell>
          <table:table-cell table:formula="of:=[.C88]-[.C88]*[.$C$2]" office:value-type="float" office:value="0.00491246381594007" calcext:value-type="float">
            <text:p>0.0049</text:p>
          </table:table-cell>
          <table:table-cell table:formula="of:=[.$D$4]-[.B89]" office:value-type="float" office:value="60148685.062954" calcext:value-type="float">
            <text:p>60,148,685</text:p>
          </table:table-cell>
          <table:table-cell table:formula="of:=[.E88]+[.$E$2]*[.E88]" office:value-type="float" office:value="0" calcext:value-type="float">
            <text:p>0.00000</text:p>
          </table:table-cell>
          <table:table-cell table:formula="of:=[.F88]+[.E88]*[.F88]" office:value-type="float" office:value="0.2" calcext:value-type="float">
            <text:p>0.20000</text:p>
          </table:table-cell>
          <table:table-cell table:formula="of:=[.B70]*[.F89]" office:value-type="float" office:value="35620.2486790886" calcext:value-type="float">
            <text:p>35,620</text:p>
          </table:table-cell>
          <table:table-cell table:formula="of:=[.B70]*(1-[.F89])" office:value-type="float" office:value="142480.994716355" calcext:value-type="float">
            <text:p>142,481</text:p>
          </table:table-cell>
          <table:table-cell table:formula="of:=[.B89]-[.G89]-[.H89]" office:value-type="float" office:value="33213.6936505233" calcext:value-type="float">
            <text:p>33,214</text:p>
          </table:table-cell>
          <table:table-cell table:number-columns-repeated="55"/>
        </table:table-row>
        <table:table-row table:style-name="ro1">
          <table:table-cell table:style-name="ce45" table:formula="of:=[.A89]+1" office:value-type="float" office:value="87" calcext:value-type="float">
            <text:p>87</text:p>
          </table:table-cell>
          <table:table-cell table:formula="of:=[.B89]+[.B89]*[.$C90]*(1-[.B89]/[.D89])" office:value-type="float" office:value="212287.301245967" calcext:value-type="float">
            <text:p>212,287</text:p>
          </table:table-cell>
          <table:table-cell table:formula="of:=[.C89]-[.C89]*[.$C$2]" office:value-type="float" office:value="0.00461771598698366" calcext:value-type="float">
            <text:p>0.0046</text:p>
          </table:table-cell>
          <table:table-cell table:formula="of:=[.$D$4]-[.B90]" office:value-type="float" office:value="60147712.698754" calcext:value-type="float">
            <text:p>60,147,713</text:p>
          </table:table-cell>
          <table:table-cell table:formula="of:=[.E89]+[.$E$2]*[.E89]" office:value-type="float" office:value="0" calcext:value-type="float">
            <text:p>0.00000</text:p>
          </table:table-cell>
          <table:table-cell table:formula="of:=[.F89]+[.E89]*[.F89]" office:value-type="float" office:value="0.2" calcext:value-type="float">
            <text:p>0.20000</text:p>
          </table:table-cell>
          <table:table-cell table:formula="of:=[.B71]*[.F90]" office:value-type="float" office:value="36151.6318522824" calcext:value-type="float">
            <text:p>36,152</text:p>
          </table:table-cell>
          <table:table-cell table:formula="of:=[.B71]*(1-[.F90])" office:value-type="float" office:value="144606.52740913" calcext:value-type="float">
            <text:p>144,607</text:p>
          </table:table-cell>
          <table:table-cell table:formula="of:=[.B90]-[.G90]-[.H90]" office:value-type="float" office:value="31529.1419845545" calcext:value-type="float">
            <text:p>31,529</text:p>
          </table:table-cell>
          <table:table-cell table:number-columns-repeated="55"/>
        </table:table-row>
        <table:table-row table:style-name="ro1">
          <table:table-cell table:style-name="ce45" table:formula="of:=[.A90]+1" office:value-type="float" office:value="88" calcext:value-type="float">
            <text:p>88</text:p>
          </table:table-cell>
          <table:table-cell table:formula="of:=[.B90]+[.B90]*[.$C91]*(1-[.B90]/[.D90])" office:value-type="float" office:value="213205.514512391" calcext:value-type="float">
            <text:p>213,206</text:p>
          </table:table-cell>
          <table:table-cell table:formula="of:=[.C90]-[.C90]*[.$C$2]" office:value-type="float" office:value="0.00434065302776464" calcext:value-type="float">
            <text:p>0.0043</text:p>
          </table:table-cell>
          <table:table-cell table:formula="of:=[.$D$4]-[.B91]" office:value-type="float" office:value="60146794.4854876" calcext:value-type="float">
            <text:p>60,146,794</text:p>
          </table:table-cell>
          <table:table-cell table:formula="of:=[.E90]+[.$E$2]*[.E90]" office:value-type="float" office:value="0" calcext:value-type="float">
            <text:p>0.00000</text:p>
          </table:table-cell>
          <table:table-cell table:formula="of:=[.F90]+[.E90]*[.F90]" office:value-type="float" office:value="0.2" calcext:value-type="float">
            <text:p>0.20000</text:p>
          </table:table-cell>
          <table:table-cell table:formula="of:=[.B72]*[.F91]" office:value-type="float" office:value="36658.5610682609" calcext:value-type="float">
            <text:p>36,659</text:p>
          </table:table-cell>
          <table:table-cell table:formula="of:=[.B72]*(1-[.F91])" office:value-type="float" office:value="146634.244273044" calcext:value-type="float">
            <text:p>146,634</text:p>
          </table:table-cell>
          <table:table-cell table:formula="of:=[.B91]-[.G91]-[.H91]" office:value-type="float" office:value="29912.7091710867" calcext:value-type="float">
            <text:p>29,913</text:p>
          </table:table-cell>
          <table:table-cell table:number-columns-repeated="55"/>
        </table:table-row>
        <table:table-row table:style-name="ro1">
          <table:table-cell table:style-name="ce45" table:formula="of:=[.A91]+1" office:value-type="float" office:value="89" calcext:value-type="float">
            <text:p>89</text:p>
          </table:table-cell>
          <table:table-cell table:formula="of:=[.B91]+[.B91]*[.$C92]*(1-[.B91]/[.D91])" office:value-type="float" office:value="214072.35493896" calcext:value-type="float">
            <text:p>214,072</text:p>
          </table:table-cell>
          <table:table-cell table:formula="of:=[.C91]-[.C91]*[.$C$2]" office:value-type="float" office:value="0.00408021384609877" calcext:value-type="float">
            <text:p>0.0041</text:p>
          </table:table-cell>
          <table:table-cell table:formula="of:=[.$D$4]-[.B92]" office:value-type="float" office:value="60145927.645061" calcext:value-type="float">
            <text:p>60,145,928</text:p>
          </table:table-cell>
          <table:table-cell table:formula="of:=[.E91]+[.$E$2]*[.E91]" office:value-type="float" office:value="0" calcext:value-type="float">
            <text:p>0.00000</text:p>
          </table:table-cell>
          <table:table-cell table:formula="of:=[.F91]+[.E91]*[.F91]" office:value-type="float" office:value="0.2" calcext:value-type="float">
            <text:p>0.20000</text:p>
          </table:table-cell>
          <table:table-cell table:formula="of:=[.B73]*[.F92]" office:value-type="float" office:value="37141.7358736585" calcext:value-type="float">
            <text:p>37,142</text:p>
          </table:table-cell>
          <table:table-cell table:formula="of:=[.B73]*(1-[.F92])" office:value-type="float" office:value="148566.943494634" calcext:value-type="float">
            <text:p>148,567</text:p>
          </table:table-cell>
          <table:table-cell table:formula="of:=[.B92]-[.G92]-[.H92]" office:value-type="float" office:value="28363.6755706675" calcext:value-type="float">
            <text:p>28,364</text:p>
          </table:table-cell>
          <table:table-cell table:number-columns-repeated="55"/>
        </table:table-row>
        <table:table-row table:style-name="ro1">
          <table:table-cell table:style-name="ce45" table:formula="of:=[.A92]+1" office:value-type="float" office:value="90" calcext:value-type="float">
            <text:p>90</text:p>
          </table:table-cell>
          <table:table-cell table:formula="of:=[.B92]+[.B92]*[.$C93]*(1-[.B92]/[.D92])" office:value-type="float" office:value="214890.485960213" calcext:value-type="float">
            <text:p>214,890</text:p>
          </table:table-cell>
          <table:table-cell table:formula="of:=[.C92]-[.C92]*[.$C$2]" office:value-type="float" office:value="0.00383540101533284" calcext:value-type="float">
            <text:p>0.0038</text:p>
          </table:table-cell>
          <table:table-cell table:formula="of:=[.$D$4]-[.B93]" office:value-type="float" office:value="60145109.5140398" calcext:value-type="float">
            <text:p>60,145,110</text:p>
          </table:table-cell>
          <table:table-cell table:formula="of:=[.E92]+[.$E$2]*[.E92]" office:value-type="float" office:value="0" calcext:value-type="float">
            <text:p>0.00000</text:p>
          </table:table-cell>
          <table:table-cell table:formula="of:=[.F92]+[.E92]*[.F92]" office:value-type="float" office:value="0.2" calcext:value-type="float">
            <text:p>0.20000</text:p>
          </table:table-cell>
          <table:table-cell table:formula="of:=[.B74]*[.F93]" office:value-type="float" office:value="37601.8879377149" calcext:value-type="float">
            <text:p>37,602</text:p>
          </table:table-cell>
          <table:table-cell table:formula="of:=[.B74]*(1-[.F93])" office:value-type="float" office:value="150407.55175086" calcext:value-type="float">
            <text:p>150,408</text:p>
          </table:table-cell>
          <table:table-cell table:formula="of:=[.B93]-[.G93]-[.H93]" office:value-type="float" office:value="26881.0462716382" calcext:value-type="float">
            <text:p>26,881</text:p>
          </table:table-cell>
          <table:table-cell table:number-columns-repeated="55"/>
        </table:table-row>
        <table:table-row table:style-name="ro1">
          <table:table-cell table:style-name="ce45" table:formula="of:=[.A93]+1" office:value-type="float" office:value="91" calcext:value-type="float">
            <text:p>91</text:p>
          </table:table-cell>
          <table:table-cell table:formula="of:=[.B93]+[.B93]*[.$C94]*(1-[.B93]/[.D93])" office:value-type="float" office:value="215662.457634885" calcext:value-type="float">
            <text:p>215,662</text:p>
          </table:table-cell>
          <table:table-cell table:formula="of:=[.C93]-[.C93]*[.$C$2]" office:value-type="float" office:value="0.00360527695441287" calcext:value-type="float">
            <text:p>0.0036</text:p>
          </table:table-cell>
          <table:table-cell table:formula="of:=[.$D$4]-[.B94]" office:value-type="float" office:value="60144337.5423651" calcext:value-type="float">
            <text:p>60,144,338</text:p>
          </table:table-cell>
          <table:table-cell table:formula="of:=[.E93]+[.$E$2]*[.E93]" office:value-type="float" office:value="0" calcext:value-type="float">
            <text:p>0.00000</text:p>
          </table:table-cell>
          <table:table-cell table:formula="of:=[.F93]+[.E93]*[.F93]" office:value-type="float" office:value="0.2" calcext:value-type="float">
            <text:p>0.20000</text:p>
          </table:table-cell>
          <table:table-cell table:formula="of:=[.B75]*[.F94]" office:value-type="float" office:value="38039.7728410412" calcext:value-type="float">
            <text:p>38,040</text:p>
          </table:table-cell>
          <table:table-cell table:formula="of:=[.B75]*(1-[.F94])" office:value-type="float" office:value="152159.091364165" calcext:value-type="float">
            <text:p>152,159</text:p>
          </table:table-cell>
          <table:table-cell table:formula="of:=[.B94]-[.G94]-[.H94]" office:value-type="float" office:value="25463.5934296787" calcext:value-type="float">
            <text:p>25,464</text:p>
          </table:table-cell>
          <table:table-cell table:number-columns-repeated="55"/>
        </table:table-row>
        <table:table-row table:style-name="ro1">
          <table:table-cell table:style-name="ce45" table:formula="of:=[.A94]+1" office:value-type="float" office:value="92" calcext:value-type="float">
            <text:p>92</text:p>
          </table:table-cell>
          <table:table-cell table:formula="of:=[.B94]+[.B94]*[.$C95]*(1-[.B94]/[.D94])" office:value-type="float" office:value="216390.708428709" calcext:value-type="float">
            <text:p>216,391</text:p>
          </table:table-cell>
          <table:table-cell table:formula="of:=[.C94]-[.C94]*[.$C$2]" office:value-type="float" office:value="0.0033889603371481" calcext:value-type="float">
            <text:p>0.0034</text:p>
          </table:table-cell>
          <table:table-cell table:formula="of:=[.$D$4]-[.B95]" office:value-type="float" office:value="60143609.2915713" calcext:value-type="float">
            <text:p>60,143,609</text:p>
          </table:table-cell>
          <table:table-cell table:formula="of:=[.E94]+[.$E$2]*[.E94]" office:value-type="float" office:value="0" calcext:value-type="float">
            <text:p>0.00000</text:p>
          </table:table-cell>
          <table:table-cell table:formula="of:=[.F94]+[.E94]*[.F94]" office:value-type="float" office:value="0.2" calcext:value-type="float">
            <text:p>0.20000</text:p>
          </table:table-cell>
          <table:table-cell table:formula="of:=[.B76]*[.F95]" office:value-type="float" office:value="38456.1627423071" calcext:value-type="float">
            <text:p>38,456</text:p>
          </table:table-cell>
          <table:table-cell table:formula="of:=[.B76]*(1-[.F95])" office:value-type="float" office:value="153824.650969228" calcext:value-type="float">
            <text:p>153,825</text:p>
          </table:table-cell>
          <table:table-cell table:formula="of:=[.B95]-[.G95]-[.H95]" office:value-type="float" office:value="24109.8947171739" calcext:value-type="float">
            <text:p>24,110</text:p>
          </table:table-cell>
          <table:table-cell table:number-columns-repeated="55"/>
        </table:table-row>
        <table:table-row table:style-name="ro1">
          <table:table-cell table:style-name="ce45" table:formula="of:=[.A95]+1" office:value-type="float" office:value="93" calcext:value-type="float">
            <text:p>93</text:p>
          </table:table-cell>
          <table:table-cell table:formula="of:=[.B95]+[.B95]*[.$C96]*(1-[.B95]/[.D95])" office:value-type="float" office:value="217077.567411669" calcext:value-type="float">
            <text:p>217,078</text:p>
          </table:table-cell>
          <table:table-cell table:formula="of:=[.C95]-[.C95]*[.$C$2]" office:value-type="float" office:value="0.00318562271691921" calcext:value-type="float">
            <text:p>0.0032</text:p>
          </table:table-cell>
          <table:table-cell table:formula="of:=[.$D$4]-[.B96]" office:value-type="float" office:value="60142922.4325883" calcext:value-type="float">
            <text:p>60,142,922</text:p>
          </table:table-cell>
          <table:table-cell table:formula="of:=[.E95]+[.$E$2]*[.E95]" office:value-type="float" office:value="0" calcext:value-type="float">
            <text:p>0.00000</text:p>
          </table:table-cell>
          <table:table-cell table:formula="of:=[.F95]+[.E95]*[.F95]" office:value-type="float" office:value="0.2" calcext:value-type="float">
            <text:p>0.20000</text:p>
          </table:table-cell>
          <table:table-cell table:formula="of:=[.B77]*[.F96]" office:value-type="float" office:value="38851.8398737933" calcext:value-type="float">
            <text:p>38,852</text:p>
          </table:table-cell>
          <table:table-cell table:formula="of:=[.B77]*(1-[.F96])" office:value-type="float" office:value="155407.359495173" calcext:value-type="float">
            <text:p>155,407</text:p>
          </table:table-cell>
          <table:table-cell table:formula="of:=[.B96]-[.G96]-[.H96]" office:value-type="float" office:value="22818.3680427026" calcext:value-type="float">
            <text:p>22,818</text:p>
          </table:table-cell>
          <table:table-cell table:number-columns-repeated="55"/>
        </table:table-row>
        <table:table-row table:style-name="ro1">
          <table:table-cell table:style-name="ce45" table:formula="of:=[.A96]+1" office:value-type="float" office:value="94" calcext:value-type="float">
            <text:p>94</text:p>
          </table:table-cell>
          <table:table-cell table:formula="of:=[.B96]+[.B96]*[.$C97]*(1-[.B96]/[.D96])" office:value-type="float" office:value="217725.256794288" calcext:value-type="float">
            <text:p>217,725</text:p>
          </table:table-cell>
          <table:table-cell table:formula="of:=[.C96]-[.C96]*[.$C$2]" office:value-type="float" office:value="0.00299448535390406" calcext:value-type="float">
            <text:p>0.0030</text:p>
          </table:table-cell>
          <table:table-cell table:formula="of:=[.$D$4]-[.B97]" office:value-type="float" office:value="60142274.7432057" calcext:value-type="float">
            <text:p>60,142,275</text:p>
          </table:table-cell>
          <table:table-cell table:formula="of:=[.E96]+[.$E$2]*[.E96]" office:value-type="float" office:value="0" calcext:value-type="float">
            <text:p>0.00000</text:p>
          </table:table-cell>
          <table:table-cell table:formula="of:=[.F96]+[.E96]*[.F96]" office:value-type="float" office:value="0.2" calcext:value-type="float">
            <text:p>0.20000</text:p>
          </table:table-cell>
          <table:table-cell table:formula="of:=[.B78]*[.F97]" office:value-type="float" office:value="39227.590813081" calcext:value-type="float">
            <text:p>39,228</text:p>
          </table:table-cell>
          <table:table-cell table:formula="of:=[.B78]*(1-[.F97])" office:value-type="float" office:value="156910.363252324" calcext:value-type="float">
            <text:p>156,910</text:p>
          </table:table-cell>
          <table:table-cell table:formula="of:=[.B97]-[.G97]-[.H97]" office:value-type="float" office:value="21587.3027288828" calcext:value-type="float">
            <text:p>21,587</text:p>
          </table:table-cell>
          <table:table-cell table:number-columns-repeated="55"/>
        </table:table-row>
        <table:table-row table:style-name="ro1">
          <table:table-cell table:style-name="ce45" table:formula="of:=[.A97]+1" office:value-type="float" office:value="95" calcext:value-type="float">
            <text:p>95</text:p>
          </table:table-cell>
          <table:table-cell table:formula="of:=[.B97]+[.B97]*[.$C98]*(1-[.B97]/[.D97])" office:value-type="float" office:value="218335.894736364" calcext:value-type="float">
            <text:p>218,336</text:p>
          </table:table-cell>
          <table:table-cell table:formula="of:=[.C97]-[.C97]*[.$C$2]" office:value-type="float" office:value="0.00281481623266981" calcext:value-type="float">
            <text:p>0.0028</text:p>
          </table:table-cell>
          <table:table-cell table:formula="of:=[.$D$4]-[.B98]" office:value-type="float" office:value="60141664.1052636" calcext:value-type="float">
            <text:p>60,141,664</text:p>
          </table:table-cell>
          <table:table-cell table:formula="of:=[.E97]+[.$E$2]*[.E97]" office:value-type="float" office:value="0" calcext:value-type="float">
            <text:p>0.00000</text:p>
          </table:table-cell>
          <table:table-cell table:formula="of:=[.F97]+[.E97]*[.F97]" office:value-type="float" office:value="0.2" calcext:value-type="float">
            <text:p>0.20000</text:p>
          </table:table-cell>
          <table:table-cell table:formula="of:=[.B79]*[.F98]" office:value-type="float" office:value="39584.2014761339" calcext:value-type="float">
            <text:p>39,584</text:p>
          </table:table-cell>
          <table:table-cell table:formula="of:=[.B79]*(1-[.F98])" office:value-type="float" office:value="158336.805904536" calcext:value-type="float">
            <text:p>158,337</text:p>
          </table:table-cell>
          <table:table-cell table:formula="of:=[.B98]-[.G98]-[.H98]" office:value-type="float" office:value="20414.8873556943" calcext:value-type="float">
            <text:p>20,415</text:p>
          </table:table-cell>
          <table:table-cell table:number-columns-repeated="55"/>
        </table:table-row>
        <table:table-row table:style-name="ro1">
          <table:table-cell table:style-name="ce45" table:formula="of:=[.A98]+1" office:value-type="float" office:value="96" calcext:value-type="float">
            <text:p>96</text:p>
          </table:table-cell>
          <table:table-cell table:formula="of:=[.B98]+[.B98]*[.$C99]*(1-[.B98]/[.D98])" office:value-type="float" office:value="218911.49836955" calcext:value-type="float">
            <text:p>218,911</text:p>
          </table:table-cell>
          <table:table-cell table:formula="of:=[.C98]-[.C98]*[.$C$2]" office:value-type="float" office:value="0.00264592725870963" calcext:value-type="float">
            <text:p>0.0026</text:p>
          </table:table-cell>
          <table:table-cell table:formula="of:=[.$D$4]-[.B99]" office:value-type="float" office:value="60141088.5016305" calcext:value-type="float">
            <text:p>60,141,089</text:p>
          </table:table-cell>
          <table:table-cell table:formula="of:=[.E98]+[.$E$2]*[.E98]" office:value-type="float" office:value="0" calcext:value-type="float">
            <text:p>0.00000</text:p>
          </table:table-cell>
          <table:table-cell table:formula="of:=[.F98]+[.E98]*[.F98]" office:value-type="float" office:value="0.2" calcext:value-type="float">
            <text:p>0.20000</text:p>
          </table:table-cell>
          <table:table-cell table:formula="of:=[.B80]*[.F99]" office:value-type="float" office:value="39922.4527763525" calcext:value-type="float">
            <text:p>39,922</text:p>
          </table:table-cell>
          <table:table-cell table:formula="of:=[.B80]*(1-[.F99])" office:value-type="float" office:value="159689.81110541" calcext:value-type="float">
            <text:p>159,690</text:p>
          </table:table-cell>
          <table:table-cell table:formula="of:=[.B99]-[.G99]-[.H99]" office:value-type="float" office:value="19299.2344877869" calcext:value-type="float">
            <text:p>19,299</text:p>
          </table:table-cell>
          <table:table-cell table:number-columns-repeated="55"/>
        </table:table-row>
        <table:table-row table:style-name="ro1">
          <table:table-cell table:style-name="ce45" table:formula="of:=[.A99]+1" office:value-type="float" office:value="97" calcext:value-type="float">
            <text:p>97</text:p>
          </table:table-cell>
          <table:table-cell table:formula="of:=[.B99]+[.B99]*[.$C100]*(1-[.B99]/[.D99])" office:value-type="float" office:value="219453.986982469" calcext:value-type="float">
            <text:p>219,454</text:p>
          </table:table-cell>
          <table:table-cell table:formula="of:=[.C99]-[.C99]*[.$C$2]" office:value-type="float" office:value="0.00248717162318705" calcext:value-type="float">
            <text:p>0.0025</text:p>
          </table:table-cell>
          <table:table-cell table:formula="of:=[.$D$4]-[.B100]" office:value-type="float" office:value="60140546.0130175" calcext:value-type="float">
            <text:p>60,140,546</text:p>
          </table:table-cell>
          <table:table-cell table:formula="of:=[.E99]+[.$E$2]*[.E99]" office:value-type="float" office:value="0" calcext:value-type="float">
            <text:p>0.00000</text:p>
          </table:table-cell>
          <table:table-cell table:formula="of:=[.F99]+[.E99]*[.F99]" office:value-type="float" office:value="0.2" calcext:value-type="float">
            <text:p>0.20000</text:p>
          </table:table-cell>
          <table:table-cell table:formula="of:=[.B81]*[.F100]" office:value-type="float" office:value="40243.1168945823" calcext:value-type="float">
            <text:p>40,243</text:p>
          </table:table-cell>
          <table:table-cell table:formula="of:=[.B81]*(1-[.F100])" office:value-type="float" office:value="160972.467578329" calcext:value-type="float">
            <text:p>160,972</text:p>
          </table:table-cell>
          <table:table-cell table:formula="of:=[.B100]-[.G100]-[.H100]" office:value-type="float" office:value="18238.4025095569" calcext:value-type="float">
            <text:p>18,238</text:p>
          </table:table-cell>
          <table:table-cell table:number-columns-repeated="55"/>
        </table:table-row>
        <table:table-row table:style-name="ro1">
          <table:table-cell table:style-name="ce45" table:formula="of:=[.A100]+1" office:value-type="float" office:value="98" calcext:value-type="float">
            <text:p>98</text:p>
          </table:table-cell>
          <table:table-cell table:formula="of:=[.B100]+[.B100]*[.$C101]*(1-[.B100]/[.D100])" office:value-type="float" office:value="219965.185323646" calcext:value-type="float">
            <text:p>219,965</text:p>
          </table:table-cell>
          <table:table-cell table:formula="of:=[.C100]-[.C100]*[.$C$2]" office:value-type="float" office:value="0.00233794132579583" calcext:value-type="float">
            <text:p>0.0023</text:p>
          </table:table-cell>
          <table:table-cell table:formula="of:=[.$D$4]-[.B101]" office:value-type="float" office:value="60140034.8146764" calcext:value-type="float">
            <text:p>60,140,035</text:p>
          </table:table-cell>
          <table:table-cell table:formula="of:=[.E100]+[.$E$2]*[.E100]" office:value-type="float" office:value="0" calcext:value-type="float">
            <text:p>0.00000</text:p>
          </table:table-cell>
          <table:table-cell table:formula="of:=[.F100]+[.E100]*[.F100]" office:value-type="float" office:value="0.2" calcext:value-type="float">
            <text:p>0.20000</text:p>
          </table:table-cell>
          <table:table-cell table:formula="of:=[.B82]*[.F101]" office:value-type="float" office:value="40546.954106301" calcext:value-type="float">
            <text:p>40,547</text:p>
          </table:table-cell>
          <table:table-cell table:formula="of:=[.B82]*(1-[.F101])" office:value-type="float" office:value="162187.816425204" calcext:value-type="float">
            <text:p>162,188</text:p>
          </table:table-cell>
          <table:table-cell table:formula="of:=[.B101]-[.G101]-[.H101]" office:value-type="float" office:value="17230.4147921414" calcext:value-type="float">
            <text:p>17,230</text:p>
          </table:table-cell>
          <table:table-cell table:number-columns-repeated="55"/>
        </table:table-row>
        <table:table-row table:style-name="ro1">
          <table:table-cell table:style-name="ce45" table:formula="of:=[.A101]+1" office:value-type="float" office:value="99" calcext:value-type="float">
            <text:p>99</text:p>
          </table:table-cell>
          <table:table-cell table:formula="of:=[.B101]+[.B101]*[.$C102]*(1-[.B101]/[.D101])" office:value-type="float" office:value="220446.826983473" calcext:value-type="float">
            <text:p>220,447</text:p>
          </table:table-cell>
          <table:table-cell table:formula="of:=[.C101]-[.C101]*[.$C$2]" office:value-type="float" office:value="0.00219766484624808" calcext:value-type="float">
            <text:p>0.0022</text:p>
          </table:table-cell>
          <table:table-cell table:formula="of:=[.$D$4]-[.B102]" office:value-type="float" office:value="60139553.1730165" calcext:value-type="float">
            <text:p>60,139,553</text:p>
          </table:table-cell>
          <table:table-cell table:formula="of:=[.E101]+[.$E$2]*[.E101]" office:value-type="float" office:value="0" calcext:value-type="float">
            <text:p>0.00000</text:p>
          </table:table-cell>
          <table:table-cell table:formula="of:=[.F101]+[.E101]*[.F101]" office:value-type="float" office:value="0.2" calcext:value-type="float">
            <text:p>0.20000</text:p>
          </table:table-cell>
          <table:table-cell table:formula="of:=[.B83]*[.F102]" office:value-type="float" office:value="40834.7101140964" calcext:value-type="float">
            <text:p>40,835</text:p>
          </table:table-cell>
          <table:table-cell table:formula="of:=[.B83]*(1-[.F102])" office:value-type="float" office:value="163338.840456386" calcext:value-type="float">
            <text:p>163,339</text:p>
          </table:table-cell>
          <table:table-cell table:formula="of:=[.B102]-[.G102]-[.H102]" office:value-type="float" office:value="16273.2764129908" calcext:value-type="float">
            <text:p>16,273</text:p>
          </table:table-cell>
          <table:table-cell table:number-columns-repeated="55"/>
        </table:table-row>
        <table:table-row table:style-name="ro1">
          <table:table-cell table:style-name="ce45" table:formula="of:=[.A102]+1" office:value-type="float" office:value="100" calcext:value-type="float">
            <text:p>100</text:p>
          </table:table-cell>
          <table:table-cell table:formula="of:=[.B102]+[.B102]*[.$C103]*(1-[.B102]/[.D102])" office:value-type="float" office:value="220900.557821738" calcext:value-type="float">
            <text:p>220,901</text:p>
          </table:table-cell>
          <table:table-cell table:formula="of:=[.C102]-[.C102]*[.$C$2]" office:value-type="float" office:value="0.00206580495547319" calcext:value-type="float">
            <text:p>0.0021</text:p>
          </table:table-cell>
          <table:table-cell table:formula="of:=[.$D$4]-[.B103]" office:value-type="float" office:value="60139099.4421783" calcext:value-type="float">
            <text:p>60,139,099</text:p>
          </table:table-cell>
          <table:table-cell table:formula="of:=[.E102]+[.$E$2]*[.E102]" office:value-type="float" office:value="0" calcext:value-type="float">
            <text:p>0.00000</text:p>
          </table:table-cell>
          <table:table-cell table:formula="of:=[.F102]+[.E102]*[.F102]" office:value-type="float" office:value="0.2" calcext:value-type="float">
            <text:p>0.20000</text:p>
          </table:table-cell>
          <table:table-cell table:formula="of:=[.B84]*[.F103]" office:value-type="float" office:value="41107.113835903" calcext:value-type="float">
            <text:p>41,107</text:p>
          </table:table-cell>
          <table:table-cell table:formula="of:=[.B84]*(1-[.F103])" office:value-type="float" office:value="164428.455343612" calcext:value-type="float">
            <text:p>164,428</text:p>
          </table:table-cell>
          <table:table-cell table:formula="of:=[.B103]-[.G103]-[.H103]" office:value-type="float" office:value="15364.9886422228" calcext:value-type="float">
            <text:p>15,365</text:p>
          </table:table-cell>
          <table:table-cell table:number-columns-repeated="55"/>
        </table:table-row>
        <table:table-row table:style-name="ro1">
          <table:table-cell table:style-name="ce45" table:formula="of:=[.A103]+1" office:value-type="float" office:value="101" calcext:value-type="float">
            <text:p>101</text:p>
          </table:table-cell>
          <table:table-cell table:formula="of:=[.B103]+[.B103]*[.$C104]*(1-[.B103]/[.D103])" office:value-type="float" office:value="221327.939412067" calcext:value-type="float">
            <text:p>221,328</text:p>
          </table:table-cell>
          <table:table-cell table:formula="of:=[.C103]-[.C103]*[.$C$2]" office:value-type="float" office:value="0.0019418566581448" calcext:value-type="float">
            <text:p>0.0019</text:p>
          </table:table-cell>
          <table:table-cell table:formula="of:=[.$D$4]-[.B104]" office:value-type="float" office:value="60138672.0605879" calcext:value-type="float">
            <text:p>60,138,672</text:p>
          </table:table-cell>
          <table:table-cell table:formula="of:=[.E103]+[.$E$2]*[.E103]" office:value-type="float" office:value="0" calcext:value-type="float">
            <text:p>0.00000</text:p>
          </table:table-cell>
          <table:table-cell table:formula="of:=[.F103]+[.E103]*[.F103]" office:value-type="float" office:value="0.2" calcext:value-type="float">
            <text:p>0.20000</text:p>
          </table:table-cell>
          <table:table-cell table:formula="of:=[.B85]*[.F104]" office:value-type="float" office:value="41364.8756021533" calcext:value-type="float">
            <text:p>41,365</text:p>
          </table:table-cell>
          <table:table-cell table:formula="of:=[.B85]*(1-[.F104])" office:value-type="float" office:value="165459.502408613" calcext:value-type="float">
            <text:p>165,460</text:p>
          </table:table-cell>
          <table:table-cell table:formula="of:=[.B104]-[.G104]-[.H104]" office:value-type="float" office:value="14503.5614013006" calcext:value-type="float">
            <text:p>14,504</text:p>
          </table:table-cell>
          <table:table-cell table:number-columns-repeated="55"/>
        </table:table-row>
        <table:table-row table:style-name="ro1">
          <table:table-cell table:style-name="ce45" table:formula="of:=[.A104]+1" office:value-type="float" office:value="102" calcext:value-type="float">
            <text:p>102</text:p>
          </table:table-cell>
          <table:table-cell table:formula="of:=[.B104]+[.B104]*[.$C105]*(1-[.B104]/[.D104])" office:value-type="float" office:value="221730.452478822" calcext:value-type="float">
            <text:p>221,730</text:p>
          </table:table-cell>
          <table:table-cell table:formula="of:=[.C104]-[.C104]*[.$C$2]" office:value-type="float" office:value="0.00182534525865611" calcext:value-type="float">
            <text:p>0.0018</text:p>
          </table:table-cell>
          <table:table-cell table:formula="of:=[.$D$4]-[.B105]" office:value-type="float" office:value="60138269.5475212" calcext:value-type="float">
            <text:p>60,138,270</text:p>
          </table:table-cell>
          <table:table-cell table:formula="of:=[.E104]+[.$E$2]*[.E104]" office:value-type="float" office:value="0" calcext:value-type="float">
            <text:p>0.00000</text:p>
          </table:table-cell>
          <table:table-cell table:formula="of:=[.F104]+[.E104]*[.F104]" office:value-type="float" office:value="0.2" calcext:value-type="float">
            <text:p>0.20000</text:p>
          </table:table-cell>
          <table:table-cell table:formula="of:=[.B86]*[.F105]" office:value-type="float" office:value="41608.6857178955" calcext:value-type="float">
            <text:p>41,609</text:p>
          </table:table-cell>
          <table:table-cell table:formula="of:=[.B86]*(1-[.F105])" office:value-type="float" office:value="166434.742871582" calcext:value-type="float">
            <text:p>166,435</text:p>
          </table:table-cell>
          <table:table-cell table:formula="of:=[.B105]-[.G105]-[.H105]" office:value-type="float" office:value="13687.0238893446" calcext:value-type="float">
            <text:p>13,687</text:p>
          </table:table-cell>
          <table:table-cell table:number-columns-repeated="55"/>
        </table:table-row>
        <table:table-row table:style-name="ro1">
          <table:table-cell table:style-name="ce45" table:formula="of:=[.A105]+1" office:value-type="float" office:value="103" calcext:value-type="float">
            <text:p>103</text:p>
          </table:table-cell>
          <table:table-cell table:formula="of:=[.B105]+[.B105]*[.$C106]*(1-[.B105]/[.D105])" office:value-type="float" office:value="222109.500305831" calcext:value-type="float">
            <text:p>222,110</text:p>
          </table:table-cell>
          <table:table-cell table:formula="of:=[.C105]-[.C105]*[.$C$2]" office:value-type="float" office:value="0.00171582454313675" calcext:value-type="float">
            <text:p>0.0017</text:p>
          </table:table-cell>
          <table:table-cell table:formula="of:=[.$D$4]-[.B106]" office:value-type="float" office:value="60137890.4996942" calcext:value-type="float">
            <text:p>60,137,890</text:p>
          </table:table-cell>
          <table:table-cell table:formula="of:=[.E105]+[.$E$2]*[.E105]" office:value-type="float" office:value="0" calcext:value-type="float">
            <text:p>0.00000</text:p>
          </table:table-cell>
          <table:table-cell table:formula="of:=[.F105]+[.E105]*[.F105]" office:value-type="float" office:value="0.2" calcext:value-type="float">
            <text:p>0.20000</text:p>
          </table:table-cell>
          <table:table-cell table:formula="of:=[.B87]*[.F106]" office:value-type="float" office:value="41839.2133489454" calcext:value-type="float">
            <text:p>41,839</text:p>
          </table:table-cell>
          <table:table-cell table:formula="of:=[.B87]*(1-[.F106])" office:value-type="float" office:value="167356.853395782" calcext:value-type="float">
            <text:p>167,357</text:p>
          </table:table-cell>
          <table:table-cell table:formula="of:=[.B106]-[.G106]-[.H106]" office:value-type="float" office:value="12913.4335611034" calcext:value-type="float">
            <text:p>12,913</text:p>
          </table:table-cell>
          <table:table-cell table:number-columns-repeated="55"/>
        </table:table-row>
        <table:table-row table:style-name="ro1">
          <table:table-cell table:style-name="ce45" table:formula="of:=[.A106]+1" office:value-type="float" office:value="104" calcext:value-type="float">
            <text:p>104</text:p>
          </table:table-cell>
          <table:table-cell table:formula="of:=[.B106]+[.B106]*[.$C107]*(1-[.B106]/[.D106])" office:value-type="float" office:value="222466.412099658" calcext:value-type="float">
            <text:p>222,466</text:p>
          </table:table-cell>
          <table:table-cell table:formula="of:=[.C106]-[.C106]*[.$C$2]" office:value-type="float" office:value="0.00161287507054854" calcext:value-type="float">
            <text:p>0.0016</text:p>
          </table:table-cell>
          <table:table-cell table:formula="of:=[.$D$4]-[.B107]" office:value-type="float" office:value="60137533.5879003" calcext:value-type="float">
            <text:p>60,137,534</text:p>
          </table:table-cell>
          <table:table-cell table:formula="of:=[.E106]+[.$E$2]*[.E106]" office:value-type="float" office:value="0" calcext:value-type="float">
            <text:p>0.00000</text:p>
          </table:table-cell>
          <table:table-cell table:formula="of:=[.F106]+[.E106]*[.F106]" office:value-type="float" office:value="0.2" calcext:value-type="float">
            <text:p>0.20000</text:p>
          </table:table-cell>
          <table:table-cell table:formula="of:=[.B88]*[.F107]" office:value-type="float" office:value="42057.1056941909" calcext:value-type="float">
            <text:p>42,057</text:p>
          </table:table-cell>
          <table:table-cell table:formula="of:=[.B88]*(1-[.F107])" office:value-type="float" office:value="168228.422776764" calcext:value-type="float">
            <text:p>168,228</text:p>
          </table:table-cell>
          <table:table-cell table:formula="of:=[.B107]-[.G107]-[.H107]" office:value-type="float" office:value="12180.8836287041" calcext:value-type="float">
            <text:p>12,181</text:p>
          </table:table-cell>
          <table:table-cell table:number-columns-repeated="55"/>
        </table:table-row>
        <table:table-row table:style-name="ro1">
          <table:table-cell table:style-name="ce45" table:formula="of:=[.A107]+1" office:value-type="float" office:value="105" calcext:value-type="float">
            <text:p>105</text:p>
          </table:table-cell>
          <table:table-cell table:formula="of:=[.B107]+[.B107]*[.$C108]*(1-[.B107]/[.D107])" office:value-type="float" office:value="222802.446293088" calcext:value-type="float">
            <text:p>222,802</text:p>
          </table:table-cell>
          <table:table-cell table:formula="of:=[.C107]-[.C107]*[.$C$2]" office:value-type="float" office:value="0.00151610256631563" calcext:value-type="float">
            <text:p>0.0015</text:p>
          </table:table-cell>
          <table:table-cell table:formula="of:=[.$D$4]-[.B108]" office:value-type="float" office:value="60137197.5537069" calcext:value-type="float">
            <text:p>60,137,198</text:p>
          </table:table-cell>
          <table:table-cell table:formula="of:=[.E107]+[.$E$2]*[.E107]" office:value-type="float" office:value="0" calcext:value-type="float">
            <text:p>0.00000</text:p>
          </table:table-cell>
          <table:table-cell table:formula="of:=[.F107]+[.E107]*[.F107]" office:value-type="float" office:value="0.2" calcext:value-type="float">
            <text:p>0.20000</text:p>
          </table:table-cell>
          <table:table-cell table:formula="of:=[.B89]*[.F108]" office:value-type="float" office:value="42262.9874091933" calcext:value-type="float">
            <text:p>42,263</text:p>
          </table:table-cell>
          <table:table-cell table:formula="of:=[.B89]*(1-[.F108])" office:value-type="float" office:value="169051.949636773" calcext:value-type="float">
            <text:p>169,052</text:p>
          </table:table-cell>
          <table:table-cell table:formula="of:=[.B108]-[.G108]-[.H108]" office:value-type="float" office:value="11487.5092471211" calcext:value-type="float">
            <text:p>11,488</text:p>
          </table:table-cell>
          <table:table-cell table:number-columns-repeated="55"/>
        </table:table-row>
        <table:table-row table:style-name="ro1">
          <table:table-cell table:style-name="ce45" table:formula="of:=[.A108]+1" office:value-type="float" office:value="106" calcext:value-type="float">
            <text:p>106</text:p>
          </table:table-cell>
          <table:table-cell table:formula="of:=[.B108]+[.B108]*[.$C109]*(1-[.B108]/[.D108])" office:value-type="float" office:value="223118.793777083" calcext:value-type="float">
            <text:p>223,119</text:p>
          </table:table-cell>
          <table:table-cell table:formula="of:=[.C108]-[.C108]*[.$C$2]" office:value-type="float" office:value="0.00142513641233669" calcext:value-type="float">
            <text:p>0.0014</text:p>
          </table:table-cell>
          <table:table-cell table:formula="of:=[.$D$4]-[.B109]" office:value-type="float" office:value="60136881.2062229" calcext:value-type="float">
            <text:p>60,136,881</text:p>
          </table:table-cell>
          <table:table-cell table:formula="of:=[.E108]+[.$E$2]*[.E108]" office:value-type="float" office:value="0" calcext:value-type="float">
            <text:p>0.00000</text:p>
          </table:table-cell>
          <table:table-cell table:formula="of:=[.F108]+[.E108]*[.F108]" office:value-type="float" office:value="0.2" calcext:value-type="float">
            <text:p>0.20000</text:p>
          </table:table-cell>
          <table:table-cell table:formula="of:=[.B90]*[.F109]" office:value-type="float" office:value="42457.4602491933" calcext:value-type="float">
            <text:p>42,457</text:p>
          </table:table-cell>
          <table:table-cell table:formula="of:=[.B90]*(1-[.F109])" office:value-type="float" office:value="169829.840996773" calcext:value-type="float">
            <text:p>169,830</text:p>
          </table:table-cell>
          <table:table-cell table:formula="of:=[.B109]-[.G109]-[.H109]" office:value-type="float" office:value="10831.4925311164" calcext:value-type="float">
            <text:p>10,831</text:p>
          </table:table-cell>
          <table:table-cell table:number-columns-repeated="55"/>
        </table:table-row>
        <table:table-row table:style-name="ro1">
          <table:table-cell table:style-name="ce45" table:formula="of:=[.A109]+1" office:value-type="float" office:value="107" calcext:value-type="float">
            <text:p>107</text:p>
          </table:table-cell>
          <table:table-cell table:formula="of:=[.B109]+[.B109]*[.$C110]*(1-[.B109]/[.D109])" office:value-type="float" office:value="223416.581051808" calcext:value-type="float">
            <text:p>223,417</text:p>
          </table:table-cell>
          <table:table-cell table:formula="of:=[.C109]-[.C109]*[.$C$2]" office:value-type="float" office:value="0.00133962822759649" calcext:value-type="float">
            <text:p>0.0013</text:p>
          </table:table-cell>
          <table:table-cell table:formula="of:=[.$D$4]-[.B110]" office:value-type="float" office:value="60136583.4189482" calcext:value-type="float">
            <text:p>60,136,583</text:p>
          </table:table-cell>
          <table:table-cell table:formula="of:=[.E109]+[.$E$2]*[.E109]" office:value-type="float" office:value="0" calcext:value-type="float">
            <text:p>0.00000</text:p>
          </table:table-cell>
          <table:table-cell table:formula="of:=[.F109]+[.E109]*[.F109]" office:value-type="float" office:value="0.2" calcext:value-type="float">
            <text:p>0.20000</text:p>
          </table:table-cell>
          <table:table-cell table:formula="of:=[.B91]*[.F110]" office:value-type="float" office:value="42641.1029024782" calcext:value-type="float">
            <text:p>42,641</text:p>
          </table:table-cell>
          <table:table-cell table:formula="of:=[.B91]*(1-[.F110])" office:value-type="float" office:value="170564.411609913" calcext:value-type="float">
            <text:p>170,564</text:p>
          </table:table-cell>
          <table:table-cell table:formula="of:=[.B110]-[.G110]-[.H110]" office:value-type="float" office:value="10211.0665394173" calcext:value-type="float">
            <text:p>10,211</text:p>
          </table:table-cell>
          <table:table-cell table:number-columns-repeated="55"/>
        </table:table-row>
        <table:table-row table:style-name="ro1">
          <table:table-cell table:style-name="ce45" table:formula="of:=[.A110]+1" office:value-type="float" office:value="108" calcext:value-type="float">
            <text:p>108</text:p>
          </table:table-cell>
          <table:table-cell table:formula="of:=[.B110]+[.B110]*[.$C111]*(1-[.B110]/[.D110])" office:value-type="float" office:value="223696.873289249" calcext:value-type="float">
            <text:p>223,697</text:p>
          </table:table-cell>
          <table:table-cell table:formula="of:=[.C110]-[.C110]*[.$C$2]" office:value-type="float" office:value="0.0012592505339407" calcext:value-type="float">
            <text:p>0.0013</text:p>
          </table:table-cell>
          <table:table-cell table:formula="of:=[.$D$4]-[.B111]" office:value-type="float" office:value="60136303.1267108" calcext:value-type="float">
            <text:p>60,136,303</text:p>
          </table:table-cell>
          <table:table-cell table:formula="of:=[.E110]+[.$E$2]*[.E110]" office:value-type="float" office:value="0" calcext:value-type="float">
            <text:p>0.00000</text:p>
          </table:table-cell>
          <table:table-cell table:formula="of:=[.F110]+[.E110]*[.F110]" office:value-type="float" office:value="0.2" calcext:value-type="float">
            <text:p>0.20000</text:p>
          </table:table-cell>
          <table:table-cell table:formula="of:=[.B92]*[.F111]" office:value-type="float" office:value="42814.470987792" calcext:value-type="float">
            <text:p>42,814</text:p>
          </table:table-cell>
          <table:table-cell table:formula="of:=[.B92]*(1-[.F111])" office:value-type="float" office:value="171257.883951168" calcext:value-type="float">
            <text:p>171,258</text:p>
          </table:table-cell>
          <table:table-cell table:formula="of:=[.B111]-[.G111]-[.H111]" office:value-type="float" office:value="9624.5183502892" calcext:value-type="float">
            <text:p>9,625</text:p>
          </table:table-cell>
          <table:table-cell table:number-columns-repeated="55"/>
        </table:table-row>
        <table:table-row table:style-name="ro1">
          <table:table-cell table:style-name="ce45" table:formula="of:=[.A111]+1" office:value-type="float" office:value="109" calcext:value-type="float">
            <text:p>109</text:p>
          </table:table-cell>
          <table:table-cell table:formula="of:=[.B111]+[.B111]*[.$C112]*(1-[.B111]/[.D111])" office:value-type="float" office:value="223960.677301735" calcext:value-type="float">
            <text:p>223,961</text:p>
          </table:table-cell>
          <table:table-cell table:formula="of:=[.C111]-[.C111]*[.$C$2]" office:value-type="float" office:value="0.00118369550190426" calcext:value-type="float">
            <text:p>0.0012</text:p>
          </table:table-cell>
          <table:table-cell table:formula="of:=[.$D$4]-[.B112]" office:value-type="float" office:value="60136039.3226983" calcext:value-type="float">
            <text:p>60,136,039</text:p>
          </table:table-cell>
          <table:table-cell table:formula="of:=[.E111]+[.$E$2]*[.E111]" office:value-type="float" office:value="0" calcext:value-type="float">
            <text:p>0.00000</text:p>
          </table:table-cell>
          <table:table-cell table:formula="of:=[.F111]+[.E111]*[.F111]" office:value-type="float" office:value="0.2" calcext:value-type="float">
            <text:p>0.20000</text:p>
          </table:table-cell>
          <table:table-cell table:formula="of:=[.B93]*[.F112]" office:value-type="float" office:value="42978.0971920426" calcext:value-type="float">
            <text:p>42,978</text:p>
          </table:table-cell>
          <table:table-cell table:formula="of:=[.B93]*(1-[.F112])" office:value-type="float" office:value="171912.38876817" calcext:value-type="float">
            <text:p>171,912</text:p>
          </table:table-cell>
          <table:table-cell table:formula="of:=[.B112]-[.G112]-[.H112]" office:value-type="float" office:value="9070.19134152227" calcext:value-type="float">
            <text:p>9,070</text:p>
          </table:table-cell>
          <table:table-cell table:number-columns-repeated="55"/>
        </table:table-row>
        <table:table-row table:style-name="ro1">
          <table:table-cell table:style-name="ce45" table:formula="of:=[.A112]+1" office:value-type="float" office:value="110" calcext:value-type="float">
            <text:p>110</text:p>
          </table:table-cell>
          <table:table-cell table:formula="of:=[.B112]+[.B112]*[.$C113]*(1-[.B112]/[.D112])" office:value-type="float" office:value="224208.944412171" calcext:value-type="float">
            <text:p>224,209</text:p>
          </table:table-cell>
          <table:table-cell table:formula="of:=[.C112]-[.C112]*[.$C$2]" office:value-type="float" office:value="0.00111267377179" calcext:value-type="float">
            <text:p>0.0011</text:p>
          </table:table-cell>
          <table:table-cell table:formula="of:=[.$D$4]-[.B113]" office:value-type="float" office:value="60135791.0555878" calcext:value-type="float">
            <text:p>60,135,791</text:p>
          </table:table-cell>
          <table:table-cell table:formula="of:=[.E112]+[.$E$2]*[.E112]" office:value-type="float" office:value="0" calcext:value-type="float">
            <text:p>0.00000</text:p>
          </table:table-cell>
          <table:table-cell table:formula="of:=[.F112]+[.E112]*[.F112]" office:value-type="float" office:value="0.2" calcext:value-type="float">
            <text:p>0.20000</text:p>
          </table:table-cell>
          <table:table-cell table:formula="of:=[.B94]*[.F113]" office:value-type="float" office:value="43132.4915269769" calcext:value-type="float">
            <text:p>43,132</text:p>
          </table:table-cell>
          <table:table-cell table:formula="of:=[.B94]*(1-[.F113])" office:value-type="float" office:value="172529.966107908" calcext:value-type="float">
            <text:p>172,530</text:p>
          </table:table-cell>
          <table:table-cell table:formula="of:=[.B113]-[.G113]-[.H113]" office:value-type="float" office:value="8546.48677728645" calcext:value-type="float">
            <text:p>8,546</text:p>
          </table:table-cell>
          <table:table-cell table:number-columns-repeated="55"/>
        </table:table-row>
        <table:table-row table:style-name="ro1">
          <table:table-cell table:style-name="ce45" table:formula="of:=[.A113]+1" office:value-type="float" office:value="111" calcext:value-type="float">
            <text:p>111</text:p>
          </table:table-cell>
          <table:table-cell table:formula="of:=[.B113]+[.B113]*[.$C114]*(1-[.B113]/[.D113])" office:value-type="float" office:value="224442.57322307" calcext:value-type="float">
            <text:p>224,443</text:p>
          </table:table-cell>
          <table:table-cell table:formula="of:=[.C113]-[.C113]*[.$C$2]" office:value-type="float" office:value="0.0010459133454826" calcext:value-type="float">
            <text:p>0.0010</text:p>
          </table:table-cell>
          <table:table-cell table:formula="of:=[.$D$4]-[.B114]" office:value-type="float" office:value="60135557.4267769" calcext:value-type="float">
            <text:p>60,135,557</text:p>
          </table:table-cell>
          <table:table-cell table:formula="of:=[.E113]+[.$E$2]*[.E113]" office:value-type="float" office:value="0" calcext:value-type="float">
            <text:p>0.00000</text:p>
          </table:table-cell>
          <table:table-cell table:formula="of:=[.F113]+[.E113]*[.F113]" office:value-type="float" office:value="0.2" calcext:value-type="float">
            <text:p>0.20000</text:p>
          </table:table-cell>
          <table:table-cell table:formula="of:=[.B95]*[.F114]" office:value-type="float" office:value="43278.1416857419" calcext:value-type="float">
            <text:p>43,278</text:p>
          </table:table-cell>
          <table:table-cell table:formula="of:=[.B95]*(1-[.F114])" office:value-type="float" office:value="173112.566742968" calcext:value-type="float">
            <text:p>173,113</text:p>
          </table:table-cell>
          <table:table-cell table:formula="of:=[.B114]-[.G114]-[.H114]" office:value-type="float" office:value="8051.86479436097" calcext:value-type="float">
            <text:p>8,052</text:p>
          </table:table-cell>
          <table:table-cell table:number-columns-repeated="55"/>
        </table:table-row>
        <table:table-row table:style-name="ro1">
          <table:table-cell table:style-name="ce45" table:formula="of:=[.A114]+1" office:value-type="float" office:value="112" calcext:value-type="float">
            <text:p>112</text:p>
          </table:table-cell>
          <table:table-cell table:formula="of:=[.B114]+[.B114]*[.$C115]*(1-[.B114]/[.D114])" office:value-type="float" office:value="224662.412282612" calcext:value-type="float">
            <text:p>224,662</text:p>
          </table:table-cell>
          <table:table-cell table:formula="of:=[.C114]-[.C114]*[.$C$2]" office:value-type="float" office:value="0.000983158544753646" calcext:value-type="float">
            <text:p>0.0010</text:p>
          </table:table-cell>
          <table:table-cell table:formula="of:=[.$D$4]-[.B115]" office:value-type="float" office:value="60135337.5877174" calcext:value-type="float">
            <text:p>60,135,338</text:p>
          </table:table-cell>
          <table:table-cell table:formula="of:=[.E114]+[.$E$2]*[.E114]" office:value-type="float" office:value="0" calcext:value-type="float">
            <text:p>0.00000</text:p>
          </table:table-cell>
          <table:table-cell table:formula="of:=[.F114]+[.E114]*[.F114]" office:value-type="float" office:value="0.2" calcext:value-type="float">
            <text:p>0.20000</text:p>
          </table:table-cell>
          <table:table-cell table:formula="of:=[.B96]*[.F115]" office:value-type="float" office:value="43415.5134823339" calcext:value-type="float">
            <text:p>43,416</text:p>
          </table:table-cell>
          <table:table-cell table:formula="of:=[.B96]*(1-[.F115])" office:value-type="float" office:value="173662.053929335" calcext:value-type="float">
            <text:p>173,662</text:p>
          </table:table-cell>
          <table:table-cell table:formula="of:=[.B115]-[.G115]-[.H115]" office:value-type="float" office:value="7584.84487094317" calcext:value-type="float">
            <text:p>7,585</text:p>
          </table:table-cell>
          <table:table-cell table:number-columns-repeated="55"/>
        </table:table-row>
        <table:table-row table:style-name="ro1">
          <table:table-cell table:style-name="ce45" table:formula="of:=[.A115]+1" office:value-type="float" office:value="113" calcext:value-type="float">
            <text:p>113</text:p>
          </table:table-cell>
          <table:table-cell table:formula="of:=[.B115]+[.B115]*[.$C116]*(1-[.B115]/[.D115])" office:value-type="float" office:value="224869.262646892" calcext:value-type="float">
            <text:p>224,869</text:p>
          </table:table-cell>
          <table:table-cell table:formula="of:=[.C115]-[.C115]*[.$C$2]" office:value-type="float" office:value="0.000924169032068427" calcext:value-type="float">
            <text:p>0.0009</text:p>
          </table:table-cell>
          <table:table-cell table:formula="of:=[.$D$4]-[.B116]" office:value-type="float" office:value="60135130.7373531" calcext:value-type="float">
            <text:p>60,135,131</text:p>
          </table:table-cell>
          <table:table-cell table:formula="of:=[.E115]+[.$E$2]*[.E115]" office:value-type="float" office:value="0" calcext:value-type="float">
            <text:p>0.00000</text:p>
          </table:table-cell>
          <table:table-cell table:formula="of:=[.F115]+[.E115]*[.F115]" office:value-type="float" office:value="0.2" calcext:value-type="float">
            <text:p>0.20000</text:p>
          </table:table-cell>
          <table:table-cell table:formula="of:=[.B97]*[.F116]" office:value-type="float" office:value="43545.0513588576" calcext:value-type="float">
            <text:p>43,545</text:p>
          </table:table-cell>
          <table:table-cell table:formula="of:=[.B97]*(1-[.F116])" office:value-type="float" office:value="174180.20543543" calcext:value-type="float">
            <text:p>174,180</text:p>
          </table:table-cell>
          <table:table-cell table:formula="of:=[.B116]-[.G116]-[.H116]" office:value-type="float" office:value="7144.00585260455" calcext:value-type="float">
            <text:p>7,144</text:p>
          </table:table-cell>
          <table:table-cell table:number-columns-repeated="55"/>
        </table:table-row>
        <table:table-row table:style-name="ro1">
          <table:table-cell table:style-name="ce45" table:formula="of:=[.A116]+1" office:value-type="float" office:value="114" calcext:value-type="float">
            <text:p>114</text:p>
          </table:table-cell>
          <table:table-cell table:formula="of:=[.B116]+[.B116]*[.$C117]*(1-[.B116]/[.D116])" office:value-type="float" office:value="225063.880338343" calcext:value-type="float">
            <text:p>225,064</text:p>
          </table:table-cell>
          <table:table-cell table:formula="of:=[.C116]-[.C116]*[.$C$2]" office:value-type="float" office:value="0.000868718890144322" calcext:value-type="float">
            <text:p>0.0009</text:p>
          </table:table-cell>
          <table:table-cell table:formula="of:=[.$D$4]-[.B117]" office:value-type="float" office:value="60134936.1196617" calcext:value-type="float">
            <text:p>60,134,936</text:p>
          </table:table-cell>
          <table:table-cell table:formula="of:=[.E116]+[.$E$2]*[.E116]" office:value-type="float" office:value="0" calcext:value-type="float">
            <text:p>0.00000</text:p>
          </table:table-cell>
          <table:table-cell table:formula="of:=[.F116]+[.E116]*[.F116]" office:value-type="float" office:value="0.2" calcext:value-type="float">
            <text:p>0.20000</text:p>
          </table:table-cell>
          <table:table-cell table:formula="of:=[.B98]*[.F117]" office:value-type="float" office:value="43667.1789472728" calcext:value-type="float">
            <text:p>43,667</text:p>
          </table:table-cell>
          <table:table-cell table:formula="of:=[.B98]*(1-[.F117])" office:value-type="float" office:value="174668.715789091" calcext:value-type="float">
            <text:p>174,669</text:p>
          </table:table-cell>
          <table:table-cell table:formula="of:=[.B117]-[.G117]-[.H117]" office:value-type="float" office:value="6727.98560197937" calcext:value-type="float">
            <text:p>6,728</text:p>
          </table:table-cell>
          <table:table-cell table:number-columns-repeated="55"/>
        </table:table-row>
        <table:table-row table:style-name="ro1">
          <table:table-cell table:style-name="ce45" table:formula="of:=[.A117]+1" office:value-type="float" office:value="115" calcext:value-type="float">
            <text:p>115</text:p>
          </table:table-cell>
          <table:table-cell table:formula="of:=[.B117]+[.B117]*[.$C118]*(1-[.B117]/[.D117])" office:value-type="float" office:value="225246.978700987" calcext:value-type="float">
            <text:p>225,247</text:p>
          </table:table-cell>
          <table:table-cell table:formula="of:=[.C117]-[.C117]*[.$C$2]" office:value-type="float" office:value="0.000816595756735662" calcext:value-type="float">
            <text:p>0.0008</text:p>
          </table:table-cell>
          <table:table-cell table:formula="of:=[.$D$4]-[.B118]" office:value-type="float" office:value="60134753.021299" calcext:value-type="float">
            <text:p>60,134,753</text:p>
          </table:table-cell>
          <table:table-cell table:formula="of:=[.E117]+[.$E$2]*[.E117]" office:value-type="float" office:value="0" calcext:value-type="float">
            <text:p>0.00000</text:p>
          </table:table-cell>
          <table:table-cell table:formula="of:=[.F117]+[.E117]*[.F117]" office:value-type="float" office:value="0.2" calcext:value-type="float">
            <text:p>0.20000</text:p>
          </table:table-cell>
          <table:table-cell table:formula="of:=[.B99]*[.F118]" office:value-type="float" office:value="43782.2996739099" calcext:value-type="float">
            <text:p>43,782</text:p>
          </table:table-cell>
          <table:table-cell table:formula="of:=[.B99]*(1-[.F118])" office:value-type="float" office:value="175129.19869564" calcext:value-type="float">
            <text:p>175,129</text:p>
          </table:table-cell>
          <table:table-cell table:formula="of:=[.B118]-[.G118]-[.H118]" office:value-type="float" office:value="6335.48033143743" calcext:value-type="float">
            <text:p>6,335</text:p>
          </table:table-cell>
          <table:table-cell table:number-columns-repeated="55"/>
        </table:table-row>
        <table:table-row table:style-name="ro1">
          <table:table-cell table:style-name="ce45" table:formula="of:=[.A118]+1" office:value-type="float" office:value="116" calcext:value-type="float">
            <text:p>116</text:p>
          </table:table-cell>
          <table:table-cell table:formula="of:=[.B118]+[.B118]*[.$C119]*(1-[.B118]/[.D118])" office:value-type="float" office:value="225419.230653747" calcext:value-type="float">
            <text:p>225,419</text:p>
          </table:table-cell>
          <table:table-cell table:formula="of:=[.C118]-[.C118]*[.$C$2]" office:value-type="float" office:value="0.000767600011331523" calcext:value-type="float">
            <text:p>0.0008</text:p>
          </table:table-cell>
          <table:table-cell table:formula="of:=[.$D$4]-[.B119]" office:value-type="float" office:value="60134580.7693463" calcext:value-type="float">
            <text:p>60,134,581</text:p>
          </table:table-cell>
          <table:table-cell table:formula="of:=[.E118]+[.$E$2]*[.E118]" office:value-type="float" office:value="0" calcext:value-type="float">
            <text:p>0.00000</text:p>
          </table:table-cell>
          <table:table-cell table:formula="of:=[.F118]+[.E118]*[.F118]" office:value-type="float" office:value="0.2" calcext:value-type="float">
            <text:p>0.20000</text:p>
          </table:table-cell>
          <table:table-cell table:formula="of:=[.B100]*[.F119]" office:value-type="float" office:value="43890.7973964937" calcext:value-type="float">
            <text:p>43,891</text:p>
          </table:table-cell>
          <table:table-cell table:formula="of:=[.B100]*(1-[.F119])" office:value-type="float" office:value="175563.189585975" calcext:value-type="float">
            <text:p>175,563</text:p>
          </table:table-cell>
          <table:table-cell table:formula="of:=[.B119]-[.G119]-[.H119]" office:value-type="float" office:value="5965.24367127847" calcext:value-type="float">
            <text:p>5,965</text:p>
          </table:table-cell>
          <table:table-cell table:number-columns-repeated="55"/>
        </table:table-row>
        <table:table-row table:style-name="ro1">
          <table:table-cell table:style-name="ce45" table:formula="of:=[.A119]+1" office:value-type="float" office:value="117" calcext:value-type="float">
            <text:p>117</text:p>
          </table:table-cell>
          <table:table-cell table:formula="of:=[.B119]+[.B119]*[.$C120]*(1-[.B119]/[.D119])" office:value-type="float" office:value="225581.270843517" calcext:value-type="float">
            <text:p>225,581</text:p>
          </table:table-cell>
          <table:table-cell table:formula="of:=[.C119]-[.C119]*[.$C$2]" office:value-type="float" office:value="0.000721544010651631" calcext:value-type="float">
            <text:p>0.0007</text:p>
          </table:table-cell>
          <table:table-cell table:formula="of:=[.$D$4]-[.B120]" office:value-type="float" office:value="60134418.7291565" calcext:value-type="float">
            <text:p>60,134,419</text:p>
          </table:table-cell>
          <table:table-cell table:formula="of:=[.E119]+[.$E$2]*[.E119]" office:value-type="float" office:value="0" calcext:value-type="float">
            <text:p>0.00000</text:p>
          </table:table-cell>
          <table:table-cell table:formula="of:=[.F119]+[.E119]*[.F119]" office:value-type="float" office:value="0.2" calcext:value-type="float">
            <text:p>0.20000</text:p>
          </table:table-cell>
          <table:table-cell table:formula="of:=[.B101]*[.F120]" office:value-type="float" office:value="43993.0370647293" calcext:value-type="float">
            <text:p>43,993</text:p>
          </table:table-cell>
          <table:table-cell table:formula="of:=[.B101]*(1-[.F120])" office:value-type="float" office:value="175972.148258917" calcext:value-type="float">
            <text:p>175,972</text:p>
          </table:table-cell>
          <table:table-cell table:formula="of:=[.B120]-[.G120]-[.H120]" office:value-type="float" office:value="5616.08551987005" calcext:value-type="float">
            <text:p>5,616</text:p>
          </table:table-cell>
          <table:table-cell table:number-columns-repeated="55"/>
        </table:table-row>
        <table:table-row table:style-name="ro1">
          <table:table-cell table:style-name="ce45" table:formula="of:=[.A120]+1" office:value-type="float" office:value="118" calcext:value-type="float">
            <text:p>118</text:p>
          </table:table-cell>
          <table:table-cell table:formula="of:=[.B120]+[.B120]*[.$C121]*(1-[.B120]/[.D120])" office:value-type="float" office:value="225733.69770007" calcext:value-type="float">
            <text:p>225,734</text:p>
          </table:table-cell>
          <table:table-cell table:formula="of:=[.C120]-[.C120]*[.$C$2]" office:value-type="float" office:value="0.000678251370012533" calcext:value-type="float">
            <text:p>0.0007</text:p>
          </table:table-cell>
          <table:table-cell table:formula="of:=[.$D$4]-[.B121]" office:value-type="float" office:value="60134266.3022999" calcext:value-type="float">
            <text:p>60,134,266</text:p>
          </table:table-cell>
          <table:table-cell table:formula="of:=[.E120]+[.$E$2]*[.E120]" office:value-type="float" office:value="0" calcext:value-type="float">
            <text:p>0.00000</text:p>
          </table:table-cell>
          <table:table-cell table:formula="of:=[.F120]+[.E120]*[.F120]" office:value-type="float" office:value="0.2" calcext:value-type="float">
            <text:p>0.20000</text:p>
          </table:table-cell>
          <table:table-cell table:formula="of:=[.B102]*[.F121]" office:value-type="float" office:value="44089.3653966945" calcext:value-type="float">
            <text:p>44,089</text:p>
          </table:table-cell>
          <table:table-cell table:formula="of:=[.B102]*(1-[.F121])" office:value-type="float" office:value="176357.461586778" calcext:value-type="float">
            <text:p>176,357</text:p>
          </table:table-cell>
          <table:table-cell table:formula="of:=[.B121]-[.G121]-[.H121]" office:value-type="float" office:value="5286.87071659757" calcext:value-type="float">
            <text:p>5,287</text:p>
          </table:table-cell>
          <table:table-cell table:number-columns-repeated="55"/>
        </table:table-row>
        <table:table-row table:style-name="ro1">
          <table:table-cell table:style-name="ce45" table:formula="of:=[.A121]+1" office:value-type="float" office:value="119" calcext:value-type="float">
            <text:p>119</text:p>
          </table:table-cell>
          <table:table-cell table:formula="of:=[.B121]+[.B121]*[.$C122]*(1-[.B121]/[.D121])" office:value-type="float" office:value="225877.075395211" calcext:value-type="float">
            <text:p>225,877</text:p>
          </table:table-cell>
          <table:table-cell table:formula="of:=[.C121]-[.C121]*[.$C$2]" office:value-type="float" office:value="0.000637556287811781" calcext:value-type="float">
            <text:p>0.0006</text:p>
          </table:table-cell>
          <table:table-cell table:formula="of:=[.$D$4]-[.B122]" office:value-type="float" office:value="60134122.9246048" calcext:value-type="float">
            <text:p>60,134,123</text:p>
          </table:table-cell>
          <table:table-cell table:formula="of:=[.E121]+[.$E$2]*[.E121]" office:value-type="float" office:value="0" calcext:value-type="float">
            <text:p>0.00000</text:p>
          </table:table-cell>
          <table:table-cell table:formula="of:=[.F121]+[.E121]*[.F121]" office:value-type="float" office:value="0.2" calcext:value-type="float">
            <text:p>0.20000</text:p>
          </table:table-cell>
          <table:table-cell table:formula="of:=[.B103]*[.F122]" office:value-type="float" office:value="44180.1115643476" calcext:value-type="float">
            <text:p>44,180</text:p>
          </table:table-cell>
          <table:table-cell table:formula="of:=[.B103]*(1-[.F122])" office:value-type="float" office:value="176720.44625739" calcext:value-type="float">
            <text:p>176,720</text:p>
          </table:table-cell>
          <table:table-cell table:formula="of:=[.B122]-[.G122]-[.H122]" office:value-type="float" office:value="4976.5175734731" calcext:value-type="float">
            <text:p>4,977</text:p>
          </table:table-cell>
          <table:table-cell table:number-columns-repeated="55"/>
        </table:table-row>
        <table:table-row table:style-name="ro1">
          <table:table-cell table:style-name="ce45" table:formula="of:=[.A122]+1" office:value-type="float" office:value="120" calcext:value-type="float">
            <text:p>120</text:p>
          </table:table-cell>
          <table:table-cell table:formula="of:=[.B122]+[.B122]*[.$C123]*(1-[.B122]/[.D122])" office:value-type="float" office:value="226011.935708788" calcext:value-type="float">
            <text:p>226,012</text:p>
          </table:table-cell>
          <table:table-cell table:formula="of:=[.C122]-[.C122]*[.$C$2]" office:value-type="float" office:value="0.000599302910543075" calcext:value-type="float">
            <text:p>0.0006</text:p>
          </table:table-cell>
          <table:table-cell table:formula="of:=[.$D$4]-[.B123]" office:value-type="float" office:value="60133988.0642912" calcext:value-type="float">
            <text:p>60,133,988</text:p>
          </table:table-cell>
          <table:table-cell table:formula="of:=[.E122]+[.$E$2]*[.E122]" office:value-type="float" office:value="0" calcext:value-type="float">
            <text:p>0.00000</text:p>
          </table:table-cell>
          <table:table-cell table:formula="of:=[.F122]+[.E122]*[.F122]" office:value-type="float" office:value="0.2" calcext:value-type="float">
            <text:p>0.20000</text:p>
          </table:table-cell>
          <table:table-cell table:formula="of:=[.B104]*[.F123]" office:value-type="float" office:value="44265.5878824134" calcext:value-type="float">
            <text:p>44,266</text:p>
          </table:table-cell>
          <table:table-cell table:formula="of:=[.B104]*(1-[.F123])" office:value-type="float" office:value="177062.351529654" calcext:value-type="float">
            <text:p>177,062</text:p>
          </table:table-cell>
          <table:table-cell table:formula="of:=[.B123]-[.G123]-[.H123]" office:value-type="float" office:value="4683.99629672119" calcext:value-type="float">
            <text:p>4,684</text:p>
          </table:table-cell>
          <table:table-cell table:number-columns-repeated="55"/>
        </table:table-row>
        <table:table-row table:style-name="ro1">
          <table:table-cell table:style-name="ce45" table:formula="of:=[.A123]+1" office:value-type="float" office:value="121" calcext:value-type="float">
            <text:p>121</text:p>
          </table:table-cell>
          <table:table-cell table:formula="of:=[.B123]+[.B123]*[.$C124]*(1-[.B123]/[.D123])" office:value-type="float" office:value="226138.779804414" calcext:value-type="float">
            <text:p>226,139</text:p>
          </table:table-cell>
          <table:table-cell table:formula="of:=[.C123]-[.C123]*[.$C$2]" office:value-type="float" office:value="0.00056334473591049" calcext:value-type="float">
            <text:p>0.0006</text:p>
          </table:table-cell>
          <table:table-cell table:formula="of:=[.$D$4]-[.B124]" office:value-type="float" office:value="60133861.2201956" calcext:value-type="float">
            <text:p>60,133,861</text:p>
          </table:table-cell>
          <table:table-cell table:formula="of:=[.E123]+[.$E$2]*[.E123]" office:value-type="float" office:value="0" calcext:value-type="float">
            <text:p>0.00000</text:p>
          </table:table-cell>
          <table:table-cell table:formula="of:=[.F123]+[.E123]*[.F123]" office:value-type="float" office:value="0.2" calcext:value-type="float">
            <text:p>0.20000</text:p>
          </table:table-cell>
          <table:table-cell table:formula="of:=[.B105]*[.F124]" office:value-type="float" office:value="44346.0904957644" calcext:value-type="float">
            <text:p>44,346</text:p>
          </table:table-cell>
          <table:table-cell table:formula="of:=[.B105]*(1-[.F124])" office:value-type="float" office:value="177384.361983058" calcext:value-type="float">
            <text:p>177,384</text:p>
          </table:table-cell>
          <table:table-cell table:formula="of:=[.B124]-[.G124]-[.H124]" office:value-type="float" office:value="4408.32732559167" calcext:value-type="float">
            <text:p>4,408</text:p>
          </table:table-cell>
          <table:table-cell table:number-columns-repeated="55"/>
        </table:table-row>
        <table:table-row table:style-name="ro1">
          <table:table-cell table:style-name="ce45" table:formula="of:=[.A124]+1" office:value-type="float" office:value="122" calcext:value-type="float">
            <text:p>122</text:p>
          </table:table-cell>
          <table:table-cell table:formula="of:=[.B124]+[.B124]*[.$C125]*(1-[.B124]/[.D124])" office:value-type="float" office:value="226258.079917836" calcext:value-type="float">
            <text:p>226,258</text:p>
          </table:table-cell>
          <table:table-cell table:formula="of:=[.C124]-[.C124]*[.$C$2]" office:value-type="float" office:value="0.000529544051755861" calcext:value-type="float">
            <text:p>0.0005</text:p>
          </table:table-cell>
          <table:table-cell table:formula="of:=[.$D$4]-[.B125]" office:value-type="float" office:value="60133741.9200822" calcext:value-type="float">
            <text:p>60,133,742</text:p>
          </table:table-cell>
          <table:table-cell table:formula="of:=[.E124]+[.$E$2]*[.E124]" office:value-type="float" office:value="0" calcext:value-type="float">
            <text:p>0.00000</text:p>
          </table:table-cell>
          <table:table-cell table:formula="of:=[.F124]+[.E124]*[.F124]" office:value-type="float" office:value="0.2" calcext:value-type="float">
            <text:p>0.20000</text:p>
          </table:table-cell>
          <table:table-cell table:formula="of:=[.B106]*[.F125]" office:value-type="float" office:value="44421.9000611661" calcext:value-type="float">
            <text:p>44,422</text:p>
          </table:table-cell>
          <table:table-cell table:formula="of:=[.B106]*(1-[.F125])" office:value-type="float" office:value="177687.600244664" calcext:value-type="float">
            <text:p>177,688</text:p>
          </table:table-cell>
          <table:table-cell table:formula="of:=[.B125]-[.G125]-[.H125]" office:value-type="float" office:value="4148.57961200565" calcext:value-type="float">
            <text:p>4,149</text:p>
          </table:table-cell>
          <table:table-cell table:number-columns-repeated="55"/>
        </table:table-row>
        <table:table-row table:style-name="ro1">
          <table:table-cell table:style-name="ce45" table:formula="of:=[.A125]+1" office:value-type="float" office:value="123" calcext:value-type="float">
            <text:p>123</text:p>
          </table:table-cell>
          <table:table-cell table:formula="of:=[.B125]+[.B125]*[.$C126]*(1-[.B125]/[.D125])" office:value-type="float" office:value="226370.280961041" calcext:value-type="float">
            <text:p>226,370</text:p>
          </table:table-cell>
          <table:table-cell table:formula="of:=[.C125]-[.C125]*[.$C$2]" office:value-type="float" office:value="0.000497771408650509" calcext:value-type="float">
            <text:p>0.0005</text:p>
          </table:table-cell>
          <table:table-cell table:formula="of:=[.$D$4]-[.B126]" office:value-type="float" office:value="60133629.719039" calcext:value-type="float">
            <text:p>60,133,630</text:p>
          </table:table-cell>
          <table:table-cell table:formula="of:=[.E125]+[.$E$2]*[.E125]" office:value-type="float" office:value="0" calcext:value-type="float">
            <text:p>0.00000</text:p>
          </table:table-cell>
          <table:table-cell table:formula="of:=[.F125]+[.E125]*[.F125]" office:value-type="float" office:value="0.2" calcext:value-type="float">
            <text:p>0.20000</text:p>
          </table:table-cell>
          <table:table-cell table:formula="of:=[.B107]*[.F126]" office:value-type="float" office:value="44493.2824199317" calcext:value-type="float">
            <text:p>44,493</text:p>
          </table:table-cell>
          <table:table-cell table:formula="of:=[.B107]*(1-[.F126])" office:value-type="float" office:value="177973.129679727" calcext:value-type="float">
            <text:p>177,973</text:p>
          </table:table-cell>
          <table:table-cell table:formula="of:=[.B126]-[.G126]-[.H126]" office:value-type="float" office:value="3903.86886138289" calcext:value-type="float">
            <text:p>3,904</text:p>
          </table:table-cell>
          <table:table-cell table:number-columns-repeated="55"/>
        </table:table-row>
        <table:table-row table:style-name="ro1">
          <table:table-cell table:style-name="ce45" table:formula="of:=[.A126]+1" office:value-type="float" office:value="124" calcext:value-type="float">
            <text:p>124</text:p>
          </table:table-cell>
          <table:table-cell table:formula="of:=[.B126]+[.B126]*[.$C127]*(1-[.B126]/[.D126])" office:value-type="float" office:value="226475.802045189" calcext:value-type="float">
            <text:p>226,476</text:p>
          </table:table-cell>
          <table:table-cell table:formula="of:=[.C126]-[.C126]*[.$C$2]" office:value-type="float" office:value="0.000467905124131479" calcext:value-type="float">
            <text:p>0.0005</text:p>
          </table:table-cell>
          <table:table-cell table:formula="of:=[.$D$4]-[.B127]" office:value-type="float" office:value="60133524.1979548" calcext:value-type="float">
            <text:p>60,133,524</text:p>
          </table:table-cell>
          <table:table-cell table:formula="of:=[.E126]+[.$E$2]*[.E126]" office:value-type="float" office:value="0" calcext:value-type="float">
            <text:p>0.00000</text:p>
          </table:table-cell>
          <table:table-cell table:formula="of:=[.F126]+[.E126]*[.F126]" office:value-type="float" office:value="0.2" calcext:value-type="float">
            <text:p>0.20000</text:p>
          </table:table-cell>
          <table:table-cell table:formula="of:=[.B108]*[.F127]" office:value-type="float" office:value="44560.4892586175" calcext:value-type="float">
            <text:p>44,560</text:p>
          </table:table-cell>
          <table:table-cell table:formula="of:=[.B108]*(1-[.F127])" office:value-type="float" office:value="178241.95703447" calcext:value-type="float">
            <text:p>178,242</text:p>
          </table:table-cell>
          <table:table-cell table:formula="of:=[.B127]-[.G127]-[.H127]" office:value-type="float" office:value="3673.35575210094" calcext:value-type="float">
            <text:p>3,673</text:p>
          </table:table-cell>
          <table:table-cell table:number-columns-repeated="55"/>
        </table:table-row>
        <table:table-row table:style-name="ro1">
          <table:table-cell table:style-name="ce45" table:formula="of:=[.A127]+1" office:value-type="float" office:value="125" calcext:value-type="float">
            <text:p>125</text:p>
          </table:table-cell>
          <table:table-cell table:formula="of:=[.B127]+[.B127]*[.$C128]*(1-[.B127]/[.D127])" office:value-type="float" office:value="226575.037925544" calcext:value-type="float">
            <text:p>226,575</text:p>
          </table:table-cell>
          <table:table-cell table:formula="of:=[.C127]-[.C127]*[.$C$2]" office:value-type="float" office:value="0.00043983081668359" calcext:value-type="float">
            <text:p>0.0004</text:p>
          </table:table-cell>
          <table:table-cell table:formula="of:=[.$D$4]-[.B128]" office:value-type="float" office:value="60133424.9620745" calcext:value-type="float">
            <text:p>60,133,425</text:p>
          </table:table-cell>
          <table:table-cell table:formula="of:=[.E127]+[.$E$2]*[.E127]" office:value-type="float" office:value="0" calcext:value-type="float">
            <text:p>0.00000</text:p>
          </table:table-cell>
          <table:table-cell table:formula="of:=[.F127]+[.E127]*[.F127]" office:value-type="float" office:value="0.2" calcext:value-type="float">
            <text:p>0.20000</text:p>
          </table:table-cell>
          <table:table-cell table:formula="of:=[.B109]*[.F128]" office:value-type="float" office:value="44623.7587554166" calcext:value-type="float">
            <text:p>44,624</text:p>
          </table:table-cell>
          <table:table-cell table:formula="of:=[.B109]*(1-[.F128])" office:value-type="float" office:value="178495.035021666" calcext:value-type="float">
            <text:p>178,495</text:p>
          </table:table-cell>
          <table:table-cell table:formula="of:=[.B128]-[.G128]-[.H128]" office:value-type="float" office:value="3456.2441484615" calcext:value-type="float">
            <text:p>3,456</text:p>
          </table:table-cell>
          <table:table-cell table:number-columns-repeated="55"/>
        </table:table-row>
        <table:table-row table:style-name="ro1">
          <table:table-cell table:style-name="ce45" table:formula="of:=[.A128]+1" office:value-type="float" office:value="126" calcext:value-type="float">
            <text:p>126</text:p>
          </table:table-cell>
          <table:table-cell table:formula="of:=[.B128]+[.B128]*[.$C129]*(1-[.B128]/[.D128])" office:value-type="float" office:value="226668.360371565" calcext:value-type="float">
            <text:p>226,668</text:p>
          </table:table-cell>
          <table:table-cell table:formula="of:=[.C128]-[.C128]*[.$C$2]" office:value-type="float" office:value="0.000413440967682574" calcext:value-type="float">
            <text:p>0.0004</text:p>
          </table:table-cell>
          <table:table-cell table:formula="of:=[.$D$4]-[.B129]" office:value-type="float" office:value="60133331.6396284" calcext:value-type="float">
            <text:p>60,133,332</text:p>
          </table:table-cell>
          <table:table-cell table:formula="of:=[.E128]+[.$E$2]*[.E128]" office:value-type="float" office:value="0" calcext:value-type="float">
            <text:p>0.00000</text:p>
          </table:table-cell>
          <table:table-cell table:formula="of:=[.F128]+[.E128]*[.F128]" office:value-type="float" office:value="0.2" calcext:value-type="float">
            <text:p>0.20000</text:p>
          </table:table-cell>
          <table:table-cell table:formula="of:=[.B110]*[.F129]" office:value-type="float" office:value="44683.3162103617" calcext:value-type="float">
            <text:p>44,683</text:p>
          </table:table-cell>
          <table:table-cell table:formula="of:=[.B110]*(1-[.F129])" office:value-type="float" office:value="178733.264841447" calcext:value-type="float">
            <text:p>178,733</text:p>
          </table:table-cell>
          <table:table-cell table:formula="of:=[.B129]-[.G129]-[.H129]" office:value-type="float" office:value="3251.77931975681" calcext:value-type="float">
            <text:p>3,252</text:p>
          </table:table-cell>
          <table:table-cell table:number-columns-repeated="55"/>
        </table:table-row>
        <table:table-row table:style-name="ro1">
          <table:table-cell table:style-name="ce45" table:formula="of:=[.A129]+1" office:value-type="float" office:value="127" calcext:value-type="float">
            <text:p>127</text:p>
          </table:table-cell>
          <table:table-cell table:formula="of:=[.B129]+[.B129]*[.$C130]*(1-[.B129]/[.D129])" office:value-type="float" office:value="226756.119465267" calcext:value-type="float">
            <text:p>226,756</text:p>
          </table:table-cell>
          <table:table-cell table:formula="of:=[.C129]-[.C129]*[.$C$2]" office:value-type="float" office:value="0.00038863450962162" calcext:value-type="float">
            <text:p>0.0004</text:p>
          </table:table-cell>
          <table:table-cell table:formula="of:=[.$D$4]-[.B130]" office:value-type="float" office:value="60133243.8805347" calcext:value-type="float">
            <text:p>60,133,244</text:p>
          </table:table-cell>
          <table:table-cell table:formula="of:=[.E129]+[.$E$2]*[.E129]" office:value-type="float" office:value="0" calcext:value-type="float">
            <text:p>0.00000</text:p>
          </table:table-cell>
          <table:table-cell table:formula="of:=[.F129]+[.E129]*[.F129]" office:value-type="float" office:value="0.2" calcext:value-type="float">
            <text:p>0.20000</text:p>
          </table:table-cell>
          <table:table-cell table:formula="of:=[.B111]*[.F130]" office:value-type="float" office:value="44739.3746578498" calcext:value-type="float">
            <text:p>44,739</text:p>
          </table:table-cell>
          <table:table-cell table:formula="of:=[.B111]*(1-[.F130])" office:value-type="float" office:value="178957.498631399" calcext:value-type="float">
            <text:p>178,957</text:p>
          </table:table-cell>
          <table:table-cell table:formula="of:=[.B130]-[.G130]-[.H130]" office:value-type="float" office:value="3059.24617601844" calcext:value-type="float">
            <text:p>3,059</text:p>
          </table:table-cell>
          <table:table-cell table:number-columns-repeated="55"/>
        </table:table-row>
        <table:table-row table:style-name="ro1">
          <table:table-cell table:style-name="ce45" table:formula="of:=[.A130]+1" office:value-type="float" office:value="128" calcext:value-type="float">
            <text:p>128</text:p>
          </table:table-cell>
          <table:table-cell table:formula="of:=[.B130]+[.B130]*[.$C131]*(1-[.B130]/[.D130])" office:value-type="float" office:value="226838.64483099" calcext:value-type="float">
            <text:p>226,839</text:p>
          </table:table-cell>
          <table:table-cell table:formula="of:=[.C130]-[.C130]*[.$C$2]" office:value-type="float" office:value="0.000365316439044323" calcext:value-type="float">
            <text:p>0.0004</text:p>
          </table:table-cell>
          <table:table-cell table:formula="of:=[.$D$4]-[.B131]" office:value-type="float" office:value="60133161.355169" calcext:value-type="float">
            <text:p>60,133,161</text:p>
          </table:table-cell>
          <table:table-cell table:formula="of:=[.E130]+[.$E$2]*[.E130]" office:value-type="float" office:value="0" calcext:value-type="float">
            <text:p>0.00000</text:p>
          </table:table-cell>
          <table:table-cell table:formula="of:=[.F130]+[.E130]*[.F130]" office:value-type="float" office:value="0.2" calcext:value-type="float">
            <text:p>0.20000</text:p>
          </table:table-cell>
          <table:table-cell table:formula="of:=[.B112]*[.F131]" office:value-type="float" office:value="44792.135460347" calcext:value-type="float">
            <text:p>44,792</text:p>
          </table:table-cell>
          <table:table-cell table:formula="of:=[.B112]*(1-[.F131])" office:value-type="float" office:value="179168.541841388" calcext:value-type="float">
            <text:p>179,169</text:p>
          </table:table-cell>
          <table:table-cell table:formula="of:=[.B131]-[.G131]-[.H131]" office:value-type="float" office:value="2877.96752925485" calcext:value-type="float">
            <text:p>2,878</text:p>
          </table:table-cell>
          <table:table-cell table:number-columns-repeated="55"/>
        </table:table-row>
        <table:table-row table:style-name="ro1">
          <table:table-cell table:style-name="ce45" table:formula="of:=[.A131]+1" office:value-type="float" office:value="129" calcext:value-type="float">
            <text:p>129</text:p>
          </table:table-cell>
          <table:table-cell table:formula="of:=[.B131]+[.B131]*[.$C132]*(1-[.B131]/[.D131])" office:value-type="float" office:value="226916.2467996" calcext:value-type="float">
            <text:p>226,916</text:p>
          </table:table-cell>
          <table:table-cell table:formula="of:=[.C131]-[.C131]*[.$C$2]" office:value-type="float" office:value="0.000343397452701663" calcext:value-type="float">
            <text:p>0.0003</text:p>
          </table:table-cell>
          <table:table-cell table:formula="of:=[.$D$4]-[.B132]" office:value-type="float" office:value="60133083.7532004" calcext:value-type="float">
            <text:p>60,133,084</text:p>
          </table:table-cell>
          <table:table-cell table:formula="of:=[.E131]+[.$E$2]*[.E131]" office:value-type="float" office:value="0" calcext:value-type="float">
            <text:p>0.00000</text:p>
          </table:table-cell>
          <table:table-cell table:formula="of:=[.F131]+[.E131]*[.F131]" office:value-type="float" office:value="0.2" calcext:value-type="float">
            <text:p>0.20000</text:p>
          </table:table-cell>
          <table:table-cell table:formula="of:=[.B113]*[.F132]" office:value-type="float" office:value="44841.7888824342" calcext:value-type="float">
            <text:p>44,842</text:p>
          </table:table-cell>
          <table:table-cell table:formula="of:=[.B113]*(1-[.F132])" office:value-type="float" office:value="179367.155529737" calcext:value-type="float">
            <text:p>179,367</text:p>
          </table:table-cell>
          <table:table-cell table:formula="of:=[.B132]-[.G132]-[.H132]" office:value-type="float" office:value="2707.30238742931" calcext:value-type="float">
            <text:p>2,707</text:p>
          </table:table-cell>
          <table:table-cell table:number-columns-repeated="55"/>
        </table:table-row>
        <table:table-row table:style-name="ro1">
          <table:table-cell table:style-name="ce45" table:formula="of:=[.A132]+1" office:value-type="float" office:value="130" calcext:value-type="float">
            <text:p>130</text:p>
          </table:table-cell>
          <table:table-cell table:formula="of:=[.B132]+[.B132]*[.$C133]*(1-[.B132]/[.D132])" office:value-type="float" office:value="226989.217510138" calcext:value-type="float">
            <text:p>226,989</text:p>
          </table:table-cell>
          <table:table-cell table:formula="of:=[.C132]-[.C132]*[.$C$2]" office:value-type="float" office:value="0.000322793605539564" calcext:value-type="float">
            <text:p>0.0003</text:p>
          </table:table-cell>
          <table:table-cell table:formula="of:=[.$D$4]-[.B133]" office:value-type="float" office:value="60133010.7824899" calcext:value-type="float">
            <text:p>60,133,011</text:p>
          </table:table-cell>
          <table:table-cell table:formula="of:=[.E132]+[.$E$2]*[.E132]" office:value-type="float" office:value="0" calcext:value-type="float">
            <text:p>0.00000</text:p>
          </table:table-cell>
          <table:table-cell table:formula="of:=[.F132]+[.E132]*[.F132]" office:value-type="float" office:value="0.2" calcext:value-type="float">
            <text:p>0.20000</text:p>
          </table:table-cell>
          <table:table-cell table:formula="of:=[.B114]*[.F133]" office:value-type="float" office:value="44888.5146446141" calcext:value-type="float">
            <text:p>44,889</text:p>
          </table:table-cell>
          <table:table-cell table:formula="of:=[.B114]*(1-[.F133])" office:value-type="float" office:value="179554.058578456" calcext:value-type="float">
            <text:p>179,554</text:p>
          </table:table-cell>
          <table:table-cell table:formula="of:=[.B133]-[.G133]-[.H133]" office:value-type="float" office:value="2546.64428706758" calcext:value-type="float">
            <text:p>2,547</text:p>
          </table:table-cell>
          <table:table-cell table:number-columns-repeated="55"/>
        </table:table-row>
        <table:table-row table:style-name="ro1">
          <table:table-cell table:style-name="ce45" table:formula="of:=[.A133]+1" office:value-type="float" office:value="131" calcext:value-type="float">
            <text:p>131</text:p>
          </table:table-cell>
          <table:table-cell table:formula="of:=[.B133]+[.B133]*[.$C134]*(1-[.B133]/[.D133])" office:value-type="float" office:value="227057.831951808" calcext:value-type="float">
            <text:p>227,058</text:p>
          </table:table-cell>
          <table:table-cell table:formula="of:=[.C133]-[.C133]*[.$C$2]" office:value-type="float" office:value="0.00030342598920719" calcext:value-type="float">
            <text:p>0.0003</text:p>
          </table:table-cell>
          <table:table-cell table:formula="of:=[.$D$4]-[.B134]" office:value-type="float" office:value="60132942.1680482" calcext:value-type="float">
            <text:p>60,132,942</text:p>
          </table:table-cell>
          <table:table-cell table:formula="of:=[.E133]+[.$E$2]*[.E133]" office:value-type="float" office:value="0" calcext:value-type="float">
            <text:p>0.00000</text:p>
          </table:table-cell>
          <table:table-cell table:formula="of:=[.F133]+[.E133]*[.F133]" office:value-type="float" office:value="0.2" calcext:value-type="float">
            <text:p>0.20000</text:p>
          </table:table-cell>
          <table:table-cell table:formula="of:=[.B115]*[.F134]" office:value-type="float" office:value="44932.4824565225" calcext:value-type="float">
            <text:p>44,932</text:p>
          </table:table-cell>
          <table:table-cell table:formula="of:=[.B115]*(1-[.F134])" office:value-type="float" office:value="179729.92982609" calcext:value-type="float">
            <text:p>179,730</text:p>
          </table:table-cell>
          <table:table-cell table:formula="of:=[.B134]-[.G134]-[.H134]" office:value-type="float" office:value="2395.41966919598" calcext:value-type="float">
            <text:p>2,395</text:p>
          </table:table-cell>
          <table:table-cell table:number-columns-repeated="55"/>
        </table:table-row>
        <table:table-row table:style-name="ro1">
          <table:table-cell table:style-name="ce45" table:formula="of:=[.A134]+1" office:value-type="float" office:value="132" calcext:value-type="float">
            <text:p>132</text:p>
          </table:table-cell>
          <table:table-cell table:formula="of:=[.B134]+[.B134]*[.$C135]*(1-[.B134]/[.D134])" office:value-type="float" office:value="227122.348949171" calcext:value-type="float">
            <text:p>227,122</text:p>
          </table:table-cell>
          <table:table-cell table:formula="of:=[.C134]-[.C134]*[.$C$2]" office:value-type="float" office:value="0.000285220429854758" calcext:value-type="float">
            <text:p>0.0003</text:p>
          </table:table-cell>
          <table:table-cell table:formula="of:=[.$D$4]-[.B135]" office:value-type="float" office:value="60132877.6510508" calcext:value-type="float">
            <text:p>60,132,878</text:p>
          </table:table-cell>
          <table:table-cell table:formula="of:=[.E134]+[.$E$2]*[.E134]" office:value-type="float" office:value="0" calcext:value-type="float">
            <text:p>0.00000</text:p>
          </table:table-cell>
          <table:table-cell table:formula="of:=[.F134]+[.E134]*[.F134]" office:value-type="float" office:value="0.2" calcext:value-type="float">
            <text:p>0.20000</text:p>
          </table:table-cell>
          <table:table-cell table:formula="of:=[.B116]*[.F135]" office:value-type="float" office:value="44973.8525293785" calcext:value-type="float">
            <text:p>44,974</text:p>
          </table:table-cell>
          <table:table-cell table:formula="of:=[.B116]*(1-[.F135])" office:value-type="float" office:value="179895.410117514" calcext:value-type="float">
            <text:p>179,895</text:p>
          </table:table-cell>
          <table:table-cell table:formula="of:=[.B135]-[.G135]-[.H135]" office:value-type="float" office:value="2253.08630227845" calcext:value-type="float">
            <text:p>2,253</text:p>
          </table:table-cell>
          <table:table-cell table:number-columns-repeated="55"/>
        </table:table-row>
        <table:table-row table:style-name="ro1">
          <table:table-cell table:style-name="ce45" table:formula="of:=[.A135]+1" office:value-type="float" office:value="133" calcext:value-type="float">
            <text:p>133</text:p>
          </table:table-cell>
          <table:table-cell table:formula="of:=[.B135]+[.B135]*[.$C136]*(1-[.B135]/[.D135])" office:value-type="float" office:value="227183.01209327" calcext:value-type="float">
            <text:p>227,183</text:p>
          </table:table-cell>
          <table:table-cell table:formula="of:=[.C135]-[.C135]*[.$C$2]" office:value-type="float" office:value="0.000268107204063473" calcext:value-type="float">
            <text:p>0.0003</text:p>
          </table:table-cell>
          <table:table-cell table:formula="of:=[.$D$4]-[.B136]" office:value-type="float" office:value="60132816.9879067" calcext:value-type="float">
            <text:p>60,132,817</text:p>
          </table:table-cell>
          <table:table-cell table:formula="of:=[.E135]+[.$E$2]*[.E135]" office:value-type="float" office:value="0" calcext:value-type="float">
            <text:p>0.00000</text:p>
          </table:table-cell>
          <table:table-cell table:formula="of:=[.F135]+[.E135]*[.F135]" office:value-type="float" office:value="0.2" calcext:value-type="float">
            <text:p>0.20000</text:p>
          </table:table-cell>
          <table:table-cell table:formula="of:=[.B117]*[.F136]" office:value-type="float" office:value="45012.7760676686" calcext:value-type="float">
            <text:p>45,013</text:p>
          </table:table-cell>
          <table:table-cell table:formula="of:=[.B117]*(1-[.F136])" office:value-type="float" office:value="180051.104270675" calcext:value-type="float">
            <text:p>180,051</text:p>
          </table:table-cell>
          <table:table-cell table:formula="of:=[.B136]-[.G136]-[.H136]" office:value-type="float" office:value="2119.13175492676" calcext:value-type="float">
            <text:p>2,119</text:p>
          </table:table-cell>
          <table:table-cell table:number-columns-repeated="55"/>
        </table:table-row>
        <table:table-row table:style-name="ro1">
          <table:table-cell table:style-name="ce45" table:formula="of:=[.A136]+1" office:value-type="float" office:value="134" calcext:value-type="float">
            <text:p>134</text:p>
          </table:table-cell>
          <table:table-cell table:formula="of:=[.B136]+[.B136]*[.$C137]*(1-[.B136]/[.D136])" office:value-type="float" office:value="227240.050621373" calcext:value-type="float">
            <text:p>227,240</text:p>
          </table:table-cell>
          <table:table-cell table:formula="of:=[.C136]-[.C136]*[.$C$2]" office:value-type="float" office:value="0.000252020771819665" calcext:value-type="float">
            <text:p>0.0003</text:p>
          </table:table-cell>
          <table:table-cell table:formula="of:=[.$D$4]-[.B137]" office:value-type="float" office:value="60132759.9493786" calcext:value-type="float">
            <text:p>60,132,760</text:p>
          </table:table-cell>
          <table:table-cell table:formula="of:=[.E136]+[.$E$2]*[.E136]" office:value-type="float" office:value="0" calcext:value-type="float">
            <text:p>0.00000</text:p>
          </table:table-cell>
          <table:table-cell table:formula="of:=[.F136]+[.E136]*[.F136]" office:value-type="float" office:value="0.2" calcext:value-type="float">
            <text:p>0.20000</text:p>
          </table:table-cell>
          <table:table-cell table:formula="of:=[.B118]*[.F137]" office:value-type="float" office:value="45049.3957401974" calcext:value-type="float">
            <text:p>45,049</text:p>
          </table:table-cell>
          <table:table-cell table:formula="of:=[.B118]*(1-[.F137])" office:value-type="float" office:value="180197.58296079" calcext:value-type="float">
            <text:p>180,198</text:p>
          </table:table-cell>
          <table:table-cell table:formula="of:=[.B137]-[.G137]-[.H137]" office:value-type="float" office:value="1993.07192038611" calcext:value-type="float">
            <text:p>1,993</text:p>
          </table:table-cell>
          <table:table-cell table:number-columns-repeated="55"/>
        </table:table-row>
        <table:table-row table:style-name="ro1">
          <table:table-cell table:style-name="ce45" table:formula="of:=[.A137]+1" office:value-type="float" office:value="135" calcext:value-type="float">
            <text:p>135</text:p>
          </table:table-cell>
          <table:table-cell table:formula="of:=[.B137]+[.B137]*[.$C138]*(1-[.B137]/[.D137])" office:value-type="float" office:value="227293.680247884" calcext:value-type="float">
            <text:p>227,294</text:p>
          </table:table-cell>
          <table:table-cell table:formula="of:=[.C137]-[.C137]*[.$C$2]" office:value-type="float" office:value="0.000236899525510485" calcext:value-type="float">
            <text:p>0.0002</text:p>
          </table:table-cell>
          <table:table-cell table:formula="of:=[.$D$4]-[.B138]" office:value-type="float" office:value="60132706.3197521" calcext:value-type="float">
            <text:p>60,132,706</text:p>
          </table:table-cell>
          <table:table-cell table:formula="of:=[.E137]+[.$E$2]*[.E137]" office:value-type="float" office:value="0" calcext:value-type="float">
            <text:p>0.00000</text:p>
          </table:table-cell>
          <table:table-cell table:formula="of:=[.F137]+[.E137]*[.F137]" office:value-type="float" office:value="0.2" calcext:value-type="float">
            <text:p>0.20000</text:p>
          </table:table-cell>
          <table:table-cell table:formula="of:=[.B119]*[.F138]" office:value-type="float" office:value="45083.8461307494" calcext:value-type="float">
            <text:p>45,084</text:p>
          </table:table-cell>
          <table:table-cell table:formula="of:=[.B119]*(1-[.F138])" office:value-type="float" office:value="180335.384522998" calcext:value-type="float">
            <text:p>180,335</text:p>
          </table:table-cell>
          <table:table-cell table:formula="of:=[.B138]-[.G138]-[.H138]" office:value-type="float" office:value="1874.44959413735" calcext:value-type="float">
            <text:p>1,874</text:p>
          </table:table-cell>
          <table:table-cell table:number-columns-repeated="55"/>
        </table:table-row>
        <table:table-row table:style-name="ro1">
          <table:table-cell table:style-name="ce45" table:formula="of:=[.A138]+1" office:value-type="float" office:value="136" calcext:value-type="float">
            <text:p>136</text:p>
          </table:table-cell>
          <table:table-cell table:formula="of:=[.B138]+[.B138]*[.$C139]*(1-[.B138]/[.D138])" office:value-type="float" office:value="227344.103948906" calcext:value-type="float">
            <text:p>227,344</text:p>
          </table:table-cell>
          <table:table-cell table:formula="of:=[.C138]-[.C138]*[.$C$2]" office:value-type="float" office:value="0.000222685553979856" calcext:value-type="float">
            <text:p>0.0002</text:p>
          </table:table-cell>
          <table:table-cell table:formula="of:=[.$D$4]-[.B139]" office:value-type="float" office:value="60132655.8960511" calcext:value-type="float">
            <text:p>60,132,656</text:p>
          </table:table-cell>
          <table:table-cell table:formula="of:=[.E138]+[.$E$2]*[.E138]" office:value-type="float" office:value="0" calcext:value-type="float">
            <text:p>0.00000</text:p>
          </table:table-cell>
          <table:table-cell table:formula="of:=[.F138]+[.E138]*[.F138]" office:value-type="float" office:value="0.2" calcext:value-type="float">
            <text:p>0.20000</text:p>
          </table:table-cell>
          <table:table-cell table:formula="of:=[.B120]*[.F139]" office:value-type="float" office:value="45116.2541687033" calcext:value-type="float">
            <text:p>45,116</text:p>
          </table:table-cell>
          <table:table-cell table:formula="of:=[.B120]*(1-[.F139])" office:value-type="float" office:value="180465.016674813" calcext:value-type="float">
            <text:p>180,465</text:p>
          </table:table-cell>
          <table:table-cell table:formula="of:=[.B139]-[.G139]-[.H139]" office:value-type="float" office:value="1762.83310538917" calcext:value-type="float">
            <text:p>1,763</text:p>
          </table:table-cell>
          <table:table-cell table:number-columns-repeated="55"/>
        </table:table-row>
        <table:table-row table:style-name="ro1">
          <table:table-cell table:style-name="ce45" table:formula="of:=[.A139]+1" office:value-type="float" office:value="137" calcext:value-type="float">
            <text:p>137</text:p>
          </table:table-cell>
          <table:table-cell table:formula="of:=[.B139]+[.B139]*[.$C140]*(1-[.B139]/[.D139])" office:value-type="float" office:value="227391.512702826" calcext:value-type="float">
            <text:p>227,392</text:p>
          </table:table-cell>
          <table:table-cell table:formula="of:=[.C139]-[.C139]*[.$C$2]" office:value-type="float" office:value="0.000209324420741064" calcext:value-type="float">
            <text:p>0.0002</text:p>
          </table:table-cell>
          <table:table-cell table:formula="of:=[.$D$4]-[.B140]" office:value-type="float" office:value="60132608.4872972" calcext:value-type="float">
            <text:p>60,132,608</text:p>
          </table:table-cell>
          <table:table-cell table:formula="of:=[.E139]+[.$E$2]*[.E139]" office:value-type="float" office:value="0" calcext:value-type="float">
            <text:p>0.00000</text:p>
          </table:table-cell>
          <table:table-cell table:formula="of:=[.F139]+[.E139]*[.F139]" office:value-type="float" office:value="0.2" calcext:value-type="float">
            <text:p>0.20000</text:p>
          </table:table-cell>
          <table:table-cell table:formula="of:=[.B121]*[.F140]" office:value-type="float" office:value="45146.7395400141" calcext:value-type="float">
            <text:p>45,147</text:p>
          </table:table-cell>
          <table:table-cell table:formula="of:=[.B121]*(1-[.F140])" office:value-type="float" office:value="180586.958160056" calcext:value-type="float">
            <text:p>180,587</text:p>
          </table:table-cell>
          <table:table-cell table:formula="of:=[.B140]-[.G140]-[.H140]" office:value-type="float" office:value="1657.81500275538" calcext:value-type="float">
            <text:p>1,658</text:p>
          </table:table-cell>
          <table:table-cell table:number-columns-repeated="55"/>
        </table:table-row>
        <table:table-row table:style-name="ro1">
          <table:table-cell table:style-name="ce45" table:formula="of:=[.A140]+1" office:value-type="float" office:value="138" calcext:value-type="float">
            <text:p>138</text:p>
          </table:table-cell>
          <table:table-cell table:formula="of:=[.B140]+[.B140]*[.$C141]*(1-[.B140]/[.D140])" office:value-type="float" office:value="227436.086189215" calcext:value-type="float">
            <text:p>227,436</text:p>
          </table:table-cell>
          <table:table-cell table:formula="of:=[.C140]-[.C140]*[.$C$2]" office:value-type="float" office:value="0.0001967649554966" calcext:value-type="float">
            <text:p>0.0002</text:p>
          </table:table-cell>
          <table:table-cell table:formula="of:=[.$D$4]-[.B141]" office:value-type="float" office:value="60132563.9138108" calcext:value-type="float">
            <text:p>60,132,564</text:p>
          </table:table-cell>
          <table:table-cell table:formula="of:=[.E140]+[.$E$2]*[.E140]" office:value-type="float" office:value="0" calcext:value-type="float">
            <text:p>0.00000</text:p>
          </table:table-cell>
          <table:table-cell table:formula="of:=[.F140]+[.E140]*[.F140]" office:value-type="float" office:value="0.2" calcext:value-type="float">
            <text:p>0.20000</text:p>
          </table:table-cell>
          <table:table-cell table:formula="of:=[.B122]*[.F141]" office:value-type="float" office:value="45175.4150790422" calcext:value-type="float">
            <text:p>45,175</text:p>
          </table:table-cell>
          <table:table-cell table:formula="of:=[.B122]*(1-[.F141])" office:value-type="float" office:value="180701.660316169" calcext:value-type="float">
            <text:p>180,702</text:p>
          </table:table-cell>
          <table:table-cell table:formula="of:=[.B141]-[.G141]-[.H141]" office:value-type="float" office:value="1559.01079400411" calcext:value-type="float">
            <text:p>1,559</text:p>
          </table:table-cell>
          <table:table-cell table:number-columns-repeated="55"/>
        </table:table-row>
        <table:table-row table:style-name="ro1">
          <table:table-cell table:style-name="ce45" table:formula="of:=[.A141]+1" office:value-type="float" office:value="139" calcext:value-type="float">
            <text:p>139</text:p>
          </table:table-cell>
          <table:table-cell table:formula="of:=[.B141]+[.B141]*[.$C142]*(1-[.B141]/[.D141])" office:value-type="float" office:value="227477.993448216" calcext:value-type="float">
            <text:p>227,478</text:p>
          </table:table-cell>
          <table:table-cell table:formula="of:=[.C141]-[.C141]*[.$C$2]" office:value-type="float" office:value="0.000184959058166804" calcext:value-type="float">
            <text:p>0.0002</text:p>
          </table:table-cell>
          <table:table-cell table:formula="of:=[.$D$4]-[.B142]" office:value-type="float" office:value="60132522.0065518" calcext:value-type="float">
            <text:p>60,132,522</text:p>
          </table:table-cell>
          <table:table-cell table:formula="of:=[.E141]+[.$E$2]*[.E141]" office:value-type="float" office:value="0" calcext:value-type="float">
            <text:p>0.00000</text:p>
          </table:table-cell>
          <table:table-cell table:formula="of:=[.F141]+[.E141]*[.F141]" office:value-type="float" office:value="0.2" calcext:value-type="float">
            <text:p>0.20000</text:p>
          </table:table-cell>
          <table:table-cell table:formula="of:=[.B123]*[.F142]" office:value-type="float" office:value="45202.3871417577" calcext:value-type="float">
            <text:p>45,202</text:p>
          </table:table-cell>
          <table:table-cell table:formula="of:=[.B123]*(1-[.F142])" office:value-type="float" office:value="180809.548567031" calcext:value-type="float">
            <text:p>180,810</text:p>
          </table:table-cell>
          <table:table-cell table:formula="of:=[.B142]-[.G142]-[.H142]" office:value-type="float" office:value="1466.05773942763" calcext:value-type="float">
            <text:p>1,466</text:p>
          </table:table-cell>
          <table:table-cell table:number-columns-repeated="55"/>
        </table:table-row>
        <table:table-row table:style-name="ro1">
          <table:table-cell table:style-name="ce45" table:formula="of:=[.A142]+1" office:value-type="float" office:value="140" calcext:value-type="float">
            <text:p>140</text:p>
          </table:table-cell>
          <table:table-cell table:formula="of:=[.B142]+[.B142]*[.$C143]*(1-[.B142]/[.D142])" office:value-type="float" office:value="227517.393502512" calcext:value-type="float">
            <text:p>227,517</text:p>
          </table:table-cell>
          <table:table-cell table:formula="of:=[.C142]-[.C142]*[.$C$2]" office:value-type="float" office:value="0.000173861514676796" calcext:value-type="float">
            <text:p>0.0002</text:p>
          </table:table-cell>
          <table:table-cell table:formula="of:=[.$D$4]-[.B143]" office:value-type="float" office:value="60132482.6064975" calcext:value-type="float">
            <text:p>60,132,483</text:p>
          </table:table-cell>
          <table:table-cell table:formula="of:=[.E142]+[.$E$2]*[.E142]" office:value-type="float" office:value="0" calcext:value-type="float">
            <text:p>0.00000</text:p>
          </table:table-cell>
          <table:table-cell table:formula="of:=[.F142]+[.E142]*[.F142]" office:value-type="float" office:value="0.2" calcext:value-type="float">
            <text:p>0.20000</text:p>
          </table:table-cell>
          <table:table-cell table:formula="of:=[.B124]*[.F143]" office:value-type="float" office:value="45227.7559608827" calcext:value-type="float">
            <text:p>45,228</text:p>
          </table:table-cell>
          <table:table-cell table:formula="of:=[.B124]*(1-[.F143])" office:value-type="float" office:value="180911.023843531" calcext:value-type="float">
            <text:p>180,911</text:p>
          </table:table-cell>
          <table:table-cell table:formula="of:=[.B143]-[.G143]-[.H143]" office:value-type="float" office:value="1378.61369809811" calcext:value-type="float">
            <text:p>1,379</text:p>
          </table:table-cell>
          <table:table-cell table:number-columns-repeated="55"/>
        </table:table-row>
        <table:table-row table:style-name="ro1">
          <table:table-cell table:style-name="ce45" table:formula="of:=[.A143]+1" office:value-type="float" office:value="141" calcext:value-type="float">
            <text:p>141</text:p>
          </table:table-cell>
          <table:table-cell table:formula="of:=[.B143]+[.B143]*[.$C144]*(1-[.B143]/[.D143])" office:value-type="float" office:value="227554.435943879" calcext:value-type="float">
            <text:p>227,554</text:p>
          </table:table-cell>
          <table:table-cell table:formula="of:=[.C143]-[.C143]*[.$C$2]" office:value-type="float" office:value="0.000163429823796188" calcext:value-type="float">
            <text:p>0.0002</text:p>
          </table:table-cell>
          <table:table-cell table:formula="of:=[.$D$4]-[.B144]" office:value-type="float" office:value="60132445.5640561" calcext:value-type="float">
            <text:p>60,132,446</text:p>
          </table:table-cell>
          <table:table-cell table:formula="of:=[.E143]+[.$E$2]*[.E143]" office:value-type="float" office:value="0" calcext:value-type="float">
            <text:p>0.00000</text:p>
          </table:table-cell>
          <table:table-cell table:formula="of:=[.F143]+[.E143]*[.F143]" office:value-type="float" office:value="0.2" calcext:value-type="float">
            <text:p>0.20000</text:p>
          </table:table-cell>
          <table:table-cell table:formula="of:=[.B125]*[.F144]" office:value-type="float" office:value="45251.6159835673" calcext:value-type="float">
            <text:p>45,252</text:p>
          </table:table-cell>
          <table:table-cell table:formula="of:=[.B125]*(1-[.F144])" office:value-type="float" office:value="181006.463934269" calcext:value-type="float">
            <text:p>181,006</text:p>
          </table:table-cell>
          <table:table-cell table:formula="of:=[.B144]-[.G144]-[.H144]" office:value-type="float" office:value="1296.35602604295" calcext:value-type="float">
            <text:p>1,296</text:p>
          </table:table-cell>
          <table:table-cell table:number-columns-repeated="55"/>
        </table:table-row>
        <table:table-row table:style-name="ro1">
          <table:table-cell table:style-name="ce45" table:formula="of:=[.A144]+1" office:value-type="float" office:value="142" calcext:value-type="float">
            <text:p>142</text:p>
          </table:table-cell>
          <table:table-cell table:formula="of:=[.B144]+[.B144]*[.$C145]*(1-[.B144]/[.D144])" office:value-type="float" office:value="227589.261486227" calcext:value-type="float">
            <text:p>227,589</text:p>
          </table:table-cell>
          <table:table-cell table:formula="of:=[.C144]-[.C144]*[.$C$2]" office:value-type="float" office:value="0.000153624034368417" calcext:value-type="float">
            <text:p>0.0002</text:p>
          </table:table-cell>
          <table:table-cell table:formula="of:=[.$D$4]-[.B145]" office:value-type="float" office:value="60132410.7385138" calcext:value-type="float">
            <text:p>60,132,411</text:p>
          </table:table-cell>
          <table:table-cell table:formula="of:=[.E144]+[.$E$2]*[.E144]" office:value-type="float" office:value="0" calcext:value-type="float">
            <text:p>0.00000</text:p>
          </table:table-cell>
          <table:table-cell table:formula="of:=[.F144]+[.E144]*[.F144]" office:value-type="float" office:value="0.2" calcext:value-type="float">
            <text:p>0.20000</text:p>
          </table:table-cell>
          <table:table-cell table:formula="of:=[.B126]*[.F145]" office:value-type="float" office:value="45274.0561922083" calcext:value-type="float">
            <text:p>45,274</text:p>
          </table:table-cell>
          <table:table-cell table:formula="of:=[.B126]*(1-[.F145])" office:value-type="float" office:value="181096.224768833" calcext:value-type="float">
            <text:p>181,096</text:p>
          </table:table-cell>
          <table:table-cell table:formula="of:=[.B145]-[.G145]-[.H145]" office:value-type="float" office:value="1218.98052518553" calcext:value-type="float">
            <text:p>1,219</text:p>
          </table:table-cell>
          <table:table-cell table:number-columns-repeated="55"/>
        </table:table-row>
        <table:table-row table:style-name="ro1">
          <table:table-cell table:style-name="ce45" table:formula="of:=[.A145]+1" office:value-type="float" office:value="143" calcext:value-type="float">
            <text:p>143</text:p>
          </table:table-cell>
          <table:table-cell table:formula="of:=[.B145]+[.B145]*[.$C146]*(1-[.B145]/[.D145])" office:value-type="float" office:value="227622.002486935" calcext:value-type="float">
            <text:p>227,622</text:p>
          </table:table-cell>
          <table:table-cell table:formula="of:=[.C145]-[.C145]*[.$C$2]" office:value-type="float" office:value="0.000144406592306312" calcext:value-type="float">
            <text:p>0.0001</text:p>
          </table:table-cell>
          <table:table-cell table:formula="of:=[.$D$4]-[.B146]" office:value-type="float" office:value="60132377.9975131" calcext:value-type="float">
            <text:p>60,132,378</text:p>
          </table:table-cell>
          <table:table-cell table:formula="of:=[.E145]+[.$E$2]*[.E145]" office:value-type="float" office:value="0" calcext:value-type="float">
            <text:p>0.00000</text:p>
          </table:table-cell>
          <table:table-cell table:formula="of:=[.F145]+[.E145]*[.F145]" office:value-type="float" office:value="0.2" calcext:value-type="float">
            <text:p>0.20000</text:p>
          </table:table-cell>
          <table:table-cell table:formula="of:=[.B127]*[.F146]" office:value-type="float" office:value="45295.1604090377" calcext:value-type="float">
            <text:p>45,295</text:p>
          </table:table-cell>
          <table:table-cell table:formula="of:=[.B127]*(1-[.F146])" office:value-type="float" office:value="181180.641636151" calcext:value-type="float">
            <text:p>181,181</text:p>
          </table:table-cell>
          <table:table-cell table:formula="of:=[.B146]-[.G146]-[.H146]" office:value-type="float" office:value="1146.20044174622" calcext:value-type="float">
            <text:p>1,146</text:p>
          </table:table-cell>
          <table:table-cell table:number-columns-repeated="55"/>
        </table:table-row>
        <table:table-row table:style-name="ro1">
          <table:table-cell table:style-name="ce45" table:formula="of:=[.A146]+1" office:value-type="float" office:value="144" calcext:value-type="float">
            <text:p>144</text:p>
          </table:table-cell>
          <table:table-cell table:formula="of:=[.B146]+[.B146]*[.$C147]*(1-[.B146]/[.D146])" office:value-type="float" office:value="227652.783438228" calcext:value-type="float">
            <text:p>227,653</text:p>
          </table:table-cell>
          <table:table-cell table:formula="of:=[.C146]-[.C146]*[.$C$2]" office:value-type="float" office:value="0.000135742196767933" calcext:value-type="float">
            <text:p>0.0001</text:p>
          </table:table-cell>
          <table:table-cell table:formula="of:=[.$D$4]-[.B147]" office:value-type="float" office:value="60132347.2165618" calcext:value-type="float">
            <text:p>60,132,347</text:p>
          </table:table-cell>
          <table:table-cell table:formula="of:=[.E146]+[.$E$2]*[.E146]" office:value-type="float" office:value="0" calcext:value-type="float">
            <text:p>0.00000</text:p>
          </table:table-cell>
          <table:table-cell table:formula="of:=[.F146]+[.E146]*[.F146]" office:value-type="float" office:value="0.2" calcext:value-type="float">
            <text:p>0.20000</text:p>
          </table:table-cell>
          <table:table-cell table:formula="of:=[.B128]*[.F147]" office:value-type="float" office:value="45315.0075851089" calcext:value-type="float">
            <text:p>45,315</text:p>
          </table:table-cell>
          <table:table-cell table:formula="of:=[.B128]*(1-[.F147])" office:value-type="float" office:value="181260.030340436" calcext:value-type="float">
            <text:p>181,260</text:p>
          </table:table-cell>
          <table:table-cell table:formula="of:=[.B147]-[.G147]-[.H147]" office:value-type="float" office:value="1077.74551268318" calcext:value-type="float">
            <text:p>1,078</text:p>
          </table:table-cell>
          <table:table-cell table:number-columns-repeated="55"/>
        </table:table-row>
        <table:table-row table:style-name="ro1">
          <table:table-cell table:style-name="ce45" table:formula="of:=[.A147]+1" office:value-type="float" office:value="145" calcext:value-type="float">
            <text:p>145</text:p>
          </table:table-cell>
          <table:table-cell table:formula="of:=[.B147]+[.B147]*[.$C148]*(1-[.B147]/[.D147])" office:value-type="float" office:value="227681.721430228" calcext:value-type="float">
            <text:p>227,682</text:p>
          </table:table-cell>
          <table:table-cell table:formula="of:=[.C147]-[.C147]*[.$C$2]" office:value-type="float" office:value="0.000127597664961857" calcext:value-type="float">
            <text:p>0.0001</text:p>
          </table:table-cell>
          <table:table-cell table:formula="of:=[.$D$4]-[.B148]" office:value-type="float" office:value="60132318.2785698" calcext:value-type="float">
            <text:p>60,132,318</text:p>
          </table:table-cell>
          <table:table-cell table:formula="of:=[.E147]+[.$E$2]*[.E147]" office:value-type="float" office:value="0" calcext:value-type="float">
            <text:p>0.00000</text:p>
          </table:table-cell>
          <table:table-cell table:formula="of:=[.F147]+[.E147]*[.F147]" office:value-type="float" office:value="0.2" calcext:value-type="float">
            <text:p>0.20000</text:p>
          </table:table-cell>
          <table:table-cell table:formula="of:=[.B129]*[.F148]" office:value-type="float" office:value="45333.6720743131" calcext:value-type="float">
            <text:p>45,334</text:p>
          </table:table-cell>
          <table:table-cell table:formula="of:=[.B129]*(1-[.F148])" office:value-type="float" office:value="181334.688297252" calcext:value-type="float">
            <text:p>181,335</text:p>
          </table:table-cell>
          <table:table-cell table:formula="of:=[.B148]-[.G148]-[.H148]" office:value-type="float" office:value="1013.3610586623" calcext:value-type="float">
            <text:p>1,013</text:p>
          </table:table-cell>
          <table:table-cell table:number-columns-repeated="55"/>
        </table:table-row>
        <table:table-row table:style-name="ro1">
          <table:table-cell table:style-name="ce45" table:formula="of:=[.A148]+1" office:value-type="float" office:value="146" calcext:value-type="float">
            <text:p>146</text:p>
          </table:table-cell>
          <table:table-cell table:formula="of:=[.B148]+[.B148]*[.$C149]*(1-[.B148]/[.D148])" office:value-type="float" office:value="227708.926587251" calcext:value-type="float">
            <text:p>227,709</text:p>
          </table:table-cell>
          <table:table-cell table:formula="of:=[.C148]-[.C148]*[.$C$2]" office:value-type="float" office:value="0.000119941805064146" calcext:value-type="float">
            <text:p>0.0001</text:p>
          </table:table-cell>
          <table:table-cell table:formula="of:=[.$D$4]-[.B149]" office:value-type="float" office:value="60132291.0734127" calcext:value-type="float">
            <text:p>60,132,291</text:p>
          </table:table-cell>
          <table:table-cell table:formula="of:=[.E148]+[.$E$2]*[.E148]" office:value-type="float" office:value="0" calcext:value-type="float">
            <text:p>0.00000</text:p>
          </table:table-cell>
          <table:table-cell table:formula="of:=[.F148]+[.E148]*[.F148]" office:value-type="float" office:value="0.2" calcext:value-type="float">
            <text:p>0.20000</text:p>
          </table:table-cell>
          <table:table-cell table:formula="of:=[.B130]*[.F149]" office:value-type="float" office:value="45351.2238930535" calcext:value-type="float">
            <text:p>45,351</text:p>
          </table:table-cell>
          <table:table-cell table:formula="of:=[.B130]*(1-[.F149])" office:value-type="float" office:value="181404.895572214" calcext:value-type="float">
            <text:p>181,405</text:p>
          </table:table-cell>
          <table:table-cell table:formula="of:=[.B149]-[.G149]-[.H149]" office:value-type="float" office:value="952.80712198306" calcext:value-type="float">
            <text:p>953</text:p>
          </table:table-cell>
          <table:table-cell table:number-columns-repeated="55"/>
        </table:table-row>
        <table:table-row table:style-name="ro1">
          <table:table-cell table:style-name="ce45" table:formula="of:=[.A149]+1" office:value-type="float" office:value="147" calcext:value-type="float">
            <text:p>147</text:p>
          </table:table-cell>
          <table:table-cell table:formula="of:=[.B149]+[.B149]*[.$C150]*(1-[.B149]/[.D149])" office:value-type="float" office:value="227734.502478833" calcext:value-type="float">
            <text:p>227,735</text:p>
          </table:table-cell>
          <table:table-cell table:formula="of:=[.C149]-[.C149]*[.$C$2]" office:value-type="float" office:value="0.000112745296760297" calcext:value-type="float">
            <text:p>0.0001</text:p>
          </table:table-cell>
          <table:table-cell table:formula="of:=[.$D$4]-[.B150]" office:value-type="float" office:value="60132265.4975212" calcext:value-type="float">
            <text:p>60,132,265</text:p>
          </table:table-cell>
          <table:table-cell table:formula="of:=[.E149]+[.$E$2]*[.E149]" office:value-type="float" office:value="0" calcext:value-type="float">
            <text:p>0.00000</text:p>
          </table:table-cell>
          <table:table-cell table:formula="of:=[.F149]+[.E149]*[.F149]" office:value-type="float" office:value="0.2" calcext:value-type="float">
            <text:p>0.20000</text:p>
          </table:table-cell>
          <table:table-cell table:formula="of:=[.B131]*[.F150]" office:value-type="float" office:value="45367.728966198" calcext:value-type="float">
            <text:p>45,368</text:p>
          </table:table-cell>
          <table:table-cell table:formula="of:=[.B131]*(1-[.F150])" office:value-type="float" office:value="181470.915864792" calcext:value-type="float">
            <text:p>181,471</text:p>
          </table:table-cell>
          <table:table-cell table:formula="of:=[.B150]-[.G150]-[.H150]" office:value-type="float" office:value="895.857647843019" calcext:value-type="float">
            <text:p>896</text:p>
          </table:table-cell>
          <table:table-cell table:number-columns-repeated="55"/>
        </table:table-row>
        <table:table-row table:style-name="ro1">
          <table:table-cell table:style-name="ce45" table:formula="of:=[.A150]+1" office:value-type="float" office:value="148" calcext:value-type="float">
            <text:p>148</text:p>
          </table:table-cell>
          <table:table-cell table:formula="of:=[.B150]+[.B150]*[.$C151]*(1-[.B150]/[.D150])" office:value-type="float" office:value="227758.5465069" calcext:value-type="float">
            <text:p>227,759</text:p>
          </table:table-cell>
          <table:table-cell table:formula="of:=[.C150]-[.C150]*[.$C$2]" office:value-type="float" office:value="0.000105980578954679" calcext:value-type="float">
            <text:p>0.0001</text:p>
          </table:table-cell>
          <table:table-cell table:formula="of:=[.$D$4]-[.B151]" office:value-type="float" office:value="60132241.4534931" calcext:value-type="float">
            <text:p>60,132,241</text:p>
          </table:table-cell>
          <table:table-cell table:formula="of:=[.E150]+[.$E$2]*[.E150]" office:value-type="float" office:value="0" calcext:value-type="float">
            <text:p>0.00000</text:p>
          </table:table-cell>
          <table:table-cell table:formula="of:=[.F150]+[.E150]*[.F150]" office:value-type="float" office:value="0.2" calcext:value-type="float">
            <text:p>0.20000</text:p>
          </table:table-cell>
          <table:table-cell table:formula="of:=[.B132]*[.F151]" office:value-type="float" office:value="45383.2493599201" calcext:value-type="float">
            <text:p>45,383</text:p>
          </table:table-cell>
          <table:table-cell table:formula="of:=[.B132]*(1-[.F151])" office:value-type="float" office:value="181532.99743968" calcext:value-type="float">
            <text:p>181,533</text:p>
          </table:table-cell>
          <table:table-cell table:formula="of:=[.B151]-[.G151]-[.H151]" office:value-type="float" office:value="842.299707299127" calcext:value-type="float">
            <text:p>842</text:p>
          </table:table-cell>
          <table:table-cell table:number-columns-repeated="55"/>
        </table:table-row>
        <table:table-row table:style-name="ro1">
          <table:table-cell table:style-name="ce45" table:formula="of:=[.A151]+1" office:value-type="float" office:value="149" calcext:value-type="float">
            <text:p>149</text:p>
          </table:table-cell>
          <table:table-cell table:formula="of:=[.B151]+[.B151]*[.$C152]*(1-[.B151]/[.D151])" office:value-type="float" office:value="227781.150270412" calcext:value-type="float">
            <text:p>227,781</text:p>
          </table:table-cell>
          <table:table-cell table:formula="of:=[.C151]-[.C151]*[.$C$2]" office:value-type="float" office:value="0.0000996217442173985" calcext:value-type="float">
            <text:p>0.0001</text:p>
          </table:table-cell>
          <table:table-cell table:formula="of:=[.$D$4]-[.B152]" office:value-type="float" office:value="60132218.8497296" calcext:value-type="float">
            <text:p>60,132,219</text:p>
          </table:table-cell>
          <table:table-cell table:formula="of:=[.E151]+[.$E$2]*[.E151]" office:value-type="float" office:value="0" calcext:value-type="float">
            <text:p>0.00000</text:p>
          </table:table-cell>
          <table:table-cell table:formula="of:=[.F151]+[.E151]*[.F151]" office:value-type="float" office:value="0.2" calcext:value-type="float">
            <text:p>0.20000</text:p>
          </table:table-cell>
          <table:table-cell table:formula="of:=[.B133]*[.F152]" office:value-type="float" office:value="45397.8435020276" calcext:value-type="float">
            <text:p>45,398</text:p>
          </table:table-cell>
          <table:table-cell table:formula="of:=[.B133]*(1-[.F152])" office:value-type="float" office:value="181591.374008111" calcext:value-type="float">
            <text:p>181,591</text:p>
          </table:table-cell>
          <table:table-cell table:formula="of:=[.B152]-[.G152]-[.H152]" office:value-type="float" office:value="791.93276027363" calcext:value-type="float">
            <text:p>792</text:p>
          </table:table-cell>
          <table:table-cell table:number-columns-repeated="55"/>
        </table:table-row>
        <table:table-row table:style-name="ro1">
          <table:table-cell table:style-name="ce45" table:formula="of:=[.A152]+1" office:value-type="float" office:value="150" calcext:value-type="float">
            <text:p>150</text:p>
          </table:table-cell>
          <table:table-cell table:formula="of:=[.B152]+[.B152]*[.$C153]*(1-[.B152]/[.D152])" office:value-type="float" office:value="227802.399908764" calcext:value-type="float">
            <text:p>227,802</text:p>
          </table:table-cell>
          <table:table-cell table:formula="of:=[.C152]-[.C152]*[.$C$2]" office:value-type="float" office:value="0.0000936444395643546" calcext:value-type="float">
            <text:p>0.0001</text:p>
          </table:table-cell>
          <table:table-cell table:formula="of:=[.$D$4]-[.B153]" office:value-type="float" office:value="60132197.6000912" calcext:value-type="float">
            <text:p>60,132,198</text:p>
          </table:table-cell>
          <table:table-cell table:formula="of:=[.E152]+[.$E$2]*[.E152]" office:value-type="float" office:value="0" calcext:value-type="float">
            <text:p>0.00000</text:p>
          </table:table-cell>
          <table:table-cell table:formula="of:=[.F152]+[.E152]*[.F152]" office:value-type="float" office:value="0.2" calcext:value-type="float">
            <text:p>0.20000</text:p>
          </table:table-cell>
          <table:table-cell table:formula="of:=[.B134]*[.F153]" office:value-type="float" office:value="45411.5663903617" calcext:value-type="float">
            <text:p>45,412</text:p>
          </table:table-cell>
          <table:table-cell table:formula="of:=[.B134]*(1-[.F153])" office:value-type="float" office:value="181646.265561447" calcext:value-type="float">
            <text:p>181,646</text:p>
          </table:table-cell>
          <table:table-cell table:formula="of:=[.B153]-[.G153]-[.H153]" office:value-type="float" office:value="744.567956955638" calcext:value-type="float">
            <text:p>745</text:p>
          </table:table-cell>
          <table:table-cell table:number-columns-repeated="55"/>
        </table:table-row>
        <table:table-row table:style-name="ro1">
          <table:table-cell table:style-name="ce45" table:formula="of:=[.A153]+1" office:value-type="float" office:value="151" calcext:value-type="float">
            <text:p>151</text:p>
          </table:table-cell>
          <table:table-cell table:formula="of:=[.B153]+[.B153]*[.$C154]*(1-[.B153]/[.D153])" office:value-type="float" office:value="227822.376425133" calcext:value-type="float">
            <text:p>227,822</text:p>
          </table:table-cell>
          <table:table-cell table:formula="of:=[.C153]-[.C153]*[.$C$2]" office:value-type="float" office:value="0.0000880257731904933" calcext:value-type="float">
            <text:p>0.0001</text:p>
          </table:table-cell>
          <table:table-cell table:formula="of:=[.$D$4]-[.B154]" office:value-type="float" office:value="60132177.6235749" calcext:value-type="float">
            <text:p>60,132,178</text:p>
          </table:table-cell>
          <table:table-cell table:formula="of:=[.E153]+[.$E$2]*[.E153]" office:value-type="float" office:value="0" calcext:value-type="float">
            <text:p>0.00000</text:p>
          </table:table-cell>
          <table:table-cell table:formula="of:=[.F153]+[.E153]*[.F153]" office:value-type="float" office:value="0.2" calcext:value-type="float">
            <text:p>0.20000</text:p>
          </table:table-cell>
          <table:table-cell table:formula="of:=[.B135]*[.F154]" office:value-type="float" office:value="45424.4697898342" calcext:value-type="float">
            <text:p>45,424</text:p>
          </table:table-cell>
          <table:table-cell table:formula="of:=[.B135]*(1-[.F154])" office:value-type="float" office:value="181697.879159337" calcext:value-type="float">
            <text:p>181,698</text:p>
          </table:table-cell>
          <table:table-cell table:formula="of:=[.B154]-[.G154]-[.H154]" office:value-type="float" office:value="700.027475961717" calcext:value-type="float">
            <text:p>700</text:p>
          </table:table-cell>
          <table:table-cell table:number-columns-repeated="55"/>
        </table:table-row>
        <table:table-row table:style-name="ro1">
          <table:table-cell table:style-name="ce45" table:formula="of:=[.A154]+1" office:value-type="float" office:value="152" calcext:value-type="float">
            <text:p>152</text:p>
          </table:table-cell>
          <table:table-cell table:formula="of:=[.B154]+[.B154]*[.$C155]*(1-[.B154]/[.D154])" office:value-type="float" office:value="227841.155990912" calcext:value-type="float">
            <text:p>227,841</text:p>
          </table:table-cell>
          <table:table-cell table:formula="of:=[.C154]-[.C154]*[.$C$2]" office:value-type="float" office:value="0.0000827442267990637" calcext:value-type="float">
            <text:p>0.0001</text:p>
          </table:table-cell>
          <table:table-cell table:formula="of:=[.$D$4]-[.B155]" office:value-type="float" office:value="60132158.8440091" calcext:value-type="float">
            <text:p>60,132,159</text:p>
          </table:table-cell>
          <table:table-cell table:formula="of:=[.E154]+[.$E$2]*[.E154]" office:value-type="float" office:value="0" calcext:value-type="float">
            <text:p>0.00000</text:p>
          </table:table-cell>
          <table:table-cell table:formula="of:=[.F154]+[.E154]*[.F154]" office:value-type="float" office:value="0.2" calcext:value-type="float">
            <text:p>0.20000</text:p>
          </table:table-cell>
          <table:table-cell table:formula="of:=[.B136]*[.F155]" office:value-type="float" office:value="45436.602418654" calcext:value-type="float">
            <text:p>45,437</text:p>
          </table:table-cell>
          <table:table-cell table:formula="of:=[.B136]*(1-[.F155])" office:value-type="float" office:value="181746.409674616" calcext:value-type="float">
            <text:p>181,746</text:p>
          </table:table-cell>
          <table:table-cell table:formula="of:=[.B155]-[.G155]-[.H155]" office:value-type="float" office:value="658.143897642323" calcext:value-type="float">
            <text:p>658</text:p>
          </table:table-cell>
          <table:table-cell table:number-columns-repeated="55"/>
        </table:table-row>
        <table:table-row table:style-name="ro1">
          <table:table-cell table:style-name="ce45" table:formula="of:=[.A155]+1" office:value-type="float" office:value="153" calcext:value-type="float">
            <text:p>153</text:p>
          </table:table-cell>
          <table:table-cell table:formula="of:=[.B155]+[.B155]*[.$C156]*(1-[.B155]/[.D155])" office:value-type="float" office:value="227858.810232322" calcext:value-type="float">
            <text:p>227,859</text:p>
          </table:table-cell>
          <table:table-cell table:formula="of:=[.C155]-[.C155]*[.$C$2]" office:value-type="float" office:value="0.0000777795731911199" calcext:value-type="float">
            <text:p>0.0001</text:p>
          </table:table-cell>
          <table:table-cell table:formula="of:=[.$D$4]-[.B156]" office:value-type="float" office:value="60132141.1897677" calcext:value-type="float">
            <text:p>60,132,141</text:p>
          </table:table-cell>
          <table:table-cell table:formula="of:=[.E155]+[.$E$2]*[.E155]" office:value-type="float" office:value="0" calcext:value-type="float">
            <text:p>0.00000</text:p>
          </table:table-cell>
          <table:table-cell table:formula="of:=[.F155]+[.E155]*[.F155]" office:value-type="float" office:value="0.2" calcext:value-type="float">
            <text:p>0.20000</text:p>
          </table:table-cell>
          <table:table-cell table:formula="of:=[.B137]*[.F156]" office:value-type="float" office:value="45448.0101242746" calcext:value-type="float">
            <text:p>45,448</text:p>
          </table:table-cell>
          <table:table-cell table:formula="of:=[.B137]*(1-[.F156])" office:value-type="float" office:value="181792.040497099" calcext:value-type="float">
            <text:p>181,792</text:p>
          </table:table-cell>
          <table:table-cell table:formula="of:=[.B156]-[.G156]-[.H156]" office:value-type="float" office:value="618.759610949084" calcext:value-type="float">
            <text:p>619</text:p>
          </table:table-cell>
          <table:table-cell table:number-columns-repeated="55"/>
        </table:table-row>
        <table:table-row table:style-name="ro1">
          <table:table-cell table:style-name="ce45" table:formula="of:=[.A156]+1" office:value-type="float" office:value="154" calcext:value-type="float">
            <text:p>154</text:p>
          </table:table-cell>
          <table:table-cell table:formula="of:=[.B156]+[.B156]*[.$C157]*(1-[.B156]/[.D156])" office:value-type="float" office:value="227875.406500198" calcext:value-type="float">
            <text:p>227,875</text:p>
          </table:table-cell>
          <table:table-cell table:formula="of:=[.C156]-[.C156]*[.$C$2]" office:value-type="float" office:value="0.0000731127987996527" calcext:value-type="float">
            <text:p>0.0001</text:p>
          </table:table-cell>
          <table:table-cell table:formula="of:=[.$D$4]-[.B157]" office:value-type="float" office:value="60132124.5934998" calcext:value-type="float">
            <text:p>60,132,125</text:p>
          </table:table-cell>
          <table:table-cell table:formula="of:=[.E156]+[.$E$2]*[.E156]" office:value-type="float" office:value="0" calcext:value-type="float">
            <text:p>0.00000</text:p>
          </table:table-cell>
          <table:table-cell table:formula="of:=[.F156]+[.E156]*[.F156]" office:value-type="float" office:value="0.2" calcext:value-type="float">
            <text:p>0.20000</text:p>
          </table:table-cell>
          <table:table-cell table:formula="of:=[.B138]*[.F157]" office:value-type="float" office:value="45458.7360495769" calcext:value-type="float">
            <text:p>45,459</text:p>
          </table:table-cell>
          <table:table-cell table:formula="of:=[.B138]*(1-[.F157])" office:value-type="float" office:value="181834.944198308" calcext:value-type="float">
            <text:p>181,835</text:p>
          </table:table-cell>
          <table:table-cell table:formula="of:=[.B157]-[.G157]-[.H157]" office:value-type="float" office:value="581.726252314023" calcext:value-type="float">
            <text:p>582</text:p>
          </table:table-cell>
          <table:table-cell table:number-columns-repeated="55"/>
        </table:table-row>
        <table:table-row table:style-name="ro1">
          <table:table-cell table:style-name="ce45" table:formula="of:=[.A157]+1" office:value-type="float" office:value="155" calcext:value-type="float">
            <text:p>155</text:p>
          </table:table-cell>
          <table:table-cell table:formula="of:=[.B157]+[.B157]*[.$C158]*(1-[.B157]/[.D157])" office:value-type="float" office:value="227891.008123937" calcext:value-type="float">
            <text:p>227,891</text:p>
          </table:table-cell>
          <table:table-cell table:formula="of:=[.C157]-[.C157]*[.$C$2]" office:value-type="float" office:value="0.0000687260308716736" calcext:value-type="float">
            <text:p>0.0001</text:p>
          </table:table-cell>
          <table:table-cell table:formula="of:=[.$D$4]-[.B158]" office:value-type="float" office:value="60132108.9918761" calcext:value-type="float">
            <text:p>60,132,109</text:p>
          </table:table-cell>
          <table:table-cell table:formula="of:=[.E157]+[.$E$2]*[.E157]" office:value-type="float" office:value="0" calcext:value-type="float">
            <text:p>0.00000</text:p>
          </table:table-cell>
          <table:table-cell table:formula="of:=[.F157]+[.E157]*[.F157]" office:value-type="float" office:value="0.2" calcext:value-type="float">
            <text:p>0.20000</text:p>
          </table:table-cell>
          <table:table-cell table:formula="of:=[.B139]*[.F158]" office:value-type="float" office:value="45468.8207897812" calcext:value-type="float">
            <text:p>45,469</text:p>
          </table:table-cell>
          <table:table-cell table:formula="of:=[.B139]*(1-[.F158])" office:value-type="float" office:value="181875.283159125" calcext:value-type="float">
            <text:p>181,875</text:p>
          </table:table-cell>
          <table:table-cell table:formula="of:=[.B158]-[.G158]-[.H158]" office:value-type="float" office:value="546.904175031174" calcext:value-type="float">
            <text:p>547</text:p>
          </table:table-cell>
          <table:table-cell table:number-columns-repeated="55"/>
        </table:table-row>
        <table:table-row table:style-name="ro1">
          <table:table-cell table:style-name="ce45" table:formula="of:=[.A158]+1" office:value-type="float" office:value="156" calcext:value-type="float">
            <text:p>156</text:p>
          </table:table-cell>
          <table:table-cell table:formula="of:=[.B158]+[.B158]*[.$C159]*(1-[.B158]/[.D158])" office:value-type="float" office:value="227905.674650501" calcext:value-type="float">
            <text:p>227,906</text:p>
          </table:table-cell>
          <table:table-cell table:formula="of:=[.C158]-[.C158]*[.$C$2]" office:value-type="float" office:value="0.0000646024690193731" calcext:value-type="float">
            <text:p>0.0001</text:p>
          </table:table-cell>
          <table:table-cell table:formula="of:=[.$D$4]-[.B159]" office:value-type="float" office:value="60132094.3253495" calcext:value-type="float">
            <text:p>60,132,094</text:p>
          </table:table-cell>
          <table:table-cell table:formula="of:=[.E158]+[.$E$2]*[.E158]" office:value-type="float" office:value="0" calcext:value-type="float">
            <text:p>0.00000</text:p>
          </table:table-cell>
          <table:table-cell table:formula="of:=[.F158]+[.E158]*[.F158]" office:value-type="float" office:value="0.2" calcext:value-type="float">
            <text:p>0.20000</text:p>
          </table:table-cell>
          <table:table-cell table:formula="of:=[.B140]*[.F159]" office:value-type="float" office:value="45478.3025405651" calcext:value-type="float">
            <text:p>45,478</text:p>
          </table:table-cell>
          <table:table-cell table:formula="of:=[.B140]*(1-[.F159])" office:value-type="float" office:value="181913.210162261" calcext:value-type="float">
            <text:p>181,913</text:p>
          </table:table-cell>
          <table:table-cell table:formula="of:=[.B159]-[.G159]-[.H159]" office:value-type="float" office:value="514.161947674904" calcext:value-type="float">
            <text:p>514</text:p>
          </table:table-cell>
          <table:table-cell table:number-columns-repeated="55"/>
        </table:table-row>
        <table:table-row table:style-name="ro1">
          <table:table-cell table:style-name="ce45" table:formula="of:=[.A159]+1" office:value-type="float" office:value="157" calcext:value-type="float">
            <text:p>157</text:p>
          </table:table-cell>
          <table:table-cell table:formula="of:=[.B159]+[.B159]*[.$C160]*(1-[.B159]/[.D159])" office:value-type="float" office:value="227919.462069351" calcext:value-type="float">
            <text:p>227,919</text:p>
          </table:table-cell>
          <table:table-cell table:formula="of:=[.C159]-[.C159]*[.$C$2]" office:value-type="float" office:value="0.0000607263208782108" calcext:value-type="float">
            <text:p>0.0001</text:p>
          </table:table-cell>
          <table:table-cell table:formula="of:=[.$D$4]-[.B160]" office:value-type="float" office:value="60132080.5379307" calcext:value-type="float">
            <text:p>60,132,081</text:p>
          </table:table-cell>
          <table:table-cell table:formula="of:=[.E159]+[.$E$2]*[.E159]" office:value-type="float" office:value="0" calcext:value-type="float">
            <text:p>0.00000</text:p>
          </table:table-cell>
          <table:table-cell table:formula="of:=[.F159]+[.E159]*[.F159]" office:value-type="float" office:value="0.2" calcext:value-type="float">
            <text:p>0.20000</text:p>
          </table:table-cell>
          <table:table-cell table:formula="of:=[.B141]*[.F160]" office:value-type="float" office:value="45487.2172378431" calcext:value-type="float">
            <text:p>45,487</text:p>
          </table:table-cell>
          <table:table-cell table:formula="of:=[.B141]*(1-[.F160])" office:value-type="float" office:value="181948.868951372" calcext:value-type="float">
            <text:p>181,949</text:p>
          </table:table-cell>
          <table:table-cell table:formula="of:=[.B160]-[.G160]-[.H160]" office:value-type="float" office:value="483.375880135631" calcext:value-type="float">
            <text:p>483</text:p>
          </table:table-cell>
          <table:table-cell table:number-columns-repeated="55"/>
        </table:table-row>
        <table:table-row table:style-name="ro1">
          <table:table-cell table:style-name="ce45" table:formula="of:=[.A160]+1" office:value-type="float" office:value="158" calcext:value-type="float">
            <text:p>158</text:p>
          </table:table-cell>
          <table:table-cell table:formula="of:=[.B160]+[.B160]*[.$C161]*(1-[.B160]/[.D160])" office:value-type="float" office:value="227932.423024117" calcext:value-type="float">
            <text:p>227,932</text:p>
          </table:table-cell>
          <table:table-cell table:formula="of:=[.C160]-[.C160]*[.$C$2]" office:value-type="float" office:value="0.0000570827416255181" calcext:value-type="float">
            <text:p>0.0001</text:p>
          </table:table-cell>
          <table:table-cell table:formula="of:=[.$D$4]-[.B161]" office:value-type="float" office:value="60132067.5769759" calcext:value-type="float">
            <text:p>60,132,068</text:p>
          </table:table-cell>
          <table:table-cell table:formula="of:=[.E160]+[.$E$2]*[.E160]" office:value-type="float" office:value="0" calcext:value-type="float">
            <text:p>0.00000</text:p>
          </table:table-cell>
          <table:table-cell table:formula="of:=[.F160]+[.E160]*[.F160]" office:value-type="float" office:value="0.2" calcext:value-type="float">
            <text:p>0.20000</text:p>
          </table:table-cell>
          <table:table-cell table:formula="of:=[.B142]*[.F161]" office:value-type="float" office:value="45495.5986896432" calcext:value-type="float">
            <text:p>45,496</text:p>
          </table:table-cell>
          <table:table-cell table:formula="of:=[.B142]*(1-[.F161])" office:value-type="float" office:value="181982.394758573" calcext:value-type="float">
            <text:p>181,982</text:p>
          </table:table-cell>
          <table:table-cell table:formula="of:=[.B161]-[.G161]-[.H161]" office:value-type="float" office:value="454.429575900547" calcext:value-type="float">
            <text:p>454</text:p>
          </table:table-cell>
          <table:table-cell table:number-columns-repeated="55"/>
        </table:table-row>
        <table:table-row table:style-name="ro1">
          <table:table-cell table:style-name="ce45" table:formula="of:=[.A161]+1" office:value-type="float" office:value="159" calcext:value-type="float">
            <text:p>159</text:p>
          </table:table-cell>
          <table:table-cell table:formula="of:=[.B161]+[.B161]*[.$C162]*(1-[.B161]/[.D161])" office:value-type="float" office:value="227944.60701177" calcext:value-type="float">
            <text:p>227,945</text:p>
          </table:table-cell>
          <table:table-cell table:formula="of:=[.C161]-[.C161]*[.$C$2]" office:value-type="float" office:value="0.000053657777127987" calcext:value-type="float">
            <text:p>0.0001</text:p>
          </table:table-cell>
          <table:table-cell table:formula="of:=[.$D$4]-[.B162]" office:value-type="float" office:value="60132055.3929882" calcext:value-type="float">
            <text:p>60,132,055</text:p>
          </table:table-cell>
          <table:table-cell table:formula="of:=[.E161]+[.$E$2]*[.E161]" office:value-type="float" office:value="0" calcext:value-type="float">
            <text:p>0.00000</text:p>
          </table:table-cell>
          <table:table-cell table:formula="of:=[.F161]+[.E161]*[.F161]" office:value-type="float" office:value="0.2" calcext:value-type="float">
            <text:p>0.20000</text:p>
          </table:table-cell>
          <table:table-cell table:formula="of:=[.B143]*[.F162]" office:value-type="float" office:value="45503.4787005023" calcext:value-type="float">
            <text:p>45,503</text:p>
          </table:table-cell>
          <table:table-cell table:formula="of:=[.B143]*(1-[.F162])" office:value-type="float" office:value="182013.914802009" calcext:value-type="float">
            <text:p>182,014</text:p>
          </table:table-cell>
          <table:table-cell table:formula="of:=[.B162]-[.G162]-[.H162]" office:value-type="float" office:value="427.213509258552" calcext:value-type="float">
            <text:p>427</text:p>
          </table:table-cell>
          <table:table-cell table:number-columns-repeated="55"/>
        </table:table-row>
        <table:table-row table:style-name="ro1">
          <table:table-cell table:style-name="ce45" table:formula="of:=[.A162]+1" office:value-type="float" office:value="160" calcext:value-type="float">
            <text:p>160</text:p>
          </table:table-cell>
          <table:table-cell table:formula="of:=[.B162]+[.B162]*[.$C163]*(1-[.B162]/[.D162])" office:value-type="float" office:value="227956.060570037" calcext:value-type="float">
            <text:p>227,956</text:p>
          </table:table-cell>
          <table:table-cell table:formula="of:=[.C162]-[.C162]*[.$C$2]" office:value-type="float" office:value="0.0000504383105003078" calcext:value-type="float">
            <text:p>0.0001</text:p>
          </table:table-cell>
          <table:table-cell table:formula="of:=[.$D$4]-[.B163]" office:value-type="float" office:value="60132043.93943" calcext:value-type="float">
            <text:p>60,132,044</text:p>
          </table:table-cell>
          <table:table-cell table:formula="of:=[.E162]+[.$E$2]*[.E162]" office:value-type="float" office:value="0" calcext:value-type="float">
            <text:p>0.00000</text:p>
          </table:table-cell>
          <table:table-cell table:formula="of:=[.F162]+[.E162]*[.F162]" office:value-type="float" office:value="0.2" calcext:value-type="float">
            <text:p>0.20000</text:p>
          </table:table-cell>
          <table:table-cell table:formula="of:=[.B144]*[.F163]" office:value-type="float" office:value="45510.8871887758" calcext:value-type="float">
            <text:p>45,511</text:p>
          </table:table-cell>
          <table:table-cell table:formula="of:=[.B144]*(1-[.F163])" office:value-type="float" office:value="182043.548755103" calcext:value-type="float">
            <text:p>182,044</text:p>
          </table:table-cell>
          <table:table-cell table:formula="of:=[.B163]-[.G163]-[.H163]" office:value-type="float" office:value="401.62462615734" calcext:value-type="float">
            <text:p>402</text:p>
          </table:table-cell>
          <table:table-cell table:number-columns-repeated="55"/>
        </table:table-row>
        <table:table-row table:style-name="ro1">
          <table:table-cell table:style-name="ce45" table:formula="of:=[.A163]+1" office:value-type="float" office:value="161" calcext:value-type="float">
            <text:p>161</text:p>
          </table:table-cell>
          <table:table-cell table:formula="of:=[.B163]+[.B163]*[.$C164]*(1-[.B163]/[.D163])" office:value-type="float" office:value="227966.827453718" calcext:value-type="float">
            <text:p>227,967</text:p>
          </table:table-cell>
          <table:table-cell table:formula="of:=[.C163]-[.C163]*[.$C$2]" office:value-type="float" office:value="0.0000474120118702893" calcext:value-type="float">
            <text:p>0.0000</text:p>
          </table:table-cell>
          <table:table-cell table:formula="of:=[.$D$4]-[.B164]" office:value-type="float" office:value="60132033.1725463" calcext:value-type="float">
            <text:p>60,132,033</text:p>
          </table:table-cell>
          <table:table-cell table:formula="of:=[.E163]+[.$E$2]*[.E163]" office:value-type="float" office:value="0" calcext:value-type="float">
            <text:p>0.00000</text:p>
          </table:table-cell>
          <table:table-cell table:formula="of:=[.F163]+[.E163]*[.F163]" office:value-type="float" office:value="0.2" calcext:value-type="float">
            <text:p>0.20000</text:p>
          </table:table-cell>
          <table:table-cell table:formula="of:=[.B145]*[.F164]" office:value-type="float" office:value="45517.8522972454" calcext:value-type="float">
            <text:p>45,518</text:p>
          </table:table-cell>
          <table:table-cell table:formula="of:=[.B145]*(1-[.F164])" office:value-type="float" office:value="182071.409188982" calcext:value-type="float">
            <text:p>182,071</text:p>
          </table:table-cell>
          <table:table-cell table:formula="of:=[.B164]-[.G164]-[.H164]" office:value-type="float" office:value="377.565967491246" calcext:value-type="float">
            <text:p>378</text:p>
          </table:table-cell>
          <table:table-cell table:number-columns-repeated="55"/>
        </table:table-row>
        <table:table-row table:style-name="ro1">
          <table:table-cell table:style-name="ce45" table:formula="of:=[.A164]+1" office:value-type="float" office:value="162" calcext:value-type="float">
            <text:p>162</text:p>
          </table:table-cell>
          <table:table-cell table:formula="of:=[.B164]+[.B164]*[.$C165]*(1-[.B164]/[.D164])" office:value-type="float" office:value="227976.948800585" calcext:value-type="float">
            <text:p>227,977</text:p>
          </table:table-cell>
          <table:table-cell table:formula="of:=[.C164]-[.C164]*[.$C$2]" office:value-type="float" office:value="0.000044567291158072" calcext:value-type="float">
            <text:p>0.0000</text:p>
          </table:table-cell>
          <table:table-cell table:formula="of:=[.$D$4]-[.B165]" office:value-type="float" office:value="60132023.0511994" calcext:value-type="float">
            <text:p>60,132,023</text:p>
          </table:table-cell>
          <table:table-cell table:formula="of:=[.E164]+[.$E$2]*[.E164]" office:value-type="float" office:value="0" calcext:value-type="float">
            <text:p>0.00000</text:p>
          </table:table-cell>
          <table:table-cell table:formula="of:=[.F164]+[.E164]*[.F164]" office:value-type="float" office:value="0.2" calcext:value-type="float">
            <text:p>0.20000</text:p>
          </table:table-cell>
          <table:table-cell table:formula="of:=[.B146]*[.F165]" office:value-type="float" office:value="45524.400497387" calcext:value-type="float">
            <text:p>45,524</text:p>
          </table:table-cell>
          <table:table-cell table:formula="of:=[.B146]*(1-[.F165])" office:value-type="float" office:value="182097.601989548" calcext:value-type="float">
            <text:p>182,098</text:p>
          </table:table-cell>
          <table:table-cell table:formula="of:=[.B165]-[.G165]-[.H165]" office:value-type="float" office:value="354.946313649882" calcext:value-type="float">
            <text:p>355</text:p>
          </table:table-cell>
          <table:table-cell table:number-columns-repeated="55"/>
        </table:table-row>
        <table:table-row table:style-name="ro1">
          <table:table-cell table:style-name="ce45" table:formula="of:=[.A165]+1" office:value-type="float" office:value="163" calcext:value-type="float">
            <text:p>163</text:p>
          </table:table-cell>
          <table:table-cell table:formula="of:=[.B165]+[.B165]*[.$C166]*(1-[.B165]/[.D165])" office:value-type="float" office:value="227986.463287434" calcext:value-type="float">
            <text:p>227,986</text:p>
          </table:table-cell>
          <table:table-cell table:formula="of:=[.C165]-[.C165]*[.$C$2]" office:value-type="float" office:value="0.0000418932536885877" calcext:value-type="float">
            <text:p>0.0000</text:p>
          </table:table-cell>
          <table:table-cell table:formula="of:=[.$D$4]-[.B166]" office:value-type="float" office:value="60132013.5367126" calcext:value-type="float">
            <text:p>60,132,014</text:p>
          </table:table-cell>
          <table:table-cell table:formula="of:=[.E165]+[.$E$2]*[.E165]" office:value-type="float" office:value="0" calcext:value-type="float">
            <text:p>0.00000</text:p>
          </table:table-cell>
          <table:table-cell table:formula="of:=[.F165]+[.E165]*[.F165]" office:value-type="float" office:value="0.2" calcext:value-type="float">
            <text:p>0.20000</text:p>
          </table:table-cell>
          <table:table-cell table:formula="of:=[.B147]*[.F166]" office:value-type="float" office:value="45530.5566876455" calcext:value-type="float">
            <text:p>45,531</text:p>
          </table:table-cell>
          <table:table-cell table:formula="of:=[.B147]*(1-[.F166])" office:value-type="float" office:value="182122.226750582" calcext:value-type="float">
            <text:p>182,122</text:p>
          </table:table-cell>
          <table:table-cell table:formula="of:=[.B166]-[.G166]-[.H166]" office:value-type="float" office:value="333.679849206586" calcext:value-type="float">
            <text:p>334</text:p>
          </table:table-cell>
          <table:table-cell table:number-columns-repeated="55"/>
        </table:table-row>
        <table:table-row table:style-name="ro1">
          <table:table-cell table:style-name="ce45" table:formula="of:=[.A166]+1" office:value-type="float" office:value="164" calcext:value-type="float">
            <text:p>164</text:p>
          </table:table-cell>
          <table:table-cell table:formula="of:=[.B166]+[.B166]*[.$C167]*(1-[.B166]/[.D166])" office:value-type="float" office:value="227995.407276904" calcext:value-type="float">
            <text:p>227,995</text:p>
          </table:table-cell>
          <table:table-cell table:formula="of:=[.C166]-[.C166]*[.$C$2]" office:value-type="float" office:value="0.0000393796584672724" calcext:value-type="float">
            <text:p>0.0000</text:p>
          </table:table-cell>
          <table:table-cell table:formula="of:=[.$D$4]-[.B167]" office:value-type="float" office:value="60132004.5927231" calcext:value-type="float">
            <text:p>60,132,005</text:p>
          </table:table-cell>
          <table:table-cell table:formula="of:=[.E166]+[.$E$2]*[.E166]" office:value-type="float" office:value="0" calcext:value-type="float">
            <text:p>0.00000</text:p>
          </table:table-cell>
          <table:table-cell table:formula="of:=[.F166]+[.E166]*[.F166]" office:value-type="float" office:value="0.2" calcext:value-type="float">
            <text:p>0.20000</text:p>
          </table:table-cell>
          <table:table-cell table:formula="of:=[.B148]*[.F167]" office:value-type="float" office:value="45536.3442860455" calcext:value-type="float">
            <text:p>45,536</text:p>
          </table:table-cell>
          <table:table-cell table:formula="of:=[.B148]*(1-[.F167])" office:value-type="float" office:value="182145.377144182" calcext:value-type="float">
            <text:p>182,145</text:p>
          </table:table-cell>
          <table:table-cell table:formula="of:=[.B167]-[.G167]-[.H167]" office:value-type="float" office:value="313.685846675944" calcext:value-type="float">
            <text:p>314</text:p>
          </table:table-cell>
          <table:table-cell table:number-columns-repeated="55"/>
        </table:table-row>
        <table:table-row table:style-name="ro1">
          <table:table-cell table:style-name="ce45" table:formula="of:=[.A167]+1" office:value-type="float" office:value="165" calcext:value-type="float">
            <text:p>165</text:p>
          </table:table-cell>
          <table:table-cell table:formula="of:=[.B167]+[.B167]*[.$C168]*(1-[.B167]/[.D167])" office:value-type="float" office:value="228003.814955568" calcext:value-type="float">
            <text:p>228,004</text:p>
          </table:table-cell>
          <table:table-cell table:formula="of:=[.C167]-[.C167]*[.$C$2]" office:value-type="float" office:value="0.0000370168789592361" calcext:value-type="float">
            <text:p>0.0000</text:p>
          </table:table-cell>
          <table:table-cell table:formula="of:=[.$D$4]-[.B168]" office:value-type="float" office:value="60131996.1850444" calcext:value-type="float">
            <text:p>60,131,996</text:p>
          </table:table-cell>
          <table:table-cell table:formula="of:=[.E167]+[.$E$2]*[.E167]" office:value-type="float" office:value="0" calcext:value-type="float">
            <text:p>0.00000</text:p>
          </table:table-cell>
          <table:table-cell table:formula="of:=[.F167]+[.E167]*[.F167]" office:value-type="float" office:value="0.2" calcext:value-type="float">
            <text:p>0.20000</text:p>
          </table:table-cell>
          <table:table-cell table:formula="of:=[.B149]*[.F168]" office:value-type="float" office:value="45541.7853174501" calcext:value-type="float">
            <text:p>45,542</text:p>
          </table:table-cell>
          <table:table-cell table:formula="of:=[.B149]*(1-[.F168])" office:value-type="float" office:value="182167.141269801" calcext:value-type="float">
            <text:p>182,167</text:p>
          </table:table-cell>
          <table:table-cell table:formula="of:=[.B168]-[.G168]-[.H168]" office:value-type="float" office:value="294.888368317334" calcext:value-type="float">
            <text:p>295</text:p>
          </table:table-cell>
          <table:table-cell table:number-columns-repeated="55"/>
        </table:table-row>
        <table:table-row table:style-name="ro1">
          <table:table-cell table:style-name="ce45" table:formula="of:=[.A168]+1" office:value-type="float" office:value="166" calcext:value-type="float">
            <text:p>166</text:p>
          </table:table-cell>
          <table:table-cell table:formula="of:=[.B168]+[.B168]*[.$C169]*(1-[.B168]/[.D168])" office:value-type="float" office:value="228011.718463842" calcext:value-type="float">
            <text:p>228,012</text:p>
          </table:table-cell>
          <table:table-cell table:formula="of:=[.C168]-[.C168]*[.$C$2]" office:value-type="float" office:value="0.0000347958662216819" calcext:value-type="float">
            <text:p>0.0000</text:p>
          </table:table-cell>
          <table:table-cell table:formula="of:=[.$D$4]-[.B169]" office:value-type="float" office:value="60131988.2815362" calcext:value-type="float">
            <text:p>60,131,988</text:p>
          </table:table-cell>
          <table:table-cell table:formula="of:=[.E168]+[.$E$2]*[.E168]" office:value-type="float" office:value="0" calcext:value-type="float">
            <text:p>0.00000</text:p>
          </table:table-cell>
          <table:table-cell table:formula="of:=[.F168]+[.E168]*[.F168]" office:value-type="float" office:value="0.2" calcext:value-type="float">
            <text:p>0.20000</text:p>
          </table:table-cell>
          <table:table-cell table:formula="of:=[.B150]*[.F169]" office:value-type="float" office:value="45546.9004957666" calcext:value-type="float">
            <text:p>45,547</text:p>
          </table:table-cell>
          <table:table-cell table:formula="of:=[.B150]*(1-[.F169])" office:value-type="float" office:value="182187.601983066" calcext:value-type="float">
            <text:p>182,188</text:p>
          </table:table-cell>
          <table:table-cell table:formula="of:=[.B169]-[.G169]-[.H169]" office:value-type="float" office:value="277.215985009243" calcext:value-type="float">
            <text:p>277</text:p>
          </table:table-cell>
          <table:table-cell table:number-columns-repeated="55"/>
        </table:table-row>
        <table:table-row table:style-name="ro1">
          <table:table-cell table:style-name="ce45" table:formula="of:=[.A169]+1" office:value-type="float" office:value="167" calcext:value-type="float">
            <text:p>167</text:p>
          </table:table-cell>
          <table:table-cell table:formula="of:=[.B169]+[.B169]*[.$C170]*(1-[.B169]/[.D169])" office:value-type="float" office:value="228019.148018165" calcext:value-type="float">
            <text:p>228,019</text:p>
          </table:table-cell>
          <table:table-cell table:formula="of:=[.C169]-[.C169]*[.$C$2]" office:value-type="float" office:value="0.000032708114248381" calcext:value-type="float">
            <text:p>0.0000</text:p>
          </table:table-cell>
          <table:table-cell table:formula="of:=[.$D$4]-[.B170]" office:value-type="float" office:value="60131980.8519818" calcext:value-type="float">
            <text:p>60,131,981</text:p>
          </table:table-cell>
          <table:table-cell table:formula="of:=[.E169]+[.$E$2]*[.E169]" office:value-type="float" office:value="0" calcext:value-type="float">
            <text:p>0.00000</text:p>
          </table:table-cell>
          <table:table-cell table:formula="of:=[.F169]+[.E169]*[.F169]" office:value-type="float" office:value="0.2" calcext:value-type="float">
            <text:p>0.20000</text:p>
          </table:table-cell>
          <table:table-cell table:formula="of:=[.B151]*[.F170]" office:value-type="float" office:value="45551.7093013799" calcext:value-type="float">
            <text:p>45,552</text:p>
          </table:table-cell>
          <table:table-cell table:formula="of:=[.B151]*(1-[.F170])" office:value-type="float" office:value="182206.83720552" calcext:value-type="float">
            <text:p>182,207</text:p>
          </table:table-cell>
          <table:table-cell table:formula="of:=[.B170]-[.G170]-[.H170]" office:value-type="float" office:value="260.60151126518" calcext:value-type="float">
            <text:p>261</text:p>
          </table:table-cell>
          <table:table-cell table:number-columns-repeated="55"/>
        </table:table-row>
        <table:table-row table:style-name="ro1">
          <table:table-cell table:style-name="ce45" table:formula="of:=[.A170]+1" office:value-type="float" office:value="168" calcext:value-type="float">
            <text:p>168</text:p>
          </table:table-cell>
          <table:table-cell table:formula="of:=[.B170]+[.B170]*[.$C171]*(1-[.B170]/[.D170])" office:value-type="float" office:value="228026.132025919" calcext:value-type="float">
            <text:p>228,026</text:p>
          </table:table-cell>
          <table:table-cell table:formula="of:=[.C170]-[.C170]*[.$C$2]" office:value-type="float" office:value="0.0000307456273934781" calcext:value-type="float">
            <text:p>0.0000</text:p>
          </table:table-cell>
          <table:table-cell table:formula="of:=[.$D$4]-[.B171]" office:value-type="float" office:value="60131973.8679741" calcext:value-type="float">
            <text:p>60,131,974</text:p>
          </table:table-cell>
          <table:table-cell table:formula="of:=[.E170]+[.$E$2]*[.E170]" office:value-type="float" office:value="0" calcext:value-type="float">
            <text:p>0.00000</text:p>
          </table:table-cell>
          <table:table-cell table:formula="of:=[.F170]+[.E170]*[.F170]" office:value-type="float" office:value="0.2" calcext:value-type="float">
            <text:p>0.20000</text:p>
          </table:table-cell>
          <table:table-cell table:formula="of:=[.B152]*[.F171]" office:value-type="float" office:value="45556.2300540823" calcext:value-type="float">
            <text:p>45,556</text:p>
          </table:table-cell>
          <table:table-cell table:formula="of:=[.B152]*(1-[.F171])" office:value-type="float" office:value="182224.920216329" calcext:value-type="float">
            <text:p>182,225</text:p>
          </table:table-cell>
          <table:table-cell table:formula="of:=[.B171]-[.G171]-[.H171]" office:value-type="float" office:value="244.981755506888" calcext:value-type="float">
            <text:p>245</text:p>
          </table:table-cell>
          <table:table-cell table:number-columns-repeated="55"/>
        </table:table-row>
        <table:table-row table:style-name="ro1">
          <table:table-cell table:style-name="ce45" table:formula="of:=[.A171]+1" office:value-type="float" office:value="169" calcext:value-type="float">
            <text:p>169</text:p>
          </table:table-cell>
          <table:table-cell table:formula="of:=[.B171]+[.B171]*[.$C172]*(1-[.B171]/[.D171])" office:value-type="float" office:value="228032.697193518" calcext:value-type="float">
            <text:p>228,033</text:p>
          </table:table-cell>
          <table:table-cell table:formula="of:=[.C171]-[.C171]*[.$C$2]" office:value-type="float" office:value="0.0000289008897498694" calcext:value-type="float">
            <text:p>0.0000</text:p>
          </table:table-cell>
          <table:table-cell table:formula="of:=[.$D$4]-[.B172]" office:value-type="float" office:value="60131967.3028065" calcext:value-type="float">
            <text:p>60,131,967</text:p>
          </table:table-cell>
          <table:table-cell table:formula="of:=[.E171]+[.$E$2]*[.E171]" office:value-type="float" office:value="0" calcext:value-type="float">
            <text:p>0.00000</text:p>
          </table:table-cell>
          <table:table-cell table:formula="of:=[.F171]+[.E171]*[.F171]" office:value-type="float" office:value="0.2" calcext:value-type="float">
            <text:p>0.20000</text:p>
          </table:table-cell>
          <table:table-cell table:formula="of:=[.B153]*[.F172]" office:value-type="float" office:value="45560.4799817528" calcext:value-type="float">
            <text:p>45,560</text:p>
          </table:table-cell>
          <table:table-cell table:formula="of:=[.B153]*(1-[.F172])" office:value-type="float" office:value="182241.919927011" calcext:value-type="float">
            <text:p>182,242</text:p>
          </table:table-cell>
          <table:table-cell table:formula="of:=[.B172]-[.G172]-[.H172]" office:value-type="float" office:value="230.297284753469" calcext:value-type="float">
            <text:p>230</text:p>
          </table:table-cell>
          <table:table-cell table:number-columns-repeated="55"/>
        </table:table-row>
        <table:table-row table:style-name="ro1">
          <table:table-cell table:style-name="ce45" table:formula="of:=[.A172]+1" office:value-type="float" office:value="170" calcext:value-type="float">
            <text:p>170</text:p>
          </table:table-cell>
          <table:table-cell table:formula="of:=[.B172]+[.B172]*[.$C173]*(1-[.B172]/[.D172])" office:value-type="float" office:value="228038.86862806" calcext:value-type="float">
            <text:p>228,039</text:p>
          </table:table-cell>
          <table:table-cell table:formula="of:=[.C172]-[.C172]*[.$C$2]" office:value-type="float" office:value="0.0000271668363648773" calcext:value-type="float">
            <text:p>0.0000</text:p>
          </table:table-cell>
          <table:table-cell table:formula="of:=[.$D$4]-[.B173]" office:value-type="float" office:value="60131961.1313719" calcext:value-type="float">
            <text:p>60,131,961</text:p>
          </table:table-cell>
          <table:table-cell table:formula="of:=[.E172]+[.$E$2]*[.E172]" office:value-type="float" office:value="0" calcext:value-type="float">
            <text:p>0.00000</text:p>
          </table:table-cell>
          <table:table-cell table:formula="of:=[.F172]+[.E172]*[.F172]" office:value-type="float" office:value="0.2" calcext:value-type="float">
            <text:p>0.20000</text:p>
          </table:table-cell>
          <table:table-cell table:formula="of:=[.B154]*[.F173]" office:value-type="float" office:value="45564.4752850265" calcext:value-type="float">
            <text:p>45,564</text:p>
          </table:table-cell>
          <table:table-cell table:formula="of:=[.B154]*(1-[.F173])" office:value-type="float" office:value="182257.901140106" calcext:value-type="float">
            <text:p>182,258</text:p>
          </table:table-cell>
          <table:table-cell table:formula="of:=[.B173]-[.G173]-[.H173]" office:value-type="float" office:value="216.492202927562" calcext:value-type="float">
            <text:p>216</text:p>
          </table:table-cell>
          <table:table-cell table:number-columns-repeated="55"/>
        </table:table-row>
        <table:table-row table:style-name="ro1">
          <table:table-cell table:style-name="ce45" table:formula="of:=[.A173]+1" office:value-type="float" office:value="171" calcext:value-type="float">
            <text:p>171</text:p>
          </table:table-cell>
          <table:table-cell table:formula="of:=[.B173]+[.B173]*[.$C174]*(1-[.B173]/[.D173])" office:value-type="float" office:value="228044.669932932" calcext:value-type="float">
            <text:p>228,045</text:p>
          </table:table-cell>
          <table:table-cell table:formula="of:=[.C173]-[.C173]*[.$C$2]" office:value-type="float" office:value="0.0000255368261829846" calcext:value-type="float">
            <text:p>0.0000</text:p>
          </table:table-cell>
          <table:table-cell table:formula="of:=[.$D$4]-[.B174]" office:value-type="float" office:value="60131955.3300671" calcext:value-type="float">
            <text:p>60,131,955</text:p>
          </table:table-cell>
          <table:table-cell table:formula="of:=[.E173]+[.$E$2]*[.E173]" office:value-type="float" office:value="0" calcext:value-type="float">
            <text:p>0.00000</text:p>
          </table:table-cell>
          <table:table-cell table:formula="of:=[.F173]+[.E173]*[.F173]" office:value-type="float" office:value="0.2" calcext:value-type="float">
            <text:p>0.20000</text:p>
          </table:table-cell>
          <table:table-cell table:formula="of:=[.B155]*[.F174]" office:value-type="float" office:value="45568.2311981825" calcext:value-type="float">
            <text:p>45,568</text:p>
          </table:table-cell>
          <table:table-cell table:formula="of:=[.B155]*(1-[.F174])" office:value-type="float" office:value="182272.92479273" calcext:value-type="float">
            <text:p>182,273</text:p>
          </table:table-cell>
          <table:table-cell table:formula="of:=[.B174]-[.G174]-[.H174]" office:value-type="float" office:value="203.513942019286" calcext:value-type="float">
            <text:p>204</text:p>
          </table:table-cell>
          <table:table-cell table:number-columns-repeated="55"/>
        </table:table-row>
        <table:table-row table:style-name="ro1">
          <table:table-cell table:style-name="ce45" table:formula="of:=[.A174]+1" office:value-type="float" office:value="172" calcext:value-type="float">
            <text:p>172</text:p>
          </table:table-cell>
          <table:table-cell table:formula="of:=[.B174]+[.B174]*[.$C175]*(1-[.B174]/[.D174])" office:value-type="float" office:value="228050.12329771" calcext:value-type="float">
            <text:p>228,050</text:p>
          </table:table-cell>
          <table:table-cell table:formula="of:=[.C174]-[.C174]*[.$C$2]" office:value-type="float" office:value="0.0000240046166120056" calcext:value-type="float">
            <text:p>0.0000</text:p>
          </table:table-cell>
          <table:table-cell table:formula="of:=[.$D$4]-[.B175]" office:value-type="float" office:value="60131949.8767023" calcext:value-type="float">
            <text:p>60,131,950</text:p>
          </table:table-cell>
          <table:table-cell table:formula="of:=[.E174]+[.$E$2]*[.E174]" office:value-type="float" office:value="0" calcext:value-type="float">
            <text:p>0.00000</text:p>
          </table:table-cell>
          <table:table-cell table:formula="of:=[.F174]+[.E174]*[.F174]" office:value-type="float" office:value="0.2" calcext:value-type="float">
            <text:p>0.20000</text:p>
          </table:table-cell>
          <table:table-cell table:formula="of:=[.B156]*[.F175]" office:value-type="float" office:value="45571.7620464645" calcext:value-type="float">
            <text:p>45,572</text:p>
          </table:table-cell>
          <table:table-cell table:formula="of:=[.B156]*(1-[.F175])" office:value-type="float" office:value="182287.048185858" calcext:value-type="float">
            <text:p>182,287</text:p>
          </table:table-cell>
          <table:table-cell table:formula="of:=[.B175]-[.G175]-[.H175]" office:value-type="float" office:value="191.313065388153" calcext:value-type="float">
            <text:p>191</text:p>
          </table:table-cell>
          <table:table-cell table:number-columns-repeated="55"/>
        </table:table-row>
        <table:table-row table:style-name="ro1">
          <table:table-cell table:style-name="ce45" table:formula="of:=[.A175]+1" office:value-type="float" office:value="173" calcext:value-type="float">
            <text:p>173</text:p>
          </table:table-cell>
          <table:table-cell table:formula="of:=[.B175]+[.B175]*[.$C176]*(1-[.B175]/[.D175])" office:value-type="float" office:value="228055.249582719" calcext:value-type="float">
            <text:p>228,055</text:p>
          </table:table-cell>
          <table:table-cell table:formula="of:=[.C175]-[.C175]*[.$C$2]" office:value-type="float" office:value="0.0000225643396152852" calcext:value-type="float">
            <text:p>0.0000</text:p>
          </table:table-cell>
          <table:table-cell table:formula="of:=[.$D$4]-[.B176]" office:value-type="float" office:value="60131944.7504173" calcext:value-type="float">
            <text:p>60,131,945</text:p>
          </table:table-cell>
          <table:table-cell table:formula="of:=[.E175]+[.$E$2]*[.E175]" office:value-type="float" office:value="0" calcext:value-type="float">
            <text:p>0.00000</text:p>
          </table:table-cell>
          <table:table-cell table:formula="of:=[.F175]+[.E175]*[.F175]" office:value-type="float" office:value="0.2" calcext:value-type="float">
            <text:p>0.20000</text:p>
          </table:table-cell>
          <table:table-cell table:formula="of:=[.B157]*[.F176]" office:value-type="float" office:value="45575.0813000397" calcext:value-type="float">
            <text:p>45,575</text:p>
          </table:table-cell>
          <table:table-cell table:formula="of:=[.B157]*(1-[.F176])" office:value-type="float" office:value="182300.325200159" calcext:value-type="float">
            <text:p>182,300</text:p>
          </table:table-cell>
          <table:table-cell table:formula="of:=[.B176]-[.G176]-[.H176]" office:value-type="float" office:value="179.843082520616" calcext:value-type="float">
            <text:p>180</text:p>
          </table:table-cell>
          <table:table-cell table:number-columns-repeated="55"/>
        </table:table-row>
        <table:table-row table:style-name="ro1">
          <table:table-cell table:style-name="ce45" table:formula="of:=[.A176]+1" office:value-type="float" office:value="174" calcext:value-type="float">
            <text:p>174</text:p>
          </table:table-cell>
          <table:table-cell table:formula="of:=[.B176]+[.B176]*[.$C177]*(1-[.B176]/[.D176])" office:value-type="float" office:value="228060.068398532" calcext:value-type="float">
            <text:p>228,060</text:p>
          </table:table-cell>
          <table:table-cell table:formula="of:=[.C176]-[.C176]*[.$C$2]" office:value-type="float" office:value="0.0000212104792383681" calcext:value-type="float">
            <text:p>0.0000</text:p>
          </table:table-cell>
          <table:table-cell table:formula="of:=[.$D$4]-[.B177]" office:value-type="float" office:value="60131939.9316015" calcext:value-type="float">
            <text:p>60,131,940</text:p>
          </table:table-cell>
          <table:table-cell table:formula="of:=[.E176]+[.$E$2]*[.E176]" office:value-type="float" office:value="0" calcext:value-type="float">
            <text:p>0.00000</text:p>
          </table:table-cell>
          <table:table-cell table:formula="of:=[.F176]+[.E176]*[.F176]" office:value-type="float" office:value="0.2" calcext:value-type="float">
            <text:p>0.20000</text:p>
          </table:table-cell>
          <table:table-cell table:formula="of:=[.B158]*[.F177]" office:value-type="float" office:value="45578.2016247874" calcext:value-type="float">
            <text:p>45,578</text:p>
          </table:table-cell>
          <table:table-cell table:formula="of:=[.B158]*(1-[.F177])" office:value-type="float" office:value="182312.80649915" calcext:value-type="float">
            <text:p>182,313</text:p>
          </table:table-cell>
          <table:table-cell table:formula="of:=[.B177]-[.G177]-[.H177]" office:value-type="float" office:value="169.060274594958" calcext:value-type="float">
            <text:p>169</text:p>
          </table:table-cell>
          <table:table-cell table:number-columns-repeated="55"/>
        </table:table-row>
        <table:table-row table:style-name="ro1">
          <table:table-cell table:style-name="ce45" table:formula="of:=[.A177]+1" office:value-type="float" office:value="175" calcext:value-type="float">
            <text:p>175</text:p>
          </table:table-cell>
          <table:table-cell table:formula="of:=[.B177]+[.B177]*[.$C178]*(1-[.B177]/[.D177])" office:value-type="float" office:value="228064.598180743" calcext:value-type="float">
            <text:p>228,065</text:p>
          </table:table-cell>
          <table:table-cell table:formula="of:=[.C177]-[.C177]*[.$C$2]" office:value-type="float" office:value="0.000019937850484066" calcext:value-type="float">
            <text:p>0.0000</text:p>
          </table:table-cell>
          <table:table-cell table:formula="of:=[.$D$4]-[.B178]" office:value-type="float" office:value="60131935.4018193" calcext:value-type="float">
            <text:p>60,131,935</text:p>
          </table:table-cell>
          <table:table-cell table:formula="of:=[.E177]+[.$E$2]*[.E177]" office:value-type="float" office:value="0" calcext:value-type="float">
            <text:p>0.00000</text:p>
          </table:table-cell>
          <table:table-cell table:formula="of:=[.F177]+[.E177]*[.F177]" office:value-type="float" office:value="0.2" calcext:value-type="float">
            <text:p>0.20000</text:p>
          </table:table-cell>
          <table:table-cell table:formula="of:=[.B159]*[.F178]" office:value-type="float" office:value="45581.1349301001" calcext:value-type="float">
            <text:p>45,581</text:p>
          </table:table-cell>
          <table:table-cell table:formula="of:=[.B159]*(1-[.F178])" office:value-type="float" office:value="182324.539720401" calcext:value-type="float">
            <text:p>182,325</text:p>
          </table:table-cell>
          <table:table-cell table:formula="of:=[.B178]-[.G178]-[.H178]" office:value-type="float" office:value="158.923530241969" calcext:value-type="float">
            <text:p>159</text:p>
          </table:table-cell>
          <table:table-cell table:number-columns-repeated="55"/>
        </table:table-row>
        <table:table-row table:style-name="ro1">
          <table:table-cell table:style-name="ce45" table:formula="of:=[.A178]+1" office:value-type="float" office:value="176" calcext:value-type="float">
            <text:p>176</text:p>
          </table:table-cell>
          <table:table-cell table:formula="of:=[.B178]+[.B178]*[.$C179]*(1-[.B178]/[.D178])" office:value-type="float" office:value="228068.856260271" calcext:value-type="float">
            <text:p>228,069</text:p>
          </table:table-cell>
          <table:table-cell table:formula="of:=[.C178]-[.C178]*[.$C$2]" office:value-type="float" office:value="0.0000187415794550221" calcext:value-type="float">
            <text:p>0.0000</text:p>
          </table:table-cell>
          <table:table-cell table:formula="of:=[.$D$4]-[.B179]" office:value-type="float" office:value="60131931.1437397" calcext:value-type="float">
            <text:p>60,131,931</text:p>
          </table:table-cell>
          <table:table-cell table:formula="of:=[.E178]+[.$E$2]*[.E178]" office:value-type="float" office:value="0" calcext:value-type="float">
            <text:p>0.00000</text:p>
          </table:table-cell>
          <table:table-cell table:formula="of:=[.F178]+[.E178]*[.F178]" office:value-type="float" office:value="0.2" calcext:value-type="float">
            <text:p>0.20000</text:p>
          </table:table-cell>
          <table:table-cell table:formula="of:=[.B160]*[.F179]" office:value-type="float" office:value="45583.8924138702" calcext:value-type="float">
            <text:p>45,584</text:p>
          </table:table-cell>
          <table:table-cell table:formula="of:=[.B160]*(1-[.F179])" office:value-type="float" office:value="182335.569655481" calcext:value-type="float">
            <text:p>182,336</text:p>
          </table:table-cell>
          <table:table-cell table:formula="of:=[.B179]-[.G179]-[.H179]" office:value-type="float" office:value="149.394190919818" calcext:value-type="float">
            <text:p>149</text:p>
          </table:table-cell>
          <table:table-cell table:number-columns-repeated="55"/>
        </table:table-row>
        <table:table-row table:style-name="ro1">
          <table:table-cell table:style-name="ce45" table:formula="of:=[.A179]+1" office:value-type="float" office:value="177" calcext:value-type="float">
            <text:p>177</text:p>
          </table:table-cell>
          <table:table-cell table:formula="of:=[.B179]+[.B179]*[.$C180]*(1-[.B179]/[.D179])" office:value-type="float" office:value="228072.858929472" calcext:value-type="float">
            <text:p>228,073</text:p>
          </table:table-cell>
          <table:table-cell table:formula="of:=[.C179]-[.C179]*[.$C$2]" office:value-type="float" office:value="0.0000176170846877207" calcext:value-type="float">
            <text:p>0.0000</text:p>
          </table:table-cell>
          <table:table-cell table:formula="of:=[.$D$4]-[.B180]" office:value-type="float" office:value="60131927.1410705" calcext:value-type="float">
            <text:p>60,131,927</text:p>
          </table:table-cell>
          <table:table-cell table:formula="of:=[.E179]+[.$E$2]*[.E179]" office:value-type="float" office:value="0" calcext:value-type="float">
            <text:p>0.00000</text:p>
          </table:table-cell>
          <table:table-cell table:formula="of:=[.F179]+[.E179]*[.F179]" office:value-type="float" office:value="0.2" calcext:value-type="float">
            <text:p>0.20000</text:p>
          </table:table-cell>
          <table:table-cell table:formula="of:=[.B161]*[.F180]" office:value-type="float" office:value="45586.4846048233" calcext:value-type="float">
            <text:p>45,586</text:p>
          </table:table-cell>
          <table:table-cell table:formula="of:=[.B161]*(1-[.F180])" office:value-type="float" office:value="182345.938419293" calcext:value-type="float">
            <text:p>182,346</text:p>
          </table:table-cell>
          <table:table-cell table:formula="of:=[.B180]-[.G180]-[.H180]" office:value-type="float" office:value="140.435905355436" calcext:value-type="float">
            <text:p>140</text:p>
          </table:table-cell>
          <table:table-cell table:number-columns-repeated="55"/>
        </table:table-row>
        <table:table-row table:style-name="ro1">
          <table:table-cell table:style-name="ce45" table:formula="of:=[.A180]+1" office:value-type="float" office:value="178" calcext:value-type="float">
            <text:p>178</text:p>
          </table:table-cell>
          <table:table-cell table:formula="of:=[.B180]+[.B180]*[.$C181]*(1-[.B180]/[.D180])" office:value-type="float" office:value="228076.621504302" calcext:value-type="float">
            <text:p>228,077</text:p>
          </table:table-cell>
          <table:table-cell table:formula="of:=[.C180]-[.C180]*[.$C$2]" office:value-type="float" office:value="0.0000165600596064575" calcext:value-type="float">
            <text:p>0.0000</text:p>
          </table:table-cell>
          <table:table-cell table:formula="of:=[.$D$4]-[.B181]" office:value-type="float" office:value="60131923.3784957" calcext:value-type="float">
            <text:p>60,131,923</text:p>
          </table:table-cell>
          <table:table-cell table:formula="of:=[.E180]+[.$E$2]*[.E180]" office:value-type="float" office:value="0" calcext:value-type="float">
            <text:p>0.00000</text:p>
          </table:table-cell>
          <table:table-cell table:formula="of:=[.F180]+[.E180]*[.F180]" office:value-type="float" office:value="0.2" calcext:value-type="float">
            <text:p>0.20000</text:p>
          </table:table-cell>
          <table:table-cell table:formula="of:=[.B162]*[.F181]" office:value-type="float" office:value="45588.9214023541" calcext:value-type="float">
            <text:p>45,589</text:p>
          </table:table-cell>
          <table:table-cell table:formula="of:=[.B162]*(1-[.F181])" office:value-type="float" office:value="182355.685609416" calcext:value-type="float">
            <text:p>182,356</text:p>
          </table:table-cell>
          <table:table-cell table:formula="of:=[.B181]-[.G181]-[.H181]" office:value-type="float" office:value="132.014492531656" calcext:value-type="float">
            <text:p>132</text:p>
          </table:table-cell>
          <table:table-cell table:number-columns-repeated="55"/>
        </table:table-row>
        <table:table-row table:style-name="ro1">
          <table:table-cell table:style-name="ce45" table:formula="of:=[.A181]+1" office:value-type="float" office:value="179" calcext:value-type="float">
            <text:p>179</text:p>
          </table:table-cell>
          <table:table-cell table:formula="of:=[.B181]+[.B181]*[.$C182]*(1-[.B181]/[.D181])" office:value-type="float" office:value="228080.158382767" calcext:value-type="float">
            <text:p>228,080</text:p>
          </table:table-cell>
          <table:table-cell table:formula="of:=[.C181]-[.C181]*[.$C$2]" office:value-type="float" office:value="0.00001556645603007" calcext:value-type="float">
            <text:p>0.0000</text:p>
          </table:table-cell>
          <table:table-cell table:formula="of:=[.$D$4]-[.B182]" office:value-type="float" office:value="60131919.8416172" calcext:value-type="float">
            <text:p>60,131,920</text:p>
          </table:table-cell>
          <table:table-cell table:formula="of:=[.E181]+[.$E$2]*[.E181]" office:value-type="float" office:value="0" calcext:value-type="float">
            <text:p>0.00000</text:p>
          </table:table-cell>
          <table:table-cell table:formula="of:=[.F181]+[.E181]*[.F181]" office:value-type="float" office:value="0.2" calcext:value-type="float">
            <text:p>0.20000</text:p>
          </table:table-cell>
          <table:table-cell table:formula="of:=[.B163]*[.F182]" office:value-type="float" office:value="45591.2121140073" calcext:value-type="float">
            <text:p>45,591</text:p>
          </table:table-cell>
          <table:table-cell table:formula="of:=[.B163]*(1-[.F182])" office:value-type="float" office:value="182364.848456029" calcext:value-type="float">
            <text:p>182,365</text:p>
          </table:table-cell>
          <table:table-cell table:formula="of:=[.B182]-[.G182]-[.H182]" office:value-type="float" office:value="124.097812730237" calcext:value-type="float">
            <text:p>124</text:p>
          </table:table-cell>
          <table:table-cell table:number-columns-repeated="55"/>
        </table:table-row>
        <table:table-row table:style-name="ro1">
          <table:table-cell table:style-name="ce45" table:formula="of:=[.A182]+1" office:value-type="float" office:value="180" calcext:value-type="float">
            <text:p>180</text:p>
          </table:table-cell>
          <table:table-cell table:formula="of:=[.B182]+[.B182]*[.$C183]*(1-[.B182]/[.D182])" office:value-type="float" office:value="228083.483099884" calcext:value-type="float">
            <text:p>228,083</text:p>
          </table:table-cell>
          <table:table-cell table:formula="of:=[.C182]-[.C182]*[.$C$2]" office:value-type="float" office:value="0.0000146324686682658" calcext:value-type="float">
            <text:p>0.0000</text:p>
          </table:table-cell>
          <table:table-cell table:formula="of:=[.$D$4]-[.B183]" office:value-type="float" office:value="60131916.5169001" calcext:value-type="float">
            <text:p>60,131,917</text:p>
          </table:table-cell>
          <table:table-cell table:formula="of:=[.E182]+[.$E$2]*[.E182]" office:value-type="float" office:value="0" calcext:value-type="float">
            <text:p>0.00000</text:p>
          </table:table-cell>
          <table:table-cell table:formula="of:=[.F182]+[.E182]*[.F182]" office:value-type="float" office:value="0.2" calcext:value-type="float">
            <text:p>0.20000</text:p>
          </table:table-cell>
          <table:table-cell table:formula="of:=[.B164]*[.F183]" office:value-type="float" office:value="45593.3654907437" calcext:value-type="float">
            <text:p>45,593</text:p>
          </table:table-cell>
          <table:table-cell table:formula="of:=[.B164]*(1-[.F183])" office:value-type="float" office:value="182373.461962975" calcext:value-type="float">
            <text:p>182,373</text:p>
          </table:table-cell>
          <table:table-cell table:formula="of:=[.B183]-[.G183]-[.H183]" office:value-type="float" office:value="116.655646165513" calcext:value-type="float">
            <text:p>117</text:p>
          </table:table-cell>
          <table:table-cell table:number-columns-repeated="55"/>
        </table:table-row>
        <table:table-row table:style-name="ro1">
          <table:table-cell table:style-name="ce45" table:formula="of:=[.A183]+1" office:value-type="float" office:value="181" calcext:value-type="float">
            <text:p>181</text:p>
          </table:table-cell>
          <table:table-cell table:formula="of:=[.B183]+[.B183]*[.$C184]*(1-[.B183]/[.D183])" office:value-type="float" office:value="228086.608379356" calcext:value-type="float">
            <text:p>228,087</text:p>
          </table:table-cell>
          <table:table-cell table:formula="of:=[.C183]-[.C183]*[.$C$2]" office:value-type="float" office:value="0.0000137545205481699" calcext:value-type="float">
            <text:p>0.0000</text:p>
          </table:table-cell>
          <table:table-cell table:formula="of:=[.$D$4]-[.B184]" office:value-type="float" office:value="60131913.3916206" calcext:value-type="float">
            <text:p>60,131,913</text:p>
          </table:table-cell>
          <table:table-cell table:formula="of:=[.E183]+[.$E$2]*[.E183]" office:value-type="float" office:value="0" calcext:value-type="float">
            <text:p>0.00000</text:p>
          </table:table-cell>
          <table:table-cell table:formula="of:=[.F183]+[.E183]*[.F183]" office:value-type="float" office:value="0.2" calcext:value-type="float">
            <text:p>0.20000</text:p>
          </table:table-cell>
          <table:table-cell table:formula="of:=[.B165]*[.F184]" office:value-type="float" office:value="45595.3897601169" calcext:value-type="float">
            <text:p>45,595</text:p>
          </table:table-cell>
          <table:table-cell table:formula="of:=[.B165]*(1-[.F184])" office:value-type="float" office:value="182381.559040468" calcext:value-type="float">
            <text:p>182,382</text:p>
          </table:table-cell>
          <table:table-cell table:formula="of:=[.B184]-[.G184]-[.H184]" office:value-type="float" office:value="109.659578771272" calcext:value-type="float">
            <text:p>110</text:p>
          </table:table-cell>
          <table:table-cell table:number-columns-repeated="55"/>
        </table:table-row>
        <table:table-row table:style-name="ro1">
          <table:table-cell table:style-name="ce45" table:formula="of:=[.A184]+1" office:value-type="float" office:value="182" calcext:value-type="float">
            <text:p>182</text:p>
          </table:table-cell>
          <table:table-cell table:formula="of:=[.B184]+[.B184]*[.$C185]*(1-[.B184]/[.D184])" office:value-type="float" office:value="228089.54618216" calcext:value-type="float">
            <text:p>228,090</text:p>
          </table:table-cell>
          <table:table-cell table:formula="of:=[.C184]-[.C184]*[.$C$2]" office:value-type="float" office:value="0.0000129292493152797" calcext:value-type="float">
            <text:p>0.0000</text:p>
          </table:table-cell>
          <table:table-cell table:formula="of:=[.$D$4]-[.B185]" office:value-type="float" office:value="60131910.4538178" calcext:value-type="float">
            <text:p>60,131,910</text:p>
          </table:table-cell>
          <table:table-cell table:formula="of:=[.E184]+[.$E$2]*[.E184]" office:value-type="float" office:value="0" calcext:value-type="float">
            <text:p>0.00000</text:p>
          </table:table-cell>
          <table:table-cell table:formula="of:=[.F184]+[.E184]*[.F184]" office:value-type="float" office:value="0.2" calcext:value-type="float">
            <text:p>0.20000</text:p>
          </table:table-cell>
          <table:table-cell table:formula="of:=[.B166]*[.F185]" office:value-type="float" office:value="45597.2926574868" calcext:value-type="float">
            <text:p>45,597</text:p>
          </table:table-cell>
          <table:table-cell table:formula="of:=[.B166]*(1-[.F185])" office:value-type="float" office:value="182389.170629947" calcext:value-type="float">
            <text:p>182,389</text:p>
          </table:table-cell>
          <table:table-cell table:formula="of:=[.B185]-[.G185]-[.H185]" office:value-type="float" office:value="103.082894726074" calcext:value-type="float">
            <text:p>103</text:p>
          </table:table-cell>
          <table:table-cell table:number-columns-repeated="55"/>
        </table:table-row>
        <table:table-row table:style-name="ro1">
          <table:table-cell table:style-name="ce45" table:formula="of:=[.A185]+1" office:value-type="float" office:value="183" calcext:value-type="float">
            <text:p>183</text:p>
          </table:table-cell>
          <table:table-cell table:formula="of:=[.B185]+[.B185]*[.$C186]*(1-[.B185]/[.D185])" office:value-type="float" office:value="228092.30775223" calcext:value-type="float">
            <text:p>228,092</text:p>
          </table:table-cell>
          <table:table-cell table:formula="of:=[.C185]-[.C185]*[.$C$2]" office:value-type="float" office:value="0.0000121534943563629" calcext:value-type="float">
            <text:p>0.0000</text:p>
          </table:table-cell>
          <table:table-cell table:formula="of:=[.$D$4]-[.B186]" office:value-type="float" office:value="60131907.6922478" calcext:value-type="float">
            <text:p>60,131,908</text:p>
          </table:table-cell>
          <table:table-cell table:formula="of:=[.E185]+[.$E$2]*[.E185]" office:value-type="float" office:value="0" calcext:value-type="float">
            <text:p>0.00000</text:p>
          </table:table-cell>
          <table:table-cell table:formula="of:=[.F185]+[.E185]*[.F185]" office:value-type="float" office:value="0.2" calcext:value-type="float">
            <text:p>0.20000</text:p>
          </table:table-cell>
          <table:table-cell table:formula="of:=[.B167]*[.F186]" office:value-type="float" office:value="45599.0814553807" calcext:value-type="float">
            <text:p>45,599</text:p>
          </table:table-cell>
          <table:table-cell table:formula="of:=[.B167]*(1-[.F186])" office:value-type="float" office:value="182396.325821523" calcext:value-type="float">
            <text:p>182,396</text:p>
          </table:table-cell>
          <table:table-cell table:formula="of:=[.B186]-[.G186]-[.H186]" office:value-type="float" office:value="96.9004753259942" calcext:value-type="float">
            <text:p>97</text:p>
          </table:table-cell>
          <table:table-cell table:number-columns-repeated="55"/>
        </table:table-row>
        <table:table-row table:style-name="ro1">
          <table:table-cell table:style-name="ce45" table:formula="of:=[.A186]+1" office:value-type="float" office:value="184" calcext:value-type="float">
            <text:p>184</text:p>
          </table:table-cell>
          <table:table-cell table:formula="of:=[.B186]+[.B186]*[.$C187]*(1-[.B186]/[.D186])" office:value-type="float" office:value="228094.903659404" calcext:value-type="float">
            <text:p>228,095</text:p>
          </table:table-cell>
          <table:table-cell table:formula="of:=[.C186]-[.C186]*[.$C$2]" office:value-type="float" office:value="0.0000114242846949811" calcext:value-type="float">
            <text:p>0.0000</text:p>
          </table:table-cell>
          <table:table-cell table:formula="of:=[.$D$4]-[.B187]" office:value-type="float" office:value="60131905.0963406" calcext:value-type="float">
            <text:p>60,131,905</text:p>
          </table:table-cell>
          <table:table-cell table:formula="of:=[.E186]+[.$E$2]*[.E186]" office:value-type="float" office:value="0" calcext:value-type="float">
            <text:p>0.00000</text:p>
          </table:table-cell>
          <table:table-cell table:formula="of:=[.F186]+[.E186]*[.F186]" office:value-type="float" office:value="0.2" calcext:value-type="float">
            <text:p>0.20000</text:p>
          </table:table-cell>
          <table:table-cell table:formula="of:=[.B168]*[.F187]" office:value-type="float" office:value="45600.7629911136" calcext:value-type="float">
            <text:p>45,601</text:p>
          </table:table-cell>
          <table:table-cell table:formula="of:=[.B168]*(1-[.F187])" office:value-type="float" office:value="182403.051964454" calcext:value-type="float">
            <text:p>182,403</text:p>
          </table:table-cell>
          <table:table-cell table:formula="of:=[.B187]-[.G187]-[.H187]" office:value-type="float" office:value="91.0887038358778" calcext:value-type="float">
            <text:p>91</text:p>
          </table:table-cell>
          <table:table-cell table:number-columns-repeated="55"/>
        </table:table-row>
        <table:table-row table:style-name="ro1">
          <table:table-cell table:style-name="ce45" table:formula="of:=[.A187]+1" office:value-type="float" office:value="185" calcext:value-type="float">
            <text:p>185</text:p>
          </table:table-cell>
          <table:table-cell table:formula="of:=[.B187]+[.B187]*[.$C188]*(1-[.B187]/[.D187])" office:value-type="float" office:value="228097.343839813" calcext:value-type="float">
            <text:p>228,097</text:p>
          </table:table-cell>
          <table:table-cell table:formula="of:=[.C187]-[.C187]*[.$C$2]" office:value-type="float" office:value="0.0000107388276132823" calcext:value-type="float">
            <text:p>0.0000</text:p>
          </table:table-cell>
          <table:table-cell table:formula="of:=[.$D$4]-[.B188]" office:value-type="float" office:value="60131902.6561602" calcext:value-type="float">
            <text:p>60,131,903</text:p>
          </table:table-cell>
          <table:table-cell table:formula="of:=[.E187]+[.$E$2]*[.E187]" office:value-type="float" office:value="0" calcext:value-type="float">
            <text:p>0.00000</text:p>
          </table:table-cell>
          <table:table-cell table:formula="of:=[.F187]+[.E187]*[.F187]" office:value-type="float" office:value="0.2" calcext:value-type="float">
            <text:p>0.20000</text:p>
          </table:table-cell>
          <table:table-cell table:formula="of:=[.B169]*[.F188]" office:value-type="float" office:value="45602.3436927685" calcext:value-type="float">
            <text:p>45,602</text:p>
          </table:table-cell>
          <table:table-cell table:formula="of:=[.B169]*(1-[.F188])" office:value-type="float" office:value="182409.374771074" calcext:value-type="float">
            <text:p>182,409</text:p>
          </table:table-cell>
          <table:table-cell table:formula="of:=[.B188]-[.G188]-[.H188]" office:value-type="float" office:value="85.6253759704705" calcext:value-type="float">
            <text:p>86</text:p>
          </table:table-cell>
          <table:table-cell table:number-columns-repeated="55"/>
        </table:table-row>
        <table:table-row table:style-name="ro1">
          <table:table-cell table:style-name="ce45" table:formula="of:=[.A188]+1" office:value-type="float" office:value="186" calcext:value-type="float">
            <text:p>186</text:p>
          </table:table-cell>
          <table:table-cell table:formula="of:=[.B188]+[.B188]*[.$C189]*(1-[.B188]/[.D188])" office:value-type="float" office:value="228099.637633842" calcext:value-type="float">
            <text:p>228,100</text:p>
          </table:table-cell>
          <table:table-cell table:formula="of:=[.C188]-[.C188]*[.$C$2]" office:value-type="float" office:value="0.0000100944979564853" calcext:value-type="float">
            <text:p>0.0000</text:p>
          </table:table-cell>
          <table:table-cell table:formula="of:=[.$D$4]-[.B189]" office:value-type="float" office:value="60131900.3623662" calcext:value-type="float">
            <text:p>60,131,900</text:p>
          </table:table-cell>
          <table:table-cell table:formula="of:=[.E188]+[.$E$2]*[.E188]" office:value-type="float" office:value="0" calcext:value-type="float">
            <text:p>0.00000</text:p>
          </table:table-cell>
          <table:table-cell table:formula="of:=[.F188]+[.E188]*[.F188]" office:value-type="float" office:value="0.2" calcext:value-type="float">
            <text:p>0.20000</text:p>
          </table:table-cell>
          <table:table-cell table:formula="of:=[.B170]*[.F189]" office:value-type="float" office:value="45603.829603633" calcext:value-type="float">
            <text:p>45,604</text:p>
          </table:table-cell>
          <table:table-cell table:formula="of:=[.B170]*(1-[.F189])" office:value-type="float" office:value="182415.318414532" calcext:value-type="float">
            <text:p>182,415</text:p>
          </table:table-cell>
          <table:table-cell table:formula="of:=[.B189]-[.G189]-[.H189]" office:value-type="float" office:value="80.4896156775067" calcext:value-type="float">
            <text:p>80</text:p>
          </table:table-cell>
          <table:table-cell table:number-columns-repeated="55"/>
        </table:table-row>
        <table:table-row table:style-name="ro1">
          <table:table-cell table:style-name="ce45" table:formula="of:=[.A189]+1" office:value-type="float" office:value="187" calcext:value-type="float">
            <text:p>187</text:p>
          </table:table-cell>
          <table:table-cell table:formula="of:=[.B189]+[.B189]*[.$C190]*(1-[.B189]/[.D189])" office:value-type="float" office:value="228101.79382183" calcext:value-type="float">
            <text:p>228,102</text:p>
          </table:table-cell>
          <table:table-cell table:formula="of:=[.C189]-[.C189]*[.$C$2]" office:value-type="float" office:value="0.00000948882807909622" calcext:value-type="float">
            <text:p>0.0000</text:p>
          </table:table-cell>
          <table:table-cell table:formula="of:=[.$D$4]-[.B190]" office:value-type="float" office:value="60131898.2061782" calcext:value-type="float">
            <text:p>60,131,898</text:p>
          </table:table-cell>
          <table:table-cell table:formula="of:=[.E189]+[.$E$2]*[.E189]" office:value-type="float" office:value="0" calcext:value-type="float">
            <text:p>0.00000</text:p>
          </table:table-cell>
          <table:table-cell table:formula="of:=[.F189]+[.E189]*[.F189]" office:value-type="float" office:value="0.2" calcext:value-type="float">
            <text:p>0.20000</text:p>
          </table:table-cell>
          <table:table-cell table:formula="of:=[.B171]*[.F190]" office:value-type="float" office:value="45605.2264051837" calcext:value-type="float">
            <text:p>45,605</text:p>
          </table:table-cell>
          <table:table-cell table:formula="of:=[.B171]*(1-[.F190])" office:value-type="float" office:value="182420.905620735" calcext:value-type="float">
            <text:p>182,421</text:p>
          </table:table-cell>
          <table:table-cell table:formula="of:=[.B190]-[.G190]-[.H190]" office:value-type="float" office:value="75.6617959113792" calcext:value-type="float">
            <text:p>76</text:p>
          </table:table-cell>
          <table:table-cell table:number-columns-repeated="55"/>
        </table:table-row>
        <table:table-row table:style-name="ro1">
          <table:table-cell table:style-name="ce45" table:formula="of:=[.A190]+1" office:value-type="float" office:value="188" calcext:value-type="float">
            <text:p>188</text:p>
          </table:table-cell>
          <table:table-cell table:formula="of:=[.B190]+[.B190]*[.$C191]*(1-[.B190]/[.D190])" office:value-type="float" office:value="228103.820657624" calcext:value-type="float">
            <text:p>228,104</text:p>
          </table:table-cell>
          <table:table-cell table:formula="of:=[.C190]-[.C190]*[.$C$2]" office:value-type="float" office:value="0.00000891949839435044" calcext:value-type="float">
            <text:p>0.0000</text:p>
          </table:table-cell>
          <table:table-cell table:formula="of:=[.$D$4]-[.B191]" office:value-type="float" office:value="60131896.1793424" calcext:value-type="float">
            <text:p>60,131,896</text:p>
          </table:table-cell>
          <table:table-cell table:formula="of:=[.E190]+[.$E$2]*[.E190]" office:value-type="float" office:value="0" calcext:value-type="float">
            <text:p>0.00000</text:p>
          </table:table-cell>
          <table:table-cell table:formula="of:=[.F190]+[.E190]*[.F190]" office:value-type="float" office:value="0.2" calcext:value-type="float">
            <text:p>0.20000</text:p>
          </table:table-cell>
          <table:table-cell table:formula="of:=[.B172]*[.F191]" office:value-type="float" office:value="45606.5394387035" calcext:value-type="float">
            <text:p>45,607</text:p>
          </table:table-cell>
          <table:table-cell table:formula="of:=[.B172]*(1-[.F191])" office:value-type="float" office:value="182426.157754814" calcext:value-type="float">
            <text:p>182,426</text:p>
          </table:table-cell>
          <table:table-cell table:formula="of:=[.B191]-[.G191]-[.H191]" office:value-type="float" office:value="71.1234641067858" calcext:value-type="float">
            <text:p>71</text:p>
          </table:table-cell>
          <table:table-cell table:number-columns-repeated="55"/>
        </table:table-row>
        <table:table-row table:style-name="ro1">
          <table:table-cell table:style-name="ce45" table:formula="of:=[.A191]+1" office:value-type="float" office:value="189" calcext:value-type="float">
            <text:p>189</text:p>
          </table:table-cell>
          <table:table-cell table:formula="of:=[.B191]+[.B191]*[.$C192]*(1-[.B191]/[.D191])" office:value-type="float" office:value="228105.725900136" calcext:value-type="float">
            <text:p>228,106</text:p>
          </table:table-cell>
          <table:table-cell table:formula="of:=[.C191]-[.C191]*[.$C$2]" office:value-type="float" office:value="0.00000838432849068942" calcext:value-type="float">
            <text:p>0.0000</text:p>
          </table:table-cell>
          <table:table-cell table:formula="of:=[.$D$4]-[.B192]" office:value-type="float" office:value="60131894.2740999" calcext:value-type="float">
            <text:p>60,131,894</text:p>
          </table:table-cell>
          <table:table-cell table:formula="of:=[.E191]+[.$E$2]*[.E191]" office:value-type="float" office:value="0" calcext:value-type="float">
            <text:p>0.00000</text:p>
          </table:table-cell>
          <table:table-cell table:formula="of:=[.F191]+[.E191]*[.F191]" office:value-type="float" office:value="0.2" calcext:value-type="float">
            <text:p>0.20000</text:p>
          </table:table-cell>
          <table:table-cell table:formula="of:=[.B173]*[.F192]" office:value-type="float" office:value="45607.7737256121" calcext:value-type="float">
            <text:p>45,608</text:p>
          </table:table-cell>
          <table:table-cell table:formula="of:=[.B173]*(1-[.F192])" office:value-type="float" office:value="182431.094902448" calcext:value-type="float">
            <text:p>182,431</text:p>
          </table:table-cell>
          <table:table-cell table:formula="of:=[.B192]-[.G192]-[.H192]" office:value-type="float" office:value="66.857272075431" calcext:value-type="float">
            <text:p>67</text:p>
          </table:table-cell>
          <table:table-cell table:number-columns-repeated="55"/>
        </table:table-row>
        <table:table-row table:style-name="ro1">
          <table:table-cell table:style-name="ce45" table:formula="of:=[.A192]+1" office:value-type="float" office:value="190" calcext:value-type="float">
            <text:p>190</text:p>
          </table:table-cell>
          <table:table-cell table:formula="of:=[.B192]+[.B192]*[.$C193]*(1-[.B192]/[.D192])" office:value-type="float" office:value="228107.516842998" calcext:value-type="float">
            <text:p>228,108</text:p>
          </table:table-cell>
          <table:table-cell table:formula="of:=[.C192]-[.C192]*[.$C$2]" office:value-type="float" office:value="0.00000788126878124805" calcext:value-type="float">
            <text:p>0.0000</text:p>
          </table:table-cell>
          <table:table-cell table:formula="of:=[.$D$4]-[.B193]" office:value-type="float" office:value="60131892.483157" calcext:value-type="float">
            <text:p>60,131,892</text:p>
          </table:table-cell>
          <table:table-cell table:formula="of:=[.E192]+[.$E$2]*[.E192]" office:value-type="float" office:value="0" calcext:value-type="float">
            <text:p>0.00000</text:p>
          </table:table-cell>
          <table:table-cell table:formula="of:=[.F192]+[.E192]*[.F192]" office:value-type="float" office:value="0.2" calcext:value-type="float">
            <text:p>0.20000</text:p>
          </table:table-cell>
          <table:table-cell table:formula="of:=[.B174]*[.F193]" office:value-type="float" office:value="45608.9339865863" calcext:value-type="float">
            <text:p>45,609</text:p>
          </table:table-cell>
          <table:table-cell table:formula="of:=[.B174]*(1-[.F193])" office:value-type="float" office:value="182435.735946345" calcext:value-type="float">
            <text:p>182,436</text:p>
          </table:table-cell>
          <table:table-cell table:formula="of:=[.B193]-[.G193]-[.H193]" office:value-type="float" office:value="62.8469100662624" calcext:value-type="float">
            <text:p>63</text:p>
          </table:table-cell>
          <table:table-cell table:number-columns-repeated="55"/>
        </table:table-row>
        <table:table-row table:style-name="ro1">
          <table:table-cell table:style-name="ce45" table:formula="of:=[.A193]+1" office:value-type="float" office:value="191" calcext:value-type="float">
            <text:p>191</text:p>
          </table:table-cell>
          <table:table-cell table:formula="of:=[.B193]+[.B193]*[.$C194]*(1-[.B193]/[.D193])" office:value-type="float" office:value="228109.200342455" calcext:value-type="float">
            <text:p>228,109</text:p>
          </table:table-cell>
          <table:table-cell table:formula="of:=[.C193]-[.C193]*[.$C$2]" office:value-type="float" office:value="0.00000740839265437317" calcext:value-type="float">
            <text:p>0.0000</text:p>
          </table:table-cell>
          <table:table-cell table:formula="of:=[.$D$4]-[.B194]" office:value-type="float" office:value="60131890.7996575" calcext:value-type="float">
            <text:p>60,131,891</text:p>
          </table:table-cell>
          <table:table-cell table:formula="of:=[.E193]+[.$E$2]*[.E193]" office:value-type="float" office:value="0" calcext:value-type="float">
            <text:p>0.00000</text:p>
          </table:table-cell>
          <table:table-cell table:formula="of:=[.F193]+[.E193]*[.F193]" office:value-type="float" office:value="0.2" calcext:value-type="float">
            <text:p>0.20000</text:p>
          </table:table-cell>
          <table:table-cell table:formula="of:=[.B175]*[.F194]" office:value-type="float" office:value="45610.0246595421" calcext:value-type="float">
            <text:p>45,610</text:p>
          </table:table-cell>
          <table:table-cell table:formula="of:=[.B175]*(1-[.F194])" office:value-type="float" office:value="182440.098638168" calcext:value-type="float">
            <text:p>182,440</text:p>
          </table:table-cell>
          <table:table-cell table:formula="of:=[.B194]-[.G194]-[.H194]" office:value-type="float" office:value="59.0770447449759" calcext:value-type="float">
            <text:p>59</text:p>
          </table:table-cell>
          <table:table-cell table:number-columns-repeated="55"/>
        </table:table-row>
        <table:table-row table:style-name="ro1">
          <table:table-cell table:style-name="ce45" table:formula="of:=[.A194]+1" office:value-type="float" office:value="192" calcext:value-type="float">
            <text:p>192</text:p>
          </table:table-cell>
          <table:table-cell table:formula="of:=[.B194]+[.B194]*[.$C195]*(1-[.B194]/[.D194])" office:value-type="float" office:value="228110.78284358" calcext:value-type="float">
            <text:p>228,111</text:p>
          </table:table-cell>
          <table:table-cell table:formula="of:=[.C194]-[.C194]*[.$C$2]" office:value-type="float" office:value="0.00000696388909511078" calcext:value-type="float">
            <text:p>0.0000</text:p>
          </table:table-cell>
          <table:table-cell table:formula="of:=[.$D$4]-[.B195]" office:value-type="float" office:value="60131889.2171564" calcext:value-type="float">
            <text:p>60,131,889</text:p>
          </table:table-cell>
          <table:table-cell table:formula="of:=[.E194]+[.$E$2]*[.E194]" office:value-type="float" office:value="0" calcext:value-type="float">
            <text:p>0.00000</text:p>
          </table:table-cell>
          <table:table-cell table:formula="of:=[.F194]+[.E194]*[.F194]" office:value-type="float" office:value="0.2" calcext:value-type="float">
            <text:p>0.20000</text:p>
          </table:table-cell>
          <table:table-cell table:formula="of:=[.B176]*[.F195]" office:value-type="float" office:value="45611.0499165438" calcext:value-type="float">
            <text:p>45,611</text:p>
          </table:table-cell>
          <table:table-cell table:formula="of:=[.B176]*(1-[.F195])" office:value-type="float" office:value="182444.199666175" calcext:value-type="float">
            <text:p>182,444</text:p>
          </table:table-cell>
          <table:table-cell table:formula="of:=[.B195]-[.G195]-[.H195]" office:value-type="float" office:value="55.5332608610042" calcext:value-type="float">
            <text:p>56</text:p>
          </table:table-cell>
          <table:table-cell table:number-columns-repeated="55"/>
        </table:table-row>
        <table:table-row table:style-name="ro1">
          <table:table-cell table:style-name="ce45" table:formula="of:=[.A195]+1" office:value-type="float" office:value="193" calcext:value-type="float">
            <text:p>193</text:p>
          </table:table-cell>
          <table:table-cell table:formula="of:=[.B195]+[.B195]*[.$C196]*(1-[.B195]/[.D195])" office:value-type="float" office:value="228112.270404918" calcext:value-type="float">
            <text:p>228,112</text:p>
          </table:table-cell>
          <table:table-cell table:formula="of:=[.C195]-[.C195]*[.$C$2]" office:value-type="float" office:value="0.00000654605574940413" calcext:value-type="float">
            <text:p>0.0000</text:p>
          </table:table-cell>
          <table:table-cell table:formula="of:=[.$D$4]-[.B196]" office:value-type="float" office:value="60131887.7295951" calcext:value-type="float">
            <text:p>60,131,888</text:p>
          </table:table-cell>
          <table:table-cell table:formula="of:=[.E195]+[.$E$2]*[.E195]" office:value-type="float" office:value="0" calcext:value-type="float">
            <text:p>0.00000</text:p>
          </table:table-cell>
          <table:table-cell table:formula="of:=[.F195]+[.E195]*[.F195]" office:value-type="float" office:value="0.2" calcext:value-type="float">
            <text:p>0.20000</text:p>
          </table:table-cell>
          <table:table-cell table:formula="of:=[.B177]*[.F196]" office:value-type="float" office:value="45612.0136797064" calcext:value-type="float">
            <text:p>45,612</text:p>
          </table:table-cell>
          <table:table-cell table:formula="of:=[.B177]*(1-[.F196])" office:value-type="float" office:value="182448.054718826" calcext:value-type="float">
            <text:p>182,448</text:p>
          </table:table-cell>
          <table:table-cell table:formula="of:=[.B196]-[.G196]-[.H196]" office:value-type="float" office:value="52.2020063858654" calcext:value-type="float">
            <text:p>52</text:p>
          </table:table-cell>
          <table:table-cell table:number-columns-repeated="55"/>
        </table:table-row>
        <table:table-row table:style-name="ro1">
          <table:table-cell table:style-name="ce45" table:formula="of:=[.A196]+1" office:value-type="float" office:value="194" calcext:value-type="float">
            <text:p>194</text:p>
          </table:table-cell>
          <table:table-cell table:formula="of:=[.B196]+[.B196]*[.$C197]*(1-[.B196]/[.D196])" office:value-type="float" office:value="228113.668721659" calcext:value-type="float">
            <text:p>228,114</text:p>
          </table:table-cell>
          <table:table-cell table:formula="of:=[.C196]-[.C196]*[.$C$2]" office:value-type="float" office:value="0.00000615329240443989" calcext:value-type="float">
            <text:p>0.0000</text:p>
          </table:table-cell>
          <table:table-cell table:formula="of:=[.$D$4]-[.B197]" office:value-type="float" office:value="60131886.3312783" calcext:value-type="float">
            <text:p>60,131,886</text:p>
          </table:table-cell>
          <table:table-cell table:formula="of:=[.E196]+[.$E$2]*[.E196]" office:value-type="float" office:value="0" calcext:value-type="float">
            <text:p>0.00000</text:p>
          </table:table-cell>
          <table:table-cell table:formula="of:=[.F196]+[.E196]*[.F196]" office:value-type="float" office:value="0.2" calcext:value-type="float">
            <text:p>0.20000</text:p>
          </table:table-cell>
          <table:table-cell table:formula="of:=[.B178]*[.F197]" office:value-type="float" office:value="45612.9196361485" calcext:value-type="float">
            <text:p>45,613</text:p>
          </table:table-cell>
          <table:table-cell table:formula="of:=[.B178]*(1-[.F197])" office:value-type="float" office:value="182451.678544594" calcext:value-type="float">
            <text:p>182,452</text:p>
          </table:table-cell>
          <table:table-cell table:formula="of:=[.B197]-[.G197]-[.H197]" office:value-type="float" office:value="49.0705409163202" calcext:value-type="float">
            <text:p>49</text:p>
          </table:table-cell>
          <table:table-cell table:number-columns-repeated="55"/>
        </table:table-row>
        <table:table-row table:style-name="ro1">
          <table:table-cell table:style-name="ce45" table:formula="of:=[.A197]+1" office:value-type="float" office:value="195" calcext:value-type="float">
            <text:p>195</text:p>
          </table:table-cell>
          <table:table-cell table:formula="of:=[.B197]+[.B197]*[.$C198]*(1-[.B197]/[.D197])" office:value-type="float" office:value="228114.983147422" calcext:value-type="float">
            <text:p>228,115</text:p>
          </table:table-cell>
          <table:table-cell table:formula="of:=[.C197]-[.C197]*[.$C$2]" office:value-type="float" office:value="0.00000578409486017349" calcext:value-type="float">
            <text:p>0.0000</text:p>
          </table:table-cell>
          <table:table-cell table:formula="of:=[.$D$4]-[.B198]" office:value-type="float" office:value="60131885.0168526" calcext:value-type="float">
            <text:p>60,131,885</text:p>
          </table:table-cell>
          <table:table-cell table:formula="of:=[.E197]+[.$E$2]*[.E197]" office:value-type="float" office:value="0" calcext:value-type="float">
            <text:p>0.00000</text:p>
          </table:table-cell>
          <table:table-cell table:formula="of:=[.F197]+[.E197]*[.F197]" office:value-type="float" office:value="0.2" calcext:value-type="float">
            <text:p>0.20000</text:p>
          </table:table-cell>
          <table:table-cell table:formula="of:=[.B179]*[.F198]" office:value-type="float" office:value="45613.7712520541" calcext:value-type="float">
            <text:p>45,614</text:p>
          </table:table-cell>
          <table:table-cell table:formula="of:=[.B179]*(1-[.F198])" office:value-type="float" office:value="182455.085008217" calcext:value-type="float">
            <text:p>182,455</text:p>
          </table:table-cell>
          <table:table-cell table:formula="of:=[.B198]-[.G198]-[.H198]" office:value-type="float" office:value="46.1268871514476" calcext:value-type="float">
            <text:p>46</text:p>
          </table:table-cell>
          <table:table-cell table:number-columns-repeated="55"/>
        </table:table-row>
        <table:table-row table:style-name="ro1">
          <table:table-cell table:style-name="ce45" table:formula="of:=[.A198]+1" office:value-type="float" office:value="196" calcext:value-type="float">
            <text:p>196</text:p>
          </table:table-cell>
          <table:table-cell table:formula="of:=[.B198]+[.B198]*[.$C199]*(1-[.B198]/[.D198])" office:value-type="float" office:value="228116.218714732" calcext:value-type="float">
            <text:p>228,116</text:p>
          </table:table-cell>
          <table:table-cell table:formula="of:=[.C198]-[.C198]*[.$C$2]" office:value-type="float" office:value="0.00000543704916856308" calcext:value-type="float">
            <text:p>0.0000</text:p>
          </table:table-cell>
          <table:table-cell table:formula="of:=[.$D$4]-[.B199]" office:value-type="float" office:value="60131883.7812853" calcext:value-type="float">
            <text:p>60,131,884</text:p>
          </table:table-cell>
          <table:table-cell table:formula="of:=[.E198]+[.$E$2]*[.E198]" office:value-type="float" office:value="0" calcext:value-type="float">
            <text:p>0.00000</text:p>
          </table:table-cell>
          <table:table-cell table:formula="of:=[.F198]+[.E198]*[.F198]" office:value-type="float" office:value="0.2" calcext:value-type="float">
            <text:p>0.20000</text:p>
          </table:table-cell>
          <table:table-cell table:formula="of:=[.B180]*[.F199]" office:value-type="float" office:value="45614.5717858944" calcext:value-type="float">
            <text:p>45,615</text:p>
          </table:table-cell>
          <table:table-cell table:formula="of:=[.B180]*(1-[.F199])" office:value-type="float" office:value="182458.287143578" calcext:value-type="float">
            <text:p>182,458</text:p>
          </table:table-cell>
          <table:table-cell table:formula="of:=[.B199]-[.G199]-[.H199]" office:value-type="float" office:value="43.3597852598759" calcext:value-type="float">
            <text:p>43</text:p>
          </table:table-cell>
          <table:table-cell table:number-columns-repeated="55"/>
        </table:table-row>
        <table:table-row table:style-name="ro1">
          <table:table-cell table:style-name="ce45" table:formula="of:=[.A199]+1" office:value-type="float" office:value="197" calcext:value-type="float">
            <text:p>197</text:p>
          </table:table-cell>
          <table:table-cell table:formula="of:=[.B199]+[.B199]*[.$C200]*(1-[.B199]/[.D199])" office:value-type="float" office:value="228117.38015427" calcext:value-type="float">
            <text:p>228,117</text:p>
          </table:table-cell>
          <table:table-cell table:formula="of:=[.C199]-[.C199]*[.$C$2]" office:value-type="float" office:value="0.0000051108262184493" calcext:value-type="float">
            <text:p>0.0000</text:p>
          </table:table-cell>
          <table:table-cell table:formula="of:=[.$D$4]-[.B200]" office:value-type="float" office:value="60131882.6198457" calcext:value-type="float">
            <text:p>60,131,883</text:p>
          </table:table-cell>
          <table:table-cell table:formula="of:=[.E199]+[.$E$2]*[.E199]" office:value-type="float" office:value="0" calcext:value-type="float">
            <text:p>0.00000</text:p>
          </table:table-cell>
          <table:table-cell table:formula="of:=[.F199]+[.E199]*[.F199]" office:value-type="float" office:value="0.2" calcext:value-type="float">
            <text:p>0.20000</text:p>
          </table:table-cell>
          <table:table-cell table:formula="of:=[.B181]*[.F200]" office:value-type="float" office:value="45615.3243008604" calcext:value-type="float">
            <text:p>45,615</text:p>
          </table:table-cell>
          <table:table-cell table:formula="of:=[.B181]*(1-[.F200])" office:value-type="float" office:value="182461.297203442" calcext:value-type="float">
            <text:p>182,461</text:p>
          </table:table-cell>
          <table:table-cell table:formula="of:=[.B200]-[.G200]-[.H200]" office:value-type="float" office:value="40.7586499678728" calcext:value-type="float">
            <text:p>41</text:p>
          </table:table-cell>
          <table:table-cell table:number-columns-repeated="55"/>
        </table:table-row>
        <table:table-row table:style-name="ro1">
          <table:table-cell table:style-name="ce45" table:formula="of:=[.A200]+1" office:value-type="float" office:value="198" calcext:value-type="float">
            <text:p>198</text:p>
          </table:table-cell>
          <table:table-cell table:formula="of:=[.B200]+[.B200]*[.$C201]*(1-[.B200]/[.D200])" office:value-type="float" office:value="228118.471912973" calcext:value-type="float">
            <text:p>228,118</text:p>
          </table:table-cell>
          <table:table-cell table:formula="of:=[.C200]-[.C200]*[.$C$2]" office:value-type="float" office:value="0.00000480417664534234" calcext:value-type="float">
            <text:p>0.0000</text:p>
          </table:table-cell>
          <table:table-cell table:formula="of:=[.$D$4]-[.B201]" office:value-type="float" office:value="60131881.528087" calcext:value-type="float">
            <text:p>60,131,882</text:p>
          </table:table-cell>
          <table:table-cell table:formula="of:=[.E200]+[.$E$2]*[.E200]" office:value-type="float" office:value="0" calcext:value-type="float">
            <text:p>0.00000</text:p>
          </table:table-cell>
          <table:table-cell table:formula="of:=[.F200]+[.E200]*[.F200]" office:value-type="float" office:value="0.2" calcext:value-type="float">
            <text:p>0.20000</text:p>
          </table:table-cell>
          <table:table-cell table:formula="of:=[.B182]*[.F201]" office:value-type="float" office:value="45616.0316765534" calcext:value-type="float">
            <text:p>45,616</text:p>
          </table:table-cell>
          <table:table-cell table:formula="of:=[.B182]*(1-[.F201])" office:value-type="float" office:value="182464.126706213" calcext:value-type="float">
            <text:p>182,464</text:p>
          </table:table-cell>
          <table:table-cell table:formula="of:=[.B201]-[.G201]-[.H201]" office:value-type="float" office:value="38.3135302059236" calcext:value-type="float">
            <text:p>38</text:p>
          </table:table-cell>
          <table:table-cell table:number-columns-repeated="55"/>
        </table:table-row>
        <table:table-row table:style-name="ro1">
          <table:table-cell table:style-name="ce45" table:formula="of:=[.A201]+1" office:value-type="float" office:value="199" calcext:value-type="float">
            <text:p>199</text:p>
          </table:table-cell>
          <table:table-cell table:formula="of:=[.B201]+[.B201]*[.$C202]*(1-[.B201]/[.D201])" office:value-type="float" office:value="228119.498171046" calcext:value-type="float">
            <text:p>228,119</text:p>
          </table:table-cell>
          <table:table-cell table:formula="of:=[.C201]-[.C201]*[.$C$2]" office:value-type="float" office:value="0.0000045159260466218" calcext:value-type="float">
            <text:p>0.0000</text:p>
          </table:table-cell>
          <table:table-cell table:formula="of:=[.$D$4]-[.B202]" office:value-type="float" office:value="60131880.501829" calcext:value-type="float">
            <text:p>60,131,881</text:p>
          </table:table-cell>
          <table:table-cell table:formula="of:=[.E201]+[.$E$2]*[.E201]" office:value-type="float" office:value="0" calcext:value-type="float">
            <text:p>0.00000</text:p>
          </table:table-cell>
          <table:table-cell table:formula="of:=[.F201]+[.E201]*[.F201]" office:value-type="float" office:value="0.2" calcext:value-type="float">
            <text:p>0.20000</text:p>
          </table:table-cell>
          <table:table-cell table:formula="of:=[.B183]*[.F202]" office:value-type="float" office:value="45616.6966199768" calcext:value-type="float">
            <text:p>45,617</text:p>
          </table:table-cell>
          <table:table-cell table:formula="of:=[.B183]*(1-[.F202])" office:value-type="float" office:value="182466.786479907" calcext:value-type="float">
            <text:p>182,467</text:p>
          </table:table-cell>
          <table:table-cell table:formula="of:=[.B202]-[.G202]-[.H202]" office:value-type="float" office:value="36.0150711625756" calcext:value-type="float">
            <text:p>36</text:p>
          </table:table-cell>
          <table:table-cell table:number-columns-repeated="55"/>
        </table:table-row>
        <table:table-row table:style-name="ro1">
          <table:table-cell table:style-name="ce45" table:formula="of:=[.A202]+1" office:value-type="float" office:value="200" calcext:value-type="float">
            <text:p>200</text:p>
          </table:table-cell>
          <table:table-cell table:formula="of:=[.B202]+[.B202]*[.$C203]*(1-[.B202]/[.D202])" office:value-type="float" office:value="228120.462857959" calcext:value-type="float">
            <text:p>228,120</text:p>
          </table:table-cell>
          <table:table-cell table:formula="of:=[.C202]-[.C202]*[.$C$2]" office:value-type="float" office:value="0.00000424497048382449" calcext:value-type="float">
            <text:p>0.0000</text:p>
          </table:table-cell>
          <table:table-cell table:formula="of:=[.$D$4]-[.B203]" office:value-type="float" office:value="60131879.537142" calcext:value-type="float">
            <text:p>60,131,880</text:p>
          </table:table-cell>
          <table:table-cell table:formula="of:=[.E202]+[.$E$2]*[.E202]" office:value-type="float" office:value="0" calcext:value-type="float">
            <text:p>0.00000</text:p>
          </table:table-cell>
          <table:table-cell table:formula="of:=[.F202]+[.E202]*[.F202]" office:value-type="float" office:value="0.2" calcext:value-type="float">
            <text:p>0.20000</text:p>
          </table:table-cell>
          <table:table-cell table:formula="of:=[.B184]*[.F203]" office:value-type="float" office:value="45617.3216758712" calcext:value-type="float">
            <text:p>45,617</text:p>
          </table:table-cell>
          <table:table-cell table:formula="of:=[.B184]*(1-[.F203])" office:value-type="float" office:value="182469.286703485" calcext:value-type="float">
            <text:p>182,469</text:p>
          </table:table-cell>
          <table:table-cell table:formula="of:=[.B203]-[.G203]-[.H203]" office:value-type="float" office:value="33.8544786028215" calcext:value-type="float">
            <text:p>34</text:p>
          </table:table-cell>
          <table:table-cell table:number-columns-repeated="55"/>
        </table:table-row>
        <table:table-row table:style-name="ro1">
          <table:table-cell table:style-name="ce45" table:formula="of:=[.A203]+1" office:value-type="float" office:value="201" calcext:value-type="float">
            <text:p>201</text:p>
          </table:table-cell>
          <table:table-cell table:formula="of:=[.B203]+[.B203]*[.$C204]*(1-[.B203]/[.D203])" office:value-type="float" office:value="228121.369667477" calcext:value-type="float">
            <text:p>228,121</text:p>
          </table:table-cell>
          <table:table-cell table:formula="of:=[.C203]-[.C203]*[.$C$2]" office:value-type="float" office:value="0.00000399027225479502" calcext:value-type="float">
            <text:p>0.0000</text:p>
          </table:table-cell>
          <table:table-cell table:formula="of:=[.$D$4]-[.B204]" office:value-type="float" office:value="60131878.6303325" calcext:value-type="float">
            <text:p>60,131,879</text:p>
          </table:table-cell>
          <table:table-cell table:formula="of:=[.E203]+[.$E$2]*[.E203]" office:value-type="float" office:value="0" calcext:value-type="float">
            <text:p>0.00000</text:p>
          </table:table-cell>
          <table:table-cell table:formula="of:=[.F203]+[.E203]*[.F203]" office:value-type="float" office:value="0.2" calcext:value-type="float">
            <text:p>0.20000</text:p>
          </table:table-cell>
          <table:table-cell table:formula="of:=[.B185]*[.F204]" office:value-type="float" office:value="45617.9092364321" calcext:value-type="float">
            <text:p>45,618</text:p>
          </table:table-cell>
          <table:table-cell table:formula="of:=[.B185]*(1-[.F204])" office:value-type="float" office:value="182471.636945728" calcext:value-type="float">
            <text:p>182,472</text:p>
          </table:table-cell>
          <table:table-cell table:formula="of:=[.B204]-[.G204]-[.H204]" office:value-type="float" office:value="31.8234853164176" calcext:value-type="float">
            <text:p>32</text:p>
          </table:table-cell>
          <table:table-cell table:number-columns-repeated="55"/>
        </table:table-row>
        <table:table-row table:style-name="ro1">
          <table:table-cell table:style-name="ce45" table:formula="of:=[.A204]+1" office:value-type="float" office:value="202" calcext:value-type="float">
            <text:p>202</text:p>
          </table:table-cell>
          <table:table-cell table:formula="of:=[.B204]+[.B204]*[.$C205]*(1-[.B204]/[.D204])" office:value-type="float" office:value="228122.222071799" calcext:value-type="float">
            <text:p>228,122</text:p>
          </table:table-cell>
          <table:table-cell table:formula="of:=[.C204]-[.C204]*[.$C$2]" office:value-type="float" office:value="0.00000375085591950732" calcext:value-type="float">
            <text:p>0.0000</text:p>
          </table:table-cell>
          <table:table-cell table:formula="of:=[.$D$4]-[.B205]" office:value-type="float" office:value="60131877.7779282" calcext:value-type="float">
            <text:p>60,131,878</text:p>
          </table:table-cell>
          <table:table-cell table:formula="of:=[.E204]+[.$E$2]*[.E204]" office:value-type="float" office:value="0" calcext:value-type="float">
            <text:p>0.00000</text:p>
          </table:table-cell>
          <table:table-cell table:formula="of:=[.F204]+[.E204]*[.F204]" office:value-type="float" office:value="0.2" calcext:value-type="float">
            <text:p>0.20000</text:p>
          </table:table-cell>
          <table:table-cell table:formula="of:=[.B186]*[.F205]" office:value-type="float" office:value="45618.4615504459" calcext:value-type="float">
            <text:p>45,618</text:p>
          </table:table-cell>
          <table:table-cell table:formula="of:=[.B186]*(1-[.F205])" office:value-type="float" office:value="182473.846201784" calcext:value-type="float">
            <text:p>182,474</text:p>
          </table:table-cell>
          <table:table-cell table:formula="of:=[.B205]-[.G205]-[.H205]" office:value-type="float" office:value="29.9143195694196" calcext:value-type="float">
            <text:p>30</text:p>
          </table:table-cell>
          <table:table-cell table:number-columns-repeated="55"/>
        </table:table-row>
        <table:table-row table:style-name="ro1">
          <table:table-cell table:style-name="ce45" table:formula="of:=[.A205]+1" office:value-type="float" office:value="203" calcext:value-type="float">
            <text:p>203</text:p>
          </table:table-cell>
          <table:table-cell table:formula="of:=[.B205]+[.B205]*[.$C206]*(1-[.B205]/[.D205])" office:value-type="float" office:value="228123.023334844" calcext:value-type="float">
            <text:p>228,123</text:p>
          </table:table-cell>
          <table:table-cell table:formula="of:=[.C205]-[.C205]*[.$C$2]" office:value-type="float" office:value="0.00000352580456433688" calcext:value-type="float">
            <text:p>0.0000</text:p>
          </table:table-cell>
          <table:table-cell table:formula="of:=[.$D$4]-[.B206]" office:value-type="float" office:value="60131876.9766652" calcext:value-type="float">
            <text:p>60,131,877</text:p>
          </table:table-cell>
          <table:table-cell table:formula="of:=[.E205]+[.$E$2]*[.E205]" office:value-type="float" office:value="0" calcext:value-type="float">
            <text:p>0.00000</text:p>
          </table:table-cell>
          <table:table-cell table:formula="of:=[.F205]+[.E205]*[.F205]" office:value-type="float" office:value="0.2" calcext:value-type="float">
            <text:p>0.20000</text:p>
          </table:table-cell>
          <table:table-cell table:formula="of:=[.B187]*[.F206]" office:value-type="float" office:value="45618.9807318808" calcext:value-type="float">
            <text:p>45,619</text:p>
          </table:table-cell>
          <table:table-cell table:formula="of:=[.B187]*(1-[.F206])" office:value-type="float" office:value="182475.922927523" calcext:value-type="float">
            <text:p>182,476</text:p>
          </table:table-cell>
          <table:table-cell table:formula="of:=[.B206]-[.G206]-[.H206]" office:value-type="float" office:value="28.1196754406556" calcext:value-type="float">
            <text:p>28</text:p>
          </table:table-cell>
          <table:table-cell table:number-columns-repeated="55"/>
        </table:table-row>
        <table:table-row table:style-name="ro1">
          <table:table-cell table:style-name="ce45" table:formula="of:=[.A206]+1" office:value-type="float" office:value="204" calcext:value-type="float">
            <text:p>204</text:p>
          </table:table-cell>
          <table:table-cell table:formula="of:=[.B206]+[.B206]*[.$C207]*(1-[.B206]/[.D206])" office:value-type="float" office:value="228123.776524743" calcext:value-type="float">
            <text:p>228,124</text:p>
          </table:table-cell>
          <table:table-cell table:formula="of:=[.C206]-[.C206]*[.$C$2]" office:value-type="float" office:value="0.00000331425629047667" calcext:value-type="float">
            <text:p>0.0000</text:p>
          </table:table-cell>
          <table:table-cell table:formula="of:=[.$D$4]-[.B207]" office:value-type="float" office:value="60131876.2234753" calcext:value-type="float">
            <text:p>60,131,876</text:p>
          </table:table-cell>
          <table:table-cell table:formula="of:=[.E206]+[.$E$2]*[.E206]" office:value-type="float" office:value="0" calcext:value-type="float">
            <text:p>0.00000</text:p>
          </table:table-cell>
          <table:table-cell table:formula="of:=[.F206]+[.E206]*[.F206]" office:value-type="float" office:value="0.2" calcext:value-type="float">
            <text:p>0.20000</text:p>
          </table:table-cell>
          <table:table-cell table:formula="of:=[.B188]*[.F207]" office:value-type="float" office:value="45619.4687679626" calcext:value-type="float">
            <text:p>45,619</text:p>
          </table:table-cell>
          <table:table-cell table:formula="of:=[.B188]*(1-[.F207])" office:value-type="float" office:value="182477.87507185" calcext:value-type="float">
            <text:p>182,478</text:p>
          </table:table-cell>
          <table:table-cell table:formula="of:=[.B207]-[.G207]-[.H207]" office:value-type="float" office:value="26.4326849298668" calcext:value-type="float">
            <text:p>26</text:p>
          </table:table-cell>
          <table:table-cell table:number-columns-repeated="55"/>
        </table:table-row>
        <table:table-row table:style-name="ro1">
          <table:table-cell table:style-name="ce45" table:formula="of:=[.A207]+1" office:value-type="float" office:value="205" calcext:value-type="float">
            <text:p>205</text:p>
          </table:table-cell>
          <table:table-cell table:formula="of:=[.B207]+[.B207]*[.$C208]*(1-[.B207]/[.D207])" office:value-type="float" office:value="228124.484525576" calcext:value-type="float">
            <text:p>228,124</text:p>
          </table:table-cell>
          <table:table-cell table:formula="of:=[.C207]-[.C207]*[.$C$2]" office:value-type="float" office:value="0.00000311540091304807" calcext:value-type="float">
            <text:p>0.0000</text:p>
          </table:table-cell>
          <table:table-cell table:formula="of:=[.$D$4]-[.B208]" office:value-type="float" office:value="60131875.5154744" calcext:value-type="float">
            <text:p>60,131,876</text:p>
          </table:table-cell>
          <table:table-cell table:formula="of:=[.E207]+[.$E$2]*[.E207]" office:value-type="float" office:value="0" calcext:value-type="float">
            <text:p>0.00000</text:p>
          </table:table-cell>
          <table:table-cell table:formula="of:=[.F207]+[.E207]*[.F207]" office:value-type="float" office:value="0.2" calcext:value-type="float">
            <text:p>0.20000</text:p>
          </table:table-cell>
          <table:table-cell table:formula="of:=[.B189]*[.F208]" office:value-type="float" office:value="45619.9275267685" calcext:value-type="float">
            <text:p>45,620</text:p>
          </table:table-cell>
          <table:table-cell table:formula="of:=[.B189]*(1-[.F208])" office:value-type="float" office:value="182479.710107074" calcext:value-type="float">
            <text:p>182,480</text:p>
          </table:table-cell>
          <table:table-cell table:formula="of:=[.B208]-[.G208]-[.H208]" office:value-type="float" office:value="24.8468917332357" calcext:value-type="float">
            <text:p>25</text:p>
          </table:table-cell>
          <table:table-cell table:number-columns-repeated="55"/>
        </table:table-row>
        <table:table-row table:style-name="ro1">
          <table:table-cell table:style-name="ce45" table:formula="of:=[.A208]+1" office:value-type="float" office:value="206" calcext:value-type="float">
            <text:p>206</text:p>
          </table:table-cell>
          <table:table-cell table:formula="of:=[.B208]+[.B208]*[.$C209]*(1-[.B208]/[.D208])" office:value-type="float" office:value="228125.150048416" calcext:value-type="float">
            <text:p>228,125</text:p>
          </table:table-cell>
          <table:table-cell table:formula="of:=[.C208]-[.C208]*[.$C$2]" office:value-type="float" office:value="0.00000292847685826518" calcext:value-type="float">
            <text:p>0.0000</text:p>
          </table:table-cell>
          <table:table-cell table:formula="of:=[.$D$4]-[.B209]" office:value-type="float" office:value="60131874.8499516" calcext:value-type="float">
            <text:p>60,131,875</text:p>
          </table:table-cell>
          <table:table-cell table:formula="of:=[.E208]+[.$E$2]*[.E208]" office:value-type="float" office:value="0" calcext:value-type="float">
            <text:p>0.00000</text:p>
          </table:table-cell>
          <table:table-cell table:formula="of:=[.F208]+[.E208]*[.F208]" office:value-type="float" office:value="0.2" calcext:value-type="float">
            <text:p>0.20000</text:p>
          </table:table-cell>
          <table:table-cell table:formula="of:=[.B190]*[.F209]" office:value-type="float" office:value="45620.358764366" calcext:value-type="float">
            <text:p>45,620</text:p>
          </table:table-cell>
          <table:table-cell table:formula="of:=[.B190]*(1-[.F209])" office:value-type="float" office:value="182481.435057464" calcext:value-type="float">
            <text:p>182,481</text:p>
          </table:table-cell>
          <table:table-cell table:formula="of:=[.B209]-[.G209]-[.H209]" office:value-type="float" office:value="23.3562265860382" calcext:value-type="float">
            <text:p>23</text:p>
          </table:table-cell>
          <table:table-cell table:number-columns-repeated="55"/>
        </table:table-row>
        <table:table-row table:style-name="ro1">
          <table:table-cell table:style-name="ce45" table:formula="of:=[.A209]+1" office:value-type="float" office:value="207" calcext:value-type="float">
            <text:p>207</text:p>
          </table:table-cell>
          <table:table-cell table:formula="of:=[.B209]+[.B209]*[.$C210]*(1-[.B209]/[.D209])" office:value-type="float" office:value="228125.775641704" calcext:value-type="float">
            <text:p>228,126</text:p>
          </table:table-cell>
          <table:table-cell table:formula="of:=[.C209]-[.C209]*[.$C$2]" office:value-type="float" office:value="0.00000275276824676927" calcext:value-type="float">
            <text:p>0.0000</text:p>
          </table:table-cell>
          <table:table-cell table:formula="of:=[.$D$4]-[.B210]" office:value-type="float" office:value="60131874.2243583" calcext:value-type="float">
            <text:p>60,131,874</text:p>
          </table:table-cell>
          <table:table-cell table:formula="of:=[.E209]+[.$E$2]*[.E209]" office:value-type="float" office:value="0" calcext:value-type="float">
            <text:p>0.00000</text:p>
          </table:table-cell>
          <table:table-cell table:formula="of:=[.F209]+[.E209]*[.F209]" office:value-type="float" office:value="0.2" calcext:value-type="float">
            <text:p>0.20000</text:p>
          </table:table-cell>
          <table:table-cell table:formula="of:=[.B191]*[.F210]" office:value-type="float" office:value="45620.7641315249" calcext:value-type="float">
            <text:p>45,621</text:p>
          </table:table-cell>
          <table:table-cell table:formula="of:=[.B191]*(1-[.F210])" office:value-type="float" office:value="182483.0565261" calcext:value-type="float">
            <text:p>182,483</text:p>
          </table:table-cell>
          <table:table-cell table:formula="of:=[.B210]-[.G210]-[.H210]" office:value-type="float" office:value="21.9549840798427" calcext:value-type="float">
            <text:p>22</text:p>
          </table:table-cell>
          <table:table-cell table:number-columns-repeated="55"/>
        </table:table-row>
        <table:table-row table:style-name="ro1">
          <table:table-cell table:style-name="ce45" table:formula="of:=[.A210]+1" office:value-type="float" office:value="208" calcext:value-type="float">
            <text:p>208</text:p>
          </table:table-cell>
          <table:table-cell table:formula="of:=[.B210]+[.B210]*[.$C211]*(1-[.B210]/[.D210])" office:value-type="float" office:value="228126.363701002" calcext:value-type="float">
            <text:p>228,126</text:p>
          </table:table-cell>
          <table:table-cell table:formula="of:=[.C210]-[.C210]*[.$C$2]" office:value-type="float" office:value="0.00000258760215196312" calcext:value-type="float">
            <text:p>0.0000</text:p>
          </table:table-cell>
          <table:table-cell table:formula="of:=[.$D$4]-[.B211]" office:value-type="float" office:value="60131873.636299" calcext:value-type="float">
            <text:p>60,131,874</text:p>
          </table:table-cell>
          <table:table-cell table:formula="of:=[.E210]+[.$E$2]*[.E210]" office:value-type="float" office:value="0" calcext:value-type="float">
            <text:p>0.00000</text:p>
          </table:table-cell>
          <table:table-cell table:formula="of:=[.F210]+[.E210]*[.F210]" office:value-type="float" office:value="0.2" calcext:value-type="float">
            <text:p>0.20000</text:p>
          </table:table-cell>
          <table:table-cell table:formula="of:=[.B192]*[.F211]" office:value-type="float" office:value="45621.1451800271" calcext:value-type="float">
            <text:p>45,621</text:p>
          </table:table-cell>
          <table:table-cell table:formula="of:=[.B192]*(1-[.F211])" office:value-type="float" office:value="182484.580720109" calcext:value-type="float">
            <text:p>182,485</text:p>
          </table:table-cell>
          <table:table-cell table:formula="of:=[.B211]-[.G211]-[.H211]" office:value-type="float" office:value="20.6378008660104" calcext:value-type="float">
            <text:p>21</text:p>
          </table:table-cell>
          <table:table-cell table:number-columns-repeated="55"/>
        </table:table-row>
        <table:table-row table:style-name="ro1">
          <table:table-cell table:style-name="ce45" table:formula="of:=[.A211]+1" office:value-type="float" office:value="209" calcext:value-type="float">
            <text:p>209</text:p>
          </table:table-cell>
          <table:table-cell table:formula="of:=[.B211]+[.B211]*[.$C212]*(1-[.B211]/[.D211])" office:value-type="float" office:value="228126.916478161" calcext:value-type="float">
            <text:p>228,127</text:p>
          </table:table-cell>
          <table:table-cell table:formula="of:=[.C211]-[.C211]*[.$C$2]" office:value-type="float" office:value="0.00000243234602284533" calcext:value-type="float">
            <text:p>0.0000</text:p>
          </table:table-cell>
          <table:table-cell table:formula="of:=[.$D$4]-[.B212]" office:value-type="float" office:value="60131873.0835218" calcext:value-type="float">
            <text:p>60,131,873</text:p>
          </table:table-cell>
          <table:table-cell table:formula="of:=[.E211]+[.$E$2]*[.E211]" office:value-type="float" office:value="0" calcext:value-type="float">
            <text:p>0.00000</text:p>
          </table:table-cell>
          <table:table-cell table:formula="of:=[.F211]+[.E211]*[.F211]" office:value-type="float" office:value="0.2" calcext:value-type="float">
            <text:p>0.20000</text:p>
          </table:table-cell>
          <table:table-cell table:formula="of:=[.B193]*[.F212]" office:value-type="float" office:value="45621.5033685996" calcext:value-type="float">
            <text:p>45,622</text:p>
          </table:table-cell>
          <table:table-cell table:formula="of:=[.B193]*(1-[.F212])" office:value-type="float" office:value="182486.013474398" calcext:value-type="float">
            <text:p>182,486</text:p>
          </table:table-cell>
          <table:table-cell table:formula="of:=[.B212]-[.G212]-[.H212]" office:value-type="float" office:value="19.399635162903" calcext:value-type="float">
            <text:p>19</text:p>
          </table:table-cell>
          <table:table-cell table:number-columns-repeated="55"/>
        </table:table-row>
        <table:table-row table:style-name="ro1">
          <table:table-cell table:style-name="ce45" table:formula="of:=[.A212]+1" office:value-type="float" office:value="210" calcext:value-type="float">
            <text:p>210</text:p>
          </table:table-cell>
          <table:table-cell table:formula="of:=[.B212]+[.B212]*[.$C213]*(1-[.B212]/[.D212])" office:value-type="float" office:value="228127.436089945" calcext:value-type="float">
            <text:p>228,127</text:p>
          </table:table-cell>
          <table:table-cell table:formula="of:=[.C212]-[.C212]*[.$C$2]" office:value-type="float" office:value="0.00000228640526147461" calcext:value-type="float">
            <text:p>0.0000</text:p>
          </table:table-cell>
          <table:table-cell table:formula="of:=[.$D$4]-[.B213]" office:value-type="float" office:value="60131872.5639101" calcext:value-type="float">
            <text:p>60,131,873</text:p>
          </table:table-cell>
          <table:table-cell table:formula="of:=[.E212]+[.$E$2]*[.E212]" office:value-type="float" office:value="0" calcext:value-type="float">
            <text:p>0.00000</text:p>
          </table:table-cell>
          <table:table-cell table:formula="of:=[.F212]+[.E212]*[.F212]" office:value-type="float" office:value="0.2" calcext:value-type="float">
            <text:p>0.20000</text:p>
          </table:table-cell>
          <table:table-cell table:formula="of:=[.B194]*[.F213]" office:value-type="float" office:value="45621.8400684911" calcext:value-type="float">
            <text:p>45,622</text:p>
          </table:table-cell>
          <table:table-cell table:formula="of:=[.B194]*(1-[.F213])" office:value-type="float" office:value="182487.360273964" calcext:value-type="float">
            <text:p>182,487</text:p>
          </table:table-cell>
          <table:table-cell table:formula="of:=[.B213]-[.G213]-[.H213]" office:value-type="float" office:value="18.2357474890887" calcext:value-type="float">
            <text:p>18</text:p>
          </table:table-cell>
          <table:table-cell table:number-columns-repeated="55"/>
        </table:table-row>
        <table:table-row table:style-name="ro1">
          <table:table-cell table:style-name="ce45" table:formula="of:=[.A213]+1" office:value-type="float" office:value="211" calcext:value-type="float">
            <text:p>211</text:p>
          </table:table-cell>
          <table:table-cell table:formula="of:=[.B213]+[.B213]*[.$C214]*(1-[.B213]/[.D213])" office:value-type="float" office:value="228127.92452613" calcext:value-type="float">
            <text:p>228,128</text:p>
          </table:table-cell>
          <table:table-cell table:formula="of:=[.C213]-[.C213]*[.$C$2]" office:value-type="float" office:value="0.00000214922094578613" calcext:value-type="float">
            <text:p>0.0000</text:p>
          </table:table-cell>
          <table:table-cell table:formula="of:=[.$D$4]-[.B214]" office:value-type="float" office:value="60131872.0754739" calcext:value-type="float">
            <text:p>60,131,872</text:p>
          </table:table-cell>
          <table:table-cell table:formula="of:=[.E213]+[.$E$2]*[.E213]" office:value-type="float" office:value="0" calcext:value-type="float">
            <text:p>0.00000</text:p>
          </table:table-cell>
          <table:table-cell table:formula="of:=[.F213]+[.E213]*[.F213]" office:value-type="float" office:value="0.2" calcext:value-type="float">
            <text:p>0.20000</text:p>
          </table:table-cell>
          <table:table-cell table:formula="of:=[.B195]*[.F214]" office:value-type="float" office:value="45622.156568716" calcext:value-type="float">
            <text:p>45,622</text:p>
          </table:table-cell>
          <table:table-cell table:formula="of:=[.B195]*(1-[.F214])" office:value-type="float" office:value="182488.626274864" calcext:value-type="float">
            <text:p>182,489</text:p>
          </table:table-cell>
          <table:table-cell table:formula="of:=[.B214]-[.G214]-[.H214]" office:value-type="float" office:value="17.141682549438" calcext:value-type="float">
            <text:p>17</text:p>
          </table:table-cell>
          <table:table-cell table:number-columns-repeated="55"/>
        </table:table-row>
        <table:table-row table:style-name="ro1">
          <table:table-cell table:style-name="ce45" table:formula="of:=[.A214]+1" office:value-type="float" office:value="212" calcext:value-type="float">
            <text:p>212</text:p>
          </table:table-cell>
          <table:table-cell table:formula="of:=[.B214]+[.B214]*[.$C215]*(1-[.B214]/[.D214])" office:value-type="float" office:value="228128.383657123" calcext:value-type="float">
            <text:p>228,128</text:p>
          </table:table-cell>
          <table:table-cell table:formula="of:=[.C214]-[.C214]*[.$C$2]" office:value-type="float" office:value="0.00000202026768903897" calcext:value-type="float">
            <text:p>0.0000</text:p>
          </table:table-cell>
          <table:table-cell table:formula="of:=[.$D$4]-[.B215]" office:value-type="float" office:value="60131871.6163429" calcext:value-type="float">
            <text:p>60,131,872</text:p>
          </table:table-cell>
          <table:table-cell table:formula="of:=[.E214]+[.$E$2]*[.E214]" office:value-type="float" office:value="0" calcext:value-type="float">
            <text:p>0.00000</text:p>
          </table:table-cell>
          <table:table-cell table:formula="of:=[.F214]+[.E214]*[.F214]" office:value-type="float" office:value="0.2" calcext:value-type="float">
            <text:p>0.20000</text:p>
          </table:table-cell>
          <table:table-cell table:formula="of:=[.B196]*[.F215]" office:value-type="float" office:value="45622.4540809836" calcext:value-type="float">
            <text:p>45,622</text:p>
          </table:table-cell>
          <table:table-cell table:formula="of:=[.B196]*(1-[.F215])" office:value-type="float" office:value="182489.816323934" calcext:value-type="float">
            <text:p>182,490</text:p>
          </table:table-cell>
          <table:table-cell table:formula="of:=[.B215]-[.G215]-[.H215]" office:value-type="float" office:value="16.1132522049593" calcext:value-type="float">
            <text:p>16</text:p>
          </table:table-cell>
          <table:table-cell table:number-columns-repeated="55"/>
        </table:table-row>
        <table:table-row table:style-name="ro1">
          <table:table-cell table:style-name="ce45" table:formula="of:=[.A215]+1" office:value-type="float" office:value="213" calcext:value-type="float">
            <text:p>213</text:p>
          </table:table-cell>
          <table:table-cell table:formula="of:=[.B215]+[.B215]*[.$C216]*(1-[.B215]/[.D215])" office:value-type="float" office:value="228128.815241122" calcext:value-type="float">
            <text:p>228,129</text:p>
          </table:table-cell>
          <table:table-cell table:formula="of:=[.C215]-[.C215]*[.$C$2]" office:value-type="float" office:value="0.00000189905162769663" calcext:value-type="float">
            <text:p>0.0000</text:p>
          </table:table-cell>
          <table:table-cell table:formula="of:=[.$D$4]-[.B216]" office:value-type="float" office:value="60131871.1847589" calcext:value-type="float">
            <text:p>60,131,871</text:p>
          </table:table-cell>
          <table:table-cell table:formula="of:=[.E215]+[.$E$2]*[.E215]" office:value-type="float" office:value="0" calcext:value-type="float">
            <text:p>0.00000</text:p>
          </table:table-cell>
          <table:table-cell table:formula="of:=[.F215]+[.E215]*[.F215]" office:value-type="float" office:value="0.2" calcext:value-type="float">
            <text:p>0.20000</text:p>
          </table:table-cell>
          <table:table-cell table:formula="of:=[.B197]*[.F216]" office:value-type="float" office:value="45622.7337443318" calcext:value-type="float">
            <text:p>45,623</text:p>
          </table:table-cell>
          <table:table-cell table:formula="of:=[.B197]*(1-[.F216])" office:value-type="float" office:value="182490.934977327" calcext:value-type="float">
            <text:p>182,491</text:p>
          </table:table-cell>
          <table:table-cell table:formula="of:=[.B216]-[.G216]-[.H216]" office:value-type="float" office:value="15.1465194626653" calcext:value-type="float">
            <text:p>15</text:p>
          </table:table-cell>
          <table:table-cell table:number-columns-repeated="55"/>
        </table:table-row>
        <table:table-row table:style-name="ro1">
          <table:table-cell table:style-name="ce45" table:formula="of:=[.A216]+1" office:value-type="float" office:value="214" calcext:value-type="float">
            <text:p>214</text:p>
          </table:table-cell>
          <table:table-cell table:formula="of:=[.B216]+[.B216]*[.$C217]*(1-[.B216]/[.D216])" office:value-type="float" office:value="228129.220930845" calcext:value-type="float">
            <text:p>228,129</text:p>
          </table:table-cell>
          <table:table-cell table:formula="of:=[.C216]-[.C216]*[.$C$2]" office:value-type="float" office:value="0.00000178510853003483" calcext:value-type="float">
            <text:p>0.0000</text:p>
          </table:table-cell>
          <table:table-cell table:formula="of:=[.$D$4]-[.B217]" office:value-type="float" office:value="60131870.7790692" calcext:value-type="float">
            <text:p>60,131,871</text:p>
          </table:table-cell>
          <table:table-cell table:formula="of:=[.E216]+[.$E$2]*[.E216]" office:value-type="float" office:value="0" calcext:value-type="float">
            <text:p>0.00000</text:p>
          </table:table-cell>
          <table:table-cell table:formula="of:=[.F216]+[.E216]*[.F216]" office:value-type="float" office:value="0.2" calcext:value-type="float">
            <text:p>0.20000</text:p>
          </table:table-cell>
          <table:table-cell table:formula="of:=[.B198]*[.F217]" office:value-type="float" office:value="45622.9966294844" calcext:value-type="float">
            <text:p>45,623</text:p>
          </table:table-cell>
          <table:table-cell table:formula="of:=[.B198]*(1-[.F217])" office:value-type="float" office:value="182491.986517938" calcext:value-type="float">
            <text:p>182,492</text:p>
          </table:table-cell>
          <table:table-cell table:formula="of:=[.B217]-[.G217]-[.H217]" office:value-type="float" office:value="14.2377834229555" calcext:value-type="float">
            <text:p>14</text:p>
          </table:table-cell>
          <table:table-cell table:number-columns-repeated="55"/>
        </table:table-row>
        <table:table-row table:style-name="ro1">
          <table:table-cell table:style-name="ce45" table:formula="of:=[.A217]+1" office:value-type="float" office:value="215" calcext:value-type="float">
            <text:p>215</text:p>
          </table:table-cell>
          <table:table-cell table:formula="of:=[.B217]+[.B217]*[.$C218]*(1-[.B217]/[.D217])" office:value-type="float" office:value="228129.602279861" calcext:value-type="float">
            <text:p>228,130</text:p>
          </table:table-cell>
          <table:table-cell table:formula="of:=[.C217]-[.C217]*[.$C$2]" office:value-type="float" office:value="0.00000167800201823274" calcext:value-type="float">
            <text:p>0.0000</text:p>
          </table:table-cell>
          <table:table-cell table:formula="of:=[.$D$4]-[.B218]" office:value-type="float" office:value="60131870.3977201" calcext:value-type="float">
            <text:p>60,131,870</text:p>
          </table:table-cell>
          <table:table-cell table:formula="of:=[.E217]+[.$E$2]*[.E217]" office:value-type="float" office:value="0" calcext:value-type="float">
            <text:p>0.00000</text:p>
          </table:table-cell>
          <table:table-cell table:formula="of:=[.F217]+[.E217]*[.F217]" office:value-type="float" office:value="0.2" calcext:value-type="float">
            <text:p>0.20000</text:p>
          </table:table-cell>
          <table:table-cell table:formula="of:=[.B199]*[.F218]" office:value-type="float" office:value="45623.2437429464" calcext:value-type="float">
            <text:p>45,623</text:p>
          </table:table-cell>
          <table:table-cell table:formula="of:=[.B199]*(1-[.F218])" office:value-type="float" office:value="182492.974971786" calcext:value-type="float">
            <text:p>182,493</text:p>
          </table:table-cell>
          <table:table-cell table:formula="of:=[.B218]-[.G218]-[.H218]" office:value-type="float" office:value="13.3835651288973" calcext:value-type="float">
            <text:p>13</text:p>
          </table:table-cell>
          <table:table-cell table:number-columns-repeated="55"/>
        </table:table-row>
        <table:table-row table:style-name="ro1">
          <table:table-cell table:style-name="ce45" table:formula="of:=[.A218]+1" office:value-type="float" office:value="216" calcext:value-type="float">
            <text:p>216</text:p>
          </table:table-cell>
          <table:table-cell table:formula="of:=[.B218]+[.B218]*[.$C219]*(1-[.B218]/[.D218])" office:value-type="float" office:value="228129.960748532" calcext:value-type="float">
            <text:p>228,130</text:p>
          </table:table-cell>
          <table:table-cell table:formula="of:=[.C218]-[.C218]*[.$C$2]" office:value-type="float" office:value="0.00000157732189713878" calcext:value-type="float">
            <text:p>0.0000</text:p>
          </table:table-cell>
          <table:table-cell table:formula="of:=[.$D$4]-[.B219]" office:value-type="float" office:value="60131870.0392515" calcext:value-type="float">
            <text:p>60,131,870</text:p>
          </table:table-cell>
          <table:table-cell table:formula="of:=[.E218]+[.$E$2]*[.E218]" office:value-type="float" office:value="0" calcext:value-type="float">
            <text:p>0.00000</text:p>
          </table:table-cell>
          <table:table-cell table:formula="of:=[.F218]+[.E218]*[.F218]" office:value-type="float" office:value="0.2" calcext:value-type="float">
            <text:p>0.20000</text:p>
          </table:table-cell>
          <table:table-cell table:formula="of:=[.B200]*[.F219]" office:value-type="float" office:value="45623.476030854" calcext:value-type="float">
            <text:p>45,623</text:p>
          </table:table-cell>
          <table:table-cell table:formula="of:=[.B200]*(1-[.F219])" office:value-type="float" office:value="182493.904123416" calcext:value-type="float">
            <text:p>182,494</text:p>
          </table:table-cell>
          <table:table-cell table:formula="of:=[.B219]-[.G219]-[.H219]" office:value-type="float" office:value="12.5805942627194" calcext:value-type="float">
            <text:p>13</text:p>
          </table:table-cell>
          <table:table-cell table:number-columns-repeated="55"/>
        </table:table-row>
        <table:table-row table:style-name="ro1">
          <table:table-cell table:style-name="ce45" table:formula="of:=[.A219]+1" office:value-type="float" office:value="217" calcext:value-type="float">
            <text:p>217</text:p>
          </table:table-cell>
          <table:table-cell table:formula="of:=[.B219]+[.B219]*[.$C220]*(1-[.B219]/[.D219])" office:value-type="float" office:value="228130.297709611" calcext:value-type="float">
            <text:p>228,130</text:p>
          </table:table-cell>
          <table:table-cell table:formula="of:=[.C219]-[.C219]*[.$C$2]" office:value-type="float" office:value="0.00000148268258331045" calcext:value-type="float">
            <text:p>0.0000</text:p>
          </table:table-cell>
          <table:table-cell table:formula="of:=[.$D$4]-[.B220]" office:value-type="float" office:value="60131869.7022904" calcext:value-type="float">
            <text:p>60,131,870</text:p>
          </table:table-cell>
          <table:table-cell table:formula="of:=[.E219]+[.$E$2]*[.E219]" office:value-type="float" office:value="0" calcext:value-type="float">
            <text:p>0.00000</text:p>
          </table:table-cell>
          <table:table-cell table:formula="of:=[.F219]+[.E219]*[.F219]" office:value-type="float" office:value="0.2" calcext:value-type="float">
            <text:p>0.20000</text:p>
          </table:table-cell>
          <table:table-cell table:formula="of:=[.B201]*[.F220]" office:value-type="float" office:value="45623.6943825946" calcext:value-type="float">
            <text:p>45,624</text:p>
          </table:table-cell>
          <table:table-cell table:formula="of:=[.B201]*(1-[.F220])" office:value-type="float" office:value="182494.777530378" calcext:value-type="float">
            <text:p>182,495</text:p>
          </table:table-cell>
          <table:table-cell table:formula="of:=[.B220]-[.G220]-[.H220]" office:value-type="float" office:value="11.8257966385863" calcext:value-type="float">
            <text:p>12</text:p>
          </table:table-cell>
          <table:table-cell table:number-columns-repeated="55"/>
        </table:table-row>
        <table:table-row table:style-name="ro1">
          <table:table-cell table:style-name="ce45" table:formula="of:=[.A220]+1" office:value-type="float" office:value="218" calcext:value-type="float">
            <text:p>218</text:p>
          </table:table-cell>
          <table:table-cell table:formula="of:=[.B220]+[.B220]*[.$C221]*(1-[.B220]/[.D220])" office:value-type="float" office:value="228130.614453491" calcext:value-type="float">
            <text:p>228,131</text:p>
          </table:table-cell>
          <table:table-cell table:formula="of:=[.C220]-[.C220]*[.$C$2]" office:value-type="float" office:value="0.00000139372162831182" calcext:value-type="float">
            <text:p>0.0000</text:p>
          </table:table-cell>
          <table:table-cell table:formula="of:=[.$D$4]-[.B221]" office:value-type="float" office:value="60131869.3855465" calcext:value-type="float">
            <text:p>60,131,869</text:p>
          </table:table-cell>
          <table:table-cell table:formula="of:=[.E220]+[.$E$2]*[.E220]" office:value-type="float" office:value="0" calcext:value-type="float">
            <text:p>0.00000</text:p>
          </table:table-cell>
          <table:table-cell table:formula="of:=[.F220]+[.E220]*[.F220]" office:value-type="float" office:value="0.2" calcext:value-type="float">
            <text:p>0.20000</text:p>
          </table:table-cell>
          <table:table-cell table:formula="of:=[.B202]*[.F221]" office:value-type="float" office:value="45623.8996342093" calcext:value-type="float">
            <text:p>45,624</text:p>
          </table:table-cell>
          <table:table-cell table:formula="of:=[.B202]*(1-[.F221])" office:value-type="float" office:value="182495.598536837" calcext:value-type="float">
            <text:p>182,496</text:p>
          </table:table-cell>
          <table:table-cell table:formula="of:=[.B221]-[.G221]-[.H221]" office:value-type="float" office:value="11.1162824451458" calcext:value-type="float">
            <text:p>11</text:p>
          </table:table-cell>
          <table:table-cell table:number-columns-repeated="55"/>
        </table:table-row>
        <table:table-row table:style-name="ro1">
          <table:table-cell table:style-name="ce45" table:formula="of:=[.A221]+1" office:value-type="float" office:value="219" calcext:value-type="float">
            <text:p>219</text:p>
          </table:table-cell>
          <table:table-cell table:formula="of:=[.B221]+[.B221]*[.$C222]*(1-[.B221]/[.D221])" office:value-type="float" office:value="228130.912193151" calcext:value-type="float">
            <text:p>228,131</text:p>
          </table:table-cell>
          <table:table-cell table:formula="of:=[.C221]-[.C221]*[.$C$2]" office:value-type="float" office:value="0.00000131009833061311" calcext:value-type="float">
            <text:p>0.0000</text:p>
          </table:table-cell>
          <table:table-cell table:formula="of:=[.$D$4]-[.B222]" office:value-type="float" office:value="60131869.0878068" calcext:value-type="float">
            <text:p>60,131,869</text:p>
          </table:table-cell>
          <table:table-cell table:formula="of:=[.E221]+[.$E$2]*[.E221]" office:value-type="float" office:value="0" calcext:value-type="float">
            <text:p>0.00000</text:p>
          </table:table-cell>
          <table:table-cell table:formula="of:=[.F221]+[.E221]*[.F221]" office:value-type="float" office:value="0.2" calcext:value-type="float">
            <text:p>0.20000</text:p>
          </table:table-cell>
          <table:table-cell table:formula="of:=[.B203]*[.F222]" office:value-type="float" office:value="45624.0925715918" calcext:value-type="float">
            <text:p>45,624</text:p>
          </table:table-cell>
          <table:table-cell table:formula="of:=[.B203]*(1-[.F222])" office:value-type="float" office:value="182496.370286367" calcext:value-type="float">
            <text:p>182,496</text:p>
          </table:table-cell>
          <table:table-cell table:formula="of:=[.B222]-[.G222]-[.H222]" office:value-type="float" office:value="10.4493351917481" calcext:value-type="float">
            <text:p>10</text:p>
          </table:table-cell>
          <table:table-cell table:number-columns-repeated="55"/>
        </table:table-row>
        <table:table-row table:style-name="ro1">
          <table:table-cell table:style-name="ce45" table:formula="of:=[.A222]+1" office:value-type="float" office:value="220" calcext:value-type="float">
            <text:p>220</text:p>
          </table:table-cell>
          <table:table-cell table:formula="of:=[.B222]+[.B222]*[.$C223]*(1-[.B222]/[.D222])" office:value-type="float" office:value="228131.192068794" calcext:value-type="float">
            <text:p>228,131</text:p>
          </table:table-cell>
          <table:table-cell table:formula="of:=[.C222]-[.C222]*[.$C$2]" office:value-type="float" office:value="0.00000123149243077633" calcext:value-type="float">
            <text:p>0.0000</text:p>
          </table:table-cell>
          <table:table-cell table:formula="of:=[.$D$4]-[.B223]" office:value-type="float" office:value="60131868.8079312" calcext:value-type="float">
            <text:p>60,131,869</text:p>
          </table:table-cell>
          <table:table-cell table:formula="of:=[.E222]+[.$E$2]*[.E222]" office:value-type="float" office:value="0" calcext:value-type="float">
            <text:p>0.00000</text:p>
          </table:table-cell>
          <table:table-cell table:formula="of:=[.F222]+[.E222]*[.F222]" office:value-type="float" office:value="0.2" calcext:value-type="float">
            <text:p>0.20000</text:p>
          </table:table-cell>
          <table:table-cell table:formula="of:=[.B204]*[.F223]" office:value-type="float" office:value="45624.2739334954" calcext:value-type="float">
            <text:p>45,624</text:p>
          </table:table-cell>
          <table:table-cell table:formula="of:=[.B204]*(1-[.F223])" office:value-type="float" office:value="182497.095733981" calcext:value-type="float">
            <text:p>182,497</text:p>
          </table:table-cell>
          <table:table-cell table:formula="of:=[.B223]-[.G223]-[.H223]" office:value-type="float" office:value="9.82240131736035" calcext:value-type="float">
            <text:p>10</text:p>
          </table:table-cell>
          <table:table-cell table:number-columns-repeated="55"/>
        </table:table-row>
        <table:table-row table:style-name="ro1">
          <table:table-cell table:style-name="ce45" table:formula="of:=[.A223]+1" office:value-type="float" office:value="221" calcext:value-type="float">
            <text:p>221</text:p>
          </table:table-cell>
          <table:table-cell table:formula="of:=[.B223]+[.B223]*[.$C224]*(1-[.B223]/[.D223])" office:value-type="float" office:value="228131.455152221" calcext:value-type="float">
            <text:p>228,131</text:p>
          </table:table-cell>
          <table:table-cell table:formula="of:=[.C223]-[.C223]*[.$C$2]" office:value-type="float" office:value="0.00000115760288492975" calcext:value-type="float">
            <text:p>0.0000</text:p>
          </table:table-cell>
          <table:table-cell table:formula="of:=[.$D$4]-[.B224]" office:value-type="float" office:value="60131868.5448478" calcext:value-type="float">
            <text:p>60,131,869</text:p>
          </table:table-cell>
          <table:table-cell table:formula="of:=[.E223]+[.$E$2]*[.E223]" office:value-type="float" office:value="0" calcext:value-type="float">
            <text:p>0.00000</text:p>
          </table:table-cell>
          <table:table-cell table:formula="of:=[.F223]+[.E223]*[.F223]" office:value-type="float" office:value="0.2" calcext:value-type="float">
            <text:p>0.20000</text:p>
          </table:table-cell>
          <table:table-cell table:formula="of:=[.B205]*[.F224]" office:value-type="float" office:value="45624.4444143598" calcext:value-type="float">
            <text:p>45,624</text:p>
          </table:table-cell>
          <table:table-cell table:formula="of:=[.B205]*(1-[.F224])" office:value-type="float" office:value="182497.777657439" calcext:value-type="float">
            <text:p>182,498</text:p>
          </table:table-cell>
          <table:table-cell table:formula="of:=[.B224]-[.G224]-[.H224]" office:value-type="float" office:value="9.23308042151621" calcext:value-type="float">
            <text:p>9</text:p>
          </table:table-cell>
          <table:table-cell table:number-columns-repeated="55"/>
        </table:table-row>
        <table:table-row table:style-name="ro1">
          <table:table-cell table:style-name="ce45" table:formula="of:=[.A224]+1" office:value-type="float" office:value="222" calcext:value-type="float">
            <text:p>222</text:p>
          </table:table-cell>
          <table:table-cell table:formula="of:=[.B224]+[.B224]*[.$C225]*(1-[.B224]/[.D224])" office:value-type="float" office:value="228131.702450925" calcext:value-type="float">
            <text:p>228,132</text:p>
          </table:table-cell>
          <table:table-cell table:formula="of:=[.C224]-[.C224]*[.$C$2]" office:value-type="float" office:value="0.00000108814671183396" calcext:value-type="float">
            <text:p>0.0000</text:p>
          </table:table-cell>
          <table:table-cell table:formula="of:=[.$D$4]-[.B225]" office:value-type="float" office:value="60131868.2975491" calcext:value-type="float">
            <text:p>60,131,868</text:p>
          </table:table-cell>
          <table:table-cell table:formula="of:=[.E224]+[.$E$2]*[.E224]" office:value-type="float" office:value="0" calcext:value-type="float">
            <text:p>0.00000</text:p>
          </table:table-cell>
          <table:table-cell table:formula="of:=[.F224]+[.E224]*[.F224]" office:value-type="float" office:value="0.2" calcext:value-type="float">
            <text:p>0.20000</text:p>
          </table:table-cell>
          <table:table-cell table:formula="of:=[.B206]*[.F225]" office:value-type="float" office:value="45624.6046669689" calcext:value-type="float">
            <text:p>45,625</text:p>
          </table:table-cell>
          <table:table-cell table:formula="of:=[.B206]*(1-[.F225])" office:value-type="float" office:value="182498.418667876" calcext:value-type="float">
            <text:p>182,498</text:p>
          </table:table-cell>
          <table:table-cell table:formula="of:=[.B225]-[.G225]-[.H225]" office:value-type="float" office:value="8.67911608098075" calcext:value-type="float">
            <text:p>9</text:p>
          </table:table-cell>
          <table:table-cell table:number-columns-repeated="55"/>
        </table:table-row>
        <table:table-row table:style-name="ro1">
          <table:table-cell table:style-name="ce45" table:formula="of:=[.A225]+1" office:value-type="float" office:value="223" calcext:value-type="float">
            <text:p>223</text:p>
          </table:table-cell>
          <table:table-cell table:formula="of:=[.B225]+[.B225]*[.$C226]*(1-[.B225]/[.D225])" office:value-type="float" office:value="228131.934911959" calcext:value-type="float">
            <text:p>228,132</text:p>
          </table:table-cell>
          <table:table-cell table:formula="of:=[.C225]-[.C225]*[.$C$2]" office:value-type="float" office:value="0.00000102285790912392" calcext:value-type="float">
            <text:p>0.0000</text:p>
          </table:table-cell>
          <table:table-cell table:formula="of:=[.$D$4]-[.B226]" office:value-type="float" office:value="60131868.065088" calcext:value-type="float">
            <text:p>60,131,868</text:p>
          </table:table-cell>
          <table:table-cell table:formula="of:=[.E225]+[.$E$2]*[.E225]" office:value-type="float" office:value="0" calcext:value-type="float">
            <text:p>0.00000</text:p>
          </table:table-cell>
          <table:table-cell table:formula="of:=[.F225]+[.E225]*[.F225]" office:value-type="float" office:value="0.2" calcext:value-type="float">
            <text:p>0.20000</text:p>
          </table:table-cell>
          <table:table-cell table:formula="of:=[.B207]*[.F226]" office:value-type="float" office:value="45624.7553049485" calcext:value-type="float">
            <text:p>45,625</text:p>
          </table:table-cell>
          <table:table-cell table:formula="of:=[.B207]*(1-[.F226])" office:value-type="float" office:value="182499.021219794" calcext:value-type="float">
            <text:p>182,499</text:p>
          </table:table-cell>
          <table:table-cell table:formula="of:=[.B226]-[.G226]-[.H226]" office:value-type="float" office:value="8.15838721644832" calcext:value-type="float">
            <text:p>8</text:p>
          </table:table-cell>
          <table:table-cell table:number-columns-repeated="55"/>
        </table:table-row>
        <table:table-row table:style-name="ro1">
          <table:table-cell table:style-name="ce45" table:formula="of:=[.A226]+1" office:value-type="float" office:value="224" calcext:value-type="float">
            <text:p>224</text:p>
          </table:table-cell>
          <table:table-cell table:formula="of:=[.B226]+[.B226]*[.$C227]*(1-[.B226]/[.D226])" office:value-type="float" office:value="228132.153425553" calcext:value-type="float">
            <text:p>228,132</text:p>
          </table:table-cell>
          <table:table-cell table:formula="of:=[.C226]-[.C226]*[.$C$2]" office:value-type="float" office:value="0.000000961486434576488" calcext:value-type="float">
            <text:p>0.0000</text:p>
          </table:table-cell>
          <table:table-cell table:formula="of:=[.$D$4]-[.B227]" office:value-type="float" office:value="60131867.8465745" calcext:value-type="float">
            <text:p>60,131,868</text:p>
          </table:table-cell>
          <table:table-cell table:formula="of:=[.E226]+[.$E$2]*[.E226]" office:value-type="float" office:value="0" calcext:value-type="float">
            <text:p>0.00000</text:p>
          </table:table-cell>
          <table:table-cell table:formula="of:=[.F226]+[.E226]*[.F226]" office:value-type="float" office:value="0.2" calcext:value-type="float">
            <text:p>0.20000</text:p>
          </table:table-cell>
          <table:table-cell table:formula="of:=[.B208]*[.F227]" office:value-type="float" office:value="45624.8969051151" calcext:value-type="float">
            <text:p>45,625</text:p>
          </table:table-cell>
          <table:table-cell table:formula="of:=[.B208]*(1-[.F227])" office:value-type="float" office:value="182499.58762046" calcext:value-type="float">
            <text:p>182,500</text:p>
          </table:table-cell>
          <table:table-cell table:formula="of:=[.B227]-[.G227]-[.H227]" office:value-type="float" office:value="7.66889997699764" calcext:value-type="float">
            <text:p>8</text:p>
          </table:table-cell>
          <table:table-cell table:number-columns-repeated="55"/>
        </table:table-row>
        <table:table-row table:style-name="ro1">
          <table:table-cell table:style-name="ce45" table:formula="of:=[.A227]+1" office:value-type="float" office:value="225" calcext:value-type="float">
            <text:p>225</text:p>
          </table:table-cell>
          <table:table-cell table:formula="of:=[.B227]+[.B227]*[.$C228]*(1-[.B227]/[.D227])" office:value-type="float" office:value="228132.358828526" calcext:value-type="float">
            <text:p>228,132</text:p>
          </table:table-cell>
          <table:table-cell table:formula="of:=[.C227]-[.C227]*[.$C$2]" office:value-type="float" office:value="0.000000903797248501899" calcext:value-type="float">
            <text:p>0.0000</text:p>
          </table:table-cell>
          <table:table-cell table:formula="of:=[.$D$4]-[.B228]" office:value-type="float" office:value="60131867.6411715" calcext:value-type="float">
            <text:p>60,131,868</text:p>
          </table:table-cell>
          <table:table-cell table:formula="of:=[.E227]+[.$E$2]*[.E227]" office:value-type="float" office:value="0" calcext:value-type="float">
            <text:p>0.00000</text:p>
          </table:table-cell>
          <table:table-cell table:formula="of:=[.F227]+[.E227]*[.F227]" office:value-type="float" office:value="0.2" calcext:value-type="float">
            <text:p>0.20000</text:p>
          </table:table-cell>
          <table:table-cell table:formula="of:=[.B209]*[.F228]" office:value-type="float" office:value="45625.0300096832" calcext:value-type="float">
            <text:p>45,625</text:p>
          </table:table-cell>
          <table:table-cell table:formula="of:=[.B209]*(1-[.F228])" office:value-type="float" office:value="182500.120038733" calcext:value-type="float">
            <text:p>182,500</text:p>
          </table:table-cell>
          <table:table-cell table:formula="of:=[.B228]-[.G228]-[.H228]" office:value-type="float" office:value="7.2087801102316" calcext:value-type="float">
            <text:p>7</text:p>
          </table:table-cell>
          <table:table-cell table:number-columns-repeated="55"/>
        </table:table-row>
        <table:table-row table:style-name="ro1">
          <table:table-cell table:style-name="ce45" table:formula="of:=[.A228]+1" office:value-type="float" office:value="226" calcext:value-type="float">
            <text:p>226</text:p>
          </table:table-cell>
          <table:table-cell table:formula="of:=[.B228]+[.B228]*[.$C229]*(1-[.B228]/[.D228])" office:value-type="float" office:value="228132.551907495" calcext:value-type="float">
            <text:p>228,133</text:p>
          </table:table-cell>
          <table:table-cell table:formula="of:=[.C228]-[.C228]*[.$C$2]" office:value-type="float" office:value="0.000000849569413591785" calcext:value-type="float">
            <text:p>0.0000</text:p>
          </table:table-cell>
          <table:table-cell table:formula="of:=[.$D$4]-[.B229]" office:value-type="float" office:value="60131867.4480925" calcext:value-type="float">
            <text:p>60,131,867</text:p>
          </table:table-cell>
          <table:table-cell table:formula="of:=[.E228]+[.$E$2]*[.E228]" office:value-type="float" office:value="0" calcext:value-type="float">
            <text:p>0.00000</text:p>
          </table:table-cell>
          <table:table-cell table:formula="of:=[.F228]+[.E228]*[.F228]" office:value-type="float" office:value="0.2" calcext:value-type="float">
            <text:p>0.20000</text:p>
          </table:table-cell>
          <table:table-cell table:formula="of:=[.B210]*[.F229]" office:value-type="float" office:value="45625.1551283409" calcext:value-type="float">
            <text:p>45,625</text:p>
          </table:table-cell>
          <table:table-cell table:formula="of:=[.B210]*(1-[.F229])" office:value-type="float" office:value="182500.620513363" calcext:value-type="float">
            <text:p>182,501</text:p>
          </table:table-cell>
          <table:table-cell table:formula="of:=[.B229]-[.G229]-[.H229]" office:value-type="float" office:value="6.7762657905696" calcext:value-type="float">
            <text:p>7</text:p>
          </table:table-cell>
          <table:table-cell table:number-columns-repeated="55"/>
        </table:table-row>
        <table:table-row table:style-name="ro1">
          <table:table-cell table:style-name="ce45" table:formula="of:=[.A229]+1" office:value-type="float" office:value="227" calcext:value-type="float">
            <text:p>227</text:p>
          </table:table-cell>
          <table:table-cell table:formula="of:=[.B229]+[.B229]*[.$C230]*(1-[.B229]/[.D229])" office:value-type="float" office:value="228132.733401878" calcext:value-type="float">
            <text:p>228,133</text:p>
          </table:table-cell>
          <table:table-cell table:formula="of:=[.C229]-[.C229]*[.$C$2]" office:value-type="float" office:value="0.000000798595248776278" calcext:value-type="float">
            <text:p>0.0000</text:p>
          </table:table-cell>
          <table:table-cell table:formula="of:=[.$D$4]-[.B230]" office:value-type="float" office:value="60131867.2665981" calcext:value-type="float">
            <text:p>60,131,867</text:p>
          </table:table-cell>
          <table:table-cell table:formula="of:=[.E229]+[.$E$2]*[.E229]" office:value-type="float" office:value="0" calcext:value-type="float">
            <text:p>0.00000</text:p>
          </table:table-cell>
          <table:table-cell table:formula="of:=[.F229]+[.E229]*[.F229]" office:value-type="float" office:value="0.2" calcext:value-type="float">
            <text:p>0.20000</text:p>
          </table:table-cell>
          <table:table-cell table:formula="of:=[.B211]*[.F230]" office:value-type="float" office:value="45625.2727402003" calcext:value-type="float">
            <text:p>45,625</text:p>
          </table:table-cell>
          <table:table-cell table:formula="of:=[.B211]*(1-[.F230])" office:value-type="float" office:value="182501.090960801" calcext:value-type="float">
            <text:p>182,501</text:p>
          </table:table-cell>
          <table:table-cell table:formula="of:=[.B230]-[.G230]-[.H230]" office:value-type="float" office:value="6.36970087664668" calcext:value-type="float">
            <text:p>6</text:p>
          </table:table-cell>
          <table:table-cell table:number-columns-repeated="55"/>
        </table:table-row>
        <table:table-row table:style-name="ro1">
          <table:table-cell table:style-name="ce45" table:formula="of:=[.A230]+1" office:value-type="float" office:value="228" calcext:value-type="float">
            <text:p>228</text:p>
          </table:table-cell>
          <table:table-cell table:formula="of:=[.B230]+[.B230]*[.$C231]*(1-[.B230]/[.D230])" office:value-type="float" office:value="228132.904006734" calcext:value-type="float">
            <text:p>228,133</text:p>
          </table:table-cell>
          <table:table-cell table:formula="of:=[.C230]-[.C230]*[.$C$2]" office:value-type="float" office:value="0.000000750679533849701" calcext:value-type="float">
            <text:p>0.0000</text:p>
          </table:table-cell>
          <table:table-cell table:formula="of:=[.$D$4]-[.B231]" office:value-type="float" office:value="60131867.0959933" calcext:value-type="float">
            <text:p>60,131,867</text:p>
          </table:table-cell>
          <table:table-cell table:formula="of:=[.E230]+[.$E$2]*[.E230]" office:value-type="float" office:value="0" calcext:value-type="float">
            <text:p>0.00000</text:p>
          </table:table-cell>
          <table:table-cell table:formula="of:=[.F230]+[.E230]*[.F230]" office:value-type="float" office:value="0.2" calcext:value-type="float">
            <text:p>0.20000</text:p>
          </table:table-cell>
          <table:table-cell table:formula="of:=[.B212]*[.F231]" office:value-type="float" office:value="45625.3832956322" calcext:value-type="float">
            <text:p>45,625</text:p>
          </table:table-cell>
          <table:table-cell table:formula="of:=[.B212]*(1-[.F231])" office:value-type="float" office:value="182501.533182529" calcext:value-type="float">
            <text:p>182,502</text:p>
          </table:table-cell>
          <table:table-cell table:formula="of:=[.B231]-[.G231]-[.H231]" office:value-type="float" office:value="5.98752857325599" calcext:value-type="float">
            <text:p>6</text:p>
          </table:table-cell>
          <table:table-cell table:number-columns-repeated="55"/>
        </table:table-row>
        <table:table-row table:style-name="ro1">
          <table:table-cell table:style-name="ce45" table:formula="of:=[.A231]+1" office:value-type="float" office:value="229" calcext:value-type="float">
            <text:p>229</text:p>
          </table:table-cell>
          <table:table-cell table:formula="of:=[.B231]+[.B231]*[.$C232]*(1-[.B231]/[.D231])" office:value-type="float" office:value="228133.064375418" calcext:value-type="float">
            <text:p>228,133</text:p>
          </table:table-cell>
          <table:table-cell table:formula="of:=[.C231]-[.C231]*[.$C$2]" office:value-type="float" office:value="0.000000705638761818719" calcext:value-type="float">
            <text:p>0.0000</text:p>
          </table:table-cell>
          <table:table-cell table:formula="of:=[.$D$4]-[.B232]" office:value-type="float" office:value="60131866.9356246" calcext:value-type="float">
            <text:p>60,131,867</text:p>
          </table:table-cell>
          <table:table-cell table:formula="of:=[.E231]+[.$E$2]*[.E231]" office:value-type="float" office:value="0" calcext:value-type="float">
            <text:p>0.00000</text:p>
          </table:table-cell>
          <table:table-cell table:formula="of:=[.F231]+[.E231]*[.F231]" office:value-type="float" office:value="0.2" calcext:value-type="float">
            <text:p>0.20000</text:p>
          </table:table-cell>
          <table:table-cell table:formula="of:=[.B213]*[.F232]" office:value-type="float" office:value="45625.4872179889" calcext:value-type="float">
            <text:p>45,625</text:p>
          </table:table-cell>
          <table:table-cell table:formula="of:=[.B213]*(1-[.F232])" office:value-type="float" office:value="182501.948871956" calcext:value-type="float">
            <text:p>182,502</text:p>
          </table:table-cell>
          <table:table-cell table:formula="of:=[.B232]-[.G232]-[.H232]" office:value-type="float" office:value="5.62828547329991" calcext:value-type="float">
            <text:p>6</text:p>
          </table:table-cell>
          <table:table-cell table:number-columns-repeated="55"/>
        </table:table-row>
        <table:table-row table:style-name="ro1">
          <table:table-cell table:style-name="ce45" table:formula="of:=[.A232]+1" office:value-type="float" office:value="230" calcext:value-type="float">
            <text:p>230</text:p>
          </table:table-cell>
          <table:table-cell table:formula="of:=[.B232]+[.B232]*[.$C233]*(1-[.B232]/[.D232])" office:value-type="float" office:value="228133.215122086" calcext:value-type="float">
            <text:p>228,133</text:p>
          </table:table-cell>
          <table:table-cell table:formula="of:=[.C232]-[.C232]*[.$C$2]" office:value-type="float" office:value="0.000000663300436109596" calcext:value-type="float">
            <text:p>0.0000</text:p>
          </table:table-cell>
          <table:table-cell table:formula="of:=[.$D$4]-[.B233]" office:value-type="float" office:value="60131866.7848779" calcext:value-type="float">
            <text:p>60,131,867</text:p>
          </table:table-cell>
          <table:table-cell table:formula="of:=[.E232]+[.$E$2]*[.E232]" office:value-type="float" office:value="0" calcext:value-type="float">
            <text:p>0.00000</text:p>
          </table:table-cell>
          <table:table-cell table:formula="of:=[.F232]+[.E232]*[.F232]" office:value-type="float" office:value="0.2" calcext:value-type="float">
            <text:p>0.20000</text:p>
          </table:table-cell>
          <table:table-cell table:formula="of:=[.B214]*[.F233]" office:value-type="float" office:value="45625.5849052259" calcext:value-type="float">
            <text:p>45,626</text:p>
          </table:table-cell>
          <table:table-cell table:formula="of:=[.B214]*(1-[.F233])" office:value-type="float" office:value="182502.339620904" calcext:value-type="float">
            <text:p>182,502</text:p>
          </table:table-cell>
          <table:table-cell table:formula="of:=[.B233]-[.G233]-[.H233]" office:value-type="float" office:value="5.29059595661238" calcext:value-type="float">
            <text:p>5</text:p>
          </table:table-cell>
          <table:table-cell table:number-columns-repeated="55"/>
        </table:table-row>
        <table:table-row table:style-name="ro1">
          <table:table-cell table:style-name="ce45" table:formula="of:=[.A233]+1" office:value-type="float" office:value="231" calcext:value-type="float">
            <text:p>231</text:p>
          </table:table-cell>
          <table:table-cell table:formula="of:=[.B233]+[.B233]*[.$C234]*(1-[.B233]/[.D233])" office:value-type="float" office:value="228133.356824048" calcext:value-type="float">
            <text:p>228,133</text:p>
          </table:table-cell>
          <table:table-cell table:formula="of:=[.C233]-[.C233]*[.$C$2]" office:value-type="float" office:value="0.00000062350240994302" calcext:value-type="float">
            <text:p>0.0000</text:p>
          </table:table-cell>
          <table:table-cell table:formula="of:=[.$D$4]-[.B234]" office:value-type="float" office:value="60131866.643176" calcext:value-type="float">
            <text:p>60,131,867</text:p>
          </table:table-cell>
          <table:table-cell table:formula="of:=[.E233]+[.$E$2]*[.E233]" office:value-type="float" office:value="0" calcext:value-type="float">
            <text:p>0.00000</text:p>
          </table:table-cell>
          <table:table-cell table:formula="of:=[.F233]+[.E233]*[.F233]" office:value-type="float" office:value="0.2" calcext:value-type="float">
            <text:p>0.20000</text:p>
          </table:table-cell>
          <table:table-cell table:formula="of:=[.B215]*[.F234]" office:value-type="float" office:value="45625.6767314246" calcext:value-type="float">
            <text:p>45,626</text:p>
          </table:table-cell>
          <table:table-cell table:formula="of:=[.B215]*(1-[.F234])" office:value-type="float" office:value="182502.706925698" calcext:value-type="float">
            <text:p>182,503</text:p>
          </table:table-cell>
          <table:table-cell table:formula="of:=[.B234]-[.G234]-[.H234]" office:value-type="float" office:value="4.97316692493041" calcext:value-type="float">
            <text:p>5</text:p>
          </table:table-cell>
          <table:table-cell table:number-columns-repeated="55"/>
        </table:table-row>
        <table:table-row table:style-name="ro1">
          <table:table-cell table:style-name="ce45" table:formula="of:=[.A234]+1" office:value-type="float" office:value="232" calcext:value-type="float">
            <text:p>232</text:p>
          </table:table-cell>
          <table:table-cell table:formula="of:=[.B234]+[.B234]*[.$C235]*(1-[.B234]/[.D234])" office:value-type="float" office:value="228133.490023974" calcext:value-type="float">
            <text:p>228,133</text:p>
          </table:table-cell>
          <table:table-cell table:formula="of:=[.C234]-[.C234]*[.$C$2]" office:value-type="float" office:value="0.000000586092265346439" calcext:value-type="float">
            <text:p>0.0000</text:p>
          </table:table-cell>
          <table:table-cell table:formula="of:=[.$D$4]-[.B235]" office:value-type="float" office:value="60131866.509976" calcext:value-type="float">
            <text:p>60,131,867</text:p>
          </table:table-cell>
          <table:table-cell table:formula="of:=[.E234]+[.$E$2]*[.E234]" office:value-type="float" office:value="0" calcext:value-type="float">
            <text:p>0.00000</text:p>
          </table:table-cell>
          <table:table-cell table:formula="of:=[.F234]+[.E234]*[.F234]" office:value-type="float" office:value="0.2" calcext:value-type="float">
            <text:p>0.20000</text:p>
          </table:table-cell>
          <table:table-cell table:formula="of:=[.B216]*[.F235]" office:value-type="float" office:value="45625.7630482243" calcext:value-type="float">
            <text:p>45,626</text:p>
          </table:table-cell>
          <table:table-cell table:formula="of:=[.B216]*(1-[.F235])" office:value-type="float" office:value="182503.052192897" calcext:value-type="float">
            <text:p>182,503</text:p>
          </table:table-cell>
          <table:table-cell table:formula="of:=[.B235]-[.G235]-[.H235]" office:value-type="float" office:value="4.67478285229299" calcext:value-type="float">
            <text:p>5</text:p>
          </table:table-cell>
          <table:table-cell table:number-columns-repeated="55"/>
        </table:table-row>
        <table:table-row table:style-name="ro1">
          <table:table-cell table:style-name="ce45" table:formula="of:=[.A235]+1" office:value-type="float" office:value="233" calcext:value-type="float">
            <text:p>233</text:p>
          </table:table-cell>
          <table:table-cell table:formula="of:=[.B235]+[.B235]*[.$C236]*(1-[.B235]/[.D235])" office:value-type="float" office:value="228133.615231977" calcext:value-type="float">
            <text:p>228,134</text:p>
          </table:table-cell>
          <table:table-cell table:formula="of:=[.C235]-[.C235]*[.$C$2]" office:value-type="float" office:value="0.000000550926729425653" calcext:value-type="float">
            <text:p>0.0000</text:p>
          </table:table-cell>
          <table:table-cell table:formula="of:=[.$D$4]-[.B236]" office:value-type="float" office:value="60131866.384768" calcext:value-type="float">
            <text:p>60,131,866</text:p>
          </table:table-cell>
          <table:table-cell table:formula="of:=[.E235]+[.$E$2]*[.E235]" office:value-type="float" office:value="0" calcext:value-type="float">
            <text:p>0.00000</text:p>
          </table:table-cell>
          <table:table-cell table:formula="of:=[.F235]+[.E235]*[.F235]" office:value-type="float" office:value="0.2" calcext:value-type="float">
            <text:p>0.20000</text:p>
          </table:table-cell>
          <table:table-cell table:formula="of:=[.B217]*[.F236]" office:value-type="float" office:value="45625.844186169" calcext:value-type="float">
            <text:p>45,626</text:p>
          </table:table-cell>
          <table:table-cell table:formula="of:=[.B217]*(1-[.F236])" office:value-type="float" office:value="182503.376744676" calcext:value-type="float">
            <text:p>182,503</text:p>
          </table:table-cell>
          <table:table-cell table:formula="of:=[.B236]-[.G236]-[.H236]" office:value-type="float" office:value="4.3943011322699" calcext:value-type="float">
            <text:p>4</text:p>
          </table:table-cell>
          <table:table-cell table:number-columns-repeated="55"/>
        </table:table-row>
        <table:table-row table:style-name="ro1">
          <table:table-cell table:style-name="ce45" table:formula="of:=[.A236]+1" office:value-type="float" office:value="234" calcext:value-type="float">
            <text:p>234</text:p>
          </table:table-cell>
          <table:table-cell table:formula="of:=[.B236]+[.B236]*[.$C237]*(1-[.B236]/[.D236])" office:value-type="float" office:value="228133.732927565" calcext:value-type="float">
            <text:p>228,134</text:p>
          </table:table-cell>
          <table:table-cell table:formula="of:=[.C236]-[.C236]*[.$C$2]" office:value-type="float" office:value="0.000000517871125660114" calcext:value-type="float">
            <text:p>0.0000</text:p>
          </table:table-cell>
          <table:table-cell table:formula="of:=[.$D$4]-[.B237]" office:value-type="float" office:value="60131866.2670724" calcext:value-type="float">
            <text:p>60,131,866</text:p>
          </table:table-cell>
          <table:table-cell table:formula="of:=[.E236]+[.$E$2]*[.E236]" office:value-type="float" office:value="0" calcext:value-type="float">
            <text:p>0.00000</text:p>
          </table:table-cell>
          <table:table-cell table:formula="of:=[.F236]+[.E236]*[.F236]" office:value-type="float" office:value="0.2" calcext:value-type="float">
            <text:p>0.20000</text:p>
          </table:table-cell>
          <table:table-cell table:formula="of:=[.B218]*[.F237]" office:value-type="float" office:value="45625.9204559722" calcext:value-type="float">
            <text:p>45,626</text:p>
          </table:table-cell>
          <table:table-cell table:formula="of:=[.B218]*(1-[.F237])" office:value-type="float" office:value="182503.681823889" calcext:value-type="float">
            <text:p>182,504</text:p>
          </table:table-cell>
          <table:table-cell table:formula="of:=[.B237]-[.G237]-[.H237]" office:value-type="float" office:value="4.13064770420897" calcext:value-type="float">
            <text:p>4</text:p>
          </table:table-cell>
          <table:table-cell table:number-columns-repeated="55"/>
        </table:table-row>
        <table:table-row table:style-name="ro1">
          <table:table-cell table:style-name="ce45" table:formula="of:=[.A237]+1" office:value-type="float" office:value="235" calcext:value-type="float">
            <text:p>235</text:p>
          </table:table-cell>
          <table:table-cell table:formula="of:=[.B237]+[.B237]*[.$C238]*(1-[.B237]/[.D237])" office:value-type="float" office:value="228133.843561474" calcext:value-type="float">
            <text:p>228,134</text:p>
          </table:table-cell>
          <table:table-cell table:formula="of:=[.C237]-[.C237]*[.$C$2]" office:value-type="float" office:value="0.000000486798858120507" calcext:value-type="float">
            <text:p>0.0000</text:p>
          </table:table-cell>
          <table:table-cell table:formula="of:=[.$D$4]-[.B238]" office:value-type="float" office:value="60131866.1564385" calcext:value-type="float">
            <text:p>60,131,866</text:p>
          </table:table-cell>
          <table:table-cell table:formula="of:=[.E237]+[.$E$2]*[.E237]" office:value-type="float" office:value="0" calcext:value-type="float">
            <text:p>0.00000</text:p>
          </table:table-cell>
          <table:table-cell table:formula="of:=[.F237]+[.E237]*[.F237]" office:value-type="float" office:value="0.2" calcext:value-type="float">
            <text:p>0.20000</text:p>
          </table:table-cell>
          <table:table-cell table:formula="of:=[.B219]*[.F238]" office:value-type="float" office:value="45625.9921497065" calcext:value-type="float">
            <text:p>45,626</text:p>
          </table:table-cell>
          <table:table-cell table:formula="of:=[.B219]*(1-[.F238])" office:value-type="float" office:value="182503.968598826" calcext:value-type="float">
            <text:p>182,504</text:p>
          </table:table-cell>
          <table:table-cell table:formula="of:=[.B238]-[.G238]-[.H238]" office:value-type="float" office:value="3.88281294179615" calcext:value-type="float">
            <text:p>4</text:p>
          </table:table-cell>
          <table:table-cell table:number-columns-repeated="55"/>
        </table:table-row>
        <table:table-row table:style-name="ro1">
          <table:table-cell table:style-name="ce45" table:formula="of:=[.A238]+1" office:value-type="float" office:value="236" calcext:value-type="float">
            <text:p>236</text:p>
          </table:table-cell>
          <table:table-cell table:formula="of:=[.B238]+[.B238]*[.$C239]*(1-[.B238]/[.D238])" office:value-type="float" office:value="228133.947557399" calcext:value-type="float">
            <text:p>228,134</text:p>
          </table:table-cell>
          <table:table-cell table:formula="of:=[.C238]-[.C238]*[.$C$2]" office:value-type="float" office:value="0.000000457590926633276" calcext:value-type="float">
            <text:p>0.0000</text:p>
          </table:table-cell>
          <table:table-cell table:formula="of:=[.$D$4]-[.B239]" office:value-type="float" office:value="60131866.0524426" calcext:value-type="float">
            <text:p>60,131,866</text:p>
          </table:table-cell>
          <table:table-cell table:formula="of:=[.E238]+[.$E$2]*[.E238]" office:value-type="float" office:value="0" calcext:value-type="float">
            <text:p>0.00000</text:p>
          </table:table-cell>
          <table:table-cell table:formula="of:=[.F238]+[.E238]*[.F238]" office:value-type="float" office:value="0.2" calcext:value-type="float">
            <text:p>0.20000</text:p>
          </table:table-cell>
          <table:table-cell table:formula="of:=[.B220]*[.F239]" office:value-type="float" office:value="45626.0595419223" calcext:value-type="float">
            <text:p>45,626</text:p>
          </table:table-cell>
          <table:table-cell table:formula="of:=[.B220]*(1-[.F239])" office:value-type="float" office:value="182504.238167689" calcext:value-type="float">
            <text:p>182,504</text:p>
          </table:table-cell>
          <table:table-cell table:formula="of:=[.B239]-[.G239]-[.H239]" office:value-type="float" office:value="3.64984778789221" calcext:value-type="float">
            <text:p>4</text:p>
          </table:table-cell>
          <table:table-cell table:number-columns-repeated="55"/>
        </table:table-row>
        <table:table-row table:style-name="ro1">
          <table:table-cell table:style-name="ce45" table:formula="of:=[.A239]+1" office:value-type="float" office:value="237" calcext:value-type="float">
            <text:p>237</text:p>
          </table:table-cell>
          <table:table-cell table:formula="of:=[.B239]+[.B239]*[.$C240]*(1-[.B239]/[.D239])" office:value-type="float" office:value="228134.045313613" calcext:value-type="float">
            <text:p>228,134</text:p>
          </table:table-cell>
          <table:table-cell table:formula="of:=[.C239]-[.C239]*[.$C$2]" office:value-type="float" office:value="0.00000043013547103528" calcext:value-type="float">
            <text:p>0.0000</text:p>
          </table:table-cell>
          <table:table-cell table:formula="of:=[.$D$4]-[.B240]" office:value-type="float" office:value="60131865.9546864" calcext:value-type="float">
            <text:p>60,131,866</text:p>
          </table:table-cell>
          <table:table-cell table:formula="of:=[.E239]+[.$E$2]*[.E239]" office:value-type="float" office:value="0" calcext:value-type="float">
            <text:p>0.00000</text:p>
          </table:table-cell>
          <table:table-cell table:formula="of:=[.F239]+[.E239]*[.F239]" office:value-type="float" office:value="0.2" calcext:value-type="float">
            <text:p>0.20000</text:p>
          </table:table-cell>
          <table:table-cell table:formula="of:=[.B221]*[.F240]" office:value-type="float" office:value="45626.1228906983" calcext:value-type="float">
            <text:p>45,626</text:p>
          </table:table-cell>
          <table:table-cell table:formula="of:=[.B221]*(1-[.F240])" office:value-type="float" office:value="182504.491562793" calcext:value-type="float">
            <text:p>182,504</text:p>
          </table:table-cell>
          <table:table-cell table:formula="of:=[.B240]-[.G240]-[.H240]" office:value-type="float" office:value="3.43086012155982" calcext:value-type="float">
            <text:p>3</text:p>
          </table:table-cell>
          <table:table-cell table:number-columns-repeated="55"/>
        </table:table-row>
        <table:table-row table:style-name="ro1">
          <table:table-cell table:style-name="ce45" table:formula="of:=[.A240]+1" office:value-type="float" office:value="238" calcext:value-type="float">
            <text:p>238</text:p>
          </table:table-cell>
          <table:table-cell table:formula="of:=[.B240]+[.B240]*[.$C241]*(1-[.B240]/[.D240])" office:value-type="float" office:value="228134.137204493" calcext:value-type="float">
            <text:p>228,134</text:p>
          </table:table-cell>
          <table:table-cell table:formula="of:=[.C240]-[.C240]*[.$C$2]" office:value-type="float" office:value="0.000000404327342773163" calcext:value-type="float">
            <text:p>0.0000</text:p>
          </table:table-cell>
          <table:table-cell table:formula="of:=[.$D$4]-[.B241]" office:value-type="float" office:value="60131865.8627955" calcext:value-type="float">
            <text:p>60,131,866</text:p>
          </table:table-cell>
          <table:table-cell table:formula="of:=[.E240]+[.$E$2]*[.E240]" office:value-type="float" office:value="0" calcext:value-type="float">
            <text:p>0.00000</text:p>
          </table:table-cell>
          <table:table-cell table:formula="of:=[.F240]+[.E240]*[.F240]" office:value-type="float" office:value="0.2" calcext:value-type="float">
            <text:p>0.20000</text:p>
          </table:table-cell>
          <table:table-cell table:formula="of:=[.B222]*[.F241]" office:value-type="float" office:value="45626.1824386301" calcext:value-type="float">
            <text:p>45,626</text:p>
          </table:table-cell>
          <table:table-cell table:formula="of:=[.B222]*(1-[.F241])" office:value-type="float" office:value="182504.729754521" calcext:value-type="float">
            <text:p>182,505</text:p>
          </table:table-cell>
          <table:table-cell table:formula="of:=[.B241]-[.G241]-[.H241]" office:value-type="float" office:value="3.22501134261256" calcext:value-type="float">
            <text:p>3</text:p>
          </table:table-cell>
          <table:table-cell table:number-columns-repeated="55"/>
        </table:table-row>
        <table:table-row table:style-name="ro1">
          <table:table-cell table:style-name="ce45" table:formula="of:=[.A241]+1" office:value-type="float" office:value="239" calcext:value-type="float">
            <text:p>239</text:p>
          </table:table-cell>
          <table:table-cell table:formula="of:=[.B241]+[.B241]*[.$C242]*(1-[.B241]/[.D241])" office:value-type="float" office:value="228134.223581955" calcext:value-type="float">
            <text:p>228,134</text:p>
          </table:table-cell>
          <table:table-cell table:formula="of:=[.C241]-[.C241]*[.$C$2]" office:value-type="float" office:value="0.000000380067702206773" calcext:value-type="float">
            <text:p>0.0000</text:p>
          </table:table-cell>
          <table:table-cell table:formula="of:=[.$D$4]-[.B242]" office:value-type="float" office:value="60131865.7764181" calcext:value-type="float">
            <text:p>60,131,866</text:p>
          </table:table-cell>
          <table:table-cell table:formula="of:=[.E241]+[.$E$2]*[.E241]" office:value-type="float" office:value="0" calcext:value-type="float">
            <text:p>0.00000</text:p>
          </table:table-cell>
          <table:table-cell table:formula="of:=[.F241]+[.E241]*[.F241]" office:value-type="float" office:value="0.2" calcext:value-type="float">
            <text:p>0.20000</text:p>
          </table:table-cell>
          <table:table-cell table:formula="of:=[.B223]*[.F242]" office:value-type="float" office:value="45626.2384137588" calcext:value-type="float">
            <text:p>45,626</text:p>
          </table:table-cell>
          <table:table-cell table:formula="of:=[.B223]*(1-[.F242])" office:value-type="float" office:value="182504.953655035" calcext:value-type="float">
            <text:p>182,505</text:p>
          </table:table-cell>
          <table:table-cell table:formula="of:=[.B242]-[.G242]-[.H242]" office:value-type="float" office:value="3.03151316117146" calcext:value-type="float">
            <text:p>3</text:p>
          </table:table-cell>
          <table:table-cell table:number-columns-repeated="55"/>
        </table:table-row>
        <table:table-row table:style-name="ro1">
          <table:table-cell table:style-name="ce45" table:formula="of:=[.A242]+1" office:value-type="float" office:value="240" calcext:value-type="float">
            <text:p>240</text:p>
          </table:table-cell>
          <table:table-cell table:formula="of:=[.B242]+[.B242]*[.$C243]*(1-[.B242]/[.D242])" office:value-type="float" office:value="228134.3047768" calcext:value-type="float">
            <text:p>228,134</text:p>
          </table:table-cell>
          <table:table-cell table:formula="of:=[.C242]-[.C242]*[.$C$2]" office:value-type="float" office:value="0.000000357263640074367" calcext:value-type="float">
            <text:p>0.0000</text:p>
          </table:table-cell>
          <table:table-cell table:formula="of:=[.$D$4]-[.B243]" office:value-type="float" office:value="60131865.6952232" calcext:value-type="float">
            <text:p>60,131,866</text:p>
          </table:table-cell>
          <table:table-cell table:formula="of:=[.E242]+[.$E$2]*[.E242]" office:value-type="float" office:value="0" calcext:value-type="float">
            <text:p>0.00000</text:p>
          </table:table-cell>
          <table:table-cell table:formula="of:=[.F242]+[.E242]*[.F242]" office:value-type="float" office:value="0.2" calcext:value-type="float">
            <text:p>0.20000</text:p>
          </table:table-cell>
          <table:table-cell table:formula="of:=[.B224]*[.F243]" office:value-type="float" office:value="45626.2910304441" calcext:value-type="float">
            <text:p>45,626</text:p>
          </table:table-cell>
          <table:table-cell table:formula="of:=[.B224]*(1-[.F243])" office:value-type="float" office:value="182505.164121776" calcext:value-type="float">
            <text:p>182,505</text:p>
          </table:table-cell>
          <table:table-cell table:formula="of:=[.B243]-[.G243]-[.H243]" office:value-type="float" office:value="2.84962457974325" calcext:value-type="float">
            <text:p>3</text:p>
          </table:table-cell>
          <table:table-cell table:number-columns-repeated="55"/>
        </table:table-row>
        <table:table-row table:style-name="ro1">
          <table:table-cell table:style-name="ce45" table:formula="of:=[.A243]+1" office:value-type="float" office:value="241" calcext:value-type="float">
            <text:p>241</text:p>
          </table:table-cell>
          <table:table-cell table:formula="of:=[.B243]+[.B243]*[.$C244]*(1-[.B243]/[.D243])" office:value-type="float" office:value="228134.381099982" calcext:value-type="float">
            <text:p>228,134</text:p>
          </table:table-cell>
          <table:table-cell table:formula="of:=[.C243]-[.C243]*[.$C$2]" office:value-type="float" office:value="0.000000335827821669905" calcext:value-type="float">
            <text:p>0.0000</text:p>
          </table:table-cell>
          <table:table-cell table:formula="of:=[.$D$4]-[.B244]" office:value-type="float" office:value="60131865.6189" calcext:value-type="float">
            <text:p>60,131,866</text:p>
          </table:table-cell>
          <table:table-cell table:formula="of:=[.E243]+[.$E$2]*[.E243]" office:value-type="float" office:value="0" calcext:value-type="float">
            <text:p>0.00000</text:p>
          </table:table-cell>
          <table:table-cell table:formula="of:=[.F243]+[.E243]*[.F243]" office:value-type="float" office:value="0.2" calcext:value-type="float">
            <text:p>0.20000</text:p>
          </table:table-cell>
          <table:table-cell table:formula="of:=[.B225]*[.F244]" office:value-type="float" office:value="45626.3404901851" calcext:value-type="float">
            <text:p>45,626</text:p>
          </table:table-cell>
          <table:table-cell table:formula="of:=[.B225]*(1-[.F244])" office:value-type="float" office:value="182505.36196074" calcext:value-type="float">
            <text:p>182,505</text:p>
          </table:table-cell>
          <table:table-cell table:formula="of:=[.B244]-[.G244]-[.H244]" office:value-type="float" office:value="2.67864905614988" calcext:value-type="float">
            <text:p>3</text:p>
          </table:table-cell>
          <table:table-cell table:number-columns-repeated="55"/>
        </table:table-row>
        <table:table-row table:style-name="ro1">
          <table:table-cell table:style-name="ce45" table:formula="of:=[.A244]+1" office:value-type="float" office:value="242" calcext:value-type="float">
            <text:p>242</text:p>
          </table:table-cell>
          <table:table-cell table:formula="of:=[.B244]+[.B244]*[.$C245]*(1-[.B244]/[.D244])" office:value-type="float" office:value="228134.452843796" calcext:value-type="float">
            <text:p>228,134</text:p>
          </table:table-cell>
          <table:table-cell table:formula="of:=[.C244]-[.C244]*[.$C$2]" office:value-type="float" office:value="0.000000315678152369711" calcext:value-type="float">
            <text:p>0.0000</text:p>
          </table:table-cell>
          <table:table-cell table:formula="of:=[.$D$4]-[.B245]" office:value-type="float" office:value="60131865.5471562" calcext:value-type="float">
            <text:p>60,131,866</text:p>
          </table:table-cell>
          <table:table-cell table:formula="of:=[.E244]+[.$E$2]*[.E244]" office:value-type="float" office:value="0" calcext:value-type="float">
            <text:p>0.00000</text:p>
          </table:table-cell>
          <table:table-cell table:formula="of:=[.F244]+[.E244]*[.F244]" office:value-type="float" office:value="0.2" calcext:value-type="float">
            <text:p>0.20000</text:p>
          </table:table-cell>
          <table:table-cell table:formula="of:=[.B226]*[.F245]" office:value-type="float" office:value="45626.3869823918" calcext:value-type="float">
            <text:p>45,626</text:p>
          </table:table-cell>
          <table:table-cell table:formula="of:=[.B226]*(1-[.F245])" office:value-type="float" office:value="182505.547929567" calcext:value-type="float">
            <text:p>182,506</text:p>
          </table:table-cell>
          <table:table-cell table:formula="of:=[.B245]-[.G245]-[.H245]" office:value-type="float" office:value="2.51793183689006" calcext:value-type="float">
            <text:p>3</text:p>
          </table:table-cell>
          <table:table-cell table:number-columns-repeated="55"/>
        </table:table-row>
        <table:table-row table:style-name="ro1">
          <table:table-cell table:style-name="ce45" table:formula="of:=[.A245]+1" office:value-type="float" office:value="243" calcext:value-type="float">
            <text:p>243</text:p>
          </table:table-cell>
          <table:table-cell table:formula="of:=[.B245]+[.B245]*[.$C246]*(1-[.B245]/[.D245])" office:value-type="float" office:value="228134.520283003" calcext:value-type="float">
            <text:p>228,135</text:p>
          </table:table-cell>
          <table:table-cell table:formula="of:=[.C245]-[.C245]*[.$C$2]" office:value-type="float" office:value="0.000000296737463227528" calcext:value-type="float">
            <text:p>0.0000</text:p>
          </table:table-cell>
          <table:table-cell table:formula="of:=[.$D$4]-[.B246]" office:value-type="float" office:value="60131865.479717" calcext:value-type="float">
            <text:p>60,131,865</text:p>
          </table:table-cell>
          <table:table-cell table:formula="of:=[.E245]+[.$E$2]*[.E245]" office:value-type="float" office:value="0" calcext:value-type="float">
            <text:p>0.00000</text:p>
          </table:table-cell>
          <table:table-cell table:formula="of:=[.F245]+[.E245]*[.F245]" office:value-type="float" office:value="0.2" calcext:value-type="float">
            <text:p>0.20000</text:p>
          </table:table-cell>
          <table:table-cell table:formula="of:=[.B227]*[.F246]" office:value-type="float" office:value="45626.4306851105" calcext:value-type="float">
            <text:p>45,626</text:p>
          </table:table-cell>
          <table:table-cell table:formula="of:=[.B227]*(1-[.F246])" office:value-type="float" office:value="182505.722740442" calcext:value-type="float">
            <text:p>182,506</text:p>
          </table:table-cell>
          <table:table-cell table:formula="of:=[.B246]-[.G246]-[.H246]" office:value-type="float" office:value="2.36685745007708" calcext:value-type="float">
            <text:p>2</text:p>
          </table:table-cell>
          <table:table-cell table:number-columns-repeated="55"/>
        </table:table-row>
        <table:table-row table:style-name="ro1">
          <table:table-cell table:style-name="ce45" table:formula="of:=[.A246]+1" office:value-type="float" office:value="244" calcext:value-type="float">
            <text:p>244</text:p>
          </table:table-cell>
          <table:table-cell table:formula="of:=[.B246]+[.B246]*[.$C247]*(1-[.B246]/[.D246])" office:value-type="float" office:value="228134.583675876" calcext:value-type="float">
            <text:p>228,135</text:p>
          </table:table-cell>
          <table:table-cell table:formula="of:=[.C246]-[.C246]*[.$C$2]" office:value-type="float" office:value="0.000000278933215433876" calcext:value-type="float">
            <text:p>0.0000</text:p>
          </table:table-cell>
          <table:table-cell table:formula="of:=[.$D$4]-[.B247]" office:value-type="float" office:value="60131865.4163241" calcext:value-type="float">
            <text:p>60,131,865</text:p>
          </table:table-cell>
          <table:table-cell table:formula="of:=[.E246]+[.$E$2]*[.E246]" office:value-type="float" office:value="0" calcext:value-type="float">
            <text:p>0.00000</text:p>
          </table:table-cell>
          <table:table-cell table:formula="of:=[.F246]+[.E246]*[.F246]" office:value-type="float" office:value="0.2" calcext:value-type="float">
            <text:p>0.20000</text:p>
          </table:table-cell>
          <table:table-cell table:formula="of:=[.B228]*[.F247]" office:value-type="float" office:value="45626.4717657053" calcext:value-type="float">
            <text:p>45,626</text:p>
          </table:table-cell>
          <table:table-cell table:formula="of:=[.B228]*(1-[.F247])" office:value-type="float" office:value="182505.887062821" calcext:value-type="float">
            <text:p>182,506</text:p>
          </table:table-cell>
          <table:table-cell table:formula="of:=[.B247]-[.G247]-[.H247]" office:value-type="float" office:value="2.22484734916361" calcext:value-type="float">
            <text:p>2</text:p>
          </table:table-cell>
          <table:table-cell table:number-columns-repeated="55"/>
        </table:table-row>
        <table:table-row table:style-name="ro1">
          <table:table-cell table:style-name="ce45" table:formula="of:=[.A247]+1" office:value-type="float" office:value="245" calcext:value-type="float">
            <text:p>245</text:p>
          </table:table-cell>
          <table:table-cell table:formula="of:=[.B247]+[.B247]*[.$C248]*(1-[.B247]/[.D247])" office:value-type="float" office:value="228134.643265192" calcext:value-type="float">
            <text:p>228,135</text:p>
          </table:table-cell>
          <table:table-cell table:formula="of:=[.C247]-[.C247]*[.$C$2]" office:value-type="float" office:value="0.000000262197222507844" calcext:value-type="float">
            <text:p>0.0000</text:p>
          </table:table-cell>
          <table:table-cell table:formula="of:=[.$D$4]-[.B248]" office:value-type="float" office:value="60131865.3567348" calcext:value-type="float">
            <text:p>60,131,865</text:p>
          </table:table-cell>
          <table:table-cell table:formula="of:=[.E247]+[.$E$2]*[.E247]" office:value-type="float" office:value="0" calcext:value-type="float">
            <text:p>0.00000</text:p>
          </table:table-cell>
          <table:table-cell table:formula="of:=[.F247]+[.E247]*[.F247]" office:value-type="float" office:value="0.2" calcext:value-type="float">
            <text:p>0.20000</text:p>
          </table:table-cell>
          <table:table-cell table:formula="of:=[.B229]*[.F248]" office:value-type="float" office:value="45626.510381499" calcext:value-type="float">
            <text:p>45,627</text:p>
          </table:table-cell>
          <table:table-cell table:formula="of:=[.B229]*(1-[.F248])" office:value-type="float" office:value="182506.041525996" calcext:value-type="float">
            <text:p>182,506</text:p>
          </table:table-cell>
          <table:table-cell table:formula="of:=[.B248]-[.G248]-[.H248]" office:value-type="float" office:value="2.09135769758723" calcext:value-type="float">
            <text:p>2</text:p>
          </table:table-cell>
          <table:table-cell table:number-columns-repeated="55"/>
        </table:table-row>
        <table:table-row table:style-name="ro1">
          <table:table-cell table:style-name="ce45" table:formula="of:=[.A248]+1" office:value-type="float" office:value="246" calcext:value-type="float">
            <text:p>246</text:p>
          </table:table-cell>
          <table:table-cell table:formula="of:=[.B248]+[.B248]*[.$C249]*(1-[.B248]/[.D248])" office:value-type="float" office:value="228134.699279165" calcext:value-type="float">
            <text:p>228,135</text:p>
          </table:table-cell>
          <table:table-cell table:formula="of:=[.C248]-[.C248]*[.$C$2]" office:value-type="float" office:value="0.000000246465389157373" calcext:value-type="float">
            <text:p>0.0000</text:p>
          </table:table-cell>
          <table:table-cell table:formula="of:=[.$D$4]-[.B249]" office:value-type="float" office:value="60131865.3007208" calcext:value-type="float">
            <text:p>60,131,865</text:p>
          </table:table-cell>
          <table:table-cell table:formula="of:=[.E248]+[.$E$2]*[.E248]" office:value-type="float" office:value="0" calcext:value-type="float">
            <text:p>0.00000</text:p>
          </table:table-cell>
          <table:table-cell table:formula="of:=[.F248]+[.E248]*[.F248]" office:value-type="float" office:value="0.2" calcext:value-type="float">
            <text:p>0.20000</text:p>
          </table:table-cell>
          <table:table-cell table:formula="of:=[.B230]*[.F249]" office:value-type="float" office:value="45626.5466803757" calcext:value-type="float">
            <text:p>45,627</text:p>
          </table:table-cell>
          <table:table-cell table:formula="of:=[.B230]*(1-[.F249])" office:value-type="float" office:value="182506.186721503" calcext:value-type="float">
            <text:p>182,506</text:p>
          </table:table-cell>
          <table:table-cell table:formula="of:=[.B249]-[.G249]-[.H249]" office:value-type="float" office:value="1.96587728671148" calcext:value-type="float">
            <text:p>2</text:p>
          </table:table-cell>
          <table:table-cell table:number-columns-repeated="55"/>
        </table:table-row>
        <table:table-row table:style-name="ro1">
          <table:table-cell table:style-name="ce45" table:formula="of:=[.A249]+1" office:value-type="float" office:value="247" calcext:value-type="float">
            <text:p>247</text:p>
          </table:table-cell>
          <table:table-cell table:formula="of:=[.B249]+[.B249]*[.$C250]*(1-[.B249]/[.D249])" office:value-type="float" office:value="228134.751932312" calcext:value-type="float">
            <text:p>228,135</text:p>
          </table:table-cell>
          <table:table-cell table:formula="of:=[.C249]-[.C249]*[.$C$2]" office:value-type="float" office:value="0.000000231677465807931" calcext:value-type="float">
            <text:p>0.0000</text:p>
          </table:table-cell>
          <table:table-cell table:formula="of:=[.$D$4]-[.B250]" office:value-type="float" office:value="60131865.2480677" calcext:value-type="float">
            <text:p>60,131,865</text:p>
          </table:table-cell>
          <table:table-cell table:formula="of:=[.E249]+[.$E$2]*[.E249]" office:value-type="float" office:value="0" calcext:value-type="float">
            <text:p>0.00000</text:p>
          </table:table-cell>
          <table:table-cell table:formula="of:=[.F249]+[.E249]*[.F249]" office:value-type="float" office:value="0.2" calcext:value-type="float">
            <text:p>0.20000</text:p>
          </table:table-cell>
          <table:table-cell table:formula="of:=[.B231]*[.F250]" office:value-type="float" office:value="45626.5808013468" calcext:value-type="float">
            <text:p>45,627</text:p>
          </table:table-cell>
          <table:table-cell table:formula="of:=[.B231]*(1-[.F250])" office:value-type="float" office:value="182506.323205387" calcext:value-type="float">
            <text:p>182,506</text:p>
          </table:table-cell>
          <table:table-cell table:formula="of:=[.B250]-[.G250]-[.H250]" office:value-type="float" office:value="1.84792557812762" calcext:value-type="float">
            <text:p>2</text:p>
          </table:table-cell>
          <table:table-cell table:number-columns-repeated="55"/>
        </table:table-row>
        <table:table-row table:style-name="ro1">
          <table:table-cell table:style-name="ce45" table:formula="of:=[.A250]+1" office:value-type="float" office:value="248" calcext:value-type="float">
            <text:p>248</text:p>
          </table:table-cell>
          <table:table-cell table:formula="of:=[.B250]+[.B250]*[.$C251]*(1-[.B250]/[.D250])" office:value-type="float" office:value="228134.801426282" calcext:value-type="float">
            <text:p>228,135</text:p>
          </table:table-cell>
          <table:table-cell table:formula="of:=[.C250]-[.C250]*[.$C$2]" office:value-type="float" office:value="0.000000217776817859455" calcext:value-type="float">
            <text:p>0.0000</text:p>
          </table:table-cell>
          <table:table-cell table:formula="of:=[.$D$4]-[.B251]" office:value-type="float" office:value="60131865.1985737" calcext:value-type="float">
            <text:p>60,131,865</text:p>
          </table:table-cell>
          <table:table-cell table:formula="of:=[.E250]+[.$E$2]*[.E250]" office:value-type="float" office:value="0" calcext:value-type="float">
            <text:p>0.00000</text:p>
          </table:table-cell>
          <table:table-cell table:formula="of:=[.F250]+[.E250]*[.F250]" office:value-type="float" office:value="0.2" calcext:value-type="float">
            <text:p>0.20000</text:p>
          </table:table-cell>
          <table:table-cell table:formula="of:=[.B232]*[.F251]" office:value-type="float" office:value="45626.6128750836" calcext:value-type="float">
            <text:p>45,627</text:p>
          </table:table-cell>
          <table:table-cell table:formula="of:=[.B232]*(1-[.F251])" office:value-type="float" office:value="182506.451500334" calcext:value-type="float">
            <text:p>182,506</text:p>
          </table:table-cell>
          <table:table-cell table:formula="of:=[.B251]-[.G251]-[.H251]" office:value-type="float" office:value="1.7370508639433" calcext:value-type="float">
            <text:p>2</text:p>
          </table:table-cell>
          <table:table-cell table:number-columns-repeated="55"/>
        </table:table-row>
        <table:table-row table:style-name="ro1">
          <table:table-cell table:style-name="ce45" table:formula="of:=[.A251]+1" office:value-type="float" office:value="249" calcext:value-type="float">
            <text:p>249</text:p>
          </table:table-cell>
          <table:table-cell table:formula="of:=[.B251]+[.B251]*[.$C252]*(1-[.B251]/[.D251])" office:value-type="float" office:value="228134.847950623" calcext:value-type="float">
            <text:p>228,135</text:p>
          </table:table-cell>
          <table:table-cell table:formula="of:=[.C251]-[.C251]*[.$C$2]" office:value-type="float" office:value="0.000000204710208787888" calcext:value-type="float">
            <text:p>0.0000</text:p>
          </table:table-cell>
          <table:table-cell table:formula="of:=[.$D$4]-[.B252]" office:value-type="float" office:value="60131865.1520494" calcext:value-type="float">
            <text:p>60,131,865</text:p>
          </table:table-cell>
          <table:table-cell table:formula="of:=[.E251]+[.$E$2]*[.E251]" office:value-type="float" office:value="0" calcext:value-type="float">
            <text:p>0.00000</text:p>
          </table:table-cell>
          <table:table-cell table:formula="of:=[.F251]+[.E251]*[.F251]" office:value-type="float" office:value="0.2" calcext:value-type="float">
            <text:p>0.20000</text:p>
          </table:table-cell>
          <table:table-cell table:formula="of:=[.B233]*[.F252]" office:value-type="float" office:value="45626.6430244172" calcext:value-type="float">
            <text:p>45,627</text:p>
          </table:table-cell>
          <table:table-cell table:formula="of:=[.B233]*(1-[.F252])" office:value-type="float" office:value="182506.572097669" calcext:value-type="float">
            <text:p>182,507</text:p>
          </table:table-cell>
          <table:table-cell table:formula="of:=[.B252]-[.G252]-[.H252]" office:value-type="float" office:value="1.6328285371419" calcext:value-type="float">
            <text:p>2</text:p>
          </table:table-cell>
          <table:table-cell table:number-columns-repeated="55"/>
        </table:table-row>
        <table:table-row table:style-name="ro1">
          <table:table-cell table:style-name="ce45" table:formula="of:=[.A252]+1" office:value-type="float" office:value="250" calcext:value-type="float">
            <text:p>250</text:p>
          </table:table-cell>
          <table:table-cell table:formula="of:=[.B252]+[.B252]*[.$C253]*(1-[.B252]/[.D252])" office:value-type="float" office:value="228134.891683513" calcext:value-type="float">
            <text:p>228,135</text:p>
          </table:table-cell>
          <table:table-cell table:formula="of:=[.C252]-[.C252]*[.$C$2]" office:value-type="float" office:value="0.000000192427596260614" calcext:value-type="float">
            <text:p>0.0000</text:p>
          </table:table-cell>
          <table:table-cell table:formula="of:=[.$D$4]-[.B253]" office:value-type="float" office:value="60131865.1083165" calcext:value-type="float">
            <text:p>60,131,865</text:p>
          </table:table-cell>
          <table:table-cell table:formula="of:=[.E252]+[.$E$2]*[.E252]" office:value-type="float" office:value="0" calcext:value-type="float">
            <text:p>0.00000</text:p>
          </table:table-cell>
          <table:table-cell table:formula="of:=[.F252]+[.E252]*[.F252]" office:value-type="float" office:value="0.2" calcext:value-type="float">
            <text:p>0.20000</text:p>
          </table:table-cell>
          <table:table-cell table:formula="of:=[.B234]*[.F253]" office:value-type="float" office:value="45626.6713648095" calcext:value-type="float">
            <text:p>45,627</text:p>
          </table:table-cell>
          <table:table-cell table:formula="of:=[.B234]*(1-[.F253])" office:value-type="float" office:value="182506.685459238" calcext:value-type="float">
            <text:p>182,507</text:p>
          </table:table-cell>
          <table:table-cell table:formula="of:=[.B253]-[.G253]-[.H253]" office:value-type="float" office:value="1.53485946555156" calcext:value-type="float">
            <text:p>2</text:p>
          </table:table-cell>
          <table:table-cell table:number-columns-repeated="55"/>
        </table:table-row>
        <table:table-row table:style-name="ro1">
          <table:table-cell table:style-name="ce45" table:formula="of:=[.A253]+1" office:value-type="float" office:value="251" calcext:value-type="float">
            <text:p>251</text:p>
          </table:table-cell>
          <table:table-cell table:formula="of:=[.B253]+[.B253]*[.$C254]*(1-[.B253]/[.D253])" office:value-type="float" office:value="228134.932792438" calcext:value-type="float">
            <text:p>228,135</text:p>
          </table:table-cell>
          <table:table-cell table:formula="of:=[.C253]-[.C253]*[.$C$2]" office:value-type="float" office:value="0.000000180881940484977" calcext:value-type="float">
            <text:p>0.0000</text:p>
          </table:table-cell>
          <table:table-cell table:formula="of:=[.$D$4]-[.B254]" office:value-type="float" office:value="60131865.0672076" calcext:value-type="float">
            <text:p>60,131,865</text:p>
          </table:table-cell>
          <table:table-cell table:formula="of:=[.E253]+[.$E$2]*[.E253]" office:value-type="float" office:value="0" calcext:value-type="float">
            <text:p>0.00000</text:p>
          </table:table-cell>
          <table:table-cell table:formula="of:=[.F253]+[.E253]*[.F253]" office:value-type="float" office:value="0.2" calcext:value-type="float">
            <text:p>0.20000</text:p>
          </table:table-cell>
          <table:table-cell table:formula="of:=[.B235]*[.F254]" office:value-type="float" office:value="45626.6980047948" calcext:value-type="float">
            <text:p>45,627</text:p>
          </table:table-cell>
          <table:table-cell table:formula="of:=[.B235]*(1-[.F254])" office:value-type="float" office:value="182506.792019179" calcext:value-type="float">
            <text:p>182,507</text:p>
          </table:table-cell>
          <table:table-cell table:formula="of:=[.B254]-[.G254]-[.H254]" office:value-type="float" office:value="1.4427684636903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5" table:formula="of:=[.A254]+1" office:value-type="float" office:value="252" calcext:value-type="float">
            <text:p>252</text:p>
          </table:table-cell>
          <table:table-cell table:formula="of:=[.B254]+[.B254]*[.$C255]*(1-[.B254]/[.D254])" office:value-type="float" office:value="228134.971434833" calcext:value-type="float">
            <text:p>228,135</text:p>
          </table:table-cell>
          <table:table-cell table:formula="of:=[.C254]-[.C254]*[.$C$2]" office:value-type="float" office:value="0.000000170029024055879" calcext:value-type="float">
            <text:p>0.0000</text:p>
          </table:table-cell>
          <table:table-cell table:formula="of:=[.$D$4]-[.B255]" office:value-type="float" office:value="60131865.0285652" calcext:value-type="float">
            <text:p>60,131,865</text:p>
          </table:table-cell>
          <table:table-cell table:formula="of:=[.E254]+[.$E$2]*[.E254]" office:value-type="float" office:value="0" calcext:value-type="float">
            <text:p>0.00000</text:p>
          </table:table-cell>
          <table:table-cell table:formula="of:=[.F254]+[.E254]*[.F254]" office:value-type="float" office:value="0.2" calcext:value-type="float">
            <text:p>0.20000</text:p>
          </table:table-cell>
          <table:table-cell table:formula="of:=[.B236]*[.F255]" office:value-type="float" office:value="45626.7230463955" calcext:value-type="float">
            <text:p>45,627</text:p>
          </table:table-cell>
          <table:table-cell table:formula="of:=[.B236]*(1-[.F255])" office:value-type="float" office:value="182506.892185582" calcext:value-type="float">
            <text:p>182,507</text:p>
          </table:table-cell>
          <table:table-cell table:formula="of:=[.B255]-[.G255]-[.H255]" office:value-type="float" office:value="1.35620285599725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5" table:formula="of:=[.A255]+1" office:value-type="float" office:value="253" calcext:value-type="float">
            <text:p>253</text:p>
          </table:table-cell>
          <table:table-cell table:formula="of:=[.B255]+[.B255]*[.$C256]*(1-[.B255]/[.D255])" office:value-type="float" office:value="228135.007758692" calcext:value-type="float">
            <text:p>228,135</text:p>
          </table:table-cell>
          <table:table-cell table:formula="of:=[.C255]-[.C255]*[.$C$2]" office:value-type="float" office:value="0.000000159827282612526" calcext:value-type="float">
            <text:p>0.0000</text:p>
          </table:table-cell>
          <table:table-cell table:formula="of:=[.$D$4]-[.B256]" office:value-type="float" office:value="60131864.9922413" calcext:value-type="float">
            <text:p>60,131,865</text:p>
          </table:table-cell>
          <table:table-cell table:formula="of:=[.E255]+[.$E$2]*[.E255]" office:value-type="float" office:value="0" calcext:value-type="float">
            <text:p>0.00000</text:p>
          </table:table-cell>
          <table:table-cell table:formula="of:=[.F255]+[.E255]*[.F255]" office:value-type="float" office:value="0.2" calcext:value-type="float">
            <text:p>0.20000</text:p>
          </table:table-cell>
          <table:table-cell table:formula="of:=[.B237]*[.F256]" office:value-type="float" office:value="45626.746585513" calcext:value-type="float">
            <text:p>45,627</text:p>
          </table:table-cell>
          <table:table-cell table:formula="of:=[.B237]*(1-[.F256])" office:value-type="float" office:value="182506.986342052" calcext:value-type="float">
            <text:p>182,507</text:p>
          </table:table-cell>
          <table:table-cell table:formula="of:=[.B256]-[.G256]-[.H256]" office:value-type="float" office:value="1.27483112661866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5" table:formula="of:=[.A256]+1" office:value-type="float" office:value="254" calcext:value-type="float">
            <text:p>254</text:p>
          </table:table-cell>
          <table:table-cell table:formula="of:=[.B256]+[.B256]*[.$C257]*(1-[.B256]/[.D256])" office:value-type="float" office:value="228135.041903124" calcext:value-type="float">
            <text:p>228,135</text:p>
          </table:table-cell>
          <table:table-cell table:formula="of:=[.C256]-[.C256]*[.$C$2]" office:value-type="float" office:value="0.000000150237645655775" calcext:value-type="float">
            <text:p>0.0000</text:p>
          </table:table-cell>
          <table:table-cell table:formula="of:=[.$D$4]-[.B257]" office:value-type="float" office:value="60131864.9580969" calcext:value-type="float">
            <text:p>60,131,865</text:p>
          </table:table-cell>
          <table:table-cell table:formula="of:=[.E256]+[.$E$2]*[.E256]" office:value-type="float" office:value="0" calcext:value-type="float">
            <text:p>0.00000</text:p>
          </table:table-cell>
          <table:table-cell table:formula="of:=[.F256]+[.E256]*[.F256]" office:value-type="float" office:value="0.2" calcext:value-type="float">
            <text:p>0.20000</text:p>
          </table:table-cell>
          <table:table-cell table:formula="of:=[.B238]*[.F257]" office:value-type="float" office:value="45626.7687122949" calcext:value-type="float">
            <text:p>45,627</text:p>
          </table:table-cell>
          <table:table-cell table:formula="of:=[.B238]*(1-[.F257])" office:value-type="float" office:value="182507.074849179" calcext:value-type="float">
            <text:p>182,507</text:p>
          </table:table-cell>
          <table:table-cell table:formula="of:=[.B257]-[.G257]-[.H257]" office:value-type="float" office:value="1.19834164949134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5" table:formula="of:=[.A257]+1" office:value-type="float" office:value="255" calcext:value-type="float">
            <text:p>255</text:p>
          </table:table-cell>
          <table:table-cell table:formula="of:=[.B257]+[.B257]*[.$C258]*(1-[.B257]/[.D257])" office:value-type="float" office:value="228135.073998895" calcext:value-type="float">
            <text:p>228,135</text:p>
          </table:table-cell>
          <table:table-cell table:formula="of:=[.C257]-[.C257]*[.$C$2]" office:value-type="float" office:value="0.000000141223386916428" calcext:value-type="float">
            <text:p>0.0000</text:p>
          </table:table-cell>
          <table:table-cell table:formula="of:=[.$D$4]-[.B258]" office:value-type="float" office:value="60131864.9260011" calcext:value-type="float">
            <text:p>60,131,865</text:p>
          </table:table-cell>
          <table:table-cell table:formula="of:=[.E257]+[.$E$2]*[.E257]" office:value-type="float" office:value="0" calcext:value-type="float">
            <text:p>0.00000</text:p>
          </table:table-cell>
          <table:table-cell table:formula="of:=[.F257]+[.E257]*[.F257]" office:value-type="float" office:value="0.2" calcext:value-type="float">
            <text:p>0.20000</text:p>
          </table:table-cell>
          <table:table-cell table:formula="of:=[.B239]*[.F258]" office:value-type="float" office:value="45626.7895114798" calcext:value-type="float">
            <text:p>45,627</text:p>
          </table:table-cell>
          <table:table-cell table:formula="of:=[.B239]*(1-[.F258])" office:value-type="float" office:value="182507.158045919" calcext:value-type="float">
            <text:p>182,507</text:p>
          </table:table-cell>
          <table:table-cell table:formula="of:=[.B258]-[.G258]-[.H258]" office:value-type="float" office:value="1.12644149558037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5" table:formula="of:=[.A258]+1" office:value-type="float" office:value="256" calcext:value-type="float">
            <text:p>256</text:p>
          </table:table-cell>
          <table:table-cell table:formula="of:=[.B258]+[.B258]*[.$C259]*(1-[.B258]/[.D258])" office:value-type="float" office:value="228135.104168924" calcext:value-type="float">
            <text:p>228,135</text:p>
          </table:table-cell>
          <table:table-cell table:formula="of:=[.C258]-[.C258]*[.$C$2]" office:value-type="float" office:value="0.000000132749983701442" calcext:value-type="float">
            <text:p>0.0000</text:p>
          </table:table-cell>
          <table:table-cell table:formula="of:=[.$D$4]-[.B259]" office:value-type="float" office:value="60131864.8958311" calcext:value-type="float">
            <text:p>60,131,865</text:p>
          </table:table-cell>
          <table:table-cell table:formula="of:=[.E258]+[.$E$2]*[.E258]" office:value-type="float" office:value="0" calcext:value-type="float">
            <text:p>0.00000</text:p>
          </table:table-cell>
          <table:table-cell table:formula="of:=[.F258]+[.E258]*[.F258]" office:value-type="float" office:value="0.2" calcext:value-type="float">
            <text:p>0.20000</text:p>
          </table:table-cell>
          <table:table-cell table:formula="of:=[.B240]*[.F259]" office:value-type="float" office:value="45626.8090627226" calcext:value-type="float">
            <text:p>45,627</text:p>
          </table:table-cell>
          <table:table-cell table:formula="of:=[.B240]*(1-[.F259])" office:value-type="float" office:value="182507.23625089" calcext:value-type="float">
            <text:p>182,507</text:p>
          </table:table-cell>
          <table:table-cell table:formula="of:=[.B259]-[.G259]-[.H259]" office:value-type="float" office:value="1.05885531072272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5" table:formula="of:=[.A259]+1" office:value-type="float" office:value="257" calcext:value-type="float">
            <text:p>257</text:p>
          </table:table-cell>
          <table:table-cell table:formula="of:=[.B259]+[.B259]*[.$C260]*(1-[.B259]/[.D259])" office:value-type="float" office:value="228135.132528755" calcext:value-type="float">
            <text:p>228,135</text:p>
          </table:table-cell>
          <table:table-cell table:formula="of:=[.C259]-[.C259]*[.$C$2]" office:value-type="float" office:value="0.000000124784984679356" calcext:value-type="float">
            <text:p>0.0000</text:p>
          </table:table-cell>
          <table:table-cell table:formula="of:=[.$D$4]-[.B260]" office:value-type="float" office:value="60131864.8674712" calcext:value-type="float">
            <text:p>60,131,865</text:p>
          </table:table-cell>
          <table:table-cell table:formula="of:=[.E259]+[.$E$2]*[.E259]" office:value-type="float" office:value="0" calcext:value-type="float">
            <text:p>0.00000</text:p>
          </table:table-cell>
          <table:table-cell table:formula="of:=[.F259]+[.E259]*[.F259]" office:value-type="float" office:value="0.2" calcext:value-type="float">
            <text:p>0.20000</text:p>
          </table:table-cell>
          <table:table-cell table:formula="of:=[.B241]*[.F260]" office:value-type="float" office:value="45626.8274408987" calcext:value-type="float">
            <text:p>45,627</text:p>
          </table:table-cell>
          <table:table-cell table:formula="of:=[.B241]*(1-[.F260])" office:value-type="float" office:value="182507.309763595" calcext:value-type="float">
            <text:p>182,507</text:p>
          </table:table-cell>
          <table:table-cell table:formula="of:=[.B260]-[.G260]-[.H260]" office:value-type="float" office:value="0.995324261428323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5" table:formula="of:=[.A260]+1" office:value-type="float" office:value="258" calcext:value-type="float">
            <text:p>258</text:p>
          </table:table-cell>
          <table:table-cell table:formula="of:=[.B260]+[.B260]*[.$C261]*(1-[.B260]/[.D260])" office:value-type="float" office:value="228135.159186999" calcext:value-type="float">
            <text:p>228,135</text:p>
          </table:table-cell>
          <table:table-cell table:formula="of:=[.C260]-[.C260]*[.$C$2]" office:value-type="float" office:value="0.000000117297885598594" calcext:value-type="float">
            <text:p>0.0000</text:p>
          </table:table-cell>
          <table:table-cell table:formula="of:=[.$D$4]-[.B261]" office:value-type="float" office:value="60131864.840813" calcext:value-type="float">
            <text:p>60,131,865</text:p>
          </table:table-cell>
          <table:table-cell table:formula="of:=[.E260]+[.$E$2]*[.E260]" office:value-type="float" office:value="0" calcext:value-type="float">
            <text:p>0.00000</text:p>
          </table:table-cell>
          <table:table-cell table:formula="of:=[.F260]+[.E260]*[.F260]" office:value-type="float" office:value="0.2" calcext:value-type="float">
            <text:p>0.20000</text:p>
          </table:table-cell>
          <table:table-cell table:formula="of:=[.B242]*[.F261]" office:value-type="float" office:value="45626.8447163911" calcext:value-type="float">
            <text:p>45,627</text:p>
          </table:table-cell>
          <table:table-cell table:formula="of:=[.B242]*(1-[.F261])" office:value-type="float" office:value="182507.378865564" calcext:value-type="float">
            <text:p>182,507</text:p>
          </table:table-cell>
          <table:table-cell table:formula="of:=[.B261]-[.G261]-[.H261]" office:value-type="float" office:value="0.9356050438073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5" table:formula="of:=[.A261]+1" office:value-type="float" office:value="259" calcext:value-type="float">
            <text:p>259</text:p>
          </table:table-cell>
          <table:table-cell table:formula="of:=[.B261]+[.B261]*[.$C262]*(1-[.B261]/[.D261])" office:value-type="float" office:value="228135.184245752" calcext:value-type="float">
            <text:p>228,135</text:p>
          </table:table-cell>
          <table:table-cell table:formula="of:=[.C261]-[.C261]*[.$C$2]" office:value-type="float" office:value="0.000000110260012462679" calcext:value-type="float">
            <text:p>0.0000</text:p>
          </table:table-cell>
          <table:table-cell table:formula="of:=[.$D$4]-[.B262]" office:value-type="float" office:value="60131864.8157543" calcext:value-type="float">
            <text:p>60,131,865</text:p>
          </table:table-cell>
          <table:table-cell table:formula="of:=[.E261]+[.$E$2]*[.E261]" office:value-type="float" office:value="0" calcext:value-type="float">
            <text:p>0.00000</text:p>
          </table:table-cell>
          <table:table-cell table:formula="of:=[.F261]+[.E261]*[.F261]" office:value-type="float" office:value="0.2" calcext:value-type="float">
            <text:p>0.20000</text:p>
          </table:table-cell>
          <table:table-cell table:formula="of:=[.B243]*[.F262]" office:value-type="float" office:value="45626.8609553601" calcext:value-type="float">
            <text:p>45,627</text:p>
          </table:table-cell>
          <table:table-cell table:formula="of:=[.B243]*(1-[.F262])" office:value-type="float" office:value="182507.44382144" calcext:value-type="float">
            <text:p>182,507</text:p>
          </table:table-cell>
          <table:table-cell table:formula="of:=[.B262]-[.G262]-[.H262]" office:value-type="float" office:value="0.879468951490708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5" table:formula="of:=[.A262]+1" office:value-type="float" office:value="260" calcext:value-type="float">
            <text:p>260</text:p>
          </table:table-cell>
          <table:table-cell table:formula="of:=[.B262]+[.B262]*[.$C263]*(1-[.B262]/[.D262])" office:value-type="float" office:value="228135.207800982" calcext:value-type="float">
            <text:p>228,135</text:p>
          </table:table-cell>
          <table:table-cell table:formula="of:=[.C262]-[.C262]*[.$C$2]" office:value-type="float" office:value="0.000000103644411714918" calcext:value-type="float">
            <text:p>0.0000</text:p>
          </table:table-cell>
          <table:table-cell table:formula="of:=[.$D$4]-[.B263]" office:value-type="float" office:value="60131864.792199" calcext:value-type="float">
            <text:p>60,131,865</text:p>
          </table:table-cell>
          <table:table-cell table:formula="of:=[.E262]+[.$E$2]*[.E262]" office:value-type="float" office:value="0" calcext:value-type="float">
            <text:p>0.00000</text:p>
          </table:table-cell>
          <table:table-cell table:formula="of:=[.F262]+[.E262]*[.F262]" office:value-type="float" office:value="0.2" calcext:value-type="float">
            <text:p>0.20000</text:p>
          </table:table-cell>
          <table:table-cell table:formula="of:=[.B244]*[.F263]" office:value-type="float" office:value="45626.8762199963" calcext:value-type="float">
            <text:p>45,627</text:p>
          </table:table-cell>
          <table:table-cell table:formula="of:=[.B244]*(1-[.F263])" office:value-type="float" office:value="182507.504879985" calcext:value-type="float">
            <text:p>182,508</text:p>
          </table:table-cell>
          <table:table-cell table:formula="of:=[.B263]-[.G263]-[.H263]" office:value-type="float" office:value="0.826701000216417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5" table:formula="of:=[.A263]+1" office:value-type="float" office:value="261" calcext:value-type="float">
            <text:p>261</text:p>
          </table:table-cell>
          <table:table-cell table:formula="of:=[.B263]+[.B263]*[.$C264]*(1-[.B263]/[.D263])" office:value-type="float" office:value="228135.2299429" calcext:value-type="float">
            <text:p>228,135</text:p>
          </table:table-cell>
          <table:table-cell table:formula="of:=[.C263]-[.C263]*[.$C$2]" office:value-type="float" office:value="0.000000097425747012023" calcext:value-type="float">
            <text:p>0.0000</text:p>
          </table:table-cell>
          <table:table-cell table:formula="of:=[.$D$4]-[.B264]" office:value-type="float" office:value="60131864.7700571" calcext:value-type="float">
            <text:p>60,131,865</text:p>
          </table:table-cell>
          <table:table-cell table:formula="of:=[.E263]+[.$E$2]*[.E263]" office:value-type="float" office:value="0" calcext:value-type="float">
            <text:p>0.00000</text:p>
          </table:table-cell>
          <table:table-cell table:formula="of:=[.F263]+[.E263]*[.F263]" office:value-type="float" office:value="0.2" calcext:value-type="float">
            <text:p>0.20000</text:p>
          </table:table-cell>
          <table:table-cell table:formula="of:=[.B245]*[.F264]" office:value-type="float" office:value="45626.8905687592" calcext:value-type="float">
            <text:p>45,627</text:p>
          </table:table-cell>
          <table:table-cell table:formula="of:=[.B245]*(1-[.F264])" office:value-type="float" office:value="182507.562275037" calcext:value-type="float">
            <text:p>182,508</text:p>
          </table:table-cell>
          <table:table-cell table:formula="of:=[.B264]-[.G264]-[.H264]" office:value-type="float" office:value="0.777099104394438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5" table:formula="of:=[.A264]+1" office:value-type="float" office:value="262" calcext:value-type="float">
            <text:p>262</text:p>
          </table:table-cell>
          <table:table-cell table:formula="of:=[.B264]+[.B264]*[.$C265]*(1-[.B264]/[.D264])" office:value-type="float" office:value="228135.250756306" calcext:value-type="float">
            <text:p>228,135</text:p>
          </table:table-cell>
          <table:table-cell table:formula="of:=[.C264]-[.C264]*[.$C$2]" office:value-type="float" office:value="0.0000000915802021913016" calcext:value-type="float">
            <text:p>0.0000</text:p>
          </table:table-cell>
          <table:table-cell table:formula="of:=[.$D$4]-[.B265]" office:value-type="float" office:value="60131864.7492437" calcext:value-type="float">
            <text:p>60,131,865</text:p>
          </table:table-cell>
          <table:table-cell table:formula="of:=[.E264]+[.$E$2]*[.E264]" office:value-type="float" office:value="0" calcext:value-type="float">
            <text:p>0.00000</text:p>
          </table:table-cell>
          <table:table-cell table:formula="of:=[.F264]+[.E264]*[.F264]" office:value-type="float" office:value="0.2" calcext:value-type="float">
            <text:p>0.20000</text:p>
          </table:table-cell>
          <table:table-cell table:formula="of:=[.B246]*[.F265]" office:value-type="float" office:value="45626.9040566005" calcext:value-type="float">
            <text:p>45,627</text:p>
          </table:table-cell>
          <table:table-cell table:formula="of:=[.B246]*(1-[.F265])" office:value-type="float" office:value="182507.616226402" calcext:value-type="float">
            <text:p>182,508</text:p>
          </table:table-cell>
          <table:table-cell table:formula="of:=[.B265]-[.G265]-[.H265]" office:value-type="float" office:value="0.730473303236067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5" table:formula="of:=[.A265]+1" office:value-type="float" office:value="263" calcext:value-type="float">
            <text:p>263</text:p>
          </table:table-cell>
          <table:table-cell table:formula="of:=[.B265]+[.B265]*[.$C266]*(1-[.B265]/[.D265])" office:value-type="float" office:value="228135.270320909" calcext:value-type="float">
            <text:p>228,135</text:p>
          </table:table-cell>
          <table:table-cell table:formula="of:=[.C265]-[.C265]*[.$C$2]" office:value-type="float" office:value="0.0000000860853900598235" calcext:value-type="float">
            <text:p>0.0000</text:p>
          </table:table-cell>
          <table:table-cell table:formula="of:=[.$D$4]-[.B266]" office:value-type="float" office:value="60131864.7296791" calcext:value-type="float">
            <text:p>60,131,865</text:p>
          </table:table-cell>
          <table:table-cell table:formula="of:=[.E265]+[.$E$2]*[.E265]" office:value-type="float" office:value="0" calcext:value-type="float">
            <text:p>0.00000</text:p>
          </table:table-cell>
          <table:table-cell table:formula="of:=[.F265]+[.E265]*[.F265]" office:value-type="float" office:value="0.2" calcext:value-type="float">
            <text:p>0.20000</text:p>
          </table:table-cell>
          <table:table-cell table:formula="of:=[.B247]*[.F266]" office:value-type="float" office:value="45626.9167351751" calcext:value-type="float">
            <text:p>45,627</text:p>
          </table:table-cell>
          <table:table-cell table:formula="of:=[.B247]*(1-[.F266])" office:value-type="float" office:value="182507.6669407" calcext:value-type="float">
            <text:p>182,508</text:p>
          </table:table-cell>
          <table:table-cell table:formula="of:=[.B266]-[.G266]-[.H266]" office:value-type="float" office:value="0.686645033274544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5" table:formula="of:=[.A266]+1" office:value-type="float" office:value="264" calcext:value-type="float">
            <text:p>264</text:p>
          </table:table-cell>
          <table:table-cell table:formula="of:=[.B266]+[.B266]*[.$C267]*(1-[.B266]/[.D266])" office:value-type="float" office:value="228135.288711637" calcext:value-type="float">
            <text:p>228,135</text:p>
          </table:table-cell>
          <table:table-cell table:formula="of:=[.C266]-[.C266]*[.$C$2]" office:value-type="float" office:value="0.0000000809202666562341" calcext:value-type="float">
            <text:p>0.0000</text:p>
          </table:table-cell>
          <table:table-cell table:formula="of:=[.$D$4]-[.B267]" office:value-type="float" office:value="60131864.7112884" calcext:value-type="float">
            <text:p>60,131,865</text:p>
          </table:table-cell>
          <table:table-cell table:formula="of:=[.E266]+[.$E$2]*[.E266]" office:value-type="float" office:value="0" calcext:value-type="float">
            <text:p>0.00000</text:p>
          </table:table-cell>
          <table:table-cell table:formula="of:=[.F266]+[.E266]*[.F266]" office:value-type="float" office:value="0.2" calcext:value-type="float">
            <text:p>0.20000</text:p>
          </table:table-cell>
          <table:table-cell table:formula="of:=[.B248]*[.F267]" office:value-type="float" office:value="45626.9286530385" calcext:value-type="float">
            <text:p>45,627</text:p>
          </table:table-cell>
          <table:table-cell table:formula="of:=[.B248]*(1-[.F267])" office:value-type="float" office:value="182507.714612154" calcext:value-type="float">
            <text:p>182,508</text:p>
          </table:table-cell>
          <table:table-cell table:formula="of:=[.B267]-[.G267]-[.H267]" office:value-type="float" office:value="0.645446444541449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5" table:formula="of:=[.A267]+1" office:value-type="float" office:value="265" calcext:value-type="float">
            <text:p>265</text:p>
          </table:table-cell>
          <table:table-cell table:formula="of:=[.B267]+[.B267]*[.$C268]*(1-[.B267]/[.D267])" office:value-type="float" office:value="228135.305998923" calcext:value-type="float">
            <text:p>228,135</text:p>
          </table:table-cell>
          <table:table-cell table:formula="of:=[.C267]-[.C267]*[.$C$2]" office:value-type="float" office:value="0.0000000760650506568601" calcext:value-type="float">
            <text:p>0.0000</text:p>
          </table:table-cell>
          <table:table-cell table:formula="of:=[.$D$4]-[.B268]" office:value-type="float" office:value="60131864.6940011" calcext:value-type="float">
            <text:p>60,131,865</text:p>
          </table:table-cell>
          <table:table-cell table:formula="of:=[.E267]+[.$E$2]*[.E267]" office:value-type="float" office:value="0" calcext:value-type="float">
            <text:p>0.00000</text:p>
          </table:table-cell>
          <table:table-cell table:formula="of:=[.F267]+[.E267]*[.F267]" office:value-type="float" office:value="0.2" calcext:value-type="float">
            <text:p>0.20000</text:p>
          </table:table-cell>
          <table:table-cell table:formula="of:=[.B249]*[.F268]" office:value-type="float" office:value="45626.939855833" calcext:value-type="float">
            <text:p>45,627</text:p>
          </table:table-cell>
          <table:table-cell table:formula="of:=[.B249]*(1-[.F268])" office:value-type="float" office:value="182507.759423332" calcext:value-type="float">
            <text:p>182,508</text:p>
          </table:table-cell>
          <table:table-cell table:formula="of:=[.B268]-[.G268]-[.H268]" office:value-type="float" office:value="0.606719758012332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5" table:formula="of:=[.A268]+1" office:value-type="float" office:value="266" calcext:value-type="float">
            <text:p>266</text:p>
          </table:table-cell>
          <table:table-cell table:formula="of:=[.B268]+[.B268]*[.$C269]*(1-[.B268]/[.D268])" office:value-type="float" office:value="228135.322248973" calcext:value-type="float">
            <text:p>228,135</text:p>
          </table:table-cell>
          <table:table-cell table:formula="of:=[.C268]-[.C268]*[.$C$2]" office:value-type="float" office:value="0.0000000715011476174485" calcext:value-type="float">
            <text:p>0.0000</text:p>
          </table:table-cell>
          <table:table-cell table:formula="of:=[.$D$4]-[.B269]" office:value-type="float" office:value="60131864.677751" calcext:value-type="float">
            <text:p>60,131,865</text:p>
          </table:table-cell>
          <table:table-cell table:formula="of:=[.E268]+[.$E$2]*[.E268]" office:value-type="float" office:value="0" calcext:value-type="float">
            <text:p>0.00000</text:p>
          </table:table-cell>
          <table:table-cell table:formula="of:=[.F268]+[.E268]*[.F268]" office:value-type="float" office:value="0.2" calcext:value-type="float">
            <text:p>0.20000</text:p>
          </table:table-cell>
          <table:table-cell table:formula="of:=[.B250]*[.F269]" office:value-type="float" office:value="45626.9503864624" calcext:value-type="float">
            <text:p>45,627</text:p>
          </table:table-cell>
          <table:table-cell table:formula="of:=[.B250]*(1-[.F269])" office:value-type="float" office:value="182507.80154585" calcext:value-type="float">
            <text:p>182,508</text:p>
          </table:table-cell>
          <table:table-cell table:formula="of:=[.B269]-[.G269]-[.H269]" office:value-type="float" office:value="0.570316660945537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5" table:formula="of:=[.A269]+1" office:value-type="float" office:value="267" calcext:value-type="float">
            <text:p>267</text:p>
          </table:table-cell>
          <table:table-cell table:formula="of:=[.B269]+[.B269]*[.$C270]*(1-[.B269]/[.D269])" office:value-type="float" office:value="228135.337524021" calcext:value-type="float">
            <text:p>228,135</text:p>
          </table:table-cell>
          <table:table-cell table:formula="of:=[.C269]-[.C269]*[.$C$2]" office:value-type="float" office:value="0.0000000672110787604016" calcext:value-type="float">
            <text:p>0.0000</text:p>
          </table:table-cell>
          <table:table-cell table:formula="of:=[.$D$4]-[.B270]" office:value-type="float" office:value="60131864.662476" calcext:value-type="float">
            <text:p>60,131,865</text:p>
          </table:table-cell>
          <table:table-cell table:formula="of:=[.E269]+[.$E$2]*[.E269]" office:value-type="float" office:value="0" calcext:value-type="float">
            <text:p>0.00000</text:p>
          </table:table-cell>
          <table:table-cell table:formula="of:=[.F269]+[.E269]*[.F269]" office:value-type="float" office:value="0.2" calcext:value-type="float">
            <text:p>0.20000</text:p>
          </table:table-cell>
          <table:table-cell table:formula="of:=[.B251]*[.F270]" office:value-type="float" office:value="45626.9602852564" calcext:value-type="float">
            <text:p>45,627</text:p>
          </table:table-cell>
          <table:table-cell table:formula="of:=[.B251]*(1-[.F270])" office:value-type="float" office:value="182507.841141025" calcext:value-type="float">
            <text:p>182,508</text:p>
          </table:table-cell>
          <table:table-cell table:formula="of:=[.B270]-[.G270]-[.H270]" office:value-type="float" office:value="0.536097739473917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5" table:formula="of:=[.A270]+1" office:value-type="float" office:value="268" calcext:value-type="float">
            <text:p>268</text:p>
          </table:table-cell>
          <table:table-cell table:formula="of:=[.B270]+[.B270]*[.$C271]*(1-[.B270]/[.D270])" office:value-type="float" office:value="228135.351882567" calcext:value-type="float">
            <text:p>228,135</text:p>
          </table:table-cell>
          <table:table-cell table:formula="of:=[.C270]-[.C270]*[.$C$2]" office:value-type="float" office:value="0.0000000631784140347775" calcext:value-type="float">
            <text:p>0.0000</text:p>
          </table:table-cell>
          <table:table-cell table:formula="of:=[.$D$4]-[.B271]" office:value-type="float" office:value="60131864.6481174" calcext:value-type="float">
            <text:p>60,131,865</text:p>
          </table:table-cell>
          <table:table-cell table:formula="of:=[.E270]+[.$E$2]*[.E270]" office:value-type="float" office:value="0" calcext:value-type="float">
            <text:p>0.00000</text:p>
          </table:table-cell>
          <table:table-cell table:formula="of:=[.F270]+[.E270]*[.F270]" office:value-type="float" office:value="0.2" calcext:value-type="float">
            <text:p>0.20000</text:p>
          </table:table-cell>
          <table:table-cell table:formula="of:=[.B252]*[.F271]" office:value-type="float" office:value="45626.9695901247" calcext:value-type="float">
            <text:p>45,627</text:p>
          </table:table-cell>
          <table:table-cell table:formula="of:=[.B252]*(1-[.F271])" office:value-type="float" office:value="182507.878360499" calcext:value-type="float">
            <text:p>182,508</text:p>
          </table:table-cell>
          <table:table-cell table:formula="of:=[.B271]-[.G271]-[.H271]" office:value-type="float" office:value="0.503931944142096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45" table:formula="of:=[.A271]+1" office:value-type="float" office:value="269" calcext:value-type="float">
            <text:p>269</text:p>
          </table:table-cell>
          <table:table-cell table:formula="of:=[.B271]+[.B271]*[.$C272]*(1-[.B271]/[.D271])" office:value-type="float" office:value="228135.365379602" calcext:value-type="float">
            <text:p>228,135</text:p>
          </table:table-cell>
          <table:table-cell table:formula="of:=[.C271]-[.C271]*[.$C$2]" office:value-type="float" office:value="0.0000000593877091926908" calcext:value-type="float">
            <text:p>0.0000</text:p>
          </table:table-cell>
          <table:table-cell table:formula="of:=[.$D$4]-[.B272]" office:value-type="float" office:value="60131864.6346204" calcext:value-type="float">
            <text:p>60,131,865</text:p>
          </table:table-cell>
          <table:table-cell table:formula="of:=[.E271]+[.$E$2]*[.E271]" office:value-type="float" office:value="0" calcext:value-type="float">
            <text:p>0.00000</text:p>
          </table:table-cell>
          <table:table-cell table:formula="of:=[.F271]+[.E271]*[.F271]" office:value-type="float" office:value="0.2" calcext:value-type="float">
            <text:p>0.20000</text:p>
          </table:table-cell>
          <table:table-cell table:formula="of:=[.B253]*[.F272]" office:value-type="float" office:value="45626.9783367027" calcext:value-type="float">
            <text:p>45,627</text:p>
          </table:table-cell>
          <table:table-cell table:formula="of:=[.B253]*(1-[.F272])" office:value-type="float" office:value="182507.913346811" calcext:value-type="float">
            <text:p>182,508</text:p>
          </table:table-cell>
          <table:table-cell table:formula="of:=[.B272]-[.G272]-[.H272]" office:value-type="float" office:value="0.473696088505676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72]+1" office:value-type="float" office:value="270" calcext:value-type="float">
            <text:p>270</text:p>
          </table:table-cell>
          <table:table-cell table:formula="of:=[.B272]+[.B272]*[.$C273]*(1-[.B272]/[.D272])" office:value-type="float" office:value="228135.378066815" calcext:value-type="float">
            <text:p>228,135</text:p>
          </table:table-cell>
          <table:table-cell table:formula="of:=[.C272]-[.C272]*[.$C$2]" office:value-type="float" office:value="0.0000000558244466411294" calcext:value-type="float">
            <text:p>0.0000</text:p>
          </table:table-cell>
          <table:table-cell table:formula="of:=[.$D$4]-[.B273]" office:value-type="float" office:value="60131864.6219332" calcext:value-type="float">
            <text:p>60,131,865</text:p>
          </table:table-cell>
          <table:table-cell table:formula="of:=[.E272]+[.$E$2]*[.E272]" office:value-type="float" office:value="0" calcext:value-type="float">
            <text:p>0.00000</text:p>
          </table:table-cell>
          <table:table-cell table:formula="of:=[.F272]+[.E272]*[.F272]" office:value-type="float" office:value="0.2" calcext:value-type="float">
            <text:p>0.20000</text:p>
          </table:table-cell>
          <table:table-cell table:formula="of:=[.B254]*[.F273]" office:value-type="float" office:value="45626.9865584875" calcext:value-type="float">
            <text:p>45,627</text:p>
          </table:table-cell>
          <table:table-cell table:formula="of:=[.B254]*(1-[.F273])" office:value-type="float" office:value="182507.94623395" calcext:value-type="float">
            <text:p>182,508</text:p>
          </table:table-cell>
          <table:table-cell table:formula="of:=[.B273]-[.G273]-[.H273]" office:value-type="float" office:value="0.445274377125315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73]+1" office:value-type="float" office:value="271" calcext:value-type="float">
            <text:p>271</text:p>
          </table:table-cell>
          <table:table-cell table:formula="of:=[.B273]+[.B273]*[.$C274]*(1-[.B273]/[.D273])" office:value-type="float" office:value="228135.389992796" calcext:value-type="float">
            <text:p>228,135</text:p>
          </table:table-cell>
          <table:table-cell table:formula="of:=[.C273]-[.C273]*[.$C$2]" office:value-type="float" office:value="0.0000000524749798426616" calcext:value-type="float">
            <text:p>0.0000</text:p>
          </table:table-cell>
          <table:table-cell table:formula="of:=[.$D$4]-[.B274]" office:value-type="float" office:value="60131864.6100072" calcext:value-type="float">
            <text:p>60,131,865</text:p>
          </table:table-cell>
          <table:table-cell table:formula="of:=[.E273]+[.$E$2]*[.E273]" office:value-type="float" office:value="0" calcext:value-type="float">
            <text:p>0.00000</text:p>
          </table:table-cell>
          <table:table-cell table:formula="of:=[.F273]+[.E273]*[.F273]" office:value-type="float" office:value="0.2" calcext:value-type="float">
            <text:p>0.20000</text:p>
          </table:table-cell>
          <table:table-cell table:formula="of:=[.B255]*[.F274]" office:value-type="float" office:value="45626.9942869667" calcext:value-type="float">
            <text:p>45,627</text:p>
          </table:table-cell>
          <table:table-cell table:formula="of:=[.B255]*(1-[.F274])" office:value-type="float" office:value="182507.977147867" calcext:value-type="float">
            <text:p>182,508</text:p>
          </table:table-cell>
          <table:table-cell table:formula="of:=[.B274]-[.G274]-[.H274]" office:value-type="float" office:value="0.41855796214076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74]+1" office:value-type="float" office:value="272" calcext:value-type="float">
            <text:p>272</text:p>
          </table:table-cell>
          <table:table-cell table:formula="of:=[.B274]+[.B274]*[.$C275]*(1-[.B274]/[.D274])" office:value-type="float" office:value="228135.401203218" calcext:value-type="float">
            <text:p>228,135</text:p>
          </table:table-cell>
          <table:table-cell table:formula="of:=[.C274]-[.C274]*[.$C$2]" office:value-type="float" office:value="0.0000000493264810521019" calcext:value-type="float">
            <text:p>0.0000</text:p>
          </table:table-cell>
          <table:table-cell table:formula="of:=[.$D$4]-[.B275]" office:value-type="float" office:value="60131864.5987968" calcext:value-type="float">
            <text:p>60,131,865</text:p>
          </table:table-cell>
          <table:table-cell table:formula="of:=[.E274]+[.$E$2]*[.E274]" office:value-type="float" office:value="0" calcext:value-type="float">
            <text:p>0.00000</text:p>
          </table:table-cell>
          <table:table-cell table:formula="of:=[.F274]+[.E274]*[.F274]" office:value-type="float" office:value="0.2" calcext:value-type="float">
            <text:p>0.20000</text:p>
          </table:table-cell>
          <table:table-cell table:formula="of:=[.B256]*[.F275]" office:value-type="float" office:value="45627.0015517383" calcext:value-type="float">
            <text:p>45,627</text:p>
          </table:table-cell>
          <table:table-cell table:formula="of:=[.B256]*(1-[.F275])" office:value-type="float" office:value="182508.006206953" calcext:value-type="float">
            <text:p>182,508</text:p>
          </table:table-cell>
          <table:table-cell table:formula="of:=[.B275]-[.G275]-[.H275]" office:value-type="float" office:value="0.39344452650402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75]+1" office:value-type="float" office:value="273" calcext:value-type="float">
            <text:p>273</text:p>
          </table:table-cell>
          <table:table-cell table:formula="of:=[.B275]+[.B275]*[.$C276]*(1-[.B275]/[.D275])" office:value-type="float" office:value="228135.411741016" calcext:value-type="float">
            <text:p>228,135</text:p>
          </table:table-cell>
          <table:table-cell table:formula="of:=[.C275]-[.C275]*[.$C$2]" office:value-type="float" office:value="0.0000000463668921889758" calcext:value-type="float">
            <text:p>0.0000</text:p>
          </table:table-cell>
          <table:table-cell table:formula="of:=[.$D$4]-[.B276]" office:value-type="float" office:value="60131864.588259" calcext:value-type="float">
            <text:p>60,131,865</text:p>
          </table:table-cell>
          <table:table-cell table:formula="of:=[.E275]+[.$E$2]*[.E275]" office:value-type="float" office:value="0" calcext:value-type="float">
            <text:p>0.00000</text:p>
          </table:table-cell>
          <table:table-cell table:formula="of:=[.F275]+[.E275]*[.F275]" office:value-type="float" office:value="0.2" calcext:value-type="float">
            <text:p>0.20000</text:p>
          </table:table-cell>
          <table:table-cell table:formula="of:=[.B257]*[.F276]" office:value-type="float" office:value="45627.0083806248" calcext:value-type="float">
            <text:p>45,627</text:p>
          </table:table-cell>
          <table:table-cell table:formula="of:=[.B257]*(1-[.F276])" office:value-type="float" office:value="182508.033522499" calcext:value-type="float">
            <text:p>182,508</text:p>
          </table:table-cell>
          <table:table-cell table:formula="of:=[.B276]-[.G276]-[.H276]" office:value-type="float" office:value="0.369837892125361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76]+1" office:value-type="float" office:value="274" calcext:value-type="float">
            <text:p>274</text:p>
          </table:table-cell>
          <table:table-cell table:formula="of:=[.B276]+[.B276]*[.$C277]*(1-[.B276]/[.D276])" office:value-type="float" office:value="228135.421646546" calcext:value-type="float">
            <text:p>228,135</text:p>
          </table:table-cell>
          <table:table-cell table:formula="of:=[.C276]-[.C276]*[.$C$2]" office:value-type="float" office:value="0.0000000435848786576373" calcext:value-type="float">
            <text:p>0.0000</text:p>
          </table:table-cell>
          <table:table-cell table:formula="of:=[.$D$4]-[.B277]" office:value-type="float" office:value="60131864.5783535" calcext:value-type="float">
            <text:p>60,131,865</text:p>
          </table:table-cell>
          <table:table-cell table:formula="of:=[.E276]+[.$E$2]*[.E276]" office:value-type="float" office:value="0" calcext:value-type="float">
            <text:p>0.00000</text:p>
          </table:table-cell>
          <table:table-cell table:formula="of:=[.F276]+[.E276]*[.F276]" office:value-type="float" office:value="0.2" calcext:value-type="float">
            <text:p>0.20000</text:p>
          </table:table-cell>
          <table:table-cell table:formula="of:=[.B258]*[.F277]" office:value-type="float" office:value="45627.014799779" calcext:value-type="float">
            <text:p>45,627</text:p>
          </table:table-cell>
          <table:table-cell table:formula="of:=[.B258]*(1-[.F277])" office:value-type="float" office:value="182508.059199116" calcext:value-type="float">
            <text:p>182,508</text:p>
          </table:table-cell>
          <table:table-cell table:formula="of:=[.B277]-[.G277]-[.H277]" office:value-type="float" office:value="0.347647651477018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77]+1" office:value-type="float" office:value="275" calcext:value-type="float">
            <text:p>275</text:p>
          </table:table-cell>
          <table:table-cell table:formula="of:=[.B277]+[.B277]*[.$C278]*(1-[.B277]/[.D277])" office:value-type="float" office:value="228135.430957745" calcext:value-type="float">
            <text:p>228,135</text:p>
          </table:table-cell>
          <table:table-cell table:formula="of:=[.C277]-[.C277]*[.$C$2]" office:value-type="float" office:value="0.000000040969785938179" calcext:value-type="float">
            <text:p>0.0000</text:p>
          </table:table-cell>
          <table:table-cell table:formula="of:=[.$D$4]-[.B278]" office:value-type="float" office:value="60131864.5690423" calcext:value-type="float">
            <text:p>60,131,865</text:p>
          </table:table-cell>
          <table:table-cell table:formula="of:=[.E277]+[.$E$2]*[.E277]" office:value-type="float" office:value="0" calcext:value-type="float">
            <text:p>0.00000</text:p>
          </table:table-cell>
          <table:table-cell table:formula="of:=[.F277]+[.E277]*[.F277]" office:value-type="float" office:value="0.2" calcext:value-type="float">
            <text:p>0.20000</text:p>
          </table:table-cell>
          <table:table-cell table:formula="of:=[.B259]*[.F278]" office:value-type="float" office:value="45627.0208337848" calcext:value-type="float">
            <text:p>45,627</text:p>
          </table:table-cell>
          <table:table-cell table:formula="of:=[.B259]*(1-[.F278])" office:value-type="float" office:value="182508.083335139" calcext:value-type="float">
            <text:p>182,508</text:p>
          </table:table-cell>
          <table:table-cell table:formula="of:=[.B278]-[.G278]-[.H278]" office:value-type="float" office:value="0.326788821432274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78]+1" office:value-type="float" office:value="276" calcext:value-type="float">
            <text:p>276</text:p>
          </table:table-cell>
          <table:table-cell table:formula="of:=[.B278]+[.B278]*[.$C279]*(1-[.B278]/[.D278])" office:value-type="float" office:value="228135.439710273" calcext:value-type="float">
            <text:p>228,135</text:p>
          </table:table-cell>
          <table:table-cell table:formula="of:=[.C278]-[.C278]*[.$C$2]" office:value-type="float" office:value="0.0000000385115987818883" calcext:value-type="float">
            <text:p>0.0000</text:p>
          </table:table-cell>
          <table:table-cell table:formula="of:=[.$D$4]-[.B279]" office:value-type="float" office:value="60131864.5602897" calcext:value-type="float">
            <text:p>60,131,865</text:p>
          </table:table-cell>
          <table:table-cell table:formula="of:=[.E278]+[.$E$2]*[.E278]" office:value-type="float" office:value="0" calcext:value-type="float">
            <text:p>0.00000</text:p>
          </table:table-cell>
          <table:table-cell table:formula="of:=[.F278]+[.E278]*[.F278]" office:value-type="float" office:value="0.2" calcext:value-type="float">
            <text:p>0.20000</text:p>
          </table:table-cell>
          <table:table-cell table:formula="of:=[.B260]*[.F279]" office:value-type="float" office:value="45627.026505751" calcext:value-type="float">
            <text:p>45,627</text:p>
          </table:table-cell>
          <table:table-cell table:formula="of:=[.B260]*(1-[.F279])" office:value-type="float" office:value="182508.106023004" calcext:value-type="float">
            <text:p>182,508</text:p>
          </table:table-cell>
          <table:table-cell table:formula="of:=[.B279]-[.G279]-[.H279]" office:value-type="float" office:value="0.307181517797289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79]+1" office:value-type="float" office:value="277" calcext:value-type="float">
            <text:p>277</text:p>
          </table:table-cell>
          <table:table-cell table:formula="of:=[.B279]+[.B279]*[.$C280]*(1-[.B279]/[.D279])" office:value-type="float" office:value="228135.447937649" calcext:value-type="float">
            <text:p>228,135</text:p>
          </table:table-cell>
          <table:table-cell table:formula="of:=[.C279]-[.C279]*[.$C$2]" office:value-type="float" office:value="0.000000036200902854975" calcext:value-type="float">
            <text:p>0.0000</text:p>
          </table:table-cell>
          <table:table-cell table:formula="of:=[.$D$4]-[.B280]" office:value-type="float" office:value="60131864.5520624" calcext:value-type="float">
            <text:p>60,131,865</text:p>
          </table:table-cell>
          <table:table-cell table:formula="of:=[.E279]+[.$E$2]*[.E279]" office:value-type="float" office:value="0" calcext:value-type="float">
            <text:p>0.00000</text:p>
          </table:table-cell>
          <table:table-cell table:formula="of:=[.F279]+[.E279]*[.F279]" office:value-type="float" office:value="0.2" calcext:value-type="float">
            <text:p>0.20000</text:p>
          </table:table-cell>
          <table:table-cell table:formula="of:=[.B261]*[.F280]" office:value-type="float" office:value="45627.0318373998" calcext:value-type="float">
            <text:p>45,627</text:p>
          </table:table-cell>
          <table:table-cell table:formula="of:=[.B261]*(1-[.F280])" office:value-type="float" office:value="182508.127349599" calcext:value-type="float">
            <text:p>182,508</text:p>
          </table:table-cell>
          <table:table-cell table:formula="of:=[.B280]-[.G280]-[.H280]" office:value-type="float" office:value="0.288750649429858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80]+1" office:value-type="float" office:value="278" calcext:value-type="float">
            <text:p>278</text:p>
          </table:table-cell>
          <table:table-cell table:formula="of:=[.B280]+[.B280]*[.$C281]*(1-[.B280]/[.D280])" office:value-type="float" office:value="228135.455671382" calcext:value-type="float">
            <text:p>228,135</text:p>
          </table:table-cell>
          <table:table-cell table:formula="of:=[.C280]-[.C280]*[.$C$2]" office:value-type="float" office:value="0.0000000340288486836765" calcext:value-type="float">
            <text:p>0.0000</text:p>
          </table:table-cell>
          <table:table-cell table:formula="of:=[.$D$4]-[.B281]" office:value-type="float" office:value="60131864.5443286" calcext:value-type="float">
            <text:p>60,131,865</text:p>
          </table:table-cell>
          <table:table-cell table:formula="of:=[.E280]+[.$E$2]*[.E280]" office:value-type="float" office:value="0" calcext:value-type="float">
            <text:p>0.00000</text:p>
          </table:table-cell>
          <table:table-cell table:formula="of:=[.F280]+[.E280]*[.F280]" office:value-type="float" office:value="0.2" calcext:value-type="float">
            <text:p>0.20000</text:p>
          </table:table-cell>
          <table:table-cell table:formula="of:=[.B262]*[.F281]" office:value-type="float" office:value="45627.0368491504" calcext:value-type="float">
            <text:p>45,627</text:p>
          </table:table-cell>
          <table:table-cell table:formula="of:=[.B262]*(1-[.F281])" office:value-type="float" office:value="182508.147396601" calcext:value-type="float">
            <text:p>182,508</text:p>
          </table:table-cell>
          <table:table-cell table:formula="of:=[.B281]-[.G281]-[.H281]" office:value-type="float" office:value="0.27142563048983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81]+1" office:value-type="float" office:value="279" calcext:value-type="float">
            <text:p>279</text:p>
          </table:table-cell>
          <table:table-cell table:formula="of:=[.B281]+[.B281]*[.$C282]*(1-[.B281]/[.D281])" office:value-type="float" office:value="228135.462941092" calcext:value-type="float">
            <text:p>228,135</text:p>
          </table:table-cell>
          <table:table-cell table:formula="of:=[.C281]-[.C281]*[.$C$2]" office:value-type="float" office:value="0.0000000319871177626559" calcext:value-type="float">
            <text:p>0.0000</text:p>
          </table:table-cell>
          <table:table-cell table:formula="of:=[.$D$4]-[.B282]" office:value-type="float" office:value="60131864.5370589" calcext:value-type="float">
            <text:p>60,131,865</text:p>
          </table:table-cell>
          <table:table-cell table:formula="of:=[.E281]+[.$E$2]*[.E281]" office:value-type="float" office:value="0" calcext:value-type="float">
            <text:p>0.00000</text:p>
          </table:table-cell>
          <table:table-cell table:formula="of:=[.F281]+[.E281]*[.F281]" office:value-type="float" office:value="0.2" calcext:value-type="float">
            <text:p>0.20000</text:p>
          </table:table-cell>
          <table:table-cell table:formula="of:=[.B263]*[.F282]" office:value-type="float" office:value="45627.0415601964" calcext:value-type="float">
            <text:p>45,627</text:p>
          </table:table-cell>
          <table:table-cell table:formula="of:=[.B263]*(1-[.F282])" office:value-type="float" office:value="182508.166240786" calcext:value-type="float">
            <text:p>182,508</text:p>
          </table:table-cell>
          <table:table-cell table:formula="of:=[.B282]-[.G282]-[.H282]" office:value-type="float" office:value="0.255140110384673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82]+1" office:value-type="float" office:value="280" calcext:value-type="float">
            <text:p>280</text:p>
          </table:table-cell>
          <table:table-cell table:formula="of:=[.B282]+[.B282]*[.$C283]*(1-[.B282]/[.D282])" office:value-type="float" office:value="228135.46977462" calcext:value-type="float">
            <text:p>228,135</text:p>
          </table:table-cell>
          <table:table-cell table:formula="of:=[.C282]-[.C282]*[.$C$2]" office:value-type="float" office:value="0.0000000300678906968965" calcext:value-type="float">
            <text:p>0.0000</text:p>
          </table:table-cell>
          <table:table-cell table:formula="of:=[.$D$4]-[.B283]" office:value-type="float" office:value="60131864.5302254" calcext:value-type="float">
            <text:p>60,131,865</text:p>
          </table:table-cell>
          <table:table-cell table:formula="of:=[.E282]+[.$E$2]*[.E282]" office:value-type="float" office:value="0" calcext:value-type="float">
            <text:p>0.00000</text:p>
          </table:table-cell>
          <table:table-cell table:formula="of:=[.F282]+[.E282]*[.F282]" office:value-type="float" office:value="0.2" calcext:value-type="float">
            <text:p>0.20000</text:p>
          </table:table-cell>
          <table:table-cell table:formula="of:=[.B264]*[.F283]" office:value-type="float" office:value="45627.0459885801" calcext:value-type="float">
            <text:p>45,627</text:p>
          </table:table-cell>
          <table:table-cell table:formula="of:=[.B264]*(1-[.F283])" office:value-type="float" office:value="182508.18395432" calcext:value-type="float">
            <text:p>182,508</text:p>
          </table:table-cell>
          <table:table-cell table:formula="of:=[.B283]-[.G283]-[.H283]" office:value-type="float" office:value="0.239831719401991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83]+1" office:value-type="float" office:value="281" calcext:value-type="float">
            <text:p>281</text:p>
          </table:table-cell>
          <table:table-cell table:formula="of:=[.B283]+[.B283]*[.$C284]*(1-[.B283]/[.D283])" office:value-type="float" office:value="228135.476198136" calcext:value-type="float">
            <text:p>228,135</text:p>
          </table:table-cell>
          <table:table-cell table:formula="of:=[.C283]-[.C283]*[.$C$2]" office:value-type="float" office:value="0.0000000282638172550828" calcext:value-type="float">
            <text:p>0.0000</text:p>
          </table:table-cell>
          <table:table-cell table:formula="of:=[.$D$4]-[.B284]" office:value-type="float" office:value="60131864.5238019" calcext:value-type="float">
            <text:p>60,131,865</text:p>
          </table:table-cell>
          <table:table-cell table:formula="of:=[.E283]+[.$E$2]*[.E283]" office:value-type="float" office:value="0" calcext:value-type="float">
            <text:p>0.00000</text:p>
          </table:table-cell>
          <table:table-cell table:formula="of:=[.F283]+[.E283]*[.F283]" office:value-type="float" office:value="0.2" calcext:value-type="float">
            <text:p>0.20000</text:p>
          </table:table-cell>
          <table:table-cell table:formula="of:=[.B265]*[.F284]" office:value-type="float" office:value="45627.0501512612" calcext:value-type="float">
            <text:p>45,627</text:p>
          </table:table-cell>
          <table:table-cell table:formula="of:=[.B265]*(1-[.F284])" office:value-type="float" office:value="182508.200605045" calcext:value-type="float">
            <text:p>182,508</text:p>
          </table:table-cell>
          <table:table-cell table:formula="of:=[.B284]-[.G284]-[.H284]" office:value-type="float" office:value="0.225441830058116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84]+1" office:value-type="float" office:value="282" calcext:value-type="float">
            <text:p>282</text:p>
          </table:table-cell>
          <table:table-cell table:formula="of:=[.B284]+[.B284]*[.$C285]*(1-[.B284]/[.D284])" office:value-type="float" office:value="228135.482236241" calcext:value-type="float">
            <text:p>228,135</text:p>
          </table:table-cell>
          <table:table-cell table:formula="of:=[.C284]-[.C284]*[.$C$2]" office:value-type="float" office:value="0.0000000265679882197778" calcext:value-type="float">
            <text:p>0.0000</text:p>
          </table:table-cell>
          <table:table-cell table:formula="of:=[.$D$4]-[.B285]" office:value-type="float" office:value="60131864.5177638" calcext:value-type="float">
            <text:p>60,131,865</text:p>
          </table:table-cell>
          <table:table-cell table:formula="of:=[.E284]+[.$E$2]*[.E284]" office:value-type="float" office:value="0" calcext:value-type="float">
            <text:p>0.00000</text:p>
          </table:table-cell>
          <table:table-cell table:formula="of:=[.F284]+[.E284]*[.F284]" office:value-type="float" office:value="0.2" calcext:value-type="float">
            <text:p>0.20000</text:p>
          </table:table-cell>
          <table:table-cell table:formula="of:=[.B266]*[.F285]" office:value-type="float" office:value="45627.0540641818" calcext:value-type="float">
            <text:p>45,627</text:p>
          </table:table-cell>
          <table:table-cell table:formula="of:=[.B266]*(1-[.F285])" office:value-type="float" office:value="182508.216256727" calcext:value-type="float">
            <text:p>182,508</text:p>
          </table:table-cell>
          <table:table-cell table:formula="of:=[.B285]-[.G285]-[.H285]" office:value-type="float" office:value="0.21191533250385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85]+1" office:value-type="float" office:value="283" calcext:value-type="float">
            <text:p>283</text:p>
          </table:table-cell>
          <table:table-cell table:formula="of:=[.B285]+[.B285]*[.$C286]*(1-[.B285]/[.D285])" office:value-type="float" office:value="228135.48791206" calcext:value-type="float">
            <text:p>228,135</text:p>
          </table:table-cell>
          <table:table-cell table:formula="of:=[.C285]-[.C285]*[.$C$2]" office:value-type="float" office:value="0.0000000249739089265911" calcext:value-type="float">
            <text:p>0.0000</text:p>
          </table:table-cell>
          <table:table-cell table:formula="of:=[.$D$4]-[.B286]" office:value-type="float" office:value="60131864.5120879" calcext:value-type="float">
            <text:p>60,131,865</text:p>
          </table:table-cell>
          <table:table-cell table:formula="of:=[.E285]+[.$E$2]*[.E285]" office:value-type="float" office:value="0" calcext:value-type="float">
            <text:p>0.00000</text:p>
          </table:table-cell>
          <table:table-cell table:formula="of:=[.F285]+[.E285]*[.F285]" office:value-type="float" office:value="0.2" calcext:value-type="float">
            <text:p>0.20000</text:p>
          </table:table-cell>
          <table:table-cell table:formula="of:=[.B267]*[.F286]" office:value-type="float" office:value="45627.0577423274" calcext:value-type="float">
            <text:p>45,627</text:p>
          </table:table-cell>
          <table:table-cell table:formula="of:=[.B267]*(1-[.F286])" office:value-type="float" office:value="182508.23096931" calcext:value-type="float">
            <text:p>182,508</text:p>
          </table:table-cell>
          <table:table-cell table:formula="of:=[.B286]-[.G286]-[.H286]" office:value-type="float" office:value="0.199200423317961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86]+1" office:value-type="float" office:value="284" calcext:value-type="float">
            <text:p>284</text:p>
          </table:table-cell>
          <table:table-cell table:formula="of:=[.B286]+[.B286]*[.$C287]*(1-[.B286]/[.D286])" office:value-type="float" office:value="228135.493247331" calcext:value-type="float">
            <text:p>228,135</text:p>
          </table:table-cell>
          <table:table-cell table:formula="of:=[.C286]-[.C286]*[.$C$2]" office:value-type="float" office:value="0.0000000234754743909957" calcext:value-type="float">
            <text:p>0.0000</text:p>
          </table:table-cell>
          <table:table-cell table:formula="of:=[.$D$4]-[.B287]" office:value-type="float" office:value="60131864.5067527" calcext:value-type="float">
            <text:p>60,131,865</text:p>
          </table:table-cell>
          <table:table-cell table:formula="of:=[.E286]+[.$E$2]*[.E286]" office:value-type="float" office:value="0" calcext:value-type="float">
            <text:p>0.00000</text:p>
          </table:table-cell>
          <table:table-cell table:formula="of:=[.F286]+[.E286]*[.F286]" office:value-type="float" office:value="0.2" calcext:value-type="float">
            <text:p>0.20000</text:p>
          </table:table-cell>
          <table:table-cell table:formula="of:=[.B268]*[.F287]" office:value-type="float" office:value="45627.0611997846" calcext:value-type="float">
            <text:p>45,627</text:p>
          </table:table-cell>
          <table:table-cell table:formula="of:=[.B268]*(1-[.F287])" office:value-type="float" office:value="182508.244799138" calcext:value-type="float">
            <text:p>182,508</text:p>
          </table:table-cell>
          <table:table-cell table:formula="of:=[.B287]-[.G287]-[.H287]" office:value-type="float" office:value="0.18724840745562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87]+1" office:value-type="float" office:value="285" calcext:value-type="float">
            <text:p>285</text:p>
          </table:table-cell>
          <table:table-cell table:formula="of:=[.B287]+[.B287]*[.$C288]*(1-[.B287]/[.D287])" office:value-type="float" office:value="228135.498262485" calcext:value-type="float">
            <text:p>228,135</text:p>
          </table:table-cell>
          <table:table-cell table:formula="of:=[.C287]-[.C287]*[.$C$2]" office:value-type="float" office:value="0.0000000220669459275359" calcext:value-type="float">
            <text:p>0.0000</text:p>
          </table:table-cell>
          <table:table-cell table:formula="of:=[.$D$4]-[.B288]" office:value-type="float" office:value="60131864.5017375" calcext:value-type="float">
            <text:p>60,131,865</text:p>
          </table:table-cell>
          <table:table-cell table:formula="of:=[.E287]+[.$E$2]*[.E287]" office:value-type="float" office:value="0" calcext:value-type="float">
            <text:p>0.00000</text:p>
          </table:table-cell>
          <table:table-cell table:formula="of:=[.F287]+[.E287]*[.F287]" office:value-type="float" office:value="0.2" calcext:value-type="float">
            <text:p>0.20000</text:p>
          </table:table-cell>
          <table:table-cell table:formula="of:=[.B269]*[.F288]" office:value-type="float" office:value="45627.0644497946" calcext:value-type="float">
            <text:p>45,627</text:p>
          </table:table-cell>
          <table:table-cell table:formula="of:=[.B269]*(1-[.F288])" office:value-type="float" office:value="182508.257799178" calcext:value-type="float">
            <text:p>182,508</text:p>
          </table:table-cell>
          <table:table-cell table:formula="of:=[.B288]-[.G288]-[.H288]" office:value-type="float" office:value="0.176013511489145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88]+1" office:value-type="float" office:value="286" calcext:value-type="float">
            <text:p>286</text:p>
          </table:table-cell>
          <table:table-cell table:formula="of:=[.B288]+[.B288]*[.$C289]*(1-[.B288]/[.D288])" office:value-type="float" office:value="228135.502976729" calcext:value-type="float">
            <text:p>228,136</text:p>
          </table:table-cell>
          <table:table-cell table:formula="of:=[.C288]-[.C288]*[.$C$2]" office:value-type="float" office:value="0.0000000207429291718838" calcext:value-type="float">
            <text:p>0.0000</text:p>
          </table:table-cell>
          <table:table-cell table:formula="of:=[.$D$4]-[.B289]" office:value-type="float" office:value="60131864.4970233" calcext:value-type="float">
            <text:p>60,131,864</text:p>
          </table:table-cell>
          <table:table-cell table:formula="of:=[.E288]+[.$E$2]*[.E288]" office:value-type="float" office:value="0" calcext:value-type="float">
            <text:p>0.00000</text:p>
          </table:table-cell>
          <table:table-cell table:formula="of:=[.F288]+[.E288]*[.F288]" office:value-type="float" office:value="0.2" calcext:value-type="float">
            <text:p>0.20000</text:p>
          </table:table-cell>
          <table:table-cell table:formula="of:=[.B270]*[.F289]" office:value-type="float" office:value="45627.0675048043" calcext:value-type="float">
            <text:p>45,627</text:p>
          </table:table-cell>
          <table:table-cell table:formula="of:=[.B270]*(1-[.F289])" office:value-type="float" office:value="182508.270019217" calcext:value-type="float">
            <text:p>182,508</text:p>
          </table:table-cell>
          <table:table-cell table:formula="of:=[.B289]-[.G289]-[.H289]" office:value-type="float" office:value="0.165452708199155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89]+1" office:value-type="float" office:value="287" calcext:value-type="float">
            <text:p>287</text:p>
          </table:table-cell>
          <table:table-cell table:formula="of:=[.B289]+[.B289]*[.$C290]*(1-[.B289]/[.D289])" office:value-type="float" office:value="228135.50740812" calcext:value-type="float">
            <text:p>228,136</text:p>
          </table:table-cell>
          <table:table-cell table:formula="of:=[.C289]-[.C289]*[.$C$2]" office:value-type="float" office:value="0.0000000194983534215707" calcext:value-type="float">
            <text:p>0.0000</text:p>
          </table:table-cell>
          <table:table-cell table:formula="of:=[.$D$4]-[.B290]" office:value-type="float" office:value="60131864.4925919" calcext:value-type="float">
            <text:p>60,131,864</text:p>
          </table:table-cell>
          <table:table-cell table:formula="of:=[.E289]+[.$E$2]*[.E289]" office:value-type="float" office:value="0" calcext:value-type="float">
            <text:p>0.00000</text:p>
          </table:table-cell>
          <table:table-cell table:formula="of:=[.F289]+[.E289]*[.F289]" office:value-type="float" office:value="0.2" calcext:value-type="float">
            <text:p>0.20000</text:p>
          </table:table-cell>
          <table:table-cell table:formula="of:=[.B271]*[.F290]" office:value-type="float" office:value="45627.0703765135" calcext:value-type="float">
            <text:p>45,627</text:p>
          </table:table-cell>
          <table:table-cell table:formula="of:=[.B271]*(1-[.F290])" office:value-type="float" office:value="182508.281506054" calcext:value-type="float">
            <text:p>182,508</text:p>
          </table:table-cell>
          <table:table-cell table:formula="of:=[.B290]-[.G290]-[.H290]" office:value-type="float" office:value="0.155525552312611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90]+1" office:value-type="float" office:value="288" calcext:value-type="float">
            <text:p>288</text:p>
          </table:table-cell>
          <table:table-cell table:formula="of:=[.B290]+[.B290]*[.$C291]*(1-[.B290]/[.D290])" office:value-type="float" office:value="228135.511573627" calcext:value-type="float">
            <text:p>228,136</text:p>
          </table:table-cell>
          <table:table-cell table:formula="of:=[.C290]-[.C290]*[.$C$2]" office:value-type="float" office:value="0.0000000183284522162765" calcext:value-type="float">
            <text:p>0.0000</text:p>
          </table:table-cell>
          <table:table-cell table:formula="of:=[.$D$4]-[.B291]" office:value-type="float" office:value="60131864.4884264" calcext:value-type="float">
            <text:p>60,131,864</text:p>
          </table:table-cell>
          <table:table-cell table:formula="of:=[.E290]+[.$E$2]*[.E290]" office:value-type="float" office:value="0" calcext:value-type="float">
            <text:p>0.00000</text:p>
          </table:table-cell>
          <table:table-cell table:formula="of:=[.F290]+[.E290]*[.F290]" office:value-type="float" office:value="0.2" calcext:value-type="float">
            <text:p>0.20000</text:p>
          </table:table-cell>
          <table:table-cell table:formula="of:=[.B272]*[.F291]" office:value-type="float" office:value="45627.0730759204" calcext:value-type="float">
            <text:p>45,627</text:p>
          </table:table-cell>
          <table:table-cell table:formula="of:=[.B272]*(1-[.F291])" office:value-type="float" office:value="182508.292303681" calcext:value-type="float">
            <text:p>182,508</text:p>
          </table:table-cell>
          <table:table-cell table:formula="of:=[.B291]-[.G291]-[.H291]" office:value-type="float" office:value="0.146194024942815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91]+1" office:value-type="float" office:value="289" calcext:value-type="float">
            <text:p>289</text:p>
          </table:table-cell>
          <table:table-cell table:formula="of:=[.B291]+[.B291]*[.$C292]*(1-[.B291]/[.D291])" office:value-type="float" office:value="228135.515489203" calcext:value-type="float">
            <text:p>228,136</text:p>
          </table:table-cell>
          <table:table-cell table:formula="of:=[.C291]-[.C291]*[.$C$2]" office:value-type="float" office:value="0.0000000172287450832999" calcext:value-type="float">
            <text:p>0.0000</text:p>
          </table:table-cell>
          <table:table-cell table:formula="of:=[.$D$4]-[.B292]" office:value-type="float" office:value="60131864.4845108" calcext:value-type="float">
            <text:p>60,131,864</text:p>
          </table:table-cell>
          <table:table-cell table:formula="of:=[.E291]+[.$E$2]*[.E291]" office:value-type="float" office:value="0" calcext:value-type="float">
            <text:p>0.00000</text:p>
          </table:table-cell>
          <table:table-cell table:formula="of:=[.F291]+[.E291]*[.F291]" office:value-type="float" office:value="0.2" calcext:value-type="float">
            <text:p>0.20000</text:p>
          </table:table-cell>
          <table:table-cell table:formula="of:=[.B273]*[.F292]" office:value-type="float" office:value="45627.0756133629" calcext:value-type="float">
            <text:p>45,627</text:p>
          </table:table-cell>
          <table:table-cell table:formula="of:=[.B273]*(1-[.F292])" office:value-type="float" office:value="182508.302453452" calcext:value-type="float">
            <text:p>182,508</text:p>
          </table:table-cell>
          <table:table-cell table:formula="of:=[.B292]-[.G292]-[.H292]" office:value-type="float" office:value="0.137422388623236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92]+1" office:value-type="float" office:value="290" calcext:value-type="float">
            <text:p>290</text:p>
          </table:table-cell>
          <table:table-cell table:formula="of:=[.B292]+[.B292]*[.$C293]*(1-[.B292]/[.D292])" office:value-type="float" office:value="228135.519169845" calcext:value-type="float">
            <text:p>228,136</text:p>
          </table:table-cell>
          <table:table-cell table:formula="of:=[.C292]-[.C292]*[.$C$2]" office:value-type="float" office:value="0.0000000161950203783019" calcext:value-type="float">
            <text:p>0.0000</text:p>
          </table:table-cell>
          <table:table-cell table:formula="of:=[.$D$4]-[.B293]" office:value-type="float" office:value="60131864.4808302" calcext:value-type="float">
            <text:p>60,131,864</text:p>
          </table:table-cell>
          <table:table-cell table:formula="of:=[.E292]+[.$E$2]*[.E292]" office:value-type="float" office:value="0" calcext:value-type="float">
            <text:p>0.00000</text:p>
          </table:table-cell>
          <table:table-cell table:formula="of:=[.F292]+[.E292]*[.F292]" office:value-type="float" office:value="0.2" calcext:value-type="float">
            <text:p>0.20000</text:p>
          </table:table-cell>
          <table:table-cell table:formula="of:=[.B274]*[.F293]" office:value-type="float" office:value="45627.0779985591" calcext:value-type="float">
            <text:p>45,627</text:p>
          </table:table-cell>
          <table:table-cell table:formula="of:=[.B274]*(1-[.F293])" office:value-type="float" office:value="182508.311994237" calcext:value-type="float">
            <text:p>182,508</text:p>
          </table:table-cell>
          <table:table-cell table:formula="of:=[.B293]-[.G293]-[.H293]" office:value-type="float" office:value="0.129177049850114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93]+1" office:value-type="float" office:value="291" calcext:value-type="float">
            <text:p>291</text:p>
          </table:table-cell>
          <table:table-cell table:formula="of:=[.B293]+[.B293]*[.$C294]*(1-[.B293]/[.D293])" office:value-type="float" office:value="228135.522629649" calcext:value-type="float">
            <text:p>228,136</text:p>
          </table:table-cell>
          <table:table-cell table:formula="of:=[.C293]-[.C293]*[.$C$2]" office:value-type="float" office:value="0.0000000152233191556038" calcext:value-type="float">
            <text:p>0.0000</text:p>
          </table:table-cell>
          <table:table-cell table:formula="of:=[.$D$4]-[.B294]" office:value-type="float" office:value="60131864.4773704" calcext:value-type="float">
            <text:p>60,131,864</text:p>
          </table:table-cell>
          <table:table-cell table:formula="of:=[.E293]+[.$E$2]*[.E293]" office:value-type="float" office:value="0" calcext:value-type="float">
            <text:p>0.00000</text:p>
          </table:table-cell>
          <table:table-cell table:formula="of:=[.F293]+[.E293]*[.F293]" office:value-type="float" office:value="0.2" calcext:value-type="float">
            <text:p>0.20000</text:p>
          </table:table-cell>
          <table:table-cell table:formula="of:=[.B275]*[.F294]" office:value-type="float" office:value="45627.0802406436" calcext:value-type="float">
            <text:p>45,627</text:p>
          </table:table-cell>
          <table:table-cell table:formula="of:=[.B275]*(1-[.F294])" office:value-type="float" office:value="182508.320962575" calcext:value-type="float">
            <text:p>182,508</text:p>
          </table:table-cell>
          <table:table-cell table:formula="of:=[.B294]-[.G294]-[.H294]" office:value-type="float" office:value="0.121426430850988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94]+1" office:value-type="float" office:value="292" calcext:value-type="float">
            <text:p>292</text:p>
          </table:table-cell>
          <table:table-cell table:formula="of:=[.B294]+[.B294]*[.$C295]*(1-[.B294]/[.D294])" office:value-type="float" office:value="228135.525881865" calcext:value-type="float">
            <text:p>228,136</text:p>
          </table:table-cell>
          <table:table-cell table:formula="of:=[.C294]-[.C294]*[.$C$2]" office:value-type="float" office:value="0.0000000143099200062676" calcext:value-type="float">
            <text:p>0.0000</text:p>
          </table:table-cell>
          <table:table-cell table:formula="of:=[.$D$4]-[.B295]" office:value-type="float" office:value="60131864.4741181" calcext:value-type="float">
            <text:p>60,131,864</text:p>
          </table:table-cell>
          <table:table-cell table:formula="of:=[.E294]+[.$E$2]*[.E294]" office:value-type="float" office:value="0" calcext:value-type="float">
            <text:p>0.00000</text:p>
          </table:table-cell>
          <table:table-cell table:formula="of:=[.F294]+[.E294]*[.F294]" office:value-type="float" office:value="0.2" calcext:value-type="float">
            <text:p>0.20000</text:p>
          </table:table-cell>
          <table:table-cell table:formula="of:=[.B276]*[.F295]" office:value-type="float" office:value="45627.0823482032" calcext:value-type="float">
            <text:p>45,627</text:p>
          </table:table-cell>
          <table:table-cell table:formula="of:=[.B276]*(1-[.F295])" office:value-type="float" office:value="182508.329392813" calcext:value-type="float">
            <text:p>182,508</text:p>
          </table:table-cell>
          <table:table-cell table:formula="of:=[.B295]-[.G295]-[.H295]" office:value-type="float" office:value="0.114140848541865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95]+1" office:value-type="float" office:value="293" calcext:value-type="float">
            <text:p>293</text:p>
          </table:table-cell>
          <table:table-cell table:formula="of:=[.B295]+[.B295]*[.$C296]*(1-[.B295]/[.D295])" office:value-type="float" office:value="228135.528938947" calcext:value-type="float">
            <text:p>228,136</text:p>
          </table:table-cell>
          <table:table-cell table:formula="of:=[.C295]-[.C295]*[.$C$2]" office:value-type="float" office:value="0.0000000134513248058915" calcext:value-type="float">
            <text:p>0.0000</text:p>
          </table:table-cell>
          <table:table-cell table:formula="of:=[.$D$4]-[.B296]" office:value-type="float" office:value="60131864.4710611" calcext:value-type="float">
            <text:p>60,131,864</text:p>
          </table:table-cell>
          <table:table-cell table:formula="of:=[.E295]+[.$E$2]*[.E295]" office:value-type="float" office:value="0" calcext:value-type="float">
            <text:p>0.00000</text:p>
          </table:table-cell>
          <table:table-cell table:formula="of:=[.F295]+[.E295]*[.F295]" office:value-type="float" office:value="0.2" calcext:value-type="float">
            <text:p>0.20000</text:p>
          </table:table-cell>
          <table:table-cell table:formula="of:=[.B277]*[.F296]" office:value-type="float" office:value="45627.0843293093" calcext:value-type="float">
            <text:p>45,627</text:p>
          </table:table-cell>
          <table:table-cell table:formula="of:=[.B277]*(1-[.F296])" office:value-type="float" office:value="182508.337317237" calcext:value-type="float">
            <text:p>182,508</text:p>
          </table:table-cell>
          <table:table-cell table:formula="of:=[.B296]-[.G296]-[.H296]" office:value-type="float" office:value="0.107292400760343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96]+1" office:value-type="float" office:value="294" calcext:value-type="float">
            <text:p>294</text:p>
          </table:table-cell>
          <table:table-cell table:formula="of:=[.B296]+[.B296]*[.$C297]*(1-[.B296]/[.D296])" office:value-type="float" office:value="228135.531812605" calcext:value-type="float">
            <text:p>228,136</text:p>
          </table:table-cell>
          <table:table-cell table:formula="of:=[.C296]-[.C296]*[.$C$2]" office:value-type="float" office:value="0.000000012644245317538" calcext:value-type="float">
            <text:p>0.0000</text:p>
          </table:table-cell>
          <table:table-cell table:formula="of:=[.$D$4]-[.B297]" office:value-type="float" office:value="60131864.4681874" calcext:value-type="float">
            <text:p>60,131,864</text:p>
          </table:table-cell>
          <table:table-cell table:formula="of:=[.E296]+[.$E$2]*[.E296]" office:value-type="float" office:value="0" calcext:value-type="float">
            <text:p>0.00000</text:p>
          </table:table-cell>
          <table:table-cell table:formula="of:=[.F296]+[.E296]*[.F296]" office:value-type="float" office:value="0.2" calcext:value-type="float">
            <text:p>0.20000</text:p>
          </table:table-cell>
          <table:table-cell table:formula="of:=[.B278]*[.F297]" office:value-type="float" office:value="45627.0861915491" calcext:value-type="float">
            <text:p>45,627</text:p>
          </table:table-cell>
          <table:table-cell table:formula="of:=[.B278]*(1-[.F297])" office:value-type="float" office:value="182508.344766196" calcext:value-type="float">
            <text:p>182,508</text:p>
          </table:table-cell>
          <table:table-cell table:formula="of:=[.B297]-[.G297]-[.H297]" office:value-type="float" office:value="0.100854859483661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97]+1" office:value-type="float" office:value="295" calcext:value-type="float">
            <text:p>295</text:p>
          </table:table-cell>
          <table:table-cell table:formula="of:=[.B297]+[.B297]*[.$C298]*(1-[.B297]/[.D297])" office:value-type="float" office:value="228135.534513843" calcext:value-type="float">
            <text:p>228,136</text:p>
          </table:table-cell>
          <table:table-cell table:formula="of:=[.C297]-[.C297]*[.$C$2]" office:value-type="float" office:value="0.0000000118855905984857" calcext:value-type="float">
            <text:p>0.0000</text:p>
          </table:table-cell>
          <table:table-cell table:formula="of:=[.$D$4]-[.B298]" office:value-type="float" office:value="60131864.4654862" calcext:value-type="float">
            <text:p>60,131,864</text:p>
          </table:table-cell>
          <table:table-cell table:formula="of:=[.E297]+[.$E$2]*[.E297]" office:value-type="float" office:value="0" calcext:value-type="float">
            <text:p>0.00000</text:p>
          </table:table-cell>
          <table:table-cell table:formula="of:=[.F297]+[.E297]*[.F297]" office:value-type="float" office:value="0.2" calcext:value-type="float">
            <text:p>0.20000</text:p>
          </table:table-cell>
          <table:table-cell table:formula="of:=[.B279]*[.F298]" office:value-type="float" office:value="45627.0879420545" calcext:value-type="float">
            <text:p>45,627</text:p>
          </table:table-cell>
          <table:table-cell table:formula="of:=[.B279]*(1-[.F298])" office:value-type="float" office:value="182508.351768218" calcext:value-type="float">
            <text:p>182,508</text:p>
          </table:table-cell>
          <table:table-cell table:formula="of:=[.B298]-[.G298]-[.H298]" office:value-type="float" office:value="0.0948035703331698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98]+1" office:value-type="float" office:value="296" calcext:value-type="float">
            <text:p>296</text:p>
          </table:table-cell>
          <table:table-cell table:formula="of:=[.B298]+[.B298]*[.$C299]*(1-[.B298]/[.D298])" office:value-type="float" office:value="228135.537053007" calcext:value-type="float">
            <text:p>228,136</text:p>
          </table:table-cell>
          <table:table-cell table:formula="of:=[.C298]-[.C298]*[.$C$2]" office:value-type="float" office:value="0.0000000111724551625766" calcext:value-type="float">
            <text:p>0.0000</text:p>
          </table:table-cell>
          <table:table-cell table:formula="of:=[.$D$4]-[.B299]" office:value-type="float" office:value="60131864.462947" calcext:value-type="float">
            <text:p>60,131,864</text:p>
          </table:table-cell>
          <table:table-cell table:formula="of:=[.E298]+[.$E$2]*[.E298]" office:value-type="float" office:value="0" calcext:value-type="float">
            <text:p>0.00000</text:p>
          </table:table-cell>
          <table:table-cell table:formula="of:=[.F298]+[.E298]*[.F298]" office:value-type="float" office:value="0.2" calcext:value-type="float">
            <text:p>0.20000</text:p>
          </table:table-cell>
          <table:table-cell table:formula="of:=[.B280]*[.F299]" office:value-type="float" office:value="45627.0895875297" calcext:value-type="float">
            <text:p>45,627</text:p>
          </table:table-cell>
          <table:table-cell table:formula="of:=[.B280]*(1-[.F299])" office:value-type="float" office:value="182508.358350119" calcext:value-type="float">
            <text:p>182,508</text:p>
          </table:table-cell>
          <table:table-cell table:formula="of:=[.B299]-[.G299]-[.H299]" office:value-type="float" office:value="0.0891153583070263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299]+1" office:value-type="float" office:value="297" calcext:value-type="float">
            <text:p>297</text:p>
          </table:table-cell>
          <table:table-cell table:formula="of:=[.B299]+[.B299]*[.$C300]*(1-[.B299]/[.D299])" office:value-type="float" office:value="228135.539439821" calcext:value-type="float">
            <text:p>228,136</text:p>
          </table:table-cell>
          <table:table-cell table:formula="of:=[.C299]-[.C299]*[.$C$2]" office:value-type="float" office:value="0.000000010502107852822" calcext:value-type="float">
            <text:p>0.0000</text:p>
          </table:table-cell>
          <table:table-cell table:formula="of:=[.$D$4]-[.B300]" office:value-type="float" office:value="60131864.4605602" calcext:value-type="float">
            <text:p>60,131,864</text:p>
          </table:table-cell>
          <table:table-cell table:formula="of:=[.E299]+[.$E$2]*[.E299]" office:value-type="float" office:value="0" calcext:value-type="float">
            <text:p>0.00000</text:p>
          </table:table-cell>
          <table:table-cell table:formula="of:=[.F299]+[.E299]*[.F299]" office:value-type="float" office:value="0.2" calcext:value-type="float">
            <text:p>0.20000</text:p>
          </table:table-cell>
          <table:table-cell table:formula="of:=[.B281]*[.F300]" office:value-type="float" office:value="45627.0911342765" calcext:value-type="float">
            <text:p>45,627</text:p>
          </table:table-cell>
          <table:table-cell table:formula="of:=[.B281]*(1-[.F300])" office:value-type="float" office:value="182508.364537106" calcext:value-type="float">
            <text:p>182,508</text:p>
          </table:table-cell>
          <table:table-cell table:formula="of:=[.B300]-[.G300]-[.H300]" office:value-type="float" office:value="0.0837684386933688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00]+1" office:value-type="float" office:value="298" calcext:value-type="float">
            <text:p>298</text:p>
          </table:table-cell>
          <table:table-cell table:formula="of:=[.B300]+[.B300]*[.$C301]*(1-[.B300]/[.D300])" office:value-type="float" office:value="228135.541683426" calcext:value-type="float">
            <text:p>228,136</text:p>
          </table:table-cell>
          <table:table-cell table:formula="of:=[.C300]-[.C300]*[.$C$2]" office:value-type="float" office:value="0.00000000987198138165268" calcext:value-type="float">
            <text:p>0.0000</text:p>
          </table:table-cell>
          <table:table-cell table:formula="of:=[.$D$4]-[.B301]" office:value-type="float" office:value="60131864.4583166" calcext:value-type="float">
            <text:p>60,131,864</text:p>
          </table:table-cell>
          <table:table-cell table:formula="of:=[.E300]+[.$E$2]*[.E300]" office:value-type="float" office:value="0" calcext:value-type="float">
            <text:p>0.00000</text:p>
          </table:table-cell>
          <table:table-cell table:formula="of:=[.F300]+[.E300]*[.F300]" office:value-type="float" office:value="0.2" calcext:value-type="float">
            <text:p>0.20000</text:p>
          </table:table-cell>
          <table:table-cell table:formula="of:=[.B282]*[.F301]" office:value-type="float" office:value="45627.0925882185" calcext:value-type="float">
            <text:p>45,627</text:p>
          </table:table-cell>
          <table:table-cell table:formula="of:=[.B282]*(1-[.F301])" office:value-type="float" office:value="182508.370352874" calcext:value-type="float">
            <text:p>182,508</text:p>
          </table:table-cell>
          <table:table-cell table:formula="of:=[.B301]-[.G301]-[.H301]" office:value-type="float" office:value="0.0787423340952955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01]+1" office:value-type="float" office:value="299" calcext:value-type="float">
            <text:p>299</text:p>
          </table:table-cell>
          <table:table-cell table:formula="of:=[.B301]+[.B301]*[.$C302]*(1-[.B301]/[.D301])" office:value-type="float" office:value="228135.543792415" calcext:value-type="float">
            <text:p>228,136</text:p>
          </table:table-cell>
          <table:table-cell table:formula="of:=[.C301]-[.C301]*[.$C$2]" office:value-type="float" office:value="0.00000000927966249875352" calcext:value-type="float">
            <text:p>0.0000</text:p>
          </table:table-cell>
          <table:table-cell table:formula="of:=[.$D$4]-[.B302]" office:value-type="float" office:value="60131864.4562076" calcext:value-type="float">
            <text:p>60,131,864</text:p>
          </table:table-cell>
          <table:table-cell table:formula="of:=[.E301]+[.$E$2]*[.E301]" office:value-type="float" office:value="0" calcext:value-type="float">
            <text:p>0.00000</text:p>
          </table:table-cell>
          <table:table-cell table:formula="of:=[.F301]+[.E301]*[.F301]" office:value-type="float" office:value="0.2" calcext:value-type="float">
            <text:p>0.20000</text:p>
          </table:table-cell>
          <table:table-cell table:formula="of:=[.B283]*[.F302]" office:value-type="float" office:value="45627.093954924" calcext:value-type="float">
            <text:p>45,627</text:p>
          </table:table-cell>
          <table:table-cell table:formula="of:=[.B283]*(1-[.F302])" office:value-type="float" office:value="182508.375819696" calcext:value-type="float">
            <text:p>182,508</text:p>
          </table:table-cell>
          <table:table-cell table:formula="of:=[.B302]-[.G302]-[.H302]" office:value-type="float" office:value="0.074017795530380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02]+1" office:value-type="float" office:value="300" calcext:value-type="float">
            <text:p>300</text:p>
          </table:table-cell>
          <table:table-cell table:formula="of:=[.B302]+[.B302]*[.$C303]*(1-[.B302]/[.D302])" office:value-type="float" office:value="228135.545774865" calcext:value-type="float">
            <text:p>228,136</text:p>
          </table:table-cell>
          <table:table-cell table:formula="of:=[.C302]-[.C302]*[.$C$2]" office:value-type="float" office:value="0.00000000872288274882831" calcext:value-type="float">
            <text:p>0.0000</text:p>
          </table:table-cell>
          <table:table-cell table:formula="of:=[.$D$4]-[.B303]" office:value-type="float" office:value="60131864.4542251" calcext:value-type="float">
            <text:p>60,131,864</text:p>
          </table:table-cell>
          <table:table-cell table:formula="of:=[.E302]+[.$E$2]*[.E302]" office:value-type="float" office:value="0" calcext:value-type="float">
            <text:p>0.00000</text:p>
          </table:table-cell>
          <table:table-cell table:formula="of:=[.F302]+[.E302]*[.F302]" office:value-type="float" office:value="0.2" calcext:value-type="float">
            <text:p>0.20000</text:p>
          </table:table-cell>
          <table:table-cell table:formula="of:=[.B284]*[.F303]" office:value-type="float" office:value="45627.0952396272" calcext:value-type="float">
            <text:p>45,627</text:p>
          </table:table-cell>
          <table:table-cell table:formula="of:=[.B284]*(1-[.F303])" office:value-type="float" office:value="182508.380958509" calcext:value-type="float">
            <text:p>182,508</text:p>
          </table:table-cell>
          <table:table-cell table:formula="of:=[.B303]-[.G303]-[.H303]" office:value-type="float" office:value="0.069576729089021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03]+1" office:value-type="float" office:value="301" calcext:value-type="float">
            <text:p>301</text:p>
          </table:table-cell>
          <table:table-cell table:formula="of:=[.B303]+[.B303]*[.$C304]*(1-[.B303]/[.D303])" office:value-type="float" office:value="228135.547638368" calcext:value-type="float">
            <text:p>228,136</text:p>
          </table:table-cell>
          <table:table-cell table:formula="of:=[.C303]-[.C303]*[.$C$2]" office:value-type="float" office:value="0.00000000819950978389861" calcext:value-type="float">
            <text:p>0.0000</text:p>
          </table:table-cell>
          <table:table-cell table:formula="of:=[.$D$4]-[.B304]" office:value-type="float" office:value="60131864.4523616" calcext:value-type="float">
            <text:p>60,131,864</text:p>
          </table:table-cell>
          <table:table-cell table:formula="of:=[.E303]+[.$E$2]*[.E303]" office:value-type="float" office:value="0" calcext:value-type="float">
            <text:p>0.00000</text:p>
          </table:table-cell>
          <table:table-cell table:formula="of:=[.F303]+[.E303]*[.F303]" office:value-type="float" office:value="0.2" calcext:value-type="float">
            <text:p>0.20000</text:p>
          </table:table-cell>
          <table:table-cell table:formula="of:=[.B285]*[.F304]" office:value-type="float" office:value="45627.0964472483" calcext:value-type="float">
            <text:p>45,627</text:p>
          </table:table-cell>
          <table:table-cell table:formula="of:=[.B285]*(1-[.F304])" office:value-type="float" office:value="182508.385788993" calcext:value-type="float">
            <text:p>182,508</text:p>
          </table:table-cell>
          <table:table-cell table:formula="of:=[.B304]-[.G304]-[.H304]" office:value-type="float" office:value="0.0654021265218034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04]+1" office:value-type="float" office:value="302" calcext:value-type="float">
            <text:p>302</text:p>
          </table:table-cell>
          <table:table-cell table:formula="of:=[.B304]+[.B304]*[.$C305]*(1-[.B304]/[.D304])" office:value-type="float" office:value="228135.54939006" calcext:value-type="float">
            <text:p>228,136</text:p>
          </table:table-cell>
          <table:table-cell table:formula="of:=[.C304]-[.C304]*[.$C$2]" office:value-type="float" office:value="0.00000000770753919686469" calcext:value-type="float">
            <text:p>0.0000</text:p>
          </table:table-cell>
          <table:table-cell table:formula="of:=[.$D$4]-[.B305]" office:value-type="float" office:value="60131864.4506099" calcext:value-type="float">
            <text:p>60,131,864</text:p>
          </table:table-cell>
          <table:table-cell table:formula="of:=[.E304]+[.$E$2]*[.E304]" office:value-type="float" office:value="0" calcext:value-type="float">
            <text:p>0.00000</text:p>
          </table:table-cell>
          <table:table-cell table:formula="of:=[.F304]+[.E304]*[.F304]" office:value-type="float" office:value="0.2" calcext:value-type="float">
            <text:p>0.20000</text:p>
          </table:table-cell>
          <table:table-cell table:formula="of:=[.B286]*[.F305]" office:value-type="float" office:value="45627.0975824121" calcext:value-type="float">
            <text:p>45,627</text:p>
          </table:table-cell>
          <table:table-cell table:formula="of:=[.B286]*(1-[.F305])" office:value-type="float" office:value="182508.390329648" calcext:value-type="float">
            <text:p>182,508</text:p>
          </table:table-cell>
          <table:table-cell table:formula="of:=[.B305]-[.G305]-[.H305]" office:value-type="float" office:value="0.0614779999305029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05]+1" office:value-type="float" office:value="303" calcext:value-type="float">
            <text:p>303</text:p>
          </table:table-cell>
          <table:table-cell table:formula="of:=[.B305]+[.B305]*[.$C306]*(1-[.B305]/[.D305])" office:value-type="float" office:value="228135.551036651" calcext:value-type="float">
            <text:p>228,136</text:p>
          </table:table-cell>
          <table:table-cell table:formula="of:=[.C305]-[.C305]*[.$C$2]" office:value-type="float" office:value="0.00000000724508684505281" calcext:value-type="float">
            <text:p>0.0000</text:p>
          </table:table-cell>
          <table:table-cell table:formula="of:=[.$D$4]-[.B306]" office:value-type="float" office:value="60131864.4489634" calcext:value-type="float">
            <text:p>60,131,864</text:p>
          </table:table-cell>
          <table:table-cell table:formula="of:=[.E305]+[.$E$2]*[.E305]" office:value-type="float" office:value="0" calcext:value-type="float">
            <text:p>0.00000</text:p>
          </table:table-cell>
          <table:table-cell table:formula="of:=[.F305]+[.E305]*[.F305]" office:value-type="float" office:value="0.2" calcext:value-type="float">
            <text:p>0.20000</text:p>
          </table:table-cell>
          <table:table-cell table:formula="of:=[.B287]*[.F306]" office:value-type="float" office:value="45627.0986494661" calcext:value-type="float">
            <text:p>45,627</text:p>
          </table:table-cell>
          <table:table-cell table:formula="of:=[.B287]*(1-[.F306])" office:value-type="float" office:value="182508.394597864" calcext:value-type="float">
            <text:p>182,508</text:p>
          </table:table-cell>
          <table:table-cell table:formula="of:=[.B306]-[.G306]-[.H306]" office:value-type="float" office:value="0.0577893208246678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06]+1" office:value-type="float" office:value="304" calcext:value-type="float">
            <text:p>304</text:p>
          </table:table-cell>
          <table:table-cell table:formula="of:=[.B306]+[.B306]*[.$C307]*(1-[.B306]/[.D306])" office:value-type="float" office:value="228135.552584447" calcext:value-type="float">
            <text:p>228,136</text:p>
          </table:table-cell>
          <table:table-cell table:formula="of:=[.C306]-[.C306]*[.$C$2]" office:value-type="float" office:value="0.00000000681038163434964" calcext:value-type="float">
            <text:p>0.0000</text:p>
          </table:table-cell>
          <table:table-cell table:formula="of:=[.$D$4]-[.B307]" office:value-type="float" office:value="60131864.4474156" calcext:value-type="float">
            <text:p>60,131,864</text:p>
          </table:table-cell>
          <table:table-cell table:formula="of:=[.E306]+[.$E$2]*[.E306]" office:value-type="float" office:value="0" calcext:value-type="float">
            <text:p>0.00000</text:p>
          </table:table-cell>
          <table:table-cell table:formula="of:=[.F306]+[.E306]*[.F306]" office:value-type="float" office:value="0.2" calcext:value-type="float">
            <text:p>0.20000</text:p>
          </table:table-cell>
          <table:table-cell table:formula="of:=[.B288]*[.F307]" office:value-type="float" office:value="45627.0996524969" calcext:value-type="float">
            <text:p>45,627</text:p>
          </table:table-cell>
          <table:table-cell table:formula="of:=[.B288]*(1-[.F307])" office:value-type="float" office:value="182508.398609988" calcext:value-type="float">
            <text:p>182,508</text:p>
          </table:table-cell>
          <table:table-cell table:formula="of:=[.B307]-[.G307]-[.H307]" office:value-type="float" office:value="0.0543219623796176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07]+1" office:value-type="float" office:value="305" calcext:value-type="float">
            <text:p>305</text:p>
          </table:table-cell>
          <table:table-cell table:formula="of:=[.B307]+[.B307]*[.$C308]*(1-[.B307]/[.D307])" office:value-type="float" office:value="228135.554039375" calcext:value-type="float">
            <text:p>228,136</text:p>
          </table:table-cell>
          <table:table-cell table:formula="of:=[.C307]-[.C307]*[.$C$2]" office:value-type="float" office:value="0.00000000640175873628866" calcext:value-type="float">
            <text:p>0.0000</text:p>
          </table:table-cell>
          <table:table-cell table:formula="of:=[.$D$4]-[.B308]" office:value-type="float" office:value="60131864.4459606" calcext:value-type="float">
            <text:p>60,131,864</text:p>
          </table:table-cell>
          <table:table-cell table:formula="of:=[.E307]+[.$E$2]*[.E307]" office:value-type="float" office:value="0" calcext:value-type="float">
            <text:p>0.00000</text:p>
          </table:table-cell>
          <table:table-cell table:formula="of:=[.F307]+[.E307]*[.F307]" office:value-type="float" office:value="0.2" calcext:value-type="float">
            <text:p>0.20000</text:p>
          </table:table-cell>
          <table:table-cell table:formula="of:=[.B289]*[.F308]" office:value-type="float" office:value="45627.1005953459" calcext:value-type="float">
            <text:p>45,627</text:p>
          </table:table-cell>
          <table:table-cell table:formula="of:=[.B289]*(1-[.F308])" office:value-type="float" office:value="182508.402381384" calcext:value-type="float">
            <text:p>182,508</text:p>
          </table:table-cell>
          <table:table-cell table:formula="of:=[.B308]-[.G308]-[.H308]" office:value-type="float" office:value="0.0510626453615259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08]+1" office:value-type="float" office:value="306" calcext:value-type="float">
            <text:p>306</text:p>
          </table:table-cell>
          <table:table-cell table:formula="of:=[.B308]+[.B308]*[.$C309]*(1-[.B308]/[.D308])" office:value-type="float" office:value="228135.555407007" calcext:value-type="float">
            <text:p>228,136</text:p>
          </table:table-cell>
          <table:table-cell table:formula="of:=[.C308]-[.C308]*[.$C$2]" office:value-type="float" office:value="0.00000000601765321211134" calcext:value-type="float">
            <text:p>0.0000</text:p>
          </table:table-cell>
          <table:table-cell table:formula="of:=[.$D$4]-[.B309]" office:value-type="float" office:value="60131864.444593" calcext:value-type="float">
            <text:p>60,131,864</text:p>
          </table:table-cell>
          <table:table-cell table:formula="of:=[.E308]+[.$E$2]*[.E308]" office:value-type="float" office:value="0" calcext:value-type="float">
            <text:p>0.00000</text:p>
          </table:table-cell>
          <table:table-cell table:formula="of:=[.F308]+[.E308]*[.F308]" office:value-type="float" office:value="0.2" calcext:value-type="float">
            <text:p>0.20000</text:p>
          </table:table-cell>
          <table:table-cell table:formula="of:=[.B290]*[.F309]" office:value-type="float" office:value="45627.101481624" calcext:value-type="float">
            <text:p>45,627</text:p>
          </table:table-cell>
          <table:table-cell table:formula="of:=[.B290]*(1-[.F309])" office:value-type="float" office:value="182508.405926496" calcext:value-type="float">
            <text:p>182,508</text:p>
          </table:table-cell>
          <table:table-cell table:formula="of:=[.B309]-[.G309]-[.H309]" office:value-type="float" office:value="0.0479988872539252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09]+1" office:value-type="float" office:value="307" calcext:value-type="float">
            <text:p>307</text:p>
          </table:table-cell>
          <table:table-cell table:formula="of:=[.B309]+[.B309]*[.$C310]*(1-[.B309]/[.D309])" office:value-type="float" office:value="228135.556692581" calcext:value-type="float">
            <text:p>228,136</text:p>
          </table:table-cell>
          <table:table-cell table:formula="of:=[.C309]-[.C309]*[.$C$2]" office:value-type="float" office:value="0.00000000565659401938466" calcext:value-type="float">
            <text:p>0.0000</text:p>
          </table:table-cell>
          <table:table-cell table:formula="of:=[.$D$4]-[.B310]" office:value-type="float" office:value="60131864.4433074" calcext:value-type="float">
            <text:p>60,131,864</text:p>
          </table:table-cell>
          <table:table-cell table:formula="of:=[.E309]+[.$E$2]*[.E309]" office:value-type="float" office:value="0" calcext:value-type="float">
            <text:p>0.00000</text:p>
          </table:table-cell>
          <table:table-cell table:formula="of:=[.F309]+[.E309]*[.F309]" office:value-type="float" office:value="0.2" calcext:value-type="float">
            <text:p>0.20000</text:p>
          </table:table-cell>
          <table:table-cell table:formula="of:=[.B291]*[.F310]" office:value-type="float" office:value="45627.1023147254" calcext:value-type="float">
            <text:p>45,627</text:p>
          </table:table-cell>
          <table:table-cell table:formula="of:=[.B291]*(1-[.F310])" office:value-type="float" office:value="182508.409258901" calcext:value-type="float">
            <text:p>182,508</text:p>
          </table:table-cell>
          <table:table-cell table:formula="of:=[.B310]-[.G310]-[.H310]" office:value-type="float" office:value="0.0451189546147361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10]+1" office:value-type="float" office:value="308" calcext:value-type="float">
            <text:p>308</text:p>
          </table:table-cell>
          <table:table-cell table:formula="of:=[.B310]+[.B310]*[.$C311]*(1-[.B310]/[.D310])" office:value-type="float" office:value="228135.557901021" calcext:value-type="float">
            <text:p>228,136</text:p>
          </table:table-cell>
          <table:table-cell table:formula="of:=[.C310]-[.C310]*[.$C$2]" office:value-type="float" office:value="0.00000000531719837822158" calcext:value-type="float">
            <text:p>0.0000</text:p>
          </table:table-cell>
          <table:table-cell table:formula="of:=[.$D$4]-[.B311]" office:value-type="float" office:value="60131864.442099" calcext:value-type="float">
            <text:p>60,131,864</text:p>
          </table:table-cell>
          <table:table-cell table:formula="of:=[.E310]+[.$E$2]*[.E310]" office:value-type="float" office:value="0" calcext:value-type="float">
            <text:p>0.00000</text:p>
          </table:table-cell>
          <table:table-cell table:formula="of:=[.F310]+[.E310]*[.F310]" office:value-type="float" office:value="0.2" calcext:value-type="float">
            <text:p>0.20000</text:p>
          </table:table-cell>
          <table:table-cell table:formula="of:=[.B292]*[.F311]" office:value-type="float" office:value="45627.1030978407" calcext:value-type="float">
            <text:p>45,627</text:p>
          </table:table-cell>
          <table:table-cell table:formula="of:=[.B292]*(1-[.F311])" office:value-type="float" office:value="182508.412391363" calcext:value-type="float">
            <text:p>182,508</text:p>
          </table:table-cell>
          <table:table-cell table:formula="of:=[.B311]-[.G311]-[.H311]" office:value-type="float" office:value="0.0424118177907076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11]+1" office:value-type="float" office:value="309" calcext:value-type="float">
            <text:p>309</text:p>
          </table:table-cell>
          <table:table-cell table:formula="of:=[.B311]+[.B311]*[.$C312]*(1-[.B311]/[.D311])" office:value-type="float" office:value="228135.559036955" calcext:value-type="float">
            <text:p>228,136</text:p>
          </table:table-cell>
          <table:table-cell table:formula="of:=[.C311]-[.C311]*[.$C$2]" office:value-type="float" office:value="0.00000000499816647552829" calcext:value-type="float">
            <text:p>0.0000</text:p>
          </table:table-cell>
          <table:table-cell table:formula="of:=[.$D$4]-[.B312]" office:value-type="float" office:value="60131864.4409631" calcext:value-type="float">
            <text:p>60,131,864</text:p>
          </table:table-cell>
          <table:table-cell table:formula="of:=[.E311]+[.$E$2]*[.E311]" office:value-type="float" office:value="0" calcext:value-type="float">
            <text:p>0.00000</text:p>
          </table:table-cell>
          <table:table-cell table:formula="of:=[.F311]+[.E311]*[.F311]" office:value-type="float" office:value="0.2" calcext:value-type="float">
            <text:p>0.20000</text:p>
          </table:table-cell>
          <table:table-cell table:formula="of:=[.B293]*[.F312]" office:value-type="float" office:value="45627.1038339691" calcext:value-type="float">
            <text:p>45,627</text:p>
          </table:table-cell>
          <table:table-cell table:formula="of:=[.B293]*(1-[.F312])" office:value-type="float" office:value="182508.415335876" calcext:value-type="float">
            <text:p>182,508</text:p>
          </table:table-cell>
          <table:table-cell table:formula="of:=[.B312]-[.G312]-[.H312]" office:value-type="float" office:value="0.039867109153419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12]+1" office:value-type="float" office:value="310" calcext:value-type="float">
            <text:p>310</text:p>
          </table:table-cell>
          <table:table-cell table:formula="of:=[.B312]+[.B312]*[.$C313]*(1-[.B312]/[.D312])" office:value-type="float" office:value="228135.560104732" calcext:value-type="float">
            <text:p>228,136</text:p>
          </table:table-cell>
          <table:table-cell table:formula="of:=[.C312]-[.C312]*[.$C$2]" office:value-type="float" office:value="0.00000000469827648699659" calcext:value-type="float">
            <text:p>0.0000</text:p>
          </table:table-cell>
          <table:table-cell table:formula="of:=[.$D$4]-[.B313]" office:value-type="float" office:value="60131864.4398953" calcext:value-type="float">
            <text:p>60,131,864</text:p>
          </table:table-cell>
          <table:table-cell table:formula="of:=[.E312]+[.$E$2]*[.E312]" office:value-type="float" office:value="0" calcext:value-type="float">
            <text:p>0.00000</text:p>
          </table:table-cell>
          <table:table-cell table:formula="of:=[.F312]+[.E312]*[.F312]" office:value-type="float" office:value="0.2" calcext:value-type="float">
            <text:p>0.20000</text:p>
          </table:table-cell>
          <table:table-cell table:formula="of:=[.B294]*[.F313]" office:value-type="float" office:value="45627.1045259298" calcext:value-type="float">
            <text:p>45,627</text:p>
          </table:table-cell>
          <table:table-cell table:formula="of:=[.B294]*(1-[.F313])" office:value-type="float" office:value="182508.418103719" calcext:value-type="float">
            <text:p>182,508</text:p>
          </table:table-cell>
          <table:table-cell table:formula="of:=[.B313]-[.G313]-[.H313]" office:value-type="float" office:value="0.037475083023309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13]+1" office:value-type="float" office:value="311" calcext:value-type="float">
            <text:p>311</text:p>
          </table:table-cell>
          <table:table-cell table:formula="of:=[.B313]+[.B313]*[.$C314]*(1-[.B313]/[.D313])" office:value-type="float" office:value="228135.561108443" calcext:value-type="float">
            <text:p>228,136</text:p>
          </table:table-cell>
          <table:table-cell table:formula="of:=[.C313]-[.C313]*[.$C$2]" office:value-type="float" office:value="0.00000000441637989777679" calcext:value-type="float">
            <text:p>0.0000</text:p>
          </table:table-cell>
          <table:table-cell table:formula="of:=[.$D$4]-[.B314]" office:value-type="float" office:value="60131864.4388916" calcext:value-type="float">
            <text:p>60,131,864</text:p>
          </table:table-cell>
          <table:table-cell table:formula="of:=[.E313]+[.$E$2]*[.E313]" office:value-type="float" office:value="0" calcext:value-type="float">
            <text:p>0.00000</text:p>
          </table:table-cell>
          <table:table-cell table:formula="of:=[.F313]+[.E313]*[.F313]" office:value-type="float" office:value="0.2" calcext:value-type="float">
            <text:p>0.20000</text:p>
          </table:table-cell>
          <table:table-cell table:formula="of:=[.B295]*[.F314]" office:value-type="float" office:value="45627.1051763729" calcext:value-type="float">
            <text:p>45,627</text:p>
          </table:table-cell>
          <table:table-cell table:formula="of:=[.B295]*(1-[.F314])" office:value-type="float" office:value="182508.420705492" calcext:value-type="float">
            <text:p>182,508</text:p>
          </table:table-cell>
          <table:table-cell table:formula="of:=[.B314]-[.G314]-[.H314]" office:value-type="float" office:value="0.0352265783585608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14]+1" office:value-type="float" office:value="312" calcext:value-type="float">
            <text:p>312</text:p>
          </table:table-cell>
          <table:table-cell table:formula="of:=[.B314]+[.B314]*[.$C315]*(1-[.B314]/[.D314])" office:value-type="float" office:value="228135.562051931" calcext:value-type="float">
            <text:p>228,136</text:p>
          </table:table-cell>
          <table:table-cell table:formula="of:=[.C314]-[.C314]*[.$C$2]" office:value-type="float" office:value="0.00000000415139710391019" calcext:value-type="float">
            <text:p>0.0000</text:p>
          </table:table-cell>
          <table:table-cell table:formula="of:=[.$D$4]-[.B315]" office:value-type="float" office:value="60131864.4379481" calcext:value-type="float">
            <text:p>60,131,864</text:p>
          </table:table-cell>
          <table:table-cell table:formula="of:=[.E314]+[.$E$2]*[.E314]" office:value-type="float" office:value="0" calcext:value-type="float">
            <text:p>0.00000</text:p>
          </table:table-cell>
          <table:table-cell table:formula="of:=[.F314]+[.E314]*[.F314]" office:value-type="float" office:value="0.2" calcext:value-type="float">
            <text:p>0.20000</text:p>
          </table:table-cell>
          <table:table-cell table:formula="of:=[.B296]*[.F315]" office:value-type="float" office:value="45627.1057877894" calcext:value-type="float">
            <text:p>45,627</text:p>
          </table:table-cell>
          <table:table-cell table:formula="of:=[.B296]*(1-[.F315])" office:value-type="float" office:value="182508.423151158" calcext:value-type="float">
            <text:p>182,508</text:p>
          </table:table-cell>
          <table:table-cell table:formula="of:=[.B315]-[.G315]-[.H315]" office:value-type="float" office:value="0.0331129839178175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15]+1" office:value-type="float" office:value="313" calcext:value-type="float">
            <text:p>313</text:p>
          </table:table-cell>
          <table:table-cell table:formula="of:=[.B315]+[.B315]*[.$C316]*(1-[.B315]/[.D315])" office:value-type="float" office:value="228135.56293881" calcext:value-type="float">
            <text:p>228,136</text:p>
          </table:table-cell>
          <table:table-cell table:formula="of:=[.C315]-[.C315]*[.$C$2]" office:value-type="float" office:value="0.00000000390231327767558" calcext:value-type="float">
            <text:p>0.0000</text:p>
          </table:table-cell>
          <table:table-cell table:formula="of:=[.$D$4]-[.B316]" office:value-type="float" office:value="60131864.4370612" calcext:value-type="float">
            <text:p>60,131,864</text:p>
          </table:table-cell>
          <table:table-cell table:formula="of:=[.E315]+[.$E$2]*[.E315]" office:value-type="float" office:value="0" calcext:value-type="float">
            <text:p>0.00000</text:p>
          </table:table-cell>
          <table:table-cell table:formula="of:=[.F315]+[.E315]*[.F315]" office:value-type="float" office:value="0.2" calcext:value-type="float">
            <text:p>0.20000</text:p>
          </table:table-cell>
          <table:table-cell table:formula="of:=[.B297]*[.F316]" office:value-type="float" office:value="45627.1063625209" calcext:value-type="float">
            <text:p>45,627</text:p>
          </table:table-cell>
          <table:table-cell table:formula="of:=[.B297]*(1-[.F316])" office:value-type="float" office:value="182508.425450084" calcext:value-type="float">
            <text:p>182,508</text:p>
          </table:table-cell>
          <table:table-cell table:formula="of:=[.B316]-[.G316]-[.H316]" office:value-type="float" office:value="0.0311262051400263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16]+1" office:value-type="float" office:value="314" calcext:value-type="float">
            <text:p>314</text:p>
          </table:table-cell>
          <table:table-cell table:formula="of:=[.B316]+[.B316]*[.$C317]*(1-[.B316]/[.D316])" office:value-type="float" office:value="228135.563772476" calcext:value-type="float">
            <text:p>228,136</text:p>
          </table:table-cell>
          <table:table-cell table:formula="of:=[.C316]-[.C316]*[.$C$2]" office:value-type="float" office:value="0.00000000366817448101504" calcext:value-type="float">
            <text:p>0.0000</text:p>
          </table:table-cell>
          <table:table-cell table:formula="of:=[.$D$4]-[.B317]" office:value-type="float" office:value="60131864.4362275" calcext:value-type="float">
            <text:p>60,131,864</text:p>
          </table:table-cell>
          <table:table-cell table:formula="of:=[.E316]+[.$E$2]*[.E316]" office:value-type="float" office:value="0" calcext:value-type="float">
            <text:p>0.00000</text:p>
          </table:table-cell>
          <table:table-cell table:formula="of:=[.F316]+[.E316]*[.F316]" office:value-type="float" office:value="0.2" calcext:value-type="float">
            <text:p>0.20000</text:p>
          </table:table-cell>
          <table:table-cell table:formula="of:=[.B298]*[.F317]" office:value-type="float" office:value="45627.1069027686" calcext:value-type="float">
            <text:p>45,627</text:p>
          </table:table-cell>
          <table:table-cell table:formula="of:=[.B298]*(1-[.F317])" office:value-type="float" office:value="182508.427611074" calcext:value-type="float">
            <text:p>182,508</text:p>
          </table:table-cell>
          <table:table-cell table:formula="of:=[.B317]-[.G317]-[.H317]" office:value-type="float" office:value="0.0292586330906488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17]+1" office:value-type="float" office:value="315" calcext:value-type="float">
            <text:p>315</text:p>
          </table:table-cell>
          <table:table-cell table:formula="of:=[.B317]+[.B317]*[.$C318]*(1-[.B317]/[.D317])" office:value-type="float" office:value="228135.564556122" calcext:value-type="float">
            <text:p>228,136</text:p>
          </table:table-cell>
          <table:table-cell table:formula="of:=[.C317]-[.C317]*[.$C$2]" office:value-type="float" office:value="0.00000000344808401215414" calcext:value-type="float">
            <text:p>0.0000</text:p>
          </table:table-cell>
          <table:table-cell table:formula="of:=[.$D$4]-[.B318]" office:value-type="float" office:value="60131864.4354439" calcext:value-type="float">
            <text:p>60,131,864</text:p>
          </table:table-cell>
          <table:table-cell table:formula="of:=[.E317]+[.$E$2]*[.E317]" office:value-type="float" office:value="0" calcext:value-type="float">
            <text:p>0.00000</text:p>
          </table:table-cell>
          <table:table-cell table:formula="of:=[.F317]+[.E317]*[.F317]" office:value-type="float" office:value="0.2" calcext:value-type="float">
            <text:p>0.20000</text:p>
          </table:table-cell>
          <table:table-cell table:formula="of:=[.B299]*[.F318]" office:value-type="float" office:value="45627.1074106014" calcext:value-type="float">
            <text:p>45,627</text:p>
          </table:table-cell>
          <table:table-cell table:formula="of:=[.B299]*(1-[.F318])" office:value-type="float" office:value="182508.429642406" calcext:value-type="float">
            <text:p>182,508</text:p>
          </table:table-cell>
          <table:table-cell table:formula="of:=[.B318]-[.G318]-[.H318]" office:value-type="float" office:value="0.0275031153287273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18]+1" office:value-type="float" office:value="316" calcext:value-type="float">
            <text:p>316</text:p>
          </table:table-cell>
          <table:table-cell table:formula="of:=[.B318]+[.B318]*[.$C319]*(1-[.B318]/[.D318])" office:value-type="float" office:value="228135.56529275" calcext:value-type="float">
            <text:p>228,136</text:p>
          </table:table-cell>
          <table:table-cell table:formula="of:=[.C318]-[.C318]*[.$C$2]" office:value-type="float" office:value="0.00000000324119897142489" calcext:value-type="float">
            <text:p>0.0000</text:p>
          </table:table-cell>
          <table:table-cell table:formula="of:=[.$D$4]-[.B319]" office:value-type="float" office:value="60131864.4347072" calcext:value-type="float">
            <text:p>60,131,864</text:p>
          </table:table-cell>
          <table:table-cell table:formula="of:=[.E318]+[.$E$2]*[.E318]" office:value-type="float" office:value="0" calcext:value-type="float">
            <text:p>0.00000</text:p>
          </table:table-cell>
          <table:table-cell table:formula="of:=[.F318]+[.E318]*[.F318]" office:value-type="float" office:value="0.2" calcext:value-type="float">
            <text:p>0.20000</text:p>
          </table:table-cell>
          <table:table-cell table:formula="of:=[.B300]*[.F319]" office:value-type="float" office:value="45627.1078879642" calcext:value-type="float">
            <text:p>45,627</text:p>
          </table:table-cell>
          <table:table-cell table:formula="of:=[.B300]*(1-[.F319])" office:value-type="float" office:value="182508.431551857" calcext:value-type="float">
            <text:p>182,508</text:p>
          </table:table-cell>
          <table:table-cell table:formula="of:=[.B319]-[.G319]-[.H319]" office:value-type="float" office:value="0.0258529285783879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19]+1" office:value-type="float" office:value="317" calcext:value-type="float">
            <text:p>317</text:p>
          </table:table-cell>
          <table:table-cell table:formula="of:=[.B319]+[.B319]*[.$C320]*(1-[.B319]/[.D319])" office:value-type="float" office:value="228135.565985179" calcext:value-type="float">
            <text:p>228,136</text:p>
          </table:table-cell>
          <table:table-cell table:formula="of:=[.C319]-[.C319]*[.$C$2]" office:value-type="float" office:value="0.0000000030467270331394" calcext:value-type="float">
            <text:p>0.0000</text:p>
          </table:table-cell>
          <table:table-cell table:formula="of:=[.$D$4]-[.B320]" office:value-type="float" office:value="60131864.4340148" calcext:value-type="float">
            <text:p>60,131,864</text:p>
          </table:table-cell>
          <table:table-cell table:formula="of:=[.E319]+[.$E$2]*[.E319]" office:value-type="float" office:value="0" calcext:value-type="float">
            <text:p>0.00000</text:p>
          </table:table-cell>
          <table:table-cell table:formula="of:=[.F319]+[.E319]*[.F319]" office:value-type="float" office:value="0.2" calcext:value-type="float">
            <text:p>0.20000</text:p>
          </table:table-cell>
          <table:table-cell table:formula="of:=[.B301]*[.F320]" office:value-type="float" office:value="45627.1083366853" calcext:value-type="float">
            <text:p>45,627</text:p>
          </table:table-cell>
          <table:table-cell table:formula="of:=[.B301]*(1-[.F320])" office:value-type="float" office:value="182508.433346741" calcext:value-type="float">
            <text:p>182,508</text:p>
          </table:table-cell>
          <table:table-cell table:formula="of:=[.B320]-[.G320]-[.H320]" office:value-type="float" office:value="0.024301753001054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20]+1" office:value-type="float" office:value="318" calcext:value-type="float">
            <text:p>318</text:p>
          </table:table-cell>
          <table:table-cell table:formula="of:=[.B320]+[.B320]*[.$C321]*(1-[.B320]/[.D320])" office:value-type="float" office:value="228135.566636063" calcext:value-type="float">
            <text:p>228,136</text:p>
          </table:table-cell>
          <table:table-cell table:formula="of:=[.C320]-[.C320]*[.$C$2]" office:value-type="float" office:value="0.00000000286392341115103" calcext:value-type="float">
            <text:p>0.0000</text:p>
          </table:table-cell>
          <table:table-cell table:formula="of:=[.$D$4]-[.B321]" office:value-type="float" office:value="60131864.4333639" calcext:value-type="float">
            <text:p>60,131,864</text:p>
          </table:table-cell>
          <table:table-cell table:formula="of:=[.E320]+[.$E$2]*[.E320]" office:value-type="float" office:value="0" calcext:value-type="float">
            <text:p>0.00000</text:p>
          </table:table-cell>
          <table:table-cell table:formula="of:=[.F320]+[.E320]*[.F320]" office:value-type="float" office:value="0.2" calcext:value-type="float">
            <text:p>0.20000</text:p>
          </table:table-cell>
          <table:table-cell table:formula="of:=[.B302]*[.F321]" office:value-type="float" office:value="45627.1087584831" calcext:value-type="float">
            <text:p>45,627</text:p>
          </table:table-cell>
          <table:table-cell table:formula="of:=[.B302]*(1-[.F321])" office:value-type="float" office:value="182508.435033932" calcext:value-type="float">
            <text:p>182,508</text:p>
          </table:table-cell>
          <table:table-cell table:formula="of:=[.B321]-[.G321]-[.H321]" office:value-type="float" office:value="0.022843647951958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21]+1" office:value-type="float" office:value="319" calcext:value-type="float">
            <text:p>319</text:p>
          </table:table-cell>
          <table:table-cell table:formula="of:=[.B321]+[.B321]*[.$C322]*(1-[.B321]/[.D321])" office:value-type="float" office:value="228135.567247894" calcext:value-type="float">
            <text:p>228,136</text:p>
          </table:table-cell>
          <table:table-cell table:formula="of:=[.C321]-[.C321]*[.$C$2]" office:value-type="float" office:value="0.00000000269208800648197" calcext:value-type="float">
            <text:p>0.0000</text:p>
          </table:table-cell>
          <table:table-cell table:formula="of:=[.$D$4]-[.B322]" office:value-type="float" office:value="60131864.4327521" calcext:value-type="float">
            <text:p>60,131,864</text:p>
          </table:table-cell>
          <table:table-cell table:formula="of:=[.E321]+[.$E$2]*[.E321]" office:value-type="float" office:value="0" calcext:value-type="float">
            <text:p>0.00000</text:p>
          </table:table-cell>
          <table:table-cell table:formula="of:=[.F321]+[.E321]*[.F321]" office:value-type="float" office:value="0.2" calcext:value-type="float">
            <text:p>0.20000</text:p>
          </table:table-cell>
          <table:table-cell table:formula="of:=[.B303]*[.F322]" office:value-type="float" office:value="45627.109154973" calcext:value-type="float">
            <text:p>45,627</text:p>
          </table:table-cell>
          <table:table-cell table:formula="of:=[.B303]*(1-[.F322])" office:value-type="float" office:value="182508.436619892" calcext:value-type="float">
            <text:p>182,508</text:p>
          </table:table-cell>
          <table:table-cell table:formula="of:=[.B322]-[.G322]-[.H322]" office:value-type="float" office:value="0.0214730292209424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22]+1" office:value-type="float" office:value="320" calcext:value-type="float">
            <text:p>320</text:p>
          </table:table-cell>
          <table:table-cell table:formula="of:=[.B322]+[.B322]*[.$C323]*(1-[.B322]/[.D322])" office:value-type="float" office:value="228135.567823015" calcext:value-type="float">
            <text:p>228,136</text:p>
          </table:table-cell>
          <table:table-cell table:formula="of:=[.C322]-[.C322]*[.$C$2]" office:value-type="float" office:value="0.00000000253056272609305" calcext:value-type="float">
            <text:p>0.0000</text:p>
          </table:table-cell>
          <table:table-cell table:formula="of:=[.$D$4]-[.B323]" office:value-type="float" office:value="60131864.432177" calcext:value-type="float">
            <text:p>60,131,864</text:p>
          </table:table-cell>
          <table:table-cell table:formula="of:=[.E322]+[.$E$2]*[.E322]" office:value-type="float" office:value="0" calcext:value-type="float">
            <text:p>0.00000</text:p>
          </table:table-cell>
          <table:table-cell table:formula="of:=[.F322]+[.E322]*[.F322]" office:value-type="float" office:value="0.2" calcext:value-type="float">
            <text:p>0.20000</text:p>
          </table:table-cell>
          <table:table-cell table:formula="of:=[.B304]*[.F323]" office:value-type="float" office:value="45627.1095276736" calcext:value-type="float">
            <text:p>45,627</text:p>
          </table:table-cell>
          <table:table-cell table:formula="of:=[.B304]*(1-[.F323])" office:value-type="float" office:value="182508.438110694" calcext:value-type="float">
            <text:p>182,508</text:p>
          </table:table-cell>
          <table:table-cell table:formula="of:=[.B323]-[.G323]-[.H323]" office:value-type="float" office:value="0.0201846475538332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23]+1" office:value-type="float" office:value="321" calcext:value-type="float">
            <text:p>321</text:p>
          </table:table-cell>
          <table:table-cell table:formula="of:=[.B323]+[.B323]*[.$C324]*(1-[.B323]/[.D323])" office:value-type="float" office:value="228135.568363629" calcext:value-type="float">
            <text:p>228,136</text:p>
          </table:table-cell>
          <table:table-cell table:formula="of:=[.C323]-[.C323]*[.$C$2]" office:value-type="float" office:value="0.00000000237872896252747" calcext:value-type="float">
            <text:p>0.0000</text:p>
          </table:table-cell>
          <table:table-cell table:formula="of:=[.$D$4]-[.B324]" office:value-type="float" office:value="60131864.4316364" calcext:value-type="float">
            <text:p>60,131,864</text:p>
          </table:table-cell>
          <table:table-cell table:formula="of:=[.E323]+[.$E$2]*[.E323]" office:value-type="float" office:value="0" calcext:value-type="float">
            <text:p>0.00000</text:p>
          </table:table-cell>
          <table:table-cell table:formula="of:=[.F323]+[.E323]*[.F323]" office:value-type="float" office:value="0.2" calcext:value-type="float">
            <text:p>0.20000</text:p>
          </table:table-cell>
          <table:table-cell table:formula="of:=[.B305]*[.F324]" office:value-type="float" office:value="45627.1098780121" calcext:value-type="float">
            <text:p>45,627</text:p>
          </table:table-cell>
          <table:table-cell table:formula="of:=[.B305]*(1-[.F324])" office:value-type="float" office:value="182508.439512048" calcext:value-type="float">
            <text:p>182,508</text:p>
          </table:table-cell>
          <table:table-cell table:formula="of:=[.B324]-[.G324]-[.H324]" office:value-type="float" office:value="0.0189735688036308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24]+1" office:value-type="float" office:value="322" calcext:value-type="float">
            <text:p>322</text:p>
          </table:table-cell>
          <table:table-cell table:formula="of:=[.B324]+[.B324]*[.$C325]*(1-[.B324]/[.D324])" office:value-type="float" office:value="228135.568871806" calcext:value-type="float">
            <text:p>228,136</text:p>
          </table:table-cell>
          <table:table-cell table:formula="of:=[.C324]-[.C324]*[.$C$2]" office:value-type="float" office:value="0.00000000223600522477582" calcext:value-type="float">
            <text:p>0.0000</text:p>
          </table:table-cell>
          <table:table-cell table:formula="of:=[.$D$4]-[.B325]" office:value-type="float" office:value="60131864.4311282" calcext:value-type="float">
            <text:p>60,131,864</text:p>
          </table:table-cell>
          <table:table-cell table:formula="of:=[.E324]+[.$E$2]*[.E324]" office:value-type="float" office:value="0" calcext:value-type="float">
            <text:p>0.00000</text:p>
          </table:table-cell>
          <table:table-cell table:formula="of:=[.F324]+[.E324]*[.F324]" office:value-type="float" office:value="0.2" calcext:value-type="float">
            <text:p>0.20000</text:p>
          </table:table-cell>
          <table:table-cell table:formula="of:=[.B306]*[.F325]" office:value-type="float" office:value="45627.1102073303" calcext:value-type="float">
            <text:p>45,627</text:p>
          </table:table-cell>
          <table:table-cell table:formula="of:=[.B306]*(1-[.F325])" office:value-type="float" office:value="182508.440829321" calcext:value-type="float">
            <text:p>182,508</text:p>
          </table:table-cell>
          <table:table-cell table:formula="of:=[.B325]-[.G325]-[.H325]" office:value-type="float" office:value="0.017835154780186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25]+1" office:value-type="float" office:value="323" calcext:value-type="float">
            <text:p>323</text:p>
          </table:table-cell>
          <table:table-cell table:formula="of:=[.B325]+[.B325]*[.$C326]*(1-[.B325]/[.D325])" office:value-type="float" office:value="228135.569349493" calcext:value-type="float">
            <text:p>228,136</text:p>
          </table:table-cell>
          <table:table-cell table:formula="of:=[.C325]-[.C325]*[.$C$2]" office:value-type="float" office:value="0.00000000210184491128927" calcext:value-type="float">
            <text:p>0.0000</text:p>
          </table:table-cell>
          <table:table-cell table:formula="of:=[.$D$4]-[.B326]" office:value-type="float" office:value="60131864.4306505" calcext:value-type="float">
            <text:p>60,131,864</text:p>
          </table:table-cell>
          <table:table-cell table:formula="of:=[.E325]+[.$E$2]*[.E325]" office:value-type="float" office:value="0" calcext:value-type="float">
            <text:p>0.00000</text:p>
          </table:table-cell>
          <table:table-cell table:formula="of:=[.F325]+[.E325]*[.F325]" office:value-type="float" office:value="0.2" calcext:value-type="float">
            <text:p>0.20000</text:p>
          </table:table-cell>
          <table:table-cell table:formula="of:=[.B307]*[.F326]" office:value-type="float" office:value="45627.1105168894" calcext:value-type="float">
            <text:p>45,627</text:p>
          </table:table-cell>
          <table:table-cell table:formula="of:=[.B307]*(1-[.F326])" office:value-type="float" office:value="182508.442067558" calcext:value-type="float">
            <text:p>182,508</text:p>
          </table:table-cell>
          <table:table-cell table:formula="of:=[.B326]-[.G326]-[.H326]" office:value-type="float" office:value="0.0167650456132833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26]+1" office:value-type="float" office:value="324" calcext:value-type="float">
            <text:p>324</text:p>
          </table:table-cell>
          <table:table-cell table:formula="of:=[.B326]+[.B326]*[.$C327]*(1-[.B326]/[.D326])" office:value-type="float" office:value="228135.569798518" calcext:value-type="float">
            <text:p>228,136</text:p>
          </table:table-cell>
          <table:table-cell table:formula="of:=[.C326]-[.C326]*[.$C$2]" office:value-type="float" office:value="0.00000000197573421661192" calcext:value-type="float">
            <text:p>0.0000</text:p>
          </table:table-cell>
          <table:table-cell table:formula="of:=[.$D$4]-[.B327]" office:value-type="float" office:value="60131864.4302015" calcext:value-type="float">
            <text:p>60,131,864</text:p>
          </table:table-cell>
          <table:table-cell table:formula="of:=[.E326]+[.$E$2]*[.E326]" office:value-type="float" office:value="0" calcext:value-type="float">
            <text:p>0.00000</text:p>
          </table:table-cell>
          <table:table-cell table:formula="of:=[.F326]+[.E326]*[.F326]" office:value-type="float" office:value="0.2" calcext:value-type="float">
            <text:p>0.20000</text:p>
          </table:table-cell>
          <table:table-cell table:formula="of:=[.B308]*[.F327]" office:value-type="float" office:value="45627.110807875" calcext:value-type="float">
            <text:p>45,627</text:p>
          </table:table-cell>
          <table:table-cell table:formula="of:=[.B308]*(1-[.F327])" office:value-type="float" office:value="182508.4432315" calcext:value-type="float">
            <text:p>182,508</text:p>
          </table:table-cell>
          <table:table-cell table:formula="of:=[.B327]-[.G327]-[.H327]" office:value-type="float" office:value="0.0157591429306194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27]+1" office:value-type="float" office:value="325" calcext:value-type="float">
            <text:p>325</text:p>
          </table:table-cell>
          <table:table-cell table:formula="of:=[.B327]+[.B327]*[.$C328]*(1-[.B327]/[.D327])" office:value-type="float" office:value="228135.570220601" calcext:value-type="float">
            <text:p>228,136</text:p>
          </table:table-cell>
          <table:table-cell table:formula="of:=[.C327]-[.C327]*[.$C$2]" office:value-type="float" office:value="0.0000000018571901636152" calcext:value-type="float">
            <text:p>0.0000</text:p>
          </table:table-cell>
          <table:table-cell table:formula="of:=[.$D$4]-[.B328]" office:value-type="float" office:value="60131864.4297794" calcext:value-type="float">
            <text:p>60,131,864</text:p>
          </table:table-cell>
          <table:table-cell table:formula="of:=[.E327]+[.$E$2]*[.E327]" office:value-type="float" office:value="0" calcext:value-type="float">
            <text:p>0.00000</text:p>
          </table:table-cell>
          <table:table-cell table:formula="of:=[.F327]+[.E327]*[.F327]" office:value-type="float" office:value="0.2" calcext:value-type="float">
            <text:p>0.20000</text:p>
          </table:table-cell>
          <table:table-cell table:formula="of:=[.B309]*[.F328]" office:value-type="float" office:value="45627.1110814014" calcext:value-type="float">
            <text:p>45,627</text:p>
          </table:table-cell>
          <table:table-cell table:formula="of:=[.B309]*(1-[.F328])" office:value-type="float" office:value="182508.444325606" calcext:value-type="float">
            <text:p>182,508</text:p>
          </table:table-cell>
          <table:table-cell table:formula="of:=[.B328]-[.G328]-[.H328]" office:value-type="float" office:value="0.014813594403676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28]+1" office:value-type="float" office:value="326" calcext:value-type="float">
            <text:p>326</text:p>
          </table:table-cell>
          <table:table-cell table:formula="of:=[.B328]+[.B328]*[.$C329]*(1-[.B328]/[.D328])" office:value-type="float" office:value="228135.57061736" calcext:value-type="float">
            <text:p>228,136</text:p>
          </table:table-cell>
          <table:table-cell table:formula="of:=[.C328]-[.C328]*[.$C$2]" office:value-type="float" office:value="0.00000000174575875379829" calcext:value-type="float">
            <text:p>0.0000</text:p>
          </table:table-cell>
          <table:table-cell table:formula="of:=[.$D$4]-[.B329]" office:value-type="float" office:value="60131864.4293826" calcext:value-type="float">
            <text:p>60,131,864</text:p>
          </table:table-cell>
          <table:table-cell table:formula="of:=[.E328]+[.$E$2]*[.E328]" office:value-type="float" office:value="0" calcext:value-type="float">
            <text:p>0.00000</text:p>
          </table:table-cell>
          <table:table-cell table:formula="of:=[.F328]+[.E328]*[.F328]" office:value-type="float" office:value="0.2" calcext:value-type="float">
            <text:p>0.20000</text:p>
          </table:table-cell>
          <table:table-cell table:formula="of:=[.B310]*[.F329]" office:value-type="float" office:value="45627.1113385163" calcext:value-type="float">
            <text:p>45,627</text:p>
          </table:table-cell>
          <table:table-cell table:formula="of:=[.B310]*(1-[.F329])" office:value-type="float" office:value="182508.445354065" calcext:value-type="float">
            <text:p>182,508</text:p>
          </table:table-cell>
          <table:table-cell table:formula="of:=[.B329]-[.G329]-[.H329]" office:value-type="float" office:value="0.0139247787883505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29]+1" office:value-type="float" office:value="327" calcext:value-type="float">
            <text:p>327</text:p>
          </table:table-cell>
          <table:table-cell table:formula="of:=[.B329]+[.B329]*[.$C330]*(1-[.B329]/[.D329])" office:value-type="float" office:value="228135.570990313" calcext:value-type="float">
            <text:p>228,136</text:p>
          </table:table-cell>
          <table:table-cell table:formula="of:=[.C329]-[.C329]*[.$C$2]" office:value-type="float" office:value="0.00000000164101322857039" calcext:value-type="float">
            <text:p>0.0000</text:p>
          </table:table-cell>
          <table:table-cell table:formula="of:=[.$D$4]-[.B330]" office:value-type="float" office:value="60131864.4290097" calcext:value-type="float">
            <text:p>60,131,864</text:p>
          </table:table-cell>
          <table:table-cell table:formula="of:=[.E329]+[.$E$2]*[.E329]" office:value-type="float" office:value="0" calcext:value-type="float">
            <text:p>0.00000</text:p>
          </table:table-cell>
          <table:table-cell table:formula="of:=[.F329]+[.E329]*[.F329]" office:value-type="float" office:value="0.2" calcext:value-type="float">
            <text:p>0.20000</text:p>
          </table:table-cell>
          <table:table-cell table:formula="of:=[.B311]*[.F330]" office:value-type="float" office:value="45627.1115802042" calcext:value-type="float">
            <text:p>45,627</text:p>
          </table:table-cell>
          <table:table-cell table:formula="of:=[.B311]*(1-[.F330])" office:value-type="float" office:value="182508.446320817" calcext:value-type="float">
            <text:p>182,508</text:p>
          </table:table-cell>
          <table:table-cell table:formula="of:=[.B330]-[.G330]-[.H330]" office:value-type="float" office:value="0.013089292100630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30]+1" office:value-type="float" office:value="328" calcext:value-type="float">
            <text:p>328</text:p>
          </table:table-cell>
          <table:table-cell table:formula="of:=[.B330]+[.B330]*[.$C331]*(1-[.B330]/[.D330])" office:value-type="float" office:value="228135.571340889" calcext:value-type="float">
            <text:p>228,136</text:p>
          </table:table-cell>
          <table:table-cell table:formula="of:=[.C330]-[.C330]*[.$C$2]" office:value-type="float" office:value="0.00000000154255243485617" calcext:value-type="float">
            <text:p>0.0000</text:p>
          </table:table-cell>
          <table:table-cell table:formula="of:=[.$D$4]-[.B331]" office:value-type="float" office:value="60131864.4286591" calcext:value-type="float">
            <text:p>60,131,864</text:p>
          </table:table-cell>
          <table:table-cell table:formula="of:=[.E330]+[.$E$2]*[.E330]" office:value-type="float" office:value="0" calcext:value-type="float">
            <text:p>0.00000</text:p>
          </table:table-cell>
          <table:table-cell table:formula="of:=[.F330]+[.E330]*[.F330]" office:value-type="float" office:value="0.2" calcext:value-type="float">
            <text:p>0.20000</text:p>
          </table:table-cell>
          <table:table-cell table:formula="of:=[.B312]*[.F331]" office:value-type="float" office:value="45627.1118073909" calcext:value-type="float">
            <text:p>45,627</text:p>
          </table:table-cell>
          <table:table-cell table:formula="of:=[.B312]*(1-[.F331])" office:value-type="float" office:value="182508.447229564" calcext:value-type="float">
            <text:p>182,508</text:p>
          </table:table-cell>
          <table:table-cell table:formula="of:=[.B331]-[.G331]-[.H331]" office:value-type="float" office:value="0.0123039346071891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31]+1" office:value-type="float" office:value="329" calcext:value-type="float">
            <text:p>329</text:p>
          </table:table-cell>
          <table:table-cell table:formula="of:=[.B331]+[.B331]*[.$C332]*(1-[.B331]/[.D331])" office:value-type="float" office:value="228135.571670431" calcext:value-type="float">
            <text:p>228,136</text:p>
          </table:table-cell>
          <table:table-cell table:formula="of:=[.C331]-[.C331]*[.$C$2]" office:value-type="float" office:value="0.0000000014499992887648" calcext:value-type="float">
            <text:p>0.0000</text:p>
          </table:table-cell>
          <table:table-cell table:formula="of:=[.$D$4]-[.B332]" office:value-type="float" office:value="60131864.4283296" calcext:value-type="float">
            <text:p>60,131,864</text:p>
          </table:table-cell>
          <table:table-cell table:formula="of:=[.E331]+[.$E$2]*[.E331]" office:value-type="float" office:value="0" calcext:value-type="float">
            <text:p>0.00000</text:p>
          </table:table-cell>
          <table:table-cell table:formula="of:=[.F331]+[.E331]*[.F331]" office:value-type="float" office:value="0.2" calcext:value-type="float">
            <text:p>0.20000</text:p>
          </table:table-cell>
          <table:table-cell table:formula="of:=[.B313]*[.F332]" office:value-type="float" office:value="45627.1120209464" calcext:value-type="float">
            <text:p>45,627</text:p>
          </table:table-cell>
          <table:table-cell table:formula="of:=[.B313]*(1-[.F332])" office:value-type="float" office:value="182508.448083786" calcext:value-type="float">
            <text:p>182,508</text:p>
          </table:table-cell>
          <table:table-cell table:formula="of:=[.B332]-[.G332]-[.H332]" office:value-type="float" office:value="0.0115656985435635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32]+1" office:value-type="float" office:value="330" calcext:value-type="float">
            <text:p>330</text:p>
          </table:table-cell>
          <table:table-cell table:formula="of:=[.B332]+[.B332]*[.$C333]*(1-[.B332]/[.D332])" office:value-type="float" office:value="228135.5719802" calcext:value-type="float">
            <text:p>228,136</text:p>
          </table:table-cell>
          <table:table-cell table:formula="of:=[.C332]-[.C332]*[.$C$2]" office:value-type="float" office:value="0.00000000136299933143891" calcext:value-type="float">
            <text:p>0.0000</text:p>
          </table:table-cell>
          <table:table-cell table:formula="of:=[.$D$4]-[.B333]" office:value-type="float" office:value="60131864.4280198" calcext:value-type="float">
            <text:p>60,131,864</text:p>
          </table:table-cell>
          <table:table-cell table:formula="of:=[.E332]+[.$E$2]*[.E332]" office:value-type="float" office:value="0" calcext:value-type="float">
            <text:p>0.00000</text:p>
          </table:table-cell>
          <table:table-cell table:formula="of:=[.F332]+[.E332]*[.F332]" office:value-type="float" office:value="0.2" calcext:value-type="float">
            <text:p>0.20000</text:p>
          </table:table-cell>
          <table:table-cell table:formula="of:=[.B314]*[.F333]" office:value-type="float" office:value="45627.1122216886" calcext:value-type="float">
            <text:p>45,627</text:p>
          </table:table-cell>
          <table:table-cell table:formula="of:=[.B314]*(1-[.F333])" office:value-type="float" office:value="182508.448886754" calcext:value-type="float">
            <text:p>182,508</text:p>
          </table:table-cell>
          <table:table-cell table:formula="of:=[.B333]-[.G333]-[.H333]" office:value-type="float" office:value="0.010871756676351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33]+1" office:value-type="float" office:value="331" calcext:value-type="float">
            <text:p>331</text:p>
          </table:table-cell>
          <table:table-cell table:formula="of:=[.B333]+[.B333]*[.$C334]*(1-[.B333]/[.D333])" office:value-type="float" office:value="228135.572271382" calcext:value-type="float">
            <text:p>228,136</text:p>
          </table:table-cell>
          <table:table-cell table:formula="of:=[.C333]-[.C333]*[.$C$2]" office:value-type="float" office:value="0.00000000128121937155258" calcext:value-type="float">
            <text:p>0.0000</text:p>
          </table:table-cell>
          <table:table-cell table:formula="of:=[.$D$4]-[.B334]" office:value-type="float" office:value="60131864.4277286" calcext:value-type="float">
            <text:p>60,131,864</text:p>
          </table:table-cell>
          <table:table-cell table:formula="of:=[.E333]+[.$E$2]*[.E333]" office:value-type="float" office:value="0" calcext:value-type="float">
            <text:p>0.00000</text:p>
          </table:table-cell>
          <table:table-cell table:formula="of:=[.F333]+[.E333]*[.F333]" office:value-type="float" office:value="0.2" calcext:value-type="float">
            <text:p>0.20000</text:p>
          </table:table-cell>
          <table:table-cell table:formula="of:=[.B315]*[.F334]" office:value-type="float" office:value="45627.1124103862" calcext:value-type="float">
            <text:p>45,627</text:p>
          </table:table-cell>
          <table:table-cell table:formula="of:=[.B315]*(1-[.F334])" office:value-type="float" office:value="182508.449641545" calcext:value-type="float">
            <text:p>182,508</text:p>
          </table:table-cell>
          <table:table-cell table:formula="of:=[.B334]-[.G334]-[.H334]" office:value-type="float" office:value="0.010219451301964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34]+1" office:value-type="float" office:value="332" calcext:value-type="float">
            <text:p>332</text:p>
          </table:table-cell>
          <table:table-cell table:formula="of:=[.B334]+[.B334]*[.$C335]*(1-[.B334]/[.D334])" office:value-type="float" office:value="228135.572545094" calcext:value-type="float">
            <text:p>228,136</text:p>
          </table:table-cell>
          <table:table-cell table:formula="of:=[.C334]-[.C334]*[.$C$2]" office:value-type="float" office:value="0.00000000120434620925942" calcext:value-type="float">
            <text:p>0.0000</text:p>
          </table:table-cell>
          <table:table-cell table:formula="of:=[.$D$4]-[.B335]" office:value-type="float" office:value="60131864.4274549" calcext:value-type="float">
            <text:p>60,131,864</text:p>
          </table:table-cell>
          <table:table-cell table:formula="of:=[.E334]+[.$E$2]*[.E334]" office:value-type="float" office:value="0" calcext:value-type="float">
            <text:p>0.00000</text:p>
          </table:table-cell>
          <table:table-cell table:formula="of:=[.F334]+[.E334]*[.F334]" office:value-type="float" office:value="0.2" calcext:value-type="float">
            <text:p>0.20000</text:p>
          </table:table-cell>
          <table:table-cell table:formula="of:=[.B316]*[.F335]" office:value-type="float" office:value="45627.112587762" calcext:value-type="float">
            <text:p>45,627</text:p>
          </table:table-cell>
          <table:table-cell table:formula="of:=[.B316]*(1-[.F335])" office:value-type="float" office:value="182508.450351048" calcext:value-type="float">
            <text:p>182,508</text:p>
          </table:table-cell>
          <table:table-cell table:formula="of:=[.B335]-[.G335]-[.H335]" office:value-type="float" office:value="0.00960628426400945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35]+1" office:value-type="float" office:value="333" calcext:value-type="float">
            <text:p>333</text:p>
          </table:table-cell>
          <table:table-cell table:formula="of:=[.B335]+[.B335]*[.$C336]*(1-[.B335]/[.D335])" office:value-type="float" office:value="228135.572802383" calcext:value-type="float">
            <text:p>228,136</text:p>
          </table:table-cell>
          <table:table-cell table:formula="of:=[.C335]-[.C335]*[.$C$2]" office:value-type="float" office:value="0.00000000113208543670386" calcext:value-type="float">
            <text:p>0.0000</text:p>
          </table:table-cell>
          <table:table-cell table:formula="of:=[.$D$4]-[.B336]" office:value-type="float" office:value="60131864.4271976" calcext:value-type="float">
            <text:p>60,131,864</text:p>
          </table:table-cell>
          <table:table-cell table:formula="of:=[.E335]+[.$E$2]*[.E335]" office:value-type="float" office:value="0" calcext:value-type="float">
            <text:p>0.00000</text:p>
          </table:table-cell>
          <table:table-cell table:formula="of:=[.F335]+[.E335]*[.F335]" office:value-type="float" office:value="0.2" calcext:value-type="float">
            <text:p>0.20000</text:p>
          </table:table-cell>
          <table:table-cell table:formula="of:=[.B317]*[.F336]" office:value-type="float" office:value="45627.1127544952" calcext:value-type="float">
            <text:p>45,627</text:p>
          </table:table-cell>
          <table:table-cell table:formula="of:=[.B317]*(1-[.F336])" office:value-type="float" office:value="182508.451017981" calcext:value-type="float">
            <text:p>182,508</text:p>
          </table:table-cell>
          <table:table-cell table:formula="of:=[.B336]-[.G336]-[.H336]" office:value-type="float" office:value="0.0090299072326161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36]+1" office:value-type="float" office:value="334" calcext:value-type="float">
            <text:p>334</text:p>
          </table:table-cell>
          <table:table-cell table:formula="of:=[.B336]+[.B336]*[.$C337]*(1-[.B336]/[.D336])" office:value-type="float" office:value="228135.573044235" calcext:value-type="float">
            <text:p>228,136</text:p>
          </table:table-cell>
          <table:table-cell table:formula="of:=[.C336]-[.C336]*[.$C$2]" office:value-type="float" office:value="0.00000000106416031050162" calcext:value-type="float">
            <text:p>0.0000</text:p>
          </table:table-cell>
          <table:table-cell table:formula="of:=[.$D$4]-[.B337]" office:value-type="float" office:value="60131864.4269558" calcext:value-type="float">
            <text:p>60,131,864</text:p>
          </table:table-cell>
          <table:table-cell table:formula="of:=[.E336]+[.$E$2]*[.E336]" office:value-type="float" office:value="0" calcext:value-type="float">
            <text:p>0.00000</text:p>
          </table:table-cell>
          <table:table-cell table:formula="of:=[.F336]+[.E336]*[.F336]" office:value-type="float" office:value="0.2" calcext:value-type="float">
            <text:p>0.20000</text:p>
          </table:table-cell>
          <table:table-cell table:formula="of:=[.B318]*[.F337]" office:value-type="float" office:value="45627.1129112244" calcext:value-type="float">
            <text:p>45,627</text:p>
          </table:table-cell>
          <table:table-cell table:formula="of:=[.B318]*(1-[.F337])" office:value-type="float" office:value="182508.451644898" calcext:value-type="float">
            <text:p>182,508</text:p>
          </table:table-cell>
          <table:table-cell table:formula="of:=[.B337]-[.G337]-[.H337]" office:value-type="float" office:value="0.0084881127695553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37]+1" office:value-type="float" office:value="335" calcext:value-type="float">
            <text:p>335</text:p>
          </table:table-cell>
          <table:table-cell table:formula="of:=[.B337]+[.B337]*[.$C338]*(1-[.B337]/[.D337])" office:value-type="float" office:value="228135.573271576" calcext:value-type="float">
            <text:p>228,136</text:p>
          </table:table-cell>
          <table:table-cell table:formula="of:=[.C337]-[.C337]*[.$C$2]" office:value-type="float" office:value="0.00000000100031069187153" calcext:value-type="float">
            <text:p>0.0000</text:p>
          </table:table-cell>
          <table:table-cell table:formula="of:=[.$D$4]-[.B338]" office:value-type="float" office:value="60131864.4267284" calcext:value-type="float">
            <text:p>60,131,864</text:p>
          </table:table-cell>
          <table:table-cell table:formula="of:=[.E337]+[.$E$2]*[.E337]" office:value-type="float" office:value="0" calcext:value-type="float">
            <text:p>0.00000</text:p>
          </table:table-cell>
          <table:table-cell table:formula="of:=[.F337]+[.E337]*[.F337]" office:value-type="float" office:value="0.2" calcext:value-type="float">
            <text:p>0.20000</text:p>
          </table:table-cell>
          <table:table-cell table:formula="of:=[.B319]*[.F338]" office:value-type="float" office:value="45627.1130585499" calcext:value-type="float">
            <text:p>45,627</text:p>
          </table:table-cell>
          <table:table-cell table:formula="of:=[.B319]*(1-[.F338])" office:value-type="float" office:value="182508.4522342" calcext:value-type="float">
            <text:p>182,508</text:p>
          </table:table-cell>
          <table:table-cell table:formula="of:=[.B338]-[.G338]-[.H338]" office:value-type="float" office:value="0.00797882600454614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38]+1" office:value-type="float" office:value="336" calcext:value-type="float">
            <text:p>336</text:p>
          </table:table-cell>
          <table:table-cell table:formula="of:=[.B338]+[.B338]*[.$C339]*(1-[.B338]/[.D338])" office:value-type="float" office:value="228135.573485276" calcext:value-type="float">
            <text:p>228,136</text:p>
          </table:table-cell>
          <table:table-cell table:formula="of:=[.C338]-[.C338]*[.$C$2]" office:value-type="float" office:value="0.000000000940292050359236" calcext:value-type="float">
            <text:p>0.0000</text:p>
          </table:table-cell>
          <table:table-cell table:formula="of:=[.$D$4]-[.B339]" office:value-type="float" office:value="60131864.4265147" calcext:value-type="float">
            <text:p>60,131,864</text:p>
          </table:table-cell>
          <table:table-cell table:formula="of:=[.E338]+[.$E$2]*[.E338]" office:value-type="float" office:value="0" calcext:value-type="float">
            <text:p>0.00000</text:p>
          </table:table-cell>
          <table:table-cell table:formula="of:=[.F338]+[.E338]*[.F338]" office:value-type="float" office:value="0.2" calcext:value-type="float">
            <text:p>0.20000</text:p>
          </table:table-cell>
          <table:table-cell table:formula="of:=[.B320]*[.F339]" office:value-type="float" office:value="45627.1131970359" calcext:value-type="float">
            <text:p>45,627</text:p>
          </table:table-cell>
          <table:table-cell table:formula="of:=[.B320]*(1-[.F339])" office:value-type="float" office:value="182508.452788144" calcext:value-type="float">
            <text:p>182,508</text:p>
          </table:table-cell>
          <table:table-cell table:formula="of:=[.B339]-[.G339]-[.H339]" office:value-type="float" office:value="0.00750009645707905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39]+1" office:value-type="float" office:value="337" calcext:value-type="float">
            <text:p>337</text:p>
          </table:table-cell>
          <table:table-cell table:formula="of:=[.B339]+[.B339]*[.$C340]*(1-[.B339]/[.D339])" office:value-type="float" office:value="228135.573686154" calcext:value-type="float">
            <text:p>228,136</text:p>
          </table:table-cell>
          <table:table-cell table:formula="of:=[.C339]-[.C339]*[.$C$2]" office:value-type="float" office:value="0.000000000883874527337682" calcext:value-type="float">
            <text:p>0.0000</text:p>
          </table:table-cell>
          <table:table-cell table:formula="of:=[.$D$4]-[.B340]" office:value-type="float" office:value="60131864.4263139" calcext:value-type="float">
            <text:p>60,131,864</text:p>
          </table:table-cell>
          <table:table-cell table:formula="of:=[.E339]+[.$E$2]*[.E339]" office:value-type="float" office:value="0" calcext:value-type="float">
            <text:p>0.00000</text:p>
          </table:table-cell>
          <table:table-cell table:formula="of:=[.F339]+[.E339]*[.F339]" office:value-type="float" office:value="0.2" calcext:value-type="float">
            <text:p>0.20000</text:p>
          </table:table-cell>
          <table:table-cell table:formula="of:=[.B321]*[.F340]" office:value-type="float" office:value="45627.1133272127" calcext:value-type="float">
            <text:p>45,627</text:p>
          </table:table-cell>
          <table:table-cell table:formula="of:=[.B321]*(1-[.F340])" office:value-type="float" office:value="182508.453308851" calcext:value-type="float">
            <text:p>182,508</text:p>
          </table:table-cell>
          <table:table-cell table:formula="of:=[.B340]-[.G340]-[.H340]" office:value-type="float" office:value="0.0070500907022506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40]+1" office:value-type="float" office:value="338" calcext:value-type="float">
            <text:p>338</text:p>
          </table:table-cell>
          <table:table-cell table:formula="of:=[.B340]+[.B340]*[.$C341]*(1-[.B340]/[.D340])" office:value-type="float" office:value="228135.57387498" calcext:value-type="float">
            <text:p>228,136</text:p>
          </table:table-cell>
          <table:table-cell table:formula="of:=[.C340]-[.C340]*[.$C$2]" office:value-type="float" office:value="0.000000000830842055697421" calcext:value-type="float">
            <text:p>0.0000</text:p>
          </table:table-cell>
          <table:table-cell table:formula="of:=[.$D$4]-[.B341]" office:value-type="float" office:value="60131864.426125" calcext:value-type="float">
            <text:p>60,131,864</text:p>
          </table:table-cell>
          <table:table-cell table:formula="of:=[.E340]+[.$E$2]*[.E340]" office:value-type="float" office:value="0" calcext:value-type="float">
            <text:p>0.00000</text:p>
          </table:table-cell>
          <table:table-cell table:formula="of:=[.F340]+[.E340]*[.F340]" office:value-type="float" office:value="0.2" calcext:value-type="float">
            <text:p>0.20000</text:p>
          </table:table-cell>
          <table:table-cell table:formula="of:=[.B322]*[.F341]" office:value-type="float" office:value="45627.1134495789" calcext:value-type="float">
            <text:p>45,627</text:p>
          </table:table-cell>
          <table:table-cell table:formula="of:=[.B322]*(1-[.F341])" office:value-type="float" office:value="182508.453798315" calcext:value-type="float">
            <text:p>182,508</text:p>
          </table:table-cell>
          <table:table-cell table:formula="of:=[.B341]-[.G341]-[.H341]" office:value-type="float" office:value="0.00662708526942879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41]+1" office:value-type="float" office:value="339" calcext:value-type="float">
            <text:p>339</text:p>
          </table:table-cell>
          <table:table-cell table:formula="of:=[.B341]+[.B341]*[.$C342]*(1-[.B341]/[.D341])" office:value-type="float" office:value="228135.574052476" calcext:value-type="float">
            <text:p>228,136</text:p>
          </table:table-cell>
          <table:table-cell table:formula="of:=[.C341]-[.C341]*[.$C$2]" office:value-type="float" office:value="0.000000000780991532355576" calcext:value-type="float">
            <text:p>0.0000</text:p>
          </table:table-cell>
          <table:table-cell table:formula="of:=[.$D$4]-[.B342]" office:value-type="float" office:value="60131864.4259475" calcext:value-type="float">
            <text:p>60,131,864</text:p>
          </table:table-cell>
          <table:table-cell table:formula="of:=[.E341]+[.$E$2]*[.E341]" office:value-type="float" office:value="0" calcext:value-type="float">
            <text:p>0.00000</text:p>
          </table:table-cell>
          <table:table-cell table:formula="of:=[.F341]+[.E341]*[.F341]" office:value-type="float" office:value="0.2" calcext:value-type="float">
            <text:p>0.20000</text:p>
          </table:table-cell>
          <table:table-cell table:formula="of:=[.B323]*[.F342]" office:value-type="float" office:value="45627.1135646031" calcext:value-type="float">
            <text:p>45,627</text:p>
          </table:table-cell>
          <table:table-cell table:formula="of:=[.B323]*(1-[.F342])" office:value-type="float" office:value="182508.454258412" calcext:value-type="float">
            <text:p>182,508</text:p>
          </table:table-cell>
          <table:table-cell table:formula="of:=[.B342]-[.G342]-[.H342]" office:value-type="float" office:value="0.00622946015209891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42]+1" office:value-type="float" office:value="340" calcext:value-type="float">
            <text:p>340</text:p>
          </table:table-cell>
          <table:table-cell table:formula="of:=[.B342]+[.B342]*[.$C343]*(1-[.B342]/[.D342])" office:value-type="float" office:value="228135.574219322" calcext:value-type="float">
            <text:p>228,136</text:p>
          </table:table-cell>
          <table:table-cell table:formula="of:=[.C342]-[.C342]*[.$C$2]" office:value-type="float" office:value="0.000000000734132040414241" calcext:value-type="float">
            <text:p>0.0000</text:p>
          </table:table-cell>
          <table:table-cell table:formula="of:=[.$D$4]-[.B343]" office:value-type="float" office:value="60131864.4257807" calcext:value-type="float">
            <text:p>60,131,864</text:p>
          </table:table-cell>
          <table:table-cell table:formula="of:=[.E342]+[.$E$2]*[.E342]" office:value-type="float" office:value="0" calcext:value-type="float">
            <text:p>0.00000</text:p>
          </table:table-cell>
          <table:table-cell table:formula="of:=[.F342]+[.E342]*[.F342]" office:value-type="float" office:value="0.2" calcext:value-type="float">
            <text:p>0.20000</text:p>
          </table:table-cell>
          <table:table-cell table:formula="of:=[.B324]*[.F343]" office:value-type="float" office:value="45627.1136727259" calcext:value-type="float">
            <text:p>45,627</text:p>
          </table:table-cell>
          <table:table-cell table:formula="of:=[.B324]*(1-[.F343])" office:value-type="float" office:value="182508.454690903" calcext:value-type="float">
            <text:p>182,508</text:p>
          </table:table-cell>
          <table:table-cell table:formula="of:=[.B343]-[.G343]-[.H343]" office:value-type="float" office:value="0.0058556925505399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43]+1" office:value-type="float" office:value="341" calcext:value-type="float">
            <text:p>341</text:p>
          </table:table-cell>
          <table:table-cell table:formula="of:=[.B343]+[.B343]*[.$C344]*(1-[.B343]/[.D343])" office:value-type="float" office:value="228135.574376157" calcext:value-type="float">
            <text:p>228,136</text:p>
          </table:table-cell>
          <table:table-cell table:formula="of:=[.C343]-[.C343]*[.$C$2]" office:value-type="float" office:value="0.000000000690084117989386" calcext:value-type="float">
            <text:p>0.0000</text:p>
          </table:table-cell>
          <table:table-cell table:formula="of:=[.$D$4]-[.B344]" office:value-type="float" office:value="60131864.4256238" calcext:value-type="float">
            <text:p>60,131,864</text:p>
          </table:table-cell>
          <table:table-cell table:formula="of:=[.E343]+[.$E$2]*[.E343]" office:value-type="float" office:value="0" calcext:value-type="float">
            <text:p>0.00000</text:p>
          </table:table-cell>
          <table:table-cell table:formula="of:=[.F343]+[.E343]*[.F343]" office:value-type="float" office:value="0.2" calcext:value-type="float">
            <text:p>0.20000</text:p>
          </table:table-cell>
          <table:table-cell table:formula="of:=[.B325]*[.F344]" office:value-type="float" office:value="45627.1137743613" calcext:value-type="float">
            <text:p>45,627</text:p>
          </table:table-cell>
          <table:table-cell table:formula="of:=[.B325]*(1-[.F344])" office:value-type="float" office:value="182508.455097445" calcext:value-type="float">
            <text:p>182,508</text:p>
          </table:table-cell>
          <table:table-cell table:formula="of:=[.B344]-[.G344]-[.H344]" office:value-type="float" office:value="0.00550435099285096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44]+1" office:value-type="float" office:value="342" calcext:value-type="float">
            <text:p>342</text:p>
          </table:table-cell>
          <table:table-cell table:formula="of:=[.B344]+[.B344]*[.$C345]*(1-[.B344]/[.D344])" office:value-type="float" office:value="228135.574523583" calcext:value-type="float">
            <text:p>228,136</text:p>
          </table:table-cell>
          <table:table-cell table:formula="of:=[.C344]-[.C344]*[.$C$2]" office:value-type="float" office:value="0.000000000648679070910023" calcext:value-type="float">
            <text:p>0.0000</text:p>
          </table:table-cell>
          <table:table-cell table:formula="of:=[.$D$4]-[.B345]" office:value-type="float" office:value="60131864.4254764" calcext:value-type="float">
            <text:p>60,131,864</text:p>
          </table:table-cell>
          <table:table-cell table:formula="of:=[.E344]+[.$E$2]*[.E344]" office:value-type="float" office:value="0" calcext:value-type="float">
            <text:p>0.00000</text:p>
          </table:table-cell>
          <table:table-cell table:formula="of:=[.F344]+[.E344]*[.F344]" office:value-type="float" office:value="0.2" calcext:value-type="float">
            <text:p>0.20000</text:p>
          </table:table-cell>
          <table:table-cell table:formula="of:=[.B326]*[.F345]" office:value-type="float" office:value="45627.1138698985" calcext:value-type="float">
            <text:p>45,627</text:p>
          </table:table-cell>
          <table:table-cell table:formula="of:=[.B326]*(1-[.F345])" office:value-type="float" office:value="182508.455479594" calcext:value-type="float">
            <text:p>182,508</text:p>
          </table:table-cell>
          <table:table-cell table:formula="of:=[.B345]-[.G345]-[.H345]" office:value-type="float" office:value="0.00517408997984603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45]+1" office:value-type="float" office:value="343" calcext:value-type="float">
            <text:p>343</text:p>
          </table:table-cell>
          <table:table-cell table:formula="of:=[.B345]+[.B345]*[.$C346]*(1-[.B345]/[.D345])" office:value-type="float" office:value="228135.574662162" calcext:value-type="float">
            <text:p>228,136</text:p>
          </table:table-cell>
          <table:table-cell table:formula="of:=[.C345]-[.C345]*[.$C$2]" office:value-type="float" office:value="0.000000000609758326655422" calcext:value-type="float">
            <text:p>0.0000</text:p>
          </table:table-cell>
          <table:table-cell table:formula="of:=[.$D$4]-[.B346]" office:value-type="float" office:value="60131864.4253378" calcext:value-type="float">
            <text:p>60,131,864</text:p>
          </table:table-cell>
          <table:table-cell table:formula="of:=[.E345]+[.$E$2]*[.E345]" office:value-type="float" office:value="0" calcext:value-type="float">
            <text:p>0.00000</text:p>
          </table:table-cell>
          <table:table-cell table:formula="of:=[.F345]+[.E345]*[.F345]" office:value-type="float" office:value="0.2" calcext:value-type="float">
            <text:p>0.20000</text:p>
          </table:table-cell>
          <table:table-cell table:formula="of:=[.B327]*[.F346]" office:value-type="float" office:value="45627.1139597036" calcext:value-type="float">
            <text:p>45,627</text:p>
          </table:table-cell>
          <table:table-cell table:formula="of:=[.B327]*(1-[.F346])" office:value-type="float" office:value="182508.455838814" calcext:value-type="float">
            <text:p>182,508</text:p>
          </table:table-cell>
          <table:table-cell table:formula="of:=[.B346]-[.G346]-[.H346]" office:value-type="float" office:value="0.00486364457174204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46]+1" office:value-type="float" office:value="344" calcext:value-type="float">
            <text:p>344</text:p>
          </table:table-cell>
          <table:table-cell table:formula="of:=[.B346]+[.B346]*[.$C347]*(1-[.B346]/[.D346])" office:value-type="float" office:value="228135.574792427" calcext:value-type="float">
            <text:p>228,136</text:p>
          </table:table-cell>
          <table:table-cell table:formula="of:=[.C346]-[.C346]*[.$C$2]" office:value-type="float" office:value="0.000000000573172827056097" calcext:value-type="float">
            <text:p>0.0000</text:p>
          </table:table-cell>
          <table:table-cell table:formula="of:=[.$D$4]-[.B347]" office:value-type="float" office:value="60131864.4252076" calcext:value-type="float">
            <text:p>60,131,864</text:p>
          </table:table-cell>
          <table:table-cell table:formula="of:=[.E346]+[.$E$2]*[.E346]" office:value-type="float" office:value="0" calcext:value-type="float">
            <text:p>0.00000</text:p>
          </table:table-cell>
          <table:table-cell table:formula="of:=[.F346]+[.E346]*[.F346]" office:value-type="float" office:value="0.2" calcext:value-type="float">
            <text:p>0.20000</text:p>
          </table:table-cell>
          <table:table-cell table:formula="of:=[.B328]*[.F347]" office:value-type="float" office:value="45627.1140441203" calcext:value-type="float">
            <text:p>45,627</text:p>
          </table:table-cell>
          <table:table-cell table:formula="of:=[.B328]*(1-[.F347])" office:value-type="float" office:value="182508.456176481" calcext:value-type="float">
            <text:p>182,508</text:p>
          </table:table-cell>
          <table:table-cell table:formula="of:=[.B347]-[.G347]-[.H347]" office:value-type="float" office:value="0.0045718259061686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47]+1" office:value-type="float" office:value="345" calcext:value-type="float">
            <text:p>345</text:p>
          </table:table-cell>
          <table:table-cell table:formula="of:=[.B347]+[.B347]*[.$C348]*(1-[.B347]/[.D347])" office:value-type="float" office:value="228135.574914877" calcext:value-type="float">
            <text:p>228,136</text:p>
          </table:table-cell>
          <table:table-cell table:formula="of:=[.C347]-[.C347]*[.$C$2]" office:value-type="float" office:value="0.000000000538782457432731" calcext:value-type="float">
            <text:p>0.0000</text:p>
          </table:table-cell>
          <table:table-cell table:formula="of:=[.$D$4]-[.B348]" office:value-type="float" office:value="60131864.4250851" calcext:value-type="float">
            <text:p>60,131,864</text:p>
          </table:table-cell>
          <table:table-cell table:formula="of:=[.E347]+[.$E$2]*[.E347]" office:value-type="float" office:value="0" calcext:value-type="float">
            <text:p>0.00000</text:p>
          </table:table-cell>
          <table:table-cell table:formula="of:=[.F347]+[.E347]*[.F347]" office:value-type="float" office:value="0.2" calcext:value-type="float">
            <text:p>0.20000</text:p>
          </table:table-cell>
          <table:table-cell table:formula="of:=[.B329]*[.F348]" office:value-type="float" office:value="45627.114123472" calcext:value-type="float">
            <text:p>45,627</text:p>
          </table:table-cell>
          <table:table-cell table:formula="of:=[.B329]*(1-[.F348])" office:value-type="float" office:value="182508.456493888" calcext:value-type="float">
            <text:p>182,508</text:p>
          </table:table-cell>
          <table:table-cell table:formula="of:=[.B348]-[.G348]-[.H348]" office:value-type="float" office:value="0.00429751636693254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48]+1" office:value-type="float" office:value="346" calcext:value-type="float">
            <text:p>346</text:p>
          </table:table-cell>
          <table:table-cell table:formula="of:=[.B348]+[.B348]*[.$C349]*(1-[.B348]/[.D348])" office:value-type="float" office:value="228135.575029979" calcext:value-type="float">
            <text:p>228,136</text:p>
          </table:table-cell>
          <table:table-cell table:formula="of:=[.C348]-[.C348]*[.$C$2]" office:value-type="float" office:value="0.000000000506455509986767" calcext:value-type="float">
            <text:p>0.0000</text:p>
          </table:table-cell>
          <table:table-cell table:formula="of:=[.$D$4]-[.B349]" office:value-type="float" office:value="60131864.42497" calcext:value-type="float">
            <text:p>60,131,864</text:p>
          </table:table-cell>
          <table:table-cell table:formula="of:=[.E348]+[.$E$2]*[.E348]" office:value-type="float" office:value="0" calcext:value-type="float">
            <text:p>0.00000</text:p>
          </table:table-cell>
          <table:table-cell table:formula="of:=[.F348]+[.E348]*[.F348]" office:value-type="float" office:value="0.2" calcext:value-type="float">
            <text:p>0.20000</text:p>
          </table:table-cell>
          <table:table-cell table:formula="of:=[.B330]*[.F349]" office:value-type="float" office:value="45627.1141980627" calcext:value-type="float">
            <text:p>45,627</text:p>
          </table:table-cell>
          <table:table-cell table:formula="of:=[.B330]*(1-[.F349])" office:value-type="float" office:value="182508.456792251" calcext:value-type="float">
            <text:p>182,508</text:p>
          </table:table-cell>
          <table:table-cell table:formula="of:=[.B349]-[.G349]-[.H349]" office:value-type="float" office:value="0.00403966539306566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49]+1" office:value-type="float" office:value="347" calcext:value-type="float">
            <text:p>347</text:p>
          </table:table-cell>
          <table:table-cell table:formula="of:=[.B349]+[.B349]*[.$C350]*(1-[.B349]/[.D349])" office:value-type="float" office:value="228135.575138175" calcext:value-type="float">
            <text:p>228,136</text:p>
          </table:table-cell>
          <table:table-cell table:formula="of:=[.C349]-[.C349]*[.$C$2]" office:value-type="float" office:value="0.000000000476068179387561" calcext:value-type="float">
            <text:p>0.0000</text:p>
          </table:table-cell>
          <table:table-cell table:formula="of:=[.$D$4]-[.B350]" office:value-type="float" office:value="60131864.4248618" calcext:value-type="float">
            <text:p>60,131,864</text:p>
          </table:table-cell>
          <table:table-cell table:formula="of:=[.E349]+[.$E$2]*[.E349]" office:value-type="float" office:value="0" calcext:value-type="float">
            <text:p>0.00000</text:p>
          </table:table-cell>
          <table:table-cell table:formula="of:=[.F349]+[.E349]*[.F349]" office:value-type="float" office:value="0.2" calcext:value-type="float">
            <text:p>0.20000</text:p>
          </table:table-cell>
          <table:table-cell table:formula="of:=[.B331]*[.F350]" office:value-type="float" office:value="45627.1142681779" calcext:value-type="float">
            <text:p>45,627</text:p>
          </table:table-cell>
          <table:table-cell table:formula="of:=[.B331]*(1-[.F350])" office:value-type="float" office:value="182508.457072711" calcext:value-type="float">
            <text:p>182,508</text:p>
          </table:table-cell>
          <table:table-cell table:formula="of:=[.B350]-[.G350]-[.H350]" office:value-type="float" office:value="0.0037972854624968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50]+1" office:value-type="float" office:value="348" calcext:value-type="float">
            <text:p>348</text:p>
          </table:table-cell>
          <table:table-cell table:formula="of:=[.B350]+[.B350]*[.$C351]*(1-[.B350]/[.D350])" office:value-type="float" office:value="228135.575239879" calcext:value-type="float">
            <text:p>228,136</text:p>
          </table:table-cell>
          <table:table-cell table:formula="of:=[.C350]-[.C350]*[.$C$2]" office:value-type="float" office:value="0.000000000447504088624307" calcext:value-type="float">
            <text:p>0.0000</text:p>
          </table:table-cell>
          <table:table-cell table:formula="of:=[.$D$4]-[.B351]" office:value-type="float" office:value="60131864.4247601" calcext:value-type="float">
            <text:p>60,131,864</text:p>
          </table:table-cell>
          <table:table-cell table:formula="of:=[.E350]+[.$E$2]*[.E350]" office:value-type="float" office:value="0" calcext:value-type="float">
            <text:p>0.00000</text:p>
          </table:table-cell>
          <table:table-cell table:formula="of:=[.F350]+[.E350]*[.F350]" office:value-type="float" office:value="0.2" calcext:value-type="float">
            <text:p>0.20000</text:p>
          </table:table-cell>
          <table:table-cell table:formula="of:=[.B332]*[.F351]" office:value-type="float" office:value="45627.1143340861" calcext:value-type="float">
            <text:p>45,627</text:p>
          </table:table-cell>
          <table:table-cell table:formula="of:=[.B332]*(1-[.F351])" office:value-type="float" office:value="182508.457336345" calcext:value-type="float">
            <text:p>182,508</text:p>
          </table:table-cell>
          <table:table-cell table:formula="of:=[.B351]-[.G351]-[.H351]" office:value-type="float" office:value="0.00356944836676121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51]+1" office:value-type="float" office:value="349" calcext:value-type="float">
            <text:p>349</text:p>
          </table:table-cell>
          <table:table-cell table:formula="of:=[.B351]+[.B351]*[.$C352]*(1-[.B351]/[.D351])" office:value-type="float" office:value="228135.575335481" calcext:value-type="float">
            <text:p>228,136</text:p>
          </table:table-cell>
          <table:table-cell table:formula="of:=[.C351]-[.C351]*[.$C$2]" office:value-type="float" office:value="0.000000000420653843306849" calcext:value-type="float">
            <text:p>0.0000</text:p>
          </table:table-cell>
          <table:table-cell table:formula="of:=[.$D$4]-[.B352]" office:value-type="float" office:value="60131864.4246645" calcext:value-type="float">
            <text:p>60,131,864</text:p>
          </table:table-cell>
          <table:table-cell table:formula="of:=[.E351]+[.$E$2]*[.E351]" office:value-type="float" office:value="0" calcext:value-type="float">
            <text:p>0.00000</text:p>
          </table:table-cell>
          <table:table-cell table:formula="of:=[.F351]+[.E351]*[.F351]" office:value-type="float" office:value="0.2" calcext:value-type="float">
            <text:p>0.20000</text:p>
          </table:table-cell>
          <table:table-cell table:formula="of:=[.B333]*[.F352]" office:value-type="float" office:value="45627.1143960399" calcext:value-type="float">
            <text:p>45,627</text:p>
          </table:table-cell>
          <table:table-cell table:formula="of:=[.B333]*(1-[.F352])" office:value-type="float" office:value="182508.45758416" calcext:value-type="float">
            <text:p>182,508</text:p>
          </table:table-cell>
          <table:table-cell table:formula="of:=[.B352]-[.G352]-[.H352]" office:value-type="float" office:value="0.00335528142750263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52]+1" office:value-type="float" office:value="350" calcext:value-type="float">
            <text:p>350</text:p>
          </table:table-cell>
          <table:table-cell table:formula="of:=[.B352]+[.B352]*[.$C353]*(1-[.B352]/[.D352])" office:value-type="float" office:value="228135.575425347" calcext:value-type="float">
            <text:p>228,136</text:p>
          </table:table-cell>
          <table:table-cell table:formula="of:=[.C352]-[.C352]*[.$C$2]" office:value-type="float" office:value="0.000000000395414612708438" calcext:value-type="float">
            <text:p>0.0000</text:p>
          </table:table-cell>
          <table:table-cell table:formula="of:=[.$D$4]-[.B353]" office:value-type="float" office:value="60131864.4245747" calcext:value-type="float">
            <text:p>60,131,864</text:p>
          </table:table-cell>
          <table:table-cell table:formula="of:=[.E352]+[.$E$2]*[.E352]" office:value-type="float" office:value="0" calcext:value-type="float">
            <text:p>0.00000</text:p>
          </table:table-cell>
          <table:table-cell table:formula="of:=[.F352]+[.E352]*[.F352]" office:value-type="float" office:value="0.2" calcext:value-type="float">
            <text:p>0.20000</text:p>
          </table:table-cell>
          <table:table-cell table:formula="of:=[.B334]*[.F353]" office:value-type="float" office:value="45627.1144542765" calcext:value-type="float">
            <text:p>45,627</text:p>
          </table:table-cell>
          <table:table-cell table:formula="of:=[.B334]*(1-[.F353])" office:value-type="float" office:value="182508.457817106" calcext:value-type="float">
            <text:p>182,508</text:p>
          </table:table-cell>
          <table:table-cell table:formula="of:=[.B353]-[.G353]-[.H353]" office:value-type="float" office:value="0.0031539645569864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53]+1" office:value-type="float" office:value="351" calcext:value-type="float">
            <text:p>351</text:p>
          </table:table-cell>
          <table:table-cell table:formula="of:=[.B353]+[.B353]*[.$C354]*(1-[.B353]/[.D353])" office:value-type="float" office:value="228135.575509821" calcext:value-type="float">
            <text:p>228,136</text:p>
          </table:table-cell>
          <table:table-cell table:formula="of:=[.C353]-[.C353]*[.$C$2]" office:value-type="float" office:value="0.000000000371689735945932" calcext:value-type="float">
            <text:p>0.0000</text:p>
          </table:table-cell>
          <table:table-cell table:formula="of:=[.$D$4]-[.B354]" office:value-type="float" office:value="60131864.4244902" calcext:value-type="float">
            <text:p>60,131,864</text:p>
          </table:table-cell>
          <table:table-cell table:formula="of:=[.E353]+[.$E$2]*[.E353]" office:value-type="float" office:value="0" calcext:value-type="float">
            <text:p>0.00000</text:p>
          </table:table-cell>
          <table:table-cell table:formula="of:=[.F353]+[.E353]*[.F353]" office:value-type="float" office:value="0.2" calcext:value-type="float">
            <text:p>0.20000</text:p>
          </table:table-cell>
          <table:table-cell table:formula="of:=[.B335]*[.F354]" office:value-type="float" office:value="45627.1145090188" calcext:value-type="float">
            <text:p>45,627</text:p>
          </table:table-cell>
          <table:table-cell table:formula="of:=[.B335]*(1-[.F354])" office:value-type="float" office:value="182508.458036075" calcext:value-type="float">
            <text:p>182,508</text:p>
          </table:table-cell>
          <table:table-cell table:formula="of:=[.B354]-[.G354]-[.H354]" office:value-type="float" office:value="0.00296472670743242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54]+1" office:value-type="float" office:value="352" calcext:value-type="float">
            <text:p>352</text:p>
          </table:table-cell>
          <table:table-cell table:formula="of:=[.B354]+[.B354]*[.$C355]*(1-[.B354]/[.D354])" office:value-type="float" office:value="228135.575589226" calcext:value-type="float">
            <text:p>228,136</text:p>
          </table:table-cell>
          <table:table-cell table:formula="of:=[.C354]-[.C354]*[.$C$2]" office:value-type="float" office:value="0.000000000349388351789176" calcext:value-type="float">
            <text:p>0.0000</text:p>
          </table:table-cell>
          <table:table-cell table:formula="of:=[.$D$4]-[.B355]" office:value-type="float" office:value="60131864.4244108" calcext:value-type="float">
            <text:p>60,131,864</text:p>
          </table:table-cell>
          <table:table-cell table:formula="of:=[.E354]+[.$E$2]*[.E354]" office:value-type="float" office:value="0" calcext:value-type="float">
            <text:p>0.00000</text:p>
          </table:table-cell>
          <table:table-cell table:formula="of:=[.F354]+[.E354]*[.F354]" office:value-type="float" office:value="0.2" calcext:value-type="float">
            <text:p>0.20000</text:p>
          </table:table-cell>
          <table:table-cell table:formula="of:=[.B336]*[.F355]" office:value-type="float" office:value="45627.1145604767" calcext:value-type="float">
            <text:p>45,627</text:p>
          </table:table-cell>
          <table:table-cell table:formula="of:=[.B336]*(1-[.F355])" office:value-type="float" office:value="182508.458241907" calcext:value-type="float">
            <text:p>182,508</text:p>
          </table:table-cell>
          <table:table-cell table:formula="of:=[.B355]-[.G355]-[.H355]" office:value-type="float" office:value="0.00278684313525446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55]+1" office:value-type="float" office:value="353" calcext:value-type="float">
            <text:p>353</text:p>
          </table:table-cell>
          <table:table-cell table:formula="of:=[.B355]+[.B355]*[.$C356]*(1-[.B355]/[.D355])" office:value-type="float" office:value="228135.575663868" calcext:value-type="float">
            <text:p>228,136</text:p>
          </table:table-cell>
          <table:table-cell table:formula="of:=[.C355]-[.C355]*[.$C$2]" office:value-type="float" office:value="0.000000000328425050681825" calcext:value-type="float">
            <text:p>0.0000</text:p>
          </table:table-cell>
          <table:table-cell table:formula="of:=[.$D$4]-[.B356]" office:value-type="float" office:value="60131864.4243361" calcext:value-type="float">
            <text:p>60,131,864</text:p>
          </table:table-cell>
          <table:table-cell table:formula="of:=[.E355]+[.$E$2]*[.E355]" office:value-type="float" office:value="0" calcext:value-type="float">
            <text:p>0.00000</text:p>
          </table:table-cell>
          <table:table-cell table:formula="of:=[.F355]+[.E355]*[.F355]" office:value-type="float" office:value="0.2" calcext:value-type="float">
            <text:p>0.20000</text:p>
          </table:table-cell>
          <table:table-cell table:formula="of:=[.B337]*[.F356]" office:value-type="float" office:value="45627.114608847" calcext:value-type="float">
            <text:p>45,627</text:p>
          </table:table-cell>
          <table:table-cell table:formula="of:=[.B337]*(1-[.F356])" office:value-type="float" office:value="182508.458435388" calcext:value-type="float">
            <text:p>182,508</text:p>
          </table:table-cell>
          <table:table-cell table:formula="of:=[.B356]-[.G356]-[.H356]" office:value-type="float" office:value="0.00261963251978159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56]+1" office:value-type="float" office:value="354" calcext:value-type="float">
            <text:p>354</text:p>
          </table:table-cell>
          <table:table-cell table:formula="of:=[.B356]+[.B356]*[.$C357]*(1-[.B356]/[.D356])" office:value-type="float" office:value="228135.57573403" calcext:value-type="float">
            <text:p>228,136</text:p>
          </table:table-cell>
          <table:table-cell table:formula="of:=[.C356]-[.C356]*[.$C$2]" office:value-type="float" office:value="0.000000000308719547640916" calcext:value-type="float">
            <text:p>0.0000</text:p>
          </table:table-cell>
          <table:table-cell table:formula="of:=[.$D$4]-[.B357]" office:value-type="float" office:value="60131864.424266" calcext:value-type="float">
            <text:p>60,131,864</text:p>
          </table:table-cell>
          <table:table-cell table:formula="of:=[.E356]+[.$E$2]*[.E356]" office:value-type="float" office:value="0" calcext:value-type="float">
            <text:p>0.00000</text:p>
          </table:table-cell>
          <table:table-cell table:formula="of:=[.F356]+[.E356]*[.F356]" office:value-type="float" office:value="0.2" calcext:value-type="float">
            <text:p>0.20000</text:p>
          </table:table-cell>
          <table:table-cell table:formula="of:=[.B338]*[.F357]" office:value-type="float" office:value="45627.1146543151" calcext:value-type="float">
            <text:p>45,627</text:p>
          </table:table-cell>
          <table:table-cell table:formula="of:=[.B338]*(1-[.F357])" office:value-type="float" office:value="182508.458617261" calcext:value-type="float">
            <text:p>182,508</text:p>
          </table:table-cell>
          <table:table-cell table:formula="of:=[.B357]-[.G357]-[.H357]" office:value-type="float" office:value="0.0024624545767437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57]+1" office:value-type="float" office:value="355" calcext:value-type="float">
            <text:p>355</text:p>
          </table:table-cell>
          <table:table-cell table:formula="of:=[.B357]+[.B357]*[.$C358]*(1-[.B357]/[.D357])" office:value-type="float" office:value="228135.575799983" calcext:value-type="float">
            <text:p>228,136</text:p>
          </table:table-cell>
          <table:table-cell table:formula="of:=[.C357]-[.C357]*[.$C$2]" office:value-type="float" office:value="0.000000000290196374782461" calcext:value-type="float">
            <text:p>0.0000</text:p>
          </table:table-cell>
          <table:table-cell table:formula="of:=[.$D$4]-[.B358]" office:value-type="float" office:value="60131864.4242" calcext:value-type="float">
            <text:p>60,131,864</text:p>
          </table:table-cell>
          <table:table-cell table:formula="of:=[.E357]+[.$E$2]*[.E357]" office:value-type="float" office:value="0" calcext:value-type="float">
            <text:p>0.00000</text:p>
          </table:table-cell>
          <table:table-cell table:formula="of:=[.F357]+[.E357]*[.F357]" office:value-type="float" office:value="0.2" calcext:value-type="float">
            <text:p>0.20000</text:p>
          </table:table-cell>
          <table:table-cell table:formula="of:=[.B339]*[.F358]" office:value-type="float" office:value="45627.1146970552" calcext:value-type="float">
            <text:p>45,627</text:p>
          </table:table-cell>
          <table:table-cell table:formula="of:=[.B339]*(1-[.F358])" office:value-type="float" office:value="182508.458788221" calcext:value-type="float">
            <text:p>182,508</text:p>
          </table:table-cell>
          <table:table-cell table:formula="of:=[.B358]-[.G358]-[.H358]" office:value-type="float" office:value="0.00231470732251182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58]+1" office:value-type="float" office:value="356" calcext:value-type="float">
            <text:p>356</text:p>
          </table:table-cell>
          <table:table-cell table:formula="of:=[.B358]+[.B358]*[.$C359]*(1-[.B358]/[.D358])" office:value-type="float" office:value="228135.575861979" calcext:value-type="float">
            <text:p>228,136</text:p>
          </table:table-cell>
          <table:table-cell table:formula="of:=[.C358]-[.C358]*[.$C$2]" office:value-type="float" office:value="0.000000000272784592295513" calcext:value-type="float">
            <text:p>0.0000</text:p>
          </table:table-cell>
          <table:table-cell table:formula="of:=[.$D$4]-[.B359]" office:value-type="float" office:value="60131864.424138" calcext:value-type="float">
            <text:p>60,131,864</text:p>
          </table:table-cell>
          <table:table-cell table:formula="of:=[.E358]+[.$E$2]*[.E358]" office:value-type="float" office:value="0" calcext:value-type="float">
            <text:p>0.00000</text:p>
          </table:table-cell>
          <table:table-cell table:formula="of:=[.F358]+[.E358]*[.F358]" office:value-type="float" office:value="0.2" calcext:value-type="float">
            <text:p>0.20000</text:p>
          </table:table-cell>
          <table:table-cell table:formula="of:=[.B340]*[.F359]" office:value-type="float" office:value="45627.1147372308" calcext:value-type="float">
            <text:p>45,627</text:p>
          </table:table-cell>
          <table:table-cell table:formula="of:=[.B340]*(1-[.F359])" office:value-type="float" office:value="182508.458948923" calcext:value-type="float">
            <text:p>182,508</text:p>
          </table:table-cell>
          <table:table-cell table:formula="of:=[.B359]-[.G359]-[.H359]" office:value-type="float" office:value="0.00217582486220635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59]+1" office:value-type="float" office:value="357" calcext:value-type="float">
            <text:p>357</text:p>
          </table:table-cell>
          <table:table-cell table:formula="of:=[.B359]+[.B359]*[.$C360]*(1-[.B359]/[.D359])" office:value-type="float" office:value="228135.575920255" calcext:value-type="float">
            <text:p>228,136</text:p>
          </table:table-cell>
          <table:table-cell table:formula="of:=[.C359]-[.C359]*[.$C$2]" office:value-type="float" office:value="0.000000000256417516757782" calcext:value-type="float">
            <text:p>0.0000</text:p>
          </table:table-cell>
          <table:table-cell table:formula="of:=[.$D$4]-[.B360]" office:value-type="float" office:value="60131864.4240797" calcext:value-type="float">
            <text:p>60,131,864</text:p>
          </table:table-cell>
          <table:table-cell table:formula="of:=[.E359]+[.$E$2]*[.E359]" office:value-type="float" office:value="0" calcext:value-type="float">
            <text:p>0.00000</text:p>
          </table:table-cell>
          <table:table-cell table:formula="of:=[.F359]+[.E359]*[.F359]" office:value-type="float" office:value="0.2" calcext:value-type="float">
            <text:p>0.20000</text:p>
          </table:table-cell>
          <table:table-cell table:formula="of:=[.B341]*[.F360]" office:value-type="float" office:value="45627.1147749959" calcext:value-type="float">
            <text:p>45,627</text:p>
          </table:table-cell>
          <table:table-cell table:formula="of:=[.B341]*(1-[.F360])" office:value-type="float" office:value="182508.459099984" calcext:value-type="float">
            <text:p>182,508</text:p>
          </table:table-cell>
          <table:table-cell table:formula="of:=[.B360]-[.G360]-[.H360]" office:value-type="float" office:value="0.00204527538153343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60]+1" office:value-type="float" office:value="358" calcext:value-type="float">
            <text:p>358</text:p>
          </table:table-cell>
          <table:table-cell table:formula="of:=[.B360]+[.B360]*[.$C361]*(1-[.B360]/[.D360])" office:value-type="float" office:value="228135.575975034" calcext:value-type="float">
            <text:p>228,136</text:p>
          </table:table-cell>
          <table:table-cell table:formula="of:=[.C360]-[.C360]*[.$C$2]" office:value-type="float" office:value="0.000000000241032465752315" calcext:value-type="float">
            <text:p>0.0000</text:p>
          </table:table-cell>
          <table:table-cell table:formula="of:=[.$D$4]-[.B361]" office:value-type="float" office:value="60131864.424025" calcext:value-type="float">
            <text:p>60,131,864</text:p>
          </table:table-cell>
          <table:table-cell table:formula="of:=[.E360]+[.$E$2]*[.E360]" office:value-type="float" office:value="0" calcext:value-type="float">
            <text:p>0.00000</text:p>
          </table:table-cell>
          <table:table-cell table:formula="of:=[.F360]+[.E360]*[.F360]" office:value-type="float" office:value="0.2" calcext:value-type="float">
            <text:p>0.20000</text:p>
          </table:table-cell>
          <table:table-cell table:formula="of:=[.B342]*[.F361]" office:value-type="float" office:value="45627.1148104951" calcext:value-type="float">
            <text:p>45,627</text:p>
          </table:table-cell>
          <table:table-cell table:formula="of:=[.B342]*(1-[.F361])" office:value-type="float" office:value="182508.45924198" calcext:value-type="float">
            <text:p>182,508</text:p>
          </table:table-cell>
          <table:table-cell table:formula="of:=[.B361]-[.G361]-[.H361]" office:value-type="float" office:value="0.0019225588766858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61]+1" office:value-type="float" office:value="359" calcext:value-type="float">
            <text:p>359</text:p>
          </table:table-cell>
          <table:table-cell table:formula="of:=[.B361]+[.B361]*[.$C362]*(1-[.B361]/[.D361])" office:value-type="float" office:value="228135.576026527" calcext:value-type="float">
            <text:p>228,136</text:p>
          </table:table-cell>
          <table:table-cell table:formula="of:=[.C361]-[.C361]*[.$C$2]" office:value-type="float" office:value="0.000000000226570517807176" calcext:value-type="float">
            <text:p>0.0000</text:p>
          </table:table-cell>
          <table:table-cell table:formula="of:=[.$D$4]-[.B362]" office:value-type="float" office:value="60131864.4239735" calcext:value-type="float">
            <text:p>60,131,864</text:p>
          </table:table-cell>
          <table:table-cell table:formula="of:=[.E361]+[.$E$2]*[.E361]" office:value-type="float" office:value="0" calcext:value-type="float">
            <text:p>0.00000</text:p>
          </table:table-cell>
          <table:table-cell table:formula="of:=[.F361]+[.E361]*[.F361]" office:value-type="float" office:value="0.2" calcext:value-type="float">
            <text:p>0.20000</text:p>
          </table:table-cell>
          <table:table-cell table:formula="of:=[.B343]*[.F362]" office:value-type="float" office:value="45627.1148438644" calcext:value-type="float">
            <text:p>45,627</text:p>
          </table:table-cell>
          <table:table-cell table:formula="of:=[.B343]*(1-[.F362])" office:value-type="float" office:value="182508.459375457" calcext:value-type="float">
            <text:p>182,508</text:p>
          </table:table-cell>
          <table:table-cell table:formula="of:=[.B362]-[.G362]-[.H362]" office:value-type="float" office:value="0.00180720529169776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62]+1" office:value-type="float" office:value="360" calcext:value-type="float">
            <text:p>360</text:p>
          </table:table-cell>
          <table:table-cell table:formula="of:=[.B362]+[.B362]*[.$C363]*(1-[.B362]/[.D362])" office:value-type="float" office:value="228135.57607493" calcext:value-type="float">
            <text:p>228,136</text:p>
          </table:table-cell>
          <table:table-cell table:formula="of:=[.C362]-[.C362]*[.$C$2]" office:value-type="float" office:value="0.000000000212976286738746" calcext:value-type="float">
            <text:p>0.0000</text:p>
          </table:table-cell>
          <table:table-cell table:formula="of:=[.$D$4]-[.B363]" office:value-type="float" office:value="60131864.4239251" calcext:value-type="float">
            <text:p>60,131,864</text:p>
          </table:table-cell>
          <table:table-cell table:formula="of:=[.E362]+[.$E$2]*[.E362]" office:value-type="float" office:value="0" calcext:value-type="float">
            <text:p>0.00000</text:p>
          </table:table-cell>
          <table:table-cell table:formula="of:=[.F362]+[.E362]*[.F362]" office:value-type="float" office:value="0.2" calcext:value-type="float">
            <text:p>0.20000</text:p>
          </table:table-cell>
          <table:table-cell table:formula="of:=[.B344]*[.F363]" office:value-type="float" office:value="45627.1148752315" calcext:value-type="float">
            <text:p>45,627</text:p>
          </table:table-cell>
          <table:table-cell table:formula="of:=[.B344]*(1-[.F363])" office:value-type="float" office:value="182508.459500926" calcext:value-type="float">
            <text:p>182,508</text:p>
          </table:table-cell>
          <table:table-cell table:formula="of:=[.B363]-[.G363]-[.H363]" office:value-type="float" office:value="0.00169877297594212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63]+1" office:value-type="float" office:value="361" calcext:value-type="float">
            <text:p>361</text:p>
          </table:table-cell>
          <table:table-cell table:formula="of:=[.B363]+[.B363]*[.$C364]*(1-[.B363]/[.D363])" office:value-type="float" office:value="228135.576120429" calcext:value-type="float">
            <text:p>228,136</text:p>
          </table:table-cell>
          <table:table-cell table:formula="of:=[.C363]-[.C363]*[.$C$2]" office:value-type="float" office:value="0.000000000200197709534421" calcext:value-type="float">
            <text:p>0.0000</text:p>
          </table:table-cell>
          <table:table-cell table:formula="of:=[.$D$4]-[.B364]" office:value-type="float" office:value="60131864.4238796" calcext:value-type="float">
            <text:p>60,131,864</text:p>
          </table:table-cell>
          <table:table-cell table:formula="of:=[.E363]+[.$E$2]*[.E363]" office:value-type="float" office:value="0" calcext:value-type="float">
            <text:p>0.00000</text:p>
          </table:table-cell>
          <table:table-cell table:formula="of:=[.F363]+[.E363]*[.F363]" office:value-type="float" office:value="0.2" calcext:value-type="float">
            <text:p>0.20000</text:p>
          </table:table-cell>
          <table:table-cell table:formula="of:=[.B345]*[.F364]" office:value-type="float" office:value="45627.1149047165" calcext:value-type="float">
            <text:p>45,627</text:p>
          </table:table-cell>
          <table:table-cell table:formula="of:=[.B345]*(1-[.F364])" office:value-type="float" office:value="182508.459618866" calcext:value-type="float">
            <text:p>182,508</text:p>
          </table:table-cell>
          <table:table-cell table:formula="of:=[.B364]-[.G364]-[.H364]" office:value-type="float" office:value="0.00159684658865444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64]+1" office:value-type="float" office:value="362" calcext:value-type="float">
            <text:p>362</text:p>
          </table:table-cell>
          <table:table-cell table:formula="of:=[.B364]+[.B364]*[.$C365]*(1-[.B364]/[.D364])" office:value-type="float" office:value="228135.576163198" calcext:value-type="float">
            <text:p>228,136</text:p>
          </table:table-cell>
          <table:table-cell table:formula="of:=[.C364]-[.C364]*[.$C$2]" office:value-type="float" office:value="0.000000000188185846962356" calcext:value-type="float">
            <text:p>0.0000</text:p>
          </table:table-cell>
          <table:table-cell table:formula="of:=[.$D$4]-[.B365]" office:value-type="float" office:value="60131864.4238368" calcext:value-type="float">
            <text:p>60,131,864</text:p>
          </table:table-cell>
          <table:table-cell table:formula="of:=[.E364]+[.$E$2]*[.E364]" office:value-type="float" office:value="0" calcext:value-type="float">
            <text:p>0.00000</text:p>
          </table:table-cell>
          <table:table-cell table:formula="of:=[.F364]+[.E364]*[.F364]" office:value-type="float" office:value="0.2" calcext:value-type="float">
            <text:p>0.20000</text:p>
          </table:table-cell>
          <table:table-cell table:formula="of:=[.B346]*[.F365]" office:value-type="float" office:value="45627.1149324325" calcext:value-type="float">
            <text:p>45,627</text:p>
          </table:table-cell>
          <table:table-cell table:formula="of:=[.B346]*(1-[.F365])" office:value-type="float" office:value="182508.45972973" calcext:value-type="float">
            <text:p>182,508</text:p>
          </table:table-cell>
          <table:table-cell table:formula="of:=[.B365]-[.G365]-[.H365]" office:value-type="float" office:value="0.0015010358183644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65]+1" office:value-type="float" office:value="363" calcext:value-type="float">
            <text:p>363</text:p>
          </table:table-cell>
          <table:table-cell table:formula="of:=[.B365]+[.B365]*[.$C366]*(1-[.B365]/[.D365])" office:value-type="float" office:value="228135.576203401" calcext:value-type="float">
            <text:p>228,136</text:p>
          </table:table-cell>
          <table:table-cell table:formula="of:=[.C365]-[.C365]*[.$C$2]" office:value-type="float" office:value="0.000000000176894696144615" calcext:value-type="float">
            <text:p>0.0000</text:p>
          </table:table-cell>
          <table:table-cell table:formula="of:=[.$D$4]-[.B366]" office:value-type="float" office:value="60131864.4237966" calcext:value-type="float">
            <text:p>60,131,864</text:p>
          </table:table-cell>
          <table:table-cell table:formula="of:=[.E365]+[.$E$2]*[.E365]" office:value-type="float" office:value="0" calcext:value-type="float">
            <text:p>0.00000</text:p>
          </table:table-cell>
          <table:table-cell table:formula="of:=[.F365]+[.E365]*[.F365]" office:value-type="float" office:value="0.2" calcext:value-type="float">
            <text:p>0.20000</text:p>
          </table:table-cell>
          <table:table-cell table:formula="of:=[.B347]*[.F366]" office:value-type="float" office:value="45627.1149584855" calcext:value-type="float">
            <text:p>45,627</text:p>
          </table:table-cell>
          <table:table-cell table:formula="of:=[.B347]*(1-[.F366])" office:value-type="float" office:value="182508.459833942" calcext:value-type="float">
            <text:p>182,508</text:p>
          </table:table-cell>
          <table:table-cell table:formula="of:=[.B366]-[.G366]-[.H366]" office:value-type="float" office:value="0.00141097366577014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66]+1" office:value-type="float" office:value="364" calcext:value-type="float">
            <text:p>364</text:p>
          </table:table-cell>
          <table:table-cell table:formula="of:=[.B366]+[.B366]*[.$C367]*(1-[.B366]/[.D366])" office:value-type="float" office:value="228135.576241192" calcext:value-type="float">
            <text:p>228,136</text:p>
          </table:table-cell>
          <table:table-cell table:formula="of:=[.C366]-[.C366]*[.$C$2]" office:value-type="float" office:value="0.000000000166281014375938" calcext:value-type="float">
            <text:p>0.0000</text:p>
          </table:table-cell>
          <table:table-cell table:formula="of:=[.$D$4]-[.B367]" office:value-type="float" office:value="60131864.4237588" calcext:value-type="float">
            <text:p>60,131,864</text:p>
          </table:table-cell>
          <table:table-cell table:formula="of:=[.E366]+[.$E$2]*[.E366]" office:value-type="float" office:value="0" calcext:value-type="float">
            <text:p>0.00000</text:p>
          </table:table-cell>
          <table:table-cell table:formula="of:=[.F366]+[.E366]*[.F366]" office:value-type="float" office:value="0.2" calcext:value-type="float">
            <text:p>0.20000</text:p>
          </table:table-cell>
          <table:table-cell table:formula="of:=[.B348]*[.F367]" office:value-type="float" office:value="45627.1149829753" calcext:value-type="float">
            <text:p>45,627</text:p>
          </table:table-cell>
          <table:table-cell table:formula="of:=[.B348]*(1-[.F367])" office:value-type="float" office:value="182508.459931901" calcext:value-type="float">
            <text:p>182,508</text:p>
          </table:table-cell>
          <table:table-cell table:formula="of:=[.B367]-[.G367]-[.H367]" office:value-type="float" office:value="0.00132631522137672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67]+1" office:value-type="float" office:value="365" calcext:value-type="float">
            <text:p>365</text:p>
          </table:table-cell>
          <table:table-cell table:formula="of:=[.B367]+[.B367]*[.$C368]*(1-[.B367]/[.D367])" office:value-type="float" office:value="228135.576276715" calcext:value-type="float">
            <text:p>228,136</text:p>
          </table:table-cell>
          <table:table-cell table:formula="of:=[.C367]-[.C367]*[.$C$2]" office:value-type="float" office:value="0.000000000156304153513381" calcext:value-type="float">
            <text:p>0.0000</text:p>
          </table:table-cell>
          <table:table-cell table:formula="of:=[.$D$4]-[.B368]" office:value-type="float" office:value="60131864.4237233" calcext:value-type="float">
            <text:p>60,131,864</text:p>
          </table:table-cell>
          <table:table-cell table:formula="of:=[.E367]+[.$E$2]*[.E367]" office:value-type="float" office:value="0" calcext:value-type="float">
            <text:p>0.00000</text:p>
          </table:table-cell>
          <table:table-cell table:formula="of:=[.F367]+[.E367]*[.F367]" office:value-type="float" office:value="0.2" calcext:value-type="float">
            <text:p>0.20000</text:p>
          </table:table-cell>
          <table:table-cell table:formula="of:=[.B349]*[.F368]" office:value-type="float" office:value="45627.1150059957" calcext:value-type="float">
            <text:p>45,627</text:p>
          </table:table-cell>
          <table:table-cell table:formula="of:=[.B349]*(1-[.F368])" office:value-type="float" office:value="182508.460023983" calcext:value-type="float">
            <text:p>182,508</text:p>
          </table:table-cell>
          <table:table-cell table:formula="of:=[.B368]-[.G368]-[.H368]" office:value-type="float" office:value="0.0012467363267205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68]+1" office:value-type="float" office:value="366" calcext:value-type="float">
            <text:p>366</text:p>
          </table:table-cell>
          <table:table-cell table:formula="of:=[.B368]+[.B368]*[.$C369]*(1-[.B368]/[.D368])" office:value-type="float" office:value="228135.576310107" calcext:value-type="float">
            <text:p>228,136</text:p>
          </table:table-cell>
          <table:table-cell table:formula="of:=[.C368]-[.C368]*[.$C$2]" office:value-type="float" office:value="0.000000000146925904302579" calcext:value-type="float">
            <text:p>0.0000</text:p>
          </table:table-cell>
          <table:table-cell table:formula="of:=[.$D$4]-[.B369]" office:value-type="float" office:value="60131864.4236899" calcext:value-type="float">
            <text:p>60,131,864</text:p>
          </table:table-cell>
          <table:table-cell table:formula="of:=[.E368]+[.$E$2]*[.E368]" office:value-type="float" office:value="0" calcext:value-type="float">
            <text:p>0.00000</text:p>
          </table:table-cell>
          <table:table-cell table:formula="of:=[.F368]+[.E368]*[.F368]" office:value-type="float" office:value="0.2" calcext:value-type="float">
            <text:p>0.20000</text:p>
          </table:table-cell>
          <table:table-cell table:formula="of:=[.B350]*[.F369]" office:value-type="float" office:value="45627.115027635" calcext:value-type="float">
            <text:p>45,627</text:p>
          </table:table-cell>
          <table:table-cell table:formula="of:=[.B350]*(1-[.F369])" office:value-type="float" office:value="182508.46011054" calcext:value-type="float">
            <text:p>182,508</text:p>
          </table:table-cell>
          <table:table-cell table:formula="of:=[.B369]-[.G369]-[.H369]" office:value-type="float" office:value="0.00117193211917765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69]+1" office:value-type="float" office:value="367" calcext:value-type="float">
            <text:p>367</text:p>
          </table:table-cell>
          <table:table-cell table:formula="of:=[.B369]+[.B369]*[.$C370]*(1-[.B369]/[.D369])" office:value-type="float" office:value="228135.576341495" calcext:value-type="float">
            <text:p>228,136</text:p>
          </table:table-cell>
          <table:table-cell table:formula="of:=[.C369]-[.C369]*[.$C$2]" office:value-type="float" office:value="0.000000000138110350044424" calcext:value-type="float">
            <text:p>0.0000</text:p>
          </table:table-cell>
          <table:table-cell table:formula="of:=[.$D$4]-[.B370]" office:value-type="float" office:value="60131864.4236585" calcext:value-type="float">
            <text:p>60,131,864</text:p>
          </table:table-cell>
          <table:table-cell table:formula="of:=[.E369]+[.$E$2]*[.E369]" office:value-type="float" office:value="0" calcext:value-type="float">
            <text:p>0.00000</text:p>
          </table:table-cell>
          <table:table-cell table:formula="of:=[.F369]+[.E369]*[.F369]" office:value-type="float" office:value="0.2" calcext:value-type="float">
            <text:p>0.20000</text:p>
          </table:table-cell>
          <table:table-cell table:formula="of:=[.B351]*[.F370]" office:value-type="float" office:value="45627.1150479758" calcext:value-type="float">
            <text:p>45,627</text:p>
          </table:table-cell>
          <table:table-cell table:formula="of:=[.B351]*(1-[.F370])" office:value-type="float" office:value="182508.460191903" calcext:value-type="float">
            <text:p>182,508</text:p>
          </table:table-cell>
          <table:table-cell table:formula="of:=[.B370]-[.G370]-[.H370]" office:value-type="float" office:value="0.00110161618795246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70]+1" office:value-type="float" office:value="368" calcext:value-type="float">
            <text:p>368</text:p>
          </table:table-cell>
          <table:table-cell table:formula="of:=[.B370]+[.B370]*[.$C371]*(1-[.B370]/[.D370])" office:value-type="float" office:value="228135.576371" calcext:value-type="float">
            <text:p>228,136</text:p>
          </table:table-cell>
          <table:table-cell table:formula="of:=[.C370]-[.C370]*[.$C$2]" office:value-type="float" office:value="0.000000000129823729041758" calcext:value-type="float">
            <text:p>0.0000</text:p>
          </table:table-cell>
          <table:table-cell table:formula="of:=[.$D$4]-[.B371]" office:value-type="float" office:value="60131864.423629" calcext:value-type="float">
            <text:p>60,131,864</text:p>
          </table:table-cell>
          <table:table-cell table:formula="of:=[.E370]+[.$E$2]*[.E370]" office:value-type="float" office:value="0" calcext:value-type="float">
            <text:p>0.00000</text:p>
          </table:table-cell>
          <table:table-cell table:formula="of:=[.F370]+[.E370]*[.F370]" office:value-type="float" office:value="0.2" calcext:value-type="float">
            <text:p>0.20000</text:p>
          </table:table-cell>
          <table:table-cell table:formula="of:=[.B352]*[.F371]" office:value-type="float" office:value="45627.1150670962" calcext:value-type="float">
            <text:p>45,627</text:p>
          </table:table-cell>
          <table:table-cell table:formula="of:=[.B352]*(1-[.F371])" office:value-type="float" office:value="182508.460268385" calcext:value-type="float">
            <text:p>182,508</text:p>
          </table:table-cell>
          <table:table-cell table:formula="of:=[.B371]-[.G371]-[.H371]" office:value-type="float" office:value="0.00103551923530176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71]+1" office:value-type="float" office:value="369" calcext:value-type="float">
            <text:p>369</text:p>
          </table:table-cell>
          <table:table-cell table:formula="of:=[.B371]+[.B371]*[.$C372]*(1-[.B371]/[.D371])" office:value-type="float" office:value="228135.576398735" calcext:value-type="float">
            <text:p>228,136</text:p>
          </table:table-cell>
          <table:table-cell table:formula="of:=[.C371]-[.C371]*[.$C$2]" office:value-type="float" office:value="0.000000000122034305299253" calcext:value-type="float">
            <text:p>0.0000</text:p>
          </table:table-cell>
          <table:table-cell table:formula="of:=[.$D$4]-[.B372]" office:value-type="float" office:value="60131864.4236013" calcext:value-type="float">
            <text:p>60,131,864</text:p>
          </table:table-cell>
          <table:table-cell table:formula="of:=[.E371]+[.$E$2]*[.E371]" office:value-type="float" office:value="0" calcext:value-type="float">
            <text:p>0.00000</text:p>
          </table:table-cell>
          <table:table-cell table:formula="of:=[.F371]+[.E371]*[.F371]" office:value-type="float" office:value="0.2" calcext:value-type="float">
            <text:p>0.20000</text:p>
          </table:table-cell>
          <table:table-cell table:formula="of:=[.B353]*[.F372]" office:value-type="float" office:value="45627.1150850694" calcext:value-type="float">
            <text:p>45,627</text:p>
          </table:table-cell>
          <table:table-cell table:formula="of:=[.B353]*(1-[.F372])" office:value-type="float" office:value="182508.460340278" calcext:value-type="float">
            <text:p>182,508</text:p>
          </table:table-cell>
          <table:table-cell table:formula="of:=[.B372]-[.G372]-[.H372]" office:value-type="float" office:value="0.000973388057900593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72]+1" office:value-type="float" office:value="370" calcext:value-type="float">
            <text:p>370</text:p>
          </table:table-cell>
          <table:table-cell table:formula="of:=[.B372]+[.B372]*[.$C373]*(1-[.B372]/[.D372])" office:value-type="float" office:value="228135.576424806" calcext:value-type="float">
            <text:p>228,136</text:p>
          </table:table-cell>
          <table:table-cell table:formula="of:=[.C372]-[.C372]*[.$C$2]" office:value-type="float" office:value="0.000000000114712246981298" calcext:value-type="float">
            <text:p>0.0000</text:p>
          </table:table-cell>
          <table:table-cell table:formula="of:=[.$D$4]-[.B373]" office:value-type="float" office:value="60131864.4235752" calcext:value-type="float">
            <text:p>60,131,864</text:p>
          </table:table-cell>
          <table:table-cell table:formula="of:=[.E372]+[.$E$2]*[.E372]" office:value-type="float" office:value="0" calcext:value-type="float">
            <text:p>0.00000</text:p>
          </table:table-cell>
          <table:table-cell table:formula="of:=[.F372]+[.E372]*[.F372]" office:value-type="float" office:value="0.2" calcext:value-type="float">
            <text:p>0.20000</text:p>
          </table:table-cell>
          <table:table-cell table:formula="of:=[.B354]*[.F373]" office:value-type="float" office:value="45627.1151019642" calcext:value-type="float">
            <text:p>45,627</text:p>
          </table:table-cell>
          <table:table-cell table:formula="of:=[.B354]*(1-[.F373])" office:value-type="float" office:value="182508.460407857" calcext:value-type="float">
            <text:p>182,508</text:p>
          </table:table-cell>
          <table:table-cell table:formula="of:=[.B373]-[.G373]-[.H373]" office:value-type="float" office:value="0.000914984731934965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73]+1" office:value-type="float" office:value="371" calcext:value-type="float">
            <text:p>371</text:p>
          </table:table-cell>
          <table:table-cell table:formula="of:=[.B373]+[.B373]*[.$C374]*(1-[.B373]/[.D373])" office:value-type="float" office:value="228135.576449312" calcext:value-type="float">
            <text:p>228,136</text:p>
          </table:table-cell>
          <table:table-cell table:formula="of:=[.C373]-[.C373]*[.$C$2]" office:value-type="float" office:value="0.00000000010782951216242" calcext:value-type="float">
            <text:p>0.0000</text:p>
          </table:table-cell>
          <table:table-cell table:formula="of:=[.$D$4]-[.B374]" office:value-type="float" office:value="60131864.4235507" calcext:value-type="float">
            <text:p>60,131,864</text:p>
          </table:table-cell>
          <table:table-cell table:formula="of:=[.E373]+[.$E$2]*[.E373]" office:value-type="float" office:value="0" calcext:value-type="float">
            <text:p>0.00000</text:p>
          </table:table-cell>
          <table:table-cell table:formula="of:=[.F373]+[.E373]*[.F373]" office:value-type="float" office:value="0.2" calcext:value-type="float">
            <text:p>0.20000</text:p>
          </table:table-cell>
          <table:table-cell table:formula="of:=[.B355]*[.F374]" office:value-type="float" office:value="45627.1151178453" calcext:value-type="float">
            <text:p>45,627</text:p>
          </table:table-cell>
          <table:table-cell table:formula="of:=[.B355]*(1-[.F374])" office:value-type="float" office:value="182508.460471381" calcext:value-type="float">
            <text:p>182,508</text:p>
          </table:table-cell>
          <table:table-cell table:formula="of:=[.B374]-[.G374]-[.H374]" office:value-type="float" office:value="0.00086008568177931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74]+1" office:value-type="float" office:value="372" calcext:value-type="float">
            <text:p>372</text:p>
          </table:table-cell>
          <table:table-cell table:formula="of:=[.B374]+[.B374]*[.$C375]*(1-[.B374]/[.D374])" office:value-type="float" office:value="228135.576472348" calcext:value-type="float">
            <text:p>228,136</text:p>
          </table:table-cell>
          <table:table-cell table:formula="of:=[.C374]-[.C374]*[.$C$2]" office:value-type="float" office:value="0.000000000101359741432675" calcext:value-type="float">
            <text:p>0.0000</text:p>
          </table:table-cell>
          <table:table-cell table:formula="of:=[.$D$4]-[.B375]" office:value-type="float" office:value="60131864.4235277" calcext:value-type="float">
            <text:p>60,131,864</text:p>
          </table:table-cell>
          <table:table-cell table:formula="of:=[.E374]+[.$E$2]*[.E374]" office:value-type="float" office:value="0" calcext:value-type="float">
            <text:p>0.00000</text:p>
          </table:table-cell>
          <table:table-cell table:formula="of:=[.F374]+[.E374]*[.F374]" office:value-type="float" office:value="0.2" calcext:value-type="float">
            <text:p>0.20000</text:p>
          </table:table-cell>
          <table:table-cell table:formula="of:=[.B356]*[.F375]" office:value-type="float" office:value="45627.1151327735" calcext:value-type="float">
            <text:p>45,627</text:p>
          </table:table-cell>
          <table:table-cell table:formula="of:=[.B356]*(1-[.F375])" office:value-type="float" office:value="182508.460531094" calcext:value-type="float">
            <text:p>182,508</text:p>
          </table:table-cell>
          <table:table-cell table:formula="of:=[.B375]-[.G375]-[.H375]" office:value-type="float" office:value="0.000808480544947088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75]+1" office:value-type="float" office:value="373" calcext:value-type="float">
            <text:p>373</text:p>
          </table:table-cell>
          <table:table-cell table:formula="of:=[.B375]+[.B375]*[.$C376]*(1-[.B375]/[.D375])" office:value-type="float" office:value="228135.576494002" calcext:value-type="float">
            <text:p>228,136</text:p>
          </table:table-cell>
          <table:table-cell table:formula="of:=[.C375]-[.C375]*[.$C$2]" office:value-type="float" office:value="0.0000000000952781569467142" calcext:value-type="float">
            <text:p>0.0000</text:p>
          </table:table-cell>
          <table:table-cell table:formula="of:=[.$D$4]-[.B376]" office:value-type="float" office:value="60131864.423506" calcext:value-type="float">
            <text:p>60,131,864</text:p>
          </table:table-cell>
          <table:table-cell table:formula="of:=[.E375]+[.$E$2]*[.E375]" office:value-type="float" office:value="0" calcext:value-type="float">
            <text:p>0.00000</text:p>
          </table:table-cell>
          <table:table-cell table:formula="of:=[.F375]+[.E375]*[.F375]" office:value-type="float" office:value="0.2" calcext:value-type="float">
            <text:p>0.20000</text:p>
          </table:table-cell>
          <table:table-cell table:formula="of:=[.B357]*[.F376]" office:value-type="float" office:value="45627.1151468061" calcext:value-type="float">
            <text:p>45,627</text:p>
          </table:table-cell>
          <table:table-cell table:formula="of:=[.B357]*(1-[.F376])" office:value-type="float" office:value="182508.460587224" calcext:value-type="float">
            <text:p>182,508</text:p>
          </table:table-cell>
          <table:table-cell table:formula="of:=[.B376]-[.G376]-[.H376]" office:value-type="float" office:value="0.000759971677325666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76]+1" office:value-type="float" office:value="374" calcext:value-type="float">
            <text:p>374</text:p>
          </table:table-cell>
          <table:table-cell table:formula="of:=[.B376]+[.B376]*[.$C377]*(1-[.B376]/[.D376])" office:value-type="float" office:value="228135.576514357" calcext:value-type="float">
            <text:p>228,136</text:p>
          </table:table-cell>
          <table:table-cell table:formula="of:=[.C376]-[.C376]*[.$C$2]" office:value-type="float" office:value="0.0000000000895614675299114" calcext:value-type="float">
            <text:p>0.0000</text:p>
          </table:table-cell>
          <table:table-cell table:formula="of:=[.$D$4]-[.B377]" office:value-type="float" office:value="60131864.4234856" calcext:value-type="float">
            <text:p>60,131,864</text:p>
          </table:table-cell>
          <table:table-cell table:formula="of:=[.E376]+[.$E$2]*[.E376]" office:value-type="float" office:value="0" calcext:value-type="float">
            <text:p>0.00000</text:p>
          </table:table-cell>
          <table:table-cell table:formula="of:=[.F376]+[.E376]*[.F376]" office:value-type="float" office:value="0.2" calcext:value-type="float">
            <text:p>0.20000</text:p>
          </table:table-cell>
          <table:table-cell table:formula="of:=[.B358]*[.F377]" office:value-type="float" office:value="45627.1151599966" calcext:value-type="float">
            <text:p>45,627</text:p>
          </table:table-cell>
          <table:table-cell table:formula="of:=[.B358]*(1-[.F377])" office:value-type="float" office:value="182508.460639987" calcext:value-type="float">
            <text:p>182,508</text:p>
          </table:table-cell>
          <table:table-cell table:formula="of:=[.B377]-[.G377]-[.H377]" office:value-type="float" office:value="0.000714373396476731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77]+1" office:value-type="float" office:value="375" calcext:value-type="float">
            <text:p>375</text:p>
          </table:table-cell>
          <table:table-cell table:formula="of:=[.B377]+[.B377]*[.$C378]*(1-[.B377]/[.D377])" office:value-type="float" office:value="228135.57653349" calcext:value-type="float">
            <text:p>228,136</text:p>
          </table:table-cell>
          <table:table-cell table:formula="of:=[.C377]-[.C377]*[.$C$2]" office:value-type="float" office:value="0.0000000000841877794781167" calcext:value-type="float">
            <text:p>0.0000</text:p>
          </table:table-cell>
          <table:table-cell table:formula="of:=[.$D$4]-[.B378]" office:value-type="float" office:value="60131864.4234665" calcext:value-type="float">
            <text:p>60,131,864</text:p>
          </table:table-cell>
          <table:table-cell table:formula="of:=[.E377]+[.$E$2]*[.E377]" office:value-type="float" office:value="0" calcext:value-type="float">
            <text:p>0.00000</text:p>
          </table:table-cell>
          <table:table-cell table:formula="of:=[.F377]+[.E377]*[.F377]" office:value-type="float" office:value="0.2" calcext:value-type="float">
            <text:p>0.20000</text:p>
          </table:table-cell>
          <table:table-cell table:formula="of:=[.B359]*[.F378]" office:value-type="float" office:value="45627.1151723958" calcext:value-type="float">
            <text:p>45,627</text:p>
          </table:table-cell>
          <table:table-cell table:formula="of:=[.B359]*(1-[.F378])" office:value-type="float" office:value="182508.460689583" calcext:value-type="float">
            <text:p>182,508</text:p>
          </table:table-cell>
          <table:table-cell table:formula="of:=[.B378]-[.G378]-[.H378]" office:value-type="float" office:value="0.00067151096300222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78]+1" office:value-type="float" office:value="376" calcext:value-type="float">
            <text:p>376</text:p>
          </table:table-cell>
          <table:table-cell table:formula="of:=[.B378]+[.B378]*[.$C379]*(1-[.B378]/[.D378])" office:value-type="float" office:value="228135.576551475" calcext:value-type="float">
            <text:p>228,136</text:p>
          </table:table-cell>
          <table:table-cell table:formula="of:=[.C378]-[.C378]*[.$C$2]" office:value-type="float" office:value="0.0000000000791365127094297" calcext:value-type="float">
            <text:p>0.0000</text:p>
          </table:table-cell>
          <table:table-cell table:formula="of:=[.$D$4]-[.B379]" office:value-type="float" office:value="60131864.4234485" calcext:value-type="float">
            <text:p>60,131,864</text:p>
          </table:table-cell>
          <table:table-cell table:formula="of:=[.E378]+[.$E$2]*[.E378]" office:value-type="float" office:value="0" calcext:value-type="float">
            <text:p>0.00000</text:p>
          </table:table-cell>
          <table:table-cell table:formula="of:=[.F378]+[.E378]*[.F378]" office:value-type="float" office:value="0.2" calcext:value-type="float">
            <text:p>0.20000</text:p>
          </table:table-cell>
          <table:table-cell table:formula="of:=[.B360]*[.F379]" office:value-type="float" office:value="45627.115184051" calcext:value-type="float">
            <text:p>45,627</text:p>
          </table:table-cell>
          <table:table-cell table:formula="of:=[.B360]*(1-[.F379])" office:value-type="float" office:value="182508.460736204" calcext:value-type="float">
            <text:p>182,508</text:p>
          </table:table-cell>
          <table:table-cell table:formula="of:=[.B379]-[.G379]-[.H379]" office:value-type="float" office:value="0.000631220289506018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79]+1" office:value-type="float" office:value="377" calcext:value-type="float">
            <text:p>377</text:p>
          </table:table-cell>
          <table:table-cell table:formula="of:=[.B379]+[.B379]*[.$C380]*(1-[.B379]/[.D379])" office:value-type="float" office:value="228135.576568382" calcext:value-type="float">
            <text:p>228,136</text:p>
          </table:table-cell>
          <table:table-cell table:formula="of:=[.C379]-[.C379]*[.$C$2]" office:value-type="float" office:value="0.0000000000743883219468639" calcext:value-type="float">
            <text:p>0.0000</text:p>
          </table:table-cell>
          <table:table-cell table:formula="of:=[.$D$4]-[.B380]" office:value-type="float" office:value="60131864.4234316" calcext:value-type="float">
            <text:p>60,131,864</text:p>
          </table:table-cell>
          <table:table-cell table:formula="of:=[.E379]+[.$E$2]*[.E379]" office:value-type="float" office:value="0" calcext:value-type="float">
            <text:p>0.00000</text:p>
          </table:table-cell>
          <table:table-cell table:formula="of:=[.F379]+[.E379]*[.F379]" office:value-type="float" office:value="0.2" calcext:value-type="float">
            <text:p>0.20000</text:p>
          </table:table-cell>
          <table:table-cell table:formula="of:=[.B361]*[.F380]" office:value-type="float" office:value="45627.1151950069" calcext:value-type="float">
            <text:p>45,627</text:p>
          </table:table-cell>
          <table:table-cell table:formula="of:=[.B361]*(1-[.F380])" office:value-type="float" office:value="182508.460780028" calcext:value-type="float">
            <text:p>182,508</text:p>
          </table:table-cell>
          <table:table-cell table:formula="of:=[.B380]-[.G380]-[.H380]" office:value-type="float" office:value="0.000593347096582875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80]+1" office:value-type="float" office:value="378" calcext:value-type="float">
            <text:p>378</text:p>
          </table:table-cell>
          <table:table-cell table:formula="of:=[.B380]+[.B380]*[.$C381]*(1-[.B380]/[.D380])" office:value-type="float" office:value="228135.576584273" calcext:value-type="float">
            <text:p>228,136</text:p>
          </table:table-cell>
          <table:table-cell table:formula="of:=[.C380]-[.C380]*[.$C$2]" office:value-type="float" office:value="0.0000000000699250226300521" calcext:value-type="float">
            <text:p>0.0000</text:p>
          </table:table-cell>
          <table:table-cell table:formula="of:=[.$D$4]-[.B381]" office:value-type="float" office:value="60131864.4234157" calcext:value-type="float">
            <text:p>60,131,864</text:p>
          </table:table-cell>
          <table:table-cell table:formula="of:=[.E380]+[.$E$2]*[.E380]" office:value-type="float" office:value="0" calcext:value-type="float">
            <text:p>0.00000</text:p>
          </table:table-cell>
          <table:table-cell table:formula="of:=[.F380]+[.E380]*[.F380]" office:value-type="float" office:value="0.2" calcext:value-type="float">
            <text:p>0.20000</text:p>
          </table:table-cell>
          <table:table-cell table:formula="of:=[.B362]*[.F381]" office:value-type="float" office:value="45627.1152053054" calcext:value-type="float">
            <text:p>45,627</text:p>
          </table:table-cell>
          <table:table-cell table:formula="of:=[.B362]*(1-[.F381])" office:value-type="float" office:value="182508.460821222" calcext:value-type="float">
            <text:p>182,508</text:p>
          </table:table-cell>
          <table:table-cell table:formula="of:=[.B381]-[.G381]-[.H381]" office:value-type="float" office:value="0.000557746272534132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81]+1" office:value-type="float" office:value="379" calcext:value-type="float">
            <text:p>379</text:p>
          </table:table-cell>
          <table:table-cell table:formula="of:=[.B381]+[.B381]*[.$C382]*(1-[.B381]/[.D381])" office:value-type="float" office:value="228135.576599212" calcext:value-type="float">
            <text:p>228,136</text:p>
          </table:table-cell>
          <table:table-cell table:formula="of:=[.C381]-[.C381]*[.$C$2]" office:value-type="float" office:value="0.0000000000657295212722489" calcext:value-type="float">
            <text:p>0.0000</text:p>
          </table:table-cell>
          <table:table-cell table:formula="of:=[.$D$4]-[.B382]" office:value-type="float" office:value="60131864.4234008" calcext:value-type="float">
            <text:p>60,131,864</text:p>
          </table:table-cell>
          <table:table-cell table:formula="of:=[.E381]+[.$E$2]*[.E381]" office:value-type="float" office:value="0" calcext:value-type="float">
            <text:p>0.00000</text:p>
          </table:table-cell>
          <table:table-cell table:formula="of:=[.F381]+[.E381]*[.F381]" office:value-type="float" office:value="0.2" calcext:value-type="float">
            <text:p>0.20000</text:p>
          </table:table-cell>
          <table:table-cell table:formula="of:=[.B363]*[.F382]" office:value-type="float" office:value="45627.1152149861" calcext:value-type="float">
            <text:p>45,627</text:p>
          </table:table-cell>
          <table:table-cell table:formula="of:=[.B363]*(1-[.F382])" office:value-type="float" office:value="182508.460859944" calcext:value-type="float">
            <text:p>182,508</text:p>
          </table:table-cell>
          <table:table-cell table:formula="of:=[.B382]-[.G382]-[.H382]" office:value-type="float" office:value="0.0005242814659141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82]+1" office:value-type="float" office:value="380" calcext:value-type="float">
            <text:p>380</text:p>
          </table:table-cell>
          <table:table-cell table:formula="of:=[.B382]+[.B382]*[.$C383]*(1-[.B382]/[.D382])" office:value-type="float" office:value="228135.576613254" calcext:value-type="float">
            <text:p>228,136</text:p>
          </table:table-cell>
          <table:table-cell table:formula="of:=[.C382]-[.C382]*[.$C$2]" office:value-type="float" office:value="0.000000000061785749995914" calcext:value-type="float">
            <text:p>0.0000</text:p>
          </table:table-cell>
          <table:table-cell table:formula="of:=[.$D$4]-[.B383]" office:value-type="float" office:value="60131864.4233867" calcext:value-type="float">
            <text:p>60,131,864</text:p>
          </table:table-cell>
          <table:table-cell table:formula="of:=[.E382]+[.$E$2]*[.E382]" office:value-type="float" office:value="0" calcext:value-type="float">
            <text:p>0.00000</text:p>
          </table:table-cell>
          <table:table-cell table:formula="of:=[.F382]+[.E382]*[.F382]" office:value-type="float" office:value="0.2" calcext:value-type="float">
            <text:p>0.20000</text:p>
          </table:table-cell>
          <table:table-cell table:formula="of:=[.B364]*[.F383]" office:value-type="float" office:value="45627.1152240858" calcext:value-type="float">
            <text:p>45,627</text:p>
          </table:table-cell>
          <table:table-cell table:formula="of:=[.B364]*(1-[.F383])" office:value-type="float" office:value="182508.460896343" calcext:value-type="float">
            <text:p>182,508</text:p>
          </table:table-cell>
          <table:table-cell table:formula="of:=[.B383]-[.G383]-[.H383]" office:value-type="float" office:value="0.00049282459076494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83]+1" office:value-type="float" office:value="381" calcext:value-type="float">
            <text:p>381</text:p>
          </table:table-cell>
          <table:table-cell table:formula="of:=[.B383]+[.B383]*[.$C384]*(1-[.B383]/[.D383])" office:value-type="float" office:value="228135.576626453" calcext:value-type="float">
            <text:p>228,136</text:p>
          </table:table-cell>
          <table:table-cell table:formula="of:=[.C383]-[.C383]*[.$C$2]" office:value-type="float" office:value="0.0000000000580786049961592" calcext:value-type="float">
            <text:p>0.0000</text:p>
          </table:table-cell>
          <table:table-cell table:formula="of:=[.$D$4]-[.B384]" office:value-type="float" office:value="60131864.4233736" calcext:value-type="float">
            <text:p>60,131,864</text:p>
          </table:table-cell>
          <table:table-cell table:formula="of:=[.E383]+[.$E$2]*[.E383]" office:value-type="float" office:value="0" calcext:value-type="float">
            <text:p>0.00000</text:p>
          </table:table-cell>
          <table:table-cell table:formula="of:=[.F383]+[.E383]*[.F383]" office:value-type="float" office:value="0.2" calcext:value-type="float">
            <text:p>0.20000</text:p>
          </table:table-cell>
          <table:table-cell table:formula="of:=[.B365]*[.F384]" office:value-type="float" office:value="45627.1152326397" calcext:value-type="float">
            <text:p>45,627</text:p>
          </table:table-cell>
          <table:table-cell table:formula="of:=[.B365]*(1-[.F384])" office:value-type="float" office:value="182508.460930559" calcext:value-type="float">
            <text:p>182,508</text:p>
          </table:table-cell>
          <table:table-cell table:formula="of:=[.B384]-[.G384]-[.H384]" office:value-type="float" office:value="0.000463255069917068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84]+1" office:value-type="float" office:value="382" calcext:value-type="float">
            <text:p>382</text:p>
          </table:table-cell>
          <table:table-cell table:formula="of:=[.B384]+[.B384]*[.$C385]*(1-[.B384]/[.D384])" office:value-type="float" office:value="228135.576638861" calcext:value-type="float">
            <text:p>228,136</text:p>
          </table:table-cell>
          <table:table-cell table:formula="of:=[.C384]-[.C384]*[.$C$2]" office:value-type="float" office:value="0.0000000000545938886963896" calcext:value-type="float">
            <text:p>0.0000</text:p>
          </table:table-cell>
          <table:table-cell table:formula="of:=[.$D$4]-[.B385]" office:value-type="float" office:value="60131864.4233611" calcext:value-type="float">
            <text:p>60,131,864</text:p>
          </table:table-cell>
          <table:table-cell table:formula="of:=[.E384]+[.$E$2]*[.E384]" office:value-type="float" office:value="0" calcext:value-type="float">
            <text:p>0.00000</text:p>
          </table:table-cell>
          <table:table-cell table:formula="of:=[.F384]+[.E384]*[.F384]" office:value-type="float" office:value="0.2" calcext:value-type="float">
            <text:p>0.20000</text:p>
          </table:table-cell>
          <table:table-cell table:formula="of:=[.B366]*[.F385]" office:value-type="float" office:value="45627.1152406802" calcext:value-type="float">
            <text:p>45,627</text:p>
          </table:table-cell>
          <table:table-cell table:formula="of:=[.B366]*(1-[.F385])" office:value-type="float" office:value="182508.460962721" calcext:value-type="float">
            <text:p>182,508</text:p>
          </table:table-cell>
          <table:table-cell table:formula="of:=[.B385]-[.G385]-[.H385]" office:value-type="float" office:value="0.000435459747677669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85]+1" office:value-type="float" office:value="383" calcext:value-type="float">
            <text:p>383</text:p>
          </table:table-cell>
          <table:table-cell table:formula="of:=[.B385]+[.B385]*[.$C386]*(1-[.B385]/[.D385])" office:value-type="float" office:value="228135.576650524" calcext:value-type="float">
            <text:p>228,136</text:p>
          </table:table-cell>
          <table:table-cell table:formula="of:=[.C385]-[.C385]*[.$C$2]" office:value-type="float" office:value="0.0000000000513182553746062" calcext:value-type="float">
            <text:p>0.0000</text:p>
          </table:table-cell>
          <table:table-cell table:formula="of:=[.$D$4]-[.B386]" office:value-type="float" office:value="60131864.4233495" calcext:value-type="float">
            <text:p>60,131,864</text:p>
          </table:table-cell>
          <table:table-cell table:formula="of:=[.E385]+[.$E$2]*[.E385]" office:value-type="float" office:value="0" calcext:value-type="float">
            <text:p>0.00000</text:p>
          </table:table-cell>
          <table:table-cell table:formula="of:=[.F385]+[.E385]*[.F385]" office:value-type="float" office:value="0.2" calcext:value-type="float">
            <text:p>0.20000</text:p>
          </table:table-cell>
          <table:table-cell table:formula="of:=[.B367]*[.F386]" office:value-type="float" office:value="45627.1152482384" calcext:value-type="float">
            <text:p>45,627</text:p>
          </table:table-cell>
          <table:table-cell table:formula="of:=[.B367]*(1-[.F386])" office:value-type="float" office:value="182508.460992953" calcext:value-type="float">
            <text:p>182,508</text:p>
          </table:table-cell>
          <table:table-cell table:formula="of:=[.B386]-[.G386]-[.H386]" office:value-type="float" office:value="0.000409332191338763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86]+1" office:value-type="float" office:value="384" calcext:value-type="float">
            <text:p>384</text:p>
          </table:table-cell>
          <table:table-cell table:formula="of:=[.B386]+[.B386]*[.$C387]*(1-[.B386]/[.D386])" office:value-type="float" office:value="228135.576661487" calcext:value-type="float">
            <text:p>228,136</text:p>
          </table:table-cell>
          <table:table-cell table:formula="of:=[.C386]-[.C386]*[.$C$2]" office:value-type="float" office:value="0.0000000000482391600521299" calcext:value-type="float">
            <text:p>0.0000</text:p>
          </table:table-cell>
          <table:table-cell table:formula="of:=[.$D$4]-[.B387]" office:value-type="float" office:value="60131864.4233385" calcext:value-type="float">
            <text:p>60,131,864</text:p>
          </table:table-cell>
          <table:table-cell table:formula="of:=[.E386]+[.$E$2]*[.E386]" office:value-type="float" office:value="0" calcext:value-type="float">
            <text:p>0.00000</text:p>
          </table:table-cell>
          <table:table-cell table:formula="of:=[.F386]+[.E386]*[.F386]" office:value-type="float" office:value="0.2" calcext:value-type="float">
            <text:p>0.20000</text:p>
          </table:table-cell>
          <table:table-cell table:formula="of:=[.B368]*[.F387]" office:value-type="float" office:value="45627.115255343" calcext:value-type="float">
            <text:p>45,627</text:p>
          </table:table-cell>
          <table:table-cell table:formula="of:=[.B368]*(1-[.F387])" office:value-type="float" office:value="182508.461021372" calcext:value-type="float">
            <text:p>182,508</text:p>
          </table:table-cell>
          <table:table-cell table:formula="of:=[.B387]-[.G387]-[.H387]" office:value-type="float" office:value="0.00038477225461974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87]+1" office:value-type="float" office:value="385" calcext:value-type="float">
            <text:p>385</text:p>
          </table:table-cell>
          <table:table-cell table:formula="of:=[.B387]+[.B387]*[.$C388]*(1-[.B387]/[.D387])" office:value-type="float" office:value="228135.576671793" calcext:value-type="float">
            <text:p>228,136</text:p>
          </table:table-cell>
          <table:table-cell table:formula="of:=[.C387]-[.C387]*[.$C$2]" office:value-type="float" office:value="0.0000000000453448104490021" calcext:value-type="float">
            <text:p>0.0000</text:p>
          </table:table-cell>
          <table:table-cell table:formula="of:=[.$D$4]-[.B388]" office:value-type="float" office:value="60131864.4233282" calcext:value-type="float">
            <text:p>60,131,864</text:p>
          </table:table-cell>
          <table:table-cell table:formula="of:=[.E387]+[.$E$2]*[.E387]" office:value-type="float" office:value="0" calcext:value-type="float">
            <text:p>0.00000</text:p>
          </table:table-cell>
          <table:table-cell table:formula="of:=[.F387]+[.E387]*[.F387]" office:value-type="float" office:value="0.2" calcext:value-type="float">
            <text:p>0.20000</text:p>
          </table:table-cell>
          <table:table-cell table:formula="of:=[.B369]*[.F388]" office:value-type="float" office:value="45627.1152620214" calcext:value-type="float">
            <text:p>45,627</text:p>
          </table:table-cell>
          <table:table-cell table:formula="of:=[.B369]*(1-[.F388])" office:value-type="float" office:value="182508.461048086" calcext:value-type="float">
            <text:p>182,508</text:p>
          </table:table-cell>
          <table:table-cell table:formula="of:=[.B388]-[.G388]-[.H388]" office:value-type="float" office:value="0.000361685932148248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88]+1" office:value-type="float" office:value="386" calcext:value-type="float">
            <text:p>386</text:p>
          </table:table-cell>
          <table:table-cell table:formula="of:=[.B388]+[.B388]*[.$C389]*(1-[.B388]/[.D388])" office:value-type="float" office:value="228135.57668148" calcext:value-type="float">
            <text:p>228,136</text:p>
          </table:table-cell>
          <table:table-cell table:formula="of:=[.C388]-[.C388]*[.$C$2]" office:value-type="float" office:value="0.000000000042624121822062" calcext:value-type="float">
            <text:p>0.0000</text:p>
          </table:table-cell>
          <table:table-cell table:formula="of:=[.$D$4]-[.B389]" office:value-type="float" office:value="60131864.4233185" calcext:value-type="float">
            <text:p>60,131,864</text:p>
          </table:table-cell>
          <table:table-cell table:formula="of:=[.E388]+[.$E$2]*[.E388]" office:value-type="float" office:value="0" calcext:value-type="float">
            <text:p>0.00000</text:p>
          </table:table-cell>
          <table:table-cell table:formula="of:=[.F388]+[.E388]*[.F388]" office:value-type="float" office:value="0.2" calcext:value-type="float">
            <text:p>0.20000</text:p>
          </table:table-cell>
          <table:table-cell table:formula="of:=[.B370]*[.F389]" office:value-type="float" office:value="45627.115268299" calcext:value-type="float">
            <text:p>45,627</text:p>
          </table:table-cell>
          <table:table-cell table:formula="of:=[.B370]*(1-[.F389])" office:value-type="float" office:value="182508.461073196" calcext:value-type="float">
            <text:p>182,508</text:p>
          </table:table-cell>
          <table:table-cell table:formula="of:=[.B389]-[.G389]-[.H389]" office:value-type="float" office:value="0.000339984777383506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89]+1" office:value-type="float" office:value="387" calcext:value-type="float">
            <text:p>387</text:p>
          </table:table-cell>
          <table:table-cell table:formula="of:=[.B389]+[.B389]*[.$C390]*(1-[.B389]/[.D389])" office:value-type="float" office:value="228135.576690586" calcext:value-type="float">
            <text:p>228,136</text:p>
          </table:table-cell>
          <table:table-cell table:formula="of:=[.C389]-[.C389]*[.$C$2]" office:value-type="float" office:value="0.0000000000400666745127382" calcext:value-type="float">
            <text:p>0.0000</text:p>
          </table:table-cell>
          <table:table-cell table:formula="of:=[.$D$4]-[.B390]" office:value-type="float" office:value="60131864.4233094" calcext:value-type="float">
            <text:p>60,131,864</text:p>
          </table:table-cell>
          <table:table-cell table:formula="of:=[.E389]+[.$E$2]*[.E389]" office:value-type="float" office:value="0" calcext:value-type="float">
            <text:p>0.00000</text:p>
          </table:table-cell>
          <table:table-cell table:formula="of:=[.F389]+[.E389]*[.F389]" office:value-type="float" office:value="0.2" calcext:value-type="float">
            <text:p>0.20000</text:p>
          </table:table-cell>
          <table:table-cell table:formula="of:=[.B371]*[.F390]" office:value-type="float" office:value="45627.1152742001" calcext:value-type="float">
            <text:p>45,627</text:p>
          </table:table-cell>
          <table:table-cell table:formula="of:=[.B371]*(1-[.F390])" office:value-type="float" office:value="182508.4610968" calcext:value-type="float">
            <text:p>182,508</text:p>
          </table:table-cell>
          <table:table-cell table:formula="of:=[.B390]-[.G390]-[.H390]" office:value-type="float" office:value="0.000319585669785738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90]+1" office:value-type="float" office:value="388" calcext:value-type="float">
            <text:p>388</text:p>
          </table:table-cell>
          <table:table-cell table:formula="of:=[.B390]+[.B390]*[.$C391]*(1-[.B390]/[.D390])" office:value-type="float" office:value="228135.576699146" calcext:value-type="float">
            <text:p>228,136</text:p>
          </table:table-cell>
          <table:table-cell table:formula="of:=[.C390]-[.C390]*[.$C$2]" office:value-type="float" office:value="0.0000000000376626740419739" calcext:value-type="float">
            <text:p>0.0000</text:p>
          </table:table-cell>
          <table:table-cell table:formula="of:=[.$D$4]-[.B391]" office:value-type="float" office:value="60131864.4233009" calcext:value-type="float">
            <text:p>60,131,864</text:p>
          </table:table-cell>
          <table:table-cell table:formula="of:=[.E390]+[.$E$2]*[.E390]" office:value-type="float" office:value="0" calcext:value-type="float">
            <text:p>0.00000</text:p>
          </table:table-cell>
          <table:table-cell table:formula="of:=[.F390]+[.E390]*[.F390]" office:value-type="float" office:value="0.2" calcext:value-type="float">
            <text:p>0.20000</text:p>
          </table:table-cell>
          <table:table-cell table:formula="of:=[.B372]*[.F391]" office:value-type="float" office:value="45627.115279747" calcext:value-type="float">
            <text:p>45,627</text:p>
          </table:table-cell>
          <table:table-cell table:formula="of:=[.B372]*(1-[.F391])" office:value-type="float" office:value="182508.461118988" calcext:value-type="float">
            <text:p>182,508</text:p>
          </table:table-cell>
          <table:table-cell table:formula="of:=[.B391]-[.G391]-[.H391]" office:value-type="float" office:value="0.000300410552881658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91]+1" office:value-type="float" office:value="389" calcext:value-type="float">
            <text:p>389</text:p>
          </table:table-cell>
          <table:table-cell table:formula="of:=[.B391]+[.B391]*[.$C392]*(1-[.B391]/[.D391])" office:value-type="float" office:value="228135.576707192" calcext:value-type="float">
            <text:p>228,136</text:p>
          </table:table-cell>
          <table:table-cell table:formula="of:=[.C391]-[.C391]*[.$C$2]" office:value-type="float" office:value="0.0000000000354029135994555" calcext:value-type="float">
            <text:p>0.0000</text:p>
          </table:table-cell>
          <table:table-cell table:formula="of:=[.$D$4]-[.B392]" office:value-type="float" office:value="60131864.4232928" calcext:value-type="float">
            <text:p>60,131,864</text:p>
          </table:table-cell>
          <table:table-cell table:formula="of:=[.E391]+[.$E$2]*[.E391]" office:value-type="float" office:value="0" calcext:value-type="float">
            <text:p>0.00000</text:p>
          </table:table-cell>
          <table:table-cell table:formula="of:=[.F391]+[.E391]*[.F391]" office:value-type="float" office:value="0.2" calcext:value-type="float">
            <text:p>0.20000</text:p>
          </table:table-cell>
          <table:table-cell table:formula="of:=[.B373]*[.F392]" office:value-type="float" office:value="45627.1152849611" calcext:value-type="float">
            <text:p>45,627</text:p>
          </table:table-cell>
          <table:table-cell table:formula="of:=[.B373]*(1-[.F392])" office:value-type="float" office:value="182508.461139845" calcext:value-type="float">
            <text:p>182,508</text:p>
          </table:table-cell>
          <table:table-cell table:formula="of:=[.B392]-[.G392]-[.H392]" office:value-type="float" office:value="0.000282385910395533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92]+1" office:value-type="float" office:value="390" calcext:value-type="float">
            <text:p>390</text:p>
          </table:table-cell>
          <table:table-cell table:formula="of:=[.B392]+[.B392]*[.$C393]*(1-[.B392]/[.D392])" office:value-type="float" office:value="228135.576714755" calcext:value-type="float">
            <text:p>228,136</text:p>
          </table:table-cell>
          <table:table-cell table:formula="of:=[.C392]-[.C392]*[.$C$2]" office:value-type="float" office:value="0.0000000000332787387834882" calcext:value-type="float">
            <text:p>0.0000</text:p>
          </table:table-cell>
          <table:table-cell table:formula="of:=[.$D$4]-[.B393]" office:value-type="float" office:value="60131864.4232852" calcext:value-type="float">
            <text:p>60,131,864</text:p>
          </table:table-cell>
          <table:table-cell table:formula="of:=[.E392]+[.$E$2]*[.E392]" office:value-type="float" office:value="0" calcext:value-type="float">
            <text:p>0.00000</text:p>
          </table:table-cell>
          <table:table-cell table:formula="of:=[.F392]+[.E392]*[.F392]" office:value-type="float" office:value="0.2" calcext:value-type="float">
            <text:p>0.20000</text:p>
          </table:table-cell>
          <table:table-cell table:formula="of:=[.B374]*[.F393]" office:value-type="float" office:value="45627.1152898624" calcext:value-type="float">
            <text:p>45,627</text:p>
          </table:table-cell>
          <table:table-cell table:formula="of:=[.B374]*(1-[.F393])" office:value-type="float" office:value="182508.46115945" calcext:value-type="float">
            <text:p>182,508</text:p>
          </table:table-cell>
          <table:table-cell table:formula="of:=[.B393]-[.G393]-[.H393]" office:value-type="float" office:value="0.00026544276624918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93]+1" office:value-type="float" office:value="391" calcext:value-type="float">
            <text:p>391</text:p>
          </table:table-cell>
          <table:table-cell table:formula="of:=[.B393]+[.B393]*[.$C394]*(1-[.B393]/[.D393])" office:value-type="float" office:value="228135.576721864" calcext:value-type="float">
            <text:p>228,136</text:p>
          </table:table-cell>
          <table:table-cell table:formula="of:=[.C393]-[.C393]*[.$C$2]" office:value-type="float" office:value="0.0000000000312820144564789" calcext:value-type="float">
            <text:p>0.0000</text:p>
          </table:table-cell>
          <table:table-cell table:formula="of:=[.$D$4]-[.B394]" office:value-type="float" office:value="60131864.4232781" calcext:value-type="float">
            <text:p>60,131,864</text:p>
          </table:table-cell>
          <table:table-cell table:formula="of:=[.E393]+[.$E$2]*[.E393]" office:value-type="float" office:value="0" calcext:value-type="float">
            <text:p>0.00000</text:p>
          </table:table-cell>
          <table:table-cell table:formula="of:=[.F393]+[.E393]*[.F393]" office:value-type="float" office:value="0.2" calcext:value-type="float">
            <text:p>0.20000</text:p>
          </table:table-cell>
          <table:table-cell table:formula="of:=[.B375]*[.F394]" office:value-type="float" office:value="45627.1152944696" calcext:value-type="float">
            <text:p>45,627</text:p>
          </table:table-cell>
          <table:table-cell table:formula="of:=[.B375]*(1-[.F394])" office:value-type="float" office:value="182508.461177878" calcext:value-type="float">
            <text:p>182,508</text:p>
          </table:table-cell>
          <table:table-cell table:formula="of:=[.B394]-[.G394]-[.H394]" office:value-type="float" office:value="0.00024951616069302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94]+1" office:value-type="float" office:value="392" calcext:value-type="float">
            <text:p>392</text:p>
          </table:table-cell>
          <table:table-cell table:formula="of:=[.B394]+[.B394]*[.$C395]*(1-[.B394]/[.D394])" office:value-type="float" office:value="228135.576728547" calcext:value-type="float">
            <text:p>228,136</text:p>
          </table:table-cell>
          <table:table-cell table:formula="of:=[.C394]-[.C394]*[.$C$2]" office:value-type="float" office:value="0.0000000000294050935890901" calcext:value-type="float">
            <text:p>0.0000</text:p>
          </table:table-cell>
          <table:table-cell table:formula="of:=[.$D$4]-[.B395]" office:value-type="float" office:value="60131864.4232715" calcext:value-type="float">
            <text:p>60,131,864</text:p>
          </table:table-cell>
          <table:table-cell table:formula="of:=[.E394]+[.$E$2]*[.E394]" office:value-type="float" office:value="0" calcext:value-type="float">
            <text:p>0.00000</text:p>
          </table:table-cell>
          <table:table-cell table:formula="of:=[.F394]+[.E394]*[.F394]" office:value-type="float" office:value="0.2" calcext:value-type="float">
            <text:p>0.20000</text:p>
          </table:table-cell>
          <table:table-cell table:formula="of:=[.B376]*[.F395]" office:value-type="float" office:value="45627.1152988004" calcext:value-type="float">
            <text:p>45,627</text:p>
          </table:table-cell>
          <table:table-cell table:formula="of:=[.B376]*(1-[.F395])" office:value-type="float" office:value="182508.461195202" calcext:value-type="float">
            <text:p>182,508</text:p>
          </table:table-cell>
          <table:table-cell table:formula="of:=[.B395]-[.G395]-[.H395]" office:value-type="float" office:value="0.000234545208513737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95]+1" office:value-type="float" office:value="393" calcext:value-type="float">
            <text:p>393</text:p>
          </table:table-cell>
          <table:table-cell table:formula="of:=[.B395]+[.B395]*[.$C396]*(1-[.B395]/[.D395])" office:value-type="float" office:value="228135.576734829" calcext:value-type="float">
            <text:p>228,136</text:p>
          </table:table-cell>
          <table:table-cell table:formula="of:=[.C395]-[.C395]*[.$C$2]" office:value-type="float" office:value="0.0000000000276407879737447" calcext:value-type="float">
            <text:p>0.0000</text:p>
          </table:table-cell>
          <table:table-cell table:formula="of:=[.$D$4]-[.B396]" office:value-type="float" office:value="60131864.4232652" calcext:value-type="float">
            <text:p>60,131,864</text:p>
          </table:table-cell>
          <table:table-cell table:formula="of:=[.E395]+[.$E$2]*[.E395]" office:value-type="float" office:value="0" calcext:value-type="float">
            <text:p>0.00000</text:p>
          </table:table-cell>
          <table:table-cell table:formula="of:=[.F395]+[.E395]*[.F395]" office:value-type="float" office:value="0.2" calcext:value-type="float">
            <text:p>0.20000</text:p>
          </table:table-cell>
          <table:table-cell table:formula="of:=[.B377]*[.F396]" office:value-type="float" office:value="45627.1153028713" calcext:value-type="float">
            <text:p>45,627</text:p>
          </table:table-cell>
          <table:table-cell table:formula="of:=[.B377]*(1-[.F396])" office:value-type="float" office:value="182508.461211485" calcext:value-type="float">
            <text:p>182,508</text:p>
          </table:table-cell>
          <table:table-cell table:formula="of:=[.B396]-[.G396]-[.H396]" office:value-type="float" office:value="0.00022047248785384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96]+1" office:value-type="float" office:value="394" calcext:value-type="float">
            <text:p>394</text:p>
          </table:table-cell>
          <table:table-cell table:formula="of:=[.B396]+[.B396]*[.$C397]*(1-[.B396]/[.D396])" office:value-type="float" office:value="228135.576740734" calcext:value-type="float">
            <text:p>228,136</text:p>
          </table:table-cell>
          <table:table-cell table:formula="of:=[.C396]-[.C396]*[.$C$2]" office:value-type="float" office:value="0.0000000000259823406953201" calcext:value-type="float">
            <text:p>0.0000</text:p>
          </table:table-cell>
          <table:table-cell table:formula="of:=[.$D$4]-[.B397]" office:value-type="float" office:value="60131864.4232593" calcext:value-type="float">
            <text:p>60,131,864</text:p>
          </table:table-cell>
          <table:table-cell table:formula="of:=[.E396]+[.$E$2]*[.E396]" office:value-type="float" office:value="0" calcext:value-type="float">
            <text:p>0.00000</text:p>
          </table:table-cell>
          <table:table-cell table:formula="of:=[.F396]+[.E396]*[.F396]" office:value-type="float" office:value="0.2" calcext:value-type="float">
            <text:p>0.20000</text:p>
          </table:table-cell>
          <table:table-cell table:formula="of:=[.B378]*[.F397]" office:value-type="float" office:value="45627.115306698" calcext:value-type="float">
            <text:p>45,627</text:p>
          </table:table-cell>
          <table:table-cell table:formula="of:=[.B378]*(1-[.F397])" office:value-type="float" office:value="182508.461226792" calcext:value-type="float">
            <text:p>182,508</text:p>
          </table:table-cell>
          <table:table-cell table:formula="of:=[.B397]-[.G397]-[.H397]" office:value-type="float" office:value="0.000207244185730815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97]+1" office:value-type="float" office:value="395" calcext:value-type="float">
            <text:p>395</text:p>
          </table:table-cell>
          <table:table-cell table:formula="of:=[.B397]+[.B397]*[.$C398]*(1-[.B397]/[.D397])" office:value-type="float" office:value="228135.576746285" calcext:value-type="float">
            <text:p>228,136</text:p>
          </table:table-cell>
          <table:table-cell table:formula="of:=[.C397]-[.C397]*[.$C$2]" office:value-type="float" office:value="0.0000000000244234002536009" calcext:value-type="float">
            <text:p>0.0000</text:p>
          </table:table-cell>
          <table:table-cell table:formula="of:=[.$D$4]-[.B398]" office:value-type="float" office:value="60131864.4232537" calcext:value-type="float">
            <text:p>60,131,864</text:p>
          </table:table-cell>
          <table:table-cell table:formula="of:=[.E397]+[.$E$2]*[.E397]" office:value-type="float" office:value="0" calcext:value-type="float">
            <text:p>0.00000</text:p>
          </table:table-cell>
          <table:table-cell table:formula="of:=[.F397]+[.E397]*[.F397]" office:value-type="float" office:value="0.2" calcext:value-type="float">
            <text:p>0.20000</text:p>
          </table:table-cell>
          <table:table-cell table:formula="of:=[.B379]*[.F398]" office:value-type="float" office:value="45627.1153102951" calcext:value-type="float">
            <text:p>45,627</text:p>
          </table:table-cell>
          <table:table-cell table:formula="of:=[.B379]*(1-[.F398])" office:value-type="float" office:value="182508.46124118" calcext:value-type="float">
            <text:p>182,508</text:p>
          </table:table-cell>
          <table:table-cell table:formula="of:=[.B398]-[.G398]-[.H398]" office:value-type="float" office:value="0.000194809515960515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98]+1" office:value-type="float" office:value="396" calcext:value-type="float">
            <text:p>396</text:p>
          </table:table-cell>
          <table:table-cell table:formula="of:=[.B398]+[.B398]*[.$C399]*(1-[.B398]/[.D398])" office:value-type="float" office:value="228135.576751503" calcext:value-type="float">
            <text:p>228,136</text:p>
          </table:table-cell>
          <table:table-cell table:formula="of:=[.C398]-[.C398]*[.$C$2]" office:value-type="float" office:value="0.0000000000229579962383848" calcext:value-type="float">
            <text:p>0.0000</text:p>
          </table:table-cell>
          <table:table-cell table:formula="of:=[.$D$4]-[.B399]" office:value-type="float" office:value="60131864.4232485" calcext:value-type="float">
            <text:p>60,131,864</text:p>
          </table:table-cell>
          <table:table-cell table:formula="of:=[.E398]+[.$E$2]*[.E398]" office:value-type="float" office:value="0" calcext:value-type="float">
            <text:p>0.00000</text:p>
          </table:table-cell>
          <table:table-cell table:formula="of:=[.F398]+[.E398]*[.F398]" office:value-type="float" office:value="0.2" calcext:value-type="float">
            <text:p>0.20000</text:p>
          </table:table-cell>
          <table:table-cell table:formula="of:=[.B380]*[.F399]" office:value-type="float" office:value="45627.1153136763" calcext:value-type="float">
            <text:p>45,627</text:p>
          </table:table-cell>
          <table:table-cell table:formula="of:=[.B380]*(1-[.F399])" office:value-type="float" office:value="182508.461254705" calcext:value-type="float">
            <text:p>182,508</text:p>
          </table:table-cell>
          <table:table-cell table:formula="of:=[.B399]-[.G399]-[.H399]" office:value-type="float" office:value="0.000183120981091633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45" table:formula="of:=[.A399]+1" office:value-type="float" office:value="397" calcext:value-type="float">
            <text:p>397</text:p>
          </table:table-cell>
          <table:table-cell table:formula="of:=[.B399]+[.B399]*[.$C400]*(1-[.B399]/[.D399])" office:value-type="float" office:value="228135.576756407" calcext:value-type="float">
            <text:p>228,136</text:p>
          </table:table-cell>
          <table:table-cell table:formula="of:=[.C399]-[.C399]*[.$C$2]" office:value-type="float" office:value="0.0000000000215805164640817" calcext:value-type="float">
            <text:p>0.0000</text:p>
          </table:table-cell>
          <table:table-cell table:formula="of:=[.$D$4]-[.B400]" office:value-type="float" office:value="60131864.4232436" calcext:value-type="float">
            <text:p>60,131,864</text:p>
          </table:table-cell>
          <table:table-cell table:formula="of:=[.E399]+[.$E$2]*[.E399]" office:value-type="float" office:value="0" calcext:value-type="float">
            <text:p>0.00000</text:p>
          </table:table-cell>
          <table:table-cell table:formula="of:=[.F399]+[.E399]*[.F399]" office:value-type="float" office:value="0.2" calcext:value-type="float">
            <text:p>0.20000</text:p>
          </table:table-cell>
          <table:table-cell table:formula="of:=[.B381]*[.F400]" office:value-type="float" office:value="45627.1153168547" calcext:value-type="float">
            <text:p>45,627</text:p>
          </table:table-cell>
          <table:table-cell table:formula="of:=[.B381]*(1-[.F400])" office:value-type="float" office:value="182508.461267419" calcext:value-type="float">
            <text:p>182,508</text:p>
          </table:table-cell>
          <table:table-cell table:formula="of:=[.B400]-[.G400]-[.H400]" office:value-type="float" office:value="0.000172133732121438" calcext:value-type="float">
            <text:p>0</text:p>
          </table:table-cell>
          <table:table-cell table:number-columns-repeated="55"/>
        </table:table-row>
        <table:table-row table:style-name="ro1" table:number-rows-repeated="3">
          <table:table-cell table:style-name="ce45"/>
          <table:table-cell table:number-columns-repeated="63"/>
        </table:table-row>
        <table:table-row table:style-name="ro1" table:number-rows-repeated="10481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sfolio Data" table:style-name="ta3">
        <office:forms form:automatic-focus="false" form:apply-design-mode="false"/>
        <table:shapes>
          <draw:frame draw:z-index="0" draw:style-name="gr2" draw:text-style-name="P2" svg:width="15.999cm" svg:height="8.999cm" svg:x="103.926cm" svg:y="2.417cm">
            <draw:object draw:notify-on-update-of-ranges="'Statsfolio Data'.A2:'Statsfolio Data'.A104 'Statsfolio Data'.H2:'Statsfolio Data'.H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15.999cm" svg:height="8.999cm" svg:x="121.532cm" svg:y="22.137cm">
            <draw:object draw:notify-on-update-of-ranges="'Statsfolio Data'.A2:'Statsfolio Data'.A104 'Statsfolio Data'.AN2:'Statsfolio Data'.AN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15.999cm" svg:height="8.999cm" svg:x="121.99cm" svg:y="12.05cm">
            <draw:object draw:notify-on-update-of-ranges="'Statsfolio Data'.A2:'Statsfolio Data'.A104 'Statsfolio Data'.S2:'Statsfolio Data'.S10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2" svg:width="15.999cm" svg:height="8.999cm" svg:x="103.469cm" svg:y="12.142cm">
            <draw:object draw:notify-on-update-of-ranges="'Statsfolio Data'.A2:'Statsfolio Data'.A104 'Statsfolio Data'.AR2:'Statsfolio Data'.AR10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2" svg:width="15.999cm" svg:height="8.999cm" svg:x="121.196cm" svg:y="2.118cm">
            <draw:object draw:notify-on-update-of-ranges="'Statsfolio Data'.A2:'Statsfolio Data'.A104 'Statsfolio Data'.AS2:'Statsfolio Data'.AS10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4" table:default-cell-style-name="ce129"/>
        <table:table-column table:style-name="co4" table:number-columns-repeated="4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SO2</text:p>
          </table:table-cell>
          <table:table-cell office:value-type="string" calcext:value-type="string">
            <text:p>ISO3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New Confirmed</text:p>
          </table:table-cell>
          <table:table-cell office:value-type="string" calcext:value-type="string">
            <text:p>Avg Confirm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Confirmed PC</text:p>
          </table:table-cell>
          <table:table-cell office:value-type="string" calcext:value-type="string">
            <text:p>Confirmed Pop</text:p>
          </table:table-cell>
          <table:table-cell office:value-type="string" calcext:value-type="string">
            <text:p>New Active</text:p>
          </table:table-cell>
          <table:table-cell office:value-type="string" calcext:value-type="string">
            <text:p>Avg Activ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ctive PC</text:p>
          </table:table-cell>
          <table:table-cell office:value-type="string" calcext:value-type="string">
            <text:p>Active %</text:p>
          </table:table-cell>
          <table:table-cell office:value-type="string" calcext:value-type="string">
            <text:p>Active Pop</text:p>
          </table:table-cell>
          <table:table-cell office:value-type="string" calcext:value-type="string">
            <text:p>New Deaths</text:p>
          </table:table-cell>
          <table:table-cell office:value-type="string" calcext:value-type="string">
            <text:p>Avg Death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Deaths PC</text:p>
          </table:table-cell>
          <table:table-cell office:value-type="string" calcext:value-type="string">
            <text:p>Deaths %</text:p>
          </table:table-cell>
          <table:table-cell office:value-type="string" calcext:value-type="string">
            <text:p>Deaths Pop</text:p>
          </table:table-cell>
          <table:table-cell office:value-type="string" calcext:value-type="string">
            <text:p>CFR</text:p>
          </table:table-cell>
          <table:table-cell office:value-type="string" calcext:value-type="string">
            <text:p>New Recovered</text:p>
          </table:table-cell>
          <table:table-cell office:value-type="string" calcext:value-type="string">
            <text:p>Avg Recover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Recovered PC</text:p>
          </table:table-cell>
          <table:table-cell office:value-type="string" calcext:value-type="string">
            <text:p>Recovered %</text:p>
          </table:table-cell>
          <table:table-cell office:value-type="string" calcext:value-type="string">
            <text:p>Recovered Pop</text:p>
          </table:table-cell>
          <table:table-cell office:value-type="string" calcext:value-type="string">
            <text:p>CRR</text:p>
          </table:table-cell>
          <table:table-cell office:value-type="string" calcext:value-type="string">
            <text:p>New Clos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losed PC</text:p>
          </table:table-cell>
          <table:table-cell office:value-type="string" calcext:value-type="string">
            <text:p>Closed %</text:p>
          </table:table-cell>
          <table:table-cell office:value-type="string" calcext:value-type="string">
            <text:p>Closed Pop</text:p>
          </table:table-cell>
          <table:table-cell office:value-type="string" calcext:value-type="string">
            <text:p>Chg 1D Confirmed</text:p>
          </table:table-cell>
          <table:table-cell office:value-type="string" calcext:value-type="string">
            <text:p>Chg 1D Active</text:p>
          </table:table-cell>
          <table:table-cell office:value-type="string" calcext:value-type="string">
            <text:p>Chg 1D Deaths</text:p>
          </table:table-cell>
          <table:table-cell office:value-type="string" calcext:value-type="string">
            <text:p>Chg 1D Recovered</text:p>
          </table:table-cell>
          <table:table-cell office:value-type="string" calcext:value-type="string">
            <text:p>GR Confirmed</text:p>
          </table:table-cell>
          <table:table-cell office:value-type="string" calcext:value-type="string">
            <text:p>GR Active</text:p>
          </table:table-cell>
          <table:table-cell office:value-type="string" calcext:value-type="string">
            <text:p>GR Deaths</text:p>
          </table:table-cell>
          <table:table-cell office:value-type="string" calcext:value-type="string">
            <text:p>GR Recovered</text:p>
          </table:table-cell>
          <table:table-cell office:value-type="string" calcext:value-type="string">
            <text:p>Calculated Active</text:p>
          </table:table-cell>
          <table:table-cell office:value-type="string" calcext:value-type="string">
            <text:p>Calculated death rate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2967639245542" calcext:value-type="float">
            <text:p>0.032967639245542</text:p>
          </table:table-cell>
          <table:table-cell office:value-type="float" office:value="0.0000032967639245542" calcext:value-type="float">
            <text:p>3.2967639245542E-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2967639245542" calcext:value-type="float">
            <text:p>0.03296763924554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2967639245542" calcext:value-type="float">
            <text:p>3.296763924554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]-[.S2]-[.Z2]" office:value-type="float" office:value="2" calcext:value-type="float">
            <text:p>2</text:p>
          </table:table-cell>
          <table:table-cell table:formula="of:=IF([.S2]+[.Z2]=0;0;[.S2]/([.S2]+[.Z2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2967639245542" calcext:value-type="float">
            <text:p>0.032967639245542</text:p>
          </table:table-cell>
          <table:table-cell office:value-type="float" office:value="0.0000032967639245542" calcext:value-type="float">
            <text:p>3.2967639245542E-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967639245542" calcext:value-type="float">
            <text:p>0.03296763924554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2967639245542" calcext:value-type="float">
            <text:p>3.296763924554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]-[.S3]-[.Z3]" office:value-type="float" office:value="2" calcext:value-type="float">
            <text:p>2</text:p>
          </table:table-cell>
          <table:table-cell table:formula="of:=IF([.S3]+[.Z3]=0;0;[.S3]/([.S3]+[.Z3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2967639245542" calcext:value-type="float">
            <text:p>0.032967639245542</text:p>
          </table:table-cell>
          <table:table-cell office:value-type="float" office:value="0.0000032967639245542" calcext:value-type="float">
            <text:p>3.2967639245542E-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967639245542" calcext:value-type="float">
            <text:p>0.03296763924554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2967639245542" calcext:value-type="float">
            <text:p>3.296763924554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]-[.S4]-[.Z4]" office:value-type="float" office:value="2" calcext:value-type="float">
            <text:p>2</text:p>
          </table:table-cell>
          <table:table-cell table:formula="of:=IF([.S4]+[.Z4]=0;0;[.S4]/([.S4]+[.Z4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2967639245542" calcext:value-type="float">
            <text:p>0.032967639245542</text:p>
          </table:table-cell>
          <table:table-cell office:value-type="float" office:value="0.0000032967639245542" calcext:value-type="float">
            <text:p>3.2967639245542E-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967639245542" calcext:value-type="float">
            <text:p>0.03296763924554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2967639245542" calcext:value-type="float">
            <text:p>3.296763924554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-[.S5]-[.Z5]" office:value-type="float" office:value="2" calcext:value-type="float">
            <text:p>2</text:p>
          </table:table-cell>
          <table:table-cell table:formula="of:=IF([.S5]+[.Z5]=0;0;[.S5]/([.S5]+[.Z5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2967639245542" calcext:value-type="float">
            <text:p>0.032967639245542</text:p>
          </table:table-cell>
          <table:table-cell office:value-type="float" office:value="0.0000032967639245542" calcext:value-type="float">
            <text:p>3.2967639245542E-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967639245542" calcext:value-type="float">
            <text:p>0.03296763924554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2967639245542" calcext:value-type="float">
            <text:p>3.296763924554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6]-[.S6]-[.Z6]" office:value-type="float" office:value="2" calcext:value-type="float">
            <text:p>2</text:p>
          </table:table-cell>
          <table:table-cell table:formula="of:=IF([.S6]+[.Z6]=0;0;[.S6]/([.S6]+[.Z6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2967639245542" calcext:value-type="float">
            <text:p>0.032967639245542</text:p>
          </table:table-cell>
          <table:table-cell office:value-type="float" office:value="0.0000032967639245542" calcext:value-type="float">
            <text:p>3.2967639245542E-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967639245542" calcext:value-type="float">
            <text:p>0.03296763924554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2967639245542" calcext:value-type="float">
            <text:p>3.296763924554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formula="of:=[.H7]-[.S7]-[.Z7]" office:value-type="float" office:value="2" calcext:value-type="float">
            <text:p>2</text:p>
          </table:table-cell>
          <table:table-cell table:formula="of:=IF([.S7]+[.Z7]=0;0;[.S7]/([.S7]+[.Z7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2967639245542" calcext:value-type="float">
            <text:p>0.032967639245542</text:p>
          </table:table-cell>
          <table:table-cell office:value-type="float" office:value="0.0000032967639245542" calcext:value-type="float">
            <text:p>3.2967639245542E-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967639245542" calcext:value-type="float">
            <text:p>0.03296763924554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2967639245542" calcext:value-type="float">
            <text:p>3.296763924554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formula="of:=[.H8]-[.S8]-[.Z8]" office:value-type="float" office:value="2" calcext:value-type="float">
            <text:p>2</text:p>
          </table:table-cell>
          <table:table-cell table:formula="of:=IF([.S8]+[.Z8]=0;0;[.S8]/([.S8]+[.Z8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0.0000049451458868312" calcext:value-type="float">
            <text:p>4.9451458868312E-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451458868312" calcext:value-type="float">
            <text:p>4.945145886831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9]-[.S9]-[.Z9]" office:value-type="float" office:value="3" calcext:value-type="float">
            <text:p>3</text:p>
          </table:table-cell>
          <table:table-cell table:formula="of:=IF([.S9]+[.Z9]=0;0;[.S9]/([.S9]+[.Z9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0.0000049451458868312" calcext:value-type="float">
            <text:p>4.9451458868312E-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451458868312" calcext:value-type="float">
            <text:p>4.945145886831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0]-[.S10]-[.Z10]" office:value-type="float" office:value="3" calcext:value-type="float">
            <text:p>3</text:p>
          </table:table-cell>
          <table:table-cell table:formula="of:=IF([.S10]+[.Z10]=0;0;[.S10]/([.S10]+[.Z10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0.0000049451458868312" calcext:value-type="float">
            <text:p>4.9451458868312E-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451458868312" calcext:value-type="float">
            <text:p>4.945145886831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1]-[.S11]-[.Z11]" office:value-type="float" office:value="3" calcext:value-type="float">
            <text:p>3</text:p>
          </table:table-cell>
          <table:table-cell table:formula="of:=IF([.S11]+[.Z11]=0;0;[.S11]/([.S11]+[.Z11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0.0000049451458868312" calcext:value-type="float">
            <text:p>4.9451458868312E-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451458868312" calcext:value-type="float">
            <text:p>4.945145886831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2]-[.S12]-[.Z12]" office:value-type="float" office:value="3" calcext:value-type="float">
            <text:p>3</text:p>
          </table:table-cell>
          <table:table-cell table:formula="of:=IF([.S12]+[.Z12]=0;0;[.S12]/([.S12]+[.Z12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0.0000049451458868312" calcext:value-type="float">
            <text:p>4.9451458868312E-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451458868312" calcext:value-type="float">
            <text:p>4.945145886831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3]-[.S13]-[.Z13]" office:value-type="float" office:value="3" calcext:value-type="float">
            <text:p>3</text:p>
          </table:table-cell>
          <table:table-cell table:formula="of:=IF([.S13]+[.Z13]=0;0;[.S13]/([.S13]+[.Z13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0.0000049451458868312" calcext:value-type="float">
            <text:p>4.9451458868312E-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451458868312" calcext:value-type="float">
            <text:p>4.945145886831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formula="of:=[.H14]-[.S14]-[.Z14]" office:value-type="float" office:value="3" calcext:value-type="float">
            <text:p>3</text:p>
          </table:table-cell>
          <table:table-cell table:formula="of:=IF([.S14]+[.Z14]=0;0;[.S14]/([.S14]+[.Z14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0.0000049451458868312" calcext:value-type="float">
            <text:p>4.9451458868312E-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451458868312" calcext:value-type="float">
            <text:p>4.945145886831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formula="of:=[.H15]-[.S15]-[.Z15]" office:value-type="float" office:value="3" calcext:value-type="float">
            <text:p>3</text:p>
          </table:table-cell>
          <table:table-cell table:formula="of:=IF([.S15]+[.Z15]=0;0;[.S15]/([.S15]+[.Z15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0.0000049451458868312" calcext:value-type="float">
            <text:p>4.9451458868312E-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451458868312" calcext:value-type="float">
            <text:p>4.945145886831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formula="of:=[.H16]-[.S16]-[.Z16]" office:value-type="float" office:value="3" calcext:value-type="float">
            <text:p>3</text:p>
          </table:table-cell>
          <table:table-cell table:formula="of:=IF([.S16]+[.Z16]=0;0;[.S16]/([.S16]+[.Z16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0.0000049451458868312" calcext:value-type="float">
            <text:p>4.9451458868312E-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451458868312" calcext:value-type="float">
            <text:p>4.945145886831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formula="of:=[.H17]-[.S17]-[.Z17]" office:value-type="float" office:value="3" calcext:value-type="float">
            <text:p>3</text:p>
          </table:table-cell>
          <table:table-cell table:formula="of:=IF([.S17]+[.Z17]=0;0;[.S17]/([.S17]+[.Z17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0.0000049451458868312" calcext:value-type="float">
            <text:p>4.9451458868312E-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451458868312" calcext:value-type="float">
            <text:p>4.945145886831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formula="of:=[.H18]-[.S18]-[.Z18]" office:value-type="float" office:value="3" calcext:value-type="float">
            <text:p>3</text:p>
          </table:table-cell>
          <table:table-cell table:formula="of:=IF([.S18]+[.Z18]=0;0;[.S18]/([.S18]+[.Z18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0.0000049451458868312" calcext:value-type="float">
            <text:p>4.9451458868312E-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451458868312" calcext:value-type="float">
            <text:p>4.945145886831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formula="of:=[.H19]-[.S19]-[.Z19]" office:value-type="float" office:value="3" calcext:value-type="float">
            <text:p>3</text:p>
          </table:table-cell>
          <table:table-cell table:formula="of:=IF([.S19]+[.Z19]=0;0;[.S19]/([.S19]+[.Z19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0.0000049451458868312" calcext:value-type="float">
            <text:p>4.9451458868312E-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451458868312" calcext:value-type="float">
            <text:p>4.945145886831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formula="of:=[.H20]-[.S20]-[.Z20]" office:value-type="float" office:value="3" calcext:value-type="float">
            <text:p>3</text:p>
          </table:table-cell>
          <table:table-cell table:formula="of:=IF([.S20]+[.Z20]=0;0;[.S20]/([.S20]+[.Z20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0.0000049451458868312" calcext:value-type="float">
            <text:p>4.9451458868312E-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451458868312" calcext:value-type="float">
            <text:p>4.945145886831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formula="of:=[.H21]-[.S21]-[.Z21]" office:value-type="float" office:value="3" calcext:value-type="float">
            <text:p>3</text:p>
          </table:table-cell>
          <table:table-cell table:formula="of:=IF([.S21]+[.Z21]=0;0;[.S21]/([.S21]+[.Z21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0.0000049451458868312" calcext:value-type="float">
            <text:p>4.9451458868312E-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451458868312" calcext:value-type="float">
            <text:p>4.9451458868312E-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formula="of:=[.H22]-[.S22]-[.Z22]" office:value-type="float" office:value="3" calcext:value-type="float">
            <text:p>3</text:p>
          </table:table-cell>
          <table:table-cell table:formula="of:=IF([.S22]+[.Z22]=0;0;[.S22]/([.S22]+[.Z22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32967639245542" calcext:value-type="float">
            <text:p>0.32967639245542</text:p>
          </table:table-cell>
          <table:table-cell office:value-type="float" office:value="0.000032967639245542" calcext:value-type="float">
            <text:p>3.2967639245542E-0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31319257283264" calcext:value-type="float">
            <text:p>0.31319257283264</text:p>
          </table:table-cell>
          <table:table-cell office:value-type="float" office:value="95" calcext:value-type="float">
            <text:p>95</text:p>
          </table:table-cell>
          <table:table-cell office:value-type="float" office:value="0.000031319257283264" calcext:value-type="float">
            <text:p>3.1319257283264E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83819622771" calcext:value-type="float">
            <text:p>0.016483819622771</text:p>
          </table:table-cell>
          <table:table-cell office:value-type="float" office:value="5" calcext:value-type="float">
            <text:p>5</text:p>
          </table:table-cell>
          <table:table-cell office:value-type="float" office:value="0.0000016483819622771" calcext:value-type="float">
            <text:p>1.6483819622771E-0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6483819622771" calcext:value-type="float">
            <text:p>0.016483819622771</text:p>
          </table:table-cell>
          <table:table-cell office:value-type="float" office:value="5" calcext:value-type="float">
            <text:p>5</text:p>
          </table:table-cell>
          <table:table-cell office:value-type="float" office:value="0.0000016483819622771" calcext:value-type="float">
            <text:p>1.6483819622771E-06</text:p>
          </table:table-cell>
          <table:table-cell office:value-type="float" office:value="566.66666666667" calcext:value-type="float">
            <text:p>566.66666666667</text:p>
          </table:table-cell>
          <table:table-cell office:value-type="float" office:value="533.33333333333" calcext:value-type="float">
            <text:p>533.33333333333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23]-[.S23]-[.Z23]" office:value-type="float" office:value="19" calcext:value-type="float">
            <text:p>19</text:p>
          </table:table-cell>
          <table:table-cell table:formula="of:=IF([.S23]+[.Z23]=0;0;[.S23]/([.S23]+[.Z23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.0219968166118" calcext:value-type="float">
            <text:p>1.0219968166118</text:p>
          </table:table-cell>
          <table:table-cell office:value-type="float" office:value="0.00010219968166118" calcext:value-type="float">
            <text:p>0.000102199681661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.97254535774347" calcext:value-type="float">
            <text:p>0.97254535774347</text:p>
          </table:table-cell>
          <table:table-cell office:value-type="float" office:value="95.161290322581" calcext:value-type="float">
            <text:p>95.161290322581</text:p>
          </table:table-cell>
          <table:table-cell office:value-type="float" office:value="0.000097254535774347" calcext:value-type="float">
            <text:p>9.7254535774347E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2967639245542" calcext:value-type="float">
            <text:p>0.032967639245542</text:p>
          </table:table-cell>
          <table:table-cell office:value-type="float" office:value="3.2258064516129" calcext:value-type="float">
            <text:p>3.2258064516129</text:p>
          </table:table-cell>
          <table:table-cell office:value-type="float" office:value="0.0000032967639245542" calcext:value-type="float">
            <text:p>3.2967639245542E-06</text:p>
          </table:table-cell>
          <table:table-cell office:value-type="float" office:value="66.666666666667" calcext:value-type="float">
            <text:p>66.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83819622771" calcext:value-type="float">
            <text:p>0.016483819622771</text:p>
          </table:table-cell>
          <table:table-cell office:value-type="float" office:value="1.6129032258065" calcext:value-type="float">
            <text:p>1.6129032258065</text:p>
          </table:table-cell>
          <table:table-cell office:value-type="float" office:value="0.0000016483819622771" calcext:value-type="float">
            <text:p>1.6483819622771E-06</text:p>
          </table:table-cell>
          <table:table-cell office:value-type="float" office:value="-65.666666666667" calcext:value-type="float">
            <text:p>-65.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4.8387096774194" calcext:value-type="float">
            <text:p>4.8387096774194</text:p>
          </table:table-cell>
          <table:table-cell office:value-type="float" office:value="0.0000049451458868312" calcext:value-type="float">
            <text:p>4.9451458868312E-06</text:p>
          </table:table-cell>
          <table:table-cell office:value-type="float" office:value="210" calcext:value-type="float">
            <text:p>210</text:p>
          </table:table-cell>
          <table:table-cell office:value-type="float" office:value="210.52631578947" calcext:value-type="float">
            <text:p>210.526315789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.47" calcext:value-type="float">
            <text:p>3.47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24]-[.S24]-[.Z24]" office:value-type="float" office:value="59" calcext:value-type="float">
            <text:p>59</text:p>
          </table:table-cell>
          <table:table-cell table:formula="of:=IF([.S24]+[.Z24]=0;0;[.S24]/([.S24]+[.Z24]))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2.5549920415295" calcext:value-type="float">
            <text:p>2.5549920415295</text:p>
          </table:table-cell>
          <table:table-cell office:value-type="float" office:value="0.00025549920415295" calcext:value-type="float">
            <text:p>0.000255499204153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2.4725729434156" calcext:value-type="float">
            <text:p>2.4725729434156</text:p>
          </table:table-cell>
          <table:table-cell office:value-type="float" office:value="96.774193548387" calcext:value-type="float">
            <text:p>96.774193548387</text:p>
          </table:table-cell>
          <table:table-cell office:value-type="float" office:value="0.00024725729434156" calcext:value-type="float">
            <text:p>0.000247257294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1.9354838709677" calcext:value-type="float">
            <text:p>1.9354838709677</text:p>
          </table:table-cell>
          <table:table-cell office:value-type="float" office:value="0.0000049451458868312" calcext:value-type="float">
            <text:p>4.9451458868312E-0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2967639245542" calcext:value-type="float">
            <text:p>0.032967639245542</text:p>
          </table:table-cell>
          <table:table-cell office:value-type="float" office:value="1.2903225806452" calcext:value-type="float">
            <text:p>1.2903225806452</text:p>
          </table:table-cell>
          <table:table-cell office:value-type="float" office:value="0.0000032967639245542" calcext:value-type="float">
            <text:p>3.2967639245542E-06</text:p>
          </table:table-cell>
          <table:table-cell office:value-type="float" office:value="-59" calcext:value-type="float">
            <text:p>-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82419098113854" calcext:value-type="float">
            <text:p>0.082419098113854</text:p>
          </table:table-cell>
          <table:table-cell office:value-type="float" office:value="3.2258064516129" calcext:value-type="float">
            <text:p>3.2258064516129</text:p>
          </table:table-cell>
          <table:table-cell office:value-type="float" office:value="0.0000082419098113854" calcext:value-type="float">
            <text:p>8.2419098113854E-06</text:p>
          </table:table-cell>
          <table:table-cell office:value-type="float" office:value="150" calcext:value-type="float">
            <text:p>150</text:p>
          </table:table-cell>
          <table:table-cell office:value-type="float" office:value="154.23728813559" calcext:value-type="float">
            <text:p>154.23728813559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.58" calcext:value-type="float">
            <text:p>2.58</text:p>
          </table:table-cell>
          <table:table-cell office:value-type="float" office:value="2.62" calcext:value-type="float">
            <text:p>2.6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H25]-[.S25]-[.Z25]" office:value-type="float" office:value="150" calcext:value-type="float">
            <text:p>150</text:p>
          </table:table-cell>
          <table:table-cell table:formula="of:=IF([.S25]+[.Z25]=0;0;[.S25]/([.S25]+[.Z25])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.7747946936145" calcext:value-type="float">
            <text:p>3.7747946936145</text:p>
          </table:table-cell>
          <table:table-cell office:value-type="float" office:value="0.00037747946936145" calcext:value-type="float">
            <text:p>0.000377479469361</text:p>
          </table:table-cell>
          <table:table-cell office:value-type="float" office:value="220" calcext:value-type="float">
            <text:p>220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3.6264403170096" calcext:value-type="float">
            <text:p>3.6264403170096</text:p>
          </table:table-cell>
          <table:table-cell office:value-type="float" office:value="96.069868995633" calcext:value-type="float">
            <text:p>96.069868995633</text:p>
          </table:table-cell>
          <table:table-cell office:value-type="float" office:value="0.00036264403170096" calcext:value-type="float">
            <text:p>0.0003626440317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153867373594" calcext:value-type="float">
            <text:p>0.1153867373594</text:p>
          </table:table-cell>
          <table:table-cell office:value-type="float" office:value="3.056768558952" calcext:value-type="float">
            <text:p>3.056768558952</text:p>
          </table:table-cell>
          <table:table-cell office:value-type="float" office:value="0.00001153867373594" calcext:value-type="float">
            <text:p>1.153867373594E-05</text:p>
          </table:table-cell>
          <table:table-cell office:value-type="float" office:value="77.777777777778" calcext:value-type="float">
            <text:p>77.77777777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2967639245542" calcext:value-type="float">
            <text:p>0.032967639245542</text:p>
          </table:table-cell>
          <table:table-cell office:value-type="float" office:value="0.87336244541485" calcext:value-type="float">
            <text:p>0.87336244541485</text:p>
          </table:table-cell>
          <table:table-cell office:value-type="float" office:value="0.0000032967639245542" calcext:value-type="float">
            <text:p>3.2967639245542E-06</text:p>
          </table:table-cell>
          <table:table-cell office:value-type="float" office:value="-76.777777777778" calcext:value-type="float">
            <text:p>-76.77777777777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14835437660494" calcext:value-type="float">
            <text:p>0.14835437660494</text:p>
          </table:table-cell>
          <table:table-cell office:value-type="float" office:value="3.9301310043668" calcext:value-type="float">
            <text:p>3.9301310043668</text:p>
          </table:table-cell>
          <table:table-cell office:value-type="float" office:value="0.000014835437660494" calcext:value-type="float">
            <text:p>1.4835437660494E-05</text:p>
          </table:table-cell>
          <table:table-cell office:value-type="float" office:value="47.741935483871" calcext:value-type="float">
            <text:p>47.741935483871</text:p>
          </table:table-cell>
          <table:table-cell office:value-type="float" office:value="46.666666666667" calcext:value-type="float">
            <text:p>46.666666666667</text:p>
          </table:table-cell>
          <table:table-cell office:value-type="float" office:value="133.33333333333" calcext:value-type="float">
            <text:p>133.33333333333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.48" calcext:value-type="float">
            <text:p>1.48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table:formula="of:=[.H26]-[.S26]-[.Z26]" office:value-type="float" office:value="220" calcext:value-type="float">
            <text:p>220</text:p>
          </table:table-cell>
          <table:table-cell table:formula="of:=IF([.S26]+[.Z26]=0;0;[.S26]/([.S26]+[.Z26]))" office:value-type="float" office:value="0.777777777777778" calcext:value-type="float">
            <text:p>0.777777777777778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22" calcext:value-type="float">
            <text:p>322</text:p>
          </table:table-cell>
          <table:table-cell office:value-type="float" office:value="5.3077899185322" calcext:value-type="float">
            <text:p>5.3077899185322</text:p>
          </table:table-cell>
          <table:table-cell office:value-type="float" office:value="0.00053077899185322" calcext:value-type="float">
            <text:p>0.000530778991853</text:p>
          </table:table-cell>
          <table:table-cell office:value-type="float" office:value="310" calcext:value-type="float">
            <text:p>310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5.1099840830589" calcext:value-type="float">
            <text:p>5.1099840830589</text:p>
          </table:table-cell>
          <table:table-cell office:value-type="float" office:value="96.273291925466" calcext:value-type="float">
            <text:p>96.273291925466</text:p>
          </table:table-cell>
          <table:table-cell office:value-type="float" office:value="0.00051099840830589" calcext:value-type="float">
            <text:p>0.0005109984083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16483819622771" calcext:value-type="float">
            <text:p>0.16483819622771</text:p>
          </table:table-cell>
          <table:table-cell office:value-type="float" office:value="3.1055900621118" calcext:value-type="float">
            <text:p>3.1055900621118</text:p>
          </table:table-cell>
          <table:table-cell office:value-type="float" office:value="0.000016483819622771" calcext:value-type="float">
            <text:p>1.6483819622771E-05</text:p>
          </table:table-cell>
          <table:table-cell office:value-type="float" office:value="83.333333333333" calcext:value-type="float">
            <text:p>83.333333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2967639245542" calcext:value-type="float">
            <text:p>0.032967639245542</text:p>
          </table:table-cell>
          <table:table-cell office:value-type="float" office:value="0.62111801242236" calcext:value-type="float">
            <text:p>0.62111801242236</text:p>
          </table:table-cell>
          <table:table-cell office:value-type="float" office:value="0.0000032967639245542" calcext:value-type="float">
            <text:p>3.2967639245542E-06</text:p>
          </table:table-cell>
          <table:table-cell office:value-type="float" office:value="-82.333333333333" calcext:value-type="float">
            <text:p>-82.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19780583547325" calcext:value-type="float">
            <text:p>0.19780583547325</text:p>
          </table:table-cell>
          <table:table-cell office:value-type="float" office:value="3.7267080745342" calcext:value-type="float">
            <text:p>3.7267080745342</text:p>
          </table:table-cell>
          <table:table-cell office:value-type="float" office:value="0.000019780583547325" calcext:value-type="float">
            <text:p>1.9780583547325E-05</text:p>
          </table:table-cell>
          <table:table-cell office:value-type="float" office:value="40.61135371179" calcext:value-type="float">
            <text:p>40.61135371179</text:p>
          </table:table-cell>
          <table:table-cell office:value-type="float" office:value="40.909090909091" calcext:value-type="float">
            <text:p>40.909090909091</text:p>
          </table:table-cell>
          <table:table-cell office:value-type="float" office:value="42.857142857143" calcext:value-type="float">
            <text:p>42.857142857143</text:p>
          </table:table-cell>
          <table:table-cell/>
          <table:table-cell table:number-columns-repeated="2" office:value-type="float" office:value="1.41" calcext:value-type="float">
            <text:p>1.41</text:p>
          </table:table-cell>
          <table:table-cell office:value-type="float" office:value="1.43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table:formula="of:=[.H27]-[.S27]-[.Z27]" office:value-type="float" office:value="310" calcext:value-type="float">
            <text:p>310</text:p>
          </table:table-cell>
          <table:table-cell table:formula="of:=IF([.S27]+[.Z27]=0;0;[.S27]/([.S27]+[.Z27]))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  <table:table-cell office:value-type="float" office:value="453" calcext:value-type="float">
            <text:p>453</text:p>
          </table:table-cell>
          <table:table-cell office:value-type="float" office:value="7.4671702891152" calcext:value-type="float">
            <text:p>7.4671702891152</text:p>
          </table:table-cell>
          <table:table-cell office:value-type="float" office:value="0.00074671702891152" calcext:value-type="float">
            <text:p>0.000746717028912</text:p>
          </table:table-cell>
          <table:table-cell office:value-type="float" office:value="438" calcext:value-type="float">
            <text:p>438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7.2199129947736" calcext:value-type="float">
            <text:p>7.2199129947736</text:p>
          </table:table-cell>
          <table:table-cell office:value-type="float" office:value="96.688741721854" calcext:value-type="float">
            <text:p>96.688741721854</text:p>
          </table:table-cell>
          <table:table-cell office:value-type="float" office:value="0.00072199129947736" calcext:value-type="float">
            <text:p>0.0007219912994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19780583547325" calcext:value-type="float">
            <text:p>0.19780583547325</text:p>
          </table:table-cell>
          <table:table-cell office:value-type="float" office:value="2.6490066225166" calcext:value-type="float">
            <text:p>2.6490066225166</text:p>
          </table:table-cell>
          <table:table-cell office:value-type="float" office:value="0.000019780583547325" calcext:value-type="float">
            <text:p>1.9780583547325E-0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49451458868312" calcext:value-type="float">
            <text:p>0.049451458868312</text:p>
          </table:table-cell>
          <table:table-cell office:value-type="float" office:value="0.66225165562914" calcext:value-type="float">
            <text:p>0.66225165562914</text:p>
          </table:table-cell>
          <table:table-cell office:value-type="float" office:value="0.0000049451458868312" calcext:value-type="float">
            <text:p>4.9451458868312E-06</text:p>
          </table:table-cell>
          <table:table-cell office:value-type="float" office:value="-79" calcext:value-type="float">
            <text:p>-7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24725729434156" calcext:value-type="float">
            <text:p>0.24725729434156</text:p>
          </table:table-cell>
          <table:table-cell office:value-type="float" office:value="3.3112582781457" calcext:value-type="float">
            <text:p>3.3112582781457</text:p>
          </table:table-cell>
          <table:table-cell office:value-type="float" office:value="0.000024725729434156" calcext:value-type="float">
            <text:p>2.4725729434156E-05</text:p>
          </table:table-cell>
          <table:table-cell office:value-type="float" office:value="40.683229813665" calcext:value-type="float">
            <text:p>40.683229813665</text:p>
          </table:table-cell>
          <table:table-cell office:value-type="float" office:value="41.290322580645" calcext:value-type="float">
            <text:p>41.29032258064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.36" calcext:value-type="float">
            <text:p>1.36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table:formula="of:=[.H28]-[.S28]-[.Z28]" office:value-type="float" office:value="438" calcext:value-type="float">
            <text:p>438</text:p>
          </table:table-cell>
          <table:table-cell table:formula="of:=IF([.S28]+[.Z28]=0;0;[.S28]/([.S28]+[.Z28])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202" calcext:value-type="float">
            <text:p>202</text:p>
          </table:table-cell>
          <table:table-cell office:value-type="float" office:value="119" calcext:value-type="float">
            <text:p>119</text:p>
          </table:table-cell>
          <table:table-cell office:value-type="float" office:value="655" calcext:value-type="float">
            <text:p>655</text:p>
          </table:table-cell>
          <table:table-cell office:value-type="float" office:value="10.796901852915" calcext:value-type="float">
            <text:p>10.796901852915</text:p>
          </table:table-cell>
          <table:table-cell office:value-type="float" office:value="0.0010796901852915" calcext:value-type="float">
            <text:p>0.001079690185292</text:p>
          </table:table-cell>
          <table:table-cell office:value-type="float" office:value="593" calcext:value-type="float">
            <text:p>593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9.7749050363031" calcext:value-type="float">
            <text:p>9.7749050363031</text:p>
          </table:table-cell>
          <table:table-cell office:value-type="float" office:value="90.534351145038" calcext:value-type="float">
            <text:p>90.534351145038</text:p>
          </table:table-cell>
          <table:table-cell office:value-type="float" office:value="0.00097749050363031" calcext:value-type="float">
            <text:p>0.0009774905036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2802249335871" calcext:value-type="float">
            <text:p>0.2802249335871</text:p>
          </table:table-cell>
          <table:table-cell office:value-type="float" office:value="2.5954198473282" calcext:value-type="float">
            <text:p>2.5954198473282</text:p>
          </table:table-cell>
          <table:table-cell office:value-type="float" office:value="0.00002802249335871" calcext:value-type="float">
            <text:p>2.802249335871E-05</text:p>
          </table:table-cell>
          <table:table-cell office:value-type="float" office:value="27.41935483871" calcext:value-type="float">
            <text:p>27.41935483871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.74177188302468" calcext:value-type="float">
            <text:p>0.74177188302468</text:p>
          </table:table-cell>
          <table:table-cell office:value-type="float" office:value="6.8702290076336" calcext:value-type="float">
            <text:p>6.8702290076336</text:p>
          </table:table-cell>
          <table:table-cell office:value-type="float" office:value="0.000074177188302468" calcext:value-type="float">
            <text:p>7.4177188302468E-05</text:p>
          </table:table-cell>
          <table:table-cell office:value-type="float" office:value="-26.41935483871" calcext:value-type="float">
            <text:p>-26.41935483871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1.0219968166118" calcext:value-type="float">
            <text:p>1.0219968166118</text:p>
          </table:table-cell>
          <table:table-cell office:value-type="float" office:value="9.4656488549618" calcext:value-type="float">
            <text:p>9.4656488549618</text:p>
          </table:table-cell>
          <table:table-cell office:value-type="float" office:value="0.00010219968166118" calcext:value-type="float">
            <text:p>0.000102199681661</text:p>
          </table:table-cell>
          <table:table-cell office:value-type="float" office:value="44.591611479029" calcext:value-type="float">
            <text:p>44.591611479029</text:p>
          </table:table-cell>
          <table:table-cell office:value-type="float" office:value="35.388127853881" calcext:value-type="float">
            <text:p>35.388127853881</text:p>
          </table:table-cell>
          <table:table-cell office:value-type="float" office:value="41.666666666667" calcext:value-type="float">
            <text:p>41.666666666667</text:p>
          </table:table-cell>
          <table:table-cell office:value-type="float" office:value="1400" calcext:value-type="float">
            <text:p>1400</text:p>
          </table:table-cell>
          <table:table-cell office:value-type="float" office:value="1.37" calcext:value-type="float">
            <text:p>1.37</text:p>
          </table:table-cell>
          <table:table-cell office:value-type="float" office:value="1.27" calcext:value-type="float">
            <text:p>1.27</text:p>
          </table:table-cell>
          <table:table-cell office:value-type="float" office:value="1.36" calcext:value-type="float">
            <text:p>1.36</text:p>
          </table:table-cell>
          <table:table-cell office:value-type="float" office:value="14.67" calcext:value-type="float">
            <text:p>14.67</text:p>
          </table:table-cell>
          <table:table-cell table:formula="of:=[.H29]-[.S29]-[.Z29]" office:value-type="float" office:value="593" calcext:value-type="float">
            <text:p>593</text:p>
          </table:table-cell>
          <table:table-cell table:formula="of:=IF([.S29]+[.Z29]=0;0;[.S29]/([.S29]+[.Z29]))" office:value-type="float" office:value="0.274193548387097" calcext:value-type="float">
            <text:p>0.274193548387097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233" calcext:value-type="float">
            <text:p>233</text:p>
          </table:table-cell>
          <table:table-cell office:value-type="float" office:value="147" calcext:value-type="float">
            <text:p>147</text:p>
          </table:table-cell>
          <table:table-cell office:value-type="float" office:value="888" calcext:value-type="float">
            <text:p>888</text:p>
          </table:table-cell>
          <table:table-cell office:value-type="float" office:value="14.63763182502" calcext:value-type="float">
            <text:p>14.63763182502</text:p>
          </table:table-cell>
          <table:table-cell office:value-type="float" office:value="0.001463763182502" calcext:value-type="float">
            <text:p>0.001463763182502</text:p>
          </table:table-cell>
          <table:table-cell office:value-type="float" office:value="821" calcext:value-type="float">
            <text:p>821</text:p>
          </table:table-cell>
          <table:table-cell office:value-type="float" office:value="228" calcext:value-type="float">
            <text:p>228</text:p>
          </table:table-cell>
          <table:table-cell office:value-type="float" office:value="134" calcext:value-type="float">
            <text:p>134</text:p>
          </table:table-cell>
          <table:table-cell office:value-type="float" office:value="13.533215910295" calcext:value-type="float">
            <text:p>13.533215910295</text:p>
          </table:table-cell>
          <table:table-cell office:value-type="float" office:value="92.454954954955" calcext:value-type="float">
            <text:p>92.454954954955</text:p>
          </table:table-cell>
          <table:table-cell office:value-type="float" office:value="0.0013533215910295" calcext:value-type="float">
            <text:p>0.001353321591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34616021207819" calcext:value-type="float">
            <text:p>0.34616021207819</text:p>
          </table:table-cell>
          <table:table-cell office:value-type="float" office:value="2.3648648648649" calcext:value-type="float">
            <text:p>2.3648648648649</text:p>
          </table:table-cell>
          <table:table-cell office:value-type="float" office:value="0.000034616021207819" calcext:value-type="float">
            <text:p>3.4616021207819E-05</text:p>
          </table:table-cell>
          <table:table-cell office:value-type="float" office:value="31.34328358209" calcext:value-type="float">
            <text:p>31.3432835820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0.75825570264745" calcext:value-type="float">
            <text:p>0.75825570264745</text:p>
          </table:table-cell>
          <table:table-cell office:value-type="float" office:value="5.1801801801802" calcext:value-type="float">
            <text:p>5.1801801801802</text:p>
          </table:table-cell>
          <table:table-cell office:value-type="float" office:value="0.000075825570264745" calcext:value-type="float">
            <text:p>7.5825570264745E-05</text:p>
          </table:table-cell>
          <table:table-cell office:value-type="float" office:value="-30.34328358209" calcext:value-type="float">
            <text:p>-30.34328358209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.1044159147256" calcext:value-type="float">
            <text:p>1.1044159147256</text:p>
          </table:table-cell>
          <table:table-cell office:value-type="float" office:value="7.545045045045" calcext:value-type="float">
            <text:p>7.545045045045</text:p>
          </table:table-cell>
          <table:table-cell office:value-type="float" office:value="0.00011044159147256" calcext:value-type="float">
            <text:p>0.000110441591473</text:p>
          </table:table-cell>
          <table:table-cell office:value-type="float" office:value="35.572519083969" calcext:value-type="float">
            <text:p>35.572519083969</text:p>
          </table:table-cell>
          <table:table-cell office:value-type="float" office:value="38.448566610455" calcext:value-type="float">
            <text:p>38.448566610455</text:p>
          </table:table-cell>
          <table:table-cell office:value-type="float" office:value="23.529411764706" calcext:value-type="float">
            <text:p>23.529411764706</text:p>
          </table:table-cell>
          <table:table-cell office:value-type="float" office:value="2.2222222222222" calcext:value-type="float">
            <text:p>2.2222222222222</text:p>
          </table:table-cell>
          <table:table-cell office:value-type="float" office:value="1.24" calcext:value-type="float">
            <text:p>1.24</text:p>
          </table:table-cell>
          <table:table-cell office:value-type="float" office:value="1.26" calcext:value-type="float">
            <text:p>1.2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[.H30]-[.S30]-[.Z30]" office:value-type="float" office:value="821" calcext:value-type="float">
            <text:p>821</text:p>
          </table:table-cell>
          <table:table-cell table:formula="of:=IF([.S30]+[.Z30]=0;0;[.S30]/([.S30]+[.Z30]))" office:value-type="float" office:value="0.313432835820896" calcext:value-type="float">
            <text:p>0.313432835820896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1128" calcext:value-type="float">
            <text:p>1128</text:p>
          </table:table-cell>
          <table:table-cell office:value-type="float" office:value="18.593748534485" calcext:value-type="float">
            <text:p>18.593748534485</text:p>
          </table:table-cell>
          <table:table-cell office:value-type="float" office:value="0.0018593748534485" calcext:value-type="float">
            <text:p>0.001859374853449</text:p>
          </table:table-cell>
          <table:table-cell office:value-type="float" office:value="1053" calcext:value-type="float">
            <text:p>1053</text:p>
          </table:table-cell>
          <table:table-cell office:value-type="float" office:value="232" calcext:value-type="float">
            <text:p>232</text:p>
          </table:table-cell>
          <table:table-cell office:value-type="float" office:value="167" calcext:value-type="float">
            <text:p>167</text:p>
          </table:table-cell>
          <table:table-cell office:value-type="float" office:value="17.357462062778" calcext:value-type="float">
            <text:p>17.357462062778</text:p>
          </table:table-cell>
          <table:table-cell office:value-type="float" office:value="93.351063829787" calcext:value-type="float">
            <text:p>93.351063829787</text:p>
          </table:table-cell>
          <table:table-cell office:value-type="float" office:value="0.0017357462062778" calcext:value-type="float">
            <text:p>0.00173574620627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47803076906035" calcext:value-type="float">
            <text:p>0.47803076906035</text:p>
          </table:table-cell>
          <table:table-cell office:value-type="float" office:value="2.5709219858156" calcext:value-type="float">
            <text:p>2.5709219858156</text:p>
          </table:table-cell>
          <table:table-cell office:value-type="float" office:value="0.000047803076906035" calcext:value-type="float">
            <text:p>4.7803076906035E-05</text:p>
          </table:table-cell>
          <table:table-cell office:value-type="float" office:value="38.666666666667" calcext:value-type="float">
            <text:p>38.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0.75825570264745" calcext:value-type="float">
            <text:p>0.75825570264745</text:p>
          </table:table-cell>
          <table:table-cell office:value-type="float" office:value="4.0780141843972" calcext:value-type="float">
            <text:p>4.0780141843972</text:p>
          </table:table-cell>
          <table:table-cell office:value-type="float" office:value="0.000075825570264745" calcext:value-type="float">
            <text:p>7.5825570264745E-05</text:p>
          </table:table-cell>
          <table:table-cell office:value-type="float" office:value="-37.666666666667" calcext:value-type="float">
            <text:p>-37.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.2362864717078" calcext:value-type="float">
            <text:p>1.2362864717078</text:p>
          </table:table-cell>
          <table:table-cell office:value-type="float" office:value="6.6489361702128" calcext:value-type="float">
            <text:p>6.6489361702128</text:p>
          </table:table-cell>
          <table:table-cell office:value-type="float" office:value="0.00012362864717078" calcext:value-type="float">
            <text:p>0.000123628647171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28.258221680877" calcext:value-type="float">
            <text:p>28.258221680877</text:p>
          </table:table-cell>
          <table:table-cell office:value-type="float" office:value="38.095238095238" calcext:value-type="float">
            <text:p>38.095238095238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  <table:table-cell table:formula="of:=[.H31]-[.S31]-[.Z31]" office:value-type="float" office:value="1053" calcext:value-type="float">
            <text:p>1053</text:p>
          </table:table-cell>
          <table:table-cell table:formula="of:=IF([.S31]+[.Z31]=0;0;[.S31]/([.S31]+[.Z31]))" office:value-type="float" office:value="0.386666666666667" calcext:value-type="float">
            <text:p>0.386666666666667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566" calcext:value-type="float">
            <text:p>566</text:p>
          </table:table-cell>
          <table:table-cell office:value-type="float" office:value="274" calcext:value-type="float">
            <text:p>274</text:p>
          </table:table-cell>
          <table:table-cell office:value-type="float" office:value="1694" calcext:value-type="float">
            <text:p>1694</text:p>
          </table:table-cell>
          <table:table-cell office:value-type="float" office:value="27.923590440974" calcext:value-type="float">
            <text:p>27.923590440974</text:p>
          </table:table-cell>
          <table:table-cell office:value-type="float" office:value="0.0027923590440974" calcext:value-type="float">
            <text:p>0.002792359044097</text:p>
          </table:table-cell>
          <table:table-cell office:value-type="float" office:value="1577" calcext:value-type="float">
            <text:p>1577</text:p>
          </table:table-cell>
          <table:table-cell office:value-type="float" office:value="524" calcext:value-type="float">
            <text:p>524</text:p>
          </table:table-cell>
          <table:table-cell office:value-type="float" office:value="253" calcext:value-type="float">
            <text:p>253</text:p>
          </table:table-cell>
          <table:table-cell office:value-type="float" office:value="25.994983545109" calcext:value-type="float">
            <text:p>25.994983545109</text:p>
          </table:table-cell>
          <table:table-cell office:value-type="float" office:value="93.093270365998" calcext:value-type="float">
            <text:p>93.093270365998</text:p>
          </table:table-cell>
          <table:table-cell office:value-type="float" office:value="0.0025994983545109" calcext:value-type="float">
            <text:p>0.0025994983545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.56044986717421" calcext:value-type="float">
            <text:p>0.56044986717421</text:p>
          </table:table-cell>
          <table:table-cell office:value-type="float" office:value="2.0070838252656" calcext:value-type="float">
            <text:p>2.0070838252656</text:p>
          </table:table-cell>
          <table:table-cell office:value-type="float" office:value="0.000056044986717421" calcext:value-type="float">
            <text:p>5.6044986717421E-05</text:p>
          </table:table-cell>
          <table:table-cell office:value-type="float" office:value="29.059829059829" calcext:value-type="float">
            <text:p>29.05982905982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.36815702869" calcext:value-type="float">
            <text:p>1.36815702869</text:p>
          </table:table-cell>
          <table:table-cell office:value-type="float" office:value="4.8996458087367" calcext:value-type="float">
            <text:p>4.8996458087367</text:p>
          </table:table-cell>
          <table:table-cell office:value-type="float" office:value="0.000136815702869" calcext:value-type="float">
            <text:p>0.000136815702869</text:p>
          </table:table-cell>
          <table:table-cell office:value-type="float" office:value="-28.059829059829" calcext:value-type="float">
            <text:p>-28.059829059829</text:p>
          </table:table-cell>
          <table:table-cell office:value-type="float" office:value="42" calcext:value-type="float">
            <text:p>42</text:p>
          </table:table-cell>
          <table:table-cell office:value-type="float" office:value="117" calcext:value-type="float">
            <text:p>117</text:p>
          </table:table-cell>
          <table:table-cell office:value-type="float" office:value="1.9286068958642" calcext:value-type="float">
            <text:p>1.9286068958642</text:p>
          </table:table-cell>
          <table:table-cell office:value-type="float" office:value="6.9067296340024" calcext:value-type="float">
            <text:p>6.9067296340024</text:p>
          </table:table-cell>
          <table:table-cell office:value-type="float" office:value="0.00019286068958642" calcext:value-type="float">
            <text:p>0.000192860689586</text:p>
          </table:table-cell>
          <table:table-cell office:value-type="float" office:value="50.177304964539" calcext:value-type="float">
            <text:p>50.177304964539</text:p>
          </table:table-cell>
          <table:table-cell office:value-type="float" office:value="49.762583095916" calcext:value-type="float">
            <text:p>49.762583095916</text:p>
          </table:table-cell>
          <table:table-cell office:value-type="float" office:value="17.241379310345" calcext:value-type="float">
            <text:p>17.241379310345</text:p>
          </table:table-cell>
          <table:table-cell office:value-type="float" office:value="80.434782608696" calcext:value-type="float">
            <text:p>80.434782608696</text:p>
          </table:table-cell>
          <table:table-cell office:value-type="float" office:value="1.53" calcext:value-type="float">
            <text:p>1.53</text:p>
          </table:table-cell>
          <table:table-cell office:value-type="float" office:value="1.52" calcext:value-type="float">
            <text:p>1.52</text:p>
          </table:table-cell>
          <table:table-cell office:value-type="float" office:value="1.09" calcext:value-type="float">
            <text:p>1.09</text:p>
          </table:table-cell>
          <table:table-cell office:value-type="float" office:value="1.84" calcext:value-type="float">
            <text:p>1.84</text:p>
          </table:table-cell>
          <table:table-cell table:formula="of:=[.H32]-[.S32]-[.Z32]" office:value-type="float" office:value="1577" calcext:value-type="float">
            <text:p>1577</text:p>
          </table:table-cell>
          <table:table-cell table:formula="of:=IF([.S32]+[.Z32]=0;0;[.S32]/([.S32]+[.Z32]))" office:value-type="float" office:value="0.290598290598291" calcext:value-type="float">
            <text:p>0.290598290598291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342" calcext:value-type="float">
            <text:p>342</text:p>
          </table:table-cell>
          <table:table-cell office:value-type="float" office:value="317" calcext:value-type="float">
            <text:p>317</text:p>
          </table:table-cell>
          <table:table-cell office:value-type="float" office:value="2036" calcext:value-type="float">
            <text:p>2036</text:p>
          </table:table-cell>
          <table:table-cell office:value-type="float" office:value="33.561056751961" calcext:value-type="float">
            <text:p>33.561056751961</text:p>
          </table:table-cell>
          <table:table-cell office:value-type="float" office:value="0.0033561056751961" calcext:value-type="float">
            <text:p>0.003356105675196</text:p>
          </table:table-cell>
          <table:table-cell office:value-type="float" office:value="1835" calcext:value-type="float">
            <text:p>1835</text:p>
          </table:table-cell>
          <table:table-cell office:value-type="float" office:value="258" calcext:value-type="float">
            <text:p>258</text:p>
          </table:table-cell>
          <table:table-cell office:value-type="float" office:value="279" calcext:value-type="float">
            <text:p>279</text:p>
          </table:table-cell>
          <table:table-cell office:value-type="float" office:value="30.247809007784" calcext:value-type="float">
            <text:p>30.247809007784</text:p>
          </table:table-cell>
          <table:table-cell office:value-type="float" office:value="90.127701375246" calcext:value-type="float">
            <text:p>90.127701375246</text:p>
          </table:table-cell>
          <table:table-cell office:value-type="float" office:value="0.0030247809007784" calcext:value-type="float">
            <text:p>0.00302478090077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.85715862038408" calcext:value-type="float">
            <text:p>0.85715862038408</text:p>
          </table:table-cell>
          <table:table-cell office:value-type="float" office:value="2.5540275049116" calcext:value-type="float">
            <text:p>2.5540275049116</text:p>
          </table:table-cell>
          <table:table-cell office:value-type="float" office:value="0.000085715862038408" calcext:value-type="float">
            <text:p>8.5715862038408E-05</text:p>
          </table:table-cell>
          <table:table-cell office:value-type="float" office:value="25.870646766169" calcext:value-type="float">
            <text:p>25.870646766169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office:value-type="float" office:value="2.4560891237928" calcext:value-type="float">
            <text:p>2.4560891237928</text:p>
          </table:table-cell>
          <table:table-cell office:value-type="float" office:value="7.3182711198428" calcext:value-type="float">
            <text:p>7.3182711198428</text:p>
          </table:table-cell>
          <table:table-cell office:value-type="float" office:value="0.00024560891237928" calcext:value-type="float">
            <text:p>0.000245608912379</text:p>
          </table:table-cell>
          <table:table-cell office:value-type="float" office:value="-24.870646766169" calcext:value-type="float">
            <text:p>-24.870646766169</text:p>
          </table:table-cell>
          <table:table-cell office:value-type="float" office:value="84" calcext:value-type="float">
            <text:p>84</text:p>
          </table:table-cell>
          <table:table-cell office:value-type="float" office:value="201" calcext:value-type="float">
            <text:p>201</text:p>
          </table:table-cell>
          <table:table-cell office:value-type="float" office:value="3.3132477441769" calcext:value-type="float">
            <text:p>3.3132477441769</text:p>
          </table:table-cell>
          <table:table-cell office:value-type="float" office:value="9.8722986247544" calcext:value-type="float">
            <text:p>9.8722986247544</text:p>
          </table:table-cell>
          <table:table-cell office:value-type="float" office:value="0.00033132477441769" calcext:value-type="float">
            <text:p>0.000331324774418</text:p>
          </table:table-cell>
          <table:table-cell office:value-type="float" office:value="20.188902007084" calcext:value-type="float">
            <text:p>20.188902007084</text:p>
          </table:table-cell>
          <table:table-cell office:value-type="float" office:value="16.360177552315" calcext:value-type="float">
            <text:p>16.360177552315</text:p>
          </table:table-cell>
          <table:table-cell office:value-type="float" office:value="52.941176470588" calcext:value-type="float">
            <text:p>52.941176470588</text:p>
          </table:table-cell>
          <table:table-cell office:value-type="float" office:value="79.518072289157" calcext:value-type="float">
            <text:p>79.518072289157</text:p>
          </table:table-cell>
          <table:table-cell office:value-type="float" office:value="1.15" calcext:value-type="float">
            <text:p>1.15</text:p>
          </table:table-cell>
          <table:table-cell office:value-type="float" office:value="1.1" calcext:value-type="float">
            <text:p>1.1</text:p>
          </table:table-cell>
          <table:table-cell office:value-type="float" office:value="1.67" calcext:value-type="float">
            <text:p>1.67</text:p>
          </table:table-cell>
          <table:table-cell office:value-type="float" office:value="1.8" calcext:value-type="float">
            <text:p>1.8</text:p>
          </table:table-cell>
          <table:table-cell table:formula="of:=[.H33]-[.S33]-[.Z33]" office:value-type="float" office:value="1835" calcext:value-type="float">
            <text:p>1835</text:p>
          </table:table-cell>
          <table:table-cell table:formula="of:=IF([.S33]+[.Z33]=0;0;[.S33]/([.S33]+[.Z33]))" office:value-type="float" office:value="0.258706467661692" calcext:value-type="float">
            <text:p>0.258706467661692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466" calcext:value-type="float">
            <text:p>466</text:p>
          </table:table-cell>
          <table:table-cell office:value-type="float" office:value="369" calcext:value-type="float">
            <text:p>369</text:p>
          </table:table-cell>
          <table:table-cell office:value-type="float" office:value="2502" calcext:value-type="float">
            <text:p>2502</text:p>
          </table:table-cell>
          <table:table-cell office:value-type="float" office:value="41.242516696172" calcext:value-type="float">
            <text:p>41.242516696172</text:p>
          </table:table-cell>
          <table:table-cell office:value-type="float" office:value="0.0041242516696172" calcext:value-type="float">
            <text:p>0.004124251669617</text:p>
          </table:table-cell>
          <table:table-cell office:value-type="float" office:value="2263" calcext:value-type="float">
            <text:p>2263</text:p>
          </table:table-cell>
          <table:table-cell office:value-type="float" office:value="428" calcext:value-type="float">
            <text:p>428</text:p>
          </table:table-cell>
          <table:table-cell office:value-type="float" office:value="334" calcext:value-type="float">
            <text:p>334</text:p>
          </table:table-cell>
          <table:table-cell office:value-type="float" office:value="37.30288380633" calcext:value-type="float">
            <text:p>37.30288380633</text:p>
          </table:table-cell>
          <table:table-cell office:value-type="float" office:value="90.447641886491" calcext:value-type="float">
            <text:p>90.447641886491</text:p>
          </table:table-cell>
          <table:table-cell office:value-type="float" office:value="0.003730288380633" calcext:value-type="float">
            <text:p>0.00373028838063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.3022217501989" calcext:value-type="float">
            <text:p>1.3022217501989</text:p>
          </table:table-cell>
          <table:table-cell office:value-type="float" office:value="3.1574740207834" calcext:value-type="float">
            <text:p>3.1574740207834</text:p>
          </table:table-cell>
          <table:table-cell office:value-type="float" office:value="0.00013022217501989" calcext:value-type="float">
            <text:p>0.00013022217502</text:p>
          </table:table-cell>
          <table:table-cell office:value-type="float" office:value="33.054393305439" calcext:value-type="float">
            <text:p>33.05439330543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office:value-type="float" office:value="2.6374111396433" calcext:value-type="float">
            <text:p>2.6374111396433</text:p>
          </table:table-cell>
          <table:table-cell office:value-type="float" office:value="6.3948840927258" calcext:value-type="float">
            <text:p>6.3948840927258</text:p>
          </table:table-cell>
          <table:table-cell office:value-type="float" office:value="0.00026374111396433" calcext:value-type="float">
            <text:p>0.000263741113964</text:p>
          </table:table-cell>
          <table:table-cell office:value-type="float" office:value="-32.054393305439" calcext:value-type="float">
            <text:p>-32.054393305439</text:p>
          </table:table-cell>
          <table:table-cell office:value-type="float" office:value="38" calcext:value-type="float">
            <text:p>38</text:p>
          </table:table-cell>
          <table:table-cell office:value-type="float" office:value="239" calcext:value-type="float">
            <text:p>239</text:p>
          </table:table-cell>
          <table:table-cell office:value-type="float" office:value="3.9396328898422" calcext:value-type="float">
            <text:p>3.9396328898422</text:p>
          </table:table-cell>
          <table:table-cell office:value-type="float" office:value="9.5523581135092" calcext:value-type="float">
            <text:p>9.5523581135092</text:p>
          </table:table-cell>
          <table:table-cell office:value-type="float" office:value="0.00039396328898422" calcext:value-type="float">
            <text:p>0.000393963288984</text:p>
          </table:table-cell>
          <table:table-cell office:value-type="float" office:value="22.888015717092" calcext:value-type="float">
            <text:p>22.888015717092</text:p>
          </table:table-cell>
          <table:table-cell office:value-type="float" office:value="23.324250681199" calcext:value-type="float">
            <text:p>23.324250681199</text:p>
          </table:table-cell>
          <table:table-cell office:value-type="float" office:value="51.923076923077" calcext:value-type="float">
            <text:p>51.923076923077</text:p>
          </table:table-cell>
          <table:table-cell office:value-type="float" office:value="7.3825503355705" calcext:value-type="float">
            <text:p>7.3825503355705</text:p>
          </table:table-cell>
          <table:table-cell office:value-type="float" office:value="1.17" calcext:value-type="float">
            <text:p>1.17</text:p>
          </table:table-cell>
          <table:table-cell office:value-type="float" office:value="1.2" calcext:value-type="float">
            <text:p>1.2</text:p>
          </table:table-cell>
          <table:table-cell office:value-type="float" office:value="1.55" calcext:value-type="float">
            <text:p>1.55</text:p>
          </table:table-cell>
          <table:table-cell office:value-type="float" office:value="0.79" calcext:value-type="float">
            <text:p>0.79</text:p>
          </table:table-cell>
          <table:table-cell table:formula="of:=[.H34]-[.S34]-[.Z34]" office:value-type="float" office:value="2263" calcext:value-type="float">
            <text:p>2263</text:p>
          </table:table-cell>
          <table:table-cell table:formula="of:=IF([.S34]+[.Z34]=0;0;[.S34]/([.S34]+[.Z34]))" office:value-type="float" office:value="0.330543933054393" calcext:value-type="float">
            <text:p>0.330543933054393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587" calcext:value-type="float">
            <text:p>587</text:p>
          </table:table-cell>
          <table:table-cell office:value-type="float" office:value="440" calcext:value-type="float">
            <text:p>440</text:p>
          </table:table-cell>
          <table:table-cell office:value-type="float" office:value="3089" calcext:value-type="float">
            <text:p>3089</text:p>
          </table:table-cell>
          <table:table-cell office:value-type="float" office:value="50.918518814739" calcext:value-type="float">
            <text:p>50.918518814739</text:p>
          </table:table-cell>
          <table:table-cell office:value-type="float" office:value="0.0050918518814739" calcext:value-type="float">
            <text:p>0.005091851881474</text:p>
          </table:table-cell>
          <table:table-cell office:value-type="float" office:value="2706" calcext:value-type="float">
            <text:p>2706</text:p>
          </table:table-cell>
          <table:table-cell office:value-type="float" office:value="443" calcext:value-type="float">
            <text:p>443</text:p>
          </table:table-cell>
          <table:table-cell office:value-type="float" office:value="377" calcext:value-type="float">
            <text:p>377</text:p>
          </table:table-cell>
          <table:table-cell office:value-type="float" office:value="44.605215899218" calcext:value-type="float">
            <text:p>44.605215899218</text:p>
          </table:table-cell>
          <table:table-cell office:value-type="float" office:value="87.601165425704" calcext:value-type="float">
            <text:p>87.601165425704</text:p>
          </table:table-cell>
          <table:table-cell office:value-type="float" office:value="0.0044605215899218" calcext:value-type="float">
            <text:p>0.00446052158992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float" office:value="1.7637686996365" calcext:value-type="float">
            <text:p>1.7637686996365</text:p>
          </table:table-cell>
          <table:table-cell office:value-type="float" office:value="3.4639041761088" calcext:value-type="float">
            <text:p>3.4639041761088</text:p>
          </table:table-cell>
          <table:table-cell office:value-type="float" office:value="0.00017637686996365" calcext:value-type="float">
            <text:p>0.000176376869964</text:p>
          </table:table-cell>
          <table:table-cell office:value-type="float" office:value="27.937336814621" calcext:value-type="float">
            <text:p>27.937336814621</text:p>
          </table:table-cell>
          <table:table-cell office:value-type="float" office:value="116" calcext:value-type="float">
            <text:p>116</text:p>
          </table:table-cell>
          <table:table-cell office:value-type="float" office:value="46" calcext:value-type="float">
            <text:p>46</text:p>
          </table:table-cell>
          <table:table-cell office:value-type="float" office:value="276" calcext:value-type="float">
            <text:p>276</text:p>
          </table:table-cell>
          <table:table-cell office:value-type="float" office:value="4.5495342158847" calcext:value-type="float">
            <text:p>4.5495342158847</text:p>
          </table:table-cell>
          <table:table-cell office:value-type="float" office:value="8.9349303981871" calcext:value-type="float">
            <text:p>8.9349303981871</text:p>
          </table:table-cell>
          <table:table-cell office:value-type="float" office:value="0.00045495342158847" calcext:value-type="float">
            <text:p>0.000454953421588</text:p>
          </table:table-cell>
          <table:table-cell office:value-type="float" office:value="-26.937336814621" calcext:value-type="float">
            <text:p>-26.937336814621</text:p>
          </table:table-cell>
          <table:table-cell office:value-type="float" office:value="144" calcext:value-type="float">
            <text:p>144</text:p>
          </table:table-cell>
          <table:table-cell office:value-type="float" office:value="383" calcext:value-type="float">
            <text:p>383</text:p>
          </table:table-cell>
          <table:table-cell office:value-type="float" office:value="6.3133029155212" calcext:value-type="float">
            <text:p>6.3133029155212</text:p>
          </table:table-cell>
          <table:table-cell office:value-type="float" office:value="12.398834574296" calcext:value-type="float">
            <text:p>12.398834574296</text:p>
          </table:table-cell>
          <table:table-cell office:value-type="float" office:value="0.00063133029155212" calcext:value-type="float">
            <text:p>0.000631330291552</text:p>
          </table:table-cell>
          <table:table-cell office:value-type="float" office:value="23.461231015188" calcext:value-type="float">
            <text:p>23.461231015188</text:p>
          </table:table-cell>
          <table:table-cell office:value-type="float" office:value="19.575784357048" calcext:value-type="float">
            <text:p>19.575784357048</text:p>
          </table:table-cell>
          <table:table-cell office:value-type="float" office:value="35.443037974684" calcext:value-type="float">
            <text:p>35.443037974684</text:p>
          </table:table-cell>
          <table:table-cell office:value-type="float" office:value="72.5" calcext:value-type="float">
            <text:p>72.5</text:p>
          </table:table-cell>
          <table:table-cell office:value-type="float" office:value="1.19" calcext:value-type="float">
            <text:p>1.19</text:p>
          </table:table-cell>
          <table:table-cell office:value-type="float" office:value="1.13" calcext:value-type="float">
            <text:p>1.13</text:p>
          </table:table-cell>
          <table:table-cell office:value-type="float" office:value="1.39" calcext:value-type="float">
            <text:p>1.39</text:p>
          </table:table-cell>
          <table:table-cell office:value-type="float" office:value="2" calcext:value-type="float">
            <text:p>2</text:p>
          </table:table-cell>
          <table:table-cell table:formula="of:=[.H35]-[.S35]-[.Z35]" office:value-type="float" office:value="2706" calcext:value-type="float">
            <text:p>2706</text:p>
          </table:table-cell>
          <table:table-cell table:formula="of:=IF([.S35]+[.Z35]=0;0;[.S35]/([.S35]+[.Z35]))" office:value-type="float" office:value="0.279373368146214" calcext:value-type="float">
            <text:p>0.279373368146214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769" calcext:value-type="float">
            <text:p>769</text:p>
          </table:table-cell>
          <table:table-cell office:value-type="float" office:value="546" calcext:value-type="float">
            <text:p>546</text:p>
          </table:table-cell>
          <table:table-cell office:value-type="float" office:value="3858" calcext:value-type="float">
            <text:p>3858</text:p>
          </table:table-cell>
          <table:table-cell office:value-type="float" office:value="63.59457610465" calcext:value-type="float">
            <text:p>63.59457610465</text:p>
          </table:table-cell>
          <table:table-cell office:value-type="float" office:value="0.006359457610465" calcext:value-type="float">
            <text:p>0.006359457610465</text:p>
          </table:table-cell>
          <table:table-cell office:value-type="float" office:value="3296" calcext:value-type="float">
            <text:p>3296</text:p>
          </table:table-cell>
          <table:table-cell office:value-type="float" office:value="590" calcext:value-type="float">
            <text:p>590</text:p>
          </table:table-cell>
          <table:table-cell office:value-type="float" office:value="449" calcext:value-type="float">
            <text:p>449</text:p>
          </table:table-cell>
          <table:table-cell office:value-type="float" office:value="54.330669476652" calcext:value-type="float">
            <text:p>54.330669476652</text:p>
          </table:table-cell>
          <table:table-cell office:value-type="float" office:value="85.432866770347" calcext:value-type="float">
            <text:p>85.432866770347</text:p>
          </table:table-cell>
          <table:table-cell office:value-type="float" office:value="0.0054330669476652" calcext:value-type="float">
            <text:p>0.00543306694766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2.4396053041701" calcext:value-type="float">
            <text:p>2.4396053041701</text:p>
          </table:table-cell>
          <table:table-cell office:value-type="float" office:value="3.8361845515811" calcext:value-type="float">
            <text:p>3.8361845515811</text:p>
          </table:table-cell>
          <table:table-cell office:value-type="float" office:value="0.00024396053041701" calcext:value-type="float">
            <text:p>0.000243960530417</text:p>
          </table:table-cell>
          <table:table-cell office:value-type="float" office:value="26.334519572954" calcext:value-type="float">
            <text:p>26.334519572954</text:p>
          </table:table-cell>
          <table:table-cell office:value-type="float" office:value="138" calcext:value-type="float">
            <text:p>138</text:p>
          </table:table-cell>
          <table:table-cell office:value-type="float" office:value="74" calcext:value-type="float">
            <text:p>74</text:p>
          </table:table-cell>
          <table:table-cell office:value-type="float" office:value="414" calcext:value-type="float">
            <text:p>414</text:p>
          </table:table-cell>
          <table:table-cell office:value-type="float" office:value="6.8243013238271" calcext:value-type="float">
            <text:p>6.8243013238271</text:p>
          </table:table-cell>
          <table:table-cell office:value-type="float" office:value="10.730948678072" calcext:value-type="float">
            <text:p>10.730948678072</text:p>
          </table:table-cell>
          <table:table-cell office:value-type="float" office:value="0.00068243013238271" calcext:value-type="float">
            <text:p>0.000682430132383</text:p>
          </table:table-cell>
          <table:table-cell office:value-type="float" office:value="-25.334519572954" calcext:value-type="float">
            <text:p>-25.334519572954</text:p>
          </table:table-cell>
          <table:table-cell office:value-type="float" office:value="179" calcext:value-type="float">
            <text:p>179</text:p>
          </table:table-cell>
          <table:table-cell office:value-type="float" office:value="562" calcext:value-type="float">
            <text:p>562</text:p>
          </table:table-cell>
          <table:table-cell office:value-type="float" office:value="9.2639066279972" calcext:value-type="float">
            <text:p>9.2639066279972</text:p>
          </table:table-cell>
          <table:table-cell office:value-type="float" office:value="14.567133229653" calcext:value-type="float">
            <text:p>14.567133229653</text:p>
          </table:table-cell>
          <table:table-cell office:value-type="float" office:value="0.00092639066279972" calcext:value-type="float">
            <text:p>0.0009263906628</text:p>
          </table:table-cell>
          <table:table-cell office:value-type="float" office:value="24.894787957268" calcext:value-type="float">
            <text:p>24.894787957268</text:p>
          </table:table-cell>
          <table:table-cell office:value-type="float" office:value="21.80339985218" calcext:value-type="float">
            <text:p>21.80339985218</text:p>
          </table:table-cell>
          <table:table-cell office:value-type="float" office:value="38.317757009346" calcext:value-type="float">
            <text:p>38.317757009346</text:p>
          </table:table-cell>
          <table:table-cell office:value-type="float" office:value="50" calcext:value-type="float">
            <text:p>50</text:p>
          </table:table-cell>
          <table:table-cell office:value-type="float" office:value="1.24" calcext:value-type="float">
            <text:p>1.24</text:p>
          </table:table-cell>
          <table:table-cell office:value-type="float" office:value="1.19" calcext:value-type="float">
            <text:p>1.19</text:p>
          </table:table-cell>
          <table:table-cell office:value-type="float" office:value="1.38" calcext:value-type="float">
            <text:p>1.38</text:p>
          </table:table-cell>
          <table:table-cell office:value-type="float" office:value="1.6" calcext:value-type="float">
            <text:p>1.6</text:p>
          </table:table-cell>
          <table:table-cell table:formula="of:=[.H36]-[.S36]-[.Z36]" office:value-type="float" office:value="3296" calcext:value-type="float">
            <text:p>3296</text:p>
          </table:table-cell>
          <table:table-cell table:formula="of:=IF([.S36]+[.Z36]=0;0;[.S36]/([.S36]+[.Z36]))" office:value-type="float" office:value="0.263345195729537" calcext:value-type="float">
            <text:p>0.263345195729537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778" calcext:value-type="float">
            <text:p>778</text:p>
          </table:table-cell>
          <table:table-cell office:value-type="float" office:value="588" calcext:value-type="float">
            <text:p>588</text:p>
          </table:table-cell>
          <table:table-cell office:value-type="float" office:value="4636" calcext:value-type="float">
            <text:p>4636</text:p>
          </table:table-cell>
          <table:table-cell office:value-type="float" office:value="76.418987771165" calcext:value-type="float">
            <text:p>76.418987771165</text:p>
          </table:table-cell>
          <table:table-cell office:value-type="float" office:value="0.0076418987771165" calcext:value-type="float">
            <text:p>0.007641898777117</text:p>
          </table:table-cell>
          <table:table-cell office:value-type="float" office:value="3916" calcext:value-type="float">
            <text:p>3916</text:p>
          </table:table-cell>
          <table:table-cell office:value-type="float" office:value="620" calcext:value-type="float">
            <text:p>620</text:p>
          </table:table-cell>
          <table:table-cell office:value-type="float" office:value="468" calcext:value-type="float">
            <text:p>468</text:p>
          </table:table-cell>
          <table:table-cell office:value-type="float" office:value="64.55063764277" calcext:value-type="float">
            <text:p>64.55063764277</text:p>
          </table:table-cell>
          <table:table-cell office:value-type="float" office:value="84.469370146678" calcext:value-type="float">
            <text:p>84.469370146678</text:p>
          </table:table-cell>
          <table:table-cell office:value-type="float" office:value="0.006455063764277" calcext:value-type="float">
            <text:p>0.006455063764277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97" calcext:value-type="float">
            <text:p>197</text:p>
          </table:table-cell>
          <table:table-cell office:value-type="float" office:value="3.2473124656858" calcext:value-type="float">
            <text:p>3.2473124656858</text:p>
          </table:table-cell>
          <table:table-cell office:value-type="float" office:value="4.2493528904228" calcext:value-type="float">
            <text:p>4.2493528904228</text:p>
          </table:table-cell>
          <table:table-cell office:value-type="float" office:value="0.00032473124656858" calcext:value-type="float">
            <text:p>0.000324731246569</text:p>
          </table:table-cell>
          <table:table-cell office:value-type="float" office:value="27.361111111111" calcext:value-type="float">
            <text:p>27.361111111111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523" calcext:value-type="float">
            <text:p>523</text:p>
          </table:table-cell>
          <table:table-cell office:value-type="float" office:value="8.6210376627091" calcext:value-type="float">
            <text:p>8.6210376627091</text:p>
          </table:table-cell>
          <table:table-cell office:value-type="float" office:value="11.281276962899" calcext:value-type="float">
            <text:p>11.281276962899</text:p>
          </table:table-cell>
          <table:table-cell office:value-type="float" office:value="0.00086210376627091" calcext:value-type="float">
            <text:p>0.000862103766271</text:p>
          </table:table-cell>
          <table:table-cell office:value-type="float" office:value="-26.361111111111" calcext:value-type="float">
            <text:p>-26.361111111111</text:p>
          </table:table-cell>
          <table:table-cell office:value-type="float" office:value="158" calcext:value-type="float">
            <text:p>158</text:p>
          </table:table-cell>
          <table:table-cell office:value-type="float" office:value="720" calcext:value-type="float">
            <text:p>720</text:p>
          </table:table-cell>
          <table:table-cell office:value-type="float" office:value="11.868350128395" calcext:value-type="float">
            <text:p>11.868350128395</text:p>
          </table:table-cell>
          <table:table-cell office:value-type="float" office:value="15.530629853322" calcext:value-type="float">
            <text:p>15.530629853322</text:p>
          </table:table-cell>
          <table:table-cell office:value-type="float" office:value="0.0011868350128395" calcext:value-type="float">
            <text:p>0.00118683501284</text:p>
          </table:table-cell>
          <table:table-cell office:value-type="float" office:value="20.16588906169" calcext:value-type="float">
            <text:p>20.16588906169</text:p>
          </table:table-cell>
          <table:table-cell office:value-type="float" office:value="18.81067961165" calcext:value-type="float">
            <text:p>18.81067961165</text:p>
          </table:table-cell>
          <table:table-cell office:value-type="float" office:value="33.108108108108" calcext:value-type="float">
            <text:p>33.108108108108</text:p>
          </table:table-cell>
          <table:table-cell office:value-type="float" office:value="26.328502415459" calcext:value-type="float">
            <text:p>26.328502415459</text:p>
          </table:table-cell>
          <table:table-cell office:value-type="float" office:value="1.08" calcext:value-type="float">
            <text:p>1.08</text:p>
          </table:table-cell>
          <table:table-cell office:value-type="float" office:value="1.04" calcext:value-type="float">
            <text:p>1.04</text:p>
          </table:table-cell>
          <table:table-cell office:value-type="float" office:value="1.37" calcext:value-type="float">
            <text:p>1.37</text:p>
          </table:table-cell>
          <table:table-cell office:value-type="float" office:value="1.2" calcext:value-type="float">
            <text:p>1.2</text:p>
          </table:table-cell>
          <table:table-cell table:formula="of:=[.H37]-[.S37]-[.Z37]" office:value-type="float" office:value="3916" calcext:value-type="float">
            <text:p>3916</text:p>
          </table:table-cell>
          <table:table-cell table:formula="of:=IF([.S37]+[.Z37]=0;0;[.S37]/([.S37]+[.Z37]))" office:value-type="float" office:value="0.273611111111111" calcext:value-type="float">
            <text:p>0.273611111111111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1247" calcext:value-type="float">
            <text:p>1247</text:p>
          </table:table-cell>
          <table:table-cell office:value-type="float" office:value="769" calcext:value-type="float">
            <text:p>769</text:p>
          </table:table-cell>
          <table:table-cell office:value-type="float" office:value="5883" calcext:value-type="float">
            <text:p>5883</text:p>
          </table:table-cell>
          <table:table-cell office:value-type="float" office:value="96.97431084076" calcext:value-type="float">
            <text:p>96.97431084076</text:p>
          </table:table-cell>
          <table:table-cell office:value-type="float" office:value="0.009697431084076" calcext:value-type="float">
            <text:p>0.009697431084076</text:p>
          </table:table-cell>
          <table:table-cell office:value-type="float" office:value="5061" calcext:value-type="float">
            <text:p>5061</text:p>
          </table:table-cell>
          <table:table-cell office:value-type="float" office:value="1145" calcext:value-type="float">
            <text:p>1145</text:p>
          </table:table-cell>
          <table:table-cell office:value-type="float" office:value="645" calcext:value-type="float">
            <text:p>645</text:p>
          </table:table-cell>
          <table:table-cell office:value-type="float" office:value="83.424611110843" calcext:value-type="float">
            <text:p>83.424611110843</text:p>
          </table:table-cell>
          <table:table-cell office:value-type="float" office:value="86.027536970933" calcext:value-type="float">
            <text:p>86.027536970933</text:p>
          </table:table-cell>
          <table:table-cell office:value-type="float" office:value="0.0083424611110843" calcext:value-type="float">
            <text:p>0.00834246111108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33" calcext:value-type="float">
            <text:p>233</text:p>
          </table:table-cell>
          <table:table-cell office:value-type="float" office:value="3.8407299721056" calcext:value-type="float">
            <text:p>3.8407299721056</text:p>
          </table:table-cell>
          <table:table-cell office:value-type="float" office:value="3.9605643379228" calcext:value-type="float">
            <text:p>3.9605643379228</text:p>
          </table:table-cell>
          <table:table-cell office:value-type="float" office:value="0.00038407299721056" calcext:value-type="float">
            <text:p>0.000384072997211</text:p>
          </table:table-cell>
          <table:table-cell office:value-type="float" office:value="28.345498783455" calcext:value-type="float">
            <text:p>28.345498783455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589" calcext:value-type="float">
            <text:p>589</text:p>
          </table:table-cell>
          <table:table-cell office:value-type="float" office:value="9.708969757812" calcext:value-type="float">
            <text:p>9.708969757812</text:p>
          </table:table-cell>
          <table:table-cell office:value-type="float" office:value="10.011898691144" calcext:value-type="float">
            <text:p>10.011898691144</text:p>
          </table:table-cell>
          <table:table-cell office:value-type="float" office:value="0.0009708969757812" calcext:value-type="float">
            <text:p>0.000970896975781</text:p>
          </table:table-cell>
          <table:table-cell office:value-type="float" office:value="-27.345498783455" calcext:value-type="float">
            <text:p>-27.345498783455</text:p>
          </table:table-cell>
          <table:table-cell office:value-type="float" office:value="102" calcext:value-type="float">
            <text:p>102</text:p>
          </table:table-cell>
          <table:table-cell office:value-type="float" office:value="822" calcext:value-type="float">
            <text:p>822</text:p>
          </table:table-cell>
          <table:table-cell office:value-type="float" office:value="13.549699729918" calcext:value-type="float">
            <text:p>13.549699729918</text:p>
          </table:table-cell>
          <table:table-cell office:value-type="float" office:value="13.972463029067" calcext:value-type="float">
            <text:p>13.972463029067</text:p>
          </table:table-cell>
          <table:table-cell office:value-type="float" office:value="0.0013549699729918" calcext:value-type="float">
            <text:p>0.001354969972992</text:p>
          </table:table-cell>
          <table:table-cell office:value-type="float" office:value="26.898188093184" calcext:value-type="float">
            <text:p>26.898188093184</text:p>
          </table:table-cell>
          <table:table-cell office:value-type="float" office:value="29.239019407559" calcext:value-type="float">
            <text:p>29.239019407559</text:p>
          </table:table-cell>
          <table:table-cell office:value-type="float" office:value="18.274111675127" calcext:value-type="float">
            <text:p>18.274111675127</text:p>
          </table:table-cell>
          <table:table-cell office:value-type="float" office:value="12.619502868069" calcext:value-type="float">
            <text:p>12.619502868069</text:p>
          </table:table-cell>
          <table:table-cell office:value-type="float" office:value="1.31" calcext:value-type="float">
            <text:p>1.31</text:p>
          </table:table-cell>
          <table:table-cell office:value-type="float" office:value="1.38" calcext:value-type="float">
            <text:p>1.38</text:p>
          </table:table-cell>
          <table:table-cell office:value-type="float" office:value="1.11" calcext:value-type="float">
            <text:p>1.11</text:p>
          </table:table-cell>
          <table:table-cell office:value-type="float" office:value="1" calcext:value-type="float">
            <text:p>1</text:p>
          </table:table-cell>
          <table:table-cell table:formula="of:=[.H38]-[.S38]-[.Z38]" office:value-type="float" office:value="5061" calcext:value-type="float">
            <text:p>5061</text:p>
          </table:table-cell>
          <table:table-cell table:formula="of:=IF([.S38]+[.Z38]=0;0;[.S38]/([.S38]+[.Z38]))" office:value-type="float" office:value="0.28345498783455" calcext:value-type="float">
            <text:p>0.28345498783455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1492" calcext:value-type="float">
            <text:p>1492</text:p>
          </table:table-cell>
          <table:table-cell office:value-type="float" office:value="975" calcext:value-type="float">
            <text:p>975</text:p>
          </table:table-cell>
          <table:table-cell office:value-type="float" office:value="7375" calcext:value-type="float">
            <text:p>7375</text:p>
          </table:table-cell>
          <table:table-cell office:value-type="float" office:value="121.56816971793" calcext:value-type="float">
            <text:p>121.56816971793</text:p>
          </table:table-cell>
          <table:table-cell office:value-type="float" office:value="0.012156816971793" calcext:value-type="float">
            <text:p>0.012156816971793</text:p>
          </table:table-cell>
          <table:table-cell office:value-type="float" office:value="6387" calcext:value-type="float">
            <text:p>6387</text:p>
          </table:table-cell>
          <table:table-cell office:value-type="float" office:value="1326" calcext:value-type="float">
            <text:p>1326</text:p>
          </table:table-cell>
          <table:table-cell office:value-type="float" office:value="825" calcext:value-type="float">
            <text:p>825</text:p>
          </table:table-cell>
          <table:table-cell office:value-type="float" office:value="105.28215593064" calcext:value-type="float">
            <text:p>105.28215593064</text:p>
          </table:table-cell>
          <table:table-cell office:value-type="float" office:value="86.603389830508" calcext:value-type="float">
            <text:p>86.603389830508</text:p>
          </table:table-cell>
          <table:table-cell office:value-type="float" office:value="0.010528215593064" calcext:value-type="float">
            <text:p>0.010528215593064</text:p>
          </table:table-cell>
          <table:table-cell office:value-type="float" office:value="133" calcext:value-type="float">
            <text:p>133</text:p>
          </table:table-cell>
          <table:table-cell office:value-type="float" office:value="57" calcext:value-type="float">
            <text:p>57</text:p>
          </table:table-cell>
          <table:table-cell office:value-type="float" office:value="366" calcext:value-type="float">
            <text:p>366</text:p>
          </table:table-cell>
          <table:table-cell office:value-type="float" office:value="6.0330779819341" calcext:value-type="float">
            <text:p>6.0330779819341</text:p>
          </table:table-cell>
          <table:table-cell office:value-type="float" office:value="4.9627118644068" calcext:value-type="float">
            <text:p>4.9627118644068</text:p>
          </table:table-cell>
          <table:table-cell office:value-type="float" office:value="0.00060330779819341" calcext:value-type="float">
            <text:p>0.000603307798193</text:p>
          </table:table-cell>
          <table:table-cell office:value-type="float" office:value="37.044534412955" calcext:value-type="float">
            <text:p>37.044534412955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622" calcext:value-type="float">
            <text:p>622</text:p>
          </table:table-cell>
          <table:table-cell office:value-type="float" office:value="10.252935805363" calcext:value-type="float">
            <text:p>10.252935805363</text:p>
          </table:table-cell>
          <table:table-cell office:value-type="float" office:value="8.4338983050847" calcext:value-type="float">
            <text:p>8.4338983050847</text:p>
          </table:table-cell>
          <table:table-cell office:value-type="float" office:value="0.0010252935805363" calcext:value-type="float">
            <text:p>0.001025293580536</text:p>
          </table:table-cell>
          <table:table-cell office:value-type="float" office:value="-36.044534412955" calcext:value-type="float">
            <text:p>-36.044534412955</text:p>
          </table:table-cell>
          <table:table-cell office:value-type="float" office:value="166" calcext:value-type="float">
            <text:p>166</text:p>
          </table:table-cell>
          <table:table-cell office:value-type="float" office:value="988" calcext:value-type="float">
            <text:p>988</text:p>
          </table:table-cell>
          <table:table-cell office:value-type="float" office:value="16.286013787298" calcext:value-type="float">
            <text:p>16.286013787298</text:p>
          </table:table-cell>
          <table:table-cell office:value-type="float" office:value="13.396610169492" calcext:value-type="float">
            <text:p>13.396610169492</text:p>
          </table:table-cell>
          <table:table-cell office:value-type="float" office:value="0.0016286013787298" calcext:value-type="float">
            <text:p>0.00162860137873</text:p>
          </table:table-cell>
          <table:table-cell office:value-type="float" office:value="25.361210266871" calcext:value-type="float">
            <text:p>25.361210266871</text:p>
          </table:table-cell>
          <table:table-cell office:value-type="float" office:value="26.200355660937" calcext:value-type="float">
            <text:p>26.200355660937</text:p>
          </table:table-cell>
          <table:table-cell office:value-type="float" office:value="57.081545064378" calcext:value-type="float">
            <text:p>57.081545064378</text:p>
          </table:table-cell>
          <table:table-cell office:value-type="float" office:value="5.6027164685908" calcext:value-type="float">
            <text:p>5.6027164685908</text:p>
          </table:table-cell>
          <table:table-cell office:value-type="float" office:value="1.27" calcext:value-type="float">
            <text:p>1.27</text:p>
          </table:table-cell>
          <table:table-cell office:value-type="float" office:value="1.28" calcext:value-type="float">
            <text:p>1.28</text:p>
          </table:table-cell>
          <table:table-cell office:value-type="float" office:value="1.59" calcext:value-type="float">
            <text:p>1.59</text:p>
          </table:table-cell>
          <table:table-cell office:value-type="float" office:value="1.05" calcext:value-type="float">
            <text:p>1.05</text:p>
          </table:table-cell>
          <table:table-cell table:formula="of:=[.H39]-[.S39]-[.Z39]" office:value-type="float" office:value="6387" calcext:value-type="float">
            <text:p>6387</text:p>
          </table:table-cell>
          <table:table-cell table:formula="of:=IF([.S39]+[.Z39]=0;0;[.S39]/([.S39]+[.Z39]))" office:value-type="float" office:value="0.370445344129555" calcext:value-type="float">
            <text:p>0.370445344129555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1797" calcext:value-type="float">
            <text:p>1797</text:p>
          </table:table-cell>
          <table:table-cell office:value-type="float" office:value="1217" calcext:value-type="float">
            <text:p>1217</text:p>
          </table:table-cell>
          <table:table-cell office:value-type="float" office:value="9172" calcext:value-type="float">
            <text:p>9172</text:p>
          </table:table-cell>
          <table:table-cell office:value-type="float" office:value="151.18959358005" calcext:value-type="float">
            <text:p>151.18959358005</text:p>
          </table:table-cell>
          <table:table-cell office:value-type="float" office:value="0.015118959358005" calcext:value-type="float">
            <text:p>0.015118959358005</text:p>
          </table:table-cell>
          <table:table-cell office:value-type="float" office:value="7985" calcext:value-type="float">
            <text:p>7985</text:p>
          </table:table-cell>
          <table:table-cell office:value-type="float" office:value="1598" calcext:value-type="float">
            <text:p>1598</text:p>
          </table:table-cell>
          <table:table-cell office:value-type="float" office:value="1056" calcext:value-type="float">
            <text:p>1056</text:p>
          </table:table-cell>
          <table:table-cell office:value-type="float" office:value="131.62329968782" calcext:value-type="float">
            <text:p>131.62329968782</text:p>
          </table:table-cell>
          <table:table-cell office:value-type="float" office:value="87.058438726559" calcext:value-type="float">
            <text:p>87.058438726559</text:p>
          </table:table-cell>
          <table:table-cell office:value-type="float" office:value="0.013162329968782" calcext:value-type="float">
            <text:p>0.013162329968782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463" calcext:value-type="float">
            <text:p>463</text:p>
          </table:table-cell>
          <table:table-cell office:value-type="float" office:value="7.6320084853429" calcext:value-type="float">
            <text:p>7.6320084853429</text:p>
          </table:table-cell>
          <table:table-cell office:value-type="float" office:value="5.0479720889664" calcext:value-type="float">
            <text:p>5.0479720889664</text:p>
          </table:table-cell>
          <table:table-cell office:value-type="float" office:value="0.00076320084853429" calcext:value-type="float">
            <text:p>0.000763200848534</text:p>
          </table:table-cell>
          <table:table-cell office:value-type="float" office:value="39.005897219882" calcext:value-type="float">
            <text:p>39.005897219882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724" calcext:value-type="float">
            <text:p>724</text:p>
          </table:table-cell>
          <table:table-cell office:value-type="float" office:value="11.934285406886" calcext:value-type="float">
            <text:p>11.934285406886</text:p>
          </table:table-cell>
          <table:table-cell office:value-type="float" office:value="7.8935891844745" calcext:value-type="float">
            <text:p>7.8935891844745</text:p>
          </table:table-cell>
          <table:table-cell office:value-type="float" office:value="0.0011934285406886" calcext:value-type="float">
            <text:p>0.001193428540689</text:p>
          </table:table-cell>
          <table:table-cell office:value-type="float" office:value="-38.005897219882" calcext:value-type="float">
            <text:p>-38.005897219882</text:p>
          </table:table-cell>
          <table:table-cell office:value-type="float" office:value="199" calcext:value-type="float">
            <text:p>199</text:p>
          </table:table-cell>
          <table:table-cell office:value-type="float" office:value="1187" calcext:value-type="float">
            <text:p>1187</text:p>
          </table:table-cell>
          <table:table-cell office:value-type="float" office:value="19.566293892229" calcext:value-type="float">
            <text:p>19.566293892229</text:p>
          </table:table-cell>
          <table:table-cell office:value-type="float" office:value="12.941561273441" calcext:value-type="float">
            <text:p>12.941561273441</text:p>
          </table:table-cell>
          <table:table-cell office:value-type="float" office:value="0.0019566293892229" calcext:value-type="float">
            <text:p>0.001956629389223</text:p>
          </table:table-cell>
          <table:table-cell office:value-type="float" office:value="24.366101694915" calcext:value-type="float">
            <text:p>24.366101694915</text:p>
          </table:table-cell>
          <table:table-cell office:value-type="float" office:value="25.019571003601" calcext:value-type="float">
            <text:p>25.019571003601</text:p>
          </table:table-cell>
          <table:table-cell office:value-type="float" office:value="26.502732240437" calcext:value-type="float">
            <text:p>26.502732240437</text:p>
          </table:table-cell>
          <table:table-cell office:value-type="float" office:value="16.398713826367" calcext:value-type="float">
            <text:p>16.398713826367</text:p>
          </table:table-cell>
          <table:table-cell office:value-type="float" office:value="1.25" calcext:value-type="float">
            <text:p>1.25</text:p>
          </table:table-cell>
          <table:table-cell office:value-type="float" office:value="1.28" calcext:value-type="float">
            <text:p>1.28</text:p>
          </table:table-cell>
          <table:table-cell office:value-type="float" office:value="1.24" calcext:value-type="float">
            <text:p>1.24</text:p>
          </table:table-cell>
          <table:table-cell office:value-type="float" office:value="0.97" calcext:value-type="float">
            <text:p>0.97</text:p>
          </table:table-cell>
          <table:table-cell table:formula="of:=[.H40]-[.S40]-[.Z40]" office:value-type="float" office:value="7985" calcext:value-type="float">
            <text:p>7985</text:p>
          </table:table-cell>
          <table:table-cell table:formula="of:=IF([.S40]+[.Z40]=0;0;[.S40]/([.S40]+[.Z40]))" office:value-type="float" office:value="0.390058972198821" calcext:value-type="float">
            <text:p>0.390058972198821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977" calcext:value-type="float">
            <text:p>977</text:p>
          </table:table-cell>
          <table:table-cell office:value-type="float" office:value="1258" calcext:value-type="float">
            <text:p>1258</text:p>
          </table:table-cell>
          <table:table-cell office:value-type="float" office:value="10149" calcext:value-type="float">
            <text:p>10149</text:p>
          </table:table-cell>
          <table:table-cell office:value-type="float" office:value="167.2942853515" calcext:value-type="float">
            <text:p>167.2942853515</text:p>
          </table:table-cell>
          <table:table-cell office:value-type="float" office:value="0.01672942853515" calcext:value-type="float">
            <text:p>0.01672942853515</text:p>
          </table:table-cell>
          <table:table-cell office:value-type="float" office:value="8794" calcext:value-type="float">
            <text:p>8794</text:p>
          </table:table-cell>
          <table:table-cell office:value-type="float" office:value="809" calcext:value-type="float">
            <text:p>809</text:p>
          </table:table-cell>
          <table:table-cell office:value-type="float" office:value="1100" calcext:value-type="float">
            <text:p>1100</text:p>
          </table:table-cell>
          <table:table-cell office:value-type="float" office:value="144.95870976265" calcext:value-type="float">
            <text:p>144.95870976265</text:p>
          </table:table-cell>
          <table:table-cell office:value-type="float" office:value="86.648930929156" calcext:value-type="float">
            <text:p>86.648930929156</text:p>
          </table:table-cell>
          <table:table-cell office:value-type="float" office:value="0.014495870976265" calcext:value-type="float">
            <text:p>0.014495870976265</text:p>
          </table:table-cell>
          <table:table-cell office:value-type="float" office:value="168" calcext:value-type="float">
            <text:p>168</text:p>
          </table:table-cell>
          <table:table-cell office:value-type="float" office:value="97" calcext:value-type="float">
            <text:p>97</text:p>
          </table:table-cell>
          <table:table-cell office:value-type="float" office:value="631" calcext:value-type="float">
            <text:p>631</text:p>
          </table:table-cell>
          <table:table-cell office:value-type="float" office:value="10.401290181968" calcext:value-type="float">
            <text:p>10.401290181968</text:p>
          </table:table-cell>
          <table:table-cell office:value-type="float" office:value="6.2173613163859" calcext:value-type="float">
            <text:p>6.2173613163859</text:p>
          </table:table-cell>
          <table:table-cell office:value-type="float" office:value="0.0010401290181968" calcext:value-type="float">
            <text:p>0.001040129018197</text:p>
          </table:table-cell>
          <table:table-cell office:value-type="float" office:value="46.568265682657" calcext:value-type="float">
            <text:p>46.56826568265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24" calcext:value-type="float">
            <text:p>724</text:p>
          </table:table-cell>
          <table:table-cell office:value-type="float" office:value="11.934285406886" calcext:value-type="float">
            <text:p>11.934285406886</text:p>
          </table:table-cell>
          <table:table-cell office:value-type="float" office:value="7.1337077544586" calcext:value-type="float">
            <text:p>7.1337077544586</text:p>
          </table:table-cell>
          <table:table-cell office:value-type="float" office:value="0.0011934285406886" calcext:value-type="float">
            <text:p>0.001193428540689</text:p>
          </table:table-cell>
          <table:table-cell office:value-type="float" office:value="-45.568265682657" calcext:value-type="float">
            <text:p>-45.568265682657</text:p>
          </table:table-cell>
          <table:table-cell office:value-type="float" office:value="168" calcext:value-type="float">
            <text:p>168</text:p>
          </table:table-cell>
          <table:table-cell office:value-type="float" office:value="1355" calcext:value-type="float">
            <text:p>1355</text:p>
          </table:table-cell>
          <table:table-cell office:value-type="float" office:value="22.335575588854" calcext:value-type="float">
            <text:p>22.335575588854</text:p>
          </table:table-cell>
          <table:table-cell office:value-type="float" office:value="13.351069070844" calcext:value-type="float">
            <text:p>13.351069070844</text:p>
          </table:table-cell>
          <table:table-cell office:value-type="float" office:value="0.0022335575588854" calcext:value-type="float">
            <text:p>0.002233557558885</text:p>
          </table:table-cell>
          <table:table-cell office:value-type="float" office:value="10.651984300044" calcext:value-type="float">
            <text:p>10.651984300044</text:p>
          </table:table-cell>
          <table:table-cell office:value-type="float" office:value="10.131496556043" calcext:value-type="float">
            <text:p>10.131496556043</text:p>
          </table:table-cell>
          <table:table-cell office:value-type="float" office:value="36.285097192225" calcext:value-type="float">
            <text:p>36.285097192225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36" calcext:value-type="float">
            <text:p>1.36</text:p>
          </table:table-cell>
          <table:table-cell office:value-type="float" office:value="0.69" calcext:value-type="float">
            <text:p>0.69</text:p>
          </table:table-cell>
          <table:table-cell table:formula="of:=[.H41]-[.S41]-[.Z41]" office:value-type="float" office:value="8794" calcext:value-type="float">
            <text:p>8794</text:p>
          </table:table-cell>
          <table:table-cell table:formula="of:=IF([.S41]+[.Z41]=0;0;[.S41]/([.S41]+[.Z41]))" office:value-type="float" office:value="0.465682656826568" calcext:value-type="float">
            <text:p>0.465682656826568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2313" calcext:value-type="float">
            <text:p>2313</text:p>
          </table:table-cell>
          <table:table-cell office:value-type="float" office:value="1565" calcext:value-type="float">
            <text:p>1565</text:p>
          </table:table-cell>
          <table:table-cell office:value-type="float" office:value="12462" calcext:value-type="float">
            <text:p>12462</text:p>
          </table:table-cell>
          <table:table-cell office:value-type="float" office:value="205.42136013897" calcext:value-type="float">
            <text:p>205.42136013897</text:p>
          </table:table-cell>
          <table:table-cell office:value-type="float" office:value="0.020542136013897" calcext:value-type="float">
            <text:p>0.020542136013897</text:p>
          </table:table-cell>
          <table:table-cell office:value-type="float" office:value="10590" calcext:value-type="float">
            <text:p>10590</text:p>
          </table:table-cell>
          <table:table-cell office:value-type="float" office:value="1796" calcext:value-type="float">
            <text:p>1796</text:p>
          </table:table-cell>
          <table:table-cell office:value-type="float" office:value="1335" calcext:value-type="float">
            <text:p>1335</text:p>
          </table:table-cell>
          <table:table-cell office:value-type="float" office:value="174.56364980514" calcext:value-type="float">
            <text:p>174.56364980514</text:p>
          </table:table-cell>
          <table:table-cell office:value-type="float" office:value="84.978334135773" calcext:value-type="float">
            <text:p>84.978334135773</text:p>
          </table:table-cell>
          <table:table-cell office:value-type="float" office:value="0.017456364980514" calcext:value-type="float">
            <text:p>0.017456364980514</text:p>
          </table:table-cell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office:value-type="float" office:value="827" calcext:value-type="float">
            <text:p>827</text:p>
          </table:table-cell>
          <table:table-cell office:value-type="float" office:value="13.632118828031" calcext:value-type="float">
            <text:p>13.632118828031</text:p>
          </table:table-cell>
          <table:table-cell office:value-type="float" office:value="6.6361739688654" calcext:value-type="float">
            <text:p>6.6361739688654</text:p>
          </table:table-cell>
          <table:table-cell office:value-type="float" office:value="0.0013632118828031" calcext:value-type="float">
            <text:p>0.001363211882803</text:p>
          </table:table-cell>
          <table:table-cell office:value-type="float" office:value="44.17735042735" calcext:value-type="float">
            <text:p>44.17735042735</text:p>
          </table:table-cell>
          <table:table-cell office:value-type="float" office:value="321" calcext:value-type="float">
            <text:p>321</text:p>
          </table:table-cell>
          <table:table-cell office:value-type="float" office:value="104" calcext:value-type="float">
            <text:p>104</text:p>
          </table:table-cell>
          <table:table-cell office:value-type="float" office:value="1045" calcext:value-type="float">
            <text:p>1045</text:p>
          </table:table-cell>
          <table:table-cell office:value-type="float" office:value="17.225591505795" calcext:value-type="float">
            <text:p>17.225591505795</text:p>
          </table:table-cell>
          <table:table-cell office:value-type="float" office:value="8.3854918953619" calcext:value-type="float">
            <text:p>8.3854918953619</text:p>
          </table:table-cell>
          <table:table-cell office:value-type="float" office:value="0.0017225591505795" calcext:value-type="float">
            <text:p>0.00172255915058</text:p>
          </table:table-cell>
          <table:table-cell office:value-type="float" office:value="-43.17735042735" calcext:value-type="float">
            <text:p>-43.17735042735</text:p>
          </table:table-cell>
          <table:table-cell office:value-type="float" office:value="517" calcext:value-type="float">
            <text:p>517</text:p>
          </table:table-cell>
          <table:table-cell office:value-type="float" office:value="1872" calcext:value-type="float">
            <text:p>1872</text:p>
          </table:table-cell>
          <table:table-cell office:value-type="float" office:value="30.857710333827" calcext:value-type="float">
            <text:p>30.857710333827</text:p>
          </table:table-cell>
          <table:table-cell office:value-type="float" office:value="15.021665864227" calcext:value-type="float">
            <text:p>15.021665864227</text:p>
          </table:table-cell>
          <table:table-cell office:value-type="float" office:value="0.0030857710333827" calcext:value-type="float">
            <text:p>0.003085771033383</text:p>
          </table:table-cell>
          <table:table-cell office:value-type="float" office:value="22.790422701744" calcext:value-type="float">
            <text:p>22.790422701744</text:p>
          </table:table-cell>
          <table:table-cell office:value-type="float" office:value="20.423015692518" calcext:value-type="float">
            <text:p>20.423015692518</text:p>
          </table:table-cell>
          <table:table-cell office:value-type="float" office:value="31.061806656101" calcext:value-type="float">
            <text:p>31.061806656101</text:p>
          </table:table-cell>
          <table:table-cell office:value-type="float" office:value="44.337016574586" calcext:value-type="float">
            <text:p>44.337016574586</text:p>
          </table:table-cell>
          <table:table-cell office:value-type="float" office:value="1.24" calcext:value-type="float">
            <text:p>1.24</text:p>
          </table:table-cell>
          <table:table-cell office:value-type="float" office:value="1.21" calcext:value-type="float">
            <text:p>1.21</text:p>
          </table:table-cell>
          <table:table-cell office:value-type="float" office:value="1.3" calcext:value-type="float">
            <text:p>1.3</text:p>
          </table:table-cell>
          <table:table-cell office:value-type="float" office:value="1.68" calcext:value-type="float">
            <text:p>1.68</text:p>
          </table:table-cell>
          <table:table-cell table:formula="of:=[.H42]-[.S42]-[.Z42]" office:value-type="float" office:value="10590" calcext:value-type="float">
            <text:p>10590</text:p>
          </table:table-cell>
          <table:table-cell table:formula="of:=IF([.S42]+[.Z42]=0;0;[.S42]/([.S42]+[.Z42]))" office:value-type="float" office:value="0.441773504273504" calcext:value-type="float">
            <text:p>0.441773504273504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 office:value-type="float" office:value="12462" calcext:value-type="float">
            <text:p>12462</text:p>
          </table:table-cell>
          <table:table-cell office:value-type="float" office:value="205.42136013897" calcext:value-type="float">
            <text:p>205.42136013897</text:p>
          </table:table-cell>
          <table:table-cell office:value-type="float" office:value="0.020542136013897" calcext:value-type="float">
            <text:p>0.020542136013897</text:p>
          </table:table-cell>
          <table:table-cell office:value-type="float" office:value="10590" calcext:value-type="float">
            <text:p>10590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174.56364980514" calcext:value-type="float">
            <text:p>174.56364980514</text:p>
          </table:table-cell>
          <table:table-cell office:value-type="float" office:value="84.978334135773" calcext:value-type="float">
            <text:p>84.978334135773</text:p>
          </table:table-cell>
          <table:table-cell office:value-type="float" office:value="0.017456364980514" calcext:value-type="float">
            <text:p>0.01745636498051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827" calcext:value-type="float">
            <text:p>827</text:p>
          </table:table-cell>
          <table:table-cell office:value-type="float" office:value="13.632118828031" calcext:value-type="float">
            <text:p>13.632118828031</text:p>
          </table:table-cell>
          <table:table-cell office:value-type="float" office:value="6.6361739688654" calcext:value-type="float">
            <text:p>6.6361739688654</text:p>
          </table:table-cell>
          <table:table-cell office:value-type="float" office:value="0.0013632118828031" calcext:value-type="float">
            <text:p>0.001363211882803</text:p>
          </table:table-cell>
          <table:table-cell office:value-type="float" office:value="44.17735042735" calcext:value-type="float">
            <text:p>44.1773504273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45" calcext:value-type="float">
            <text:p>1045</text:p>
          </table:table-cell>
          <table:table-cell office:value-type="float" office:value="17.225591505795" calcext:value-type="float">
            <text:p>17.225591505795</text:p>
          </table:table-cell>
          <table:table-cell office:value-type="float" office:value="8.3854918953619" calcext:value-type="float">
            <text:p>8.3854918953619</text:p>
          </table:table-cell>
          <table:table-cell office:value-type="float" office:value="0.0017225591505795" calcext:value-type="float">
            <text:p>0.00172255915058</text:p>
          </table:table-cell>
          <table:table-cell office:value-type="float" office:value="-43.17735042735" calcext:value-type="float">
            <text:p>-43.17735042735</text:p>
          </table:table-cell>
          <table:table-cell office:value-type="float" office:value="0" calcext:value-type="float">
            <text:p>0</text:p>
          </table:table-cell>
          <table:table-cell office:value-type="float" office:value="1872" calcext:value-type="float">
            <text:p>1872</text:p>
          </table:table-cell>
          <table:table-cell office:value-type="float" office:value="30.857710333827" calcext:value-type="float">
            <text:p>30.857710333827</text:p>
          </table:table-cell>
          <table:table-cell office:value-type="float" office:value="15.021665864227" calcext:value-type="float">
            <text:p>15.021665864227</text:p>
          </table:table-cell>
          <table:table-cell office:value-type="float" office:value="0.0030857710333827" calcext:value-type="float">
            <text:p>0.003085771033383</text:p>
          </table:table-cell>
          <table:table-cell table:number-columns-repeated="4"/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table:formula="of:=[.H43]-[.S43]-[.Z43]" office:value-type="float" office:value="10590" calcext:value-type="float">
            <text:p>10590</text:p>
          </table:table-cell>
          <table:table-cell table:formula="of:=IF([.S43]+[.Z43]=0;0;[.S43]/([.S43]+[.Z43]))" office:value-type="float" office:value="0.441773504273504" calcext:value-type="float">
            <text:p>0.441773504273504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5198" calcext:value-type="float">
            <text:p>5198</text:p>
          </table:table-cell>
          <table:table-cell office:value-type="float" office:value="2057" calcext:value-type="float">
            <text:p>2057</text:p>
          </table:table-cell>
          <table:table-cell office:value-type="float" office:value="17660" calcext:value-type="float">
            <text:p>17660</text:p>
          </table:table-cell>
          <table:table-cell office:value-type="float" office:value="291.10425453813" calcext:value-type="float">
            <text:p>291.10425453813</text:p>
          </table:table-cell>
          <table:table-cell office:value-type="float" office:value="0.029110425453813" calcext:value-type="float">
            <text:p>0.029110425453813</text:p>
          </table:table-cell>
          <table:table-cell office:value-type="float" office:value="14955" calcext:value-type="float">
            <text:p>14955</text:p>
          </table:table-cell>
          <table:table-cell office:value-type="float" office:value="4365" calcext:value-type="float">
            <text:p>4365</text:p>
          </table:table-cell>
          <table:table-cell office:value-type="float" office:value="1714" calcext:value-type="float">
            <text:p>1714</text:p>
          </table:table-cell>
          <table:table-cell office:value-type="float" office:value="246.51552245854" calcext:value-type="float">
            <text:p>246.51552245854</text:p>
          </table:table-cell>
          <table:table-cell office:value-type="float" office:value="84.682899207248" calcext:value-type="float">
            <text:p>84.682899207248</text:p>
          </table:table-cell>
          <table:table-cell office:value-type="float" office:value="0.024651552245854" calcext:value-type="float">
            <text:p>0.024651552245854</text:p>
          </table:table-cell>
          <table:table-cell office:value-type="float" office:value="439" calcext:value-type="float">
            <text:p>439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20.868515642428" calcext:value-type="float">
            <text:p>20.868515642428</text:p>
          </table:table-cell>
          <table:table-cell office:value-type="float" office:value="7.1687429218573" calcext:value-type="float">
            <text:p>7.1687429218573</text:p>
          </table:table-cell>
          <table:table-cell office:value-type="float" office:value="0.0020868515642428" calcext:value-type="float">
            <text:p>0.002086851564243</text:p>
          </table:table-cell>
          <table:table-cell office:value-type="float" office:value="46.802218114603" calcext:value-type="float">
            <text:p>46.802218114603</text:p>
          </table:table-cell>
          <table:table-cell office:value-type="float" office:value="394" calcext:value-type="float">
            <text:p>394</text:p>
          </table:table-cell>
          <table:table-cell office:value-type="float" office:value="163" calcext:value-type="float">
            <text:p>163</text:p>
          </table:table-cell>
          <table:table-cell office:value-type="float" office:value="1439" calcext:value-type="float">
            <text:p>1439</text:p>
          </table:table-cell>
          <table:table-cell office:value-type="float" office:value="23.720216437167" calcext:value-type="float">
            <text:p>23.720216437167</text:p>
          </table:table-cell>
          <table:table-cell office:value-type="float" office:value="8.1483578708947" calcext:value-type="float">
            <text:p>8.1483578708947</text:p>
          </table:table-cell>
          <table:table-cell office:value-type="float" office:value="0.0023720216437167" calcext:value-type="float">
            <text:p>0.002372021643717</text:p>
          </table:table-cell>
          <table:table-cell office:value-type="float" office:value="-45.802218114603" calcext:value-type="float">
            <text:p>-45.802218114603</text:p>
          </table:table-cell>
          <table:table-cell office:value-type="float" office:value="833" calcext:value-type="float">
            <text:p>833</text:p>
          </table:table-cell>
          <table:table-cell office:value-type="float" office:value="2705" calcext:value-type="float">
            <text:p>2705</text:p>
          </table:table-cell>
          <table:table-cell office:value-type="float" office:value="44.588732079595" calcext:value-type="float">
            <text:p>44.588732079595</text:p>
          </table:table-cell>
          <table:table-cell office:value-type="float" office:value="15.317100792752" calcext:value-type="float">
            <text:p>15.317100792752</text:p>
          </table:table-cell>
          <table:table-cell office:value-type="float" office:value="0.0044588732079595" calcext:value-type="float">
            <text:p>0.00445887320796</text:p>
          </table:table-cell>
          <table:table-cell office:value-type="float" office:value="41.710800834537" calcext:value-type="float">
            <text:p>41.710800834537</text:p>
          </table:table-cell>
          <table:table-cell office:value-type="float" office:value="41.218130311615" calcext:value-type="float">
            <text:p>41.218130311615</text:p>
          </table:table-cell>
          <table:table-cell office:value-type="float" office:value="53.083434099154" calcext:value-type="float">
            <text:p>53.083434099154</text:p>
          </table:table-cell>
          <table:table-cell office:value-type="float" office:value="37.703349282297" calcext:value-type="float">
            <text:p>37.703349282297</text:p>
          </table:table-cell>
          <table:table-cell office:value-type="float" office:value="1.56" calcext:value-type="float">
            <text:p>1.56</text:p>
          </table:table-cell>
          <table:table-cell office:value-type="float" office:value="1.55" calcext:value-type="float">
            <text:p>1.55</text:p>
          </table:table-cell>
          <table:table-cell office:value-type="float" office:value="1.52" calcext:value-type="float">
            <text:p>1.52</text:p>
          </table:table-cell>
          <table:table-cell office:value-type="float" office:value="1.79" calcext:value-type="float">
            <text:p>1.79</text:p>
          </table:table-cell>
          <table:table-cell table:formula="of:=[.H44]-[.S44]-[.Z44]" office:value-type="float" office:value="14955" calcext:value-type="float">
            <text:p>14955</text:p>
          </table:table-cell>
          <table:table-cell table:formula="of:=IF([.S44]+[.Z44]=0;0;[.S44]/([.S44]+[.Z44]))" office:value-type="float" office:value="0.468022181146026" calcext:value-type="float">
            <text:p>0.468022181146026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3497" calcext:value-type="float">
            <text:p>3497</text:p>
          </table:table-cell>
          <table:table-cell office:value-type="float" office:value="2397" calcext:value-type="float">
            <text:p>2397</text:p>
          </table:table-cell>
          <table:table-cell office:value-type="float" office:value="21157" calcext:value-type="float">
            <text:p>21157</text:p>
          </table:table-cell>
          <table:table-cell office:value-type="float" office:value="348.74817175896" calcext:value-type="float">
            <text:p>348.74817175896</text:p>
          </table:table-cell>
          <table:table-cell office:value-type="float" office:value="0.034874817175896" calcext:value-type="float">
            <text:p>0.034874817175896</text:p>
          </table:table-cell>
          <table:table-cell office:value-type="float" office:value="17750" calcext:value-type="float">
            <text:p>17750</text:p>
          </table:table-cell>
          <table:table-cell office:value-type="float" office:value="2795" calcext:value-type="float">
            <text:p>2795</text:p>
          </table:table-cell>
          <table:table-cell office:value-type="float" office:value="1953" calcext:value-type="float">
            <text:p>1953</text:p>
          </table:table-cell>
          <table:table-cell office:value-type="float" office:value="292.58779830418" calcext:value-type="float">
            <text:p>292.58779830418</text:p>
          </table:table-cell>
          <table:table-cell office:value-type="float" office:value="83.896582691308" calcext:value-type="float">
            <text:p>83.896582691308</text:p>
          </table:table-cell>
          <table:table-cell office:value-type="float" office:value="0.029258779830418" calcext:value-type="float">
            <text:p>0.029258779830418</text:p>
          </table:table-cell>
          <table:table-cell office:value-type="float" office:value="175" calcext:value-type="float">
            <text:p>175</text:p>
          </table:table-cell>
          <table:table-cell office:value-type="float" office:value="196" calcext:value-type="float">
            <text:p>196</text:p>
          </table:table-cell>
          <table:table-cell office:value-type="float" office:value="1441" calcext:value-type="float">
            <text:p>1441</text:p>
          </table:table-cell>
          <table:table-cell office:value-type="float" office:value="23.753184076413" calcext:value-type="float">
            <text:p>23.753184076413</text:p>
          </table:table-cell>
          <table:table-cell office:value-type="float" office:value="6.8109845441225" calcext:value-type="float">
            <text:p>6.8109845441225</text:p>
          </table:table-cell>
          <table:table-cell office:value-type="float" office:value="0.0023753184076413" calcext:value-type="float">
            <text:p>0.002375318407641</text:p>
          </table:table-cell>
          <table:table-cell office:value-type="float" office:value="42.295274434987" calcext:value-type="float">
            <text:p>42.295274434987</text:p>
          </table:table-cell>
          <table:table-cell office:value-type="float" office:value="527" calcext:value-type="float">
            <text:p>527</text:p>
          </table:table-cell>
          <table:table-cell office:value-type="float" office:value="248" calcext:value-type="float">
            <text:p>248</text:p>
          </table:table-cell>
          <table:table-cell office:value-type="float" office:value="1966" calcext:value-type="float">
            <text:p>1966</text:p>
          </table:table-cell>
          <table:table-cell office:value-type="float" office:value="32.407189378367" calcext:value-type="float">
            <text:p>32.407189378367</text:p>
          </table:table-cell>
          <table:table-cell office:value-type="float" office:value="9.2924327645696" calcext:value-type="float">
            <text:p>9.2924327645696</text:p>
          </table:table-cell>
          <table:table-cell office:value-type="float" office:value="0.0032407189378367" calcext:value-type="float">
            <text:p>0.003240718937837</text:p>
          </table:table-cell>
          <table:table-cell office:value-type="float" office:value="-41.295274434987" calcext:value-type="float">
            <text:p>-41.295274434987</text:p>
          </table:table-cell>
          <table:table-cell office:value-type="float" office:value="702" calcext:value-type="float">
            <text:p>702</text:p>
          </table:table-cell>
          <table:table-cell office:value-type="float" office:value="3407" calcext:value-type="float">
            <text:p>3407</text:p>
          </table:table-cell>
          <table:table-cell office:value-type="float" office:value="56.16037345478" calcext:value-type="float">
            <text:p>56.16037345478</text:p>
          </table:table-cell>
          <table:table-cell office:value-type="float" office:value="16.103417308692" calcext:value-type="float">
            <text:p>16.103417308692</text:p>
          </table:table-cell>
          <table:table-cell office:value-type="float" office:value="0.005616037345478" calcext:value-type="float">
            <text:p>0.005616037345478</text:p>
          </table:table-cell>
          <table:table-cell office:value-type="float" office:value="19.80181200453" calcext:value-type="float">
            <text:p>19.80181200453</text:p>
          </table:table-cell>
          <table:table-cell office:value-type="float" office:value="18.689401537947" calcext:value-type="float">
            <text:p>18.689401537947</text:p>
          </table:table-cell>
          <table:table-cell office:value-type="float" office:value="13.823064770932" calcext:value-type="float">
            <text:p>13.823064770932</text:p>
          </table:table-cell>
          <table:table-cell office:value-type="float" office:value="36.622654621265" calcext:value-type="float">
            <text:p>36.622654621265</text:p>
          </table:table-cell>
          <table:table-cell office:value-type="float" office:value="1.17" calcext:value-type="float">
            <text:p>1.17</text:p>
          </table:table-cell>
          <table:table-cell office:value-type="float" office:value="1.14" calcext:value-type="float">
            <text:p>1.14</text:p>
          </table:table-cell>
          <table:table-cell office:value-type="float" office:value="1.09" calcext:value-type="float">
            <text:p>1.09</text:p>
          </table:table-cell>
          <table:table-cell office:value-type="float" office:value="1.52" calcext:value-type="float">
            <text:p>1.52</text:p>
          </table:table-cell>
          <table:table-cell table:formula="of:=[.H45]-[.S45]-[.Z45]" office:value-type="float" office:value="17750" calcext:value-type="float">
            <text:p>17750</text:p>
          </table:table-cell>
          <table:table-cell table:formula="of:=IF([.S45]+[.Z45]=0;0;[.S45]/([.S45]+[.Z45]))" office:value-type="float" office:value="0.422952744349868" calcext:value-type="float">
            <text:p>0.422952744349868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3590" calcext:value-type="float">
            <text:p>3590</text:p>
          </table:table-cell>
          <table:table-cell office:value-type="float" office:value="2920" calcext:value-type="float">
            <text:p>2920</text:p>
          </table:table-cell>
          <table:table-cell office:value-type="float" office:value="24747" calcext:value-type="float">
            <text:p>24747</text:p>
          </table:table-cell>
          <table:table-cell office:value-type="float" office:value="407.92508420471" calcext:value-type="float">
            <text:p>407.92508420471</text:p>
          </table:table-cell>
          <table:table-cell office:value-type="float" office:value="0.040792508420471" calcext:value-type="float">
            <text:p>0.040792508420471</text:p>
          </table:table-cell>
          <table:table-cell office:value-type="float" office:value="20603" calcext:value-type="float">
            <text:p>20603</text:p>
          </table:table-cell>
          <table:table-cell office:value-type="float" office:value="2853" calcext:value-type="float">
            <text:p>2853</text:p>
          </table:table-cell>
          <table:table-cell office:value-type="float" office:value="2362" calcext:value-type="float">
            <text:p>2362</text:p>
          </table:table-cell>
          <table:table-cell office:value-type="float" office:value="339.61613568795" calcext:value-type="float">
            <text:p>339.61613568795</text:p>
          </table:table-cell>
          <table:table-cell office:value-type="float" office:value="83.254535903342" calcext:value-type="float">
            <text:p>83.254535903342</text:p>
          </table:table-cell>
          <table:table-cell office:value-type="float" office:value="0.033961613568795" calcext:value-type="float">
            <text:p>0.033961613568795</text:p>
          </table:table-cell>
          <table:table-cell office:value-type="float" office:value="368" calcext:value-type="float">
            <text:p>368</text:p>
          </table:table-cell>
          <table:table-cell office:value-type="float" office:value="236" calcext:value-type="float">
            <text:p>236</text:p>
          </table:table-cell>
          <table:table-cell office:value-type="float" office:value="1809" calcext:value-type="float">
            <text:p>1809</text:p>
          </table:table-cell>
          <table:table-cell office:value-type="float" office:value="29.819229697592" calcext:value-type="float">
            <text:p>29.819229697592</text:p>
          </table:table-cell>
          <table:table-cell office:value-type="float" office:value="7.3099769669051" calcext:value-type="float">
            <text:p>7.3099769669051</text:p>
          </table:table-cell>
          <table:table-cell office:value-type="float" office:value="0.0029819229697592" calcext:value-type="float">
            <text:p>0.002981922969759</text:p>
          </table:table-cell>
          <table:table-cell office:value-type="float" office:value="43.653474903475" calcext:value-type="float">
            <text:p>43.653474903475</text:p>
          </table:table-cell>
          <table:table-cell office:value-type="float" office:value="369" calcext:value-type="float">
            <text:p>369</text:p>
          </table:table-cell>
          <table:table-cell office:value-type="float" office:value="322" calcext:value-type="float">
            <text:p>322</text:p>
          </table:table-cell>
          <table:table-cell office:value-type="float" office:value="2335" calcext:value-type="float">
            <text:p>2335</text:p>
          </table:table-cell>
          <table:table-cell office:value-type="float" office:value="38.48971881917" calcext:value-type="float">
            <text:p>38.48971881917</text:p>
          </table:table-cell>
          <table:table-cell office:value-type="float" office:value="9.4354871297531" calcext:value-type="float">
            <text:p>9.4354871297531</text:p>
          </table:table-cell>
          <table:table-cell office:value-type="float" office:value="0.003848971881917" calcext:value-type="float">
            <text:p>0.003848971881917</text:p>
          </table:table-cell>
          <table:table-cell office:value-type="float" office:value="-42.653474903475" calcext:value-type="float">
            <text:p>-42.653474903475</text:p>
          </table:table-cell>
          <table:table-cell office:value-type="float" office:value="737" calcext:value-type="float">
            <text:p>737</text:p>
          </table:table-cell>
          <table:table-cell office:value-type="float" office:value="4144" calcext:value-type="float">
            <text:p>4144</text:p>
          </table:table-cell>
          <table:table-cell office:value-type="float" office:value="68.308948516762" calcext:value-type="float">
            <text:p>68.308948516762</text:p>
          </table:table-cell>
          <table:table-cell office:value-type="float" office:value="16.745464096658" calcext:value-type="float">
            <text:p>16.745464096658</text:p>
          </table:table-cell>
          <table:table-cell office:value-type="float" office:value="0.0068308948516762" calcext:value-type="float">
            <text:p>0.006830894851676</text:p>
          </table:table-cell>
          <table:table-cell office:value-type="float" office:value="16.968379259819" calcext:value-type="float">
            <text:p>16.968379259819</text:p>
          </table:table-cell>
          <table:table-cell office:value-type="float" office:value="16.07323943662" calcext:value-type="float">
            <text:p>16.07323943662</text:p>
          </table:table-cell>
          <table:table-cell office:value-type="float" office:value="25.537820957668" calcext:value-type="float">
            <text:p>25.537820957668</text:p>
          </table:table-cell>
          <table:table-cell office:value-type="float" office:value="18.769074262462" calcext:value-type="float">
            <text:p>18.769074262462</text:p>
          </table:table-cell>
          <table:table-cell office:value-type="float" office:value="1.22" calcext:value-type="float">
            <text:p>1.22</text:p>
          </table:table-cell>
          <table:table-cell office:value-type="float" office:value="1.21" calcext:value-type="float">
            <text:p>1.2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table:formula="of:=[.H46]-[.S46]-[.Z46]" office:value-type="float" office:value="20603" calcext:value-type="float">
            <text:p>20603</text:p>
          </table:table-cell>
          <table:table-cell table:formula="of:=IF([.S46]+[.Z46]=0;0;[.S46]/([.S46]+[.Z46]))" office:value-type="float" office:value="0.436534749034749" calcext:value-type="float">
            <text:p>0.436534749034749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3233" calcext:value-type="float">
            <text:p>3233</text:p>
          </table:table-cell>
          <table:table-cell office:value-type="float" office:value="3104" calcext:value-type="float">
            <text:p>3104</text:p>
          </table:table-cell>
          <table:table-cell office:value-type="float" office:value="27980" calcext:value-type="float">
            <text:p>27980</text:p>
          </table:table-cell>
          <table:table-cell office:value-type="float" office:value="461.21727304513" calcext:value-type="float">
            <text:p>461.21727304513</text:p>
          </table:table-cell>
          <table:table-cell office:value-type="float" office:value="0.046121727304513" calcext:value-type="float">
            <text:p>0.046121727304513</text:p>
          </table:table-cell>
          <table:table-cell office:value-type="float" office:value="23073" calcext:value-type="float">
            <text:p>23073</text:p>
          </table:table-cell>
          <table:table-cell office:value-type="float" office:value="2470" calcext:value-type="float">
            <text:p>2470</text:p>
          </table:table-cell>
          <table:table-cell office:value-type="float" office:value="2497" calcext:value-type="float">
            <text:p>2497</text:p>
          </table:table-cell>
          <table:table-cell office:value-type="float" office:value="380.33117015619" calcext:value-type="float">
            <text:p>380.33117015619</text:p>
          </table:table-cell>
          <table:table-cell office:value-type="float" office:value="82.462473195139" calcext:value-type="float">
            <text:p>82.462473195139</text:p>
          </table:table-cell>
          <table:table-cell office:value-type="float" office:value="0.038033117015619" calcext:value-type="float">
            <text:p>0.038033117015619</text:p>
          </table:table-cell>
          <table:table-cell office:value-type="float" office:value="349" calcext:value-type="float">
            <text:p>349</text:p>
          </table:table-cell>
          <table:table-cell office:value-type="float" office:value="266" calcext:value-type="float">
            <text:p>266</text:p>
          </table:table-cell>
          <table:table-cell office:value-type="float" office:value="2158" calcext:value-type="float">
            <text:p>2158</text:p>
          </table:table-cell>
          <table:table-cell office:value-type="float" office:value="35.572082745939" calcext:value-type="float">
            <text:p>35.572082745939</text:p>
          </table:table-cell>
          <table:table-cell office:value-type="float" office:value="7.7126518942101" calcext:value-type="float">
            <text:p>7.7126518942101</text:p>
          </table:table-cell>
          <table:table-cell office:value-type="float" office:value="0.0035572082745939" calcext:value-type="float">
            <text:p>0.003557208274594</text:p>
          </table:table-cell>
          <table:table-cell office:value-type="float" office:value="43.977990625637" calcext:value-type="float">
            <text:p>43.977990625637</text:p>
          </table:table-cell>
          <table:table-cell office:value-type="float" office:value="414" calcext:value-type="float">
            <text:p>414</text:p>
          </table:table-cell>
          <table:table-cell office:value-type="float" office:value="341" calcext:value-type="float">
            <text:p>341</text:p>
          </table:table-cell>
          <table:table-cell office:value-type="float" office:value="2749" calcext:value-type="float">
            <text:p>2749</text:p>
          </table:table-cell>
          <table:table-cell office:value-type="float" office:value="45.314020142997" calcext:value-type="float">
            <text:p>45.314020142997</text:p>
          </table:table-cell>
          <table:table-cell office:value-type="float" office:value="9.8248749106505" calcext:value-type="float">
            <text:p>9.8248749106505</text:p>
          </table:table-cell>
          <table:table-cell office:value-type="float" office:value="0.0045314020142997" calcext:value-type="float">
            <text:p>0.0045314020143</text:p>
          </table:table-cell>
          <table:table-cell office:value-type="float" office:value="-42.977990625637" calcext:value-type="float">
            <text:p>-42.977990625637</text:p>
          </table:table-cell>
          <table:table-cell office:value-type="float" office:value="763" calcext:value-type="float">
            <text:p>763</text:p>
          </table:table-cell>
          <table:table-cell office:value-type="float" office:value="4907" calcext:value-type="float">
            <text:p>4907</text:p>
          </table:table-cell>
          <table:table-cell office:value-type="float" office:value="80.886102888936" calcext:value-type="float">
            <text:p>80.886102888936</text:p>
          </table:table-cell>
          <table:table-cell office:value-type="float" office:value="17.537526804861" calcext:value-type="float">
            <text:p>17.537526804861</text:p>
          </table:table-cell>
          <table:table-cell office:value-type="float" office:value="0.0080886102888936" calcext:value-type="float">
            <text:p>0.008088610288894</text:p>
          </table:table-cell>
          <table:table-cell office:value-type="float" office:value="13.064209803208" calcext:value-type="float">
            <text:p>13.064209803208</text:p>
          </table:table-cell>
          <table:table-cell office:value-type="float" office:value="11.988545357472" calcext:value-type="float">
            <text:p>11.988545357472</text:p>
          </table:table-cell>
          <table:table-cell office:value-type="float" office:value="19.292426755113" calcext:value-type="float">
            <text:p>19.292426755113</text:p>
          </table:table-cell>
          <table:table-cell office:value-type="float" office:value="17.730192719486" calcext:value-type="float">
            <text:p>17.730192719486</text:p>
          </table:table-cell>
          <table:table-cell table:number-columns-repeated="2" office:value-type="float" office:value="1.06" calcext:value-type="float">
            <text:p>1.06</text:p>
          </table:table-cell>
          <table:table-cell office:value-type="float" office:value="1.13" calcext:value-type="float">
            <text:p>1.13</text:p>
          </table:table-cell>
          <table:table-cell office:value-type="float" office:value="1.06" calcext:value-type="float">
            <text:p>1.06</text:p>
          </table:table-cell>
          <table:table-cell table:formula="of:=[.H47]-[.S47]-[.Z47]" office:value-type="float" office:value="23073" calcext:value-type="float">
            <text:p>23073</text:p>
          </table:table-cell>
          <table:table-cell table:formula="of:=IF([.S47]+[.Z47]=0;0;[.S47]/([.S47]+[.Z47]))" office:value-type="float" office:value="0.439779906256369" calcext:value-type="float">
            <text:p>0.439779906256369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3526" calcext:value-type="float">
            <text:p>3526</text:p>
          </table:table-cell>
          <table:table-cell office:value-type="float" office:value="3809" calcext:value-type="float">
            <text:p>3809</text:p>
          </table:table-cell>
          <table:table-cell office:value-type="float" office:value="31506" calcext:value-type="float">
            <text:p>31506</text:p>
          </table:table-cell>
          <table:table-cell office:value-type="float" office:value="519.33922103502" calcext:value-type="float">
            <text:p>519.33922103502</text:p>
          </table:table-cell>
          <table:table-cell office:value-type="float" office:value="0.051933922103502" calcext:value-type="float">
            <text:p>0.051933922103502</text:p>
          </table:table-cell>
          <table:table-cell office:value-type="float" office:value="26062" calcext:value-type="float">
            <text:p>26062</text:p>
          </table:table-cell>
          <table:table-cell office:value-type="float" office:value="2989" calcext:value-type="float">
            <text:p>2989</text:p>
          </table:table-cell>
          <table:table-cell office:value-type="float" office:value="3094" calcext:value-type="float">
            <text:p>3094</text:p>
          </table:table-cell>
          <table:table-cell office:value-type="float" office:value="429.60130700865" calcext:value-type="float">
            <text:p>429.60130700865</text:p>
          </table:table-cell>
          <table:table-cell office:value-type="float" office:value="82.720751602869" calcext:value-type="float">
            <text:p>82.720751602869</text:p>
          </table:table-cell>
          <table:table-cell office:value-type="float" office:value="0.042960130700865" calcext:value-type="float">
            <text:p>0.042960130700865</text:p>
          </table:table-cell>
          <table:table-cell office:value-type="float" office:value="345" calcext:value-type="float">
            <text:p>345</text:p>
          </table:table-cell>
          <table:table-cell office:value-type="float" office:value="335" calcext:value-type="float">
            <text:p>335</text:p>
          </table:table-cell>
          <table:table-cell office:value-type="float" office:value="2503" calcext:value-type="float">
            <text:p>2503</text:p>
          </table:table-cell>
          <table:table-cell office:value-type="float" office:value="41.259000515795" calcext:value-type="float">
            <text:p>41.259000515795</text:p>
          </table:table-cell>
          <table:table-cell office:value-type="float" office:value="7.9445185044119" calcext:value-type="float">
            <text:p>7.9445185044119</text:p>
          </table:table-cell>
          <table:table-cell office:value-type="float" office:value="0.0041259000515795" calcext:value-type="float">
            <text:p>0.00412590005158</text:p>
          </table:table-cell>
          <table:table-cell office:value-type="float" office:value="45.977222630419" calcext:value-type="float">
            <text:p>45.977222630419</text:p>
          </table:table-cell>
          <table:table-cell office:value-type="float" office:value="192" calcext:value-type="float">
            <text:p>192</text:p>
          </table:table-cell>
          <table:table-cell office:value-type="float" office:value="379" calcext:value-type="float">
            <text:p>379</text:p>
          </table:table-cell>
          <table:table-cell office:value-type="float" office:value="2941" calcext:value-type="float">
            <text:p>2941</text:p>
          </table:table-cell>
          <table:table-cell office:value-type="float" office:value="48.478913510569" calcext:value-type="float">
            <text:p>48.478913510569</text:p>
          </table:table-cell>
          <table:table-cell office:value-type="float" office:value="9.3347298927188" calcext:value-type="float">
            <text:p>9.3347298927188</text:p>
          </table:table-cell>
          <table:table-cell office:value-type="float" office:value="0.0048478913510569" calcext:value-type="float">
            <text:p>0.004847891351057</text:p>
          </table:table-cell>
          <table:table-cell office:value-type="float" office:value="-44.977222630419" calcext:value-type="float">
            <text:p>-44.977222630419</text:p>
          </table:table-cell>
          <table:table-cell office:value-type="float" office:value="537" calcext:value-type="float">
            <text:p>537</text:p>
          </table:table-cell>
          <table:table-cell office:value-type="float" office:value="5444" calcext:value-type="float">
            <text:p>5444</text:p>
          </table:table-cell>
          <table:table-cell office:value-type="float" office:value="89.737914026364" calcext:value-type="float">
            <text:p>89.737914026364</text:p>
          </table:table-cell>
          <table:table-cell office:value-type="float" office:value="17.279248397131" calcext:value-type="float">
            <text:p>17.279248397131</text:p>
          </table:table-cell>
          <table:table-cell office:value-type="float" office:value="0.0089737914026364" calcext:value-type="float">
            <text:p>0.008973791402636</text:p>
          </table:table-cell>
          <table:table-cell office:value-type="float" office:value="12.601858470336" calcext:value-type="float">
            <text:p>12.601858470336</text:p>
          </table:table-cell>
          <table:table-cell office:value-type="float" office:value="12.954535604386" calcext:value-type="float">
            <text:p>12.954535604386</text:p>
          </table:table-cell>
          <table:table-cell office:value-type="float" office:value="15.98702502317" calcext:value-type="float">
            <text:p>15.98702502317</text:p>
          </table:table-cell>
          <table:table-cell office:value-type="float" office:value="6.9843579483449" calcext:value-type="float">
            <text:p>6.9843579483449</text:p>
          </table:table-cell>
          <table:table-cell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office:value-type="float" office:value="1.26" calcext:value-type="float">
            <text:p>1.26</text:p>
          </table:table-cell>
          <table:table-cell office:value-type="float" office:value="1.11" calcext:value-type="float">
            <text:p>1.11</text:p>
          </table:table-cell>
          <table:table-cell table:formula="of:=[.H48]-[.S48]-[.Z48]" office:value-type="float" office:value="26062" calcext:value-type="float">
            <text:p>26062</text:p>
          </table:table-cell>
          <table:table-cell table:formula="of:=IF([.S48]+[.Z48]=0;0;[.S48]/([.S48]+[.Z48]))" office:value-type="float" office:value="0.459772226304188" calcext:value-type="float">
            <text:p>0.459772226304188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4207" calcext:value-type="float">
            <text:p>4207</text:p>
          </table:table-cell>
          <table:table-cell office:value-type="float" office:value="3611" calcext:value-type="float">
            <text:p>3611</text:p>
          </table:table-cell>
          <table:table-cell office:value-type="float" office:value="35713" calcext:value-type="float">
            <text:p>35713</text:p>
          </table:table-cell>
          <table:table-cell office:value-type="float" office:value="588.68665018801" calcext:value-type="float">
            <text:p>588.68665018801</text:p>
          </table:table-cell>
          <table:table-cell office:value-type="float" office:value="0.058868665018801" calcext:value-type="float">
            <text:p>0.058868665018801</text:p>
          </table:table-cell>
          <table:table-cell office:value-type="float" office:value="28710" calcext:value-type="float">
            <text:p>28710</text:p>
          </table:table-cell>
          <table:table-cell office:value-type="float" office:value="2648" calcext:value-type="float">
            <text:p>2648</text:p>
          </table:table-cell>
          <table:table-cell office:value-type="float" office:value="2751" calcext:value-type="float">
            <text:p>2751</text:p>
          </table:table-cell>
          <table:table-cell office:value-type="float" office:value="473.25046136975" calcext:value-type="float">
            <text:p>473.25046136975</text:p>
          </table:table-cell>
          <table:table-cell office:value-type="float" office:value="80.390894072187" calcext:value-type="float">
            <text:p>80.390894072187</text:p>
          </table:table-cell>
          <table:table-cell office:value-type="float" office:value="0.047325046136975" calcext:value-type="float">
            <text:p>0.047325046136975</text:p>
          </table:table-cell>
          <table:table-cell office:value-type="float" office:value="475" calcext:value-type="float">
            <text:p>475</text:p>
          </table:table-cell>
          <table:table-cell office:value-type="float" office:value="342" calcext:value-type="float">
            <text:p>342</text:p>
          </table:table-cell>
          <table:table-cell office:value-type="float" office:value="2978" calcext:value-type="float">
            <text:p>2978</text:p>
          </table:table-cell>
          <table:table-cell office:value-type="float" office:value="49.088814836611" calcext:value-type="float">
            <text:p>49.088814836611</text:p>
          </table:table-cell>
          <table:table-cell office:value-type="float" office:value="8.338700193207" calcext:value-type="float">
            <text:p>8.338700193207</text:p>
          </table:table-cell>
          <table:table-cell office:value-type="float" office:value="0.0049088814836611" calcext:value-type="float">
            <text:p>0.004908881483661</text:p>
          </table:table-cell>
          <table:table-cell office:value-type="float" office:value="42.524632300443" calcext:value-type="float">
            <text:p>42.524632300443</text:p>
          </table:table-cell>
          <table:table-cell office:value-type="float" office:value="1084" calcext:value-type="float">
            <text:p>1084</text:p>
          </table:table-cell>
          <table:table-cell office:value-type="float" office:value="517" calcext:value-type="float">
            <text:p>517</text:p>
          </table:table-cell>
          <table:table-cell office:value-type="float" office:value="4025" calcext:value-type="float">
            <text:p>4025</text:p>
          </table:table-cell>
          <table:table-cell office:value-type="float" office:value="66.347373981652" calcext:value-type="float">
            <text:p>66.347373981652</text:p>
          </table:table-cell>
          <table:table-cell office:value-type="float" office:value="11.270405734606" calcext:value-type="float">
            <text:p>11.270405734606</text:p>
          </table:table-cell>
          <table:table-cell office:value-type="float" office:value="0.0066347373981652" calcext:value-type="float">
            <text:p>0.006634737398165</text:p>
          </table:table-cell>
          <table:table-cell office:value-type="float" office:value="-41.524632300443" calcext:value-type="float">
            <text:p>-41.524632300443</text:p>
          </table:table-cell>
          <table:table-cell office:value-type="float" office:value="1559" calcext:value-type="float">
            <text:p>1559</text:p>
          </table:table-cell>
          <table:table-cell office:value-type="float" office:value="7003" calcext:value-type="float">
            <text:p>7003</text:p>
          </table:table-cell>
          <table:table-cell office:value-type="float" office:value="115.43618881826" calcext:value-type="float">
            <text:p>115.43618881826</text:p>
          </table:table-cell>
          <table:table-cell office:value-type="float" office:value="19.609105927813" calcext:value-type="float">
            <text:p>19.609105927813</text:p>
          </table:table-cell>
          <table:table-cell office:value-type="float" office:value="0.011543618881826" calcext:value-type="float">
            <text:p>0.011543618881826</text:p>
          </table:table-cell>
          <table:table-cell office:value-type="float" office:value="13.353012124675" calcext:value-type="float">
            <text:p>13.353012124675</text:p>
          </table:table-cell>
          <table:table-cell office:value-type="float" office:value="10.16038677001" calcext:value-type="float">
            <text:p>10.16038677001</text:p>
          </table:table-cell>
          <table:table-cell office:value-type="float" office:value="18.977227327207" calcext:value-type="float">
            <text:p>18.977227327207</text:p>
          </table:table-cell>
          <table:table-cell office:value-type="float" office:value="36.85821149269" calcext:value-type="float">
            <text:p>36.85821149269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1.02" calcext:value-type="float">
            <text:p>1.02</text:p>
          </table:table-cell>
          <table:table-cell office:value-type="float" office:value="1.36" calcext:value-type="float">
            <text:p>1.36</text:p>
          </table:table-cell>
          <table:table-cell table:formula="of:=[.H49]-[.S49]-[.Z49]" office:value-type="float" office:value="28710" calcext:value-type="float">
            <text:p>28710</text:p>
          </table:table-cell>
          <table:table-cell table:formula="of:=IF([.S49]+[.Z49]=0;0;[.S49]/([.S49]+[.Z49]))" office:value-type="float" office:value="0.425246323004427" calcext:value-type="float">
            <text:p>0.425246323004427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5322" calcext:value-type="float">
            <text:p>5322</text:p>
          </table:table-cell>
          <table:table-cell office:value-type="float" office:value="3976" calcext:value-type="float">
            <text:p>3976</text:p>
          </table:table-cell>
          <table:table-cell office:value-type="float" office:value="41035" calcext:value-type="float">
            <text:p>41035</text:p>
          </table:table-cell>
          <table:table-cell office:value-type="float" office:value="676.4135382204" calcext:value-type="float">
            <text:p>676.4135382204</text:p>
          </table:table-cell>
          <table:table-cell office:value-type="float" office:value="0.06764135382204" calcext:value-type="float">
            <text:p>0.06764135382204</text:p>
          </table:table-cell>
          <table:table-cell office:value-type="float" office:value="33190" calcext:value-type="float">
            <text:p>33190</text:p>
          </table:table-cell>
          <table:table-cell office:value-type="float" office:value="4480" calcext:value-type="float">
            <text:p>4480</text:p>
          </table:table-cell>
          <table:table-cell office:value-type="float" office:value="3088" calcext:value-type="float">
            <text:p>3088</text:p>
          </table:table-cell>
          <table:table-cell office:value-type="float" office:value="547.09797327976" calcext:value-type="float">
            <text:p>547.09797327976</text:p>
          </table:table-cell>
          <table:table-cell office:value-type="float" office:value="80.882173754112" calcext:value-type="float">
            <text:p>80.882173754112</text:p>
          </table:table-cell>
          <table:table-cell office:value-type="float" office:value="0.054709797327976" calcext:value-type="float">
            <text:p>0.054709797327976</text:p>
          </table:table-cell>
          <table:table-cell office:value-type="float" office:value="427" calcext:value-type="float">
            <text:p>427</text:p>
          </table:table-cell>
          <table:table-cell office:value-type="float" office:value="393" calcext:value-type="float">
            <text:p>393</text:p>
          </table:table-cell>
          <table:table-cell office:value-type="float" office:value="3405" calcext:value-type="float">
            <text:p>3405</text:p>
          </table:table-cell>
          <table:table-cell office:value-type="float" office:value="56.127405815534" calcext:value-type="float">
            <text:p>56.127405815534</text:p>
          </table:table-cell>
          <table:table-cell office:value-type="float" office:value="8.2977945656147" calcext:value-type="float">
            <text:p>8.2977945656147</text:p>
          </table:table-cell>
          <table:table-cell office:value-type="float" office:value="0.0056127405815534" calcext:value-type="float">
            <text:p>0.005612740581553</text:p>
          </table:table-cell>
          <table:table-cell office:value-type="float" office:value="43.4034416826" calcext:value-type="float">
            <text:p>43.4034416826</text:p>
          </table:table-cell>
          <table:table-cell office:value-type="float" office:value="415" calcext:value-type="float">
            <text:p>415</text:p>
          </table:table-cell>
          <table:table-cell office:value-type="float" office:value="495" calcext:value-type="float">
            <text:p>495</text:p>
          </table:table-cell>
          <table:table-cell office:value-type="float" office:value="4440" calcext:value-type="float">
            <text:p>4440</text:p>
          </table:table-cell>
          <table:table-cell office:value-type="float" office:value="73.188159125102" calcext:value-type="float">
            <text:p>73.188159125102</text:p>
          </table:table-cell>
          <table:table-cell office:value-type="float" office:value="10.820031680273" calcext:value-type="float">
            <text:p>10.820031680273</text:p>
          </table:table-cell>
          <table:table-cell office:value-type="float" office:value="0.0073188159125102" calcext:value-type="float">
            <text:p>0.00731881591251</text:p>
          </table:table-cell>
          <table:table-cell office:value-type="float" office:value="-42.4034416826" calcext:value-type="float">
            <text:p>-42.4034416826</text:p>
          </table:table-cell>
          <table:table-cell office:value-type="float" office:value="842" calcext:value-type="float">
            <text:p>842</text:p>
          </table:table-cell>
          <table:table-cell office:value-type="float" office:value="7845" calcext:value-type="float">
            <text:p>7845</text:p>
          </table:table-cell>
          <table:table-cell office:value-type="float" office:value="129.31556494064" calcext:value-type="float">
            <text:p>129.31556494064</text:p>
          </table:table-cell>
          <table:table-cell office:value-type="float" office:value="19.117826245888" calcext:value-type="float">
            <text:p>19.117826245888</text:p>
          </table:table-cell>
          <table:table-cell office:value-type="float" office:value="0.012931556494064" calcext:value-type="float">
            <text:p>0.012931556494064</text:p>
          </table:table-cell>
          <table:table-cell office:value-type="float" office:value="14.902136476913" calcext:value-type="float">
            <text:p>14.902136476913</text:p>
          </table:table-cell>
          <table:table-cell office:value-type="float" office:value="15.604319052595" calcext:value-type="float">
            <text:p>15.604319052595</text:p>
          </table:table-cell>
          <table:table-cell office:value-type="float" office:value="14.338482202821" calcext:value-type="float">
            <text:p>14.338482202821</text:p>
          </table:table-cell>
          <table:table-cell office:value-type="float" office:value="10.310559006211" calcext:value-type="float">
            <text:p>10.310559006211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office:value-type="float" office:value="1.15" calcext:value-type="float">
            <text:p>1.15</text:p>
          </table:table-cell>
          <table:table-cell office:value-type="float" office:value="0.96" calcext:value-type="float">
            <text:p>0.96</text:p>
          </table:table-cell>
          <table:table-cell table:formula="of:=[.H50]-[.S50]-[.Z50]" office:value-type="float" office:value="33190" calcext:value-type="float">
            <text:p>33190</text:p>
          </table:table-cell>
          <table:table-cell table:formula="of:=IF([.S50]+[.Z50]=0;0;[.S50]/([.S50]+[.Z50]))" office:value-type="float" office:value="0.434034416826004" calcext:value-type="float">
            <text:p>0.434034416826004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5986" calcext:value-type="float">
            <text:p>5986</text:p>
          </table:table-cell>
          <table:table-cell office:value-type="float" office:value="4455" calcext:value-type="float">
            <text:p>4455</text:p>
          </table:table-cell>
          <table:table-cell office:value-type="float" office:value="47021" calcext:value-type="float">
            <text:p>47021</text:p>
          </table:table-cell>
          <table:table-cell office:value-type="float" office:value="775.0856824823" calcext:value-type="float">
            <text:p>775.0856824823</text:p>
          </table:table-cell>
          <table:table-cell office:value-type="float" office:value="0.07750856824823" calcext:value-type="float">
            <text:p>0.07750856824823</text:p>
          </table:table-cell>
          <table:table-cell office:value-type="float" office:value="38549" calcext:value-type="float">
            <text:p>38549</text:p>
          </table:table-cell>
          <table:table-cell office:value-type="float" office:value="5359" calcext:value-type="float">
            <text:p>5359</text:p>
          </table:table-cell>
          <table:table-cell office:value-type="float" office:value="3589" calcext:value-type="float">
            <text:p>3589</text:p>
          </table:table-cell>
          <table:table-cell office:value-type="float" office:value="635.43476263819" calcext:value-type="float">
            <text:p>635.43476263819</text:p>
          </table:table-cell>
          <table:table-cell office:value-type="float" office:value="81.982518449204" calcext:value-type="float">
            <text:p>81.982518449204</text:p>
          </table:table-cell>
          <table:table-cell office:value-type="float" office:value="0.063543476263819" calcext:value-type="float">
            <text:p>0.063543476263819</text:p>
          </table:table-cell>
          <table:table-cell office:value-type="float" office:value="627" calcext:value-type="float">
            <text:p>627</text:p>
          </table:table-cell>
          <table:table-cell office:value-type="float" office:value="445" calcext:value-type="float">
            <text:p>445</text:p>
          </table:table-cell>
          <table:table-cell office:value-type="float" office:value="4032" calcext:value-type="float">
            <text:p>4032</text:p>
          </table:table-cell>
          <table:table-cell office:value-type="float" office:value="66.462760719012" calcext:value-type="float">
            <text:p>66.462760719012</text:p>
          </table:table-cell>
          <table:table-cell office:value-type="float" office:value="8.5748920695009" calcext:value-type="float">
            <text:p>8.5748920695009</text:p>
          </table:table-cell>
          <table:table-cell office:value-type="float" office:value="0.0066462760719012" calcext:value-type="float">
            <text:p>0.006646276071901</text:p>
          </table:table-cell>
          <table:table-cell office:value-type="float" office:value="47.592067988669" calcext:value-type="float">
            <text:p>47.592067988669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4440" calcext:value-type="float">
            <text:p>4440</text:p>
          </table:table-cell>
          <table:table-cell office:value-type="float" office:value="73.188159125102" calcext:value-type="float">
            <text:p>73.188159125102</text:p>
          </table:table-cell>
          <table:table-cell office:value-type="float" office:value="9.4425894812956" calcext:value-type="float">
            <text:p>9.4425894812956</text:p>
          </table:table-cell>
          <table:table-cell office:value-type="float" office:value="0.0073188159125102" calcext:value-type="float">
            <text:p>0.00731881591251</text:p>
          </table:table-cell>
          <table:table-cell office:value-type="float" office:value="-46.592067988669" calcext:value-type="float">
            <text:p>-46.592067988669</text:p>
          </table:table-cell>
          <table:table-cell office:value-type="float" office:value="627" calcext:value-type="float">
            <text:p>627</text:p>
          </table:table-cell>
          <table:table-cell office:value-type="float" office:value="8472" calcext:value-type="float">
            <text:p>8472</text:p>
          </table:table-cell>
          <table:table-cell office:value-type="float" office:value="139.65091984411" calcext:value-type="float">
            <text:p>139.65091984411</text:p>
          </table:table-cell>
          <table:table-cell office:value-type="float" office:value="18.017481550796" calcext:value-type="float">
            <text:p>18.017481550796</text:p>
          </table:table-cell>
          <table:table-cell office:value-type="float" office:value="0.013965091984411" calcext:value-type="float">
            <text:p>0.013965091984411</text:p>
          </table:table-cell>
          <table:table-cell office:value-type="float" office:value="14.587547215791" calcext:value-type="float">
            <text:p>14.587547215791</text:p>
          </table:table-cell>
          <table:table-cell office:value-type="float" office:value="16.146429647484" calcext:value-type="float">
            <text:p>16.146429647484</text:p>
          </table:table-cell>
          <table:table-cell office:value-type="float" office:value="18.4140969163" calcext:value-type="float">
            <text:p>18.4140969163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1.16" calcext:value-type="float">
            <text:p>1.16</text:p>
          </table:table-cell>
          <table:table-cell office:value-type="float" office:value="1.13" calcext:value-type="float">
            <text:p>1.13</text:p>
          </table:table-cell>
          <table:table-cell office:value-type="float" office:value="0.85" calcext:value-type="float">
            <text:p>0.85</text:p>
          </table:table-cell>
          <table:table-cell table:formula="of:=[.H51]-[.S51]-[.Z51]" office:value-type="float" office:value="38549" calcext:value-type="float">
            <text:p>38549</text:p>
          </table:table-cell>
          <table:table-cell table:formula="of:=IF([.S51]+[.Z51]=0;0;[.S51]/([.S51]+[.Z51]))" office:value-type="float" office:value="0.475920679886686" calcext:value-type="float">
            <text:p>0.475920679886686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6557" calcext:value-type="float">
            <text:p>6557</text:p>
          </table:table-cell>
          <table:table-cell office:value-type="float" office:value="5120" calcext:value-type="float">
            <text:p>5120</text:p>
          </table:table-cell>
          <table:table-cell office:value-type="float" office:value="53578" calcext:value-type="float">
            <text:p>53578</text:p>
          </table:table-cell>
          <table:table-cell office:value-type="float" office:value="883.17008774881" calcext:value-type="float">
            <text:p>883.17008774881</text:p>
          </table:table-cell>
          <table:table-cell office:value-type="float" office:value="0.088317008774881" calcext:value-type="float">
            <text:p>0.088317008774881</text:p>
          </table:table-cell>
          <table:table-cell office:value-type="float" office:value="42681" calcext:value-type="float">
            <text:p>42681</text:p>
          </table:table-cell>
          <table:table-cell office:value-type="float" office:value="4132" calcext:value-type="float">
            <text:p>4132</text:p>
          </table:table-cell>
          <table:table-cell office:value-type="float" office:value="3922" calcext:value-type="float">
            <text:p>3922</text:p>
          </table:table-cell>
          <table:table-cell office:value-type="float" office:value="703.54590531948" calcext:value-type="float">
            <text:p>703.54590531948</text:p>
          </table:table-cell>
          <table:table-cell office:value-type="float" office:value="79.661428198141" calcext:value-type="float">
            <text:p>79.661428198141</text:p>
          </table:table-cell>
          <table:table-cell office:value-type="float" office:value="0.070354590531948" calcext:value-type="float">
            <text:p>0.070354590531948</text:p>
          </table:table-cell>
          <table:table-cell office:value-type="float" office:value="793" calcext:value-type="float">
            <text:p>793</text:p>
          </table:table-cell>
          <table:table-cell office:value-type="float" office:value="533" calcext:value-type="float">
            <text:p>533</text:p>
          </table:table-cell>
          <table:table-cell office:value-type="float" office:value="4825" calcext:value-type="float">
            <text:p>4825</text:p>
          </table:table-cell>
          <table:table-cell office:value-type="float" office:value="79.534429679869" calcext:value-type="float">
            <text:p>79.534429679869</text:p>
          </table:table-cell>
          <table:table-cell office:value-type="float" office:value="9.0055619843966" calcext:value-type="float">
            <text:p>9.0055619843966</text:p>
          </table:table-cell>
          <table:table-cell office:value-type="float" office:value="0.0079534429679869" calcext:value-type="float">
            <text:p>0.007953442967987</text:p>
          </table:table-cell>
          <table:table-cell office:value-type="float" office:value="44.278241717904" calcext:value-type="float">
            <text:p>44.278241717904</text:p>
          </table:table-cell>
          <table:table-cell office:value-type="float" office:value="1632" calcext:value-type="float">
            <text:p>1632</text:p>
          </table:table-cell>
          <table:table-cell office:value-type="float" office:value="665" calcext:value-type="float">
            <text:p>665</text:p>
          </table:table-cell>
          <table:table-cell office:value-type="float" office:value="6072" calcext:value-type="float">
            <text:p>6072</text:p>
          </table:table-cell>
          <table:table-cell office:value-type="float" office:value="100.08975274946" calcext:value-type="float">
            <text:p>100.08975274946</text:p>
          </table:table-cell>
          <table:table-cell office:value-type="float" office:value="11.333009817462" calcext:value-type="float">
            <text:p>11.333009817462</text:p>
          </table:table-cell>
          <table:table-cell office:value-type="float" office:value="0.010008975274946" calcext:value-type="float">
            <text:p>0.010008975274946</text:p>
          </table:table-cell>
          <table:table-cell office:value-type="float" office:value="-43.278241717904" calcext:value-type="float">
            <text:p>-43.278241717904</text:p>
          </table:table-cell>
          <table:table-cell office:value-type="float" office:value="2425" calcext:value-type="float">
            <text:p>2425</text:p>
          </table:table-cell>
          <table:table-cell office:value-type="float" office:value="10897" calcext:value-type="float">
            <text:p>10897</text:p>
          </table:table-cell>
          <table:table-cell office:value-type="float" office:value="179.62418242933" calcext:value-type="float">
            <text:p>179.62418242933</text:p>
          </table:table-cell>
          <table:table-cell office:value-type="float" office:value="20.338571801859" calcext:value-type="float">
            <text:p>20.338571801859</text:p>
          </table:table-cell>
          <table:table-cell office:value-type="float" office:value="0.017962418242933" calcext:value-type="float">
            <text:p>0.017962418242933</text:p>
          </table:table-cell>
          <table:table-cell office:value-type="float" office:value="13.944833159652" calcext:value-type="float">
            <text:p>13.944833159652</text:p>
          </table:table-cell>
          <table:table-cell office:value-type="float" office:value="10.718825391061" calcext:value-type="float">
            <text:p>10.718825391061</text:p>
          </table:table-cell>
          <table:table-cell office:value-type="float" office:value="19.667658730159" calcext:value-type="float">
            <text:p>19.667658730159</text:p>
          </table:table-cell>
          <table:table-cell office:value-type="float" office:value="36.756756756757" calcext:value-type="float">
            <text:p>36.756756756757</text:p>
          </table:table-cell>
          <table:table-cell office:value-type="float" office:value="1.15" calcext:value-type="float">
            <text:p>1.15</text:p>
          </table:table-cell>
          <table:table-cell office:value-type="float" office:value="1.09" calcext:value-type="float">
            <text:p>1.09</text:p>
          </table:table-cell>
          <table:table-cell office:value-type="float" office:value="1.2" calcext:value-type="float">
            <text:p>1.2</text:p>
          </table:table-cell>
          <table:table-cell office:value-type="float" office:value="1.58" calcext:value-type="float">
            <text:p>1.58</text:p>
          </table:table-cell>
          <table:table-cell table:formula="of:=[.H52]-[.S52]-[.Z52]" office:value-type="float" office:value="42681" calcext:value-type="float">
            <text:p>42681</text:p>
          </table:table-cell>
          <table:table-cell table:formula="of:=IF([.S52]+[.Z52]=0;0;[.S52]/([.S52]+[.Z52]))" office:value-type="float" office:value="0.44278241717904" calcext:value-type="float">
            <text:p>0.44278241717904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5560" calcext:value-type="float">
            <text:p>5560</text:p>
          </table:table-cell>
          <table:table-cell office:value-type="float" office:value="5526" calcext:value-type="float">
            <text:p>5526</text:p>
          </table:table-cell>
          <table:table-cell office:value-type="float" office:value="59138" calcext:value-type="float">
            <text:p>59138</text:p>
          </table:table-cell>
          <table:table-cell office:value-type="float" office:value="974.82012485142" calcext:value-type="float">
            <text:p>974.82012485142</text:p>
          </table:table-cell>
          <table:table-cell office:value-type="float" office:value="0.097482012485142" calcext:value-type="float">
            <text:p>0.097482012485142</text:p>
          </table:table-cell>
          <table:table-cell office:value-type="float" office:value="46638" calcext:value-type="float">
            <text:p>46638</text:p>
          </table:table-cell>
          <table:table-cell office:value-type="float" office:value="3957" calcext:value-type="float">
            <text:p>3957</text:p>
          </table:table-cell>
          <table:table-cell office:value-type="float" office:value="4115" calcext:value-type="float">
            <text:p>4115</text:p>
          </table:table-cell>
          <table:table-cell office:value-type="float" office:value="768.77237956678" calcext:value-type="float">
            <text:p>768.77237956678</text:p>
          </table:table-cell>
          <table:table-cell office:value-type="float" office:value="78.862998410497" calcext:value-type="float">
            <text:p>78.862998410497</text:p>
          </table:table-cell>
          <table:table-cell office:value-type="float" office:value="0.076877237956678" calcext:value-type="float">
            <text:p>0.076877237956678</text:p>
          </table:table-cell>
          <table:table-cell office:value-type="float" office:value="651" calcext:value-type="float">
            <text:p>651</text:p>
          </table:table-cell>
          <table:table-cell office:value-type="float" office:value="595" calcext:value-type="float">
            <text:p>595</text:p>
          </table:table-cell>
          <table:table-cell office:value-type="float" office:value="5476" calcext:value-type="float">
            <text:p>5476</text:p>
          </table:table-cell>
          <table:table-cell office:value-type="float" office:value="90.265396254293" calcext:value-type="float">
            <text:p>90.265396254293</text:p>
          </table:table-cell>
          <table:table-cell office:value-type="float" office:value="9.2596976563293" calcext:value-type="float">
            <text:p>9.2596976563293</text:p>
          </table:table-cell>
          <table:table-cell office:value-type="float" office:value="0.0090265396254293" calcext:value-type="float">
            <text:p>0.009026539625429</text:p>
          </table:table-cell>
          <table:table-cell office:value-type="float" office:value="43.808" calcext:value-type="float">
            <text:p>43.808</text:p>
          </table:table-cell>
          <table:table-cell office:value-type="float" office:value="952" calcext:value-type="float">
            <text:p>952</text:p>
          </table:table-cell>
          <table:table-cell office:value-type="float" office:value="817" calcext:value-type="float">
            <text:p>817</text:p>
          </table:table-cell>
          <table:table-cell office:value-type="float" office:value="7024" calcext:value-type="float">
            <text:p>7024</text:p>
          </table:table-cell>
          <table:table-cell office:value-type="float" office:value="115.78234903034" calcext:value-type="float">
            <text:p>115.78234903034</text:p>
          </table:table-cell>
          <table:table-cell office:value-type="float" office:value="11.877303933173" calcext:value-type="float">
            <text:p>11.877303933173</text:p>
          </table:table-cell>
          <table:table-cell office:value-type="float" office:value="0.011578234903034" calcext:value-type="float">
            <text:p>0.011578234903034</text:p>
          </table:table-cell>
          <table:table-cell office:value-type="float" office:value="-42.808" calcext:value-type="float">
            <text:p>-42.808</text:p>
          </table:table-cell>
          <table:table-cell office:value-type="float" office:value="1603" calcext:value-type="float">
            <text:p>1603</text:p>
          </table:table-cell>
          <table:table-cell office:value-type="float" office:value="12500" calcext:value-type="float">
            <text:p>12500</text:p>
          </table:table-cell>
          <table:table-cell office:value-type="float" office:value="206.04774528463" calcext:value-type="float">
            <text:p>206.04774528463</text:p>
          </table:table-cell>
          <table:table-cell office:value-type="float" office:value="21.137001589503" calcext:value-type="float">
            <text:p>21.137001589503</text:p>
          </table:table-cell>
          <table:table-cell office:value-type="float" office:value="0.020604774528463" calcext:value-type="float">
            <text:p>0.020604774528463</text:p>
          </table:table-cell>
          <table:table-cell office:value-type="float" office:value="10.377393706372" calcext:value-type="float">
            <text:p>10.377393706372</text:p>
          </table:table-cell>
          <table:table-cell office:value-type="float" office:value="9.2711042384199" calcext:value-type="float">
            <text:p>9.2711042384199</text:p>
          </table:table-cell>
          <table:table-cell office:value-type="float" office:value="13.492227979275" calcext:value-type="float">
            <text:p>13.492227979275</text:p>
          </table:table-cell>
          <table:table-cell office:value-type="float" office:value="15.678524374177" calcext:value-type="float">
            <text:p>15.678524374177</text:p>
          </table:table-cell>
          <table:table-cell office:value-type="float" office:value="1.08" calcext:value-type="float">
            <text:p>1.08</text:p>
          </table:table-cell>
          <table:table-cell office:value-type="float" office:value="1.05" calcext:value-type="float">
            <text:p>1.05</text:p>
          </table:table-cell>
          <table:table-cell office:value-type="float" office:value="1.11" calcext:value-type="float">
            <text:p>1.11</text:p>
          </table:table-cell>
          <table:table-cell office:value-type="float" office:value="1.23" calcext:value-type="float">
            <text:p>1.23</text:p>
          </table:table-cell>
          <table:table-cell table:formula="of:=[.H53]-[.S53]-[.Z53]" office:value-type="float" office:value="46638" calcext:value-type="float">
            <text:p>46638</text:p>
          </table:table-cell>
          <table:table-cell table:formula="of:=IF([.S53]+[.Z53]=0;0;[.S53]/([.S53]+[.Z53]))" office:value-type="float" office:value="0.43808" calcext:value-type="float">
            <text:p>0.43808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4789" calcext:value-type="float">
            <text:p>4789</text:p>
          </table:table-cell>
          <table:table-cell office:value-type="float" office:value="5643" calcext:value-type="float">
            <text:p>5643</text:p>
          </table:table-cell>
          <table:table-cell office:value-type="float" office:value="63927" calcext:value-type="float">
            <text:p>63927</text:p>
          </table:table-cell>
          <table:table-cell office:value-type="float" office:value="1053.7611370249" calcext:value-type="float">
            <text:p>1053.7611370249</text:p>
          </table:table-cell>
          <table:table-cell office:value-type="float" office:value="0.10537611370249" calcext:value-type="float">
            <text:p>0.10537611370249</text:p>
          </table:table-cell>
          <table:table-cell office:value-type="float" office:value="50826" calcext:value-type="float">
            <text:p>50826</text:p>
          </table:table-cell>
          <table:table-cell office:value-type="float" office:value="4188" calcext:value-type="float">
            <text:p>4188</text:p>
          </table:table-cell>
          <table:table-cell office:value-type="float" office:value="4423" calcext:value-type="float">
            <text:p>4423</text:p>
          </table:table-cell>
          <table:table-cell office:value-type="float" office:value="837.80661614695" calcext:value-type="float">
            <text:p>837.80661614695</text:p>
          </table:table-cell>
          <table:table-cell office:value-type="float" office:value="79.506311886996" calcext:value-type="float">
            <text:p>79.506311886996</text:p>
          </table:table-cell>
          <table:table-cell office:value-type="float" office:value="0.083780661614695" calcext:value-type="float">
            <text:p>0.083780661614695</text:p>
          </table:table-cell>
          <table:table-cell office:value-type="float" office:value="601" calcext:value-type="float">
            <text:p>601</text:p>
          </table:table-cell>
          <table:table-cell office:value-type="float" office:value="620" calcext:value-type="float">
            <text:p>620</text:p>
          </table:table-cell>
          <table:table-cell office:value-type="float" office:value="6077" calcext:value-type="float">
            <text:p>6077</text:p>
          </table:table-cell>
          <table:table-cell office:value-type="float" office:value="100.17217184758" calcext:value-type="float">
            <text:p>100.17217184758</text:p>
          </table:table-cell>
          <table:table-cell office:value-type="float" office:value="9.5061554585699" calcext:value-type="float">
            <text:p>9.5061554585699</text:p>
          </table:table-cell>
          <table:table-cell office:value-type="float" office:value="0.010017217184758" calcext:value-type="float">
            <text:p>0.010017217184758</text:p>
          </table:table-cell>
          <table:table-cell office:value-type="float" office:value="46.385772078467" calcext:value-type="float">
            <text:p>46.385772078467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024" calcext:value-type="float">
            <text:p>7024</text:p>
          </table:table-cell>
          <table:table-cell office:value-type="float" office:value="115.78234903034" calcext:value-type="float">
            <text:p>115.78234903034</text:p>
          </table:table-cell>
          <table:table-cell office:value-type="float" office:value="10.987532654434" calcext:value-type="float">
            <text:p>10.987532654434</text:p>
          </table:table-cell>
          <table:table-cell office:value-type="float" office:value="0.011578234903034" calcext:value-type="float">
            <text:p>0.011578234903034</text:p>
          </table:table-cell>
          <table:table-cell office:value-type="float" office:value="-45.385772078467" calcext:value-type="float">
            <text:p>-45.385772078467</text:p>
          </table:table-cell>
          <table:table-cell office:value-type="float" office:value="601" calcext:value-type="float">
            <text:p>601</text:p>
          </table:table-cell>
          <table:table-cell office:value-type="float" office:value="13101" calcext:value-type="float">
            <text:p>13101</text:p>
          </table:table-cell>
          <table:table-cell office:value-type="float" office:value="215.95452087792" calcext:value-type="float">
            <text:p>215.95452087792</text:p>
          </table:table-cell>
          <table:table-cell office:value-type="float" office:value="20.493688113004" calcext:value-type="float">
            <text:p>20.493688113004</text:p>
          </table:table-cell>
          <table:table-cell office:value-type="float" office:value="0.021595452087792" calcext:value-type="float">
            <text:p>0.021595452087792</text:p>
          </table:table-cell>
          <table:table-cell office:value-type="float" office:value="8.0980080489702" calcext:value-type="float">
            <text:p>8.0980080489702</text:p>
          </table:table-cell>
          <table:table-cell office:value-type="float" office:value="8.9798018782967" calcext:value-type="float">
            <text:p>8.9798018782967</text:p>
          </table:table-cell>
          <table:table-cell office:value-type="float" office:value="10.975164353543" calcext:value-type="float">
            <text:p>10.975164353543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1.07" calcext:value-type="float">
            <text:p>1.07</text:p>
          </table:table-cell>
          <table:table-cell office:value-type="float" office:value="1.04" calcext:value-type="float">
            <text:p>1.04</text:p>
          </table:table-cell>
          <table:table-cell office:value-type="float" office:value="0.73" calcext:value-type="float">
            <text:p>0.73</text:p>
          </table:table-cell>
          <table:table-cell table:formula="of:=[.H54]-[.S54]-[.Z54]" office:value-type="float" office:value="50826" calcext:value-type="float">
            <text:p>50826</text:p>
          </table:table-cell>
          <table:table-cell table:formula="of:=IF([.S54]+[.Z54]=0;0;[.S54]/([.S54]+[.Z54]))" office:value-type="float" office:value="0.463857720784673" calcext:value-type="float">
            <text:p>0.463857720784673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5249" calcext:value-type="float">
            <text:p>5249</text:p>
          </table:table-cell>
          <table:table-cell office:value-type="float" office:value="5628" calcext:value-type="float">
            <text:p>5628</text:p>
          </table:table-cell>
          <table:table-cell office:value-type="float" office:value="69176" calcext:value-type="float">
            <text:p>69176</text:p>
          </table:table-cell>
          <table:table-cell office:value-type="float" office:value="1140.2847062248" calcext:value-type="float">
            <text:p>1140.2847062248</text:p>
          </table:table-cell>
          <table:table-cell office:value-type="float" office:value="0.11402847062248" calcext:value-type="float">
            <text:p>0.11402847062248</text:p>
          </table:table-cell>
          <table:table-cell office:value-type="float" office:value="54030" calcext:value-type="float">
            <text:p>54030</text:p>
          </table:table-cell>
          <table:table-cell office:value-type="float" office:value="3204" calcext:value-type="float">
            <text:p>3204</text:p>
          </table:table-cell>
          <table:table-cell office:value-type="float" office:value="4168" calcext:value-type="float">
            <text:p>4168</text:p>
          </table:table-cell>
          <table:table-cell office:value-type="float" office:value="890.6207742183" calcext:value-type="float">
            <text:p>890.6207742183</text:p>
          </table:table-cell>
          <table:table-cell office:value-type="float" office:value="78.105123164103" calcext:value-type="float">
            <text:p>78.105123164103</text:p>
          </table:table-cell>
          <table:table-cell office:value-type="float" office:value="0.08906207742183" calcext:value-type="float">
            <text:p>0.08906207742183</text:p>
          </table:table-cell>
          <table:table-cell office:value-type="float" office:value="743" calcext:value-type="float">
            <text:p>743</text:p>
          </table:table-cell>
          <table:table-cell office:value-type="float" office:value="683" calcext:value-type="float">
            <text:p>683</text:p>
          </table:table-cell>
          <table:table-cell office:value-type="float" office:value="6820" calcext:value-type="float">
            <text:p>6820</text:p>
          </table:table-cell>
          <table:table-cell office:value-type="float" office:value="112.4196498273" calcext:value-type="float">
            <text:p>112.4196498273</text:p>
          </table:table-cell>
          <table:table-cell office:value-type="float" office:value="9.858910604834" calcext:value-type="float">
            <text:p>9.858910604834</text:p>
          </table:table-cell>
          <table:table-cell office:value-type="float" office:value="0.01124196498273" calcext:value-type="float">
            <text:p>0.01124196498273</text:p>
          </table:table-cell>
          <table:table-cell office:value-type="float" office:value="45.028390334082" calcext:value-type="float">
            <text:p>45.028390334082</text:p>
          </table:table-cell>
          <table:table-cell office:value-type="float" office:value="1302" calcext:value-type="float">
            <text:p>1302</text:p>
          </table:table-cell>
          <table:table-cell office:value-type="float" office:value="777" calcext:value-type="float">
            <text:p>777</text:p>
          </table:table-cell>
          <table:table-cell office:value-type="float" office:value="8326" calcext:value-type="float">
            <text:p>8326</text:p>
          </table:table-cell>
          <table:table-cell office:value-type="float" office:value="137.24428217919" calcext:value-type="float">
            <text:p>137.24428217919</text:p>
          </table:table-cell>
          <table:table-cell office:value-type="float" office:value="12.035966231063" calcext:value-type="float">
            <text:p>12.035966231063</text:p>
          </table:table-cell>
          <table:table-cell office:value-type="float" office:value="0.013724428217919" calcext:value-type="float">
            <text:p>0.013724428217919</text:p>
          </table:table-cell>
          <table:table-cell office:value-type="float" office:value="-44.028390334082" calcext:value-type="float">
            <text:p>-44.028390334082</text:p>
          </table:table-cell>
          <table:table-cell office:value-type="float" office:value="2045" calcext:value-type="float">
            <text:p>2045</text:p>
          </table:table-cell>
          <table:table-cell office:value-type="float" office:value="15146" calcext:value-type="float">
            <text:p>15146</text:p>
          </table:table-cell>
          <table:table-cell office:value-type="float" office:value="249.66393200649" calcext:value-type="float">
            <text:p>249.66393200649</text:p>
          </table:table-cell>
          <table:table-cell office:value-type="float" office:value="21.894876835897" calcext:value-type="float">
            <text:p>21.894876835897</text:p>
          </table:table-cell>
          <table:table-cell office:value-type="float" office:value="0.024966393200649" calcext:value-type="float">
            <text:p>0.024966393200649</text:p>
          </table:table-cell>
          <table:table-cell office:value-type="float" office:value="8.2109280898525" calcext:value-type="float">
            <text:p>8.2109280898525</text:p>
          </table:table-cell>
          <table:table-cell office:value-type="float" office:value="6.3038602290166" calcext:value-type="float">
            <text:p>6.3038602290166</text:p>
          </table:table-cell>
          <table:table-cell office:value-type="float" office:value="12.226427513576" calcext:value-type="float">
            <text:p>12.226427513576</text:p>
          </table:table-cell>
          <table:table-cell office:value-type="float" office:value="18.536446469248" calcext:value-type="float">
            <text:p>18.536446469248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table:formula="of:=[.H55]-[.S55]-[.Z55]" office:value-type="float" office:value="54030" calcext:value-type="float">
            <text:p>54030</text:p>
          </table:table-cell>
          <table:table-cell table:formula="of:=IF([.S55]+[.Z55]=0;0;[.S55]/([.S55]+[.Z55]))" office:value-type="float" office:value="0.450283903340816" calcext:value-type="float">
            <text:p>0.450283903340816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5210" calcext:value-type="float">
            <text:p>5210</text:p>
          </table:table-cell>
          <table:table-cell office:value-type="float" office:value="5473" calcext:value-type="float">
            <text:p>5473</text:p>
          </table:table-cell>
          <table:table-cell office:value-type="float" office:value="74386" calcext:value-type="float">
            <text:p>74386</text:p>
          </table:table-cell>
          <table:table-cell office:value-type="float" office:value="1226.1654064594" calcext:value-type="float">
            <text:p>1226.1654064594</text:p>
          </table:table-cell>
          <table:table-cell office:value-type="float" office:value="0.12261654064594" calcext:value-type="float">
            <text:p>0.12261654064594</text:p>
          </table:table-cell>
          <table:table-cell office:value-type="float" office:value="57521" calcext:value-type="float">
            <text:p>57521</text:p>
          </table:table-cell>
          <table:table-cell office:value-type="float" office:value="3491" calcext:value-type="float">
            <text:p>3491</text:p>
          </table:table-cell>
          <table:table-cell office:value-type="float" office:value="3794" calcext:value-type="float">
            <text:p>3794</text:p>
          </table:table-cell>
          <table:table-cell office:value-type="float" office:value="948.1657885214" calcext:value-type="float">
            <text:p>948.1657885214</text:p>
          </table:table-cell>
          <table:table-cell office:value-type="float" office:value="77.327722958621" calcext:value-type="float">
            <text:p>77.327722958621</text:p>
          </table:table-cell>
          <table:table-cell office:value-type="float" office:value="0.09481657885214" calcext:value-type="float">
            <text:p>0.09481657885214</text:p>
          </table:table-cell>
          <table:table-cell office:value-type="float" office:value="683" calcext:value-type="float">
            <text:p>683</text:p>
          </table:table-cell>
          <table:table-cell office:value-type="float" office:value="694" calcext:value-type="float">
            <text:p>694</text:p>
          </table:table-cell>
          <table:table-cell office:value-type="float" office:value="7503" calcext:value-type="float">
            <text:p>7503</text:p>
          </table:table-cell>
          <table:table-cell office:value-type="float" office:value="123.67809862965" calcext:value-type="float">
            <text:p>123.67809862965</text:p>
          </table:table-cell>
          <table:table-cell office:value-type="float" office:value="10.086575430861" calcext:value-type="float">
            <text:p>10.086575430861</text:p>
          </table:table-cell>
          <table:table-cell office:value-type="float" office:value="0.012367809862965" calcext:value-type="float">
            <text:p>0.012367809862965</text:p>
          </table:table-cell>
          <table:table-cell office:value-type="float" office:value="44.488585828639" calcext:value-type="float">
            <text:p>44.488585828639</text:p>
          </table:table-cell>
          <table:table-cell office:value-type="float" office:value="1036" calcext:value-type="float">
            <text:p>1036</text:p>
          </table:table-cell>
          <table:table-cell office:value-type="float" office:value="984" calcext:value-type="float">
            <text:p>984</text:p>
          </table:table-cell>
          <table:table-cell office:value-type="float" office:value="9362" calcext:value-type="float">
            <text:p>9362</text:p>
          </table:table-cell>
          <table:table-cell office:value-type="float" office:value="154.32151930838" calcext:value-type="float">
            <text:p>154.32151930838</text:p>
          </table:table-cell>
          <table:table-cell office:value-type="float" office:value="12.585701610518" calcext:value-type="float">
            <text:p>12.585701610518</text:p>
          </table:table-cell>
          <table:table-cell office:value-type="float" office:value="0.015432151930838" calcext:value-type="float">
            <text:p>0.015432151930838</text:p>
          </table:table-cell>
          <table:table-cell office:value-type="float" office:value="-43.488585828639" calcext:value-type="float">
            <text:p>-43.488585828639</text:p>
          </table:table-cell>
          <table:table-cell office:value-type="float" office:value="1719" calcext:value-type="float">
            <text:p>1719</text:p>
          </table:table-cell>
          <table:table-cell office:value-type="float" office:value="16865" calcext:value-type="float">
            <text:p>16865</text:p>
          </table:table-cell>
          <table:table-cell office:value-type="float" office:value="277.99961793803" calcext:value-type="float">
            <text:p>277.99961793803</text:p>
          </table:table-cell>
          <table:table-cell office:value-type="float" office:value="22.672277041379" calcext:value-type="float">
            <text:p>22.672277041379</text:p>
          </table:table-cell>
          <table:table-cell office:value-type="float" office:value="0.027799961793803" calcext:value-type="float">
            <text:p>0.027799961793803</text:p>
          </table:table-cell>
          <table:table-cell office:value-type="float" office:value="7.5315138198219" calcext:value-type="float">
            <text:p>7.5315138198219</text:p>
          </table:table-cell>
          <table:table-cell office:value-type="float" office:value="6.4612252452341" calcext:value-type="float">
            <text:p>6.4612252452341</text:p>
          </table:table-cell>
          <table:table-cell office:value-type="float" office:value="10.014662756598" calcext:value-type="float">
            <text:p>10.014662756598</text:p>
          </table:table-cell>
          <table:table-cell office:value-type="float" office:value="12.44294979582" calcext:value-type="float">
            <text:p>12.44294979582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1.02" calcext:value-type="float">
            <text:p>1.02</text:p>
          </table:table-cell>
          <table:table-cell office:value-type="float" office:value="1.27" calcext:value-type="float">
            <text:p>1.27</text:p>
          </table:table-cell>
          <table:table-cell table:formula="of:=[.H56]-[.S56]-[.Z56]" office:value-type="float" office:value="57521" calcext:value-type="float">
            <text:p>57521</text:p>
          </table:table-cell>
          <table:table-cell table:formula="of:=IF([.S56]+[.Z56]=0;0;[.S56]/([.S56]+[.Z56]))" office:value-type="float" office:value="0.444885858286392" calcext:value-type="float">
            <text:p>0.444885858286392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6203" calcext:value-type="float">
            <text:p>6203</text:p>
          </table:table-cell>
          <table:table-cell office:value-type="float" office:value="5402" calcext:value-type="float">
            <text:p>5402</text:p>
          </table:table-cell>
          <table:table-cell office:value-type="float" office:value="80589" calcext:value-type="float">
            <text:p>80589</text:p>
          </table:table-cell>
          <table:table-cell office:value-type="float" office:value="1328.4145395795" calcext:value-type="float">
            <text:p>1328.4145395795</text:p>
          </table:table-cell>
          <table:table-cell office:value-type="float" office:value="0.13284145395795" calcext:value-type="float">
            <text:p>0.13284145395795</text:p>
          </table:table-cell>
          <table:table-cell office:value-type="float" office:value="62013" calcext:value-type="float">
            <text:p>62013</text:p>
          </table:table-cell>
          <table:table-cell office:value-type="float" office:value="4492" calcext:value-type="float">
            <text:p>4492</text:p>
          </table:table-cell>
          <table:table-cell office:value-type="float" office:value="3866" calcext:value-type="float">
            <text:p>3866</text:p>
          </table:table-cell>
          <table:table-cell office:value-type="float" office:value="1022.2111062669" calcext:value-type="float">
            <text:p>1022.2111062669</text:p>
          </table:table-cell>
          <table:table-cell office:value-type="float" office:value="76.949707776496" calcext:value-type="float">
            <text:p>76.949707776496</text:p>
          </table:table-cell>
          <table:table-cell office:value-type="float" office:value="0.10222111062669" calcext:value-type="float">
            <text:p>0.10222111062669</text:p>
          </table:table-cell>
          <table:table-cell office:value-type="float" office:value="712" calcext:value-type="float">
            <text:p>712</text:p>
          </table:table-cell>
          <table:table-cell office:value-type="float" office:value="678" calcext:value-type="float">
            <text:p>678</text:p>
          </table:table-cell>
          <table:table-cell office:value-type="float" office:value="8215" calcext:value-type="float">
            <text:p>8215</text:p>
          </table:table-cell>
          <table:table-cell office:value-type="float" office:value="135.41457820106" calcext:value-type="float">
            <text:p>135.41457820106</text:p>
          </table:table-cell>
          <table:table-cell office:value-type="float" office:value="10.193698891908" calcext:value-type="float">
            <text:p>10.193698891908</text:p>
          </table:table-cell>
          <table:table-cell office:value-type="float" office:value="0.013541457820106" calcext:value-type="float">
            <text:p>0.013541457820106</text:p>
          </table:table-cell>
          <table:table-cell office:value-type="float" office:value="44.223729543497" calcext:value-type="float">
            <text:p>44.223729543497</text:p>
          </table:table-cell>
          <table:table-cell office:value-type="float" office:value="999" calcext:value-type="float">
            <text:p>999</text:p>
          </table:table-cell>
          <table:table-cell office:value-type="float" office:value="858" calcext:value-type="float">
            <text:p>858</text:p>
          </table:table-cell>
          <table:table-cell office:value-type="float" office:value="10361" calcext:value-type="float">
            <text:p>10361</text:p>
          </table:table-cell>
          <table:table-cell office:value-type="float" office:value="170.78885511153" calcext:value-type="float">
            <text:p>170.78885511153</text:p>
          </table:table-cell>
          <table:table-cell office:value-type="float" office:value="12.856593331596" calcext:value-type="float">
            <text:p>12.856593331596</text:p>
          </table:table-cell>
          <table:table-cell office:value-type="float" office:value="0.017078885511153" calcext:value-type="float">
            <text:p>0.017078885511153</text:p>
          </table:table-cell>
          <table:table-cell office:value-type="float" office:value="-43.223729543497" calcext:value-type="float">
            <text:p>-43.223729543497</text:p>
          </table:table-cell>
          <table:table-cell office:value-type="float" office:value="1711" calcext:value-type="float">
            <text:p>1711</text:p>
          </table:table-cell>
          <table:table-cell office:value-type="float" office:value="18576" calcext:value-type="float">
            <text:p>18576</text:p>
          </table:table-cell>
          <table:table-cell office:value-type="float" office:value="306.20343331259" calcext:value-type="float">
            <text:p>306.20343331259</text:p>
          </table:table-cell>
          <table:table-cell office:value-type="float" office:value="23.050292223504" calcext:value-type="float">
            <text:p>23.050292223504</text:p>
          </table:table-cell>
          <table:table-cell office:value-type="float" office:value="0.030620343331259" calcext:value-type="float">
            <text:p>0.030620343331259</text:p>
          </table:table-cell>
          <table:table-cell office:value-type="float" office:value="8.3389347457855" calcext:value-type="float">
            <text:p>8.3389347457855</text:p>
          </table:table-cell>
          <table:table-cell office:value-type="float" office:value="7.8093218129031" calcext:value-type="float">
            <text:p>7.8093218129031</text:p>
          </table:table-cell>
          <table:table-cell office:value-type="float" office:value="9.489537518326" calcext:value-type="float">
            <text:p>9.489537518326</text:p>
          </table:table-cell>
          <table:table-cell office:value-type="float" office:value="10.670796838282" calcext:value-type="float">
            <text:p>10.670796838282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table:formula="of:=[.H57]-[.S57]-[.Z57]" office:value-type="float" office:value="62013" calcext:value-type="float">
            <text:p>62013</text:p>
          </table:table-cell>
          <table:table-cell table:formula="of:=IF([.S57]+[.Z57]=0;0;[.S57]/([.S57]+[.Z57]))" office:value-type="float" office:value="0.44223729543497" calcext:value-type="float">
            <text:p>0.44223729543497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5909" calcext:value-type="float">
            <text:p>5909</text:p>
          </table:table-cell>
          <table:table-cell office:value-type="float" office:value="5472" calcext:value-type="float">
            <text:p>5472</text:p>
          </table:table-cell>
          <table:table-cell office:value-type="float" office:value="86498" calcext:value-type="float">
            <text:p>86498</text:p>
          </table:table-cell>
          <table:table-cell office:value-type="float" office:value="1425.8174297304" calcext:value-type="float">
            <text:p>1425.8174297304</text:p>
          </table:table-cell>
          <table:table-cell office:value-type="float" office:value="0.14258174297304" calcext:value-type="float">
            <text:p>0.14258174297304</text:p>
          </table:table-cell>
          <table:table-cell office:value-type="float" office:value="66414" calcext:value-type="float">
            <text:p>66414</text:p>
          </table:table-cell>
          <table:table-cell office:value-type="float" office:value="4401" calcext:value-type="float">
            <text:p>4401</text:p>
          </table:table-cell>
          <table:table-cell office:value-type="float" office:value="3955" calcext:value-type="float">
            <text:p>3955</text:p>
          </table:table-cell>
          <table:table-cell office:value-type="float" office:value="1094.7563964267" calcext:value-type="float">
            <text:p>1094.7563964267</text:p>
          </table:table-cell>
          <table:table-cell office:value-type="float" office:value="76.780966033897" calcext:value-type="float">
            <text:p>76.780966033897</text:p>
          </table:table-cell>
          <table:table-cell office:value-type="float" office:value="0.10947563964267" calcext:value-type="float">
            <text:p>0.10947563964267</text:p>
          </table:table-cell>
          <table:table-cell office:value-type="float" office:value="919" calcext:value-type="float">
            <text:p>919</text:p>
          </table:table-cell>
          <table:table-cell office:value-type="float" office:value="732" calcext:value-type="float">
            <text:p>732</text:p>
          </table:table-cell>
          <table:table-cell office:value-type="float" office:value="9134" calcext:value-type="float">
            <text:p>9134</text:p>
          </table:table-cell>
          <table:table-cell office:value-type="float" office:value="150.56320843439" calcext:value-type="float">
            <text:p>150.56320843439</text:p>
          </table:table-cell>
          <table:table-cell office:value-type="float" office:value="10.559781729057" calcext:value-type="float">
            <text:p>10.559781729057</text:p>
          </table:table-cell>
          <table:table-cell office:value-type="float" office:value="0.015056320843439" calcext:value-type="float">
            <text:p>0.015056320843439</text:p>
          </table:table-cell>
          <table:table-cell office:value-type="float" office:value="45.478988249353" calcext:value-type="float">
            <text:p>45.478988249353</text:p>
          </table:table-cell>
          <table:table-cell office:value-type="float" office:value="589" calcext:value-type="float">
            <text:p>589</text:p>
          </table:table-cell>
          <table:table-cell office:value-type="float" office:value="785" calcext:value-type="float">
            <text:p>785</text:p>
          </table:table-cell>
          <table:table-cell office:value-type="float" office:value="10950" calcext:value-type="float">
            <text:p>10950</text:p>
          </table:table-cell>
          <table:table-cell office:value-type="float" office:value="180.49782486934" calcext:value-type="float">
            <text:p>180.49782486934</text:p>
          </table:table-cell>
          <table:table-cell office:value-type="float" office:value="12.659252237046" calcext:value-type="float">
            <text:p>12.659252237046</text:p>
          </table:table-cell>
          <table:table-cell office:value-type="float" office:value="0.018049782486934" calcext:value-type="float">
            <text:p>0.018049782486934</text:p>
          </table:table-cell>
          <table:table-cell office:value-type="float" office:value="-44.478988249353" calcext:value-type="float">
            <text:p>-44.478988249353</text:p>
          </table:table-cell>
          <table:table-cell office:value-type="float" office:value="1508" calcext:value-type="float">
            <text:p>1508</text:p>
          </table:table-cell>
          <table:table-cell office:value-type="float" office:value="20084" calcext:value-type="float">
            <text:p>20084</text:p>
          </table:table-cell>
          <table:table-cell office:value-type="float" office:value="331.06103330373" calcext:value-type="float">
            <text:p>331.06103330373</text:p>
          </table:table-cell>
          <table:table-cell office:value-type="float" office:value="23.219033966103" calcext:value-type="float">
            <text:p>23.219033966103</text:p>
          </table:table-cell>
          <table:table-cell office:value-type="float" office:value="0.033106103330373" calcext:value-type="float">
            <text:p>0.033106103330373</text:p>
          </table:table-cell>
          <table:table-cell office:value-type="float" office:value="7.3322661901748" calcext:value-type="float">
            <text:p>7.3322661901748</text:p>
          </table:table-cell>
          <table:table-cell office:value-type="float" office:value="7.0968990372986" calcext:value-type="float">
            <text:p>7.0968990372986</text:p>
          </table:table-cell>
          <table:table-cell office:value-type="float" office:value="11.186853317103" calcext:value-type="float">
            <text:p>11.186853317103</text:p>
          </table:table-cell>
          <table:table-cell office:value-type="float" office:value="5.6847794614419" calcext:value-type="float">
            <text:p>5.6847794614419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  <table:table-cell office:value-type="float" office:value="1.08" calcext:value-type="float">
            <text:p>1.08</text:p>
          </table:table-cell>
          <table:table-cell office:value-type="float" office:value="0.92" calcext:value-type="float">
            <text:p>0.92</text:p>
          </table:table-cell>
          <table:table-cell table:formula="of:=[.H58]-[.S58]-[.Z58]" office:value-type="float" office:value="66414" calcext:value-type="float">
            <text:p>66414</text:p>
          </table:table-cell>
          <table:table-cell table:formula="of:=IF([.S58]+[.Z58]=0;0;[.S58]/([.S58]+[.Z58]))" office:value-type="float" office:value="0.454789882493527" calcext:value-type="float">
            <text:p>0.454789882493527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5974" calcext:value-type="float">
            <text:p>5974</text:p>
          </table:table-cell>
          <table:table-cell office:value-type="float" office:value="5709" calcext:value-type="float">
            <text:p>5709</text:p>
          </table:table-cell>
          <table:table-cell office:value-type="float" office:value="92472" calcext:value-type="float">
            <text:p>92472</text:p>
          </table:table-cell>
          <table:table-cell office:value-type="float" office:value="1524.2917681569" calcext:value-type="float">
            <text:p>1524.2917681569</text:p>
          </table:table-cell>
          <table:table-cell office:value-type="float" office:value="0.15242917681569" calcext:value-type="float">
            <text:p>0.15242917681569</text:p>
          </table:table-cell>
          <table:table-cell office:value-type="float" office:value="70065" calcext:value-type="float">
            <text:p>70065</text:p>
          </table:table-cell>
          <table:table-cell office:value-type="float" office:value="3651" calcext:value-type="float">
            <text:p>3651</text:p>
          </table:table-cell>
          <table:table-cell office:value-type="float" office:value="3848" calcext:value-type="float">
            <text:p>3848</text:p>
          </table:table-cell>
          <table:table-cell office:value-type="float" office:value="1154.9388218694" calcext:value-type="float">
            <text:p>1154.9388218694</text:p>
          </table:table-cell>
          <table:table-cell office:value-type="float" office:value="75.768881391124" calcext:value-type="float">
            <text:p>75.768881391124</text:p>
          </table:table-cell>
          <table:table-cell office:value-type="float" office:value="0.11549388218694" calcext:value-type="float">
            <text:p>0.11549388218694</text:p>
          </table:table-cell>
          <table:table-cell office:value-type="float" office:value="889" calcext:value-type="float">
            <text:p>889</text:p>
          </table:table-cell>
          <table:table-cell office:value-type="float" office:value="789" calcext:value-type="float">
            <text:p>789</text:p>
          </table:table-cell>
          <table:table-cell office:value-type="float" office:value="10023" calcext:value-type="float">
            <text:p>10023</text:p>
          </table:table-cell>
          <table:table-cell office:value-type="float" office:value="165.21732407903" calcext:value-type="float">
            <text:p>165.21732407903</text:p>
          </table:table-cell>
          <table:table-cell office:value-type="float" office:value="10.83895665715" calcext:value-type="float">
            <text:p>10.83895665715</text:p>
          </table:table-cell>
          <table:table-cell office:value-type="float" office:value="0.016521732407903" calcext:value-type="float">
            <text:p>0.016521732407903</text:p>
          </table:table-cell>
          <table:table-cell office:value-type="float" office:value="44.731557102691" calcext:value-type="float">
            <text:p>44.731557102691</text:p>
          </table:table-cell>
          <table:table-cell office:value-type="float" office:value="1434" calcext:value-type="float">
            <text:p>1434</text:p>
          </table:table-cell>
          <table:table-cell office:value-type="float" office:value="1072" calcext:value-type="float">
            <text:p>1072</text:p>
          </table:table-cell>
          <table:table-cell office:value-type="float" office:value="12384" calcext:value-type="float">
            <text:p>12384</text:p>
          </table:table-cell>
          <table:table-cell office:value-type="float" office:value="204.13562220839" calcext:value-type="float">
            <text:p>204.13562220839</text:p>
          </table:table-cell>
          <table:table-cell office:value-type="float" office:value="13.392161951726" calcext:value-type="float">
            <text:p>13.392161951726</text:p>
          </table:table-cell>
          <table:table-cell office:value-type="float" office:value="0.020413562220839" calcext:value-type="float">
            <text:p>0.020413562220839</text:p>
          </table:table-cell>
          <table:table-cell office:value-type="float" office:value="-43.731557102691" calcext:value-type="float">
            <text:p>-43.731557102691</text:p>
          </table:table-cell>
          <table:table-cell office:value-type="float" office:value="2323" calcext:value-type="float">
            <text:p>2323</text:p>
          </table:table-cell>
          <table:table-cell office:value-type="float" office:value="22407" calcext:value-type="float">
            <text:p>22407</text:p>
          </table:table-cell>
          <table:table-cell office:value-type="float" office:value="369.35294628742" calcext:value-type="float">
            <text:p>369.35294628742</text:p>
          </table:table-cell>
          <table:table-cell office:value-type="float" office:value="24.231118608876" calcext:value-type="float">
            <text:p>24.231118608876</text:p>
          </table:table-cell>
          <table:table-cell office:value-type="float" office:value="0.036935294628742" calcext:value-type="float">
            <text:p>0.036935294628742</text:p>
          </table:table-cell>
          <table:table-cell office:value-type="float" office:value="6.906518069782" calcext:value-type="float">
            <text:p>6.906518069782</text:p>
          </table:table-cell>
          <table:table-cell office:value-type="float" office:value="5.4973348992682" calcext:value-type="float">
            <text:p>5.4973348992682</text:p>
          </table:table-cell>
          <table:table-cell office:value-type="float" office:value="9.732866214145" calcext:value-type="float">
            <text:p>9.732866214145</text:p>
          </table:table-cell>
          <table:table-cell office:value-type="float" office:value="13.095890410959" calcext:value-type="float">
            <text:p>13.095890410959</text:p>
          </table:table-cell>
          <table:table-cell office:value-type="float" office:value="1.04" calcext:value-type="float">
            <text:p>1.04</text:p>
          </table:table-cell>
          <table:table-cell office:value-type="float" office:value="0.97" calcext:value-type="float">
            <text:p>0.97</text:p>
          </table:table-cell>
          <table:table-cell office:value-type="float" office:value="1.08" calcext:value-type="float">
            <text:p>1.08</text:p>
          </table:table-cell>
          <table:table-cell office:value-type="float" office:value="1.37" calcext:value-type="float">
            <text:p>1.37</text:p>
          </table:table-cell>
          <table:table-cell table:formula="of:=[.H59]-[.S59]-[.Z59]" office:value-type="float" office:value="70065" calcext:value-type="float">
            <text:p>70065</text:p>
          </table:table-cell>
          <table:table-cell table:formula="of:=IF([.S59]+[.Z59]=0;0;[.S59]/([.S59]+[.Z59]))" office:value-type="float" office:value="0.447315571026911" calcext:value-type="float">
            <text:p>0.447315571026911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5217" calcext:value-type="float">
            <text:p>5217</text:p>
          </table:table-cell>
          <table:table-cell office:value-type="float" office:value="5703" calcext:value-type="float">
            <text:p>5703</text:p>
          </table:table-cell>
          <table:table-cell office:value-type="float" office:value="97689" calcext:value-type="float">
            <text:p>97689</text:p>
          </table:table-cell>
          <table:table-cell office:value-type="float" office:value="1610.2878551289" calcext:value-type="float">
            <text:p>1610.2878551289</text:p>
          </table:table-cell>
          <table:table-cell office:value-type="float" office:value="0.16102878551289" calcext:value-type="float">
            <text:p>0.16102878551289</text:p>
          </table:table-cell>
          <table:table-cell office:value-type="float" office:value="73880" calcext:value-type="float">
            <text:p>73880</text:p>
          </table:table-cell>
          <table:table-cell office:value-type="float" office:value="3815" calcext:value-type="float">
            <text:p>3815</text:p>
          </table:table-cell>
          <table:table-cell office:value-type="float" office:value="3970" calcext:value-type="float">
            <text:p>3970</text:p>
          </table:table-cell>
          <table:table-cell office:value-type="float" office:value="1217.8245937303" calcext:value-type="float">
            <text:p>1217.8245937303</text:p>
          </table:table-cell>
          <table:table-cell office:value-type="float" office:value="75.627757475253" calcext:value-type="float">
            <text:p>75.627757475253</text:p>
          </table:table-cell>
          <table:table-cell office:value-type="float" office:value="0.12178245937303" calcext:value-type="float">
            <text:p>0.12178245937303</text:p>
          </table:table-cell>
          <table:table-cell office:value-type="float" office:value="756" calcext:value-type="float">
            <text:p>756</text:p>
          </table:table-cell>
          <table:table-cell office:value-type="float" office:value="792" calcext:value-type="float">
            <text:p>792</text:p>
          </table:table-cell>
          <table:table-cell office:value-type="float" office:value="10779" calcext:value-type="float">
            <text:p>10779</text:p>
          </table:table-cell>
          <table:table-cell office:value-type="float" office:value="177.67909171385" calcext:value-type="float">
            <text:p>177.67909171385</text:p>
          </table:table-cell>
          <table:table-cell office:value-type="float" office:value="11.033995639222" calcext:value-type="float">
            <text:p>11.033995639222</text:p>
          </table:table-cell>
          <table:table-cell office:value-type="float" office:value="0.017767909171385" calcext:value-type="float">
            <text:p>0.017767909171385</text:p>
          </table:table-cell>
          <table:table-cell office:value-type="float" office:value="45.272796001512" calcext:value-type="float">
            <text:p>45.272796001512</text:p>
          </table:table-cell>
          <table:table-cell office:value-type="float" office:value="646" calcext:value-type="float">
            <text:p>646</text:p>
          </table:table-cell>
          <table:table-cell office:value-type="float" office:value="941" calcext:value-type="float">
            <text:p>941</text:p>
          </table:table-cell>
          <table:table-cell office:value-type="float" office:value="13030" calcext:value-type="float">
            <text:p>13030</text:p>
          </table:table-cell>
          <table:table-cell office:value-type="float" office:value="214.7841696847" calcext:value-type="float">
            <text:p>214.7841696847</text:p>
          </table:table-cell>
          <table:table-cell office:value-type="float" office:value="13.338246885524" calcext:value-type="float">
            <text:p>13.338246885524</text:p>
          </table:table-cell>
          <table:table-cell office:value-type="float" office:value="0.02147841696847" calcext:value-type="float">
            <text:p>0.02147841696847</text:p>
          </table:table-cell>
          <table:table-cell office:value-type="float" office:value="-44.272796001512" calcext:value-type="float">
            <text:p>-44.272796001512</text:p>
          </table:table-cell>
          <table:table-cell office:value-type="float" office:value="1402" calcext:value-type="float">
            <text:p>1402</text:p>
          </table:table-cell>
          <table:table-cell office:value-type="float" office:value="23809" calcext:value-type="float">
            <text:p>23809</text:p>
          </table:table-cell>
          <table:table-cell office:value-type="float" office:value="392.46326139855" calcext:value-type="float">
            <text:p>392.46326139855</text:p>
          </table:table-cell>
          <table:table-cell office:value-type="float" office:value="24.372242524747" calcext:value-type="float">
            <text:p>24.372242524747</text:p>
          </table:table-cell>
          <table:table-cell office:value-type="float" office:value="0.039246326139855" calcext:value-type="float">
            <text:p>0.039246326139855</text:p>
          </table:table-cell>
          <table:table-cell office:value-type="float" office:value="5.6417077601869" calcext:value-type="float">
            <text:p>5.6417077601869</text:p>
          </table:table-cell>
          <table:table-cell office:value-type="float" office:value="5.4449439805895" calcext:value-type="float">
            <text:p>5.4449439805895</text:p>
          </table:table-cell>
          <table:table-cell office:value-type="float" office:value="7.5426519006286" calcext:value-type="float">
            <text:p>7.5426519006286</text:p>
          </table:table-cell>
          <table:table-cell office:value-type="float" office:value="5.2164082687338" calcext:value-type="float">
            <text:p>5.2164082687338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[.H60]-[.S60]-[.Z60]" office:value-type="float" office:value="73880" calcext:value-type="float">
            <text:p>73880</text:p>
          </table:table-cell>
          <table:table-cell table:formula="of:=IF([.S60]+[.Z60]=0;0;[.S60]/([.S60]+[.Z60]))" office:value-type="float" office:value="0.45272796001512" calcext:value-type="float">
            <text:p>0.45272796001512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4050" calcext:value-type="float">
            <text:p>4050</text:p>
          </table:table-cell>
          <table:table-cell office:value-type="float" office:value="5471" calcext:value-type="float">
            <text:p>5471</text:p>
          </table:table-cell>
          <table:table-cell office:value-type="float" office:value="101739" calcext:value-type="float">
            <text:p>101739</text:p>
          </table:table-cell>
          <table:table-cell office:value-type="float" office:value="1677.0473246011" calcext:value-type="float">
            <text:p>1677.0473246011</text:p>
          </table:table-cell>
          <table:table-cell office:value-type="float" office:value="0.16770473246011" calcext:value-type="float">
            <text:p>0.16770473246011</text:p>
          </table:table-cell>
          <table:table-cell office:value-type="float" office:value="75528" calcext:value-type="float">
            <text:p>75528</text:p>
          </table:table-cell>
          <table:table-cell office:value-type="float" office:value="1648" calcext:value-type="float">
            <text:p>1648</text:p>
          </table:table-cell>
          <table:table-cell office:value-type="float" office:value="3601" calcext:value-type="float">
            <text:p>3601</text:p>
          </table:table-cell>
          <table:table-cell office:value-type="float" office:value="1244.9899284686" calcext:value-type="float">
            <text:p>1244.9899284686</text:p>
          </table:table-cell>
          <table:table-cell office:value-type="float" office:value="74.237018252588" calcext:value-type="float">
            <text:p>74.237018252588</text:p>
          </table:table-cell>
          <table:table-cell office:value-type="float" office:value="0.12449899284686" calcext:value-type="float">
            <text:p>0.12449899284686</text:p>
          </table:table-cell>
          <table:table-cell office:value-type="float" office:value="812" calcext:value-type="float">
            <text:p>812</text:p>
          </table:table-cell>
          <table:table-cell office:value-type="float" office:value="818" calcext:value-type="float">
            <text:p>818</text:p>
          </table:table-cell>
          <table:table-cell office:value-type="float" office:value="11591" calcext:value-type="float">
            <text:p>11591</text:p>
          </table:table-cell>
          <table:table-cell office:value-type="float" office:value="191.06395324754" calcext:value-type="float">
            <text:p>191.06395324754</text:p>
          </table:table-cell>
          <table:table-cell office:value-type="float" office:value="11.392877854117" calcext:value-type="float">
            <text:p>11.392877854117</text:p>
          </table:table-cell>
          <table:table-cell office:value-type="float" office:value="0.019106395324754" calcext:value-type="float">
            <text:p>0.019106395324754</text:p>
          </table:table-cell>
          <table:table-cell office:value-type="float" office:value="44.221891572241" calcext:value-type="float">
            <text:p>44.221891572241</text:p>
          </table:table-cell>
          <table:table-cell office:value-type="float" office:value="1590" calcext:value-type="float">
            <text:p>1590</text:p>
          </table:table-cell>
          <table:table-cell office:value-type="float" office:value="1052" calcext:value-type="float">
            <text:p>1052</text:p>
          </table:table-cell>
          <table:table-cell office:value-type="float" office:value="14620" calcext:value-type="float">
            <text:p>14620</text:p>
          </table:table-cell>
          <table:table-cell office:value-type="float" office:value="240.99344288491" calcext:value-type="float">
            <text:p>240.99344288491</text:p>
          </table:table-cell>
          <table:table-cell office:value-type="float" office:value="14.370103893296" calcext:value-type="float">
            <text:p>14.370103893296</text:p>
          </table:table-cell>
          <table:table-cell office:value-type="float" office:value="0.024099344288491" calcext:value-type="float">
            <text:p>0.024099344288491</text:p>
          </table:table-cell>
          <table:table-cell office:value-type="float" office:value="-43.221891572241" calcext:value-type="float">
            <text:p>-43.221891572241</text:p>
          </table:table-cell>
          <table:table-cell office:value-type="float" office:value="2402" calcext:value-type="float">
            <text:p>2402</text:p>
          </table:table-cell>
          <table:table-cell office:value-type="float" office:value="26211" calcext:value-type="float">
            <text:p>26211</text:p>
          </table:table-cell>
          <table:table-cell office:value-type="float" office:value="432.05739613244" calcext:value-type="float">
            <text:p>432.05739613244</text:p>
          </table:table-cell>
          <table:table-cell office:value-type="float" office:value="25.762981747412" calcext:value-type="float">
            <text:p>25.762981747412</text:p>
          </table:table-cell>
          <table:table-cell office:value-type="float" office:value="0.043205739613244" calcext:value-type="float">
            <text:p>0.043205739613244</text:p>
          </table:table-cell>
          <table:table-cell office:value-type="float" office:value="4.145809661272" calcext:value-type="float">
            <text:p>4.145809661272</text:p>
          </table:table-cell>
          <table:table-cell office:value-type="float" office:value="2.2306442880347" calcext:value-type="float">
            <text:p>2.2306442880347</text:p>
          </table:table-cell>
          <table:table-cell office:value-type="float" office:value="7.5331663419612" calcext:value-type="float">
            <text:p>7.5331663419612</text:p>
          </table:table-cell>
          <table:table-cell office:value-type="float" office:value="12.202609363008" calcext:value-type="float">
            <text:p>12.202609363008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1.03" calcext:value-type="float">
            <text:p>1.03</text:p>
          </table:table-cell>
          <table:table-cell office:value-type="float" office:value="1.12" calcext:value-type="float">
            <text:p>1.12</text:p>
          </table:table-cell>
          <table:table-cell table:formula="of:=[.H61]-[.S61]-[.Z61]" office:value-type="float" office:value="75528" calcext:value-type="float">
            <text:p>75528</text:p>
          </table:table-cell>
          <table:table-cell table:formula="of:=IF([.S61]+[.Z61]=0;0;[.S61]/([.S61]+[.Z61]))" office:value-type="float" office:value="0.442218915722407" calcext:value-type="float">
            <text:p>0.442218915722407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4053" calcext:value-type="float">
            <text:p>4053</text:p>
          </table:table-cell>
          <table:table-cell office:value-type="float" office:value="5041" calcext:value-type="float">
            <text:p>5041</text:p>
          </table:table-cell>
          <table:table-cell office:value-type="float" office:value="105792" calcext:value-type="float">
            <text:p>105792</text:p>
          </table:table-cell>
          <table:table-cell office:value-type="float" office:value="1743.8562455322" calcext:value-type="float">
            <text:p>1743.8562455322</text:p>
          </table:table-cell>
          <table:table-cell office:value-type="float" office:value="0.17438562455322" calcext:value-type="float">
            <text:p>0.17438562455322</text:p>
          </table:table-cell>
          <table:table-cell office:value-type="float" office:value="77635" calcext:value-type="float">
            <text:p>77635</text:p>
          </table:table-cell>
          <table:table-cell office:value-type="float" office:value="2107" calcext:value-type="float">
            <text:p>2107</text:p>
          </table:table-cell>
          <table:table-cell office:value-type="float" office:value="3124" calcext:value-type="float">
            <text:p>3124</text:p>
          </table:table-cell>
          <table:table-cell office:value-type="float" office:value="1279.7213364138" calcext:value-type="float">
            <text:p>1279.7213364138</text:p>
          </table:table-cell>
          <table:table-cell office:value-type="float" office:value="73.384565940714" calcext:value-type="float">
            <text:p>73.384565940714</text:p>
          </table:table-cell>
          <table:table-cell office:value-type="float" office:value="0.12797213364138" calcext:value-type="float">
            <text:p>0.12797213364138</text:p>
          </table:table-cell>
          <table:table-cell office:value-type="float" office:value="837" calcext:value-type="float">
            <text:p>837</text:p>
          </table:table-cell>
          <table:table-cell office:value-type="float" office:value="843" calcext:value-type="float">
            <text:p>843</text:p>
          </table:table-cell>
          <table:table-cell office:value-type="float" office:value="12428" calcext:value-type="float">
            <text:p>12428</text:p>
          </table:table-cell>
          <table:table-cell office:value-type="float" office:value="204.86091027179" calcext:value-type="float">
            <text:p>204.86091027179</text:p>
          </table:table-cell>
          <table:table-cell office:value-type="float" office:value="11.74758015729" calcext:value-type="float">
            <text:p>11.74758015729</text:p>
          </table:table-cell>
          <table:table-cell office:value-type="float" office:value="0.020486091027179" calcext:value-type="float">
            <text:p>0.020486091027179</text:p>
          </table:table-cell>
          <table:table-cell office:value-type="float" office:value="44.138224952942" calcext:value-type="float">
            <text:p>44.138224952942</text:p>
          </table:table-cell>
          <table:table-cell office:value-type="float" office:value="1109" calcext:value-type="float">
            <text:p>1109</text:p>
          </table:table-cell>
          <table:table-cell office:value-type="float" office:value="1074" calcext:value-type="float">
            <text:p>1074</text:p>
          </table:table-cell>
          <table:table-cell office:value-type="float" office:value="15729" calcext:value-type="float">
            <text:p>15729</text:p>
          </table:table-cell>
          <table:table-cell office:value-type="float" office:value="259.27399884656" calcext:value-type="float">
            <text:p>259.27399884656</text:p>
          </table:table-cell>
          <table:table-cell office:value-type="float" office:value="14.867853901996" calcext:value-type="float">
            <text:p>14.867853901996</text:p>
          </table:table-cell>
          <table:table-cell office:value-type="float" office:value="0.025927399884656" calcext:value-type="float">
            <text:p>0.025927399884656</text:p>
          </table:table-cell>
          <table:table-cell office:value-type="float" office:value="-43.138224952942" calcext:value-type="float">
            <text:p>-43.138224952942</text:p>
          </table:table-cell>
          <table:table-cell office:value-type="float" office:value="1946" calcext:value-type="float">
            <text:p>1946</text:p>
          </table:table-cell>
          <table:table-cell office:value-type="float" office:value="28157" calcext:value-type="float">
            <text:p>28157</text:p>
          </table:table-cell>
          <table:table-cell office:value-type="float" office:value="464.13490911836" calcext:value-type="float">
            <text:p>464.13490911836</text:p>
          </table:table-cell>
          <table:table-cell office:value-type="float" office:value="26.615434059286" calcext:value-type="float">
            <text:p>26.615434059286</text:p>
          </table:table-cell>
          <table:table-cell office:value-type="float" office:value="0.046413490911836" calcext:value-type="float">
            <text:p>0.046413490911836</text:p>
          </table:table-cell>
          <table:table-cell office:value-type="float" office:value="3.9837230560552" calcext:value-type="float">
            <text:p>3.9837230560552</text:p>
          </table:table-cell>
          <table:table-cell office:value-type="float" office:value="2.7896938883593" calcext:value-type="float">
            <text:p>2.7896938883593</text:p>
          </table:table-cell>
          <table:table-cell office:value-type="float" office:value="7.2211198343542" calcext:value-type="float">
            <text:p>7.2211198343542</text:p>
          </table:table-cell>
          <table:table-cell office:value-type="float" office:value="7.5854993160055" calcext:value-type="float">
            <text:p>7.5854993160055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1.03" calcext:value-type="float">
            <text:p>1.03</text:p>
          </table:table-cell>
          <table:table-cell office:value-type="float" office:value="1.02" calcext:value-type="float">
            <text:p>1.02</text:p>
          </table:table-cell>
          <table:table-cell table:formula="of:=[.H62]-[.S62]-[.Z62]" office:value-type="float" office:value="77635" calcext:value-type="float">
            <text:p>77635</text:p>
          </table:table-cell>
          <table:table-cell table:formula="of:=IF([.S62]+[.Z62]=0;0;[.S62]/([.S62]+[.Z62]))" office:value-type="float" office:value="0.441382249529424" calcext:value-type="float">
            <text:p>0.441382249529424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4782" calcext:value-type="float">
            <text:p>4782</text:p>
          </table:table-cell>
          <table:table-cell office:value-type="float" office:value="4815" calcext:value-type="float">
            <text:p>4815</text:p>
          </table:table-cell>
          <table:table-cell office:value-type="float" office:value="110574" calcext:value-type="float">
            <text:p>110574</text:p>
          </table:table-cell>
          <table:table-cell office:value-type="float" office:value="1822.6818709683" calcext:value-type="float">
            <text:p>1822.6818709683</text:p>
          </table:table-cell>
          <table:table-cell office:value-type="float" office:value="0.18226818709683" calcext:value-type="float">
            <text:p>0.18226818709683</text:p>
          </table:table-cell>
          <table:table-cell office:value-type="float" office:value="80572" calcext:value-type="float">
            <text:p>80572</text:p>
          </table:table-cell>
          <table:table-cell office:value-type="float" office:value="2937" calcext:value-type="float">
            <text:p>2937</text:p>
          </table:table-cell>
          <table:table-cell office:value-type="float" office:value="2832" calcext:value-type="float">
            <text:p>2832</text:p>
          </table:table-cell>
          <table:table-cell office:value-type="float" office:value="1328.1343146459" calcext:value-type="float">
            <text:p>1328.1343146459</text:p>
          </table:table-cell>
          <table:table-cell office:value-type="float" office:value="72.867039267821" calcext:value-type="float">
            <text:p>72.867039267821</text:p>
          </table:table-cell>
          <table:table-cell office:value-type="float" office:value="0.13281343146459" calcext:value-type="float">
            <text:p>0.13281343146459</text:p>
          </table:table-cell>
          <table:table-cell office:value-type="float" office:value="727" calcext:value-type="float">
            <text:p>727</text:p>
          </table:table-cell>
          <table:table-cell office:value-type="float" office:value="804" calcext:value-type="float">
            <text:p>804</text:p>
          </table:table-cell>
          <table:table-cell office:value-type="float" office:value="13155" calcext:value-type="float">
            <text:p>13155</text:p>
          </table:table-cell>
          <table:table-cell office:value-type="float" office:value="216.84464713755" calcext:value-type="float">
            <text:p>216.84464713755</text:p>
          </table:table-cell>
          <table:table-cell office:value-type="float" office:value="11.897010147051" calcext:value-type="float">
            <text:p>11.897010147051</text:p>
          </table:table-cell>
          <table:table-cell office:value-type="float" office:value="0.021684464713755" calcext:value-type="float">
            <text:p>0.021684464713755</text:p>
          </table:table-cell>
          <table:table-cell office:value-type="float" office:value="43.847076861543" calcext:value-type="float">
            <text:p>43.847076861543</text:p>
          </table:table-cell>
          <table:table-cell office:value-type="float" office:value="1118" calcext:value-type="float">
            <text:p>1118</text:p>
          </table:table-cell>
          <table:table-cell office:value-type="float" office:value="1179" calcext:value-type="float">
            <text:p>1179</text:p>
          </table:table-cell>
          <table:table-cell office:value-type="float" office:value="16847" calcext:value-type="float">
            <text:p>16847</text:p>
          </table:table-cell>
          <table:table-cell office:value-type="float" office:value="277.70290918482" calcext:value-type="float">
            <text:p>277.70290918482</text:p>
          </table:table-cell>
          <table:table-cell office:value-type="float" office:value="15.235950585129" calcext:value-type="float">
            <text:p>15.235950585129</text:p>
          </table:table-cell>
          <table:table-cell office:value-type="float" office:value="0.027770290918482" calcext:value-type="float">
            <text:p>0.027770290918482</text:p>
          </table:table-cell>
          <table:table-cell office:value-type="float" office:value="-42.847076861543" calcext:value-type="float">
            <text:p>-42.847076861543</text:p>
          </table:table-cell>
          <table:table-cell office:value-type="float" office:value="1845" calcext:value-type="float">
            <text:p>1845</text:p>
          </table:table-cell>
          <table:table-cell office:value-type="float" office:value="30002" calcext:value-type="float">
            <text:p>30002</text:p>
          </table:table-cell>
          <table:table-cell office:value-type="float" office:value="494.54755632237" calcext:value-type="float">
            <text:p>494.54755632237</text:p>
          </table:table-cell>
          <table:table-cell office:value-type="float" office:value="27.132960732179" calcext:value-type="float">
            <text:p>27.132960732179</text:p>
          </table:table-cell>
          <table:table-cell office:value-type="float" office:value="0.049454755632237" calcext:value-type="float">
            <text:p>0.049454755632237</text:p>
          </table:table-cell>
          <table:table-cell office:value-type="float" office:value="4.5201905626134" calcext:value-type="float">
            <text:p>4.5201905626134</text:p>
          </table:table-cell>
          <table:table-cell office:value-type="float" office:value="3.7830875249565" calcext:value-type="float">
            <text:p>3.7830875249565</text:p>
          </table:table-cell>
          <table:table-cell office:value-type="float" office:value="5.8496942388156" calcext:value-type="float">
            <text:p>5.8496942388156</text:p>
          </table:table-cell>
          <table:table-cell office:value-type="float" office:value="7.1078898849259" calcext:value-type="float">
            <text:p>7.1078898849259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1.1" calcext:value-type="float">
            <text:p>1.1</text:p>
          </table:table-cell>
          <table:table-cell table:formula="of:=[.H63]-[.S63]-[.Z63]" office:value-type="float" office:value="80572" calcext:value-type="float">
            <text:p>80572</text:p>
          </table:table-cell>
          <table:table-cell table:formula="of:=IF([.S63]+[.Z63]=0;0;[.S63]/([.S63]+[.Z63]))" office:value-type="float" office:value="0.438470768615426" calcext:value-type="float">
            <text:p>0.438470768615426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4668" calcext:value-type="float">
            <text:p>4668</text:p>
          </table:table-cell>
          <table:table-cell office:value-type="float" office:value="4554" calcext:value-type="float">
            <text:p>4554</text:p>
          </table:table-cell>
          <table:table-cell office:value-type="float" office:value="115242" calcext:value-type="float">
            <text:p>115242</text:p>
          </table:table-cell>
          <table:table-cell office:value-type="float" office:value="1899.6283409673" calcext:value-type="float">
            <text:p>1899.6283409673</text:p>
          </table:table-cell>
          <table:table-cell office:value-type="float" office:value="0.18996283409673" calcext:value-type="float">
            <text:p>0.18996283409673</text:p>
          </table:table-cell>
          <table:table-cell office:value-type="float" office:value="83049" calcext:value-type="float">
            <text:p>83049</text:p>
          </table:table-cell>
          <table:table-cell office:value-type="float" office:value="2477" calcext:value-type="float">
            <text:p>2477</text:p>
          </table:table-cell>
          <table:table-cell office:value-type="float" office:value="2597" calcext:value-type="float">
            <text:p>2597</text:p>
          </table:table-cell>
          <table:table-cell office:value-type="float" office:value="1368.9647358515" calcext:value-type="float">
            <text:p>1368.9647358515</text:p>
          </table:table-cell>
          <table:table-cell office:value-type="float" office:value="72.064872182017" calcext:value-type="float">
            <text:p>72.064872182017</text:p>
          </table:table-cell>
          <table:table-cell office:value-type="float" office:value="0.13689647358515" calcext:value-type="float">
            <text:p>0.13689647358515</text:p>
          </table:table-cell>
          <table:table-cell office:value-type="float" office:value="760" calcext:value-type="float">
            <text:p>760</text:p>
          </table:table-cell>
          <table:table-cell office:value-type="float" office:value="778" calcext:value-type="float">
            <text:p>778</text:p>
          </table:table-cell>
          <table:table-cell office:value-type="float" office:value="13915" calcext:value-type="float">
            <text:p>13915</text:p>
          </table:table-cell>
          <table:table-cell office:value-type="float" office:value="229.37235005086" calcext:value-type="float">
            <text:p>229.37235005086</text:p>
          </table:table-cell>
          <table:table-cell office:value-type="float" office:value="12.074590860971" calcext:value-type="float">
            <text:p>12.074590860971</text:p>
          </table:table-cell>
          <table:table-cell office:value-type="float" office:value="0.022937235005086" calcext:value-type="float">
            <text:p>0.022937235005086</text:p>
          </table:table-cell>
          <table:table-cell office:value-type="float" office:value="43.223682166931" calcext:value-type="float">
            <text:p>43.223682166931</text:p>
          </table:table-cell>
          <table:table-cell office:value-type="float" office:value="1431" calcext:value-type="float">
            <text:p>1431</text:p>
          </table:table-cell>
          <table:table-cell office:value-type="float" office:value="1179" calcext:value-type="float">
            <text:p>1179</text:p>
          </table:table-cell>
          <table:table-cell office:value-type="float" office:value="18278" calcext:value-type="float">
            <text:p>18278</text:p>
          </table:table-cell>
          <table:table-cell office:value-type="float" office:value="301.291255065" calcext:value-type="float">
            <text:p>301.291255065</text:p>
          </table:table-cell>
          <table:table-cell office:value-type="float" office:value="15.860536957012" calcext:value-type="float">
            <text:p>15.860536957012</text:p>
          </table:table-cell>
          <table:table-cell office:value-type="float" office:value="0.0301291255065" calcext:value-type="float">
            <text:p>0.0301291255065</text:p>
          </table:table-cell>
          <table:table-cell office:value-type="float" office:value="-42.223682166931" calcext:value-type="float">
            <text:p>-42.223682166931</text:p>
          </table:table-cell>
          <table:table-cell office:value-type="float" office:value="2191" calcext:value-type="float">
            <text:p>2191</text:p>
          </table:table-cell>
          <table:table-cell office:value-type="float" office:value="32193" calcext:value-type="float">
            <text:p>32193</text:p>
          </table:table-cell>
          <table:table-cell office:value-type="float" office:value="530.66360511586" calcext:value-type="float">
            <text:p>530.66360511586</text:p>
          </table:table-cell>
          <table:table-cell office:value-type="float" office:value="27.935127817983" calcext:value-type="float">
            <text:p>27.935127817983</text:p>
          </table:table-cell>
          <table:table-cell office:value-type="float" office:value="0.053066360511586" calcext:value-type="float">
            <text:p>0.053066360511586</text:p>
          </table:table-cell>
          <table:table-cell office:value-type="float" office:value="4.2216072494438" calcext:value-type="float">
            <text:p>4.2216072494438</text:p>
          </table:table-cell>
          <table:table-cell office:value-type="float" office:value="3.0742689768158" calcext:value-type="float">
            <text:p>3.0742689768158</text:p>
          </table:table-cell>
          <table:table-cell office:value-type="float" office:value="5.7772709996199" calcext:value-type="float">
            <text:p>5.7772709996199</text:p>
          </table:table-cell>
          <table:table-cell office:value-type="float" office:value="8.4940939039592" calcext:value-type="float">
            <text:p>8.4940939039592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H64]-[.S64]-[.Z64]" office:value-type="float" office:value="83049" calcext:value-type="float">
            <text:p>83049</text:p>
          </table:table-cell>
          <table:table-cell table:formula="of:=IF([.S64]+[.Z64]=0;0;[.S64]/([.S64]+[.Z64]))" office:value-type="float" office:value="0.432236821669307" calcext:value-type="float">
            <text:p>0.432236821669307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4585" calcext:value-type="float">
            <text:p>4585</text:p>
          </table:table-cell>
          <table:table-cell office:value-type="float" office:value="4428" calcext:value-type="float">
            <text:p>4428</text:p>
          </table:table-cell>
          <table:table-cell office:value-type="float" office:value="119827" calcext:value-type="float">
            <text:p>119827</text:p>
          </table:table-cell>
          <table:table-cell office:value-type="float" office:value="1975.2066539378" calcext:value-type="float">
            <text:p>1975.2066539378</text:p>
          </table:table-cell>
          <table:table-cell office:value-type="float" office:value="0.19752066539378" calcext:value-type="float">
            <text:p>0.19752066539378</text:p>
          </table:table-cell>
          <table:table-cell office:value-type="float" office:value="85388" calcext:value-type="float">
            <text:p>85388</text:p>
          </table:table-cell>
          <table:table-cell office:value-type="float" office:value="2339" calcext:value-type="float">
            <text:p>2339</text:p>
          </table:table-cell>
          <table:table-cell office:value-type="float" office:value="2302" calcext:value-type="float">
            <text:p>2302</text:p>
          </table:table-cell>
          <table:table-cell office:value-type="float" office:value="1407.5203899491" calcext:value-type="float">
            <text:p>1407.5203899491</text:p>
          </table:table-cell>
          <table:table-cell office:value-type="float" office:value="71.259398966844" calcext:value-type="float">
            <text:p>71.259398966844</text:p>
          </table:table-cell>
          <table:table-cell office:value-type="float" office:value="0.14075203899491" calcext:value-type="float">
            <text:p>0.14075203899491</text:p>
          </table:table-cell>
          <table:table-cell office:value-type="float" office:value="766" calcext:value-type="float">
            <text:p>766</text:p>
          </table:table-cell>
          <table:table-cell office:value-type="float" office:value="780" calcext:value-type="float">
            <text:p>780</text:p>
          </table:table-cell>
          <table:table-cell office:value-type="float" office:value="14681" calcext:value-type="float">
            <text:p>14681</text:p>
          </table:table-cell>
          <table:table-cell office:value-type="float" office:value="241.9989558819" calcext:value-type="float">
            <text:p>241.9989558819</text:p>
          </table:table-cell>
          <table:table-cell office:value-type="float" office:value="12.251829721181" calcext:value-type="float">
            <text:p>12.251829721181</text:p>
          </table:table-cell>
          <table:table-cell office:value-type="float" office:value="0.02419989558819" calcext:value-type="float">
            <text:p>0.02419989558819</text:p>
          </table:table-cell>
          <table:table-cell office:value-type="float" office:value="42.628996196173" calcext:value-type="float">
            <text:p>42.628996196173</text:p>
          </table:table-cell>
          <table:table-cell office:value-type="float" office:value="1480" calcext:value-type="float">
            <text:p>1480</text:p>
          </table:table-cell>
          <table:table-cell office:value-type="float" office:value="1346" calcext:value-type="float">
            <text:p>1346</text:p>
          </table:table-cell>
          <table:table-cell office:value-type="float" office:value="19758" calcext:value-type="float">
            <text:p>19758</text:p>
          </table:table-cell>
          <table:table-cell office:value-type="float" office:value="325.6873081067" calcext:value-type="float">
            <text:p>325.6873081067</text:p>
          </table:table-cell>
          <table:table-cell office:value-type="float" office:value="16.488771311975" calcext:value-type="float">
            <text:p>16.488771311975</text:p>
          </table:table-cell>
          <table:table-cell office:value-type="float" office:value="0.03256873081067" calcext:value-type="float">
            <text:p>0.03256873081067</text:p>
          </table:table-cell>
          <table:table-cell office:value-type="float" office:value="-41.628996196173" calcext:value-type="float">
            <text:p>-41.628996196173</text:p>
          </table:table-cell>
          <table:table-cell office:value-type="float" office:value="2246" calcext:value-type="float">
            <text:p>2246</text:p>
          </table:table-cell>
          <table:table-cell office:value-type="float" office:value="34439" calcext:value-type="float">
            <text:p>34439</text:p>
          </table:table-cell>
          <table:table-cell office:value-type="float" office:value="567.6862639886" calcext:value-type="float">
            <text:p>567.6862639886</text:p>
          </table:table-cell>
          <table:table-cell office:value-type="float" office:value="28.740601033156" calcext:value-type="float">
            <text:p>28.740601033156</text:p>
          </table:table-cell>
          <table:table-cell office:value-type="float" office:value="0.05676862639886" calcext:value-type="float">
            <text:p>0.05676862639886</text:p>
          </table:table-cell>
          <table:table-cell office:value-type="float" office:value="3.9785841967338" calcext:value-type="float">
            <text:p>3.9785841967338</text:p>
          </table:table-cell>
          <table:table-cell office:value-type="float" office:value="2.8164095895194" calcext:value-type="float">
            <text:p>2.8164095895194</text:p>
          </table:table-cell>
          <table:table-cell office:value-type="float" office:value="5.504850880345" calcext:value-type="float">
            <text:p>5.504850880345</text:p>
          </table:table-cell>
          <table:table-cell office:value-type="float" office:value="8.0971659919028" calcext:value-type="float">
            <text:p>8.0971659919028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table:formula="of:=[.H65]-[.S65]-[.Z65]" office:value-type="float" office:value="85388" calcext:value-type="float">
            <text:p>85388</text:p>
          </table:table-cell>
          <table:table-cell table:formula="of:=IF([.S65]+[.Z65]=0;0;[.S65]/([.S65]+[.Z65]))" office:value-type="float" office:value="0.426289961961729" calcext:value-type="float">
            <text:p>0.426289961961729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4805" calcext:value-type="float">
            <text:p>4805</text:p>
          </table:table-cell>
          <table:table-cell office:value-type="float" office:value="4579" calcext:value-type="float">
            <text:p>4579</text:p>
          </table:table-cell>
          <table:table-cell office:value-type="float" office:value="124632" calcext:value-type="float">
            <text:p>124632</text:p>
          </table:table-cell>
          <table:table-cell office:value-type="float" office:value="2054.4114072252" calcext:value-type="float">
            <text:p>2054.4114072252</text:p>
          </table:table-cell>
          <table:table-cell office:value-type="float" office:value="0.20544114072252" calcext:value-type="float">
            <text:p>0.20544114072252</text:p>
          </table:table-cell>
          <table:table-cell office:value-type="float" office:value="88274" calcext:value-type="float">
            <text:p>88274</text:p>
          </table:table-cell>
          <table:table-cell office:value-type="float" office:value="2886" calcext:value-type="float">
            <text:p>2886</text:p>
          </table:table-cell>
          <table:table-cell office:value-type="float" office:value="2549" calcext:value-type="float">
            <text:p>2549</text:p>
          </table:table-cell>
          <table:table-cell office:value-type="float" office:value="1455.0926933805" calcext:value-type="float">
            <text:p>1455.0926933805</text:p>
          </table:table-cell>
          <table:table-cell office:value-type="float" office:value="70.827716798254" calcext:value-type="float">
            <text:p>70.827716798254</text:p>
          </table:table-cell>
          <table:table-cell office:value-type="float" office:value="0.14550926933805" calcext:value-type="float">
            <text:p>0.14550926933805</text:p>
          </table:table-cell>
          <table:table-cell office:value-type="float" office:value="681" calcext:value-type="float">
            <text:p>681</text:p>
          </table:table-cell>
          <table:table-cell office:value-type="float" office:value="754" calcext:value-type="float">
            <text:p>754</text:p>
          </table:table-cell>
          <table:table-cell office:value-type="float" office:value="15362" calcext:value-type="float">
            <text:p>15362</text:p>
          </table:table-cell>
          <table:table-cell office:value-type="float" office:value="253.224437045" calcext:value-type="float">
            <text:p>253.224437045</text:p>
          </table:table-cell>
          <table:table-cell office:value-type="float" office:value="12.325887412543" calcext:value-type="float">
            <text:p>12.325887412543</text:p>
          </table:table-cell>
          <table:table-cell office:value-type="float" office:value="0.0253224437045" calcext:value-type="float">
            <text:p>0.0253224437045</text:p>
          </table:table-cell>
          <table:table-cell office:value-type="float" office:value="42.252049067605" calcext:value-type="float">
            <text:p>42.252049067605</text:p>
          </table:table-cell>
          <table:table-cell office:value-type="float" office:value="1238" calcext:value-type="float">
            <text:p>1238</text:p>
          </table:table-cell>
          <table:table-cell office:value-type="float" office:value="1275" calcext:value-type="float">
            <text:p>1275</text:p>
          </table:table-cell>
          <table:table-cell office:value-type="float" office:value="20996" calcext:value-type="float">
            <text:p>20996</text:p>
          </table:table-cell>
          <table:table-cell office:value-type="float" office:value="346.09427679969" calcext:value-type="float">
            <text:p>346.09427679969</text:p>
          </table:table-cell>
          <table:table-cell office:value-type="float" office:value="16.846395789203" calcext:value-type="float">
            <text:p>16.846395789203</text:p>
          </table:table-cell>
          <table:table-cell office:value-type="float" office:value="0.034609427679969" calcext:value-type="float">
            <text:p>0.034609427679969</text:p>
          </table:table-cell>
          <table:table-cell office:value-type="float" office:value="-41.252049067605" calcext:value-type="float">
            <text:p>-41.252049067605</text:p>
          </table:table-cell>
          <table:table-cell office:value-type="float" office:value="1919" calcext:value-type="float">
            <text:p>1919</text:p>
          </table:table-cell>
          <table:table-cell office:value-type="float" office:value="36358" calcext:value-type="float">
            <text:p>36358</text:p>
          </table:table-cell>
          <table:table-cell office:value-type="float" office:value="599.3187138447" calcext:value-type="float">
            <text:p>599.3187138447</text:p>
          </table:table-cell>
          <table:table-cell office:value-type="float" office:value="29.172283201746" calcext:value-type="float">
            <text:p>29.172283201746</text:p>
          </table:table-cell>
          <table:table-cell office:value-type="float" office:value="0.05993187138447" calcext:value-type="float">
            <text:p>0.05993187138447</text:p>
          </table:table-cell>
          <table:table-cell office:value-type="float" office:value="4.0099476745642" calcext:value-type="float">
            <text:p>4.0099476745642</text:p>
          </table:table-cell>
          <table:table-cell office:value-type="float" office:value="3.3798660233288" calcext:value-type="float">
            <text:p>3.3798660233288</text:p>
          </table:table-cell>
          <table:table-cell office:value-type="float" office:value="4.6386485934201" calcext:value-type="float">
            <text:p>4.6386485934201</text:p>
          </table:table-cell>
          <table:table-cell office:value-type="float" office:value="6.2658163781759" calcext:value-type="float">
            <text:p>6.2658163781759</text:p>
          </table:table-cell>
          <table:table-cell office:value-type="float" office:value="1.03" calcext:value-type="float">
            <text:p>1.03</text:p>
          </table:table-cell>
          <table:table-cell office:value-type="float" office:value="1.11" calcext:value-type="float">
            <text:p>1.11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table:formula="of:=[.H66]-[.S66]-[.Z66]" office:value-type="float" office:value="88274" calcext:value-type="float">
            <text:p>88274</text:p>
          </table:table-cell>
          <table:table-cell table:formula="of:=IF([.S66]+[.Z66]=0;0;[.S66]/([.S66]+[.Z66]))" office:value-type="float" office:value="0.422520490676055" calcext:value-type="float">
            <text:p>0.422520490676055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4316" calcext:value-type="float">
            <text:p>4316</text:p>
          </table:table-cell>
          <table:table-cell office:value-type="float" office:value="4631" calcext:value-type="float">
            <text:p>4631</text:p>
          </table:table-cell>
          <table:table-cell office:value-type="float" office:value="128948" calcext:value-type="float">
            <text:p>128948</text:p>
          </table:table-cell>
          <table:table-cell office:value-type="float" office:value="2125.555572717" calcext:value-type="float">
            <text:p>2125.555572717</text:p>
          </table:table-cell>
          <table:table-cell office:value-type="float" office:value="0.2125555572717" calcext:value-type="float">
            <text:p>0.2125555572717</text:p>
          </table:table-cell>
          <table:table-cell office:value-type="float" office:value="91246" calcext:value-type="float">
            <text:p>91246</text:p>
          </table:table-cell>
          <table:table-cell office:value-type="float" office:value="2972" calcext:value-type="float">
            <text:p>2972</text:p>
          </table:table-cell>
          <table:table-cell office:value-type="float" office:value="2722" calcext:value-type="float">
            <text:p>2722</text:p>
          </table:table-cell>
          <table:table-cell office:value-type="float" office:value="1504.0826052993" calcext:value-type="float">
            <text:p>1504.0826052993</text:p>
          </table:table-cell>
          <table:table-cell office:value-type="float" office:value="70.761857492943" calcext:value-type="float">
            <text:p>70.761857492943</text:p>
          </table:table-cell>
          <table:table-cell office:value-type="float" office:value="0.15040826052993" calcext:value-type="float">
            <text:p>0.15040826052993</text:p>
          </table:table-cell>
          <table:table-cell office:value-type="float" office:value="525" calcext:value-type="float">
            <text:p>525</text:p>
          </table:table-cell>
          <table:table-cell office:value-type="float" office:value="692" calcext:value-type="float">
            <text:p>692</text:p>
          </table:table-cell>
          <table:table-cell office:value-type="float" office:value="15887" calcext:value-type="float">
            <text:p>15887</text:p>
          </table:table-cell>
          <table:table-cell office:value-type="float" office:value="261.87844234696" calcext:value-type="float">
            <text:p>261.87844234696</text:p>
          </table:table-cell>
          <table:table-cell office:value-type="float" office:value="12.320470267084" calcext:value-type="float">
            <text:p>12.320470267084</text:p>
          </table:table-cell>
          <table:table-cell office:value-type="float" office:value="0.026187844234696" calcext:value-type="float">
            <text:p>0.026187844234696</text:p>
          </table:table-cell>
          <table:table-cell office:value-type="float" office:value="42.138348098244" calcext:value-type="float">
            <text:p>42.138348098244</text:p>
          </table:table-cell>
          <table:table-cell office:value-type="float" office:value="819" calcext:value-type="float">
            <text:p>819</text:p>
          </table:table-cell>
          <table:table-cell office:value-type="float" office:value="1217" calcext:value-type="float">
            <text:p>1217</text:p>
          </table:table-cell>
          <table:table-cell office:value-type="float" office:value="21815" calcext:value-type="float">
            <text:p>21815</text:p>
          </table:table-cell>
          <table:table-cell office:value-type="float" office:value="359.59452507074" calcext:value-type="float">
            <text:p>359.59452507074</text:p>
          </table:table-cell>
          <table:table-cell office:value-type="float" office:value="16.917672239973" calcext:value-type="float">
            <text:p>16.917672239973</text:p>
          </table:table-cell>
          <table:table-cell office:value-type="float" office:value="0.035959452507074" calcext:value-type="float">
            <text:p>0.035959452507074</text:p>
          </table:table-cell>
          <table:table-cell office:value-type="float" office:value="-41.138348098244" calcext:value-type="float">
            <text:p>-41.138348098244</text:p>
          </table:table-cell>
          <table:table-cell office:value-type="float" office:value="1344" calcext:value-type="float">
            <text:p>1344</text:p>
          </table:table-cell>
          <table:table-cell office:value-type="float" office:value="37702" calcext:value-type="float">
            <text:p>37702</text:p>
          </table:table-cell>
          <table:table-cell office:value-type="float" office:value="621.4729674177" calcext:value-type="float">
            <text:p>621.4729674177</text:p>
          </table:table-cell>
          <table:table-cell office:value-type="float" office:value="29.238142507057" calcext:value-type="float">
            <text:p>29.238142507057</text:p>
          </table:table-cell>
          <table:table-cell office:value-type="float" office:value="0.06214729674177" calcext:value-type="float">
            <text:p>0.06214729674177</text:p>
          </table:table-cell>
          <table:table-cell office:value-type="float" office:value="3.4629950574491" calcext:value-type="float">
            <text:p>3.4629950574491</text:p>
          </table:table-cell>
          <table:table-cell office:value-type="float" office:value="3.3667897682217" calcext:value-type="float">
            <text:p>3.3667897682217</text:p>
          </table:table-cell>
          <table:table-cell office:value-type="float" office:value="3.4175237599271" calcext:value-type="float">
            <text:p>3.4175237599271</text:p>
          </table:table-cell>
          <table:table-cell office:value-type="float" office:value="3.9007429986664" calcext:value-type="float">
            <text:p>3.9007429986664</text:p>
          </table:table-cell>
          <table:table-cell office:value-type="float" office:value="1.01" calcext:value-type="float">
            <text:p>1.01</text:p>
          </table:table-cell>
          <table:table-cell office:value-type="float" office:value="1.07" calcext:value-type="float">
            <text:p>1.07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table:formula="of:=[.H67]-[.S67]-[.Z67]" office:value-type="float" office:value="91246" calcext:value-type="float">
            <text:p>91246</text:p>
          </table:table-cell>
          <table:table-cell table:formula="of:=IF([.S67]+[.Z67]=0;0;[.S67]/([.S67]+[.Z67]))" office:value-type="float" office:value="0.421383480982441" calcext:value-type="float">
            <text:p>0.421383480982441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3599" calcext:value-type="float">
            <text:p>3599</text:p>
          </table:table-cell>
          <table:table-cell office:value-type="float" office:value="4395" calcext:value-type="float">
            <text:p>4395</text:p>
          </table:table-cell>
          <table:table-cell office:value-type="float" office:value="132547" calcext:value-type="float">
            <text:p>132547</text:p>
          </table:table-cell>
          <table:table-cell office:value-type="float" office:value="2184.8808395394" calcext:value-type="float">
            <text:p>2184.8808395394</text:p>
          </table:table-cell>
          <table:table-cell office:value-type="float" office:value="0.21848808395394" calcext:value-type="float">
            <text:p>0.21848808395394</text:p>
          </table:table-cell>
          <table:table-cell office:value-type="float" office:value="93187" calcext:value-type="float">
            <text:p>93187</text:p>
          </table:table-cell>
          <table:table-cell office:value-type="float" office:value="1941" calcext:value-type="float">
            <text:p>1941</text:p>
          </table:table-cell>
          <table:table-cell office:value-type="float" office:value="2523" calcext:value-type="float">
            <text:p>2523</text:p>
          </table:table-cell>
          <table:table-cell office:value-type="float" office:value="1536.0776991871" calcext:value-type="float">
            <text:p>1536.0776991871</text:p>
          </table:table-cell>
          <table:table-cell office:value-type="float" office:value="70.304872988449" calcext:value-type="float">
            <text:p>70.304872988449</text:p>
          </table:table-cell>
          <table:table-cell office:value-type="float" office:value="0.15360776991871" calcext:value-type="float">
            <text:p>0.15360776991871</text:p>
          </table:table-cell>
          <table:table-cell office:value-type="float" office:value="636" calcext:value-type="float">
            <text:p>636</text:p>
          </table:table-cell>
          <table:table-cell office:value-type="float" office:value="674" calcext:value-type="float">
            <text:p>674</text:p>
          </table:table-cell>
          <table:table-cell office:value-type="float" office:value="16523" calcext:value-type="float">
            <text:p>16523</text:p>
          </table:table-cell>
          <table:table-cell office:value-type="float" office:value="272.36215162704" calcext:value-type="float">
            <text:p>272.36215162704</text:p>
          </table:table-cell>
          <table:table-cell office:value-type="float" office:value="12.465766860057" calcext:value-type="float">
            <text:p>12.465766860057</text:p>
          </table:table-cell>
          <table:table-cell office:value-type="float" office:value="0.027236215162704" calcext:value-type="float">
            <text:p>0.027236215162704</text:p>
          </table:table-cell>
          <table:table-cell office:value-type="float" office:value="41.979166666667" calcext:value-type="float">
            <text:p>41.979166666667</text:p>
          </table:table-cell>
          <table:table-cell office:value-type="float" office:value="1022" calcext:value-type="float">
            <text:p>1022</text:p>
          </table:table-cell>
          <table:table-cell office:value-type="float" office:value="1198" calcext:value-type="float">
            <text:p>1198</text:p>
          </table:table-cell>
          <table:table-cell office:value-type="float" office:value="22837" calcext:value-type="float">
            <text:p>22837</text:p>
          </table:table-cell>
          <table:table-cell office:value-type="float" office:value="376.44098872522" calcext:value-type="float">
            <text:p>376.44098872522</text:p>
          </table:table-cell>
          <table:table-cell office:value-type="float" office:value="17.229360151493" calcext:value-type="float">
            <text:p>17.229360151493</text:p>
          </table:table-cell>
          <table:table-cell office:value-type="float" office:value="0.037644098872522" calcext:value-type="float">
            <text:p>0.037644098872522</text:p>
          </table:table-cell>
          <table:table-cell office:value-type="float" office:value="-40.979166666667" calcext:value-type="float">
            <text:p>-40.979166666667</text:p>
          </table:table-cell>
          <table:table-cell office:value-type="float" office:value="1658" calcext:value-type="float">
            <text:p>1658</text:p>
          </table:table-cell>
          <table:table-cell office:value-type="float" office:value="39360" calcext:value-type="float">
            <text:p>39360</text:p>
          </table:table-cell>
          <table:table-cell office:value-type="float" office:value="648.80314035226" calcext:value-type="float">
            <text:p>648.80314035226</text:p>
          </table:table-cell>
          <table:table-cell office:value-type="float" office:value="29.695127011551" calcext:value-type="float">
            <text:p>29.695127011551</text:p>
          </table:table-cell>
          <table:table-cell office:value-type="float" office:value="0.064880314035226" calcext:value-type="float">
            <text:p>0.064880314035226</text:p>
          </table:table-cell>
          <table:table-cell office:value-type="float" office:value="2.7910475540528" calcext:value-type="float">
            <text:p>2.7910475540528</text:p>
          </table:table-cell>
          <table:table-cell office:value-type="float" office:value="2.1272165355194" calcext:value-type="float">
            <text:p>2.1272165355194</text:p>
          </table:table-cell>
          <table:table-cell office:value-type="float" office:value="4.0032731163845" calcext:value-type="float">
            <text:p>4.0032731163845</text:p>
          </table:table-cell>
          <table:table-cell office:value-type="float" office:value="4.6848498739399" calcext:value-type="float">
            <text:p>4.6848498739399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table:formula="of:=[.H68]-[.S68]-[.Z68]" office:value-type="float" office:value="93187" calcext:value-type="float">
            <text:p>93187</text:p>
          </table:table-cell>
          <table:table-cell table:formula="of:=IF([.S68]+[.Z68]=0;0;[.S68]/([.S68]+[.Z68]))" office:value-type="float" office:value="0.419791666666667" calcext:value-type="float">
            <text:p>0.419791666666667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3039" calcext:value-type="float">
            <text:p>3039</text:p>
          </table:table-cell>
          <table:table-cell office:value-type="float" office:value="4069" calcext:value-type="float">
            <text:p>4069</text:p>
          </table:table-cell>
          <table:table-cell office:value-type="float" office:value="135586" calcext:value-type="float">
            <text:p>135586</text:p>
          </table:table-cell>
          <table:table-cell office:value-type="float" office:value="2234.975167373" calcext:value-type="float">
            <text:p>2234.975167373</text:p>
          </table:table-cell>
          <table:table-cell office:value-type="float" office:value="0.2234975167373" calcext:value-type="float">
            <text:p>0.2234975167373</text:p>
          </table:table-cell>
          <table:table-cell office:value-type="float" office:value="94067" calcext:value-type="float">
            <text:p>94067</text:p>
          </table:table-cell>
          <table:table-cell office:value-type="float" office:value="880" calcext:value-type="float">
            <text:p>880</text:p>
          </table:table-cell>
          <table:table-cell office:value-type="float" office:value="2204" calcext:value-type="float">
            <text:p>2204</text:p>
          </table:table-cell>
          <table:table-cell office:value-type="float" office:value="1550.5834604552" calcext:value-type="float">
            <text:p>1550.5834604552</text:p>
          </table:table-cell>
          <table:table-cell office:value-type="float" office:value="69.378106884192" calcext:value-type="float">
            <text:p>69.378106884192</text:p>
          </table:table-cell>
          <table:table-cell office:value-type="float" office:value="0.15505834604552" calcext:value-type="float">
            <text:p>0.15505834604552</text:p>
          </table:table-cell>
          <table:table-cell office:value-type="float" office:value="604" calcext:value-type="float">
            <text:p>604</text:p>
          </table:table-cell>
          <table:table-cell office:value-type="float" office:value="642" calcext:value-type="float">
            <text:p>642</text:p>
          </table:table-cell>
          <table:table-cell office:value-type="float" office:value="17127" calcext:value-type="float">
            <text:p>17127</text:p>
          </table:table-cell>
          <table:table-cell office:value-type="float" office:value="282.31837867919" calcext:value-type="float">
            <text:p>282.31837867919</text:p>
          </table:table-cell>
          <table:table-cell office:value-type="float" office:value="12.631835145221" calcext:value-type="float">
            <text:p>12.631835145221</text:p>
          </table:table-cell>
          <table:table-cell office:value-type="float" office:value="0.028231837867919" calcext:value-type="float">
            <text:p>0.028231837867919</text:p>
          </table:table-cell>
          <table:table-cell office:value-type="float" office:value="41.250993521039" calcext:value-type="float">
            <text:p>41.250993521039</text:p>
          </table:table-cell>
          <table:table-cell office:value-type="float" office:value="1555" calcext:value-type="float">
            <text:p>1555</text:p>
          </table:table-cell>
          <table:table-cell office:value-type="float" office:value="1223" calcext:value-type="float">
            <text:p>1223</text:p>
          </table:table-cell>
          <table:table-cell office:value-type="float" office:value="24392" calcext:value-type="float">
            <text:p>24392</text:p>
          </table:table-cell>
          <table:table-cell office:value-type="float" office:value="402.07332823862" calcext:value-type="float">
            <text:p>402.07332823862</text:p>
          </table:table-cell>
          <table:table-cell office:value-type="float" office:value="17.990057970587" calcext:value-type="float">
            <text:p>17.990057970587</text:p>
          </table:table-cell>
          <table:table-cell office:value-type="float" office:value="0.040207332823862" calcext:value-type="float">
            <text:p>0.040207332823862</text:p>
          </table:table-cell>
          <table:table-cell office:value-type="float" office:value="-40.250993521039" calcext:value-type="float">
            <text:p>-40.250993521039</text:p>
          </table:table-cell>
          <table:table-cell office:value-type="float" office:value="2159" calcext:value-type="float">
            <text:p>2159</text:p>
          </table:table-cell>
          <table:table-cell office:value-type="float" office:value="41519" calcext:value-type="float">
            <text:p>41519</text:p>
          </table:table-cell>
          <table:table-cell office:value-type="float" office:value="684.39170691782" calcext:value-type="float">
            <text:p>684.39170691782</text:p>
          </table:table-cell>
          <table:table-cell office:value-type="float" office:value="30.621893115808" calcext:value-type="float">
            <text:p>30.621893115808</text:p>
          </table:table-cell>
          <table:table-cell office:value-type="float" office:value="0.068439170691782" calcext:value-type="float">
            <text:p>0.068439170691782</text:p>
          </table:table-cell>
          <table:table-cell office:value-type="float" office:value="2.2927716206327" calcext:value-type="float">
            <text:p>2.2927716206327</text:p>
          </table:table-cell>
          <table:table-cell office:value-type="float" office:value="0.94433772951163" calcext:value-type="float">
            <text:p>0.94433772951163</text:p>
          </table:table-cell>
          <table:table-cell office:value-type="float" office:value="3.6555105005144" calcext:value-type="float">
            <text:p>3.6555105005144</text:p>
          </table:table-cell>
          <table:table-cell office:value-type="float" office:value="6.8091255418838" calcext:value-type="float">
            <text:p>6.8091255418838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1.02" calcext:value-type="float">
            <text:p>1.02</text:p>
          </table:table-cell>
          <table:table-cell table:formula="of:=[.H69]-[.S69]-[.Z69]" office:value-type="float" office:value="94067" calcext:value-type="float">
            <text:p>94067</text:p>
          </table:table-cell>
          <table:table-cell table:formula="of:=IF([.S69]+[.Z69]=0;0;[.S69]/([.S69]+[.Z69]))" office:value-type="float" office:value="0.412509935210386" calcext:value-type="float">
            <text:p>0.412509935210386</text:p>
          </table:table-cell>
        </table:table-row>
        <table:table-row table:style-name="ro1">
          <table:table-cell office:value-type="string" calcext:value-type="string">
            <text:p>2020-04-0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3836" calcext:value-type="float">
            <text:p>3836</text:p>
          </table:table-cell>
          <table:table-cell office:value-type="float" office:value="3919" calcext:value-type="float">
            <text:p>3919</text:p>
          </table:table-cell>
          <table:table-cell office:value-type="float" office:value="139422" calcext:value-type="float">
            <text:p>139422</text:p>
          </table:table-cell>
          <table:table-cell office:value-type="float" office:value="2298.2070994459" calcext:value-type="float">
            <text:p>2298.2070994459</text:p>
          </table:table-cell>
          <table:table-cell office:value-type="float" office:value="0.22982070994459" calcext:value-type="float">
            <text:p>0.22982070994459</text:p>
          </table:table-cell>
          <table:table-cell office:value-type="float" office:value="95262" calcext:value-type="float">
            <text:p>95262</text:p>
          </table:table-cell>
          <table:table-cell office:value-type="float" office:value="1195" calcext:value-type="float">
            <text:p>1195</text:p>
          </table:table-cell>
          <table:table-cell office:value-type="float" office:value="1975" calcext:value-type="float">
            <text:p>1975</text:p>
          </table:table-cell>
          <table:table-cell office:value-type="float" office:value="1570.2816249044" calcext:value-type="float">
            <text:p>1570.2816249044</text:p>
          </table:table-cell>
          <table:table-cell office:value-type="float" office:value="68.326376038215" calcext:value-type="float">
            <text:p>68.326376038215</text:p>
          </table:table-cell>
          <table:table-cell office:value-type="float" office:value="0.15702816249044" calcext:value-type="float">
            <text:p>0.15702816249044</text:p>
          </table:table-cell>
          <table:table-cell office:value-type="float" office:value="542" calcext:value-type="float">
            <text:p>542</text:p>
          </table:table-cell>
          <table:table-cell office:value-type="float" office:value="598" calcext:value-type="float">
            <text:p>598</text:p>
          </table:table-cell>
          <table:table-cell office:value-type="float" office:value="17669" calcext:value-type="float">
            <text:p>17669</text:p>
          </table:table-cell>
          <table:table-cell office:value-type="float" office:value="291.25260891474" calcext:value-type="float">
            <text:p>291.25260891474</text:p>
          </table:table-cell>
          <table:table-cell office:value-type="float" office:value="12.673035819311" calcext:value-type="float">
            <text:p>12.673035819311</text:p>
          </table:table-cell>
          <table:table-cell office:value-type="float" office:value="0.029125260891474" calcext:value-type="float">
            <text:p>0.029125260891474</text:p>
          </table:table-cell>
          <table:table-cell office:value-type="float" office:value="40.011322463768" calcext:value-type="float">
            <text:p>40.011322463768</text:p>
          </table:table-cell>
          <table:table-cell office:value-type="float" office:value="2099" calcext:value-type="float">
            <text:p>2099</text:p>
          </table:table-cell>
          <table:table-cell office:value-type="float" office:value="1347" calcext:value-type="float">
            <text:p>1347</text:p>
          </table:table-cell>
          <table:table-cell office:value-type="float" office:value="26491" calcext:value-type="float">
            <text:p>26491</text:p>
          </table:table-cell>
          <table:table-cell office:value-type="float" office:value="436.67286562682" calcext:value-type="float">
            <text:p>436.67286562682</text:p>
          </table:table-cell>
          <table:table-cell office:value-type="float" office:value="19.000588142474" calcext:value-type="float">
            <text:p>19.000588142474</text:p>
          </table:table-cell>
          <table:table-cell office:value-type="float" office:value="0.043667286562682" calcext:value-type="float">
            <text:p>0.043667286562682</text:p>
          </table:table-cell>
          <table:table-cell office:value-type="float" office:value="-39.011322463768" calcext:value-type="float">
            <text:p>-39.011322463768</text:p>
          </table:table-cell>
          <table:table-cell office:value-type="float" office:value="2641" calcext:value-type="float">
            <text:p>2641</text:p>
          </table:table-cell>
          <table:table-cell office:value-type="float" office:value="44160" calcext:value-type="float">
            <text:p>44160</text:p>
          </table:table-cell>
          <table:table-cell office:value-type="float" office:value="727.92547454156" calcext:value-type="float">
            <text:p>727.92547454156</text:p>
          </table:table-cell>
          <table:table-cell office:value-type="float" office:value="31.673623961785" calcext:value-type="float">
            <text:p>31.673623961785</text:p>
          </table:table-cell>
          <table:table-cell office:value-type="float" office:value="0.072792547454156" calcext:value-type="float">
            <text:p>0.072792547454156</text:p>
          </table:table-cell>
          <table:table-cell office:value-type="float" office:value="2.8292006549349" calcext:value-type="float">
            <text:p>2.8292006549349</text:p>
          </table:table-cell>
          <table:table-cell office:value-type="float" office:value="1.2703711184581" calcext:value-type="float">
            <text:p>1.2703711184581</text:p>
          </table:table-cell>
          <table:table-cell office:value-type="float" office:value="3.164593916039" calcext:value-type="float">
            <text:p>3.164593916039</text:p>
          </table:table-cell>
          <table:table-cell office:value-type="float" office:value="8.6052804198098" calcext:value-type="float">
            <text:p>8.6052804198098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1.1" calcext:value-type="float">
            <text:p>1.1</text:p>
          </table:table-cell>
          <table:table-cell table:formula="of:=[.H70]-[.S70]-[.Z70]" office:value-type="float" office:value="95262" calcext:value-type="float">
            <text:p>95262</text:p>
          </table:table-cell>
          <table:table-cell table:formula="of:=IF([.S70]+[.Z70]=0;0;[.S70]/([.S70]+[.Z70]))" office:value-type="float" office:value="0.400113224637681" calcext:value-type="float">
            <text:p>0.400113224637681</text:p>
          </table:table-cell>
        </table:table-row>
        <table:table-row table:style-name="ro1">
          <table:table-cell office:value-type="string" calcext:value-type="string">
            <text:p>2020-04-0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4204" calcext:value-type="float">
            <text:p>4204</text:p>
          </table:table-cell>
          <table:table-cell office:value-type="float" office:value="3799" calcext:value-type="float">
            <text:p>3799</text:p>
          </table:table-cell>
          <table:table-cell office:value-type="float" office:value="143626" calcext:value-type="float">
            <text:p>143626</text:p>
          </table:table-cell>
          <table:table-cell office:value-type="float" office:value="2367.5050771401" calcext:value-type="float">
            <text:p>2367.5050771401</text:p>
          </table:table-cell>
          <table:table-cell office:value-type="float" office:value="0.23675050771401" calcext:value-type="float">
            <text:p>0.23675050771401</text:p>
          </table:table-cell>
          <table:table-cell office:value-type="float" office:value="96877" calcext:value-type="float">
            <text:p>96877</text:p>
          </table:table-cell>
          <table:table-cell office:value-type="float" office:value="1615" calcext:value-type="float">
            <text:p>1615</text:p>
          </table:table-cell>
          <table:table-cell office:value-type="float" office:value="1721" calcext:value-type="float">
            <text:p>1721</text:p>
          </table:table-cell>
          <table:table-cell office:value-type="float" office:value="1596.9029935952" calcext:value-type="float">
            <text:p>1596.9029935952</text:p>
          </table:table-cell>
          <table:table-cell office:value-type="float" office:value="67.450879367245" calcext:value-type="float">
            <text:p>67.450879367245</text:p>
          </table:table-cell>
          <table:table-cell office:value-type="float" office:value="0.15969029935952" calcext:value-type="float">
            <text:p>0.15969029935952</text:p>
          </table:table-cell>
          <table:table-cell office:value-type="float" office:value="610" calcext:value-type="float">
            <text:p>610</text:p>
          </table:table-cell>
          <table:table-cell office:value-type="float" office:value="583" calcext:value-type="float">
            <text:p>583</text:p>
          </table:table-cell>
          <table:table-cell office:value-type="float" office:value="18279" calcext:value-type="float">
            <text:p>18279</text:p>
          </table:table-cell>
          <table:table-cell office:value-type="float" office:value="301.30773888463" calcext:value-type="float">
            <text:p>301.30773888463</text:p>
          </table:table-cell>
          <table:table-cell office:value-type="float" office:value="12.726804339047" calcext:value-type="float">
            <text:p>12.726804339047</text:p>
          </table:table-cell>
          <table:table-cell office:value-type="float" office:value="0.030130773888463" calcext:value-type="float">
            <text:p>0.030130773888463</text:p>
          </table:table-cell>
          <table:table-cell office:value-type="float" office:value="39.10030161073" calcext:value-type="float">
            <text:p>39.10030161073</text:p>
          </table:table-cell>
          <table:table-cell office:value-type="float" office:value="1979" calcext:value-type="float">
            <text:p>1979</text:p>
          </table:table-cell>
          <table:table-cell office:value-type="float" office:value="1495" calcext:value-type="float">
            <text:p>1495</text:p>
          </table:table-cell>
          <table:table-cell office:value-type="float" office:value="28470" calcext:value-type="float">
            <text:p>28470</text:p>
          </table:table-cell>
          <table:table-cell office:value-type="float" office:value="469.29434466028" calcext:value-type="float">
            <text:p>469.29434466028</text:p>
          </table:table-cell>
          <table:table-cell office:value-type="float" office:value="19.822316293707" calcext:value-type="float">
            <text:p>19.822316293707</text:p>
          </table:table-cell>
          <table:table-cell office:value-type="float" office:value="0.046929434466028" calcext:value-type="float">
            <text:p>0.046929434466028</text:p>
          </table:table-cell>
          <table:table-cell office:value-type="float" office:value="-38.10030161073" calcext:value-type="float">
            <text:p>-38.10030161073</text:p>
          </table:table-cell>
          <table:table-cell office:value-type="float" office:value="2589" calcext:value-type="float">
            <text:p>2589</text:p>
          </table:table-cell>
          <table:table-cell office:value-type="float" office:value="46749" calcext:value-type="float">
            <text:p>46749</text:p>
          </table:table-cell>
          <table:table-cell office:value-type="float" office:value="770.60208354491" calcext:value-type="float">
            <text:p>770.60208354491</text:p>
          </table:table-cell>
          <table:table-cell office:value-type="float" office:value="32.549120632755" calcext:value-type="float">
            <text:p>32.549120632755</text:p>
          </table:table-cell>
          <table:table-cell office:value-type="float" office:value="0.077060208354491" calcext:value-type="float">
            <text:p>0.077060208354491</text:p>
          </table:table-cell>
          <table:table-cell office:value-type="float" office:value="3.0153060492605" calcext:value-type="float">
            <text:p>3.0153060492605</text:p>
          </table:table-cell>
          <table:table-cell office:value-type="float" office:value="1.6953244735571" calcext:value-type="float">
            <text:p>1.6953244735571</text:p>
          </table:table-cell>
          <table:table-cell office:value-type="float" office:value="3.4523742147264" calcext:value-type="float">
            <text:p>3.4523742147264</text:p>
          </table:table-cell>
          <table:table-cell office:value-type="float" office:value="7.4704616662263" calcext:value-type="float">
            <text:p>7.4704616662263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8" calcext:value-type="float">
            <text:p>0.98</text:p>
          </table:table-cell>
          <table:table-cell office:value-type="float" office:value="1.11" calcext:value-type="float">
            <text:p>1.11</text:p>
          </table:table-cell>
          <table:table-cell table:formula="of:=[.H71]-[.S71]-[.Z71]" office:value-type="float" office:value="96877" calcext:value-type="float">
            <text:p>96877</text:p>
          </table:table-cell>
          <table:table-cell table:formula="of:=IF([.S71]+[.Z71]=0;0;[.S71]/([.S71]+[.Z71]))" office:value-type="float" office:value="0.391003016107296" calcext:value-type="float">
            <text:p>0.391003016107296</text:p>
          </table:table-cell>
        </table:table-row>
        <table:table-row table:style-name="ro1">
          <table:table-cell office:value-type="string" calcext:value-type="string">
            <text:p>2020-04-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3951" calcext:value-type="float">
            <text:p>3951</text:p>
          </table:table-cell>
          <table:table-cell office:value-type="float" office:value="3726" calcext:value-type="float">
            <text:p>3726</text:p>
          </table:table-cell>
          <table:table-cell office:value-type="float" office:value="147577" calcext:value-type="float">
            <text:p>147577</text:p>
          </table:table-cell>
          <table:table-cell office:value-type="float" office:value="2432.6326484696" calcext:value-type="float">
            <text:p>2432.6326484696</text:p>
          </table:table-cell>
          <table:table-cell office:value-type="float" office:value="0.24326326484696" calcext:value-type="float">
            <text:p>0.24326326484696</text:p>
          </table:table-cell>
          <table:table-cell office:value-type="float" office:value="98273" calcext:value-type="float">
            <text:p>98273</text:p>
          </table:table-cell>
          <table:table-cell office:value-type="float" office:value="1396" calcext:value-type="float">
            <text:p>1396</text:p>
          </table:table-cell>
          <table:table-cell office:value-type="float" office:value="1405" calcext:value-type="float">
            <text:p>1405</text:p>
          </table:table-cell>
          <table:table-cell office:value-type="float" office:value="1619.9144057886" calcext:value-type="float">
            <text:p>1619.9144057886</text:p>
          </table:table-cell>
          <table:table-cell office:value-type="float" office:value="66.590999952567" calcext:value-type="float">
            <text:p>66.590999952567</text:p>
          </table:table-cell>
          <table:table-cell office:value-type="float" office:value="0.16199144057886" calcext:value-type="float">
            <text:p>0.16199144057886</text:p>
          </table:table-cell>
          <table:table-cell office:value-type="float" office:value="570" calcext:value-type="float">
            <text:p>570</text:p>
          </table:table-cell>
          <table:table-cell office:value-type="float" office:value="592" calcext:value-type="float">
            <text:p>592</text:p>
          </table:table-cell>
          <table:table-cell office:value-type="float" office:value="18849" calcext:value-type="float">
            <text:p>18849</text:p>
          </table:table-cell>
          <table:table-cell office:value-type="float" office:value="310.70351606961" calcext:value-type="float">
            <text:p>310.70351606961</text:p>
          </table:table-cell>
          <table:table-cell office:value-type="float" office:value="12.772315469213" calcext:value-type="float">
            <text:p>12.772315469213</text:p>
          </table:table-cell>
          <table:table-cell office:value-type="float" office:value="0.031070351606961" calcext:value-type="float">
            <text:p>0.031070351606961</text:p>
          </table:table-cell>
          <table:table-cell office:value-type="float" office:value="38.230163881227" calcext:value-type="float">
            <text:p>38.230163881227</text:p>
          </table:table-cell>
          <table:table-cell office:value-type="float" office:value="1985" calcext:value-type="float">
            <text:p>1985</text:p>
          </table:table-cell>
          <table:table-cell office:value-type="float" office:value="1728" calcext:value-type="float">
            <text:p>1728</text:p>
          </table:table-cell>
          <table:table-cell office:value-type="float" office:value="30455" calcext:value-type="float">
            <text:p>30455</text:p>
          </table:table-cell>
          <table:table-cell office:value-type="float" office:value="502.01472661148" calcext:value-type="float">
            <text:p>502.01472661148</text:p>
          </table:table-cell>
          <table:table-cell office:value-type="float" office:value="20.63668457822" calcext:value-type="float">
            <text:p>20.63668457822</text:p>
          </table:table-cell>
          <table:table-cell office:value-type="float" office:value="0.050201472661148" calcext:value-type="float">
            <text:p>0.050201472661148</text:p>
          </table:table-cell>
          <table:table-cell office:value-type="float" office:value="-37.230163881227" calcext:value-type="float">
            <text:p>-37.230163881227</text:p>
          </table:table-cell>
          <table:table-cell office:value-type="float" office:value="2555" calcext:value-type="float">
            <text:p>2555</text:p>
          </table:table-cell>
          <table:table-cell office:value-type="float" office:value="49304" calcext:value-type="float">
            <text:p>49304</text:p>
          </table:table-cell>
          <table:table-cell office:value-type="float" office:value="812.71824268109" calcext:value-type="float">
            <text:p>812.71824268109</text:p>
          </table:table-cell>
          <table:table-cell office:value-type="float" office:value="33.409000047433" calcext:value-type="float">
            <text:p>33.409000047433</text:p>
          </table:table-cell>
          <table:table-cell office:value-type="float" office:value="0.081271824268109" calcext:value-type="float">
            <text:p>0.081271824268109</text:p>
          </table:table-cell>
          <table:table-cell office:value-type="float" office:value="2.7508946848064" calcext:value-type="float">
            <text:p>2.7508946848064</text:p>
          </table:table-cell>
          <table:table-cell office:value-type="float" office:value="1.4410025083353" calcext:value-type="float">
            <text:p>1.4410025083353</text:p>
          </table:table-cell>
          <table:table-cell office:value-type="float" office:value="3.1183325127195" calcext:value-type="float">
            <text:p>3.1183325127195</text:p>
          </table:table-cell>
          <table:table-cell office:value-type="float" office:value="6.9722514927994" calcext:value-type="float">
            <text:p>6.9722514927994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 office:value-type="float" office:value="1.02" calcext:value-type="float">
            <text:p>1.02</text:p>
          </table:table-cell>
          <table:table-cell office:value-type="float" office:value="1.16" calcext:value-type="float">
            <text:p>1.16</text:p>
          </table:table-cell>
          <table:table-cell table:formula="of:=[.H72]-[.S72]-[.Z72]" office:value-type="float" office:value="98273" calcext:value-type="float">
            <text:p>98273</text:p>
          </table:table-cell>
          <table:table-cell table:formula="of:=IF([.S72]+[.Z72]=0;0;[.S72]/([.S72]+[.Z72]))" office:value-type="float" office:value="0.382301638812267" calcext:value-type="float">
            <text:p>0.382301638812267</text:p>
          </table:table-cell>
        </table:table-row>
        <table:table-row table:style-name="ro1">
          <table:table-cell office:value-type="string" calcext:value-type="string">
            <text:p>2020-04-1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4694" calcext:value-type="float">
            <text:p>4694</text:p>
          </table:table-cell>
          <table:table-cell office:value-type="float" office:value="3945" calcext:value-type="float">
            <text:p>3945</text:p>
          </table:table-cell>
          <table:table-cell office:value-type="float" office:value="152271" calcext:value-type="float">
            <text:p>152271</text:p>
          </table:table-cell>
          <table:table-cell office:value-type="float" office:value="2510.0076977789" calcext:value-type="float">
            <text:p>2510.0076977789</text:p>
          </table:table-cell>
          <table:table-cell office:value-type="float" office:value="0.25100076977789" calcext:value-type="float">
            <text:p>0.25100076977789</text:p>
          </table:table-cell>
          <table:table-cell office:value-type="float" office:value="100269" calcext:value-type="float">
            <text:p>100269</text:p>
          </table:table-cell>
          <table:table-cell office:value-type="float" office:value="1996" calcext:value-type="float">
            <text:p>1996</text:p>
          </table:table-cell>
          <table:table-cell office:value-type="float" office:value="1416" calcext:value-type="float">
            <text:p>1416</text:p>
          </table:table-cell>
          <table:table-cell office:value-type="float" office:value="1652.8161097556" calcext:value-type="float">
            <text:p>1652.8161097556</text:p>
          </table:table-cell>
          <table:table-cell office:value-type="float" office:value="65.849045451859" calcext:value-type="float">
            <text:p>65.849045451859</text:p>
          </table:table-cell>
          <table:table-cell office:value-type="float" office:value="0.16528161097556" calcext:value-type="float">
            <text:p>0.16528161097556</text:p>
          </table:table-cell>
          <table:table-cell office:value-type="float" office:value="619" calcext:value-type="float">
            <text:p>619</text:p>
          </table:table-cell>
          <table:table-cell office:value-type="float" office:value="589" calcext:value-type="float">
            <text:p>589</text:p>
          </table:table-cell>
          <table:table-cell office:value-type="float" office:value="19468" calcext:value-type="float">
            <text:p>19468</text:p>
          </table:table-cell>
          <table:table-cell office:value-type="float" office:value="320.9070004161" calcext:value-type="float">
            <text:p>320.9070004161</text:p>
          </table:table-cell>
          <table:table-cell office:value-type="float" office:value="12.785100248898" calcext:value-type="float">
            <text:p>12.785100248898</text:p>
          </table:table-cell>
          <table:table-cell office:value-type="float" office:value="0.03209070004161" calcext:value-type="float">
            <text:p>0.03209070004161</text:p>
          </table:table-cell>
          <table:table-cell office:value-type="float" office:value="37.437021653013" calcext:value-type="float">
            <text:p>37.437021653013</text:p>
          </table:table-cell>
          <table:table-cell office:value-type="float" office:value="2079" calcext:value-type="float">
            <text:p>2079</text:p>
          </table:table-cell>
          <table:table-cell office:value-type="float" office:value="1939" calcext:value-type="float">
            <text:p>1939</text:p>
          </table:table-cell>
          <table:table-cell office:value-type="float" office:value="32534" calcext:value-type="float">
            <text:p>32534</text:p>
          </table:table-cell>
          <table:table-cell office:value-type="float" office:value="536.28458760722" calcext:value-type="float">
            <text:p>536.28458760722</text:p>
          </table:table-cell>
          <table:table-cell office:value-type="float" office:value="21.365854299243" calcext:value-type="float">
            <text:p>21.365854299243</text:p>
          </table:table-cell>
          <table:table-cell office:value-type="float" office:value="0.053628458760722" calcext:value-type="float">
            <text:p>0.053628458760722</text:p>
          </table:table-cell>
          <table:table-cell office:value-type="float" office:value="-36.437021653013" calcext:value-type="float">
            <text:p>-36.437021653013</text:p>
          </table:table-cell>
          <table:table-cell office:value-type="float" office:value="2698" calcext:value-type="float">
            <text:p>2698</text:p>
          </table:table-cell>
          <table:table-cell office:value-type="float" office:value="52002" calcext:value-type="float">
            <text:p>52002</text:p>
          </table:table-cell>
          <table:table-cell office:value-type="float" office:value="857.19158802332" calcext:value-type="float">
            <text:p>857.19158802332</text:p>
          </table:table-cell>
          <table:table-cell office:value-type="float" office:value="34.150954548141" calcext:value-type="float">
            <text:p>34.150954548141</text:p>
          </table:table-cell>
          <table:table-cell office:value-type="float" office:value="0.085719158802332" calcext:value-type="float">
            <text:p>0.085719158802332</text:p>
          </table:table-cell>
          <table:table-cell office:value-type="float" office:value="3.1807124416406" calcext:value-type="float">
            <text:p>3.1807124416406</text:p>
          </table:table-cell>
          <table:table-cell office:value-type="float" office:value="2.0310766945143" calcext:value-type="float">
            <text:p>2.0310766945143</text:p>
          </table:table-cell>
          <table:table-cell office:value-type="float" office:value="3.2839938458274" calcext:value-type="float">
            <text:p>3.2839938458274</text:p>
          </table:table-cell>
          <table:table-cell office:value-type="float" office:value="6.8264652766377" calcext:value-type="float">
            <text:p>6.8264652766377</text:p>
          </table:table-cell>
          <table:table-cell office:value-type="float" office:value="1.06" calcext:value-type="float">
            <text:p>1.06</text:p>
          </table:table-cell>
          <table:table-cell office:value-type="float" office:value="1.01" calcext:value-type="float">
            <text:p>1.01</text:p>
          </table:table-cell>
          <table:table-cell office:value-type="float" office:value="0.99" calcext:value-type="float">
            <text:p>0.99</text:p>
          </table:table-cell>
          <table:table-cell office:value-type="float" office:value="1.12" calcext:value-type="float">
            <text:p>1.12</text:p>
          </table:table-cell>
          <table:table-cell table:formula="of:=[.H73]-[.S73]-[.Z73]" office:value-type="float" office:value="100269" calcext:value-type="float">
            <text:p>100269</text:p>
          </table:table-cell>
          <table:table-cell table:formula="of:=IF([.S73]+[.Z73]=0;0;[.S73]/([.S73]+[.Z73]))" office:value-type="float" office:value="0.374370216530133" calcext:value-type="float">
            <text:p>0.374370216530133</text:p>
          </table:table-cell>
        </table:table-row>
        <table:table-row table:style-name="ro1">
          <table:table-cell office:value-type="string" calcext:value-type="string">
            <text:p>2020-04-1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4092" calcext:value-type="float">
            <text:p>4092</text:p>
          </table:table-cell>
          <table:table-cell office:value-type="float" office:value="4155" calcext:value-type="float">
            <text:p>4155</text:p>
          </table:table-cell>
          <table:table-cell office:value-type="float" office:value="156363" calcext:value-type="float">
            <text:p>156363</text:p>
          </table:table-cell>
          <table:table-cell office:value-type="float" office:value="2577.4594876753" calcext:value-type="float">
            <text:p>2577.4594876753</text:p>
          </table:table-cell>
          <table:table-cell office:value-type="float" office:value="0.25774594876753" calcext:value-type="float">
            <text:p>0.25774594876753</text:p>
          </table:table-cell>
          <table:table-cell office:value-type="float" office:value="102253" calcext:value-type="float">
            <text:p>102253</text:p>
          </table:table-cell>
          <table:table-cell office:value-type="float" office:value="1984" calcext:value-type="float">
            <text:p>1984</text:p>
          </table:table-cell>
          <table:table-cell office:value-type="float" office:value="1637" calcext:value-type="float">
            <text:p>1637</text:p>
          </table:table-cell>
          <table:table-cell office:value-type="float" office:value="1685.5200078872" calcext:value-type="float">
            <text:p>1685.5200078872</text:p>
          </table:table-cell>
          <table:table-cell office:value-type="float" office:value="65.394626606039" calcext:value-type="float">
            <text:p>65.394626606039</text:p>
          </table:table-cell>
          <table:table-cell office:value-type="float" office:value="0.16855200078872" calcext:value-type="float">
            <text:p>0.16855200078872</text:p>
          </table:table-cell>
          <table:table-cell office:value-type="float" office:value="431" calcext:value-type="float">
            <text:p>431</text:p>
          </table:table-cell>
          <table:table-cell office:value-type="float" office:value="554" calcext:value-type="float">
            <text:p>554</text:p>
          </table:table-cell>
          <table:table-cell office:value-type="float" office:value="19899" calcext:value-type="float">
            <text:p>19899</text:p>
          </table:table-cell>
          <table:table-cell office:value-type="float" office:value="328.01152667352" calcext:value-type="float">
            <text:p>328.01152667352</text:p>
          </table:table-cell>
          <table:table-cell office:value-type="float" office:value="12.72615644366" calcext:value-type="float">
            <text:p>12.72615644366</text:p>
          </table:table-cell>
          <table:table-cell office:value-type="float" office:value="0.032801152667352" calcext:value-type="float">
            <text:p>0.032801152667352</text:p>
          </table:table-cell>
          <table:table-cell office:value-type="float" office:value="36.775087784143" calcext:value-type="float">
            <text:p>36.775087784143</text:p>
          </table:table-cell>
          <table:table-cell office:value-type="float" office:value="1677" calcext:value-type="float">
            <text:p>1677</text:p>
          </table:table-cell>
          <table:table-cell office:value-type="float" office:value="1964" calcext:value-type="float">
            <text:p>1964</text:p>
          </table:table-cell>
          <table:table-cell office:value-type="float" office:value="34211" calcext:value-type="float">
            <text:p>34211</text:p>
          </table:table-cell>
          <table:table-cell office:value-type="float" office:value="563.92795311461" calcext:value-type="float">
            <text:p>563.92795311461</text:p>
          </table:table-cell>
          <table:table-cell office:value-type="float" office:value="21.879216950302" calcext:value-type="float">
            <text:p>21.879216950302</text:p>
          </table:table-cell>
          <table:table-cell office:value-type="float" office:value="0.056392795311461" calcext:value-type="float">
            <text:p>0.056392795311461</text:p>
          </table:table-cell>
          <table:table-cell office:value-type="float" office:value="-35.775087784143" calcext:value-type="float">
            <text:p>-35.775087784143</text:p>
          </table:table-cell>
          <table:table-cell office:value-type="float" office:value="2108" calcext:value-type="float">
            <text:p>2108</text:p>
          </table:table-cell>
          <table:table-cell office:value-type="float" office:value="54110" calcext:value-type="float">
            <text:p>54110</text:p>
          </table:table-cell>
          <table:table-cell office:value-type="float" office:value="891.93947978813" calcext:value-type="float">
            <text:p>891.93947978813</text:p>
          </table:table-cell>
          <table:table-cell office:value-type="float" office:value="34.605373393961" calcext:value-type="float">
            <text:p>34.605373393961</text:p>
          </table:table-cell>
          <table:table-cell office:value-type="float" office:value="0.089193947978813" calcext:value-type="float">
            <text:p>0.089193947978813</text:p>
          </table:table-cell>
          <table:table-cell office:value-type="float" office:value="2.6873140650551" calcext:value-type="float">
            <text:p>2.6873140650551</text:p>
          </table:table-cell>
          <table:table-cell office:value-type="float" office:value="1.9786773579072" calcext:value-type="float">
            <text:p>1.9786773579072</text:p>
          </table:table-cell>
          <table:table-cell office:value-type="float" office:value="2.2138894596261" calcext:value-type="float">
            <text:p>2.2138894596261</text:p>
          </table:table-cell>
          <table:table-cell office:value-type="float" office:value="5.1546074875515" calcext:value-type="float">
            <text:p>5.1546074875515</text:p>
          </table:table-cell>
          <table:table-cell office:value-type="float" office:value="1.05" calcext:value-type="float">
            <text:p>1.05</text:p>
          </table:table-cell>
          <table:table-cell office:value-type="float" office:value="1.16" calcext:value-type="float">
            <text:p>1.16</text:p>
          </table:table-cell>
          <table:table-cell office:value-type="float" office:value="0.94" calcext:value-type="float">
            <text:p>0.94</text:p>
          </table:table-cell>
          <table:table-cell office:value-type="float" office:value="1.01" calcext:value-type="float">
            <text:p>1.01</text:p>
          </table:table-cell>
          <table:table-cell table:formula="of:=[.H74]-[.S74]-[.Z74]" office:value-type="float" office:value="102253" calcext:value-type="float">
            <text:p>102253</text:p>
          </table:table-cell>
          <table:table-cell table:formula="of:=IF([.S74]+[.Z74]=0;0;[.S74]/([.S74]+[.Z74]))" office:value-type="float" office:value="0.367750877841434" calcext:value-type="float">
            <text:p>0.367750877841434</text:p>
          </table:table-cell>
        </table:table-row>
        <table:table-row table:style-name="ro1">
          <table:table-cell office:value-type="string" calcext:value-type="string">
            <text:p>2020-04-1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3153" calcext:value-type="float">
            <text:p>3153</text:p>
          </table:table-cell>
          <table:table-cell office:value-type="float" office:value="4019" calcext:value-type="float">
            <text:p>4019</text:p>
          </table:table-cell>
          <table:table-cell office:value-type="float" office:value="159516" calcext:value-type="float">
            <text:p>159516</text:p>
          </table:table-cell>
          <table:table-cell office:value-type="float" office:value="2629.4329709459" calcext:value-type="float">
            <text:p>2629.4329709459</text:p>
          </table:table-cell>
          <table:table-cell office:value-type="float" office:value="0.26294329709459" calcext:value-type="float">
            <text:p>0.26294329709459</text:p>
          </table:table-cell>
          <table:table-cell office:value-type="float" office:value="103616" calcext:value-type="float">
            <text:p>103616</text:p>
          </table:table-cell>
          <table:table-cell office:value-type="float" office:value="1363" calcext:value-type="float">
            <text:p>1363</text:p>
          </table:table-cell>
          <table:table-cell office:value-type="float" office:value="1671" calcext:value-type="float">
            <text:p>1671</text:p>
          </table:table-cell>
          <table:table-cell office:value-type="float" office:value="1707.987454033" calcext:value-type="float">
            <text:p>1707.987454033</text:p>
          </table:table-cell>
          <table:table-cell office:value-type="float" office:value="64.956493392512" calcext:value-type="float">
            <text:p>64.956493392512</text:p>
          </table:table-cell>
          <table:table-cell office:value-type="float" office:value="0.1707987454033" calcext:value-type="float">
            <text:p>0.1707987454033</text:p>
          </table:table-cell>
          <table:table-cell office:value-type="float" office:value="566" calcext:value-type="float">
            <text:p>566</text:p>
          </table:table-cell>
          <table:table-cell office:value-type="float" office:value="559" calcext:value-type="float">
            <text:p>559</text:p>
          </table:table-cell>
          <table:table-cell office:value-type="float" office:value="20465" calcext:value-type="float">
            <text:p>20465</text:p>
          </table:table-cell>
          <table:table-cell office:value-type="float" office:value="337.34136858" calcext:value-type="float">
            <text:p>337.34136858</text:p>
          </table:table-cell>
          <table:table-cell office:value-type="float" office:value="12.829434037965" calcext:value-type="float">
            <text:p>12.829434037965</text:p>
          </table:table-cell>
          <table:table-cell office:value-type="float" office:value="0.033734136858" calcext:value-type="float">
            <text:p>0.033734136858</text:p>
          </table:table-cell>
          <table:table-cell office:value-type="float" office:value="36.610017889088" calcext:value-type="float">
            <text:p>36.610017889088</text:p>
          </table:table-cell>
          <table:table-cell office:value-type="float" office:value="1224" calcext:value-type="float">
            <text:p>1224</text:p>
          </table:table-cell>
          <table:table-cell office:value-type="float" office:value="1789" calcext:value-type="float">
            <text:p>1789</text:p>
          </table:table-cell>
          <table:table-cell office:value-type="float" office:value="35435" calcext:value-type="float">
            <text:p>35435</text:p>
          </table:table-cell>
          <table:table-cell office:value-type="float" office:value="584.10414833288" calcext:value-type="float">
            <text:p>584.10414833288</text:p>
          </table:table-cell>
          <table:table-cell office:value-type="float" office:value="22.214072569523" calcext:value-type="float">
            <text:p>22.214072569523</text:p>
          </table:table-cell>
          <table:table-cell office:value-type="float" office:value="0.058410414833288" calcext:value-type="float">
            <text:p>0.058410414833288</text:p>
          </table:table-cell>
          <table:table-cell office:value-type="float" office:value="-35.610017889088" calcext:value-type="float">
            <text:p>-35.610017889088</text:p>
          </table:table-cell>
          <table:table-cell office:value-type="float" office:value="1790" calcext:value-type="float">
            <text:p>1790</text:p>
          </table:table-cell>
          <table:table-cell office:value-type="float" office:value="55900" calcext:value-type="float">
            <text:p>55900</text:p>
          </table:table-cell>
          <table:table-cell office:value-type="float" office:value="921.44551691289" calcext:value-type="float">
            <text:p>921.44551691289</text:p>
          </table:table-cell>
          <table:table-cell office:value-type="float" office:value="35.043506607488" calcext:value-type="float">
            <text:p>35.043506607488</text:p>
          </table:table-cell>
          <table:table-cell office:value-type="float" office:value="0.092144551691289" calcext:value-type="float">
            <text:p>0.092144551691289</text:p>
          </table:table-cell>
          <table:table-cell office:value-type="float" office:value="2.0164616949022" calcext:value-type="float">
            <text:p>2.0164616949022</text:p>
          </table:table-cell>
          <table:table-cell office:value-type="float" office:value="1.3329682258711" calcext:value-type="float">
            <text:p>1.3329682258711</text:p>
          </table:table-cell>
          <table:table-cell office:value-type="float" office:value="2.8443640383939" calcext:value-type="float">
            <text:p>2.8443640383939</text:p>
          </table:table-cell>
          <table:table-cell office:value-type="float" office:value="3.5777966151238" calcext:value-type="float">
            <text:p>3.5777966151238</text:p>
          </table:table-cell>
          <table:table-cell office:value-type="float" office:value="0.97" calcext:value-type="float">
            <text:p>0.97</text:p>
          </table:table-cell>
          <table:table-cell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 office:value-type="float" office:value="0.91" calcext:value-type="float">
            <text:p>0.91</text:p>
          </table:table-cell>
          <table:table-cell table:formula="of:=[.H75]-[.S75]-[.Z75]" office:value-type="float" office:value="103616" calcext:value-type="float">
            <text:p>103616</text:p>
          </table:table-cell>
          <table:table-cell table:formula="of:=IF([.S75]+[.Z75]=0;0;[.S75]/([.S75]+[.Z75]))" office:value-type="float" office:value="0.366100178890877" calcext:value-type="float">
            <text:p>0.366100178890877</text:p>
          </table:table-cell>
        </table:table-row>
        <table:table-row table:style-name="ro1">
          <table:table-cell office:value-type="string" calcext:value-type="string">
            <text:p>2020-04-1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2972" calcext:value-type="float">
            <text:p>2972</text:p>
          </table:table-cell>
          <table:table-cell office:value-type="float" office:value="3772" calcext:value-type="float">
            <text:p>3772</text:p>
          </table:table-cell>
          <table:table-cell office:value-type="float" office:value="162488" calcext:value-type="float">
            <text:p>162488</text:p>
          </table:table-cell>
          <table:table-cell office:value-type="float" office:value="2678.4228828648" calcext:value-type="float">
            <text:p>2678.4228828648</text:p>
          </table:table-cell>
          <table:table-cell office:value-type="float" office:value="0.26784228828648" calcext:value-type="float">
            <text:p>0.26784228828648</text:p>
          </table:table-cell>
          <table:table-cell office:value-type="float" office:value="104291" calcext:value-type="float">
            <text:p>104291</text:p>
          </table:table-cell>
          <table:table-cell office:value-type="float" office:value="675" calcext:value-type="float">
            <text:p>675</text:p>
          </table:table-cell>
          <table:table-cell office:value-type="float" office:value="1483" calcext:value-type="float">
            <text:p>1483</text:p>
          </table:table-cell>
          <table:table-cell office:value-type="float" office:value="1719.1140322784" calcext:value-type="float">
            <text:p>1719.1140322784</text:p>
          </table:table-cell>
          <table:table-cell office:value-type="float" office:value="64.183816651076" calcext:value-type="float">
            <text:p>64.183816651076</text:p>
          </table:table-cell>
          <table:table-cell office:value-type="float" office:value="0.17191140322784" calcext:value-type="float">
            <text:p>0.17191140322784</text:p>
          </table:table-cell>
          <table:table-cell office:value-type="float" office:value="602" calcext:value-type="float">
            <text:p>602</text:p>
          </table:table-cell>
          <table:table-cell office:value-type="float" office:value="558" calcext:value-type="float">
            <text:p>558</text:p>
          </table:table-cell>
          <table:table-cell office:value-type="float" office:value="21067" calcext:value-type="float">
            <text:p>21067</text:p>
          </table:table-cell>
          <table:table-cell office:value-type="float" office:value="347.26462799291" calcext:value-type="float">
            <text:p>347.26462799291</text:p>
          </table:table-cell>
          <table:table-cell office:value-type="float" office:value="12.965265127271" calcext:value-type="float">
            <text:p>12.965265127271</text:p>
          </table:table-cell>
          <table:table-cell office:value-type="float" office:value="0.034726462799291" calcext:value-type="float">
            <text:p>0.034726462799291</text:p>
          </table:table-cell>
          <table:table-cell office:value-type="float" office:value="36.199460453288" calcext:value-type="float">
            <text:p>36.199460453288</text:p>
          </table:table-cell>
          <table:table-cell office:value-type="float" office:value="1695" calcext:value-type="float">
            <text:p>1695</text:p>
          </table:table-cell>
          <table:table-cell office:value-type="float" office:value="1732" calcext:value-type="float">
            <text:p>1732</text:p>
          </table:table-cell>
          <table:table-cell office:value-type="float" office:value="37130" calcext:value-type="float">
            <text:p>37130</text:p>
          </table:table-cell>
          <table:table-cell office:value-type="float" office:value="612.04422259348" calcext:value-type="float">
            <text:p>612.04422259348</text:p>
          </table:table-cell>
          <table:table-cell office:value-type="float" office:value="22.850918221653" calcext:value-type="float">
            <text:p>22.850918221653</text:p>
          </table:table-cell>
          <table:table-cell office:value-type="float" office:value="0.061204422259348" calcext:value-type="float">
            <text:p>0.061204422259348</text:p>
          </table:table-cell>
          <table:table-cell office:value-type="float" office:value="-35.199460453288" calcext:value-type="float">
            <text:p>-35.199460453288</text:p>
          </table:table-cell>
          <table:table-cell office:value-type="float" office:value="2297" calcext:value-type="float">
            <text:p>2297</text:p>
          </table:table-cell>
          <table:table-cell office:value-type="float" office:value="58197" calcext:value-type="float">
            <text:p>58197</text:p>
          </table:table-cell>
          <table:table-cell office:value-type="float" office:value="959.30885058639" calcext:value-type="float">
            <text:p>959.30885058639</text:p>
          </table:table-cell>
          <table:table-cell office:value-type="float" office:value="35.816183348924" calcext:value-type="float">
            <text:p>35.816183348924</text:p>
          </table:table-cell>
          <table:table-cell office:value-type="float" office:value="0.095930885058639" calcext:value-type="float">
            <text:p>0.095930885058639</text:p>
          </table:table-cell>
          <table:table-cell office:value-type="float" office:value="1.8631359863587" calcext:value-type="float">
            <text:p>1.8631359863587</text:p>
          </table:table-cell>
          <table:table-cell office:value-type="float" office:value="0.65144379246448" calcext:value-type="float">
            <text:p>0.65144379246448</text:p>
          </table:table-cell>
          <table:table-cell office:value-type="float" office:value="2.9416076227706" calcext:value-type="float">
            <text:p>2.9416076227706</text:p>
          </table:table-cell>
          <table:table-cell office:value-type="float" office:value="4.7834062367716" calcext:value-type="float">
            <text:p>4.7834062367716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formula="of:=[.H76]-[.S76]-[.Z76]" office:value-type="float" office:value="104291" calcext:value-type="float">
            <text:p>104291</text:p>
          </table:table-cell>
          <table:table-cell table:formula="of:=IF([.S76]+[.Z76]=0;0;[.S76]/([.S76]+[.Z76]))" office:value-type="float" office:value="0.36199460453288" calcext:value-type="float">
            <text:p>0.36199460453288</text:p>
          </table:table-cell>
        </table:table-row>
        <table:table-row table:style-name="ro1">
          <table:table-cell office:value-type="string" calcext:value-type="string">
            <text:p>2020-04-1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2667" calcext:value-type="float">
            <text:p>2667</text:p>
          </table:table-cell>
          <table:table-cell office:value-type="float" office:value="3516" calcext:value-type="float">
            <text:p>3516</text:p>
          </table:table-cell>
          <table:table-cell office:value-type="float" office:value="165155" calcext:value-type="float">
            <text:p>165155</text:p>
          </table:table-cell>
          <table:table-cell office:value-type="float" office:value="2722.3852297987" calcext:value-type="float">
            <text:p>2722.3852297987</text:p>
          </table:table-cell>
          <table:table-cell office:value-type="float" office:value="0.27223852297987" calcext:value-type="float">
            <text:p>0.27223852297987</text:p>
          </table:table-cell>
          <table:table-cell office:value-type="float" office:value="105418" calcext:value-type="float">
            <text:p>105418</text:p>
          </table:table-cell>
          <table:table-cell office:value-type="float" office:value="1127" calcext:value-type="float">
            <text:p>1127</text:p>
          </table:table-cell>
          <table:table-cell office:value-type="float" office:value="1429" calcext:value-type="float">
            <text:p>1429</text:p>
          </table:table-cell>
          <table:table-cell office:value-type="float" office:value="1737.6912969932" calcext:value-type="float">
            <text:p>1737.6912969932</text:p>
          </table:table-cell>
          <table:table-cell office:value-type="float" office:value="63.829735702825" calcext:value-type="float">
            <text:p>63.829735702825</text:p>
          </table:table-cell>
          <table:table-cell office:value-type="float" office:value="0.17376912969932" calcext:value-type="float">
            <text:p>0.17376912969932</text:p>
          </table:table-cell>
          <table:table-cell office:value-type="float" office:value="578" calcext:value-type="float">
            <text:p>578</text:p>
          </table:table-cell>
          <table:table-cell office:value-type="float" office:value="559" calcext:value-type="float">
            <text:p>559</text:p>
          </table:table-cell>
          <table:table-cell office:value-type="float" office:value="21645" calcext:value-type="float">
            <text:p>21645</text:p>
          </table:table-cell>
          <table:table-cell office:value-type="float" office:value="356.79227573487" calcext:value-type="float">
            <text:p>356.79227573487</text:p>
          </table:table-cell>
          <table:table-cell office:value-type="float" office:value="13.105870243105" calcext:value-type="float">
            <text:p>13.105870243105</text:p>
          </table:table-cell>
          <table:table-cell office:value-type="float" office:value="0.035679227573487" calcext:value-type="float">
            <text:p>0.035679227573487</text:p>
          </table:table-cell>
          <table:table-cell office:value-type="float" office:value="36.233824932621" calcext:value-type="float">
            <text:p>36.233824932621</text:p>
          </table:table-cell>
          <table:table-cell office:value-type="float" office:value="962" calcext:value-type="float">
            <text:p>962</text:p>
          </table:table-cell>
          <table:table-cell office:value-type="float" office:value="1527" calcext:value-type="float">
            <text:p>1527</text:p>
          </table:table-cell>
          <table:table-cell office:value-type="float" office:value="38092" calcext:value-type="float">
            <text:p>38092</text:p>
          </table:table-cell>
          <table:table-cell office:value-type="float" office:value="627.90165707058" calcext:value-type="float">
            <text:p>627.90165707058</text:p>
          </table:table-cell>
          <table:table-cell office:value-type="float" office:value="23.06439405407" calcext:value-type="float">
            <text:p>23.06439405407</text:p>
          </table:table-cell>
          <table:table-cell office:value-type="float" office:value="0.062790165707058" calcext:value-type="float">
            <text:p>0.062790165707058</text:p>
          </table:table-cell>
          <table:table-cell office:value-type="float" office:value="-35.233824932621" calcext:value-type="float">
            <text:p>-35.233824932621</text:p>
          </table:table-cell>
          <table:table-cell office:value-type="float" office:value="1540" calcext:value-type="float">
            <text:p>1540</text:p>
          </table:table-cell>
          <table:table-cell office:value-type="float" office:value="59737" calcext:value-type="float">
            <text:p>59737</text:p>
          </table:table-cell>
          <table:table-cell office:value-type="float" office:value="984.69393280546" calcext:value-type="float">
            <text:p>984.69393280546</text:p>
          </table:table-cell>
          <table:table-cell office:value-type="float" office:value="36.170264297175" calcext:value-type="float">
            <text:p>36.170264297175</text:p>
          </table:table-cell>
          <table:table-cell office:value-type="float" office:value="0.098469393280546" calcext:value-type="float">
            <text:p>0.098469393280546</text:p>
          </table:table-cell>
          <table:table-cell office:value-type="float" office:value="1.6413519767614" calcext:value-type="float">
            <text:p>1.6413519767614</text:p>
          </table:table-cell>
          <table:table-cell office:value-type="float" office:value="1.0806301598412" calcext:value-type="float">
            <text:p>1.0806301598412</text:p>
          </table:table-cell>
          <table:table-cell office:value-type="float" office:value="2.7436274742488" calcext:value-type="float">
            <text:p>2.7436274742488</text:p>
          </table:table-cell>
          <table:table-cell office:value-type="float" office:value="2.5908968489092" calcext:value-type="float">
            <text:p>2.5908968489092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[.H77]-[.S77]-[.Z77]" office:value-type="float" office:value="105418" calcext:value-type="float">
            <text:p>105418</text:p>
          </table:table-cell>
          <table:table-cell table:formula="of:=IF([.S77]+[.Z77]=0;0;[.S77]/([.S77]+[.Z77]))" office:value-type="float" office:value="0.362338249326213" calcext:value-type="float">
            <text:p>0.362338249326213</text:p>
          </table:table-cell>
        </table:table-row>
        <table:table-row table:style-name="ro1">
          <table:table-cell office:value-type="string" calcext:value-type="string">
            <text:p>2020-04-1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3786" calcext:value-type="float">
            <text:p>3786</text:p>
          </table:table-cell>
          <table:table-cell office:value-type="float" office:value="3334" calcext:value-type="float">
            <text:p>3334</text:p>
          </table:table-cell>
          <table:table-cell office:value-type="float" office:value="168941" calcext:value-type="float">
            <text:p>168941</text:p>
          </table:table-cell>
          <table:table-cell office:value-type="float" office:value="2784.7929708905" calcext:value-type="float">
            <text:p>2784.7929708905</text:p>
          </table:table-cell>
          <table:table-cell office:value-type="float" office:value="0.27847929708905" calcext:value-type="float">
            <text:p>0.27847929708905</text:p>
          </table:table-cell>
          <table:table-cell office:value-type="float" office:value="106607" calcext:value-type="float">
            <text:p>106607</text:p>
          </table:table-cell>
          <table:table-cell office:value-type="float" office:value="1189" calcext:value-type="float">
            <text:p>1189</text:p>
          </table:table-cell>
          <table:table-cell office:value-type="float" office:value="1268" calcext:value-type="float">
            <text:p>1268</text:p>
          </table:table-cell>
          <table:table-cell office:value-type="float" office:value="1757.2905585247" calcext:value-type="float">
            <text:p>1757.2905585247</text:p>
          </table:table-cell>
          <table:table-cell office:value-type="float" office:value="63.1030951634" calcext:value-type="float">
            <text:p>63.1030951634</text:p>
          </table:table-cell>
          <table:table-cell office:value-type="float" office:value="0.17572905585247" calcext:value-type="float">
            <text:p>0.17572905585247</text:p>
          </table:table-cell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22170" calcext:value-type="float">
            <text:p>22170</text:p>
          </table:table-cell>
          <table:table-cell office:value-type="float" office:value="365.44628103683" calcext:value-type="float">
            <text:p>365.44628103683</text:p>
          </table:table-cell>
          <table:table-cell office:value-type="float" office:value="13.1229245713" calcext:value-type="float">
            <text:p>13.1229245713</text:p>
          </table:table-cell>
          <table:table-cell office:value-type="float" office:value="0.036544628103683" calcext:value-type="float">
            <text:p>0.036544628103683</text:p>
          </table:table-cell>
          <table:table-cell office:value-type="float" office:value="35.566464529791" calcext:value-type="float">
            <text:p>35.566464529791</text:p>
          </table:table-cell>
          <table:table-cell office:value-type="float" office:value="2072" calcext:value-type="float">
            <text:p>2072</text:p>
          </table:table-cell>
          <table:table-cell office:value-type="float" office:value="1526" calcext:value-type="float">
            <text:p>1526</text:p>
          </table:table-cell>
          <table:table-cell office:value-type="float" office:value="40164" calcext:value-type="float">
            <text:p>40164</text:p>
          </table:table-cell>
          <table:table-cell office:value-type="float" office:value="662.05613132896" calcext:value-type="float">
            <text:p>662.05613132896</text:p>
          </table:table-cell>
          <table:table-cell office:value-type="float" office:value="23.7739802653" calcext:value-type="float">
            <text:p>23.7739802653</text:p>
          </table:table-cell>
          <table:table-cell office:value-type="float" office:value="0.066205613132896" calcext:value-type="float">
            <text:p>0.066205613132896</text:p>
          </table:table-cell>
          <table:table-cell office:value-type="float" office:value="-34.566464529791" calcext:value-type="float">
            <text:p>-34.566464529791</text:p>
          </table:table-cell>
          <table:table-cell office:value-type="float" office:value="2597" calcext:value-type="float">
            <text:p>2597</text:p>
          </table:table-cell>
          <table:table-cell office:value-type="float" office:value="62334" calcext:value-type="float">
            <text:p>62334</text:p>
          </table:table-cell>
          <table:table-cell office:value-type="float" office:value="1027.5024123658" calcext:value-type="float">
            <text:p>1027.5024123658</text:p>
          </table:table-cell>
          <table:table-cell office:value-type="float" office:value="36.8969048366" calcext:value-type="float">
            <text:p>36.8969048366</text:p>
          </table:table-cell>
          <table:table-cell office:value-type="float" office:value="0.10275024123658" calcext:value-type="float">
            <text:p>0.10275024123658</text:p>
          </table:table-cell>
          <table:table-cell office:value-type="float" office:value="2.2923919953983" calcext:value-type="float">
            <text:p>2.2923919953983</text:p>
          </table:table-cell>
          <table:table-cell office:value-type="float" office:value="1.1278908725265" calcext:value-type="float">
            <text:p>1.1278908725265</text:p>
          </table:table-cell>
          <table:table-cell office:value-type="float" office:value="2.4255024255024" calcext:value-type="float">
            <text:p>2.4255024255024</text:p>
          </table:table-cell>
          <table:table-cell office:value-type="float" office:value="5.4394623543001" calcext:value-type="float">
            <text:p>5.4394623543001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H78]-[.S78]-[.Z78]" office:value-type="float" office:value="106607" calcext:value-type="float">
            <text:p>106607</text:p>
          </table:table-cell>
          <table:table-cell table:formula="of:=IF([.S78]+[.Z78]=0;0;[.S78]/([.S78]+[.Z78]))" office:value-type="float" office:value="0.355664645297911" calcext:value-type="float">
            <text:p>0.355664645297911</text:p>
          </table:table-cell>
        </table:table-row>
        <table:table-row table:style-name="ro1">
          <table:table-cell office:value-type="string" calcext:value-type="string">
            <text:p>2020-04-1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3493" calcext:value-type="float">
            <text:p>3493</text:p>
          </table:table-cell>
          <table:table-cell office:value-type="float" office:value="3214" calcext:value-type="float">
            <text:p>3214</text:p>
          </table:table-cell>
          <table:table-cell office:value-type="float" office:value="172434" calcext:value-type="float">
            <text:p>172434</text:p>
          </table:table-cell>
          <table:table-cell office:value-type="float" office:value="2842.3709528329" calcext:value-type="float">
            <text:p>2842.3709528329</text:p>
          </table:table-cell>
          <table:table-cell office:value-type="float" office:value="0.28423709528329" calcext:value-type="float">
            <text:p>0.28423709528329</text:p>
          </table:table-cell>
          <table:table-cell office:value-type="float" office:value="106962" calcext:value-type="float">
            <text:p>106962</text:p>
          </table:table-cell>
          <table:table-cell office:value-type="float" office:value="355" calcext:value-type="float">
            <text:p>355</text:p>
          </table:table-cell>
          <table:table-cell office:value-type="float" office:value="942" calcext:value-type="float">
            <text:p>942</text:p>
          </table:table-cell>
          <table:table-cell office:value-type="float" office:value="1763.1423144908" calcext:value-type="float">
            <text:p>1763.1423144908</text:p>
          </table:table-cell>
          <table:table-cell office:value-type="float" office:value="62.030690003132" calcext:value-type="float">
            <text:p>62.030690003132</text:p>
          </table:table-cell>
          <table:table-cell office:value-type="float" office:value="0.17631423144908" calcext:value-type="float">
            <text:p>0.17631423144908</text:p>
          </table:table-cell>
          <table:table-cell office:value-type="float" office:value="575" calcext:value-type="float">
            <text:p>575</text:p>
          </table:table-cell>
          <table:table-cell office:value-type="float" office:value="569" calcext:value-type="float">
            <text:p>569</text:p>
          </table:table-cell>
          <table:table-cell office:value-type="float" office:value="22745" calcext:value-type="float">
            <text:p>22745</text:p>
          </table:table-cell>
          <table:table-cell office:value-type="float" office:value="374.92447731992" calcext:value-type="float">
            <text:p>374.92447731992</text:p>
          </table:table-cell>
          <table:table-cell office:value-type="float" office:value="13.190554067063" calcext:value-type="float">
            <text:p>13.190554067063</text:p>
          </table:table-cell>
          <table:table-cell office:value-type="float" office:value="0.037492447731992" calcext:value-type="float">
            <text:p>0.037492447731992</text:p>
          </table:table-cell>
          <table:table-cell office:value-type="float" office:value="34.740041544477" calcext:value-type="float">
            <text:p>34.740041544477</text:p>
          </table:table-cell>
          <table:table-cell office:value-type="float" office:value="2563" calcext:value-type="float">
            <text:p>2563</text:p>
          </table:table-cell>
          <table:table-cell office:value-type="float" office:value="1703" calcext:value-type="float">
            <text:p>1703</text:p>
          </table:table-cell>
          <table:table-cell office:value-type="float" office:value="42727" calcext:value-type="float">
            <text:p>42727</text:p>
          </table:table-cell>
          <table:table-cell office:value-type="float" office:value="704.30416102213" calcext:value-type="float">
            <text:p>704.30416102213</text:p>
          </table:table-cell>
          <table:table-cell office:value-type="float" office:value="24.778755929805" calcext:value-type="float">
            <text:p>24.778755929805</text:p>
          </table:table-cell>
          <table:table-cell office:value-type="float" office:value="0.070430416102213" calcext:value-type="float">
            <text:p>0.070430416102213</text:p>
          </table:table-cell>
          <table:table-cell office:value-type="float" office:value="-33.740041544477" calcext:value-type="float">
            <text:p>-33.740041544477</text:p>
          </table:table-cell>
          <table:table-cell office:value-type="float" office:value="3138" calcext:value-type="float">
            <text:p>3138</text:p>
          </table:table-cell>
          <table:table-cell office:value-type="float" office:value="65472" calcext:value-type="float">
            <text:p>65472</text:p>
          </table:table-cell>
          <table:table-cell office:value-type="float" office:value="1079.228638342" calcext:value-type="float">
            <text:p>1079.228638342</text:p>
          </table:table-cell>
          <table:table-cell office:value-type="float" office:value="37.969309996868" calcext:value-type="float">
            <text:p>37.969309996868</text:p>
          </table:table-cell>
          <table:table-cell office:value-type="float" office:value="0.1079228638342" calcext:value-type="float">
            <text:p>0.1079228638342</text:p>
          </table:table-cell>
          <table:table-cell office:value-type="float" office:value="2.067585725194" calcext:value-type="float">
            <text:p>2.067585725194</text:p>
          </table:table-cell>
          <table:table-cell office:value-type="float" office:value="0.33299877118763" calcext:value-type="float">
            <text:p>0.33299877118763</text:p>
          </table:table-cell>
          <table:table-cell office:value-type="float" office:value="2.5935949481281" calcext:value-type="float">
            <text:p>2.5935949481281</text:p>
          </table:table-cell>
          <table:table-cell office:value-type="float" office:value="6.3813365202669" calcext:value-type="float">
            <text:p>6.3813365202669</text:p>
          </table:table-cell>
          <table:table-cell office:value-type="float" office:value="0.96" calcext:value-type="float">
            <text:p>0.96</text:p>
          </table:table-cell>
          <table:table-cell office:value-type="float" office:value="0.74" calcext:value-type="float">
            <text:p>0.74</text:p>
          </table:table-cell>
          <table:table-cell office:value-type="float" office:value="1.05" calcext:value-type="float">
            <text:p>1.05</text:p>
          </table:table-cell>
          <table:table-cell office:value-type="float" office:value="1.12" calcext:value-type="float">
            <text:p>1.12</text:p>
          </table:table-cell>
          <table:table-cell table:formula="of:=[.H79]-[.S79]-[.Z79]" office:value-type="float" office:value="106962" calcext:value-type="float">
            <text:p>106962</text:p>
          </table:table-cell>
          <table:table-cell table:formula="of:=IF([.S79]+[.Z79]=0;0;[.S79]/([.S79]+[.Z79]))" office:value-type="float" office:value="0.34740041544477" calcext:value-type="float">
            <text:p>0.34740041544477</text:p>
          </table:table-cell>
        </table:table-row>
        <table:table-row table:style-name="ro1">
          <table:table-cell office:value-type="string" calcext:value-type="string">
            <text:p>2020-04-1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3491" calcext:value-type="float">
            <text:p>3491</text:p>
          </table:table-cell>
          <table:table-cell office:value-type="float" office:value="3282" calcext:value-type="float">
            <text:p>3282</text:p>
          </table:table-cell>
          <table:table-cell office:value-type="float" office:value="175925" calcext:value-type="float">
            <text:p>175925</text:p>
          </table:table-cell>
          <table:table-cell office:value-type="float" office:value="2899.9159671359" calcext:value-type="float">
            <text:p>2899.9159671359</text:p>
          </table:table-cell>
          <table:table-cell office:value-type="float" office:value="0.28999159671359" calcext:value-type="float">
            <text:p>0.28999159671359</text:p>
          </table:table-cell>
          <table:table-cell office:value-type="float" office:value="107771" calcext:value-type="float">
            <text:p>107771</text:p>
          </table:table-cell>
          <table:table-cell office:value-type="float" office:value="809" calcext:value-type="float">
            <text:p>809</text:p>
          </table:table-cell>
          <table:table-cell office:value-type="float" office:value="831" calcext:value-type="float">
            <text:p>831</text:p>
          </table:table-cell>
          <table:table-cell office:value-type="float" office:value="1776.4777245656" calcext:value-type="float">
            <text:p>1776.4777245656</text:p>
          </table:table-cell>
          <table:table-cell office:value-type="float" office:value="61.259627682251" calcext:value-type="float">
            <text:p>61.259627682251</text:p>
          </table:table-cell>
          <table:table-cell office:value-type="float" office:value="0.17764777245656" calcext:value-type="float">
            <text:p>0.17764777245656</text:p>
          </table:table-cell>
          <table:table-cell office:value-type="float" office:value="482" calcext:value-type="float">
            <text:p>482</text:p>
          </table:table-cell>
          <table:table-cell office:value-type="float" office:value="552" calcext:value-type="float">
            <text:p>552</text:p>
          </table:table-cell>
          <table:table-cell office:value-type="float" office:value="23227" calcext:value-type="float">
            <text:p>23227</text:p>
          </table:table-cell>
          <table:table-cell office:value-type="float" office:value="382.8696783781" calcext:value-type="float">
            <text:p>382.8696783781</text:p>
          </table:table-cell>
          <table:table-cell office:value-type="float" office:value="13.202785277817" calcext:value-type="float">
            <text:p>13.202785277817</text:p>
          </table:table-cell>
          <table:table-cell office:value-type="float" office:value="0.03828696783781" calcext:value-type="float">
            <text:p>0.03828696783781</text:p>
          </table:table-cell>
          <table:table-cell office:value-type="float" office:value="34.080171376588" calcext:value-type="float">
            <text:p>34.080171376588</text:p>
          </table:table-cell>
          <table:table-cell office:value-type="float" office:value="2200" calcext:value-type="float">
            <text:p>2200</text:p>
          </table:table-cell>
          <table:table-cell office:value-type="float" office:value="1898" calcext:value-type="float">
            <text:p>1898</text:p>
          </table:table-cell>
          <table:table-cell office:value-type="float" office:value="44927" calcext:value-type="float">
            <text:p>44927</text:p>
          </table:table-cell>
          <table:table-cell office:value-type="float" office:value="740.56856419222" calcext:value-type="float">
            <text:p>740.56856419222</text:p>
          </table:table-cell>
          <table:table-cell office:value-type="float" office:value="25.537587039932" calcext:value-type="float">
            <text:p>25.537587039932</text:p>
          </table:table-cell>
          <table:table-cell office:value-type="float" office:value="0.074056856419222" calcext:value-type="float">
            <text:p>0.074056856419222</text:p>
          </table:table-cell>
          <table:table-cell office:value-type="float" office:value="-33.080171376588" calcext:value-type="float">
            <text:p>-33.080171376588</text:p>
          </table:table-cell>
          <table:table-cell office:value-type="float" office:value="2682" calcext:value-type="float">
            <text:p>2682</text:p>
          </table:table-cell>
          <table:table-cell office:value-type="float" office:value="68154" calcext:value-type="float">
            <text:p>68154</text:p>
          </table:table-cell>
          <table:table-cell office:value-type="float" office:value="1123.4382425703" calcext:value-type="float">
            <text:p>1123.4382425703</text:p>
          </table:table-cell>
          <table:table-cell office:value-type="float" office:value="38.740372317749" calcext:value-type="float">
            <text:p>38.740372317749</text:p>
          </table:table-cell>
          <table:table-cell office:value-type="float" office:value="0.11234382425703" calcext:value-type="float">
            <text:p>0.11234382425703</text:p>
          </table:table-cell>
          <table:table-cell office:value-type="float" office:value="2.0245427235928" calcext:value-type="float">
            <text:p>2.0245427235928</text:p>
          </table:table-cell>
          <table:table-cell office:value-type="float" office:value="0.75634337428246" calcext:value-type="float">
            <text:p>0.75634337428246</text:p>
          </table:table-cell>
          <table:table-cell office:value-type="float" office:value="2.1191470652891" calcext:value-type="float">
            <text:p>2.1191470652891</text:p>
          </table:table-cell>
          <table:table-cell office:value-type="float" office:value="5.1489690359726" calcext:value-type="float">
            <text:p>5.1489690359726</text:p>
          </table:table-cell>
          <table:table-cell office:value-type="float" office:value="1.02" calcext:value-type="float">
            <text:p>1.02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office:value-type="float" office:value="1.11" calcext:value-type="float">
            <text:p>1.11</text:p>
          </table:table-cell>
          <table:table-cell table:formula="of:=[.H80]-[.S80]-[.Z80]" office:value-type="float" office:value="107771" calcext:value-type="float">
            <text:p>107771</text:p>
          </table:table-cell>
          <table:table-cell table:formula="of:=IF([.S80]+[.Z80]=0;0;[.S80]/([.S80]+[.Z80]))" office:value-type="float" office:value="0.340801713765883" calcext:value-type="float">
            <text:p>0.340801713765883</text:p>
          </table:table-cell>
        </table:table-row>
        <table:table-row table:style-name="ro1">
          <table:table-cell office:value-type="string" calcext:value-type="string">
            <text:p>2020-04-1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3047" calcext:value-type="float">
            <text:p>3047</text:p>
          </table:table-cell>
          <table:table-cell office:value-type="float" office:value="3297" calcext:value-type="float">
            <text:p>3297</text:p>
          </table:table-cell>
          <table:table-cell office:value-type="float" office:value="178972" calcext:value-type="float">
            <text:p>178972</text:p>
          </table:table-cell>
          <table:table-cell office:value-type="float" office:value="2950.1421655265" calcext:value-type="float">
            <text:p>2950.1421655265</text:p>
          </table:table-cell>
          <table:table-cell office:value-type="float" office:value="0.29501421655265" calcext:value-type="float">
            <text:p>0.29501421655265</text:p>
          </table:table-cell>
          <table:table-cell office:value-type="float" office:value="108257" calcext:value-type="float">
            <text:p>108257</text:p>
          </table:table-cell>
          <table:table-cell office:value-type="float" office:value="486" calcext:value-type="float">
            <text:p>486</text:p>
          </table:table-cell>
          <table:table-cell office:value-type="float" office:value="793" calcext:value-type="float">
            <text:p>793</text:p>
          </table:table-cell>
          <table:table-cell office:value-type="float" office:value="1784.4888609023" calcext:value-type="float">
            <text:p>1784.4888609023</text:p>
          </table:table-cell>
          <table:table-cell office:value-type="float" office:value="60.488232796192" calcext:value-type="float">
            <text:p>60.488232796192</text:p>
          </table:table-cell>
          <table:table-cell office:value-type="float" office:value="0.17844888609023" calcext:value-type="float">
            <text:p>0.17844888609023</text:p>
          </table:table-cell>
          <table:table-cell office:value-type="float" office:value="433" calcext:value-type="float">
            <text:p>433</text:p>
          </table:table-cell>
          <table:table-cell office:value-type="float" office:value="519" calcext:value-type="float">
            <text:p>519</text:p>
          </table:table-cell>
          <table:table-cell office:value-type="float" office:value="23660" calcext:value-type="float">
            <text:p>23660</text:p>
          </table:table-cell>
          <table:table-cell office:value-type="float" office:value="390.00717227476" calcext:value-type="float">
            <text:p>390.00717227476</text:p>
          </table:table-cell>
          <table:table-cell office:value-type="float" office:value="13.219945019333" calcext:value-type="float">
            <text:p>13.219945019333</text:p>
          </table:table-cell>
          <table:table-cell office:value-type="float" office:value="0.039000717227476" calcext:value-type="float">
            <text:p>0.039000717227476</text:p>
          </table:table-cell>
          <table:table-cell office:value-type="float" office:value="33.458247896486" calcext:value-type="float">
            <text:p>33.458247896486</text:p>
          </table:table-cell>
          <table:table-cell office:value-type="float" office:value="2128" calcext:value-type="float">
            <text:p>2128</text:p>
          </table:table-cell>
          <table:table-cell office:value-type="float" office:value="1985" calcext:value-type="float">
            <text:p>1985</text:p>
          </table:table-cell>
          <table:table-cell office:value-type="float" office:value="47055" calcext:value-type="float">
            <text:p>47055</text:p>
          </table:table-cell>
          <table:table-cell office:value-type="float" office:value="775.64613234948" calcext:value-type="float">
            <text:p>775.64613234948</text:p>
          </table:table-cell>
          <table:table-cell office:value-type="float" office:value="26.291822184476" calcext:value-type="float">
            <text:p>26.291822184476</text:p>
          </table:table-cell>
          <table:table-cell office:value-type="float" office:value="0.077564613234948" calcext:value-type="float">
            <text:p>0.077564613234948</text:p>
          </table:table-cell>
          <table:table-cell office:value-type="float" office:value="-32.458247896486" calcext:value-type="float">
            <text:p>-32.458247896486</text:p>
          </table:table-cell>
          <table:table-cell office:value-type="float" office:value="2561" calcext:value-type="float">
            <text:p>2561</text:p>
          </table:table-cell>
          <table:table-cell office:value-type="float" office:value="70715" calcext:value-type="float">
            <text:p>70715</text:p>
          </table:table-cell>
          <table:table-cell office:value-type="float" office:value="1165.6533046242" calcext:value-type="float">
            <text:p>1165.6533046242</text:p>
          </table:table-cell>
          <table:table-cell office:value-type="float" office:value="39.511767203808" calcext:value-type="float">
            <text:p>39.511767203808</text:p>
          </table:table-cell>
          <table:table-cell office:value-type="float" office:value="0.11656533046242" calcext:value-type="float">
            <text:p>0.11656533046242</text:p>
          </table:table-cell>
          <table:table-cell office:value-type="float" office:value="1.7319880630951" calcext:value-type="float">
            <text:p>1.7319880630951</text:p>
          </table:table-cell>
          <table:table-cell office:value-type="float" office:value="0.45095619415242" calcext:value-type="float">
            <text:p>0.45095619415242</text:p>
          </table:table-cell>
          <table:table-cell office:value-type="float" office:value="1.8642097558875" calcext:value-type="float">
            <text:p>1.8642097558875</text:p>
          </table:table-cell>
          <table:table-cell office:value-type="float" office:value="4.7365726623189" calcext:value-type="float">
            <text:p>4.7365726623189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1.05" calcext:value-type="float">
            <text:p>1.05</text:p>
          </table:table-cell>
          <table:table-cell table:formula="of:=[.H81]-[.S81]-[.Z81]" office:value-type="float" office:value="108257" calcext:value-type="float">
            <text:p>108257</text:p>
          </table:table-cell>
          <table:table-cell table:formula="of:=IF([.S81]+[.Z81]=0;0;[.S81]/([.S81]+[.Z81]))" office:value-type="float" office:value="0.334582478964859" calcext:value-type="float">
            <text:p>0.334582478964859</text:p>
          </table:table-cell>
        </table:table-row>
        <table:table-row table:style-name="ro1">
          <table:table-cell office:value-type="string" calcext:value-type="string">
            <text:p>2020-04-2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2256" calcext:value-type="float">
            <text:p>2256</text:p>
          </table:table-cell>
          <table:table-cell office:value-type="float" office:value="3215" calcext:value-type="float">
            <text:p>3215</text:p>
          </table:table-cell>
          <table:table-cell office:value-type="float" office:value="181228" calcext:value-type="float">
            <text:p>181228</text:p>
          </table:table-cell>
          <table:table-cell office:value-type="float" office:value="2987.3296625955" calcext:value-type="float">
            <text:p>2987.3296625955</text:p>
          </table:table-cell>
          <table:table-cell office:value-type="float" office:value="0.29873296625955" calcext:value-type="float">
            <text:p>0.29873296625955</text:p>
          </table:table-cell>
          <table:table-cell office:value-type="float" office:value="108237" calcext:value-type="float">
            <text:p>108237</text:p>
          </table:table-cell>
          <table:table-cell office:value-type="float" office:value="-20" calcext:value-type="float">
            <text:p>-20</text:p>
          </table:table-cell>
          <table:table-cell office:value-type="float" office:value="564" calcext:value-type="float">
            <text:p>564</text:p>
          </table:table-cell>
          <table:table-cell office:value-type="float" office:value="1784.1591845098" calcext:value-type="float">
            <text:p>1784.1591845098</text:p>
          </table:table-cell>
          <table:table-cell office:value-type="float" office:value="59.724214801245" calcext:value-type="float">
            <text:p>59.724214801245</text:p>
          </table:table-cell>
          <table:table-cell office:value-type="float" office:value="0.17841591845098" calcext:value-type="float">
            <text:p>0.17841591845098</text:p>
          </table:table-cell>
          <table:table-cell office:value-type="float" office:value="454" calcext:value-type="float">
            <text:p>454</text:p>
          </table:table-cell>
          <table:table-cell office:value-type="float" office:value="494" calcext:value-type="float">
            <text:p>494</text:p>
          </table:table-cell>
          <table:table-cell office:value-type="float" office:value="24114" calcext:value-type="float">
            <text:p>24114</text:p>
          </table:table-cell>
          <table:table-cell office:value-type="float" office:value="397.49082638349" calcext:value-type="float">
            <text:p>397.49082638349</text:p>
          </table:table-cell>
          <table:table-cell office:value-type="float" office:value="13.305890921933" calcext:value-type="float">
            <text:p>13.305890921933</text:p>
          </table:table-cell>
          <table:table-cell office:value-type="float" office:value="0.039749082638349" calcext:value-type="float">
            <text:p>0.039749082638349</text:p>
          </table:table-cell>
          <table:table-cell office:value-type="float" office:value="33.036949760929" calcext:value-type="float">
            <text:p>33.036949760929</text:p>
          </table:table-cell>
          <table:table-cell office:value-type="float" office:value="1822" calcext:value-type="float">
            <text:p>1822</text:p>
          </table:table-cell>
          <table:table-cell office:value-type="float" office:value="2157" calcext:value-type="float">
            <text:p>2157</text:p>
          </table:table-cell>
          <table:table-cell office:value-type="float" office:value="48877" calcext:value-type="float">
            <text:p>48877</text:p>
          </table:table-cell>
          <table:table-cell office:value-type="float" office:value="805.67965170217" calcext:value-type="float">
            <text:p>805.67965170217</text:p>
          </table:table-cell>
          <table:table-cell office:value-type="float" office:value="26.969894276823" calcext:value-type="float">
            <text:p>26.969894276823</text:p>
          </table:table-cell>
          <table:table-cell office:value-type="float" office:value="0.080567965170217" calcext:value-type="float">
            <text:p>0.080567965170217</text:p>
          </table:table-cell>
          <table:table-cell office:value-type="float" office:value="-32.036949760929" calcext:value-type="float">
            <text:p>-32.036949760929</text:p>
          </table:table-cell>
          <table:table-cell office:value-type="float" office:value="2276" calcext:value-type="float">
            <text:p>2276</text:p>
          </table:table-cell>
          <table:table-cell office:value-type="float" office:value="72991" calcext:value-type="float">
            <text:p>72991</text:p>
          </table:table-cell>
          <table:table-cell office:value-type="float" office:value="1203.1704780857" calcext:value-type="float">
            <text:p>1203.1704780857</text:p>
          </table:table-cell>
          <table:table-cell office:value-type="float" office:value="40.275785198755" calcext:value-type="float">
            <text:p>40.275785198755</text:p>
          </table:table-cell>
          <table:table-cell office:value-type="float" office:value="0.12031704780857" calcext:value-type="float">
            <text:p>0.12031704780857</text:p>
          </table:table-cell>
          <table:table-cell office:value-type="float" office:value="1.2605323737791" calcext:value-type="float">
            <text:p>1.2605323737791</text:p>
          </table:table-cell>
          <table:table-cell office:value-type="float" office:value="-0.018474555917862" calcext:value-type="float">
            <text:p>-0.018474555917862</text:p>
          </table:table-cell>
          <table:table-cell office:value-type="float" office:value="1.9188503803888" calcext:value-type="float">
            <text:p>1.9188503803888</text:p>
          </table:table-cell>
          <table:table-cell office:value-type="float" office:value="3.8720646052492" calcext:value-type="float">
            <text:p>3.8720646052492</text:p>
          </table:table-cell>
          <table:table-cell office:value-type="float" office:value="0.98" calcext:value-type="float">
            <text:p>0.98</text:p>
          </table:table-cell>
          <table:table-cell office:value-type="float" office:value="0.71" calcext:value-type="float">
            <text:p>0.71</text:p>
          </table:table-cell>
          <table:table-cell office:value-type="float" office:value="0.95" calcext:value-type="float">
            <text:p>0.95</text:p>
          </table:table-cell>
          <table:table-cell office:value-type="float" office:value="1.09" calcext:value-type="float">
            <text:p>1.09</text:p>
          </table:table-cell>
          <table:table-cell table:formula="of:=[.H82]-[.S82]-[.Z82]" office:value-type="float" office:value="108237" calcext:value-type="float">
            <text:p>108237</text:p>
          </table:table-cell>
          <table:table-cell table:formula="of:=IF([.S82]+[.Z82]=0;0;[.S82]/([.S82]+[.Z82]))" office:value-type="float" office:value="0.330369497609294" calcext:value-type="float">
            <text:p>0.330369497609294</text:p>
          </table:table-cell>
        </table:table-row>
        <table:table-row table:style-name="ro1">
          <table:table-cell office:value-type="string" calcext:value-type="string">
            <text:p>2020-04-2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2729" calcext:value-type="float">
            <text:p>2729</text:p>
          </table:table-cell>
          <table:table-cell office:value-type="float" office:value="3003" calcext:value-type="float">
            <text:p>3003</text:p>
          </table:table-cell>
          <table:table-cell office:value-type="float" office:value="183957" calcext:value-type="float">
            <text:p>183957</text:p>
          </table:table-cell>
          <table:table-cell office:value-type="float" office:value="3032.314006346" calcext:value-type="float">
            <text:p>3032.314006346</text:p>
          </table:table-cell>
          <table:table-cell office:value-type="float" office:value="0.3032314006346" calcext:value-type="float">
            <text:p>0.3032314006346</text:p>
          </table:table-cell>
          <table:table-cell office:value-type="float" office:value="107709" calcext:value-type="float">
            <text:p>107709</text:p>
          </table:table-cell>
          <table:table-cell office:value-type="float" office:value="-528" calcext:value-type="float">
            <text:p>-528</text:p>
          </table:table-cell>
          <table:table-cell office:value-type="float" office:value="220" calcext:value-type="float">
            <text:p>220</text:p>
          </table:table-cell>
          <table:table-cell office:value-type="float" office:value="1775.455727749" calcext:value-type="float">
            <text:p>1775.455727749</text:p>
          </table:table-cell>
          <table:table-cell office:value-type="float" office:value="58.551183156933" calcext:value-type="float">
            <text:p>58.551183156933</text:p>
          </table:table-cell>
          <table:table-cell office:value-type="float" office:value="0.1775455727749" calcext:value-type="float">
            <text:p>0.1775455727749</text:p>
          </table:table-cell>
          <table:table-cell office:value-type="float" office:value="534" calcext:value-type="float">
            <text:p>534</text:p>
          </table:table-cell>
          <table:table-cell office:value-type="float" office:value="496" calcext:value-type="float">
            <text:p>496</text:p>
          </table:table-cell>
          <table:table-cell office:value-type="float" office:value="24648" calcext:value-type="float">
            <text:p>24648</text:p>
          </table:table-cell>
          <table:table-cell office:value-type="float" office:value="406.29318606205" calcext:value-type="float">
            <text:p>406.29318606205</text:p>
          </table:table-cell>
          <table:table-cell office:value-type="float" office:value="13.398783411341" calcext:value-type="float">
            <text:p>13.398783411341</text:p>
          </table:table-cell>
          <table:table-cell office:value-type="float" office:value="0.040629318606205" calcext:value-type="float">
            <text:p>0.040629318606205</text:p>
          </table:table-cell>
          <table:table-cell office:value-type="float" office:value="32.326093799182" calcext:value-type="float">
            <text:p>32.326093799182</text:p>
          </table:table-cell>
          <table:table-cell office:value-type="float" office:value="2723" calcext:value-type="float">
            <text:p>2723</text:p>
          </table:table-cell>
          <table:table-cell office:value-type="float" office:value="2287" calcext:value-type="float">
            <text:p>2287</text:p>
          </table:table-cell>
          <table:table-cell office:value-type="float" office:value="51600" calcext:value-type="float">
            <text:p>51600</text:p>
          </table:table-cell>
          <table:table-cell office:value-type="float" office:value="850.56509253497" calcext:value-type="float">
            <text:p>850.56509253497</text:p>
          </table:table-cell>
          <table:table-cell office:value-type="float" office:value="28.050033431726" calcext:value-type="float">
            <text:p>28.050033431726</text:p>
          </table:table-cell>
          <table:table-cell office:value-type="float" office:value="0.085056509253497" calcext:value-type="float">
            <text:p>0.085056509253497</text:p>
          </table:table-cell>
          <table:table-cell office:value-type="float" office:value="-31.326093799182" calcext:value-type="float">
            <text:p>-31.326093799182</text:p>
          </table:table-cell>
          <table:table-cell office:value-type="float" office:value="3257" calcext:value-type="float">
            <text:p>3257</text:p>
          </table:table-cell>
          <table:table-cell office:value-type="float" office:value="76248" calcext:value-type="float">
            <text:p>76248</text:p>
          </table:table-cell>
          <table:table-cell office:value-type="float" office:value="1256.858278597" calcext:value-type="float">
            <text:p>1256.858278597</text:p>
          </table:table-cell>
          <table:table-cell office:value-type="float" office:value="41.448816843067" calcext:value-type="float">
            <text:p>41.448816843067</text:p>
          </table:table-cell>
          <table:table-cell office:value-type="float" office:value="0.1256858278597" calcext:value-type="float">
            <text:p>0.1256858278597</text:p>
          </table:table-cell>
          <table:table-cell office:value-type="float" office:value="1.5058379499857" calcext:value-type="float">
            <text:p>1.5058379499857</text:p>
          </table:table-cell>
          <table:table-cell office:value-type="float" office:value="-0.48781839851437" calcext:value-type="float">
            <text:p>-0.48781839851437</text:p>
          </table:table-cell>
          <table:table-cell office:value-type="float" office:value="2.2144812142324" calcext:value-type="float">
            <text:p>2.2144812142324</text:p>
          </table:table-cell>
          <table:table-cell office:value-type="float" office:value="5.5711275241934" calcext:value-type="float">
            <text:p>5.5711275241934</text:p>
          </table:table-cell>
          <table:table-cell office:value-type="float" office:value="0.93" calcext:value-type="float">
            <text:p>0.93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table:formula="of:=[.H83]-[.S83]-[.Z83]" office:value-type="float" office:value="107709" calcext:value-type="float">
            <text:p>107709</text:p>
          </table:table-cell>
          <table:table-cell table:formula="of:=IF([.S83]+[.Z83]=0;0;[.S83]/([.S83]+[.Z83]))" office:value-type="float" office:value="0.323260937991816" calcext:value-type="float">
            <text:p>0.323260937991816</text:p>
          </table:table-cell>
        </table:table-row>
        <table:table-row table:style-name="ro1">
          <table:table-cell office:value-type="string" calcext:value-type="string">
            <text:p>2020-04-2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3370" calcext:value-type="float">
            <text:p>3370</text:p>
          </table:table-cell>
          <table:table-cell office:value-type="float" office:value="2979" calcext:value-type="float">
            <text:p>2979</text:p>
          </table:table-cell>
          <table:table-cell office:value-type="float" office:value="187327" calcext:value-type="float">
            <text:p>187327</text:p>
          </table:table-cell>
          <table:table-cell office:value-type="float" office:value="3087.8644784748" calcext:value-type="float">
            <text:p>3087.8644784748</text:p>
          </table:table-cell>
          <table:table-cell office:value-type="float" office:value="0.30878644784748" calcext:value-type="float">
            <text:p>0.30878644784748</text:p>
          </table:table-cell>
          <table:table-cell office:value-type="float" office:value="107699" calcext:value-type="float">
            <text:p>107699</text:p>
          </table:table-cell>
          <table:table-cell office:value-type="float" office:value="-10" calcext:value-type="float">
            <text:p>-10</text:p>
          </table:table-cell>
          <table:table-cell office:value-type="float" office:value="147" calcext:value-type="float">
            <text:p>147</text:p>
          </table:table-cell>
          <table:table-cell office:value-type="float" office:value="1775.2908895528" calcext:value-type="float">
            <text:p>1775.2908895528</text:p>
          </table:table-cell>
          <table:table-cell office:value-type="float" office:value="57.49251309208" calcext:value-type="float">
            <text:p>57.49251309208</text:p>
          </table:table-cell>
          <table:table-cell office:value-type="float" office:value="0.17752908895528" calcext:value-type="float">
            <text:p>0.17752908895528</text:p>
          </table:table-cell>
          <table:table-cell office:value-type="float" office:value="437" calcext:value-type="float">
            <text:p>437</text:p>
          </table:table-cell>
          <table:table-cell office:value-type="float" office:value="468" calcext:value-type="float">
            <text:p>468</text:p>
          </table:table-cell>
          <table:table-cell office:value-type="float" office:value="25085" calcext:value-type="float">
            <text:p>25085</text:p>
          </table:table-cell>
          <table:table-cell office:value-type="float" office:value="413.4966152372" calcext:value-type="float">
            <text:p>413.4966152372</text:p>
          </table:table-cell>
          <table:table-cell office:value-type="float" office:value="13.391022116406" calcext:value-type="float">
            <text:p>13.391022116406</text:p>
          </table:table-cell>
          <table:table-cell office:value-type="float" office:value="0.04134966152372" calcext:value-type="float">
            <text:p>0.04134966152372</text:p>
          </table:table-cell>
          <table:table-cell office:value-type="float" office:value="31.502737730447" calcext:value-type="float">
            <text:p>31.502737730447</text:p>
          </table:table-cell>
          <table:table-cell office:value-type="float" office:value="2943" calcext:value-type="float">
            <text:p>2943</text:p>
          </table:table-cell>
          <table:table-cell office:value-type="float" office:value="2363" calcext:value-type="float">
            <text:p>2363</text:p>
          </table:table-cell>
          <table:table-cell office:value-type="float" office:value="54543" calcext:value-type="float">
            <text:p>54543</text:p>
          </table:table-cell>
          <table:table-cell office:value-type="float" office:value="899.07697368479" calcext:value-type="float">
            <text:p>899.07697368479</text:p>
          </table:table-cell>
          <table:table-cell office:value-type="float" office:value="29.116464791514" calcext:value-type="float">
            <text:p>29.116464791514</text:p>
          </table:table-cell>
          <table:table-cell office:value-type="float" office:value="0.089907697368479" calcext:value-type="float">
            <text:p>0.089907697368479</text:p>
          </table:table-cell>
          <table:table-cell office:value-type="float" office:value="-30.502737730447" calcext:value-type="float">
            <text:p>-30.502737730447</text:p>
          </table:table-cell>
          <table:table-cell office:value-type="float" office:value="3380" calcext:value-type="float">
            <text:p>3380</text:p>
          </table:table-cell>
          <table:table-cell office:value-type="float" office:value="79628" calcext:value-type="float">
            <text:p>79628</text:p>
          </table:table-cell>
          <table:table-cell office:value-type="float" office:value="1312.573588922" calcext:value-type="float">
            <text:p>1312.573588922</text:p>
          </table:table-cell>
          <table:table-cell office:value-type="float" office:value="42.50748690792" calcext:value-type="float">
            <text:p>42.50748690792</text:p>
          </table:table-cell>
          <table:table-cell office:value-type="float" office:value="0.1312573588922" calcext:value-type="float">
            <text:p>0.1312573588922</text:p>
          </table:table-cell>
          <table:table-cell office:value-type="float" office:value="1.8319498578472" calcext:value-type="float">
            <text:p>1.8319498578472</text:p>
          </table:table-cell>
          <table:table-cell office:value-type="float" office:value="-0.0092842752230547" calcext:value-type="float">
            <text:p>-0.009284275223055</text:p>
          </table:table-cell>
          <table:table-cell office:value-type="float" office:value="1.7729633235962" calcext:value-type="float">
            <text:p>1.7729633235962</text:p>
          </table:table-cell>
          <table:table-cell office:value-type="float" office:value="5.703488372093" calcext:value-type="float">
            <text:p>5.703488372093</text:p>
          </table:table-cell>
          <table:table-cell office:value-type="float" office:value="0.99" calcext:value-type="float">
            <text:p>0.99</text:p>
          </table:table-cell>
          <table:table-cell office:value-type="float" office:value="0.67" calcext:value-type="float">
            <text:p>0.67</text:p>
          </table:table-cell>
          <table:table-cell office:value-type="float" office:value="0.94" calcext:value-type="float">
            <text:p>0.94</text:p>
          </table:table-cell>
          <table:table-cell office:value-type="float" office:value="1.03" calcext:value-type="float">
            <text:p>1.03</text:p>
          </table:table-cell>
          <table:table-cell table:formula="of:=[.H84]-[.S84]-[.Z84]" office:value-type="float" office:value="107699" calcext:value-type="float">
            <text:p>107699</text:p>
          </table:table-cell>
          <table:table-cell table:formula="of:=IF([.S84]+[.Z84]=0;0;[.S84]/([.S84]+[.Z84]))" office:value-type="float" office:value="0.315027377304466" calcext:value-type="float">
            <text:p>0.315027377304466</text:p>
          </table:table-cell>
        </table:table-row>
        <table:table-row table:style-name="ro1">
          <table:table-cell office:value-type="string" calcext:value-type="string">
            <text:p>2020-04-2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2646" calcext:value-type="float">
            <text:p>2646</text:p>
          </table:table-cell>
          <table:table-cell office:value-type="float" office:value="2810" calcext:value-type="float">
            <text:p>2810</text:p>
          </table:table-cell>
          <table:table-cell office:value-type="float" office:value="189973" calcext:value-type="float">
            <text:p>189973</text:p>
          </table:table-cell>
          <table:table-cell office:value-type="float" office:value="3131.4806651966" calcext:value-type="float">
            <text:p>3131.4806651966</text:p>
          </table:table-cell>
          <table:table-cell office:value-type="float" office:value="0.31314806651966" calcext:value-type="float">
            <text:p>0.31314806651966</text:p>
          </table:table-cell>
          <table:table-cell office:value-type="float" office:value="106848" calcext:value-type="float">
            <text:p>106848</text:p>
          </table:table-cell>
          <table:table-cell office:value-type="float" office:value="-851" calcext:value-type="float">
            <text:p>-851</text:p>
          </table:table-cell>
          <table:table-cell office:value-type="float" office:value="-185" calcext:value-type="float">
            <text:p>-185</text:p>
          </table:table-cell>
          <table:table-cell office:value-type="float" office:value="1761.2631590538" calcext:value-type="float">
            <text:p>1761.2631590538</text:p>
          </table:table-cell>
          <table:table-cell office:value-type="float" office:value="56.243782011128" calcext:value-type="float">
            <text:p>56.243782011128</text:p>
          </table:table-cell>
          <table:table-cell office:value-type="float" office:value="0.17612631590538" calcext:value-type="float">
            <text:p>0.17612631590538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25549" calcext:value-type="float">
            <text:p>25549</text:p>
          </table:table-cell>
          <table:table-cell office:value-type="float" office:value="421.14510754217" calcext:value-type="float">
            <text:p>421.14510754217</text:p>
          </table:table-cell>
          <table:table-cell office:value-type="float" office:value="13.448753243882" calcext:value-type="float">
            <text:p>13.448753243882</text:p>
          </table:table-cell>
          <table:table-cell office:value-type="float" office:value="0.042114510754217" calcext:value-type="float">
            <text:p>0.042114510754217</text:p>
          </table:table-cell>
          <table:table-cell office:value-type="float" office:value="30.735639097744" calcext:value-type="float">
            <text:p>30.735639097744</text:p>
          </table:table-cell>
          <table:table-cell office:value-type="float" office:value="3033" calcext:value-type="float">
            <text:p>3033</text:p>
          </table:table-cell>
          <table:table-cell office:value-type="float" office:value="2530" calcext:value-type="float">
            <text:p>2530</text:p>
          </table:table-cell>
          <table:table-cell office:value-type="float" office:value="57576" calcext:value-type="float">
            <text:p>57576</text:p>
          </table:table-cell>
          <table:table-cell office:value-type="float" office:value="949.07239860065" calcext:value-type="float">
            <text:p>949.07239860065</text:p>
          </table:table-cell>
          <table:table-cell office:value-type="float" office:value="30.30746474499" calcext:value-type="float">
            <text:p>30.30746474499</text:p>
          </table:table-cell>
          <table:table-cell office:value-type="float" office:value="0.094907239860065" calcext:value-type="float">
            <text:p>0.094907239860065</text:p>
          </table:table-cell>
          <table:table-cell office:value-type="float" office:value="-29.735639097744" calcext:value-type="float">
            <text:p>-29.735639097744</text:p>
          </table:table-cell>
          <table:table-cell office:value-type="float" office:value="3497" calcext:value-type="float">
            <text:p>3497</text:p>
          </table:table-cell>
          <table:table-cell office:value-type="float" office:value="83125" calcext:value-type="float">
            <text:p>83125</text:p>
          </table:table-cell>
          <table:table-cell office:value-type="float" office:value="1370.2175061428" calcext:value-type="float">
            <text:p>1370.2175061428</text:p>
          </table:table-cell>
          <table:table-cell office:value-type="float" office:value="43.756217988872" calcext:value-type="float">
            <text:p>43.756217988872</text:p>
          </table:table-cell>
          <table:table-cell office:value-type="float" office:value="0.13702175061428" calcext:value-type="float">
            <text:p>0.13702175061428</text:p>
          </table:table-cell>
          <table:table-cell office:value-type="float" office:value="1.4125032696835" calcext:value-type="float">
            <text:p>1.4125032696835</text:p>
          </table:table-cell>
          <table:table-cell office:value-type="float" office:value="-0.79016518259222" calcext:value-type="float">
            <text:p>-0.79016518259222</text:p>
          </table:table-cell>
          <table:table-cell office:value-type="float" office:value="1.849710982659" calcext:value-type="float">
            <text:p>1.849710982659</text:p>
          </table:table-cell>
          <table:table-cell office:value-type="float" office:value="5.5607502337605" calcext:value-type="float">
            <text:p>5.5607502337605</text:p>
          </table:table-cell>
          <table:table-cell office:value-type="float" office:value="0.94" calcext:value-type="float">
            <text:p>0.94</text:p>
          </table:table-cell>
          <table:table-cell office:value-type="float" office:value="-1.25" calcext:value-type="float">
            <text:p>-1.25</text:p>
          </table:table-cell>
          <table:table-cell office:value-type="float" office:value="0.99" calcext:value-type="float">
            <text:p>0.99</text:p>
          </table:table-cell>
          <table:table-cell office:value-type="float" office:value="1.07" calcext:value-type="float">
            <text:p>1.07</text:p>
          </table:table-cell>
          <table:table-cell table:formula="of:=[.H85]-[.S85]-[.Z85]" office:value-type="float" office:value="106848" calcext:value-type="float">
            <text:p>106848</text:p>
          </table:table-cell>
          <table:table-cell table:formula="of:=IF([.S85]+[.Z85]=0;0;[.S85]/([.S85]+[.Z85]))" office:value-type="float" office:value="0.307356390977444" calcext:value-type="float">
            <text:p>0.307356390977444</text:p>
          </table:table-cell>
        </table:table-row>
        <table:table-row table:style-name="ro1">
          <table:table-cell office:value-type="string" calcext:value-type="string">
            <text:p>2020-04-2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3021" calcext:value-type="float">
            <text:p>3021</text:p>
          </table:table-cell>
          <table:table-cell office:value-type="float" office:value="2804" calcext:value-type="float">
            <text:p>2804</text:p>
          </table:table-cell>
          <table:table-cell office:value-type="float" office:value="192994" calcext:value-type="float">
            <text:p>192994</text:p>
          </table:table-cell>
          <table:table-cell office:value-type="float" office:value="3181.278284277" calcext:value-type="float">
            <text:p>3181.278284277</text:p>
          </table:table-cell>
          <table:table-cell office:value-type="float" office:value="0.3181278284277" calcext:value-type="float">
            <text:p>0.3181278284277</text:p>
          </table:table-cell>
          <table:table-cell office:value-type="float" office:value="106527" calcext:value-type="float">
            <text:p>106527</text:p>
          </table:table-cell>
          <table:table-cell office:value-type="float" office:value="-321" calcext:value-type="float">
            <text:p>-321</text:p>
          </table:table-cell>
          <table:table-cell office:value-type="float" office:value="-346" calcext:value-type="float">
            <text:p>-346</text:p>
          </table:table-cell>
          <table:table-cell office:value-type="float" office:value="1755.9718529549" calcext:value-type="float">
            <text:p>1755.9718529549</text:p>
          </table:table-cell>
          <table:table-cell office:value-type="float" office:value="55.197052758117" calcext:value-type="float">
            <text:p>55.197052758117</text:p>
          </table:table-cell>
          <table:table-cell office:value-type="float" office:value="0.17559718529549" calcext:value-type="float">
            <text:p>0.17559718529549</text:p>
          </table:table-cell>
          <table:table-cell office:value-type="float" office:value="420" calcext:value-type="float">
            <text:p>420</text:p>
          </table:table-cell>
          <table:table-cell office:value-type="float" office:value="462" calcext:value-type="float">
            <text:p>462</text:p>
          </table:table-cell>
          <table:table-cell office:value-type="float" office:value="25969" calcext:value-type="float">
            <text:p>25969</text:p>
          </table:table-cell>
          <table:table-cell office:value-type="float" office:value="428.06831178373" calcext:value-type="float">
            <text:p>428.06831178373</text:p>
          </table:table-cell>
          <table:table-cell office:value-type="float" office:value="13.45585873136" calcext:value-type="float">
            <text:p>13.45585873136</text:p>
          </table:table-cell>
          <table:table-cell office:value-type="float" office:value="0.042806831178373" calcext:value-type="float">
            <text:p>0.042806831178373</text:p>
          </table:table-cell>
          <table:table-cell office:value-type="float" office:value="30.033423155655" calcext:value-type="float">
            <text:p>30.033423155655</text:p>
          </table:table-cell>
          <table:table-cell office:value-type="float" office:value="2922" calcext:value-type="float">
            <text:p>2922</text:p>
          </table:table-cell>
          <table:table-cell office:value-type="float" office:value="2689" calcext:value-type="float">
            <text:p>2689</text:p>
          </table:table-cell>
          <table:table-cell office:value-type="float" office:value="60498" calcext:value-type="float">
            <text:p>60498</text:p>
          </table:table-cell>
          <table:table-cell office:value-type="float" office:value="997.23811953839" calcext:value-type="float">
            <text:p>997.23811953839</text:p>
          </table:table-cell>
          <table:table-cell office:value-type="float" office:value="31.347088510524" calcext:value-type="float">
            <text:p>31.347088510524</text:p>
          </table:table-cell>
          <table:table-cell office:value-type="float" office:value="0.099723811953839" calcext:value-type="float">
            <text:p>0.099723811953839</text:p>
          </table:table-cell>
          <table:table-cell office:value-type="float" office:value="-29.033423155655" calcext:value-type="float">
            <text:p>-29.033423155655</text:p>
          </table:table-cell>
          <table:table-cell office:value-type="float" office:value="3342" calcext:value-type="float">
            <text:p>3342</text:p>
          </table:table-cell>
          <table:table-cell office:value-type="float" office:value="86467" calcext:value-type="float">
            <text:p>86467</text:p>
          </table:table-cell>
          <table:table-cell office:value-type="float" office:value="1425.3064313221" calcext:value-type="float">
            <text:p>1425.3064313221</text:p>
          </table:table-cell>
          <table:table-cell office:value-type="float" office:value="44.802947241883" calcext:value-type="float">
            <text:p>44.802947241883</text:p>
          </table:table-cell>
          <table:table-cell office:value-type="float" office:value="0.14253064313221" calcext:value-type="float">
            <text:p>0.14253064313221</text:p>
          </table:table-cell>
          <table:table-cell office:value-type="float" office:value="1.5902259794813" calcext:value-type="float">
            <text:p>1.5902259794813</text:p>
          </table:table-cell>
          <table:table-cell office:value-type="float" office:value="-0.30042677448338" calcext:value-type="float">
            <text:p>-0.30042677448338</text:p>
          </table:table-cell>
          <table:table-cell office:value-type="float" office:value="1.6438999569455" calcext:value-type="float">
            <text:p>1.6438999569455</text:p>
          </table:table-cell>
          <table:table-cell office:value-type="float" office:value="5.0750312630263" calcext:value-type="float">
            <text:p>5.0750312630263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.99" calcext:value-type="float">
            <text:p>0.99</text:p>
          </table:table-cell>
          <table:table-cell office:value-type="float" office:value="1.06" calcext:value-type="float">
            <text:p>1.06</text:p>
          </table:table-cell>
          <table:table-cell table:formula="of:=[.H86]-[.S86]-[.Z86]" office:value-type="float" office:value="106527" calcext:value-type="float">
            <text:p>106527</text:p>
          </table:table-cell>
          <table:table-cell table:formula="of:=IF([.S86]+[.Z86]=0;0;[.S86]/([.S86]+[.Z86]))" office:value-type="float" office:value="0.300334231556548" calcext:value-type="float">
            <text:p>0.300334231556548</text:p>
          </table:table-cell>
        </table:table-row>
        <table:table-row table:style-name="ro1">
          <table:table-cell office:value-type="string" calcext:value-type="string">
            <text:p>2020-04-2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2357" calcext:value-type="float">
            <text:p>2357</text:p>
          </table:table-cell>
          <table:table-cell office:value-type="float" office:value="2825" calcext:value-type="float">
            <text:p>2825</text:p>
          </table:table-cell>
          <table:table-cell office:value-type="float" office:value="195351" calcext:value-type="float">
            <text:p>195351</text:p>
          </table:table-cell>
          <table:table-cell office:value-type="float" office:value="3220.1306471279" calcext:value-type="float">
            <text:p>3220.1306471279</text:p>
          </table:table-cell>
          <table:table-cell office:value-type="float" office:value="0.32201306471279" calcext:value-type="float">
            <text:p>0.32201306471279</text:p>
          </table:table-cell>
          <table:table-cell office:value-type="float" office:value="105847" calcext:value-type="float">
            <text:p>105847</text:p>
          </table:table-cell>
          <table:table-cell office:value-type="float" office:value="-680" calcext:value-type="float">
            <text:p>-680</text:p>
          </table:table-cell>
          <table:table-cell office:value-type="float" office:value="-478" calcext:value-type="float">
            <text:p>-478</text:p>
          </table:table-cell>
          <table:table-cell office:value-type="float" office:value="1744.7628556114" calcext:value-type="float">
            <text:p>1744.7628556114</text:p>
          </table:table-cell>
          <table:table-cell office:value-type="float" office:value="54.182983450302" calcext:value-type="float">
            <text:p>54.182983450302</text:p>
          </table:table-cell>
          <table:table-cell office:value-type="float" office:value="0.17447628556114" calcext:value-type="float">
            <text:p>0.17447628556114</text:p>
          </table:table-cell>
          <table:table-cell office:value-type="float" office:value="415" calcext:value-type="float">
            <text:p>415</text:p>
          </table:table-cell>
          <table:table-cell office:value-type="float" office:value="454" calcext:value-type="float">
            <text:p>454</text:p>
          </table:table-cell>
          <table:table-cell office:value-type="float" office:value="26384" calcext:value-type="float">
            <text:p>26384</text:p>
          </table:table-cell>
          <table:table-cell office:value-type="float" office:value="434.90909692718" calcext:value-type="float">
            <text:p>434.90909692718</text:p>
          </table:table-cell>
          <table:table-cell office:value-type="float" office:value="13.505945707982" calcext:value-type="float">
            <text:p>13.505945707982</text:p>
          </table:table-cell>
          <table:table-cell office:value-type="float" office:value="0.043490909692718" calcext:value-type="float">
            <text:p>0.043490909692718</text:p>
          </table:table-cell>
          <table:table-cell office:value-type="float" office:value="29.478012155881" calcext:value-type="float">
            <text:p>29.478012155881</text:p>
          </table:table-cell>
          <table:table-cell office:value-type="float" office:value="2622" calcext:value-type="float">
            <text:p>2622</text:p>
          </table:table-cell>
          <table:table-cell office:value-type="float" office:value="2849" calcext:value-type="float">
            <text:p>2849</text:p>
          </table:table-cell>
          <table:table-cell office:value-type="float" office:value="63120" calcext:value-type="float">
            <text:p>63120</text:p>
          </table:table-cell>
          <table:table-cell office:value-type="float" office:value="1040.4586945893" calcext:value-type="float">
            <text:p>1040.4586945893</text:p>
          </table:table-cell>
          <table:table-cell office:value-type="float" office:value="32.311070841716" calcext:value-type="float">
            <text:p>32.311070841716</text:p>
          </table:table-cell>
          <table:table-cell office:value-type="float" office:value="0.10404586945893" calcext:value-type="float">
            <text:p>0.10404586945893</text:p>
          </table:table-cell>
          <table:table-cell office:value-type="float" office:value="-28.478012155881" calcext:value-type="float">
            <text:p>-28.478012155881</text:p>
          </table:table-cell>
          <table:table-cell office:value-type="float" office:value="3037" calcext:value-type="float">
            <text:p>3037</text:p>
          </table:table-cell>
          <table:table-cell office:value-type="float" office:value="89504" calcext:value-type="float">
            <text:p>89504</text:p>
          </table:table-cell>
          <table:table-cell office:value-type="float" office:value="1475.3677915165" calcext:value-type="float">
            <text:p>1475.3677915165</text:p>
          </table:table-cell>
          <table:table-cell office:value-type="float" office:value="45.817016549698" calcext:value-type="float">
            <text:p>45.817016549698</text:p>
          </table:table-cell>
          <table:table-cell office:value-type="float" office:value="0.14753677915165" calcext:value-type="float">
            <text:p>0.14753677915165</text:p>
          </table:table-cell>
          <table:table-cell office:value-type="float" office:value="1.2212814906163" calcext:value-type="float">
            <text:p>1.2212814906163</text:p>
          </table:table-cell>
          <table:table-cell office:value-type="float" office:value="-0.63833582096558" calcext:value-type="float">
            <text:p>-0.63833582096558</text:p>
          </table:table-cell>
          <table:table-cell office:value-type="float" office:value="1.5980592244599" calcext:value-type="float">
            <text:p>1.5980592244599</text:p>
          </table:table-cell>
          <table:table-cell office:value-type="float" office:value="4.3340275711594" calcext:value-type="float">
            <text:p>4.3340275711594</text:p>
          </table:table-cell>
          <table:table-cell office:value-type="float" office:value="1.01" calcext:value-type="float">
            <text:p>1.01</text:p>
          </table:table-cell>
          <table:table-cell office:value-type="float" office:value="1.38" calcext:value-type="float">
            <text:p>1.38</text:p>
          </table:table-cell>
          <table:table-cell office:value-type="float" office:value="0.98" calcext:value-type="float">
            <text:p>0.98</text:p>
          </table:table-cell>
          <table:table-cell office:value-type="float" office:value="1.06" calcext:value-type="float">
            <text:p>1.06</text:p>
          </table:table-cell>
          <table:table-cell table:formula="of:=[.H87]-[.S87]-[.Z87]" office:value-type="float" office:value="105847" calcext:value-type="float">
            <text:p>105847</text:p>
          </table:table-cell>
          <table:table-cell table:formula="of:=IF([.S87]+[.Z87]=0;0;[.S87]/([.S87]+[.Z87]))" office:value-type="float" office:value="0.294780121558813" calcext:value-type="float">
            <text:p>0.294780121558813</text:p>
          </table:table-cell>
        </table:table-row>
        <table:table-row table:style-name="ro1">
          <table:table-cell office:value-type="string" calcext:value-type="string">
            <text:p>2020-04-2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2324" calcext:value-type="float">
            <text:p>2324</text:p>
          </table:table-cell>
          <table:table-cell office:value-type="float" office:value="2744" calcext:value-type="float">
            <text:p>2744</text:p>
          </table:table-cell>
          <table:table-cell office:value-type="float" office:value="197675" calcext:value-type="float">
            <text:p>197675</text:p>
          </table:table-cell>
          <table:table-cell office:value-type="float" office:value="3258.4390439312" calcext:value-type="float">
            <text:p>3258.4390439312</text:p>
          </table:table-cell>
          <table:table-cell office:value-type="float" office:value="0.32584390439312" calcext:value-type="float">
            <text:p>0.32584390439312</text:p>
          </table:table-cell>
          <table:table-cell office:value-type="float" office:value="106103" calcext:value-type="float">
            <text:p>106103</text:p>
          </table:table-cell>
          <table:table-cell office:value-type="float" office:value="256" calcext:value-type="float">
            <text:p>256</text:p>
          </table:table-cell>
          <table:table-cell office:value-type="float" office:value="-321" calcext:value-type="float">
            <text:p>-321</text:p>
          </table:table-cell>
          <table:table-cell office:value-type="float" office:value="1748.9827134348" calcext:value-type="float">
            <text:p>1748.9827134348</text:p>
          </table:table-cell>
          <table:table-cell office:value-type="float" office:value="53.675477425066" calcext:value-type="float">
            <text:p>53.675477425066</text:p>
          </table:table-cell>
          <table:table-cell office:value-type="float" office:value="0.17489827134348" calcext:value-type="float">
            <text:p>0.17489827134348</text:p>
          </table:table-cell>
          <table:table-cell office:value-type="float" office:value="260" calcext:value-type="float">
            <text:p>260</text:p>
          </table:table-cell>
          <table:table-cell office:value-type="float" office:value="399" calcext:value-type="float">
            <text:p>399</text:p>
          </table:table-cell>
          <table:table-cell office:value-type="float" office:value="26644" calcext:value-type="float">
            <text:p>26644</text:p>
          </table:table-cell>
          <table:table-cell office:value-type="float" office:value="439.1948900291" calcext:value-type="float">
            <text:p>439.1948900291</text:p>
          </table:table-cell>
          <table:table-cell office:value-type="float" office:value="13.47868976856" calcext:value-type="float">
            <text:p>13.47868976856</text:p>
          </table:table-cell>
          <table:table-cell office:value-type="float" office:value="0.04391948900291" calcext:value-type="float">
            <text:p>0.04391948900291</text:p>
          </table:table-cell>
          <table:table-cell office:value-type="float" office:value="29.096230288735" calcext:value-type="float">
            <text:p>29.096230288735</text:p>
          </table:table-cell>
          <table:table-cell office:value-type="float" office:value="1808" calcext:value-type="float">
            <text:p>1808</text:p>
          </table:table-cell>
          <table:table-cell office:value-type="float" office:value="2666" calcext:value-type="float">
            <text:p>2666</text:p>
          </table:table-cell>
          <table:table-cell office:value-type="float" office:value="64928" calcext:value-type="float">
            <text:p>64928</text:p>
          </table:table-cell>
          <table:table-cell office:value-type="float" office:value="1070.2614404673" calcext:value-type="float">
            <text:p>1070.2614404673</text:p>
          </table:table-cell>
          <table:table-cell office:value-type="float" office:value="32.845832806374" calcext:value-type="float">
            <text:p>32.845832806374</text:p>
          </table:table-cell>
          <table:table-cell office:value-type="float" office:value="0.10702614404673" calcext:value-type="float">
            <text:p>0.10702614404673</text:p>
          </table:table-cell>
          <table:table-cell office:value-type="float" office:value="-28.096230288735" calcext:value-type="float">
            <text:p>-28.096230288735</text:p>
          </table:table-cell>
          <table:table-cell office:value-type="float" office:value="2068" calcext:value-type="float">
            <text:p>2068</text:p>
          </table:table-cell>
          <table:table-cell office:value-type="float" office:value="91572" calcext:value-type="float">
            <text:p>91572</text:p>
          </table:table-cell>
          <table:table-cell office:value-type="float" office:value="1509.4563304964" calcext:value-type="float">
            <text:p>1509.4563304964</text:p>
          </table:table-cell>
          <table:table-cell office:value-type="float" office:value="46.324522574934" calcext:value-type="float">
            <text:p>46.324522574934</text:p>
          </table:table-cell>
          <table:table-cell office:value-type="float" office:value="0.15094563304964" calcext:value-type="float">
            <text:p>0.15094563304964</text:p>
          </table:table-cell>
          <table:table-cell office:value-type="float" office:value="1.189653495503" calcext:value-type="float">
            <text:p>1.189653495503</text:p>
          </table:table-cell>
          <table:table-cell office:value-type="float" office:value="0.24185853165418" calcext:value-type="float">
            <text:p>0.24185853165418</text:p>
          </table:table-cell>
          <table:table-cell office:value-type="float" office:value="0.98544572468163" calcext:value-type="float">
            <text:p>0.98544572468163</text:p>
          </table:table-cell>
          <table:table-cell office:value-type="float" office:value="2.8643852978454" calcext:value-type="float">
            <text:p>2.8643852978454</text:p>
          </table:table-cell>
          <table:table-cell office:value-type="float" office:value="0.97" calcext:value-type="float">
            <text:p>0.97</text:p>
          </table:table-cell>
          <table:table-cell office:value-type="float" office:value="0.67" calcext:value-type="float">
            <text:p>0.67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table:formula="of:=[.H88]-[.S88]-[.Z88]" office:value-type="float" office:value="106103" calcext:value-type="float">
            <text:p>106103</text:p>
          </table:table-cell>
          <table:table-cell table:formula="of:=IF([.S88]+[.Z88]=0;0;[.S88]/([.S88]+[.Z88]))" office:value-type="float" office:value="0.290962302887345" calcext:value-type="float">
            <text:p>0.290962302887345</text:p>
          </table:table-cell>
        </table:table-row>
        <table:table-row table:style-name="ro1">
          <table:table-cell office:value-type="string" calcext:value-type="string">
            <text:p>2020-04-2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1739" calcext:value-type="float">
            <text:p>1739</text:p>
          </table:table-cell>
          <table:table-cell office:value-type="float" office:value="2417" calcext:value-type="float">
            <text:p>2417</text:p>
          </table:table-cell>
          <table:table-cell office:value-type="float" office:value="199414" calcext:value-type="float">
            <text:p>199414</text:p>
          </table:table-cell>
          <table:table-cell office:value-type="float" office:value="3287.1044062552" calcext:value-type="float">
            <text:p>3287.1044062552</text:p>
          </table:table-cell>
          <table:table-cell office:value-type="float" office:value="0.32871044062552" calcext:value-type="float">
            <text:p>0.32871044062552</text:p>
          </table:table-cell>
          <table:table-cell office:value-type="float" office:value="105813" calcext:value-type="float">
            <text:p>105813</text:p>
          </table:table-cell>
          <table:table-cell office:value-type="float" office:value="-290" calcext:value-type="float">
            <text:p>-290</text:p>
          </table:table-cell>
          <table:table-cell office:value-type="float" office:value="-377" calcext:value-type="float">
            <text:p>-377</text:p>
          </table:table-cell>
          <table:table-cell office:value-type="float" office:value="1744.2024057442" calcext:value-type="float">
            <text:p>1744.2024057442</text:p>
          </table:table-cell>
          <table:table-cell office:value-type="float" office:value="53.06197157672" calcext:value-type="float">
            <text:p>53.06197157672</text:p>
          </table:table-cell>
          <table:table-cell office:value-type="float" office:value="0.17442024057442" calcext:value-type="float">
            <text:p>0.17442024057442</text:p>
          </table:table-cell>
          <table:table-cell office:value-type="float" office:value="333" calcext:value-type="float">
            <text:p>333</text:p>
          </table:table-cell>
          <table:table-cell office:value-type="float" office:value="378" calcext:value-type="float">
            <text:p>378</text:p>
          </table:table-cell>
          <table:table-cell office:value-type="float" office:value="26977" calcext:value-type="float">
            <text:p>26977</text:p>
          </table:table-cell>
          <table:table-cell office:value-type="float" office:value="444.68400196349" calcext:value-type="float">
            <text:p>444.68400196349</text:p>
          </table:table-cell>
          <table:table-cell office:value-type="float" office:value="13.528137442707" calcext:value-type="float">
            <text:p>13.528137442707</text:p>
          </table:table-cell>
          <table:table-cell office:value-type="float" office:value="0.044468400196349" calcext:value-type="float">
            <text:p>0.044468400196349</text:p>
          </table:table-cell>
          <table:table-cell office:value-type="float" office:value="28.821273276995" calcext:value-type="float">
            <text:p>28.821273276995</text:p>
          </table:table-cell>
          <table:table-cell office:value-type="float" office:value="1696" calcext:value-type="float">
            <text:p>1696</text:p>
          </table:table-cell>
          <table:table-cell office:value-type="float" office:value="2416" calcext:value-type="float">
            <text:p>2416</text:p>
          </table:table-cell>
          <table:table-cell office:value-type="float" office:value="66624" calcext:value-type="float">
            <text:p>66624</text:p>
          </table:table-cell>
          <table:table-cell office:value-type="float" office:value="1098.2179985475" calcext:value-type="float">
            <text:p>1098.2179985475</text:p>
          </table:table-cell>
          <table:table-cell office:value-type="float" office:value="33.409890980573" calcext:value-type="float">
            <text:p>33.409890980573</text:p>
          </table:table-cell>
          <table:table-cell office:value-type="float" office:value="0.10982179985475" calcext:value-type="float">
            <text:p>0.10982179985475</text:p>
          </table:table-cell>
          <table:table-cell office:value-type="float" office:value="-27.821273276995" calcext:value-type="float">
            <text:p>-27.821273276995</text:p>
          </table:table-cell>
          <table:table-cell office:value-type="float" office:value="2029" calcext:value-type="float">
            <text:p>2029</text:p>
          </table:table-cell>
          <table:table-cell office:value-type="float" office:value="93601" calcext:value-type="float">
            <text:p>93601</text:p>
          </table:table-cell>
          <table:table-cell office:value-type="float" office:value="1542.902000511" calcext:value-type="float">
            <text:p>1542.902000511</text:p>
          </table:table-cell>
          <table:table-cell office:value-type="float" office:value="46.93802842328" calcext:value-type="float">
            <text:p>46.93802842328</text:p>
          </table:table-cell>
          <table:table-cell office:value-type="float" office:value="0.1542902000511" calcext:value-type="float">
            <text:p>0.1542902000511</text:p>
          </table:table-cell>
          <table:table-cell office:value-type="float" office:value="0.87972682433287" calcext:value-type="float">
            <text:p>0.87972682433287</text:p>
          </table:table-cell>
          <table:table-cell office:value-type="float" office:value="-0.27331932179109" calcext:value-type="float">
            <text:p>-0.27331932179109</text:p>
          </table:table-cell>
          <table:table-cell office:value-type="float" office:value="1.2498123404894" calcext:value-type="float">
            <text:p>1.2498123404894</text:p>
          </table:table-cell>
          <table:table-cell office:value-type="float" office:value="2.6121241991129" calcext:value-type="float">
            <text:p>2.6121241991129</text:p>
          </table:table-cell>
          <table:table-cell office:value-type="float" office:value="0.88" calcext:value-type="float">
            <text:p>0.88</text:p>
          </table:table-cell>
          <table:table-cell office:value-type="float" office:value="1.17" calcext:value-type="float">
            <text:p>1.17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table:formula="of:=[.H89]-[.S89]-[.Z89]" office:value-type="float" office:value="105813" calcext:value-type="float">
            <text:p>105813</text:p>
          </table:table-cell>
          <table:table-cell table:formula="of:=IF([.S89]+[.Z89]=0;0;[.S89]/([.S89]+[.Z89]))" office:value-type="float" office:value="0.288212732769949" calcext:value-type="float">
            <text:p>0.288212732769949</text:p>
          </table:table-cell>
        </table:table-row>
        <table:table-row table:style-name="ro1">
          <table:table-cell office:value-type="string" calcext:value-type="string">
            <text:p>2020-04-2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2091" calcext:value-type="float">
            <text:p>2091</text:p>
          </table:table-cell>
          <table:table-cell office:value-type="float" office:value="2306" calcext:value-type="float">
            <text:p>2306</text:p>
          </table:table-cell>
          <table:table-cell office:value-type="float" office:value="201505" calcext:value-type="float">
            <text:p>201505</text:p>
          </table:table-cell>
          <table:table-cell office:value-type="float" office:value="3321.5720730864" calcext:value-type="float">
            <text:p>3321.5720730864</text:p>
          </table:table-cell>
          <table:table-cell office:value-type="float" office:value="0.33215720730864" calcext:value-type="float">
            <text:p>0.33215720730864</text:p>
          </table:table-cell>
          <table:table-cell office:value-type="float" office:value="105205" calcext:value-type="float">
            <text:p>105205</text:p>
          </table:table-cell>
          <table:table-cell office:value-type="float" office:value="-608" calcext:value-type="float">
            <text:p>-608</text:p>
          </table:table-cell>
          <table:table-cell office:value-type="float" office:value="-329" calcext:value-type="float">
            <text:p>-329</text:p>
          </table:table-cell>
          <table:table-cell office:value-type="float" office:value="1734.1802434136" calcext:value-type="float">
            <text:p>1734.1802434136</text:p>
          </table:table-cell>
          <table:table-cell office:value-type="float" office:value="52.20962259001" calcext:value-type="float">
            <text:p>52.20962259001</text:p>
          </table:table-cell>
          <table:table-cell office:value-type="float" office:value="0.17341802434136" calcext:value-type="float">
            <text:p>0.17341802434136</text:p>
          </table:table-cell>
          <table:table-cell office:value-type="float" office:value="382" calcext:value-type="float">
            <text:p>382</text:p>
          </table:table-cell>
          <table:table-cell office:value-type="float" office:value="362" calcext:value-type="float">
            <text:p>362</text:p>
          </table:table-cell>
          <table:table-cell office:value-type="float" office:value="27359" calcext:value-type="float">
            <text:p>27359</text:p>
          </table:table-cell>
          <table:table-cell office:value-type="float" office:value="450.98082105939" calcext:value-type="float">
            <text:p>450.98082105939</text:p>
          </table:table-cell>
          <table:table-cell office:value-type="float" office:value="13.57733058733" calcext:value-type="float">
            <text:p>13.57733058733</text:p>
          </table:table-cell>
          <table:table-cell office:value-type="float" office:value="0.045098082105939" calcext:value-type="float">
            <text:p>0.045098082105939</text:p>
          </table:table-cell>
          <table:table-cell office:value-type="float" office:value="28.410176531672" calcext:value-type="float">
            <text:p>28.410176531672</text:p>
          </table:table-cell>
          <table:table-cell office:value-type="float" office:value="2317" calcext:value-type="float">
            <text:p>2317</text:p>
          </table:table-cell>
          <table:table-cell office:value-type="float" office:value="2273" calcext:value-type="float">
            <text:p>2273</text:p>
          </table:table-cell>
          <table:table-cell office:value-type="float" office:value="68941" calcext:value-type="float">
            <text:p>68941</text:p>
          </table:table-cell>
          <table:table-cell office:value-type="float" office:value="1136.4110086134" calcext:value-type="float">
            <text:p>1136.4110086134</text:p>
          </table:table-cell>
          <table:table-cell office:value-type="float" office:value="34.213046822659" calcext:value-type="float">
            <text:p>34.213046822659</text:p>
          </table:table-cell>
          <table:table-cell office:value-type="float" office:value="0.11364110086134" calcext:value-type="float">
            <text:p>0.11364110086134</text:p>
          </table:table-cell>
          <table:table-cell office:value-type="float" office:value="-27.410176531672" calcext:value-type="float">
            <text:p>-27.410176531672</text:p>
          </table:table-cell>
          <table:table-cell office:value-type="float" office:value="2699" calcext:value-type="float">
            <text:p>2699</text:p>
          </table:table-cell>
          <table:table-cell office:value-type="float" office:value="96300" calcext:value-type="float">
            <text:p>96300</text:p>
          </table:table-cell>
          <table:table-cell office:value-type="float" office:value="1587.3918296728" calcext:value-type="float">
            <text:p>1587.3918296728</text:p>
          </table:table-cell>
          <table:table-cell office:value-type="float" office:value="47.79037740999" calcext:value-type="float">
            <text:p>47.79037740999</text:p>
          </table:table-cell>
          <table:table-cell office:value-type="float" office:value="0.15873918296728" calcext:value-type="float">
            <text:p>0.15873918296728</text:p>
          </table:table-cell>
          <table:table-cell office:value-type="float" office:value="1.0485723168885" calcext:value-type="float">
            <text:p>1.0485723168885</text:p>
          </table:table-cell>
          <table:table-cell office:value-type="float" office:value="-0.57459858429494" calcext:value-type="float">
            <text:p>-0.57459858429494</text:p>
          </table:table-cell>
          <table:table-cell office:value-type="float" office:value="1.4160210549728" calcext:value-type="float">
            <text:p>1.4160210549728</text:p>
          </table:table-cell>
          <table:table-cell office:value-type="float" office:value="3.4777257444765" calcext:value-type="float">
            <text:p>3.4777257444765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formula="of:=[.H90]-[.S90]-[.Z90]" office:value-type="float" office:value="105205" calcext:value-type="float">
            <text:p>105205</text:p>
          </table:table-cell>
          <table:table-cell table:formula="of:=IF([.S90]+[.Z90]=0;0;[.S90]/([.S90]+[.Z90]))" office:value-type="float" office:value="0.284101765316719" calcext:value-type="float">
            <text:p>0.284101765316719</text:p>
          </table:table-cell>
        </table:table-row>
        <table:table-row table:style-name="ro1">
          <table:table-cell office:value-type="string" calcext:value-type="string">
            <text:p>2020-04-2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2086" calcext:value-type="float">
            <text:p>2086</text:p>
          </table:table-cell>
          <table:table-cell office:value-type="float" office:value="2119" calcext:value-type="float">
            <text:p>2119</text:p>
          </table:table-cell>
          <table:table-cell office:value-type="float" office:value="203591" calcext:value-type="float">
            <text:p>203591</text:p>
          </table:table-cell>
          <table:table-cell office:value-type="float" office:value="3355.9573208195" calcext:value-type="float">
            <text:p>3355.9573208195</text:p>
          </table:table-cell>
          <table:table-cell office:value-type="float" office:value="0.33559573208195" calcext:value-type="float">
            <text:p>0.33559573208195</text:p>
          </table:table-cell>
          <table:table-cell office:value-type="float" office:value="104657" calcext:value-type="float">
            <text:p>104657</text:p>
          </table:table-cell>
          <table:table-cell office:value-type="float" office:value="-548" calcext:value-type="float">
            <text:p>-548</text:p>
          </table:table-cell>
          <table:table-cell office:value-type="float" office:value="-374" calcext:value-type="float">
            <text:p>-374</text:p>
          </table:table-cell>
          <table:table-cell office:value-type="float" office:value="1725.1471102603" calcext:value-type="float">
            <text:p>1725.1471102603</text:p>
          </table:table-cell>
          <table:table-cell office:value-type="float" office:value="51.405513996198" calcext:value-type="float">
            <text:p>51.405513996198</text:p>
          </table:table-cell>
          <table:table-cell office:value-type="float" office:value="0.17251471102603" calcext:value-type="float">
            <text:p>0.17251471102603</text:p>
          </table:table-cell>
          <table:table-cell office:value-type="float" office:value="323" calcext:value-type="float">
            <text:p>323</text:p>
          </table:table-cell>
          <table:table-cell office:value-type="float" office:value="343" calcext:value-type="float">
            <text:p>343</text:p>
          </table:table-cell>
          <table:table-cell office:value-type="float" office:value="27682" calcext:value-type="float">
            <text:p>27682</text:p>
          </table:table-cell>
          <table:table-cell office:value-type="float" office:value="456.30509479754" calcext:value-type="float">
            <text:p>456.30509479754</text:p>
          </table:table-cell>
          <table:table-cell office:value-type="float" office:value="13.596868230914" calcext:value-type="float">
            <text:p>13.596868230914</text:p>
          </table:table-cell>
          <table:table-cell office:value-type="float" office:value="0.045630509479754" calcext:value-type="float">
            <text:p>0.045630509479754</text:p>
          </table:table-cell>
          <table:table-cell office:value-type="float" office:value="27.980269674733" calcext:value-type="float">
            <text:p>27.980269674733</text:p>
          </table:table-cell>
          <table:table-cell office:value-type="float" office:value="2311" calcext:value-type="float">
            <text:p>2311</text:p>
          </table:table-cell>
          <table:table-cell office:value-type="float" office:value="2151" calcext:value-type="float">
            <text:p>2151</text:p>
          </table:table-cell>
          <table:table-cell office:value-type="float" office:value="71252" calcext:value-type="float">
            <text:p>71252</text:p>
          </table:table-cell>
          <table:table-cell office:value-type="float" office:value="1174.5051157617" calcext:value-type="float">
            <text:p>1174.5051157617</text:p>
          </table:table-cell>
          <table:table-cell office:value-type="float" office:value="34.997617772888" calcext:value-type="float">
            <text:p>34.997617772888</text:p>
          </table:table-cell>
          <table:table-cell office:value-type="float" office:value="0.11745051157617" calcext:value-type="float">
            <text:p>0.11745051157617</text:p>
          </table:table-cell>
          <table:table-cell office:value-type="float" office:value="-26.980269674733" calcext:value-type="float">
            <text:p>-26.980269674733</text:p>
          </table:table-cell>
          <table:table-cell office:value-type="float" office:value="2634" calcext:value-type="float">
            <text:p>2634</text:p>
          </table:table-cell>
          <table:table-cell office:value-type="float" office:value="98934" calcext:value-type="float">
            <text:p>98934</text:p>
          </table:table-cell>
          <table:table-cell office:value-type="float" office:value="1630.8102105592" calcext:value-type="float">
            <text:p>1630.8102105592</text:p>
          </table:table-cell>
          <table:table-cell office:value-type="float" office:value="48.594486003802" calcext:value-type="float">
            <text:p>48.594486003802</text:p>
          </table:table-cell>
          <table:table-cell office:value-type="float" office:value="0.16308102105592" calcext:value-type="float">
            <text:p>0.16308102105592</text:p>
          </table:table-cell>
          <table:table-cell office:value-type="float" office:value="1.0352100444158" calcext:value-type="float">
            <text:p>1.0352100444158</text:p>
          </table:table-cell>
          <table:table-cell office:value-type="float" office:value="-0.52088779050425" calcext:value-type="float">
            <text:p>-0.52088779050425</text:p>
          </table:table-cell>
          <table:table-cell office:value-type="float" office:value="1.1805987060931" calcext:value-type="float">
            <text:p>1.1805987060931</text:p>
          </table:table-cell>
          <table:table-cell office:value-type="float" office:value="3.3521416863695" calcext:value-type="float">
            <text:p>3.3521416863695</text:p>
          </table:table-cell>
          <table:table-cell office:value-type="float" office:value="0.92" calcext:value-type="float">
            <text:p>0.92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.95" calcext:value-type="float">
            <text:p>0.95</text:p>
          </table:table-cell>
          <table:table-cell table:formula="of:=[.H91]-[.S91]-[.Z91]" office:value-type="float" office:value="104657" calcext:value-type="float">
            <text:p>104657</text:p>
          </table:table-cell>
          <table:table-cell table:formula="of:=IF([.S91]+[.Z91]=0;0;[.S91]/([.S91]+[.Z91]))" office:value-type="float" office:value="0.279802696747326" calcext:value-type="float">
            <text:p>0.279802696747326</text:p>
          </table:table-cell>
        </table:table-row>
        <table:table-row table:style-name="ro1">
          <table:table-cell office:value-type="string" calcext:value-type="string">
            <text:p>2020-04-3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1872" calcext:value-type="float">
            <text:p>1872</text:p>
          </table:table-cell>
          <table:table-cell office:value-type="float" office:value="2022" calcext:value-type="float">
            <text:p>2022</text:p>
          </table:table-cell>
          <table:table-cell office:value-type="float" office:value="205463" calcext:value-type="float">
            <text:p>205463</text:p>
          </table:table-cell>
          <table:table-cell office:value-type="float" office:value="3386.8150311533" calcext:value-type="float">
            <text:p>3386.8150311533</text:p>
          </table:table-cell>
          <table:table-cell office:value-type="float" office:value="0.33868150311533" calcext:value-type="float">
            <text:p>0.33868150311533</text:p>
          </table:table-cell>
          <table:table-cell office:value-type="float" office:value="101551" calcext:value-type="float">
            <text:p>101551</text:p>
          </table:table-cell>
          <table:table-cell office:value-type="float" office:value="-3106" calcext:value-type="float">
            <text:p>-3106</text:p>
          </table:table-cell>
          <table:table-cell office:value-type="float" office:value="-859" calcext:value-type="float">
            <text:p>-859</text:p>
          </table:table-cell>
          <table:table-cell office:value-type="float" office:value="1673.948366512" calcext:value-type="float">
            <text:p>1673.948366512</text:p>
          </table:table-cell>
          <table:table-cell office:value-type="float" office:value="49.425443997216" calcext:value-type="float">
            <text:p>49.425443997216</text:p>
          </table:table-cell>
          <table:table-cell office:value-type="float" office:value="0.1673948366512" calcext:value-type="float">
            <text:p>0.1673948366512</text:p>
          </table:table-cell>
          <table:table-cell office:value-type="float" office:value="285" calcext:value-type="float">
            <text:p>285</text:p>
          </table:table-cell>
          <table:table-cell office:value-type="float" office:value="317" calcext:value-type="float">
            <text:p>317</text:p>
          </table:table-cell>
          <table:table-cell office:value-type="float" office:value="27967" calcext:value-type="float">
            <text:p>27967</text:p>
          </table:table-cell>
          <table:table-cell office:value-type="float" office:value="461.00298339003" calcext:value-type="float">
            <text:p>461.00298339003</text:p>
          </table:table-cell>
          <table:table-cell office:value-type="float" office:value="13.611696509834" calcext:value-type="float">
            <text:p>13.611696509834</text:p>
          </table:table-cell>
          <table:table-cell office:value-type="float" office:value="0.046100298339003" calcext:value-type="float">
            <text:p>0.046100298339003</text:p>
          </table:table-cell>
          <table:table-cell office:value-type="float" office:value="26.914119639695" calcext:value-type="float">
            <text:p>26.914119639695</text:p>
          </table:table-cell>
          <table:table-cell office:value-type="float" office:value="4693" calcext:value-type="float">
            <text:p>4693</text:p>
          </table:table-cell>
          <table:table-cell office:value-type="float" office:value="2565" calcext:value-type="float">
            <text:p>2565</text:p>
          </table:table-cell>
          <table:table-cell office:value-type="float" office:value="75945" calcext:value-type="float">
            <text:p>75945</text:p>
          </table:table-cell>
          <table:table-cell office:value-type="float" office:value="1251.8636812513" calcext:value-type="float">
            <text:p>1251.8636812513</text:p>
          </table:table-cell>
          <table:table-cell office:value-type="float" office:value="36.96285949295" calcext:value-type="float">
            <text:p>36.96285949295</text:p>
          </table:table-cell>
          <table:table-cell office:value-type="float" office:value="0.12518636812513" calcext:value-type="float">
            <text:p>0.12518636812513</text:p>
          </table:table-cell>
          <table:table-cell office:value-type="float" office:value="-25.914119639695" calcext:value-type="float">
            <text:p>-25.914119639695</text:p>
          </table:table-cell>
          <table:table-cell office:value-type="float" office:value="4978" calcext:value-type="float">
            <text:p>4978</text:p>
          </table:table-cell>
          <table:table-cell office:value-type="float" office:value="103912" calcext:value-type="float">
            <text:p>103912</text:p>
          </table:table-cell>
          <table:table-cell office:value-type="float" office:value="1712.8666646414" calcext:value-type="float">
            <text:p>1712.8666646414</text:p>
          </table:table-cell>
          <table:table-cell office:value-type="float" office:value="50.574556002784" calcext:value-type="float">
            <text:p>50.574556002784</text:p>
          </table:table-cell>
          <table:table-cell office:value-type="float" office:value="0.17128666646414" calcext:value-type="float">
            <text:p>0.17128666646414</text:p>
          </table:table-cell>
          <table:table-cell office:value-type="float" office:value="0.91949054722458" calcext:value-type="float">
            <text:p>0.91949054722458</text:p>
          </table:table-cell>
          <table:table-cell office:value-type="float" office:value="-2.9677900188234" calcext:value-type="float">
            <text:p>-2.9677900188234</text:p>
          </table:table-cell>
          <table:table-cell office:value-type="float" office:value="1.0295498880139" calcext:value-type="float">
            <text:p>1.0295498880139</text:p>
          </table:table-cell>
          <table:table-cell office:value-type="float" office:value="6.5864817829675" calcext:value-type="float">
            <text:p>6.5864817829675</text:p>
          </table:table-cell>
          <table:table-cell office:value-type="float" office:value="0.95" calcext:value-type="float">
            <text:p>0.95</text:p>
          </table:table-cell>
          <table:table-cell office:value-type="float" office:value="2.3" calcext:value-type="float">
            <text:p>2.3</text:p>
          </table:table-cell>
          <table:table-cell office:value-type="float" office:value="0.92" calcext:value-type="float">
            <text:p>0.92</text:p>
          </table:table-cell>
          <table:table-cell office:value-type="float" office:value="1.19" calcext:value-type="float">
            <text:p>1.19</text:p>
          </table:table-cell>
          <table:table-cell table:formula="of:=[.H92]-[.S92]-[.Z92]" office:value-type="float" office:value="101551" calcext:value-type="float">
            <text:p>101551</text:p>
          </table:table-cell>
          <table:table-cell table:formula="of:=IF([.S92]+[.Z92]=0;0;[.S92]/([.S92]+[.Z92]))" office:value-type="float" office:value="0.269141196396951" calcext:value-type="float">
            <text:p>0.269141196396951</text:p>
          </table:table-cell>
        </table:table-row>
        <table:table-row table:style-name="ro1">
          <table:table-cell office:value-type="string" calcext:value-type="string">
            <text:p>2020-05-0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1965" calcext:value-type="float">
            <text:p>1965</text:p>
          </table:table-cell>
          <table:table-cell office:value-type="float" office:value="1951" calcext:value-type="float">
            <text:p>1951</text:p>
          </table:table-cell>
          <table:table-cell office:value-type="float" office:value="207428" calcext:value-type="float">
            <text:p>207428</text:p>
          </table:table-cell>
          <table:table-cell office:value-type="float" office:value="3419.2057367121" calcext:value-type="float">
            <text:p>3419.2057367121</text:p>
          </table:table-cell>
          <table:table-cell office:value-type="float" office:value="0.34192057367121" calcext:value-type="float">
            <text:p>0.34192057367121</text:p>
          </table:table-cell>
          <table:table-cell office:value-type="float" office:value="100943" calcext:value-type="float">
            <text:p>100943</text:p>
          </table:table-cell>
          <table:table-cell office:value-type="float" office:value="-608" calcext:value-type="float">
            <text:p>-608</text:p>
          </table:table-cell>
          <table:table-cell office:value-type="float" office:value="-1032" calcext:value-type="float">
            <text:p>-1032</text:p>
          </table:table-cell>
          <table:table-cell office:value-type="float" office:value="1663.9262041813" calcext:value-type="float">
            <text:p>1663.9262041813</text:p>
          </table:table-cell>
          <table:table-cell office:value-type="float" office:value="48.664114777176" calcext:value-type="float">
            <text:p>48.664114777176</text:p>
          </table:table-cell>
          <table:table-cell office:value-type="float" office:value="0.16639262041813" calcext:value-type="float">
            <text:p>0.16639262041813</text:p>
          </table:table-cell>
          <table:table-cell office:value-type="float" office:value="269" calcext:value-type="float">
            <text:p>269</text:p>
          </table:table-cell>
          <table:table-cell office:value-type="float" office:value="318" calcext:value-type="float">
            <text:p>318</text:p>
          </table:table-cell>
          <table:table-cell office:value-type="float" office:value="28236" calcext:value-type="float">
            <text:p>28236</text:p>
          </table:table-cell>
          <table:table-cell office:value-type="float" office:value="465.43713086856" calcext:value-type="float">
            <text:p>465.43713086856</text:p>
          </table:table-cell>
          <table:table-cell office:value-type="float" office:value="13.612434194034" calcext:value-type="float">
            <text:p>13.612434194034</text:p>
          </table:table-cell>
          <table:table-cell office:value-type="float" office:value="0.046543713086856" calcext:value-type="float">
            <text:p>0.046543713086856</text:p>
          </table:table-cell>
          <table:table-cell office:value-type="float" office:value="26.516410762079" calcext:value-type="float">
            <text:p>26.516410762079</text:p>
          </table:table-cell>
          <table:table-cell office:value-type="float" office:value="2304" calcext:value-type="float">
            <text:p>2304</text:p>
          </table:table-cell>
          <table:table-cell office:value-type="float" office:value="2664" calcext:value-type="float">
            <text:p>2664</text:p>
          </table:table-cell>
          <table:table-cell office:value-type="float" office:value="78249" calcext:value-type="float">
            <text:p>78249</text:p>
          </table:table-cell>
          <table:table-cell office:value-type="float" office:value="1289.8424016622" calcext:value-type="float">
            <text:p>1289.8424016622</text:p>
          </table:table-cell>
          <table:table-cell office:value-type="float" office:value="37.723451028791" calcext:value-type="float">
            <text:p>37.723451028791</text:p>
          </table:table-cell>
          <table:table-cell office:value-type="float" office:value="0.12898424016622" calcext:value-type="float">
            <text:p>0.12898424016622</text:p>
          </table:table-cell>
          <table:table-cell office:value-type="float" office:value="-25.516410762079" calcext:value-type="float">
            <text:p>-25.516410762079</text:p>
          </table:table-cell>
          <table:table-cell office:value-type="float" office:value="2573" calcext:value-type="float">
            <text:p>2573</text:p>
          </table:table-cell>
          <table:table-cell office:value-type="float" office:value="106485" calcext:value-type="float">
            <text:p>106485</text:p>
          </table:table-cell>
          <table:table-cell office:value-type="float" office:value="1755.2795325307" calcext:value-type="float">
            <text:p>1755.2795325307</text:p>
          </table:table-cell>
          <table:table-cell office:value-type="float" office:value="51.335885222824" calcext:value-type="float">
            <text:p>51.335885222824</text:p>
          </table:table-cell>
          <table:table-cell office:value-type="float" office:value="0.17552795325307" calcext:value-type="float">
            <text:p>0.17552795325307</text:p>
          </table:table-cell>
          <table:table-cell office:value-type="float" office:value="0.95637657388435" calcext:value-type="float">
            <text:p>0.95637657388435</text:p>
          </table:table-cell>
          <table:table-cell office:value-type="float" office:value="-0.59871394668689" calcext:value-type="float">
            <text:p>-0.59871394668689</text:p>
          </table:table-cell>
          <table:table-cell office:value-type="float" office:value="0.96184789215862" calcext:value-type="float">
            <text:p>0.96184789215862</text:p>
          </table:table-cell>
          <table:table-cell office:value-type="float" office:value="3.0337744420304" calcext:value-type="float">
            <text:p>3.0337744420304</text:p>
          </table:table-cell>
          <table:table-cell office:value-type="float" office:value="0.96" calcext:value-type="float">
            <text:p>0.96</text:p>
          </table:table-cell>
          <table:table-cell office:value-type="float" office:value="1.2" calcext:value-type="float">
            <text:p>1.2</text:p>
          </table:table-cell>
          <table:table-cell office:value-type="float" office:value="1.01" calcext:value-type="float">
            <text:p>1.01</text:p>
          </table:table-cell>
          <table:table-cell office:value-type="float" office:value="1.04" calcext:value-type="float">
            <text:p>1.04</text:p>
          </table:table-cell>
          <table:table-cell table:formula="of:=[.H93]-[.S93]-[.Z93]" office:value-type="float" office:value="100943" calcext:value-type="float">
            <text:p>100943</text:p>
          </table:table-cell>
          <table:table-cell table:formula="of:=IF([.S93]+[.Z93]=0;0;[.S93]/([.S93]+[.Z93]))" office:value-type="float" office:value="0.265164107620792" calcext:value-type="float">
            <text:p>0.265164107620792</text:p>
          </table:table-cell>
        </table:table-row>
        <table:table-row table:style-name="ro1">
          <table:table-cell office:value-type="string" calcext:value-type="string">
            <text:p>2020-05-0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1900" calcext:value-type="float">
            <text:p>1900</text:p>
          </table:table-cell>
          <table:table-cell office:value-type="float" office:value="1983" calcext:value-type="float">
            <text:p>1983</text:p>
          </table:table-cell>
          <table:table-cell office:value-type="float" office:value="209328" calcext:value-type="float">
            <text:p>209328</text:p>
          </table:table-cell>
          <table:table-cell office:value-type="float" office:value="3450.5249939954" calcext:value-type="float">
            <text:p>3450.5249939954</text:p>
          </table:table-cell>
          <table:table-cell office:value-type="float" office:value="0.34505249939954" calcext:value-type="float">
            <text:p>0.34505249939954</text:p>
          </table:table-cell>
          <table:table-cell office:value-type="float" office:value="100704" calcext:value-type="float">
            <text:p>100704</text:p>
          </table:table-cell>
          <table:table-cell office:value-type="float" office:value="-239" calcext:value-type="float">
            <text:p>-239</text:p>
          </table:table-cell>
          <table:table-cell office:value-type="float" office:value="-1022" calcext:value-type="float">
            <text:p>-1022</text:p>
          </table:table-cell>
          <table:table-cell office:value-type="float" office:value="1659.9865712915" calcext:value-type="float">
            <text:p>1659.9865712915</text:p>
          </table:table-cell>
          <table:table-cell office:value-type="float" office:value="48.108232056868" calcext:value-type="float">
            <text:p>48.108232056868</text:p>
          </table:table-cell>
          <table:table-cell office:value-type="float" office:value="0.16599865712915" calcext:value-type="float">
            <text:p>0.16599865712915</text:p>
          </table:table-cell>
          <table:table-cell office:value-type="float" office:value="474" calcext:value-type="float">
            <text:p>474</text:p>
          </table:table-cell>
          <table:table-cell office:value-type="float" office:value="347" calcext:value-type="float">
            <text:p>347</text:p>
          </table:table-cell>
          <table:table-cell office:value-type="float" office:value="28710" calcext:value-type="float">
            <text:p>28710</text:p>
          </table:table-cell>
          <table:table-cell office:value-type="float" office:value="473.25046136975" calcext:value-type="float">
            <text:p>473.25046136975</text:p>
          </table:table-cell>
          <table:table-cell office:value-type="float" office:value="13.715317587709" calcext:value-type="float">
            <text:p>13.715317587709</text:p>
          </table:table-cell>
          <table:table-cell office:value-type="float" office:value="0.047325046136975" calcext:value-type="float">
            <text:p>0.047325046136975</text:p>
          </table:table-cell>
          <table:table-cell office:value-type="float" office:value="26.430623066726" calcext:value-type="float">
            <text:p>26.430623066726</text:p>
          </table:table-cell>
          <table:table-cell office:value-type="float" office:value="1665" calcext:value-type="float">
            <text:p>1665</text:p>
          </table:table-cell>
          <table:table-cell office:value-type="float" office:value="2658" calcext:value-type="float">
            <text:p>2658</text:p>
          </table:table-cell>
          <table:table-cell office:value-type="float" office:value="79914" calcext:value-type="float">
            <text:p>79914</text:p>
          </table:table-cell>
          <table:table-cell office:value-type="float" office:value="1317.2879613341" calcext:value-type="float">
            <text:p>1317.2879613341</text:p>
          </table:table-cell>
          <table:table-cell office:value-type="float" office:value="38.176450355423" calcext:value-type="float">
            <text:p>38.176450355423</text:p>
          </table:table-cell>
          <table:table-cell office:value-type="float" office:value="0.13172879613341" calcext:value-type="float">
            <text:p>0.13172879613341</text:p>
          </table:table-cell>
          <table:table-cell office:value-type="float" office:value="-25.430623066726" calcext:value-type="float">
            <text:p>-25.430623066726</text:p>
          </table:table-cell>
          <table:table-cell office:value-type="float" office:value="2139" calcext:value-type="float">
            <text:p>2139</text:p>
          </table:table-cell>
          <table:table-cell office:value-type="float" office:value="108624" calcext:value-type="float">
            <text:p>108624</text:p>
          </table:table-cell>
          <table:table-cell office:value-type="float" office:value="1790.5384227039" calcext:value-type="float">
            <text:p>1790.5384227039</text:p>
          </table:table-cell>
          <table:table-cell office:value-type="float" office:value="51.891767943132" calcext:value-type="float">
            <text:p>51.891767943132</text:p>
          </table:table-cell>
          <table:table-cell office:value-type="float" office:value="0.17905384227039" calcext:value-type="float">
            <text:p>0.17905384227039</text:p>
          </table:table-cell>
          <table:table-cell office:value-type="float" office:value="0.91598048479472" calcext:value-type="float">
            <text:p>0.91598048479472</text:p>
          </table:table-cell>
          <table:table-cell office:value-type="float" office:value="-0.2367672845071" calcext:value-type="float">
            <text:p>-0.2367672845071</text:p>
          </table:table-cell>
          <table:table-cell office:value-type="float" office:value="1.6787080322992" calcext:value-type="float">
            <text:p>1.6787080322992</text:p>
          </table:table-cell>
          <table:table-cell office:value-type="float" office:value="2.1278227197792" calcext:value-type="float">
            <text:p>2.1278227197792</text:p>
          </table:table-cell>
          <table:table-cell office:value-type="float" office:value="1.02" calcext:value-type="float">
            <text:p>1.02</text:p>
          </table:table-cell>
          <table:table-cell office:value-type="float" office:value="0.99" calcext:value-type="float">
            <text:p>0.99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table:formula="of:=[.H94]-[.S94]-[.Z94]" office:value-type="float" office:value="100704" calcext:value-type="float">
            <text:p>100704</text:p>
          </table:table-cell>
          <table:table-cell table:formula="of:=IF([.S94]+[.Z94]=0;0;[.S94]/([.S94]+[.Z94]))" office:value-type="float" office:value="0.264306230667256" calcext:value-type="float">
            <text:p>0.264306230667256</text:p>
          </table:table-cell>
        </table:table-row>
        <table:table-row table:style-name="ro1">
          <table:table-cell office:value-type="string" calcext:value-type="string">
            <text:p>2020-05-0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1389" calcext:value-type="float">
            <text:p>1389</text:p>
          </table:table-cell>
          <table:table-cell office:value-type="float" office:value="1842" calcext:value-type="float">
            <text:p>1842</text:p>
          </table:table-cell>
          <table:table-cell office:value-type="float" office:value="210717" calcext:value-type="float">
            <text:p>210717</text:p>
          </table:table-cell>
          <table:table-cell office:value-type="float" office:value="3473.4210194514" calcext:value-type="float">
            <text:p>3473.4210194514</text:p>
          </table:table-cell>
          <table:table-cell office:value-type="float" office:value="0.34734210194514" calcext:value-type="float">
            <text:p>0.34734210194514</text:p>
          </table:table-cell>
          <table:table-cell office:value-type="float" office:value="100179" calcext:value-type="float">
            <text:p>100179</text:p>
          </table:table-cell>
          <table:table-cell office:value-type="float" office:value="-525" calcext:value-type="float">
            <text:p>-525</text:p>
          </table:table-cell>
          <table:table-cell office:value-type="float" office:value="-1005" calcext:value-type="float">
            <text:p>-1005</text:p>
          </table:table-cell>
          <table:table-cell office:value-type="float" office:value="1651.3325659896" calcext:value-type="float">
            <text:p>1651.3325659896</text:p>
          </table:table-cell>
          <table:table-cell office:value-type="float" office:value="47.541963866228" calcext:value-type="float">
            <text:p>47.541963866228</text:p>
          </table:table-cell>
          <table:table-cell office:value-type="float" office:value="0.16513325659896" calcext:value-type="float">
            <text:p>0.16513325659896</text:p>
          </table:table-cell>
          <table:table-cell office:value-type="float" office:value="174" calcext:value-type="float">
            <text:p>174</text:p>
          </table:table-cell>
          <table:table-cell office:value-type="float" office:value="305" calcext:value-type="float">
            <text:p>305</text:p>
          </table:table-cell>
          <table:table-cell office:value-type="float" office:value="28884" calcext:value-type="float">
            <text:p>28884</text:p>
          </table:table-cell>
          <table:table-cell office:value-type="float" office:value="476.11864598411" calcext:value-type="float">
            <text:p>476.11864598411</text:p>
          </table:table-cell>
          <table:table-cell office:value-type="float" office:value="13.707484445963" calcext:value-type="float">
            <text:p>13.707484445963</text:p>
          </table:table-cell>
          <table:table-cell office:value-type="float" office:value="0.047611864598411" calcext:value-type="float">
            <text:p>0.047611864598411</text:p>
          </table:table-cell>
          <table:table-cell office:value-type="float" office:value="26.130380502633" calcext:value-type="float">
            <text:p>26.130380502633</text:p>
          </table:table-cell>
          <table:table-cell office:value-type="float" office:value="1740" calcext:value-type="float">
            <text:p>1740</text:p>
          </table:table-cell>
          <table:table-cell office:value-type="float" office:value="2543" calcext:value-type="float">
            <text:p>2543</text:p>
          </table:table-cell>
          <table:table-cell office:value-type="float" office:value="81654" calcext:value-type="float">
            <text:p>81654</text:p>
          </table:table-cell>
          <table:table-cell office:value-type="float" office:value="1345.9698074777" calcext:value-type="float">
            <text:p>1345.9698074777</text:p>
          </table:table-cell>
          <table:table-cell office:value-type="float" office:value="38.750551687809" calcext:value-type="float">
            <text:p>38.750551687809</text:p>
          </table:table-cell>
          <table:table-cell office:value-type="float" office:value="0.13459698074777" calcext:value-type="float">
            <text:p>0.13459698074777</text:p>
          </table:table-cell>
          <table:table-cell office:value-type="float" office:value="-25.130380502633" calcext:value-type="float">
            <text:p>-25.130380502633</text:p>
          </table:table-cell>
          <table:table-cell office:value-type="float" office:value="1914" calcext:value-type="float">
            <text:p>1914</text:p>
          </table:table-cell>
          <table:table-cell office:value-type="float" office:value="110538" calcext:value-type="float">
            <text:p>110538</text:p>
          </table:table-cell>
          <table:table-cell office:value-type="float" office:value="1822.0884534618" calcext:value-type="float">
            <text:p>1822.0884534618</text:p>
          </table:table-cell>
          <table:table-cell office:value-type="float" office:value="52.458036133772" calcext:value-type="float">
            <text:p>52.458036133772</text:p>
          </table:table-cell>
          <table:table-cell office:value-type="float" office:value="0.18220884534618" calcext:value-type="float">
            <text:p>0.18220884534618</text:p>
          </table:table-cell>
          <table:table-cell office:value-type="float" office:value="0.66355193762898" calcext:value-type="float">
            <text:p>0.66355193762898</text:p>
          </table:table-cell>
          <table:table-cell office:value-type="float" office:value="-0.5213298379409" calcext:value-type="float">
            <text:p>-0.5213298379409</text:p>
          </table:table-cell>
          <table:table-cell office:value-type="float" office:value="0.60606060606061" calcext:value-type="float">
            <text:p>0.60606060606061</text:p>
          </table:table-cell>
          <table:table-cell office:value-type="float" office:value="2.1773406411893" calcext:value-type="float">
            <text:p>2.1773406411893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table:formula="of:=[.H95]-[.S95]-[.Z95]" office:value-type="float" office:value="100179" calcext:value-type="float">
            <text:p>100179</text:p>
          </table:table-cell>
          <table:table-cell table:formula="of:=IF([.S95]+[.Z95]=0;0;[.S95]/([.S95]+[.Z95]))" office:value-type="float" office:value="0.261303805026326" calcext:value-type="float">
            <text:p>0.261303805026326</text:p>
          </table:table-cell>
        </table:table-row>
        <table:table-row table:style-name="ro1">
          <table:table-cell office:value-type="string" calcext:value-type="string">
            <text:p>2020-05-0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1221" calcext:value-type="float">
            <text:p>1221</text:p>
          </table:table-cell>
          <table:table-cell office:value-type="float" office:value="1669" calcext:value-type="float">
            <text:p>1669</text:p>
          </table:table-cell>
          <table:table-cell office:value-type="float" office:value="211938" calcext:value-type="float">
            <text:p>211938</text:p>
          </table:table-cell>
          <table:table-cell office:value-type="float" office:value="3493.5477632108" calcext:value-type="float">
            <text:p>3493.5477632108</text:p>
          </table:table-cell>
          <table:table-cell office:value-type="float" office:value="0.34935477632108" calcext:value-type="float">
            <text:p>0.34935477632108</text:p>
          </table:table-cell>
          <table:table-cell office:value-type="float" office:value="99980" calcext:value-type="float">
            <text:p>99980</text:p>
          </table:table-cell>
          <table:table-cell office:value-type="float" office:value="-199" calcext:value-type="float">
            <text:p>-199</text:p>
          </table:table-cell>
          <table:table-cell office:value-type="float" office:value="-935" calcext:value-type="float">
            <text:p>-935</text:p>
          </table:table-cell>
          <table:table-cell office:value-type="float" office:value="1648.0522858846" calcext:value-type="float">
            <text:p>1648.0522858846</text:p>
          </table:table-cell>
          <table:table-cell office:value-type="float" office:value="47.174173579066" calcext:value-type="float">
            <text:p>47.174173579066</text:p>
          </table:table-cell>
          <table:table-cell office:value-type="float" office:value="0.16480522858846" calcext:value-type="float">
            <text:p>0.16480522858846</text:p>
          </table:table-cell>
          <table:table-cell office:value-type="float" office:value="195" calcext:value-type="float">
            <text:p>195</text:p>
          </table:table-cell>
          <table:table-cell office:value-type="float" office:value="279" calcext:value-type="float">
            <text:p>279</text:p>
          </table:table-cell>
          <table:table-cell office:value-type="float" office:value="29079" calcext:value-type="float">
            <text:p>29079</text:p>
          </table:table-cell>
          <table:table-cell office:value-type="float" office:value="479.33299081055" calcext:value-type="float">
            <text:p>479.33299081055</text:p>
          </table:table-cell>
          <table:table-cell office:value-type="float" office:value="13.720522039464" calcext:value-type="float">
            <text:p>13.720522039464</text:p>
          </table:table-cell>
          <table:table-cell office:value-type="float" office:value="0.047933299081055" calcext:value-type="float">
            <text:p>0.047933299081055</text:p>
          </table:table-cell>
          <table:table-cell office:value-type="float" office:value="25.973132781936" calcext:value-type="float">
            <text:p>25.973132781936</text:p>
          </table:table-cell>
          <table:table-cell office:value-type="float" office:value="1225" calcext:value-type="float">
            <text:p>1225</text:p>
          </table:table-cell>
          <table:table-cell office:value-type="float" office:value="2325" calcext:value-type="float">
            <text:p>2325</text:p>
          </table:table-cell>
          <table:table-cell office:value-type="float" office:value="82879" calcext:value-type="float">
            <text:p>82879</text:p>
          </table:table-cell>
          <table:table-cell office:value-type="float" office:value="1366.1624865156" calcext:value-type="float">
            <text:p>1366.1624865156</text:p>
          </table:table-cell>
          <table:table-cell office:value-type="float" office:value="39.10530438147" calcext:value-type="float">
            <text:p>39.10530438147</text:p>
          </table:table-cell>
          <table:table-cell office:value-type="float" office:value="0.13661624865156" calcext:value-type="float">
            <text:p>0.13661624865156</text:p>
          </table:table-cell>
          <table:table-cell office:value-type="float" office:value="-24.973132781936" calcext:value-type="float">
            <text:p>-24.973132781936</text:p>
          </table:table-cell>
          <table:table-cell office:value-type="float" office:value="1420" calcext:value-type="float">
            <text:p>1420</text:p>
          </table:table-cell>
          <table:table-cell office:value-type="float" office:value="111958" calcext:value-type="float">
            <text:p>111958</text:p>
          </table:table-cell>
          <table:table-cell office:value-type="float" office:value="1845.4954773262" calcext:value-type="float">
            <text:p>1845.4954773262</text:p>
          </table:table-cell>
          <table:table-cell office:value-type="float" office:value="52.825826420934" calcext:value-type="float">
            <text:p>52.825826420934</text:p>
          </table:table-cell>
          <table:table-cell office:value-type="float" office:value="0.18454954773262" calcext:value-type="float">
            <text:p>0.18454954773262</text:p>
          </table:table-cell>
          <table:table-cell office:value-type="float" office:value="0.57945016301485" calcext:value-type="float">
            <text:p>0.57945016301485</text:p>
          </table:table-cell>
          <table:table-cell office:value-type="float" office:value="-0.19864442647661" calcext:value-type="float">
            <text:p>-0.19864442647661</text:p>
          </table:table-cell>
          <table:table-cell office:value-type="float" office:value="0.67511425010386" calcext:value-type="float">
            <text:p>0.67511425010386</text:p>
          </table:table-cell>
          <table:table-cell office:value-type="float" office:value="1.5002326891518" calcext:value-type="float">
            <text:p>1.5002326891518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table:formula="of:=[.H96]-[.S96]-[.Z96]" office:value-type="float" office:value="99980" calcext:value-type="float">
            <text:p>99980</text:p>
          </table:table-cell>
          <table:table-cell table:formula="of:=IF([.S96]+[.Z96]=0;0;[.S96]/([.S96]+[.Z96]))" office:value-type="float" office:value="0.259731327819361" calcext:value-type="float">
            <text:p>0.259731327819361</text:p>
          </table:table-cell>
        </table:table-row>
        <table:table-row table:style-name="ro1">
          <table:table-cell office:value-type="string" calcext:value-type="string">
            <text:p>2020-05-0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1075" calcext:value-type="float">
            <text:p>1075</text:p>
          </table:table-cell>
          <table:table-cell office:value-type="float" office:value="1510" calcext:value-type="float">
            <text:p>1510</text:p>
          </table:table-cell>
          <table:table-cell office:value-type="float" office:value="213013" calcext:value-type="float">
            <text:p>213013</text:p>
          </table:table-cell>
          <table:table-cell office:value-type="float" office:value="3511.2678693053" calcext:value-type="float">
            <text:p>3511.2678693053</text:p>
          </table:table-cell>
          <table:table-cell office:value-type="float" office:value="0.35112678693053" calcext:value-type="float">
            <text:p>0.35112678693053</text:p>
          </table:table-cell>
          <table:table-cell office:value-type="float" office:value="98467" calcext:value-type="float">
            <text:p>98467</text:p>
          </table:table-cell>
          <table:table-cell office:value-type="float" office:value="-1513" calcext:value-type="float">
            <text:p>-1513</text:p>
          </table:table-cell>
          <table:table-cell office:value-type="float" office:value="-617" calcext:value-type="float">
            <text:p>-617</text:p>
          </table:table-cell>
          <table:table-cell office:value-type="float" office:value="1623.1122667954" calcext:value-type="float">
            <text:p>1623.1122667954</text:p>
          </table:table-cell>
          <table:table-cell office:value-type="float" office:value="46.225817203645" calcext:value-type="float">
            <text:p>46.225817203645</text:p>
          </table:table-cell>
          <table:table-cell office:value-type="float" office:value="0.16231122667954" calcext:value-type="float">
            <text:p>0.16231122667954</text:p>
          </table:table-cell>
          <table:table-cell office:value-type="float" office:value="236" calcext:value-type="float">
            <text:p>236</text:p>
          </table:table-cell>
          <table:table-cell office:value-type="float" office:value="270" calcext:value-type="float">
            <text:p>270</text:p>
          </table:table-cell>
          <table:table-cell office:value-type="float" office:value="29315" calcext:value-type="float">
            <text:p>29315</text:p>
          </table:table-cell>
          <table:table-cell office:value-type="float" office:value="483.22317224152" calcext:value-type="float">
            <text:p>483.22317224152</text:p>
          </table:table-cell>
          <table:table-cell office:value-type="float" office:value="13.762070859525" calcext:value-type="float">
            <text:p>13.762070859525</text:p>
          </table:table-cell>
          <table:table-cell office:value-type="float" office:value="0.048322317224152" calcext:value-type="float">
            <text:p>0.048322317224152</text:p>
          </table:table-cell>
          <table:table-cell office:value-type="float" office:value="25.592338449182" calcext:value-type="float">
            <text:p>25.592338449182</text:p>
          </table:table-cell>
          <table:table-cell office:value-type="float" office:value="2352" calcext:value-type="float">
            <text:p>2352</text:p>
          </table:table-cell>
          <table:table-cell office:value-type="float" office:value="1857" calcext:value-type="float">
            <text:p>1857</text:p>
          </table:table-cell>
          <table:table-cell office:value-type="float" office:value="85231" calcext:value-type="float">
            <text:p>85231</text:p>
          </table:table-cell>
          <table:table-cell office:value-type="float" office:value="1404.9324302684" calcext:value-type="float">
            <text:p>1404.9324302684</text:p>
          </table:table-cell>
          <table:table-cell office:value-type="float" office:value="40.01211193683" calcext:value-type="float">
            <text:p>40.01211193683</text:p>
          </table:table-cell>
          <table:table-cell office:value-type="float" office:value="0.14049324302684" calcext:value-type="float">
            <text:p>0.14049324302684</text:p>
          </table:table-cell>
          <table:table-cell office:value-type="float" office:value="-24.592338449182" calcext:value-type="float">
            <text:p>-24.592338449182</text:p>
          </table:table-cell>
          <table:table-cell office:value-type="float" office:value="2588" calcext:value-type="float">
            <text:p>2588</text:p>
          </table:table-cell>
          <table:table-cell office:value-type="float" office:value="114546" calcext:value-type="float">
            <text:p>114546</text:p>
          </table:table-cell>
          <table:table-cell office:value-type="float" office:value="1888.1556025099" calcext:value-type="float">
            <text:p>1888.1556025099</text:p>
          </table:table-cell>
          <table:table-cell office:value-type="float" office:value="53.774182796355" calcext:value-type="float">
            <text:p>53.774182796355</text:p>
          </table:table-cell>
          <table:table-cell office:value-type="float" office:value="0.18881556025099" calcext:value-type="float">
            <text:p>0.18881556025099</text:p>
          </table:table-cell>
          <table:table-cell office:value-type="float" office:value="0.5072238107371" calcext:value-type="float">
            <text:p>0.5072238107371</text:p>
          </table:table-cell>
          <table:table-cell office:value-type="float" office:value="-1.5133026605321" calcext:value-type="float">
            <text:p>-1.5133026605321</text:p>
          </table:table-cell>
          <table:table-cell office:value-type="float" office:value="0.81158224148011" calcext:value-type="float">
            <text:p>0.81158224148011</text:p>
          </table:table-cell>
          <table:table-cell office:value-type="float" office:value="2.8378720785724" calcext:value-type="float">
            <text:p>2.8378720785724</text:p>
          </table:table-cell>
          <table:table-cell office:value-type="float" office:value="0.9" calcext:value-type="float">
            <text:p>0.9</text:p>
          </table:table-cell>
          <table:table-cell office:value-type="float" office:value="0.66" calcext:value-type="float">
            <text:p>0.66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  <table:table-cell table:formula="of:=[.H97]-[.S97]-[.Z97]" office:value-type="float" office:value="98467" calcext:value-type="float">
            <text:p>98467</text:p>
          </table:table-cell>
          <table:table-cell table:formula="of:=IF([.S97]+[.Z97]=0;0;[.S97]/([.S97]+[.Z97]))" office:value-type="float" office:value="0.25592338449182" calcext:value-type="float">
            <text:p>0.25592338449182</text:p>
          </table:table-cell>
        </table:table-row>
        <table:table-row table:style-name="ro1">
          <table:table-cell office:value-type="string" calcext:value-type="string">
            <text:p>2020-05-0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1444" calcext:value-type="float">
            <text:p>1444</text:p>
          </table:table-cell>
          <table:table-cell office:value-type="float" office:value="1406" calcext:value-type="float">
            <text:p>1406</text:p>
          </table:table-cell>
          <table:table-cell office:value-type="float" office:value="214457" calcext:value-type="float">
            <text:p>214457</text:p>
          </table:table-cell>
          <table:table-cell office:value-type="float" office:value="3535.0705048405" calcext:value-type="float">
            <text:p>3535.0705048405</text:p>
          </table:table-cell>
          <table:table-cell office:value-type="float" office:value="0.35350705048405" calcext:value-type="float">
            <text:p>0.35350705048405</text:p>
          </table:table-cell>
          <table:table-cell office:value-type="float" office:value="91528" calcext:value-type="float">
            <text:p>91528</text:p>
          </table:table-cell>
          <table:table-cell office:value-type="float" office:value="-6939" calcext:value-type="float">
            <text:p>-6939</text:p>
          </table:table-cell>
          <table:table-cell office:value-type="float" office:value="-1883" calcext:value-type="float">
            <text:p>-1883</text:p>
          </table:table-cell>
          <table:table-cell office:value-type="float" office:value="1508.731042433" calcext:value-type="float">
            <text:p>1508.731042433</text:p>
          </table:table-cell>
          <table:table-cell office:value-type="float" office:value="42.678951957735" calcext:value-type="float">
            <text:p>42.678951957735</text:p>
          </table:table-cell>
          <table:table-cell office:value-type="float" office:value="0.1508731042433" calcext:value-type="float">
            <text:p>0.1508731042433</text:p>
          </table:table-cell>
          <table:table-cell office:value-type="float" office:value="369" calcext:value-type="float">
            <text:p>369</text:p>
          </table:table-cell>
          <table:table-cell office:value-type="float" office:value="290" calcext:value-type="float">
            <text:p>290</text:p>
          </table:table-cell>
          <table:table-cell office:value-type="float" office:value="29684" calcext:value-type="float">
            <text:p>29684</text:p>
          </table:table-cell>
          <table:table-cell office:value-type="float" office:value="489.30570168233" calcext:value-type="float">
            <text:p>489.30570168233</text:p>
          </table:table-cell>
          <table:table-cell office:value-type="float" office:value="13.841469385471" calcext:value-type="float">
            <text:p>13.841469385471</text:p>
          </table:table-cell>
          <table:table-cell office:value-type="float" office:value="0.048930570168233" calcext:value-type="float">
            <text:p>0.048930570168233</text:p>
          </table:table-cell>
          <table:table-cell office:value-type="float" office:value="24.147272002538" calcext:value-type="float">
            <text:p>24.147272002538</text:p>
          </table:table-cell>
          <table:table-cell office:value-type="float" office:value="8014" calcext:value-type="float">
            <text:p>8014</text:p>
          </table:table-cell>
          <table:table-cell office:value-type="float" office:value="2999" calcext:value-type="float">
            <text:p>2999</text:p>
          </table:table-cell>
          <table:table-cell office:value-type="float" office:value="93245" calcext:value-type="float">
            <text:p>93245</text:p>
          </table:table-cell>
          <table:table-cell office:value-type="float" office:value="1537.0337607253" calcext:value-type="float">
            <text:p>1537.0337607253</text:p>
          </table:table-cell>
          <table:table-cell office:value-type="float" office:value="43.479578656794" calcext:value-type="float">
            <text:p>43.479578656794</text:p>
          </table:table-cell>
          <table:table-cell office:value-type="float" office:value="0.15370337607253" calcext:value-type="float">
            <text:p>0.15370337607253</text:p>
          </table:table-cell>
          <table:table-cell office:value-type="float" office:value="-23.147272002538" calcext:value-type="float">
            <text:p>-23.147272002538</text:p>
          </table:table-cell>
          <table:table-cell office:value-type="float" office:value="8383" calcext:value-type="float">
            <text:p>8383</text:p>
          </table:table-cell>
          <table:table-cell office:value-type="float" office:value="122929" calcext:value-type="float">
            <text:p>122929</text:p>
          </table:table-cell>
          <table:table-cell office:value-type="float" office:value="2026.3394624076" calcext:value-type="float">
            <text:p>2026.3394624076</text:p>
          </table:table-cell>
          <table:table-cell office:value-type="float" office:value="57.321048042265" calcext:value-type="float">
            <text:p>57.321048042265</text:p>
          </table:table-cell>
          <table:table-cell office:value-type="float" office:value="0.20263394624076" calcext:value-type="float">
            <text:p>0.20263394624076</text:p>
          </table:table-cell>
          <table:table-cell office:value-type="float" office:value="0.67789289855549" calcext:value-type="float">
            <text:p>0.67789289855549</text:p>
          </table:table-cell>
          <table:table-cell office:value-type="float" office:value="-7.0470309850001" calcext:value-type="float">
            <text:p>-7.0470309850001</text:p>
          </table:table-cell>
          <table:table-cell office:value-type="float" office:value="1.2587412587413" calcext:value-type="float">
            <text:p>1.2587412587413</text:p>
          </table:table-cell>
          <table:table-cell office:value-type="float" office:value="9.4026821227018" calcext:value-type="float">
            <text:p>9.4026821227018</text:p>
          </table:table-cell>
          <table:table-cell office:value-type="float" office:value="0.93" calcext:value-type="float">
            <text:p>0.93</text:p>
          </table:table-cell>
          <table:table-cell office:value-type="float" office:value="3.05" calcext:value-type="float">
            <text:p>3.05</text:p>
          </table:table-cell>
          <table:table-cell office:value-type="float" office:value="1.07" calcext:value-type="float">
            <text:p>1.07</text:p>
          </table:table-cell>
          <table:table-cell office:value-type="float" office:value="1.61" calcext:value-type="float">
            <text:p>1.61</text:p>
          </table:table-cell>
          <table:table-cell table:formula="of:=[.H98]-[.S98]-[.Z98]" office:value-type="float" office:value="91528" calcext:value-type="float">
            <text:p>91528</text:p>
          </table:table-cell>
          <table:table-cell table:formula="of:=IF([.S98]+[.Z98]=0;0;[.S98]/([.S98]+[.Z98]))" office:value-type="float" office:value="0.24147272002538" calcext:value-type="float">
            <text:p>0.24147272002538</text:p>
          </table:table-cell>
        </table:table-row>
        <table:table-row table:style-name="ro1">
          <table:table-cell office:value-type="string" calcext:value-type="string">
            <text:p>2020-05-0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60665551" calcext:value-type="float">
            <text:p>60665551</text:p>
          </table:table-cell>
          <table:table-cell office:value-type="float" office:value="1401" calcext:value-type="float">
            <text:p>1401</text:p>
          </table:table-cell>
          <table:table-cell office:value-type="float" office:value="1306" calcext:value-type="float">
            <text:p>1306</text:p>
          </table:table-cell>
          <table:table-cell office:value-type="float" office:value="215858" calcext:value-type="float">
            <text:p>215858</text:p>
          </table:table-cell>
          <table:table-cell office:value-type="float" office:value="3558.164336132" calcext:value-type="float">
            <text:p>3558.164336132</text:p>
          </table:table-cell>
          <table:table-cell office:value-type="float" office:value="0.3558164336132" calcext:value-type="float">
            <text:p>0.3558164336132</text:p>
          </table:table-cell>
          <table:table-cell office:value-type="float" office:value="89624" calcext:value-type="float">
            <text:p>89624</text:p>
          </table:table-cell>
          <table:table-cell office:value-type="float" office:value="-1904" calcext:value-type="float">
            <text:p>-1904</text:p>
          </table:table-cell>
          <table:table-cell office:value-type="float" office:value="-2216" calcext:value-type="float">
            <text:p>-2216</text:p>
          </table:table-cell>
          <table:table-cell office:value-type="float" office:value="1477.3458498712" calcext:value-type="float">
            <text:p>1477.3458498712</text:p>
          </table:table-cell>
          <table:table-cell office:value-type="float" office:value="41.519888074568" calcext:value-type="float">
            <text:p>41.519888074568</text:p>
          </table:table-cell>
          <table:table-cell office:value-type="float" office:value="0.14773458498712" calcext:value-type="float">
            <text:p>0.14773458498712</text:p>
          </table:table-cell>
          <table:table-cell office:value-type="float" office:value="274" calcext:value-type="float">
            <text:p>274</text:p>
          </table:table-cell>
          <table:table-cell office:value-type="float" office:value="250" calcext:value-type="float">
            <text:p>250</text:p>
          </table:table-cell>
          <table:table-cell office:value-type="float" office:value="29958" calcext:value-type="float">
            <text:p>29958</text:p>
          </table:table-cell>
          <table:table-cell office:value-type="float" office:value="493.82226825897" calcext:value-type="float">
            <text:p>493.82226825897</text:p>
          </table:table-cell>
          <table:table-cell office:value-type="float" office:value="13.878568318061" calcext:value-type="float">
            <text:p>13.878568318061</text:p>
          </table:table-cell>
          <table:table-cell office:value-type="float" office:value="0.049382226825897" calcext:value-type="float">
            <text:p>0.049382226825897</text:p>
          </table:table-cell>
          <table:table-cell office:value-type="float" office:value="23.732116545463" calcext:value-type="float">
            <text:p>23.732116545463</text:p>
          </table:table-cell>
          <table:table-cell office:value-type="float" office:value="3031" calcext:value-type="float">
            <text:p>3031</text:p>
          </table:table-cell>
          <table:table-cell office:value-type="float" office:value="3272" calcext:value-type="float">
            <text:p>3272</text:p>
          </table:table-cell>
          <table:table-cell office:value-type="float" office:value="96276" calcext:value-type="float">
            <text:p>96276</text:p>
          </table:table-cell>
          <table:table-cell office:value-type="float" office:value="1586.9962180019" calcext:value-type="float">
            <text:p>1586.9962180019</text:p>
          </table:table-cell>
          <table:table-cell office:value-type="float" office:value="44.601543607372" calcext:value-type="float">
            <text:p>44.601543607372</text:p>
          </table:table-cell>
          <table:table-cell office:value-type="float" office:value="0.15869962180019" calcext:value-type="float">
            <text:p>0.15869962180019</text:p>
          </table:table-cell>
          <table:table-cell office:value-type="float" office:value="-22.732116545463" calcext:value-type="float">
            <text:p>-22.732116545463</text:p>
          </table:table-cell>
          <table:table-cell office:value-type="float" office:value="3305" calcext:value-type="float">
            <text:p>3305</text:p>
          </table:table-cell>
          <table:table-cell office:value-type="float" office:value="126234" calcext:value-type="float">
            <text:p>126234</text:p>
          </table:table-cell>
          <table:table-cell office:value-type="float" office:value="2080.8184862608" calcext:value-type="float">
            <text:p>2080.8184862608</text:p>
          </table:table-cell>
          <table:table-cell office:value-type="float" office:value="58.480111925432" calcext:value-type="float">
            <text:p>58.480111925432</text:p>
          </table:table-cell>
          <table:table-cell office:value-type="float" office:value="0.20808184862608" calcext:value-type="float">
            <text:p>0.20808184862608</text:p>
          </table:table-cell>
          <table:table-cell office:value-type="float" office:value="0.65327781326793" calcext:value-type="float">
            <text:p>0.65327781326793</text:p>
          </table:table-cell>
          <table:table-cell office:value-type="float" office:value="-2.0802377414562" calcext:value-type="float">
            <text:p>-2.0802377414562</text:p>
          </table:table-cell>
          <table:table-cell office:value-type="float" office:value="0.92305619188789" calcext:value-type="float">
            <text:p>0.92305619188789</text:p>
          </table:table-cell>
          <table:table-cell office:value-type="float" office:value="3.2505764384149" calcext:value-type="float">
            <text:p>3.2505764384149</text:p>
          </table:table-cell>
          <table:table-cell office:value-type="float" office:value="0.93" calcext:value-type="float">
            <text:p>0.93</text:p>
          </table:table-cell>
          <table:table-cell office:value-type="float" office:value="1.18" calcext:value-type="float">
            <text:p>1.18</text:p>
          </table:table-cell>
          <table:table-cell office:value-type="float" office:value="0.86" calcext:value-type="float">
            <text:p>0.86</text:p>
          </table:table-cell>
          <table:table-cell office:value-type="float" office:value="1.09" calcext:value-type="float">
            <text:p>1.09</text:p>
          </table:table-cell>
          <table:table-cell table:formula="of:=[.H99]-[.S99]-[.Z99]" office:value-type="float" office:value="89624" calcext:value-type="float">
            <text:p>89624</text:p>
          </table:table-cell>
          <table:table-cell table:formula="of:=IF([.S99]+[.Z99]=0;0;[.S99]/([.S99]+[.Z99]))" office:value-type="float" office:value="0.237321165454632" calcext:value-type="float">
            <text:p>0.237321165454632</text:p>
          </table:table-cell>
        </table:table-row>
        <table:table-row table:style-name="ro1" table:number-rows-repeated="4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  <table:database-ranges>
        <table:database-range table:name="__Anonymous_Sheet_DB__3" table:target-range-address="'Statsfolio Data'.A2:'Statsfolio Data'.G104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5" loext:min-decimal-places="5" number:min-integer-digits="1" number:grouping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00-00-00</text:date>, <text:time style:data-style-name="N2" text:time-value="18:40:42.054187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taly" style:display-name="PageStyle_Ital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nada" style:display-name="PageStyle_Canad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ina" style:display-name="PageStyle_Chin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World" style:display-name="PageStyle_Worl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ew_20_Zealand" style:display-name="PageStyle_New Zealand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India" style:display-name="PageStyle_Indi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weden" style:display-name="PageStyle_Sweden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Norway" style:display-name="PageStyle_Norway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pain" style:display-name="PageStyle_Spain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ortugal" style:display-name="PageStyle_Portugal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USA" style:display-name="PageStyle_US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ingapore" style:display-name="PageStyle_Singapore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8T15:46:57</meta:creation-date>
    <dc:language>en-CA</dc:language>
    <dc:date>2020-05-08T18:46:47.873640574</dc:date>
    <meta:editing-cycles>202</meta:editing-cycles>
    <meta:editing-duration>PT18H24M5S</meta:editing-duration>
    <meta:generator>LibreOffice/6.3.5.2$Linux_X86_64 LibreOffice_project/30$Build-2</meta:generator>
    <meta:document-statistic meta:table-count="4" meta:cell-count="9090" meta:object-count="1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6cm" chart:style-name="ch2">
          <text:p>Confirmed Cases</text:p>
        </chart:title>
        <chart:plot-area chart:style-name="ch3" table:cell-range-address="'Statsfolio Data'.A2:'Statsfolio Data'.A104 'Statsfolio Data'.H2:'Statsfolio Data'.H104" svg:x="1.331cm" svg:y="1.275cm" svg:width="14.349cm" svg:height="6.564cm">
          <chartooo:coordinate-region svg:x="2.693cm" svg:y="1.474cm" svg:width="12.707cm" svg:height="5.718cm"/>
          <chart:axis chart:dimension="x" chart:name="primary-x" chart:style-name="ch4">
            <chart:title svg:x="8.13cm" svg:y="8.019cm" chart:style-name="ch5">
              <text:p>date</text:p>
            </chart:title>
          </chart:axis>
          <chart:axis chart:dimension="y" chart:name="primary-y" chart:style-name="ch4">
            <chart:title svg:x="0.451cm" svg:y="5.831cm" chart:style-name="ch6">
              <text:p>Number of cases</text:p>
            </chart:title>
            <chart:grid chart:style-name="ch7" chart:class="major"/>
          </chart:axis>
          <chart:series chart:style-name="ch8" chart:values-cell-range-address="'Statsfolio Data'.H2:'Statsfolio Data'.H104" chart:class="chart:scatter">
            <chart:domain table:cell-range-address="'Statsfolio Data'.A2:'Statsfolio Data'.A104"/>
            <chart:data-point chart:repeated="1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tsfolio Data'.A2:'Statsfolio Data'.A104</svg:desc>
                </draw:g>
              </table:table-cell>
              <table:table-cell office:value-type="float" office:value="2">
                <text:p>2</text:p>
                <draw:g>
                  <svg:desc>'Statsfolio Data'.H2:'Statsfolio Data'.H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375">
                <text:p>7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172">
                <text:p>9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149">
                <text:p>101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2462">
                <text:p>124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462">
                <text:p>124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7660">
                <text:p>176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157">
                <text:p>211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4747">
                <text:p>247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7980">
                <text:p>279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1506">
                <text:p>315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5713">
                <text:p>357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1035">
                <text:p>410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7021">
                <text:p>470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3578">
                <text:p>53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9138">
                <text:p>591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3927">
                <text:p>63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9176">
                <text:p>691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4386">
                <text:p>74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0589">
                <text:p>805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6498">
                <text:p>864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2472">
                <text:p>924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7689">
                <text:p>976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1739">
                <text:p>1017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5792">
                <text:p>1057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0574">
                <text:p>1105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5242">
                <text:p>1152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9827">
                <text:p>1198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24632">
                <text:p>1246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28948">
                <text:p>128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32547">
                <text:p>1325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5586">
                <text:p>1355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9422">
                <text:p>1394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3626">
                <text:p>1436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7577">
                <text:p>1475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52271">
                <text:p>1522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56363">
                <text:p>1563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59516">
                <text:p>1595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62488">
                <text:p>1624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65155">
                <text:p>165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68941">
                <text:p>168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72434">
                <text:p>172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75925">
                <text:p>1759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78972">
                <text:p>1789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81228">
                <text:p>1812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83957">
                <text:p>1839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87327">
                <text:p>1873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89973">
                <text:p>1899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92994">
                <text:p>1929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95351">
                <text:p>1953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97675">
                <text:p>1976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99414">
                <text:p>1994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01505">
                <text:p>2015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03591">
                <text:p>2035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05463">
                <text:p>2054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07428">
                <text:p>2074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09328">
                <text:p>2093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10717">
                <text:p>2107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11938">
                <text:p>2119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13013">
                <text:p>2130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14457">
                <text:p>2144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15858">
                <text:p>2158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53cm" svg:y="0.316cm" chart:style-name="ch2">
          <text:p>Growth rate</text:p>
        </chart:title>
        <chart:plot-area chart:style-name="ch3" table:cell-range-address="'Statsfolio Data'.A2:'Statsfolio Data'.A104 'Statsfolio Data'.AN2:'Statsfolio Data'.AN104" svg:x="0.32cm" svg:y="1.275cm" svg:width="15.36cm" svg:height="6.564cm">
          <chartooo:coordinate-region svg:x="1.047cm" svg:y="1.474cm" svg:width="14.353cm" svg:height="5.718cm"/>
          <chart:axis chart:dimension="x" chart:name="primary-x" chart:style-name="ch4">
            <chart:title svg:x="7.586cm" svg:y="8.019cm" chart:style-name="ch5">
              <text:p>Time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'Statsfolio Data'.AN2:'Statsfolio Data'.AN104" chart:class="chart:scatter">
            <chart:domain table:cell-range-address="'Statsfolio Data'.A2:'Statsfolio Data'.A104"/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tsfolio Data'.A2:'Statsfolio Data'.A104</svg:desc>
                </draw:g>
              </table:table-cell>
              <table:table-cell office:value-type="float" office:value="1">
                <text:p>1</text:p>
                <draw:g>
                  <svg:desc>'Statsfolio Data'.AN2:'Statsfolio Data'.AN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16cm" svg:y="0.316cm" chart:style-name="ch2">
          <text:p>Deaths</text:p>
        </chart:title>
        <chart:plot-area chart:style-name="ch3" table:cell-range-address="'Statsfolio Data'.A2:'Statsfolio Data'.A104 'Statsfolio Data'.S2:'Statsfolio Data'.S104" svg:x="0.32cm" svg:y="1.275cm" svg:width="15.36cm" svg:height="7.545cm">
          <chartooo:coordinate-region svg:x="1.497cm" svg:y="1.474cm" svg:width="13.90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atsfolio Data'.S2:'Statsfolio Data'.S104" chart:class="chart:scatter">
            <chart:domain table:cell-range-address="'Statsfolio Data'.A2:'Statsfolio Data'.A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tsfolio Data'.A2:'Statsfolio Data'.A104</svg:desc>
                </draw:g>
              </table:table-cell>
              <table:table-cell office:value-type="float" office:value="0">
                <text:p>0</text:p>
                <draw:g>
                  <svg:desc>'Statsfolio Data'.S2:'Statsfolio Data'.S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820">
                <text:p>68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503">
                <text:p>75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215">
                <text:p>8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134">
                <text:p>91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023">
                <text:p>100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779">
                <text:p>107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591">
                <text:p>115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2428">
                <text:p>124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3155">
                <text:p>13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915">
                <text:p>139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4681">
                <text:p>146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5362">
                <text:p>153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5887">
                <text:p>158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6523">
                <text:p>165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7127">
                <text:p>171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7669">
                <text:p>176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8849">
                <text:p>188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9468">
                <text:p>194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9899">
                <text:p>198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0465">
                <text:p>204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1067">
                <text:p>210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1645">
                <text:p>216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2170">
                <text:p>221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2745">
                <text:p>227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3227">
                <text:p>232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3660">
                <text:p>236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4648">
                <text:p>24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5085">
                <text:p>250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5549">
                <text:p>255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5969">
                <text:p>259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6384">
                <text:p>26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6644">
                <text:p>266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6977">
                <text:p>269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7359">
                <text:p>273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7682">
                <text:p>276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8236">
                <text:p>282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8710">
                <text:p>287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8884">
                <text:p>288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9079">
                <text:p>290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9315">
                <text:p>293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9684">
                <text:p>296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9958">
                <text:p>299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3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 chart:label-position="right"/>
      <style:graphic-properties svg:stroke-width="0.08cm" svg:stroke-color="#2a6099" draw:fill-color="#2a6099" fo:wrap-option="wrap"/>
      <style:text-properties style:text-position="0% 100%" fo:font-family="Arial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41cm" svg:height="8.998cm" xlink:href=".." xlink:type="simple" chart:class="chart:scatter" chart:style-name="ch1">
        <chart:title svg:x="6.614cm" svg:y="0.315cm" chart:style-name="ch2">
          <text:p>Active Cases</text:p>
        </chart:title>
        <chart:plot-area chart:style-name="ch3" table:cell-range-address="Generic.A1:Generic.A103 Generic.I1:Generic.I103" svg:x="0.32cm" svg:y="1.273cm" svg:width="15.401cm" svg:height="7.546cm">
          <chartooo:coordinate-region svg:x="1.603cm" svg:y="1.472cm" svg:width="13.654cm" svg:height="6.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eneric.I1:Generic.I103" chart:class="chart:scatter">
            <chart:domain table:cell-range-address="Generic.A1:Generic.A103"/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eneric.A1:Generic.A103</svg:desc>
                </draw:g>
              </table:table-cell>
              <table:table-cell office:value-type="float" office:value="NaN">
                <text:p>NaN</text:p>
                <draw:g>
                  <svg:desc>Generic.I1:Generic.I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8882999852833">
                <text:p>1.8882999852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.46503420026833">
                <text:p>3.46503420026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.18474590219509">
                <text:p>6.18474590219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0.7478989994326">
                <text:p>10.7478989994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8.2019880332233">
                <text:p>18.2019880332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0.0683508716391">
                <text:p>30.0683508716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8.4945676762837">
                <text:p>48.4945676762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6.4294843582653">
                <text:p>76.42948435826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17.814475879536">
                <text:p>117.814475879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77.780900045463">
                <text:p>177.780900045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262.840242187533">
                <text:p>262.8402421875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381.050732643654">
                <text:p>381.050732643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541.942729357921">
                <text:p>541.942729357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757.207626882327">
                <text:p>757.2076268823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040.57828688498">
                <text:p>1040.578286884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405.95825904853">
                <text:p>1405.95825904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870.01130822261">
                <text:p>1870.011308222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450.19290718004">
                <text:p>2450.192907180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3163.76109023756">
                <text:p>3163.76109023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4030.44780933292">
                <text:p>4030.44780933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5067.94020685388">
                <text:p>5067.940206853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6293.61088209232">
                <text:p>6293.610882092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7723.39254272628">
                <text:p>7723.392542726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9371.16213262243">
                <text:p>9371.162132622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11248.1426665247">
                <text:p>11248.14266652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3362.3441598587">
                <text:p>13362.34415985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15718.063550633">
                <text:p>15718.0635506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18315.4617736427">
                <text:p>18315.46177364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1150.2343012907">
                <text:p>21150.23430129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4213.3894975205">
                <text:p>24213.38949752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27491.1469005496">
                <text:p>27491.14690054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0964.9648435829">
                <text:p>30964.96484358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4611.7034329651">
                <text:p>34611.7034329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38403.9247057212">
                <text:p>38403.9247057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42310.3268008975">
                <text:p>42310.32680089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46296.303389216">
                <text:p>46296.3033892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50324.6137607211">
                <text:p>50324.61376072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54356.1433332312">
                <text:p>54356.14333323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58350.7294257372">
                <text:p>58350.72942573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62268.0234207091">
                <text:p>62268.0234207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66068.3582968131">
                <text:p>66068.35829681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69713.5901741596">
                <text:p>69713.59017415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73167.8840225981">
                <text:p>73167.88402259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76398.4169046624">
                <text:p>76398.4169046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79375.9767691581">
                <text:p>79375.97676915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82075.440478435">
                <text:p>82075.440478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84476.1209824287">
                <text:p>84476.12098242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86561.9798795658">
                <text:p>86561.97987956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88321.7076024798">
                <text:p>88321.70760247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89748.6787838405">
                <text:p>89748.67878384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90840.7947392665">
                <text:p>90840.79473926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">
                <text:p>53</text:p>
              </table:table-cell>
              <table:table-cell office:value-type="float" office:value="91600.2282990577">
                <text:p>91600.22829905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92033.0883771798">
                <text:p>92033.08837717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92149.0227205882">
                <text:p>92149.02272058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91960.7773393544">
                <text:p>91960.77733935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91483.7303306874">
                <text:p>91483.73033068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90735.4163573944">
                <text:p>90735.41635739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">
                <text:p>59</text:p>
              </table:table-cell>
              <table:table-cell office:value-type="float" office:value="89735.056111592">
                <text:p>89735.0561115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88503.1028688828">
                <text:p>88503.10286888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87060.815880157">
                <text:p>87060.8158801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85429.8679960649">
                <text:p>85429.86799606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83631.9926827764">
                <text:p>83631.99268277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">
                <text:p>64</text:p>
              </table:table-cell>
              <table:table-cell office:value-type="float" office:value="81688.6735474638">
                <text:p>81688.67354746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79620.8777010291">
                <text:p>79620.87770102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77448.8327725896">
                <text:p>77448.83277258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75191.8461634923">
                <text:p>75191.84616349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72868.1641805102">
                <text:p>72868.16418051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">
                <text:p>69</text:p>
              </table:table-cell>
              <table:table-cell office:value-type="float" office:value="70494.8679991167">
                <text:p>70494.86799911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68087.8029512586">
                <text:p>68087.80295125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65661.5373763672">
                <text:p>65661.53737636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63229.3471863037">
                <text:p>63229.3471863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60803.2223417496">
                <text:p>60803.22234174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58393.8915884325">
                <text:p>58393.89158843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56010.862028612">
                <text:p>56010.8620286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53662.4703820809">
                <text:p>53662.47038208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51355.9431008995">
                <text:p>51355.94310089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49097.4628262643">
                <text:p>49097.46282626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46892.239000859">
                <text:p>46892.2390008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44744.5807655173">
                <text:p>44744.58076551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42657.9705675649">
                <text:p>42657.97056756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40635.1371847365">
                <text:p>40635.13718473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38678.1271199546">
                <text:p>38678.1271199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36788.3735470049">
                <text:p>36788.37354700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34966.7621849386">
                <text:p>34966.76218493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33213.6936505233">
                <text:p>33213.69365052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31529.1419845545">
                <text:p>31529.14198455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29912.7091710867">
                <text:p>29912.70917108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28363.6755706675">
                <text:p>28363.67557066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">
                <text:p>90</text:p>
              </table:table-cell>
              <table:table-cell office:value-type="float" office:value="26881.0462716382">
                <text:p>26881.04627163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1">
                <text:p>91</text:p>
              </table:table-cell>
              <table:table-cell office:value-type="float" office:value="25463.5934296787">
                <text:p>25463.59342967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24109.8947171739">
                <text:p>24109.89471717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3">
                <text:p>93</text:p>
              </table:table-cell>
              <table:table-cell office:value-type="float" office:value="22818.3680427026">
                <text:p>22818.3680427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21587.3027288828">
                <text:p>21587.30272888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20414.8873556943">
                <text:p>20414.8873556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19299.2344877869">
                <text:p>19299.23448778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18238.4025095569">
                <text:p>18238.40250955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">
                <text:p>98</text:p>
              </table:table-cell>
              <table:table-cell office:value-type="float" office:value="17230.4147921414">
                <text:p>17230.41479214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">
                <text:p>99</text:p>
              </table:table-cell>
              <table:table-cell office:value-type="float" office:value="16273.2764129908">
                <text:p>16273.2764129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15364.9886422228">
                <text:p>15364.988642222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3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47cm" svg:height="8.998cm" xlink:href=".." xlink:type="simple" chart:class="chart:scatter" chart:style-name="ch1">
        <chart:title svg:x="7.239cm" svg:y="0.315cm" chart:style-name="ch2">
          <text:p>Deaths</text:p>
        </chart:title>
        <chart:plot-area chart:style-name="ch3" table:cell-range-address="Generic.A4:Generic.A103 Generic.G4:Generic.G103" svg:x="0.32cm" svg:y="1.273cm" svg:width="15.407cm" svg:height="7.546cm">
          <chartooo:coordinate-region svg:x="1.603cm" svg:y="1.472cm" svg:width="13.844cm" svg:height="6.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eneric.G4:Generic.G103" chart:class="chart:scatter">
            <chart:domain table:cell-range-address="Generic.A4:Generic.A103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eneric.A4:Generic.A103</svg:desc>
                </draw:g>
              </table:table-cell>
              <table:table-cell office:value-type="float" office:value="0">
                <text:p>0</text:p>
                <draw:g>
                  <svg:desc>Generic.G4:Generic.G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37765999705666">
                <text:p>0.37765999705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7765999705666">
                <text:p>0.37765999705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93006840053666">
                <text:p>0.693006840053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23694918043902">
                <text:p>1.23694918043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14957979988651">
                <text:p>2.149579799886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64039760664466">
                <text:p>3.640397606644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01367017432782">
                <text:p>6.013670174327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69891353525673">
                <text:p>9.698913535256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.2858968716531">
                <text:p>15.28589687165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3.5628951759073">
                <text:p>23.5628951759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.5561800090927">
                <text:p>35.5561800090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2.5680484375067">
                <text:p>52.56804843750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6.2101465287308">
                <text:p>76.21014652873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8.428545871584">
                <text:p>108.428545871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51.517057375877">
                <text:p>151.5170573758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8.115657376996">
                <text:p>208.115657376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1.191651809706">
                <text:p>281.1916518097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4.002261644521">
                <text:p>374.0022616445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90.038581436009">
                <text:p>490.038581436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32.952218047513">
                <text:p>632.9522180475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06.467221863641">
                <text:p>806.4672218636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14.28104821083">
                <text:p>1014.281048210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59.9591255989">
                <text:p>1259.95912559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46.82808834514">
                <text:p>1546.828088345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877.87282413113">
                <text:p>1877.872824131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255.64220347928">
                <text:p>2255.642203479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682.167745507">
                <text:p>2682.1677455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158.89860699825">
                <text:p>3158.898606998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686.65524990444">
                <text:p>3686.655249904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265.60304026722">
                <text:p>4265.60304026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895.2459479416">
                <text:p>4895.2459479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74.43952663866">
                <text:p>5574.439526638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301.42151458816">
                <text:p>6301.421514588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073.8577439689">
                <text:p>7073.85774396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888.90059852124">
                <text:p>7888.900598521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743.2570119892">
                <text:p>8743.25701198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633.26293948773">
                <text:p>9633.262939487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554.9613335802">
                <text:p>10554.9613335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1504.1808846938">
                <text:p>11504.18088469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2476.6131070111">
                <text:p>12476.61310701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3467.8857323527">
                <text:p>13467.88573235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4473.6307849615">
                <text:p>14473.63078496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5489.5461231771">
                <text:p>15489.54612317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6511.4496286507">
                <text:p>16511.44962865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7535.3255844118">
                <text:p>17535.3255844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8557.3630993386">
                <text:p>18557.36309933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9573.9867026852">
                <text:p>19573.9867026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0581.8794463902">
                <text:p>20581.87944639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1577.9990161804">
                <text:p>21577.99901618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2559.5874684376">
                <text:p>22559.58746843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3524.1752834068">
                <text:p>23524.17528340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4469.5804624415">
                <text:p>24469.58046244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5393.9034037804">
                <text:p>25393.9034037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6295.5182739572">
                <text:p>26295.51827395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7173.0615561068">
                <text:p>27173.06155610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8025.4184073586">
                <text:p>28025.41840735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8851.7073997177">
                <text:p>28851.70739971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9651.2641561726">
                <text:p>29651.26415617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0423.6243293295">
                <text:p>30423.62432932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1168.5063061292">
                <text:p>31168.50630612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1885.7939609929">
                <text:p>31885.7939609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2575.51972239">
                <text:p>32575.519722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3237.848165206">
                <text:p>33237.8481652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3873.0602939045">
                <text:p>33873.06029390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4481.5386395444">
                <text:p>34481.5386395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5063.7532572032">
                <text:p>35063.75325720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5620.2486790886">
                <text:p>35620.24867908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6151.6318522824">
                <text:p>36151.63185228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6658.5610682609">
                <text:p>36658.56106826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7141.7358736585">
                <text:p>37141.73587365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7601.8879377149">
                <text:p>37601.8879377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8039.7728410412">
                <text:p>38039.77284104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8456.1627423071">
                <text:p>38456.16274230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8851.8398737933">
                <text:p>38851.83987379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9227.590813081">
                <text:p>39227.5908130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9584.2014761339">
                <text:p>39584.20147613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9922.4527763525">
                <text:p>39922.45277635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0243.1168945823">
                <text:p>40243.11689458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0546.954106301">
                <text:p>40546.9541063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0834.7101140964">
                <text:p>40834.71011409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1107.113835903">
                <text:p>41107.113835903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13">
      <number:number number:decimal-places="4" loext:min-decimal-places="4"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113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41cm" svg:height="8.998cm" xlink:href=".." xlink:type="simple" chart:class="chart:scatter" chart:style-name="ch1">
        <chart:title svg:x="6.693cm" svg:y="0.315cm" chart:style-name="ch2">
          <text:p>Growth Rate</text:p>
        </chart:title>
        <chart:plot-area chart:style-name="ch3" table:cell-range-address="Generic.A4:Generic.A403 Generic.C4:Generic.C403" svg:x="0.32cm" svg:y="1.273cm" svg:width="15.401cm" svg:height="7.546cm">
          <chartooo:coordinate-region svg:x="1.603cm" svg:y="1.472cm" svg:width="13.839cm" svg:height="6.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eneric.C4:Generic.C403" chart:class="chart:scatter">
            <chart:domain table:cell-range-address="Generic.A4:Generic.A403"/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eneric.A4:Generic.A403</svg:desc>
                </draw:g>
              </table:table-cell>
              <table:table-cell office:value-type="float" office:value="0.945">
                <text:p>0.945</text:p>
                <draw:g>
                  <svg:desc>Generic.C4:Generic.C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83">
                <text:p>0.8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35002">
                <text:p>0.835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8490188">
                <text:p>0.78490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378077672">
                <text:p>0.7378077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93539301168">
                <text:p>0.693539301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5192694309792">
                <text:p>0.65192694309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12811326512045">
                <text:p>0.612811326512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76042646921322">
                <text:p>0.576042646921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41480088106043">
                <text:p>0.541480088106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0899128281968">
                <text:p>0.50899128281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784518058505">
                <text:p>0.4784518058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4974469749947">
                <text:p>0.44974469749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22760015649501">
                <text:p>0.422760015649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397394414710531">
                <text:p>0.397394414710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373550749827899">
                <text:p>0.3735507498278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51137704838225">
                <text:p>0.351137704838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330069442547932">
                <text:p>0.330069442547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310265275995056">
                <text:p>0.310265275995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91649359435353">
                <text:p>0.291649359435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74150397869231">
                <text:p>0.2741503978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257701373997078">
                <text:p>0.257701373997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42239291557253">
                <text:p>0.2422392915572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27704934063818">
                <text:p>0.2277049340638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14042638019989">
                <text:p>0.2140426380199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01200079738789">
                <text:p>0.2012000797387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189128074954462">
                <text:p>0.189128074954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177780390457194">
                <text:p>0.1777803904571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67113567029763">
                <text:p>0.1671135670297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57086753007977">
                <text:p>0.157086753007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47661547827498">
                <text:p>0.147661547827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38801854957848">
                <text:p>0.1388018549578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30473743660377">
                <text:p>0.1304737436603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22645319040755">
                <text:p>0.122645319040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1528659989831">
                <text:p>0.115286599898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08369403904411">
                <text:p>0.1083694039044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01867239670146">
                <text:p>0.1018672396701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957552052899375">
                <text:p>0.0957552052899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900098929725412">
                <text:p>0.09000989297254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846092993941888">
                <text:p>0.08460929939418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795327414305375">
                <text:p>0.0795327414305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747607769447052">
                <text:p>0.07476077694470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702751303280229">
                <text:p>0.07027513032802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660586225083415">
                <text:p>0.06605862250834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62095105157841">
                <text:p>0.0620951051578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583693988483706">
                <text:p>0.05836939884837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548672349174683">
                <text:p>0.05486723491746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515752008224202">
                <text:p>0.05157520082242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48480688773075">
                <text:p>0.0484806887730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455718474466905">
                <text:p>0.04557184744669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428375365998891">
                <text:p>0.0428375365998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402672844038957">
                <text:p>0.04026728440389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37851247339662">
                <text:p>0.037851247339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355801724992823">
                <text:p>0.03558017249928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334453621493253">
                <text:p>0.03344536214932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314386404203658">
                <text:p>0.03143864042036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295523219951439">
                <text:p>0.02955232199514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277791826754352">
                <text:p>0.02777918267543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261124317149091">
                <text:p>0.0261124317149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245456858120146">
                <text:p>0.02454568581201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230729446632937">
                <text:p>0.02307294466329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216885679834961">
                <text:p>0.02168856798349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203872539044863">
                <text:p>0.02038725390448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191640186702171">
                <text:p>0.01916401867021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180141775500041">
                <text:p>0.01801417755000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169333268970039">
                <text:p>0.01693332689700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159173272831836">
                <text:p>0.01591732728318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149622876461926">
                <text:p>0.01496228764619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140645503874211">
                <text:p>0.01406455038742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132206773641758">
                <text:p>0.01322067736417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124274367223252">
                <text:p>0.01242743672232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116817905189857">
                <text:p>0.01168179051898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109808830878466">
                <text:p>0.01098088308784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103220301025758">
                <text:p>0.01032203010257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970270829642124">
                <text:p>0.00970270829642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912054579863596">
                <text:p>0.009120545798635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857331305071781">
                <text:p>0.008573313050717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805891426767474">
                <text:p>0.008058914267674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757537941161425">
                <text:p>0.00757537941161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71208566469174">
                <text:p>0.00712085664691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669360524810235">
                <text:p>0.006693605248102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629198893321621">
                <text:p>0.006291988933216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591446959722324">
                <text:p>0.005914469597223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555960142138985">
                <text:p>0.005559601421389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522602533610646">
                <text:p>0.005226025336106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491246381594007">
                <text:p>0.004912463815940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461771598698366">
                <text:p>0.004617715986983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434065302776464">
                <text:p>0.004340653027764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408021384609877">
                <text:p>0.004080213846098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383540101533284">
                <text:p>0.003835401015332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360527695441287">
                <text:p>0.003605276954412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33889603371481">
                <text:p>0.00338896033714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318562271691921">
                <text:p>0.003185622716919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299448535390406">
                <text:p>0.002994485353904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281481623266981">
                <text:p>0.002814816232669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264592725870963">
                <text:p>0.002645927258709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248717162318705">
                <text:p>0.002487171623187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233794132579583">
                <text:p>0.002337941325795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219766484624808">
                <text:p>0.002197664846248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206580495547319">
                <text:p>0.002065804955473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19418566581448">
                <text:p>0.00194185665814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182534525865611">
                <text:p>0.001825345258656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0171582454313675">
                <text:p>0.001715824543136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0161287507054854">
                <text:p>0.001612875070548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0151610256631563">
                <text:p>0.001516102566315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0142513641233669">
                <text:p>0.001425136412336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0133962822759649">
                <text:p>0.001339628227596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12592505339407">
                <text:p>0.00125925053394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0118369550190426">
                <text:p>0.001183695501904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111267377179">
                <text:p>0.001112673771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010459133454826">
                <text:p>0.00104591334548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00983158544753646">
                <text:p>0.0009831585447536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00924169032068427">
                <text:p>0.0009241690320684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00868718890144322">
                <text:p>0.0008687188901443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0816595756735662">
                <text:p>0.0008165957567356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00767600011331523">
                <text:p>0.0007676000113315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00721544010651631">
                <text:p>0.0007215440106516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00678251370012533">
                <text:p>0.0006782513700125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00637556287811781">
                <text:p>0.0006375562878117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00599302910543075">
                <text:p>0.0005993029105430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0056334473591049">
                <text:p>0.000563344735910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00529544051755861">
                <text:p>0.0005295440517558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00497771408650509">
                <text:p>0.0004977714086505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00467905124131479">
                <text:p>0.0004679051241314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0043983081668359">
                <text:p>0.000439830816683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00413440967682574">
                <text:p>0.0004134409676825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0038863450962162">
                <text:p>0.000388634509621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0365316439044323">
                <text:p>0.0003653164390443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00343397452701663">
                <text:p>0.0003433974527016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00322793605539564">
                <text:p>0.0003227936055395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0030342598920719">
                <text:p>0.000303425989207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00285220429854758">
                <text:p>0.0002852204298547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00268107204063473">
                <text:p>0.0002681072040634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00252020771819665">
                <text:p>0.0002520207718196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00236899525510485">
                <text:p>0.0002368995255104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00222685553979856">
                <text:p>0.0002226855539798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00209324420741064">
                <text:p>0.0002093244207410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001967649554966">
                <text:p>0.00019676495549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00184959058166804">
                <text:p>0.0001849590581668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00173861514676796">
                <text:p>0.0001738615146767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00163429823796188">
                <text:p>0.0001634298237961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00153624034368417">
                <text:p>0.0001536240343684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00144406592306312">
                <text:p>0.0001444065923063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00135742196767933">
                <text:p>0.0001357421967679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00127597664961857">
                <text:p>0.0001275976649618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00119941805064146">
                <text:p>0.0001199418050641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00112745296760297">
                <text:p>0.0001127452967602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00105980578954679">
                <text:p>0.0001059805789546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000996217442173985">
                <text:p>0.00009962174421739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000936444395643546">
                <text:p>0.00009364443956435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000880257731904933">
                <text:p>0.00008802577319049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000827442267990637">
                <text:p>0.00008274422679906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000777795731911199">
                <text:p>0.00007777957319111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000731127987996527">
                <text:p>0.00007311279879965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000687260308716736">
                <text:p>0.00006872603087167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000646024690193731">
                <text:p>0.00006460246901937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000607263208782108">
                <text:p>0.00006072632087821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000570827416255181">
                <text:p>0.00005708274162551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00053657777127987">
                <text:p>0.0000536577771279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000504383105003078">
                <text:p>0.00005043831050030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000474120118702893">
                <text:p>0.00004741201187028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00044567291158072">
                <text:p>0.0000445672911580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000418932536885877">
                <text:p>0.00004189325368858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000393796584672724">
                <text:p>0.00003937965846727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00370168789592361">
                <text:p>0.00003701687895923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000347958662216819">
                <text:p>0.00003479586622168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00032708114248381">
                <text:p>0.0000327081142483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000307456273934781">
                <text:p>0.00003074562739347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000289008897498694">
                <text:p>0.00002890088974986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000271668363648773">
                <text:p>0.00002716683636487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000255368261829846">
                <text:p>0.00002553682618298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000240046166120056">
                <text:p>0.00002400461661200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000225643396152852">
                <text:p>0.00002256433961528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000212104792383681">
                <text:p>0.00002121047923836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00019937850484066">
                <text:p>0.0000199378504840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000187415794550221">
                <text:p>0.0000187415794550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000176170846877207">
                <text:p>0.00001761708468772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000165600596064575">
                <text:p>0.00001656005960645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0001556645603007">
                <text:p>0.000015566456030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000146324686682658">
                <text:p>0.00001463246866826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000137545205481699">
                <text:p>0.00001375452054816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000129292493152797">
                <text:p>0.00001292924931527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000121534943563629">
                <text:p>0.00001215349435636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000114242846949811">
                <text:p>0.00001142428469498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000107388276132823">
                <text:p>0.00001073882761328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000100944979564853">
                <text:p>0.00001009449795648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0000948882807909622">
                <text:p>0.000009488828079096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0000891949839435044">
                <text:p>0.000008919498394350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0000838432849068942">
                <text:p>0.000008384328490689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0000788126878124805">
                <text:p>0.000007881268781248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0000740839265437317">
                <text:p>0.000007408392654373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0000696388909511078">
                <text:p>0.000006963889095110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0000654605574940413">
                <text:p>0.000006546055749404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0000615329240443989">
                <text:p>0.000006153292404439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0000578409486017349">
                <text:p>0.000005784094860173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0000543704916856308">
                <text:p>0.000005437049168563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000051108262184493">
                <text:p>0.00000511082621844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0000480417664534234">
                <text:p>0.000004804176645342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000045159260466218">
                <text:p>0.00000451592604662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000424497048382449">
                <text:p>0.000004244970483824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0000399027225479502">
                <text:p>0.000003990272254795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0000375085591950732">
                <text:p>0.000003750855919507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0000352580456433688">
                <text:p>0.000003525804564336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0000331425629047667">
                <text:p>0.00000331425629047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0000311540091304807">
                <text:p>0.000003115400913048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0000292847685826518">
                <text:p>0.000002928476858265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0000275276824676927">
                <text:p>0.000002752768246769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0000258760215196312">
                <text:p>0.000002587602151963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0000243234602284533">
                <text:p>0.000002432346022845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0000228640526147461">
                <text:p>0.000002286405261474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0000214922094578613">
                <text:p>0.000002149220945786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0000202026768903897">
                <text:p>0.000002020267689038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0000189905162769663">
                <text:p>0.000001899051627696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0000178510853003483">
                <text:p>0.000001785108530034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0000167800201823274">
                <text:p>0.000001678002018232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0000157732189713878">
                <text:p>0.000001577321897138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0000148268258331045">
                <text:p>0.000001482682583310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0000139372162831182">
                <text:p>0.000001393721628311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0000131009833061311">
                <text:p>0.000001310098330613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0000123149243077633">
                <text:p>0.000001231492430776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0000115760288492975">
                <text:p>0.000001157602884929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0000108814671183396">
                <text:p>0.000001088146711833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0000102285790912392">
                <text:p>0.000001022857909123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00000961486434576488">
                <text:p>0.0000009614864345764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00000903797248501899">
                <text:p>0.0000009037972485018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00000849569413591785">
                <text:p>0.0000008495694135917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00000798595248776278">
                <text:p>0.0000007985952487762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00000750679533849701">
                <text:p>0.0000007506795338497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00000705638761818719">
                <text:p>0.0000007056387618187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00000663300436109596">
                <text:p>0.0000006633004361095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0000062350240994302">
                <text:p>0.000000623502409943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00000586092265346439">
                <text:p>0.0000005860922653464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00000550926729425653">
                <text:p>0.0000005509267294256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00000517871125660114">
                <text:p>0.0000005178711256601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00000486798858120507">
                <text:p>0.0000004867988581205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00000457590926633276">
                <text:p>0.0000004575909266332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0000043013547103528">
                <text:p>0.000000430135471035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00000404327342773163">
                <text:p>0.0000004043273427731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00000380067702206773">
                <text:p>0.0000003800677022067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00000357263640074367">
                <text:p>0.0000003572636400743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00000335827821669905">
                <text:p>0.0000003358278216699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00000315678152369711">
                <text:p>0.0000003156781523697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00000296737463227528">
                <text:p>0.0000002967374632275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00000278933215433876">
                <text:p>0.0000002789332154338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00000262197222507844">
                <text:p>0.0000002621972225078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00000246465389157373">
                <text:p>0.0000002464653891573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00000231677465807931">
                <text:p>0.0000002316774658079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00000217776817859455">
                <text:p>0.0000002177768178594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00000204710208787888">
                <text:p>0.0000002047102087878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00000192427596260614">
                <text:p>0.0000001924275962606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00000180881940484977">
                <text:p>0.0000001808819404849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00000170029024055879">
                <text:p>0.0000001700290240558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00000159827282612526">
                <text:p>0.0000001598272826125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00000150237645655775">
                <text:p>0.0000001502376456557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00000141223386916428">
                <text:p>0.0000001412233869164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00000132749983701442">
                <text:p>0.0000001327499837014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00000124784984679356">
                <text:p>0.0000001247849846793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00000117297885598594">
                <text:p>0.0000001172978855985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00000110260012462679">
                <text:p>0.0000001102600124626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00000103644411714918">
                <text:p>0.0000001036444117149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00000097425747012023">
                <text:p>0.0000000974257470120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000000915802021913016">
                <text:p>0.00000009158020219130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000000860853900598235">
                <text:p>0.00000008608539005982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000000809202666562341">
                <text:p>0.00000008092026665623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000000760650506568601">
                <text:p>0.00000007606505065686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000000715011476174485">
                <text:p>0.00000007150114761744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000000672110787604016">
                <text:p>0.00000006721107876040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000000631784140347775">
                <text:p>0.00000006317841403477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000000593877091926908">
                <text:p>0.00000005938770919269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000000558244466411294">
                <text:p>0.00000005582444664112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000000524749798426616">
                <text:p>0.00000005247497984266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000000493264810521019">
                <text:p>0.00000004932648105210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000000463668921889758">
                <text:p>0.00000004636689218897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000000435848786576373">
                <text:p>0.00000004358487865763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00000040969785938179">
                <text:p>0.0000000409697859381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000000385115987818883">
                <text:p>0.00000003851159878188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00000036200902854975">
                <text:p>0.0000000362009028549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000000340288486836765">
                <text:p>0.00000003402884868367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000000319871177626559">
                <text:p>0.00000003198711776265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000000300678906968965">
                <text:p>0.00000003006789069689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000000282638172550828">
                <text:p>0.00000002826381725508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000000265679882197778">
                <text:p>0.00000002656798821977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000000249739089265911">
                <text:p>0.00000002497390892659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000000234754743909957">
                <text:p>0.00000002347547439099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000000220669459275359">
                <text:p>0.00000002206694592753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000000207429291718838">
                <text:p>0.00000002074292917188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000000194983534215707">
                <text:p>0.00000001949835342157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000000183284522162765">
                <text:p>0.00000001832845221627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000000172287450832999">
                <text:p>0.00000001722874508329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000000161950203783019">
                <text:p>0.00000001619502037830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000000152233191556038">
                <text:p>0.00000001522331915560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000000143099200062676">
                <text:p>0.00000001430992000626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000000134513248058915">
                <text:p>0.00000001345132480589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00000012644245317538">
                <text:p>0.0000000126442453175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000000118855905984857">
                <text:p>0.00000001188559059848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000000111724551625766">
                <text:p>0.00000001117245516257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00000010502107852822">
                <text:p>0.0000000105021078528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0000000987198138165268">
                <text:p>0.000000009871981381652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0000000927966249875352">
                <text:p>0.000000009279662498753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000000872288274882831">
                <text:p>0.000000008722882748828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0000000819950978389861">
                <text:p>0.000000008199509783898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0000000770753919686469">
                <text:p>0.0000000077075391968646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0000000724508684505281">
                <text:p>0.000000007245086845052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0000000681038163434964">
                <text:p>0.000000006810381634349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0000000640175873628866">
                <text:p>0.000000006401758736288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0000000601765321211134">
                <text:p>0.000000006017653212111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0000000565659401938466">
                <text:p>0.000000005656594019384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0000000531719837822158">
                <text:p>0.000000005317198378221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0000000499816647552829">
                <text:p>0.000000004998166475528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0000000469827648699659">
                <text:p>0.000000004698276486996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0000000441637989777679">
                <text:p>0.000000004416379897776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0000000415139710391019">
                <text:p>0.000000004151397103910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0000000390231327767558">
                <text:p>0.000000003902313277675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0000000366817448101504">
                <text:p>0.000000003668174481015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0000000344808401215414">
                <text:p>0.000000003448084012154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0000000324119897142489">
                <text:p>0.000000003241198971424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000000030467270331394">
                <text:p>0.00000000304672703313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0000000286392341115103">
                <text:p>0.000000002863923411151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0000000269208800648197">
                <text:p>0.000000002692088006481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0000000253056272609305">
                <text:p>0.000000002530562726093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0000000237872896252747">
                <text:p>0.000000002378728962527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0000000223600522477582">
                <text:p>0.000000002236005224775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0000000210184491128927">
                <text:p>0.000000002101844911289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0000000197573421661192">
                <text:p>0.000000001975734216611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000000018571901636152">
                <text:p>0.00000000185719016361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0000000174575875379829">
                <text:p>0.000000001745758753798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0000000164101322857039">
                <text:p>0.000000001641013228570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0000000154255243485617">
                <text:p>0.000000001542552434856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000000014499992887648">
                <text:p>0.00000000144999928876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0000000136299933143891">
                <text:p>0.000000001362999331438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0000000128121937155258">
                <text:p>0.000000001281219371552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0000000120434620925942">
                <text:p>0.000000001204346209259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0000000113208543670386">
                <text:p>0.000000001132085436703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0000000106416031050162">
                <text:p>0.000000001064160310501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0000000100031069187153">
                <text:p>0.000000001000310691871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00000000940292050359236">
                <text:p>0.0000000009402920503592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00000000883874527337682">
                <text:p>0.0000000008838745273376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00000000830842055697421">
                <text:p>0.0000000008308420556974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00000000780991532355576">
                <text:p>0.00000000078099153235557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00000000734132040414241">
                <text:p>0.0000000007341320404142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00000000690084117989386">
                <text:p>0.0000000006900841179893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00000000648679070910023">
                <text:p>0.0000000006486790709100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00000000609758326655422">
                <text:p>0.0000000006097583266554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00000000573172827056097">
                <text:p>0.0000000005731728270560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00000000538782457432731">
                <text:p>0.0000000005387824574327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00000000506455509986767">
                <text:p>0.0000000005064555099867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00000000476068179387561">
                <text:p>0.00000000047606817938756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00000000447504088624307">
                <text:p>0.0000000004475040886243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00000000420653843306849">
                <text:p>0.0000000004206538433068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00000000395414612708438">
                <text:p>0.0000000003954146127084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00000000371689735945932">
                <text:p>0.0000000003716897359459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00000000349388351789176">
                <text:p>0.0000000003493883517891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00000000328425050681825">
                <text:p>0.0000000003284250506818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00000000308719547640916">
                <text:p>0.0000000003087195476409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00000000290196374782461">
                <text:p>0.00000000029019637478246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00000000272784592295513">
                <text:p>0.0000000002727845922955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00000000256417516757782">
                <text:p>0.0000000002564175167577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00000000241032465752315">
                <text:p>0.0000000002410324657523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00000000226570517807176">
                <text:p>0.0000000002265705178071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00000000212976286738746">
                <text:p>0.0000000002129762867387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00000000200197709534421">
                <text:p>0.0000000002001977095344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00000000188185846962356">
                <text:p>0.0000000001881858469623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00000000176894696144615">
                <text:p>0.0000000001768946961446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00000000166281014375938">
                <text:p>0.0000000001662810143759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00000000156304153513381">
                <text:p>0.0000000001563041535133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00000000146925904302579">
                <text:p>0.0000000001469259043025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00000000138110350044424">
                <text:p>0.0000000001381103500444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00000000129823729041758">
                <text:p>0.0000000001298237290417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00000000122034305299253">
                <text:p>0.0000000001220343052992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00000000114712246981298">
                <text:p>0.0000000001147122469812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0000000010782951216242">
                <text:p>0.000000000107829512162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00000000101359741432675">
                <text:p>0.0000000001013597414326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000000000952781569467142">
                <text:p>0.00000000009527815694671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000000000895614675299114">
                <text:p>0.00000000008956146752991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000000000841877794781167">
                <text:p>0.00000000008418777947811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000000000791365127094297">
                <text:p>0.00000000007913651270942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000000000743883219468639">
                <text:p>0.00000000007438832194686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000000000699250226300521">
                <text:p>0.00000000006992502263005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000000000657295212722489">
                <text:p>0.00000000006572952127224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00000000061785749995914">
                <text:p>0.0000000000617857499959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000000000580786049961592">
                <text:p>0.00000000005807860499615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000000000545938886963896">
                <text:p>0.00000000005459388869638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000000000513182553746062">
                <text:p>0.000000000051318255374606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000000000482391600521299">
                <text:p>0.00000000004823916005212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000000000453448104490021">
                <text:p>0.00000000004534481044900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00000000042624121822062">
                <text:p>0.0000000000426241218220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000000000400666745127382">
                <text:p>0.00000000004006667451273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000000000376626740419739">
                <text:p>0.00000000003766267404197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000000000354029135994555">
                <text:p>0.00000000003540291359945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000000000332787387834882">
                <text:p>0.00000000003327873878348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000000000312820144564789">
                <text:p>0.00000000003128201445647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000000000294050935890901">
                <text:p>0.00000000002940509358909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000000000276407879737447">
                <text:p>0.00000000002764078797374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000000000259823406953201">
                <text:p>0.00000000002598234069532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000000000244234002536009">
                <text:p>0.00000000002442340025360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000000000229579962383848">
                <text:p>0.00000000002295799623838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000000000215805164640817">
                <text:p>0.00000000002158051646408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15">
      <number:number number:decimal-places="5" loext:min-decimal-places="5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115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41cm" svg:height="8.998cm" xlink:href=".." xlink:type="simple" chart:class="chart:scatter" chart:style-name="ch1">
        <chart:title svg:x="6.825cm" svg:y="0.315cm" chart:style-name="ch2">
          <text:p>Death Rate</text:p>
        </chart:title>
        <chart:plot-area chart:style-name="ch3" table:cell-range-address="Generic.A4:Generic.A403 Generic.F4:Generic.F403" svg:x="0.32cm" svg:y="1.273cm" svg:width="15.401cm" svg:height="7.546cm">
          <chartooo:coordinate-region svg:x="1.788cm" svg:y="1.472cm" svg:width="13.654cm" svg:height="6.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eneric.F4:Generic.F403" chart:class="chart:scatter">
            <chart:domain table:cell-range-address="Generic.A4:Generic.A403"/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eneric.A4:Generic.A403</svg:desc>
                </draw:g>
              </table:table-cell>
              <table:table-cell office:value-type="float" office:value="0.2">
                <text:p>0.2</text:p>
                <draw:g>
                  <svg:desc>Generic.F4:Generic.F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3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41cm" svg:height="8.998cm" xlink:href=".." xlink:type="simple" chart:class="chart:scatter" chart:style-name="ch1">
        <chart:title svg:x="6.746cm" svg:y="0.315cm" chart:style-name="ch2">
          <text:p>Total Cases</text:p>
        </chart:title>
        <chart:plot-area chart:style-name="ch3" table:cell-range-address="Generic.A4:Generic.B103" svg:x="0.32cm" svg:y="1.273cm" svg:width="15.401cm" svg:height="7.546cm">
          <chartooo:coordinate-region svg:x="1.788cm" svg:y="1.472cm" svg:width="13.654cm" svg:height="6.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eneric.B4:Generic.B103" chart:class="chart:scatter">
            <chart:domain table:cell-range-address="Generic.A4:Generic.A103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eneric.A4:Generic.A103</svg:desc>
                </draw:g>
              </table:table-cell>
              <table:table-cell office:value-type="float" office:value="1">
                <text:p>1</text:p>
                <draw:g>
                  <svg:desc>Generic.B4:Generic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882999852833">
                <text:p>1.8882999852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46503420026833">
                <text:p>3.46503420026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18474590219509">
                <text:p>6.18474590219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7478989994326">
                <text:p>10.74789899943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.2019880332233">
                <text:p>18.2019880332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0.0683508716391">
                <text:p>30.0683508716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8.4945676762837">
                <text:p>48.4945676762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6.4294843582653">
                <text:p>76.4294843582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7.814475879536">
                <text:p>117.8144758795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7.780900045463">
                <text:p>177.7809000454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62.840242187533">
                <text:p>262.840242187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81.050732643654">
                <text:p>381.050732643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42.142729357921">
                <text:p>542.142729357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57.585286879383">
                <text:p>757.585286879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40.57828688498">
                <text:p>1040.57828688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05.95825904853">
                <text:p>1405.95825904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70.01130822261">
                <text:p>1870.011308222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450.19290718004">
                <text:p>2450.19290718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164.76109023756">
                <text:p>3164.76109023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032.3361093182">
                <text:p>4032.3361093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071.40524105415">
                <text:p>5071.405241054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299.79562799452">
                <text:p>6299.79562799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734.14044172571">
                <text:p>7734.140441725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389.36412065565">
                <text:p>9389.364120655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278.2110173964">
                <text:p>11278.2110173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410.838727535">
                <text:p>13410.8387275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794.4930349913">
                <text:p>15794.4930349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433.2762495222">
                <text:p>18433.2762495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328.0152013361">
                <text:p>21328.01520133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4476.229739708">
                <text:p>24476.2297397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7872.1976331933">
                <text:p>27872.19763319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1507.1075729408">
                <text:p>31507.10757294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369.2887198445">
                <text:p>35369.2887198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9444.5029926062">
                <text:p>39444.50299260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3716.285059946">
                <text:p>43716.2850599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8166.3146974386">
                <text:p>48166.31469743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2774.8066679011">
                <text:p>52774.80666790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7520.9044234688">
                <text:p>57520.90442346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2383.0655350554">
                <text:p>62383.06553505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7339.4286617633">
                <text:p>67339.42866176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2368.1539248076">
                <text:p>72368.15392480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7447.7306158853">
                <text:p>77447.73061588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2557.2481432537">
                <text:p>82557.24814325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7676.6279220588">
                <text:p>87676.6279220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2786.8154966931">
                <text:p>92786.81549669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7869.9335134262">
                <text:p>97869.93351342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2909.397231951">
                <text:p>102909.3972319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7889.995080902">
                <text:p>107889.9950809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2797.937342188">
                <text:p>112797.937342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7620.876417034">
                <text:p>117620.8764170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22347.902312207">
                <text:p>122347.9023122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6969.517018902">
                <text:p>126969.5170189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31477.591369786">
                <text:p>131477.5913697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35865.307780534">
                <text:p>135865.3077805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0127.092036793">
                <text:p>140127.0920367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4258.536998589">
                <text:p>144258.536998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8256.320780863">
                <text:p>148256.3207808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52118.121646647">
                <text:p>152118.1216466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55842.531530646">
                <text:p>155842.5315306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59428.969804965">
                <text:p>159428.9698049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62877.59861195">
                <text:p>162877.598611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66189.24082603">
                <text:p>166189.240826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69365.301469523">
                <text:p>169365.3014695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72407.693197722">
                <text:p>172407.6931977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75318.766286016">
                <text:p>175318.7662860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78101.243395443">
                <text:p>178101.2433954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80758.159261412">
                <text:p>180758.1592614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83292.805341304">
                <text:p>183292.8053413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85708.679368292">
                <text:p>185708.6793682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88009.439688574">
                <text:p>188009.4396885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90198.864205206">
                <text:p>190198.8642052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92280.813711536">
                <text:p>192280.813711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94259.199368967">
                <text:p>194259.1993689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96137.954065405">
                <text:p>196137.9540654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97921.007380669">
                <text:p>197921.0073806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99612.263881763">
                <text:p>199612.2638817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01215.584472912">
                <text:p>201215.5844729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02734.770531505">
                <text:p>202734.770531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04173.550570482">
                <text:p>204173.5505704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05535.569179515">
                <text:p>205535.5691795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06824.378010767">
                <text:p>206824.3780107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08043.428589477">
                <text:p>208043.4285894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09196.066744727">
                <text:p>209196.0667447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10285.528470954">
                <text:p>210285.5284709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11314.937045966">
                <text:p>211314.9370459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12287.301245967">
                <text:p>212287.3012459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13205.514512391">
                <text:p>213205.5145123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14072.35493896">
                <text:p>214072.354938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14890.485960213">
                <text:p>214890.4859602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15662.457634885">
                <text:p>215662.4576348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16390.708428709">
                <text:p>216390.7084287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17077.567411669">
                <text:p>217077.5674116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17725.256794288">
                <text:p>217725.2567942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18335.894736364">
                <text:p>218335.8947363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18911.49836955">
                <text:p>218911.498369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19453.986982469">
                <text:p>219453.9869824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19965.185323646">
                <text:p>219965.1853236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20446.826983473">
                <text:p>220446.8269834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20900.557821738">
                <text:p>220900.557821738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94cm" svg:y="0.316cm" chart:style-name="ch2">
          <text:p>Active Cases</text:p>
        </chart:title>
        <chart:plot-area chart:style-name="ch3" table:cell-range-address="'Statsfolio Data'.A2:'Statsfolio Data'.A104 'Statsfolio Data'.AR2:'Statsfolio Data'.AR104" svg:x="0.32cm" svg:y="1.275cm" svg:width="15.36cm" svg:height="7.545cm">
          <chartooo:coordinate-region svg:x="1.497cm" svg:y="1.474cm" svg:width="13.71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atsfolio Data'.AR2:'Statsfolio Data'.AR104" chart:class="chart:scatter">
            <chart:domain table:cell-range-address="'Statsfolio Data'.A2:'Statsfolio Data'.A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tsfolio Data'.A2:'Statsfolio Data'.A104</svg:desc>
                </draw:g>
              </table:table-cell>
              <table:table-cell office:value-type="float" office:value="2">
                <text:p>2</text:p>
                <draw:g>
                  <svg:desc>'Statsfolio Data'.AR2:'Statsfolio Data'.AR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985">
                <text:p>7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794">
                <text:p>87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590">
                <text:p>105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590">
                <text:p>105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955">
                <text:p>149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7750">
                <text:p>177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0603">
                <text:p>20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3073">
                <text:p>230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6062">
                <text:p>260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8710">
                <text:p>287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3190">
                <text:p>331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8549">
                <text:p>385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2681">
                <text:p>42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6638">
                <text:p>466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0826">
                <text:p>508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030">
                <text:p>540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7521">
                <text:p>575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2013">
                <text:p>620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6414">
                <text:p>664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0065">
                <text:p>700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3880">
                <text:p>738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5528">
                <text:p>755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7635">
                <text:p>776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0572">
                <text:p>805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3049">
                <text:p>830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5388">
                <text:p>853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8274">
                <text:p>88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1246">
                <text:p>912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3187">
                <text:p>931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4067">
                <text:p>94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5262">
                <text:p>952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6877">
                <text:p>968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8273">
                <text:p>982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0269">
                <text:p>1002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2253">
                <text:p>1022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3616">
                <text:p>1036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4291">
                <text:p>1042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5418">
                <text:p>1054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6607">
                <text:p>1066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6962">
                <text:p>106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7771">
                <text:p>1077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8257">
                <text:p>1082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8237">
                <text:p>1082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7709">
                <text:p>107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7699">
                <text:p>107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6848">
                <text:p>1068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6527">
                <text:p>1065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5847">
                <text:p>1058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06103">
                <text:p>1061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5813">
                <text:p>1058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5205">
                <text:p>1052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4657">
                <text:p>1046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1551">
                <text:p>1015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0943">
                <text:p>1009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0704">
                <text:p>1007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0179">
                <text:p>1001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9980">
                <text:p>999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8467">
                <text:p>984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1528">
                <text:p>91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9624">
                <text:p>896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6cm" chart:style-name="ch2">
          <text:p>Confirmed Cases</text:p>
        </chart:title>
        <chart:plot-area chart:style-name="ch3" table:cell-range-address="'Statsfolio Data'.A2:'Statsfolio Data'.A104 'Statsfolio Data'.H2:'Statsfolio Data'.H104" svg:x="1.331cm" svg:y="1.275cm" svg:width="14.349cm" svg:height="6.564cm">
          <chartooo:coordinate-region svg:x="2.693cm" svg:y="1.474cm" svg:width="12.707cm" svg:height="5.718cm"/>
          <chart:axis chart:dimension="x" chart:name="primary-x" chart:style-name="ch4">
            <chart:title svg:x="8.13cm" svg:y="8.019cm" chart:style-name="ch5">
              <text:p>date</text:p>
            </chart:title>
          </chart:axis>
          <chart:axis chart:dimension="y" chart:name="primary-y" chart:style-name="ch4">
            <chart:title svg:x="0.451cm" svg:y="5.831cm" chart:style-name="ch6">
              <text:p>Number of cases</text:p>
            </chart:title>
            <chart:grid chart:style-name="ch7" chart:class="major"/>
          </chart:axis>
          <chart:series chart:style-name="ch8" chart:values-cell-range-address="'Statsfolio Data'.H2:'Statsfolio Data'.H104" chart:class="chart:scatter">
            <chart:domain table:cell-range-address="'Statsfolio Data'.A2:'Statsfolio Data'.A104"/>
            <chart:data-point chart:repeated="1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tsfolio Data'.A2:'Statsfolio Data'.A104</svg:desc>
                </draw:g>
              </table:table-cell>
              <table:table-cell office:value-type="float" office:value="2">
                <text:p>2</text:p>
                <draw:g>
                  <svg:desc>'Statsfolio Data'.H2:'Statsfolio Data'.H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375">
                <text:p>7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172">
                <text:p>9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149">
                <text:p>101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2462">
                <text:p>124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462">
                <text:p>124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7660">
                <text:p>176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157">
                <text:p>211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4747">
                <text:p>247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7980">
                <text:p>279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1506">
                <text:p>315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5713">
                <text:p>357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1035">
                <text:p>410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7021">
                <text:p>470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3578">
                <text:p>53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9138">
                <text:p>591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3927">
                <text:p>63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9176">
                <text:p>691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4386">
                <text:p>74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0589">
                <text:p>805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6498">
                <text:p>864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2472">
                <text:p>924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7689">
                <text:p>976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1739">
                <text:p>1017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5792">
                <text:p>1057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0574">
                <text:p>1105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5242">
                <text:p>1152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9827">
                <text:p>1198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24632">
                <text:p>1246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28948">
                <text:p>128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32547">
                <text:p>1325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5586">
                <text:p>1355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9422">
                <text:p>1394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3626">
                <text:p>1436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7577">
                <text:p>1475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52271">
                <text:p>1522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56363">
                <text:p>1563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59516">
                <text:p>1595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62488">
                <text:p>1624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65155">
                <text:p>165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68941">
                <text:p>168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72434">
                <text:p>172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75925">
                <text:p>1759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78972">
                <text:p>1789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81228">
                <text:p>1812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83957">
                <text:p>1839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87327">
                <text:p>1873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89973">
                <text:p>1899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92994">
                <text:p>1929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95351">
                <text:p>1953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97675">
                <text:p>1976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99414">
                <text:p>1994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01505">
                <text:p>2015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03591">
                <text:p>2035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05463">
                <text:p>2054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07428">
                <text:p>2074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09328">
                <text:p>2093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10717">
                <text:p>2107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11938">
                <text:p>2119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13013">
                <text:p>2130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14457">
                <text:p>2144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15858">
                <text:p>2158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94cm" svg:y="0.316cm" chart:style-name="ch2">
          <text:p>Active Cases</text:p>
        </chart:title>
        <chart:plot-area chart:style-name="ch3" table:cell-range-address="'Statsfolio Data'.A2:'Statsfolio Data'.A104 'Statsfolio Data'.AR2:'Statsfolio Data'.AR104" svg:x="0.32cm" svg:y="1.275cm" svg:width="15.36cm" svg:height="7.545cm">
          <chartooo:coordinate-region svg:x="1.497cm" svg:y="1.474cm" svg:width="13.71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atsfolio Data'.AR2:'Statsfolio Data'.AR104" chart:class="chart:scatter">
            <chart:domain table:cell-range-address="'Statsfolio Data'.A2:'Statsfolio Data'.A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tsfolio Data'.A2:'Statsfolio Data'.A104</svg:desc>
                </draw:g>
              </table:table-cell>
              <table:table-cell office:value-type="float" office:value="2">
                <text:p>2</text:p>
                <draw:g>
                  <svg:desc>'Statsfolio Data'.AR2:'Statsfolio Data'.AR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985">
                <text:p>7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794">
                <text:p>87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590">
                <text:p>105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590">
                <text:p>105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955">
                <text:p>149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7750">
                <text:p>177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0603">
                <text:p>20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3073">
                <text:p>230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6062">
                <text:p>260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8710">
                <text:p>287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3190">
                <text:p>331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8549">
                <text:p>385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2681">
                <text:p>42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6638">
                <text:p>466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0826">
                <text:p>508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030">
                <text:p>540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7521">
                <text:p>575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2013">
                <text:p>620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6414">
                <text:p>664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0065">
                <text:p>700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3880">
                <text:p>738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5528">
                <text:p>755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7635">
                <text:p>776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0572">
                <text:p>805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3049">
                <text:p>830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5388">
                <text:p>853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8274">
                <text:p>88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1246">
                <text:p>912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3187">
                <text:p>931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4067">
                <text:p>94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5262">
                <text:p>952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6877">
                <text:p>968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8273">
                <text:p>982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0269">
                <text:p>1002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2253">
                <text:p>1022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3616">
                <text:p>1036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4291">
                <text:p>1042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5418">
                <text:p>1054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6607">
                <text:p>1066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6962">
                <text:p>106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7771">
                <text:p>1077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8257">
                <text:p>1082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8237">
                <text:p>1082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7709">
                <text:p>107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7699">
                <text:p>107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6848">
                <text:p>1068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6527">
                <text:p>1065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5847">
                <text:p>1058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06103">
                <text:p>1061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5813">
                <text:p>1058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5205">
                <text:p>1052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4657">
                <text:p>1046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1551">
                <text:p>1015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0943">
                <text:p>1009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0704">
                <text:p>1007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0179">
                <text:p>1001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9980">
                <text:p>999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8467">
                <text:p>984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1528">
                <text:p>91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9624">
                <text:p>896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16cm" svg:y="0.316cm" chart:style-name="ch2">
          <text:p>Deaths</text:p>
        </chart:title>
        <chart:plot-area chart:style-name="ch3" table:cell-range-address="'Statsfolio Data'.A2:'Statsfolio Data'.A104 'Statsfolio Data'.S2:'Statsfolio Data'.S104" svg:x="0.32cm" svg:y="1.275cm" svg:width="15.36cm" svg:height="7.545cm">
          <chartooo:coordinate-region svg:x="1.497cm" svg:y="1.474cm" svg:width="13.90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atsfolio Data'.S2:'Statsfolio Data'.S104" chart:class="chart:scatter">
            <chart:domain table:cell-range-address="'Statsfolio Data'.A2:'Statsfolio Data'.A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tsfolio Data'.A2:'Statsfolio Data'.A104</svg:desc>
                </draw:g>
              </table:table-cell>
              <table:table-cell office:value-type="float" office:value="0">
                <text:p>0</text:p>
                <draw:g>
                  <svg:desc>'Statsfolio Data'.S2:'Statsfolio Data'.S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820">
                <text:p>68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503">
                <text:p>75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215">
                <text:p>8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134">
                <text:p>91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023">
                <text:p>100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779">
                <text:p>107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591">
                <text:p>115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2428">
                <text:p>124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3155">
                <text:p>13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915">
                <text:p>139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4681">
                <text:p>146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5362">
                <text:p>153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5887">
                <text:p>158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6523">
                <text:p>165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7127">
                <text:p>171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7669">
                <text:p>176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8849">
                <text:p>188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9468">
                <text:p>194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9899">
                <text:p>198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0465">
                <text:p>204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1067">
                <text:p>210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1645">
                <text:p>216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2170">
                <text:p>221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2745">
                <text:p>227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3227">
                <text:p>232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3660">
                <text:p>236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4648">
                <text:p>24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5085">
                <text:p>250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5549">
                <text:p>255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5969">
                <text:p>259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6384">
                <text:p>26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6644">
                <text:p>266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6977">
                <text:p>269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7359">
                <text:p>273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7682">
                <text:p>276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8236">
                <text:p>282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8710">
                <text:p>287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8884">
                <text:p>288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9079">
                <text:p>290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9315">
                <text:p>293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9684">
                <text:p>296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9958">
                <text:p>299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85cm" svg:y="0.316cm" chart:style-name="ch2">
          <text:p>Death rate</text:p>
        </chart:title>
        <chart:plot-area chart:style-name="ch3" table:cell-range-address="'Statsfolio Data'.A2:'Statsfolio Data'.A104 'Statsfolio Data'.AS2:'Statsfolio Data'.AS104" svg:x="0.32cm" svg:y="1.275cm" svg:width="15.36cm" svg:height="7.545cm">
          <chartooo:coordinate-region svg:x="1.047cm" svg:y="1.475cm" svg:width="14.353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atsfolio Data'.AS2:'Statsfolio Data'.AS104" chart:class="chart:scatter">
            <chart:domain table:cell-range-address="'Statsfolio Data'.A2:'Statsfolio Data'.A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tsfolio Data'.A2:'Statsfolio Data'.A104</svg:desc>
                </draw:g>
              </table:table-cell>
              <table:table-cell office:value-type="float" office:value="0">
                <text:p>0</text:p>
                <draw:g>
                  <svg:desc>'Statsfolio Data'.AS2:'Statsfolio Data'.AS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74193548387097">
                <text:p>0.2741935483870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13432835820896">
                <text:p>0.313432835820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86666666666667">
                <text:p>0.38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90598290598291">
                <text:p>0.2905982905982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58706467661692">
                <text:p>0.2587064676616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30543933054393">
                <text:p>0.3305439330543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79373368146214">
                <text:p>0.2793733681462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63345195729537">
                <text:p>0.2633451957295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73611111111111">
                <text:p>0.2736111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8345498783455">
                <text:p>0.283454987834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70445344129555">
                <text:p>0.370445344129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390058972198821">
                <text:p>0.3900589721988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65682656826568">
                <text:p>0.4656826568265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41773504273504">
                <text:p>0.4417735042735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41773504273504">
                <text:p>0.4417735042735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68022181146026">
                <text:p>0.4680221811460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22952744349868">
                <text:p>0.4229527443498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36534749034749">
                <text:p>0.436534749034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39779906256369">
                <text:p>0.4397799062563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59772226304188">
                <text:p>0.459772226304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25246323004427">
                <text:p>0.4252463230044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34034416826004">
                <text:p>0.4340344168260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75920679886686">
                <text:p>0.4759206798866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4278241717904">
                <text:p>0.442782417179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3808">
                <text:p>0.438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63857720784673">
                <text:p>0.4638577207846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50283903340816">
                <text:p>0.4502839033408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44885858286392">
                <text:p>0.4448858582863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4223729543497">
                <text:p>0.442237295434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54789882493527">
                <text:p>0.4547898824935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47315571026911">
                <text:p>0.4473155710269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5272796001512">
                <text:p>0.452727960015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42218915722407">
                <text:p>0.4422189157224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41382249529424">
                <text:p>0.4413822495294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38470768615426">
                <text:p>0.4384707686154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32236821669307">
                <text:p>0.4322368216693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26289961961729">
                <text:p>0.4262899619617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22520490676055">
                <text:p>0.422520490676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21383480982441">
                <text:p>0.4213834809824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19791666666667">
                <text:p>0.419791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12509935210386">
                <text:p>0.4125099352103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00113224637681">
                <text:p>0.4001132246376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391003016107296">
                <text:p>0.3910030161072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382301638812267">
                <text:p>0.3823016388122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74370216530133">
                <text:p>0.3743702165301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367750877841434">
                <text:p>0.3677508778414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366100178890877">
                <text:p>0.3661001788908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36199460453288">
                <text:p>0.361994604532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362338249326213">
                <text:p>0.3623382493262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355664645297911">
                <text:p>0.3556646452979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34740041544477">
                <text:p>0.347400415444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340801713765883">
                <text:p>0.3408017137658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334582478964859">
                <text:p>0.3345824789648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330369497609294">
                <text:p>0.3303694976092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323260937991816">
                <text:p>0.323260937991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315027377304466">
                <text:p>0.3150273773044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307356390977444">
                <text:p>0.307356390977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300334231556548">
                <text:p>0.3003342315565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294780121558813">
                <text:p>0.2947801215588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290962302887345">
                <text:p>0.2909623028873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288212732769949">
                <text:p>0.2882127327699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284101765316719">
                <text:p>0.2841017653167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79802696747326">
                <text:p>0.2798026967473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269141196396951">
                <text:p>0.2691411963969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265164107620792">
                <text:p>0.2651641076207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264306230667256">
                <text:p>0.26430623066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261303805026326">
                <text:p>0.261303805026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259731327819361">
                <text:p>0.2597313278193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25592338449182">
                <text:p>0.255923384491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24147272002538">
                <text:p>0.241472720025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237321165454632">
                <text:p>0.2373211654546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85cm" svg:y="0.316cm" chart:style-name="ch2">
          <text:p>Death rate</text:p>
        </chart:title>
        <chart:plot-area chart:style-name="ch3" table:cell-range-address="'Statsfolio Data'.A2:'Statsfolio Data'.A104 'Statsfolio Data'.AS2:'Statsfolio Data'.AS104" svg:x="0.32cm" svg:y="1.275cm" svg:width="15.36cm" svg:height="7.545cm">
          <chartooo:coordinate-region svg:x="1.047cm" svg:y="1.475cm" svg:width="14.353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atsfolio Data'.AS2:'Statsfolio Data'.AS104" chart:class="chart:scatter">
            <chart:domain table:cell-range-address="'Statsfolio Data'.A2:'Statsfolio Data'.A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tsfolio Data'.A2:'Statsfolio Data'.A104</svg:desc>
                </draw:g>
              </table:table-cell>
              <table:table-cell office:value-type="float" office:value="0">
                <text:p>0</text:p>
                <draw:g>
                  <svg:desc>'Statsfolio Data'.AS2:'Statsfolio Data'.AS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74193548387097">
                <text:p>0.2741935483870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13432835820896">
                <text:p>0.313432835820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86666666666667">
                <text:p>0.38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90598290598291">
                <text:p>0.2905982905982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58706467661692">
                <text:p>0.2587064676616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30543933054393">
                <text:p>0.3305439330543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79373368146214">
                <text:p>0.2793733681462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63345195729537">
                <text:p>0.2633451957295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73611111111111">
                <text:p>0.2736111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8345498783455">
                <text:p>0.283454987834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70445344129555">
                <text:p>0.370445344129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390058972198821">
                <text:p>0.3900589721988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65682656826568">
                <text:p>0.4656826568265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41773504273504">
                <text:p>0.4417735042735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41773504273504">
                <text:p>0.4417735042735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68022181146026">
                <text:p>0.4680221811460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22952744349868">
                <text:p>0.4229527443498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36534749034749">
                <text:p>0.436534749034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39779906256369">
                <text:p>0.4397799062563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59772226304188">
                <text:p>0.459772226304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25246323004427">
                <text:p>0.4252463230044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34034416826004">
                <text:p>0.4340344168260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75920679886686">
                <text:p>0.4759206798866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4278241717904">
                <text:p>0.442782417179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3808">
                <text:p>0.438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63857720784673">
                <text:p>0.4638577207846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50283903340816">
                <text:p>0.4502839033408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44885858286392">
                <text:p>0.4448858582863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4223729543497">
                <text:p>0.442237295434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54789882493527">
                <text:p>0.4547898824935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47315571026911">
                <text:p>0.4473155710269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5272796001512">
                <text:p>0.452727960015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42218915722407">
                <text:p>0.4422189157224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41382249529424">
                <text:p>0.4413822495294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38470768615426">
                <text:p>0.4384707686154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32236821669307">
                <text:p>0.4322368216693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26289961961729">
                <text:p>0.4262899619617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22520490676055">
                <text:p>0.422520490676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21383480982441">
                <text:p>0.4213834809824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19791666666667">
                <text:p>0.419791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12509935210386">
                <text:p>0.4125099352103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00113224637681">
                <text:p>0.4001132246376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391003016107296">
                <text:p>0.3910030161072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382301638812267">
                <text:p>0.3823016388122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74370216530133">
                <text:p>0.3743702165301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367750877841434">
                <text:p>0.3677508778414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366100178890877">
                <text:p>0.3661001788908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36199460453288">
                <text:p>0.361994604532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362338249326213">
                <text:p>0.3623382493262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355664645297911">
                <text:p>0.3556646452979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34740041544477">
                <text:p>0.347400415444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340801713765883">
                <text:p>0.3408017137658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334582478964859">
                <text:p>0.3345824789648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330369497609294">
                <text:p>0.3303694976092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323260937991816">
                <text:p>0.323260937991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315027377304466">
                <text:p>0.3150273773044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307356390977444">
                <text:p>0.307356390977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300334231556548">
                <text:p>0.3003342315565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294780121558813">
                <text:p>0.2947801215588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290962302887345">
                <text:p>0.2909623028873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288212732769949">
                <text:p>0.2882127327699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284101765316719">
                <text:p>0.2841017653167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79802696747326">
                <text:p>0.2798026967473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269141196396951">
                <text:p>0.2691411963969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265164107620792">
                <text:p>0.2651641076207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264306230667256">
                <text:p>0.26430623066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261303805026326">
                <text:p>0.261303805026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259731327819361">
                <text:p>0.2597313278193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25592338449182">
                <text:p>0.255923384491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24147272002538">
                <text:p>0.241472720025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237321165454632">
                <text:p>0.2373211654546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